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pd1">
      <style:table-cell-properties fo:background-color="#dee6ef"/>
    </style:style>
    <style:style style:name="ce1" style:family="table-cell" style:parent-style-name="pd1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ew15_calib_planar" table:style-name="ta1">
        <table:table-column table:style-name="co1" table:default-cell-style-name="pd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pd1" office:value-type="string" calcext:value-type="string">
            <text:p>b1</text:p>
          </table:table-cell>
          <table:table-cell table:style-name="pd1" office:value-type="string" calcext:value-type="string">
            <text:p>b2</text:p>
          </table:table-cell>
          <table:table-cell table:style-name="pd1" office:value-type="string" calcext:value-type="string">
            <text:p>b3</text:p>
          </table:table-cell>
          <table:table-cell table:style-name="pd1" office:value-type="string" calcext:value-type="string">
            <text:p>b4</text:p>
          </table:table-cell>
          <table:table-cell table:style-name="pd1" office:value-type="string" calcext:value-type="string">
            <text:p>b5</text:p>
          </table:table-cell>
          <table:table-cell table:style-name="pd1" office:value-type="string" calcext:value-type="string">
            <text:p>b10</text:p>
          </table:table-cell>
          <table:table-cell table:style-name="pd1" office:value-type="string" calcext:value-type="string">
            <text:p>b11</text:p>
          </table:table-cell>
          <table:table-cell table:style-name="pd1" office:value-type="string" calcext:value-type="string">
            <text:p>b12</text:p>
          </table:table-cell>
          <table:table-cell table:style-name="pd1" table:number-columns-repeated="2"/>
          <table:table-cell table:style-name="pd1" office:value-type="string" calcext:value-type="string">
            <text:p>b18</text:p>
          </table:table-cell>
          <table:table-cell table:style-name="pd1" office:value-type="string" calcext:value-type="string">
            <text:p>b19</text:p>
          </table:table-cell>
          <table:table-cell office:value-type="string" calcext:value-type="string">
            <text:p>true photopeak</text:p>
          </table:table-cell>
        </table:table-row>
        <table:table-row table:style-name="ro1">
          <table:table-cell table:style-name="Default"/>
          <table:table-cell table:style-name="pd1" office:value-type="string" calcext:value-type="string">
            <text:p>all</text:p>
          </table:table-cell>
          <table:table-cell table:style-name="pd1" office:value-type="string" calcext:value-type="string">
            <text:p>primary</text:p>
          </table:table-cell>
          <table:table-cell table:style-name="pd1" office:value-type="string" calcext:value-type="string">
            <text:p>penetrate</text:p>
          </table:table-cell>
          <table:table-cell table:style-name="pd1" office:value-type="string" calcext:value-type="string">
            <text:p>scatter</text:p>
          </table:table-cell>
          <table:table-cell table:style-name="pd1" office:value-type="string" calcext:value-type="string">
            <text:p>X-rays</text:p>
          </table:table-cell>
          <table:table-cell table:style-name="pd1" office:value-type="string" calcext:value-type="string">
            <text:p>bs_primary</text:p>
          </table:table-cell>
          <table:table-cell table:style-name="pd1" office:value-type="string" calcext:value-type="string">
            <text:p>bs_penetrate</text:p>
          </table:table-cell>
          <table:table-cell table:style-name="pd1" office:value-type="string" calcext:value-type="string">
            <text:p>bs_scatter</text:p>
          </table:table-cell>
          <table:table-cell table:style-name="pd1" office:value-type="string" calcext:value-type="string">
            <text:p>undesired photons</text:p>
          </table:table-cell>
          <table:table-cell table:style-name="pd1" office:value-type="string" calcext:value-type="string">
            <text:p>tew</text:p>
            <draw:frame draw:z-index="0" draw:style-name="gr1" draw:text-style-name="P1" svg:width="15.999cm" svg:height="8.999cm" svg:x="0.004cm" svg:y="0.006cm">
              <draw:object draw:notify-on-update-of-ranges="mew15_calib_planar.A3:mew15_calib_planar.A514 mew15_calib_planar.B2:mew15_calib_planar.B2 mew15_calib_planar.B3:mew15_calib_planar.B514 mew15_calib_planar.A3:mew15_calib_planar.A514 mew15_calib_planar.C2:mew15_calib_planar.C2 mew15_calib_planar.C3:mew15_calib_planar.C514 mew15_calib_planar.A3:mew15_calib_planar.A514 mew15_calib_planar.D2:mew15_calib_planar.D2 mew15_calib_planar.D3:mew15_calib_planar.D514 mew15_calib_planar.A3:mew15_calib_planar.A514 mew15_calib_planar.E2:mew15_calib_planar.E2 mew15_calib_planar.E3:mew15_calib_planar.E514 mew15_calib_planar.A3:mew15_calib_planar.A514 mew15_calib_planar.F2:mew15_calib_planar.F2 mew15_calib_planar.F3:mew15_calib_planar.F514 mew15_calib_planar.A3:mew15_calib_planar.A514 mew15_calib_planar.G2:mew15_calib_planar.G2 mew15_calib_planar.G3:mew15_calib_planar.G514 mew15_calib_planar.A3:mew15_calib_planar.A514 mew15_calib_planar.H2:mew15_calib_planar.H2 mew15_calib_planar.H3:mew15_calib_planar.H514 mew15_calib_planar.A3:mew15_calib_planar.A514 mew15_calib_planar.I2:mew15_calib_planar.I2 mew15_calib_planar.I3:mew15_calib_planar.I514 mew15_calib_planar.A3:mew15_calib_planar.A514 mew15_calib_planar.J2:mew15_calib_planar.J2 mew15_calib_planar.J3:mew15_calib_planar.J5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pd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256" calcext:value-type="float">
            <text:p>1.256</text:p>
          </table:table-cell>
          <table:table-cell office:value-type="float" office:value="0.03282" calcext:value-type="float">
            <text:p>0.03282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354" calcext:value-type="float">
            <text:p>0.1354</text:p>
          </table:table-cell>
          <table:table-cell office:value-type="float" office:value="0" calcext:value-type="float">
            <text:p>0</text:p>
          </table:table-cell>
          <table:table-cell office:value-type="float" office:value="0.04938" calcext:value-type="float">
            <text:p>0.04938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2521" calcext:value-type="float">
            <text:p>0.2521</text:p>
          </table:table-cell>
          <table:table-cell table:formula="of:=SUM([.D3:.I3])" office:value-type="float" office:value="1.22278" calcext:value-type="float">
            <text:p>1.22278</text:p>
          </table:table-cell>
          <table:table-cell/>
          <table:table-cell office:value-type="float" office:value="0.03282" calcext:value-type="float">
            <text:p>0.03282</text:p>
          </table:table-cell>
          <table:table-cell office:value-type="float" office:value="0.02283" calcext:value-type="float">
            <text:p>0.02283</text:p>
          </table:table-cell>
          <table:table-cell table:formula="of:=SUM([.C149:.C172])" office:value-type="float" office:value="66.2404" calcext:value-type="float">
            <text:p>66.24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555" calcext:value-type="float">
            <text:p>1.55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0006407" calcext:value-type="float">
            <text:p>0.0006407</text:p>
          </table:table-cell>
          <table:table-cell office:value-type="float" office:value="0.05506" calcext:value-type="float">
            <text:p>0.0550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2698" calcext:value-type="float">
            <text:p>0.2698</text:p>
          </table:table-cell>
          <table:table-cell table:formula="of:=SUM([.D4:.I4])" office:value-type="float" office:value="1.4492007" calcext:value-type="float">
            <text:p>1.4492007</text:p>
          </table:table-cell>
          <table:table-cell/>
          <table:table-cell office:value-type="float" office:value="0.1055" calcext:value-type="float">
            <text:p>0.1055</text:p>
          </table:table-cell>
          <table:table-cell office:value-type="float" office:value="0.02415" calcext:value-type="float">
            <text:p>0.0241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685" calcext:value-type="float">
            <text:p>1.685</text:p>
          </table:table-cell>
          <table:table-cell office:value-type="float" office:value="0.08313" calcext:value-type="float">
            <text:p>0.08313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3191" calcext:value-type="float">
            <text:p>0.3191</text:p>
          </table:table-cell>
          <table:table-cell table:formula="of:=SUM([.D5:.I5])" office:value-type="float" office:value="1.601288" calcext:value-type="float">
            <text:p>1.601288</text:p>
          </table:table-cell>
          <table:table-cell/>
          <table:table-cell office:value-type="float" office:value="0.08313" calcext:value-type="float">
            <text:p>0.08313</text:p>
          </table:table-cell>
          <table:table-cell office:value-type="float" office:value="0.02288" calcext:value-type="float">
            <text:p>0.0228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654" calcext:value-type="float">
            <text:p>1.654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5146" calcext:value-type="float">
            <text:p>0.05146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3436" calcext:value-type="float">
            <text:p>0.3436</text:p>
          </table:table-cell>
          <table:table-cell table:formula="of:=SUM([.D6:.I6])" office:value-type="float" office:value="1.627551" calcext:value-type="float">
            <text:p>1.627551</text:p>
          </table:table-cell>
          <table:table-cell/>
          <table:table-cell office:value-type="float" office:value="0.02693" calcext:value-type="float">
            <text:p>0.02693</text:p>
          </table:table-cell>
          <table:table-cell office:value-type="float" office:value="0.01913" calcext:value-type="float">
            <text:p>0.0191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629" calcext:value-type="float">
            <text:p>1.629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2737" calcext:value-type="float">
            <text:p>0.2737</text:p>
          </table:table-cell>
          <table:table-cell table:formula="of:=SUM([.D7:.I7])" office:value-type="float" office:value="1.61127" calcext:value-type="float">
            <text:p>1.61127</text:p>
          </table:table-cell>
          <table:table-cell/>
          <table:table-cell office:value-type="float" office:value="0.01737" calcext:value-type="float">
            <text:p>0.01737</text:p>
          </table:table-cell>
          <table:table-cell office:value-type="float" office:value="0.01693" calcext:value-type="float">
            <text:p>0.0169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662" calcext:value-type="float">
            <text:p>1.662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04915" calcext:value-type="float">
            <text:p>0.00491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3502" calcext:value-type="float">
            <text:p>0.3502</text:p>
          </table:table-cell>
          <table:table-cell table:formula="of:=SUM([.D8:.I8])" office:value-type="float" office:value="1.643815" calcext:value-type="float">
            <text:p>1.643815</text:p>
          </table:table-cell>
          <table:table-cell/>
          <table:table-cell office:value-type="float" office:value="0.01812" calcext:value-type="float">
            <text:p>0.01812</text:p>
          </table:table-cell>
          <table:table-cell office:value-type="float" office:value="0.01704" calcext:value-type="float">
            <text:p>0.0170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862" calcext:value-type="float">
            <text:p>1.862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4519" calcext:value-type="float">
            <text:p>0.04519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3536" calcext:value-type="float">
            <text:p>0.3536</text:p>
          </table:table-cell>
          <table:table-cell table:formula="of:=SUM([.D9:.I9])" office:value-type="float" office:value="1.84422" calcext:value-type="float">
            <text:p>1.84422</text:p>
          </table:table-cell>
          <table:table-cell/>
          <table:table-cell office:value-type="float" office:value="0.01793" calcext:value-type="float">
            <text:p>0.01793</text:p>
          </table:table-cell>
          <table:table-cell office:value-type="float" office:value="0.01657" calcext:value-type="float">
            <text:p>0.0165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755" calcext:value-type="float">
            <text:p>1.75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009301" calcext:value-type="float">
            <text:p>0.009301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3936" calcext:value-type="float">
            <text:p>0.3936</text:p>
          </table:table-cell>
          <table:table-cell table:formula="of:=SUM([.D10:.I10])" office:value-type="float" office:value="1.737801" calcext:value-type="float">
            <text:p>1.737801</text:p>
          </table:table-cell>
          <table:table-cell/>
          <table:table-cell office:value-type="float" office:value="0.01678" calcext:value-type="float">
            <text:p>0.01678</text:p>
          </table:table-cell>
          <table:table-cell office:value-type="float" office:value="0.01521" calcext:value-type="float">
            <text:p>0.0152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734" calcext:value-type="float">
            <text:p>1.734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007971" calcext:value-type="float">
            <text:p>0.0007971</text:p>
          </table:table-cell>
          <table:table-cell office:value-type="float" office:value="0.05127" calcext:value-type="float">
            <text:p>0.05127</text:p>
          </table:table-cell>
          <table:table-cell office:value-type="float" office:value="0.914" calcext:value-type="float">
            <text:p>0.914</text:p>
          </table:table-cell>
          <table:table-cell office:value-type="float" office:value="0.3242" calcext:value-type="float">
            <text:p>0.3242</text:p>
          </table:table-cell>
          <table:table-cell table:formula="of:=SUM([.D11:.I11])" office:value-type="float" office:value="1.7228671" calcext:value-type="float">
            <text:p>1.7228671</text:p>
          </table:table-cell>
          <table:table-cell/>
          <table:table-cell office:value-type="float" office:value="0.01171" calcext:value-type="float">
            <text:p>0.01171</text:p>
          </table:table-cell>
          <table:table-cell office:value-type="float" office:value="0.01099" calcext:value-type="float">
            <text:p>0.0109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78" calcext:value-type="float">
            <text:p>1.78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4521" calcext:value-type="float">
            <text:p>0.04521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3271" calcext:value-type="float">
            <text:p>0.3271</text:p>
          </table:table-cell>
          <table:table-cell table:formula="of:=SUM([.D12:.I12])" office:value-type="float" office:value="1.767674" calcext:value-type="float">
            <text:p>1.767674</text:p>
          </table:table-cell>
          <table:table-cell/>
          <table:table-cell office:value-type="float" office:value="0.01272" calcext:value-type="float">
            <text:p>0.01272</text:p>
          </table:table-cell>
          <table:table-cell office:value-type="float" office:value="0.01182" calcext:value-type="float">
            <text:p>0.0118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4104" calcext:value-type="float">
            <text:p>0.04104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3052" calcext:value-type="float">
            <text:p>0.3052</text:p>
          </table:table-cell>
          <table:table-cell table:formula="of:=SUM([.D13:.I13])" office:value-type="float" office:value="1.58891" calcext:value-type="float">
            <text:p>1.58891</text:p>
          </table:table-cell>
          <table:table-cell/>
          <table:table-cell office:value-type="float" office:value="0.0117" calcext:value-type="float">
            <text:p>0.0117</text:p>
          </table:table-cell>
          <table:table-cell office:value-type="float" office:value="0.01072" calcext:value-type="float">
            <text:p>0.0107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632" calcext:value-type="float">
            <text:p>1.632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4246" calcext:value-type="float">
            <text:p>0.04246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2984" calcext:value-type="float">
            <text:p>0.2984</text:p>
          </table:table-cell>
          <table:table-cell table:formula="of:=SUM([.D14:.I14])" office:value-type="float" office:value="1.62135" calcext:value-type="float">
            <text:p>1.62135</text:p>
          </table:table-cell>
          <table:table-cell/>
          <table:table-cell office:value-type="float" office:value="0.01213" calcext:value-type="float">
            <text:p>0.01213</text:p>
          </table:table-cell>
          <table:table-cell office:value-type="float" office:value="0.01108" calcext:value-type="float">
            <text:p>0.01108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.517" calcext:value-type="float">
            <text:p>1.517</text:p>
          </table:table-cell>
          <table:table-cell office:value-type="float" office:value="0.008012" calcext:value-type="float">
            <text:p>0.008012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08151" calcext:value-type="float">
            <text:p>0.08151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3993" calcext:value-type="float">
            <text:p>0.03993</text:p>
          </table:table-cell>
          <table:table-cell office:value-type="float" office:value="0.7432" calcext:value-type="float">
            <text:p>0.7432</text:p>
          </table:table-cell>
          <table:table-cell office:value-type="float" office:value="0.2711" calcext:value-type="float">
            <text:p>0.2711</text:p>
          </table:table-cell>
          <table:table-cell table:formula="of:=SUM([.D15:.I15])" office:value-type="float" office:value="1.5089" calcext:value-type="float">
            <text:p>1.5089</text:p>
          </table:table-cell>
          <table:table-cell/>
          <table:table-cell office:value-type="float" office:value="0.008371" calcext:value-type="float">
            <text:p>0.008371</text:p>
          </table:table-cell>
          <table:table-cell office:value-type="float" office:value="0.007675" calcext:value-type="float">
            <text:p>0.00767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.642" calcext:value-type="float">
            <text:p>1.642</text:p>
          </table:table-cell>
          <table:table-cell office:value-type="float" office:value="0.008822" calcext:value-type="float">
            <text:p>0.008822</text:p>
          </table:table-cell>
          <table:table-cell office:value-type="float" office:value="0.316" calcext:value-type="float">
            <text:p>0.316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3324" calcext:value-type="float">
            <text:p>0.3324</text:p>
          </table:table-cell>
          <table:table-cell table:formula="of:=SUM([.D16:.I16])" office:value-type="float" office:value="1.63348" calcext:value-type="float">
            <text:p>1.63348</text:p>
          </table:table-cell>
          <table:table-cell/>
          <table:table-cell office:value-type="float" office:value="0.009801" calcext:value-type="float">
            <text:p>0.009801</text:p>
          </table:table-cell>
          <table:table-cell office:value-type="float" office:value="0.008403" calcext:value-type="float">
            <text:p>0.008403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.542" calcext:value-type="float">
            <text:p>1.542</text:p>
          </table:table-cell>
          <table:table-cell office:value-type="float" office:value="0.007073" calcext:value-type="float">
            <text:p>0.007073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07696" calcext:value-type="float">
            <text:p>0.07696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3328" calcext:value-type="float">
            <text:p>0.3328</text:p>
          </table:table-cell>
          <table:table-cell table:formula="of:=SUM([.D17:.I17])" office:value-type="float" office:value="1.53518" calcext:value-type="float">
            <text:p>1.53518</text:p>
          </table:table-cell>
          <table:table-cell/>
          <table:table-cell office:value-type="float" office:value="0.007299" calcext:value-type="float">
            <text:p>0.007299</text:p>
          </table:table-cell>
          <table:table-cell office:value-type="float" office:value="0.006415" calcext:value-type="float">
            <text:p>0.00641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.645" calcext:value-type="float">
            <text:p>1.645</text:p>
          </table:table-cell>
          <table:table-cell office:value-type="float" office:value="0.006088" calcext:value-type="float">
            <text:p>0.006088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302" calcext:value-type="float">
            <text:p>0.302</text:p>
          </table:table-cell>
          <table:table-cell table:formula="of:=SUM([.D18:.I18])" office:value-type="float" office:value="1.63876" calcext:value-type="float">
            <text:p>1.63876</text:p>
          </table:table-cell>
          <table:table-cell/>
          <table:table-cell office:value-type="float" office:value="0.006438" calcext:value-type="float">
            <text:p>0.006438</text:p>
          </table:table-cell>
          <table:table-cell office:value-type="float" office:value="0.006047" calcext:value-type="float">
            <text:p>0.00604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.676" calcext:value-type="float">
            <text:p>1.676</text:p>
          </table:table-cell>
          <table:table-cell office:value-type="float" office:value="0.004953" calcext:value-type="float">
            <text:p>0.004953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3334" calcext:value-type="float">
            <text:p>0.3334</text:p>
          </table:table-cell>
          <table:table-cell table:formula="of:=SUM([.D19:.I19])" office:value-type="float" office:value="1.6711" calcext:value-type="float">
            <text:p>1.6711</text:p>
          </table:table-cell>
          <table:table-cell/>
          <table:table-cell office:value-type="float" office:value="0.005275" calcext:value-type="float">
            <text:p>0.005275</text:p>
          </table:table-cell>
          <table:table-cell office:value-type="float" office:value="0.004984" calcext:value-type="float">
            <text:p>0.00498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.573" calcext:value-type="float">
            <text:p>1.573</text:p>
          </table:table-cell>
          <table:table-cell office:value-type="float" office:value="0.006154" calcext:value-type="float">
            <text:p>0.006154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7781" calcext:value-type="float">
            <text:p>0.7781</text:p>
          </table:table-cell>
          <table:table-cell office:value-type="float" office:value="0.3521" calcext:value-type="float">
            <text:p>0.3521</text:p>
          </table:table-cell>
          <table:table-cell table:formula="of:=SUM([.D20:.I20])" office:value-type="float" office:value="1.56634" calcext:value-type="float">
            <text:p>1.56634</text:p>
          </table:table-cell>
          <table:table-cell/>
          <table:table-cell office:value-type="float" office:value="0.006815" calcext:value-type="float">
            <text:p>0.006815</text:p>
          </table:table-cell>
          <table:table-cell office:value-type="float" office:value="0.006153" calcext:value-type="float">
            <text:p>0.006153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.677" calcext:value-type="float">
            <text:p>1.677</text:p>
          </table:table-cell>
          <table:table-cell office:value-type="float" office:value="0.009051" calcext:value-type="float">
            <text:p>0.009051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3311" calcext:value-type="float">
            <text:p>0.3311</text:p>
          </table:table-cell>
          <table:table-cell table:formula="of:=SUM([.D21:.I21])" office:value-type="float" office:value="1.66777" calcext:value-type="float">
            <text:p>1.66777</text:p>
          </table:table-cell>
          <table:table-cell/>
          <table:table-cell office:value-type="float" office:value="0.009051" calcext:value-type="float">
            <text:p>0.009051</text:p>
          </table:table-cell>
          <table:table-cell office:value-type="float" office:value="0.004424" calcext:value-type="float">
            <text:p>0.004424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682" calcext:value-type="float">
            <text:p>1.682</text:p>
          </table:table-cell>
          <table:table-cell office:value-type="float" office:value="0.02328" calcext:value-type="float">
            <text:p>0.02328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3346" calcext:value-type="float">
            <text:p>0.03346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826" calcext:value-type="float">
            <text:p>0.826</text:p>
          </table:table-cell>
          <table:table-cell office:value-type="float" office:value="0.3103" calcext:value-type="float">
            <text:p>0.3103</text:p>
          </table:table-cell>
          <table:table-cell table:formula="of:=SUM([.D22:.I22])" office:value-type="float" office:value="1.65909" calcext:value-type="float">
            <text:p>1.65909</text:p>
          </table:table-cell>
          <table:table-cell/>
          <table:table-cell office:value-type="float" office:value="0.02328" calcext:value-type="float">
            <text:p>0.02328</text:p>
          </table:table-cell>
          <table:table-cell office:value-type="float" office:value="0.003441" calcext:value-type="float">
            <text:p>0.00344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.771" calcext:value-type="float">
            <text:p>1.771</text:p>
          </table:table-cell>
          <table:table-cell office:value-type="float" office:value="0.09972" calcext:value-type="float">
            <text:p>0.09972</text:p>
          </table:table-cell>
          <table:table-cell office:value-type="float" office:value="0.3811" calcext:value-type="float">
            <text:p>0.3811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0004264" calcext:value-type="float">
            <text:p>0.0004264</text:p>
          </table:table-cell>
          <table:table-cell office:value-type="float" office:value="0.02267" calcext:value-type="float">
            <text:p>0.02267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3589" calcext:value-type="float">
            <text:p>0.3589</text:p>
          </table:table-cell>
          <table:table-cell table:formula="of:=SUM([.D23:.I23])" office:value-type="float" office:value="1.6716964" calcext:value-type="float">
            <text:p>1.6716964</text:p>
          </table:table-cell>
          <table:table-cell/>
          <table:table-cell office:value-type="float" office:value="0.09972" calcext:value-type="float">
            <text:p>0.09972</text:p>
          </table:table-cell>
          <table:table-cell office:value-type="float" office:value="0.003694" calcext:value-type="float">
            <text:p>0.003694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.088" calcext:value-type="float">
            <text:p>2.088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005897" calcext:value-type="float">
            <text:p>0.0005897</text:p>
          </table:table-cell>
          <table:table-cell office:value-type="float" office:value="0.02472" calcext:value-type="float">
            <text:p>0.02472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3303" calcext:value-type="float">
            <text:p>0.3303</text:p>
          </table:table-cell>
          <table:table-cell table:formula="of:=SUM([.D24:.I24])" office:value-type="float" office:value="1.7156097" calcext:value-type="float">
            <text:p>1.7156097</text:p>
          </table:table-cell>
          <table:table-cell/>
          <table:table-cell office:value-type="float" office:value="0.3725" calcext:value-type="float">
            <text:p>0.3725</text:p>
          </table:table-cell>
          <table:table-cell office:value-type="float" office:value="0.003003" calcext:value-type="float">
            <text:p>0.00300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.748" calcext:value-type="float">
            <text:p>2.748</text:p>
          </table:table-cell>
          <table:table-cell office:value-type="float" office:value="1.161" calcext:value-type="float">
            <text:p>1.161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.01931" calcext:value-type="float">
            <text:p>0.0193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2605" calcext:value-type="float">
            <text:p>0.2605</text:p>
          </table:table-cell>
          <table:table-cell table:formula="of:=SUM([.D25:.I25])" office:value-type="float" office:value="1.586858" calcext:value-type="float">
            <text:p>1.586858</text:p>
          </table:table-cell>
          <table:table-cell/>
          <table:table-cell office:value-type="float" office:value="1.161" calcext:value-type="float">
            <text:p>1.161</text:p>
          </table:table-cell>
          <table:table-cell office:value-type="float" office:value="0.002297" calcext:value-type="float">
            <text:p>0.002297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.392" calcext:value-type="float">
            <text:p>4.392</text:p>
          </table:table-cell>
          <table:table-cell office:value-type="float" office:value="2.805" calcext:value-type="float">
            <text:p>2.805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0004117" calcext:value-type="float">
            <text:p>0.0004117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2878" calcext:value-type="float">
            <text:p>0.2878</text:p>
          </table:table-cell>
          <table:table-cell table:formula="of:=SUM([.D26:.I26])" office:value-type="float" office:value="1.5872817" calcext:value-type="float">
            <text:p>1.5872817</text:p>
          </table:table-cell>
          <table:table-cell/>
          <table:table-cell office:value-type="float" office:value="2.805" calcext:value-type="float">
            <text:p>2.805</text:p>
          </table:table-cell>
          <table:table-cell office:value-type="float" office:value="0.001224" calcext:value-type="float">
            <text:p>0.001224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.208" calcext:value-type="float">
            <text:p>7.208</text:p>
          </table:table-cell>
          <table:table-cell office:value-type="float" office:value="5.609" calcext:value-type="float">
            <text:p>5.609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3375" calcext:value-type="float">
            <text:p>0.3375</text:p>
          </table:table-cell>
          <table:table-cell table:formula="of:=SUM([.D27:.I27])" office:value-type="float" office:value="1.59911" calcext:value-type="float">
            <text:p>1.59911</text:p>
          </table:table-cell>
          <table:table-cell/>
          <table:table-cell office:value-type="float" office:value="5.609" calcext:value-type="float">
            <text:p>5.609</text:p>
          </table:table-cell>
          <table:table-cell office:value-type="float" office:value="0.001318" calcext:value-type="float">
            <text:p>0.001318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.49" calcext:value-type="float">
            <text:p>10.49</text:p>
          </table:table-cell>
          <table:table-cell office:value-type="float" office:value="8.757" calcext:value-type="float">
            <text:p>8.757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007128" calcext:value-type="float">
            <text:p>0.007128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3466" calcext:value-type="float">
            <text:p>0.3466</text:p>
          </table:table-cell>
          <table:table-cell table:formula="of:=SUM([.D28:.I28])" office:value-type="float" office:value="1.733968" calcext:value-type="float">
            <text:p>1.733968</text:p>
          </table:table-cell>
          <table:table-cell/>
          <table:table-cell office:value-type="float" office:value="8.757" calcext:value-type="float">
            <text:p>8.757</text:p>
          </table:table-cell>
          <table:table-cell office:value-type="float" office:value="0.002379" calcext:value-type="float">
            <text:p>0.002379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.76" calcext:value-type="float">
            <text:p>12.76</text:p>
          </table:table-cell>
          <table:table-cell office:value-type="float" office:value="10.94" calcext:value-type="float">
            <text:p>10.9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007766" calcext:value-type="float">
            <text:p>0.007766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3091" calcext:value-type="float">
            <text:p>0.3091</text:p>
          </table:table-cell>
          <table:table-cell table:formula="of:=SUM([.D29:.I29])" office:value-type="float" office:value="1.814186" calcext:value-type="float">
            <text:p>1.814186</text:p>
          </table:table-cell>
          <table:table-cell/>
          <table:table-cell office:value-type="float" office:value="10.94" calcext:value-type="float">
            <text:p>10.94</text:p>
          </table:table-cell>
          <table:table-cell office:value-type="float" office:value="0.001258" calcext:value-type="float">
            <text:p>0.00125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.95" calcext:value-type="float">
            <text:p>12.95</text:p>
          </table:table-cell>
          <table:table-cell office:value-type="float" office:value="11.16" calcext:value-type="float">
            <text:p>11.16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009933" calcext:value-type="float">
            <text:p>0.00993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2593" calcext:value-type="float">
            <text:p>0.2593</text:p>
          </table:table-cell>
          <table:table-cell table:formula="of:=SUM([.D30:.I30])" office:value-type="float" office:value="1.792033" calcext:value-type="float">
            <text:p>1.792033</text:p>
          </table:table-cell>
          <table:table-cell/>
          <table:table-cell office:value-type="float" office:value="11.16" calcext:value-type="float">
            <text:p>11.16</text:p>
          </table:table-cell>
          <table:table-cell office:value-type="float" office:value="0.002103" calcext:value-type="float">
            <text:p>0.002103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.04" calcext:value-type="float">
            <text:p>11.04</text:p>
          </table:table-cell>
          <table:table-cell office:value-type="float" office:value="9.378" calcext:value-type="float">
            <text:p>9.378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2968" calcext:value-type="float">
            <text:p>0.2968</text:p>
          </table:table-cell>
          <table:table-cell table:formula="of:=SUM([.D31:.I31])" office:value-type="float" office:value="1.66072" calcext:value-type="float">
            <text:p>1.66072</text:p>
          </table:table-cell>
          <table:table-cell/>
          <table:table-cell office:value-type="float" office:value="9.378" calcext:value-type="float">
            <text:p>9.378</text:p>
          </table:table-cell>
          <table:table-cell office:value-type="float" office:value="0.0006941" calcext:value-type="float">
            <text:p>0.000694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.671" calcext:value-type="float">
            <text:p>8.671</text:p>
          </table:table-cell>
          <table:table-cell office:value-type="float" office:value="6.961" calcext:value-type="float">
            <text:p>6.961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3236" calcext:value-type="float">
            <text:p>0.3236</text:p>
          </table:table-cell>
          <table:table-cell table:formula="of:=SUM([.D32:.I32])" office:value-type="float" office:value="1.709699" calcext:value-type="float">
            <text:p>1.709699</text:p>
          </table:table-cell>
          <table:table-cell/>
          <table:table-cell office:value-type="float" office:value="6.961" calcext:value-type="float">
            <text:p>6.961</text:p>
          </table:table-cell>
          <table:table-cell office:value-type="float" office:value="0.001566" calcext:value-type="float">
            <text:p>0.001566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.563" calcext:value-type="float">
            <text:p>6.563</text:p>
          </table:table-cell>
          <table:table-cell office:value-type="float" office:value="4.765" calcext:value-type="float">
            <text:p>4.765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3308" calcext:value-type="float">
            <text:p>0.3308</text:p>
          </table:table-cell>
          <table:table-cell table:formula="of:=SUM([.D33:.I33])" office:value-type="float" office:value="1.79788" calcext:value-type="float">
            <text:p>1.79788</text:p>
          </table:table-cell>
          <table:table-cell/>
          <table:table-cell office:value-type="float" office:value="4.765" calcext:value-type="float">
            <text:p>4.765</text:p>
          </table:table-cell>
          <table:table-cell office:value-type="float" office:value="0.001695" calcext:value-type="float">
            <text:p>0.00169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.734" calcext:value-type="float">
            <text:p>4.734</text:p>
          </table:table-cell>
          <table:table-cell office:value-type="float" office:value="3.231" calcext:value-type="float">
            <text:p>3.231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3838" calcext:value-type="float">
            <text:p>0.3838</text:p>
          </table:table-cell>
          <table:table-cell table:formula="of:=SUM([.D34:.I34])" office:value-type="float" office:value="1.50272" calcext:value-type="float">
            <text:p>1.50272</text:p>
          </table:table-cell>
          <table:table-cell/>
          <table:table-cell office:value-type="float" office:value="3.231" calcext:value-type="float">
            <text:p>3.231</text:p>
          </table:table-cell>
          <table:table-cell office:value-type="float" office:value="0.001767" calcext:value-type="float">
            <text:p>0.001767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.622" calcext:value-type="float">
            <text:p>3.622</text:p>
          </table:table-cell>
          <table:table-cell office:value-type="float" office:value="2.052" calcext:value-type="float">
            <text:p>2.052</text:p>
          </table:table-cell>
          <table:table-cell office:value-type="float" office:value="0.271" calcext:value-type="float">
            <text:p>0.271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2719" calcext:value-type="float">
            <text:p>0.2719</text:p>
          </table:table-cell>
          <table:table-cell table:formula="of:=SUM([.D35:.I35])" office:value-type="float" office:value="1.56939" calcext:value-type="float">
            <text:p>1.56939</text:p>
          </table:table-cell>
          <table:table-cell/>
          <table:table-cell office:value-type="float" office:value="2.052" calcext:value-type="float">
            <text:p>2.052</text:p>
          </table:table-cell>
          <table:table-cell office:value-type="float" office:value="0.001394" calcext:value-type="float">
            <text:p>0.001394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.907" calcext:value-type="float">
            <text:p>2.907</text:p>
          </table:table-cell>
          <table:table-cell office:value-type="float" office:value="1.218" calcext:value-type="float">
            <text:p>1.218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7755" calcext:value-type="float">
            <text:p>0.007755</text:p>
          </table:table-cell>
          <table:table-cell office:value-type="float" office:value="0.7588" calcext:value-type="float">
            <text:p>0.7588</text:p>
          </table:table-cell>
          <table:table-cell office:value-type="float" office:value="0.3889" calcext:value-type="float">
            <text:p>0.3889</text:p>
          </table:table-cell>
          <table:table-cell table:formula="of:=SUM([.D36:.I36])" office:value-type="float" office:value="1.688805" calcext:value-type="float">
            <text:p>1.688805</text:p>
          </table:table-cell>
          <table:table-cell/>
          <table:table-cell office:value-type="float" office:value="1.218" calcext:value-type="float">
            <text:p>1.218</text:p>
          </table:table-cell>
          <table:table-cell office:value-type="float" office:value="0.001706" calcext:value-type="float">
            <text:p>0.001706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.241" calcext:value-type="float">
            <text:p>2.241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3899" calcext:value-type="float">
            <text:p>0.3899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04453" calcext:value-type="float">
            <text:p>0.004453</text:p>
          </table:table-cell>
          <table:table-cell office:value-type="float" office:value="0.007879" calcext:value-type="float">
            <text:p>0.007879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3438" calcext:value-type="float">
            <text:p>0.3438</text:p>
          </table:table-cell>
          <table:table-cell table:formula="of:=SUM([.D37:.I37])" office:value-type="float" office:value="1.644432" calcext:value-type="float">
            <text:p>1.644432</text:p>
          </table:table-cell>
          <table:table-cell/>
          <table:table-cell office:value-type="float" office:value="0.5974" calcext:value-type="float">
            <text:p>0.5974</text:p>
          </table:table-cell>
          <table:table-cell office:value-type="float" office:value="0.003775" calcext:value-type="float">
            <text:p>0.003775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.719" calcext:value-type="float">
            <text:p>1.719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2744" calcext:value-type="float">
            <text:p>0.2744</text:p>
          </table:table-cell>
          <table:table-cell table:formula="of:=SUM([.D38:.I38])" office:value-type="float" office:value="1.44531" calcext:value-type="float">
            <text:p>1.44531</text:p>
          </table:table-cell>
          <table:table-cell/>
          <table:table-cell office:value-type="float" office:value="0.2743" calcext:value-type="float">
            <text:p>0.2743</text:p>
          </table:table-cell>
          <table:table-cell office:value-type="float" office:value="0.003466" calcext:value-type="float">
            <text:p>0.003466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.6" calcext:value-type="float">
            <text:p>1.6</text:p>
          </table:table-cell>
          <table:table-cell office:value-type="float" office:value="0.09848" calcext:value-type="float">
            <text:p>0.0984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04146" calcext:value-type="float">
            <text:p>0.04146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2918" calcext:value-type="float">
            <text:p>0.2918</text:p>
          </table:table-cell>
          <table:table-cell table:formula="of:=SUM([.D39:.I39])" office:value-type="float" office:value="1.501448" calcext:value-type="float">
            <text:p>1.501448</text:p>
          </table:table-cell>
          <table:table-cell/>
          <table:table-cell office:value-type="float" office:value="0.09877" calcext:value-type="float">
            <text:p>0.09877</text:p>
          </table:table-cell>
          <table:table-cell office:value-type="float" office:value="0.006151" calcext:value-type="float">
            <text:p>0.00615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.586" calcext:value-type="float">
            <text:p>1.586</text:p>
          </table:table-cell>
          <table:table-cell office:value-type="float" office:value="0.03543" calcext:value-type="float">
            <text:p>0.03543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007323" calcext:value-type="float">
            <text:p>0.007323</text:p>
          </table:table-cell>
          <table:table-cell office:value-type="float" office:value="0.797" calcext:value-type="float">
            <text:p>0.797</text:p>
          </table:table-cell>
          <table:table-cell office:value-type="float" office:value="0.2406" calcext:value-type="float">
            <text:p>0.2406</text:p>
          </table:table-cell>
          <table:table-cell table:formula="of:=SUM([.D40:.I40])" office:value-type="float" office:value="1.550873" calcext:value-type="float">
            <text:p>1.550873</text:p>
          </table:table-cell>
          <table:table-cell/>
          <table:table-cell office:value-type="float" office:value="0.03883" calcext:value-type="float">
            <text:p>0.03883</text:p>
          </table:table-cell>
          <table:table-cell office:value-type="float" office:value="0.01197" calcext:value-type="float">
            <text:p>0.01197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.697" calcext:value-type="float">
            <text:p>1.697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797" calcext:value-type="float">
            <text:p>0.797</text:p>
          </table:table-cell>
          <table:table-cell office:value-type="float" office:value="0.3659" calcext:value-type="float">
            <text:p>0.3659</text:p>
          </table:table-cell>
          <table:table-cell table:formula="of:=SUM([.D41:.I41])" office:value-type="float" office:value="1.679457" calcext:value-type="float">
            <text:p>1.679457</text:p>
          </table:table-cell>
          <table:table-cell/>
          <table:table-cell office:value-type="float" office:value="0.02046" calcext:value-type="float">
            <text:p>0.02046</text:p>
          </table:table-cell>
          <table:table-cell office:value-type="float" office:value="0.01214" calcext:value-type="float">
            <text:p>0.01214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.581" calcext:value-type="float">
            <text:p>1.581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1857" calcext:value-type="float">
            <text:p>0.1857</text:p>
          </table:table-cell>
          <table:table-cell table:formula="of:=SUM([.D42:.I42])" office:value-type="float" office:value="1.564792" calcext:value-type="float">
            <text:p>1.564792</text:p>
          </table:table-cell>
          <table:table-cell/>
          <table:table-cell office:value-type="float" office:value="0.01909" calcext:value-type="float">
            <text:p>0.01909</text:p>
          </table:table-cell>
          <table:table-cell office:value-type="float" office:value="0.01719" calcext:value-type="float">
            <text:p>0.01719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.691" calcext:value-type="float">
            <text:p>1.691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2922" calcext:value-type="float">
            <text:p>0.2922</text:p>
          </table:table-cell>
          <table:table-cell table:formula="of:=SUM([.D43:.I43])" office:value-type="float" office:value="1.67239" calcext:value-type="float">
            <text:p>1.67239</text:p>
          </table:table-cell>
          <table:table-cell/>
          <table:table-cell office:value-type="float" office:value="0.02884" calcext:value-type="float">
            <text:p>0.02884</text:p>
          </table:table-cell>
          <table:table-cell office:value-type="float" office:value="0.02834" calcext:value-type="float">
            <text:p>0.02834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.813" calcext:value-type="float">
            <text:p>1.813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139" calcext:value-type="float">
            <text:p>0.139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2927" calcext:value-type="float">
            <text:p>0.2927</text:p>
          </table:table-cell>
          <table:table-cell table:formula="of:=SUM([.D44:.I44])" office:value-type="float" office:value="1.787972" calcext:value-type="float">
            <text:p>1.787972</text:p>
          </table:table-cell>
          <table:table-cell/>
          <table:table-cell office:value-type="float" office:value="0.03874" calcext:value-type="float">
            <text:p>0.03874</text:p>
          </table:table-cell>
          <table:table-cell office:value-type="float" office:value="0.03792" calcext:value-type="float">
            <text:p>0.03792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.779" calcext:value-type="float">
            <text:p>1.779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008077" calcext:value-type="float">
            <text:p>0.008077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52" calcext:value-type="float">
            <text:p>0.3452</text:p>
          </table:table-cell>
          <table:table-cell table:formula="of:=SUM([.D45:.I45])" office:value-type="float" office:value="1.754077" calcext:value-type="float">
            <text:p>1.754077</text:p>
          </table:table-cell>
          <table:table-cell/>
          <table:table-cell office:value-type="float" office:value="0.04436" calcext:value-type="float">
            <text:p>0.04436</text:p>
          </table:table-cell>
          <table:table-cell office:value-type="float" office:value="0.04375" calcext:value-type="float">
            <text:p>0.0437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.039" calcext:value-type="float">
            <text:p>2.039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09736" calcext:value-type="float">
            <text:p>0.09736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009148" calcext:value-type="float">
            <text:p>0.009148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2777" calcext:value-type="float">
            <text:p>0.2777</text:p>
          </table:table-cell>
          <table:table-cell table:formula="of:=SUM([.D46:.I46])" office:value-type="float" office:value="2.011208" calcext:value-type="float">
            <text:p>2.011208</text:p>
          </table:table-cell>
          <table:table-cell/>
          <table:table-cell table:number-columns-repeated="2" office:value-type="float" office:value="0.03792" calcext:value-type="float">
            <text:p>0.03792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.018" calcext:value-type="float">
            <text:p>2.018</text:p>
          </table:table-cell>
          <table:table-cell office:value-type="float" office:value="0.02863" calcext:value-type="float">
            <text:p>0.02863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008658" calcext:value-type="float">
            <text:p>0.008658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3314" calcext:value-type="float">
            <text:p>0.3314</text:p>
          </table:table-cell>
          <table:table-cell table:formula="of:=SUM([.D47:.I47])" office:value-type="float" office:value="1.989558" calcext:value-type="float">
            <text:p>1.989558</text:p>
          </table:table-cell>
          <table:table-cell/>
          <table:table-cell office:value-type="float" office:value="0.04038" calcext:value-type="float">
            <text:p>0.04038</text:p>
          </table:table-cell>
          <table:table-cell office:value-type="float" office:value="0.04027" calcext:value-type="float">
            <text:p>0.04027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.891" calcext:value-type="float">
            <text:p>1.891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07927" calcext:value-type="float">
            <text:p>0.007927</text:p>
          </table:table-cell>
          <table:table-cell office:value-type="float" office:value="0.7731" calcext:value-type="float">
            <text:p>0.7731</text:p>
          </table:table-cell>
          <table:table-cell office:value-type="float" office:value="0.2786" calcext:value-type="float">
            <text:p>0.2786</text:p>
          </table:table-cell>
          <table:table-cell table:formula="of:=SUM([.D48:.I48])" office:value-type="float" office:value="1.854527" calcext:value-type="float">
            <text:p>1.854527</text:p>
          </table:table-cell>
          <table:table-cell/>
          <table:table-cell office:value-type="float" office:value="0.05382" calcext:value-type="float">
            <text:p>0.05382</text:p>
          </table:table-cell>
          <table:table-cell office:value-type="float" office:value="0.05277" calcext:value-type="float">
            <text:p>0.05277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.013" calcext:value-type="float">
            <text:p>2.013</text:p>
          </table:table-cell>
          <table:table-cell office:value-type="float" office:value="0.04063" calcext:value-type="float">
            <text:p>0.04063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008626" calcext:value-type="float">
            <text:p>0.008626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279" calcext:value-type="float">
            <text:p>0.279</text:p>
          </table:table-cell>
          <table:table-cell table:formula="of:=SUM([.D49:.I49])" office:value-type="float" office:value="1.972426" calcext:value-type="float">
            <text:p>1.972426</text:p>
          </table:table-cell>
          <table:table-cell/>
          <table:table-cell office:value-type="float" office:value="0.05306" calcext:value-type="float">
            <text:p>0.05306</text:p>
          </table:table-cell>
          <table:table-cell office:value-type="float" office:value="0.05238" calcext:value-type="float">
            <text:p>0.0523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.981" calcext:value-type="float">
            <text:p>1.981</text:p>
          </table:table-cell>
          <table:table-cell office:value-type="float" office:value="0.04858" calcext:value-type="float">
            <text:p>0.04858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962" calcext:value-type="float">
            <text:p>0.962</text:p>
          </table:table-cell>
          <table:table-cell office:value-type="float" office:value="0.3096" calcext:value-type="float">
            <text:p>0.3096</text:p>
          </table:table-cell>
          <table:table-cell table:formula="of:=SUM([.D50:.I50])" office:value-type="float" office:value="1.93202" calcext:value-type="float">
            <text:p>1.93202</text:p>
          </table:table-cell>
          <table:table-cell/>
          <table:table-cell office:value-type="float" office:value="0.05573" calcext:value-type="float">
            <text:p>0.05573</text:p>
          </table:table-cell>
          <table:table-cell office:value-type="float" office:value="0.05475" calcext:value-type="float">
            <text:p>0.0547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.992" calcext:value-type="float">
            <text:p>1.992</text:p>
          </table:table-cell>
          <table:table-cell office:value-type="float" office:value="0.05463" calcext:value-type="float">
            <text:p>0.05463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3389" calcext:value-type="float">
            <text:p>0.3389</text:p>
          </table:table-cell>
          <table:table-cell table:formula="of:=SUM([.D51:.I51])" office:value-type="float" office:value="1.93698" calcext:value-type="float">
            <text:p>1.93698</text:p>
          </table:table-cell>
          <table:table-cell/>
          <table:table-cell office:value-type="float" office:value="0.06841" calcext:value-type="float">
            <text:p>0.06841</text:p>
          </table:table-cell>
          <table:table-cell office:value-type="float" office:value="0.06732" calcext:value-type="float">
            <text:p>0.06732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.933" calcext:value-type="float">
            <text:p>1.933</text:p>
          </table:table-cell>
          <table:table-cell office:value-type="float" office:value="0.05992" calcext:value-type="float">
            <text:p>0.05992</text:p>
          </table:table-cell>
          <table:table-cell office:value-type="float" office:value="0.289" calcext:value-type="float">
            <text:p>0.289</text:p>
          </table:table-cell>
          <table:table-cell office:value-type="float" office:value="0.15" calcext:value-type="float">
            <text:p>0.15</text:p>
          </table:table-cell>
          <table:table-cell office:value-type="float" office:value="0.184" calcext:value-type="float">
            <text:p>0.184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3986" calcext:value-type="float">
            <text:p>0.3986</text:p>
          </table:table-cell>
          <table:table-cell table:formula="of:=SUM([.D52:.I52])" office:value-type="float" office:value="1.87294" calcext:value-type="float">
            <text:p>1.87294</text:p>
          </table:table-cell>
          <table:table-cell/>
          <table:table-cell office:value-type="float" office:value="0.06139" calcext:value-type="float">
            <text:p>0.06139</text:p>
          </table:table-cell>
          <table:table-cell office:value-type="float" office:value="0.06094" calcext:value-type="float">
            <text:p>0.06094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.698" calcext:value-type="float">
            <text:p>1.698</text:p>
          </table:table-cell>
          <table:table-cell office:value-type="float" office:value="0.06658" calcext:value-type="float">
            <text:p>0.06658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09398" calcext:value-type="float">
            <text:p>0.09398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2743" calcext:value-type="float">
            <text:p>0.2743</text:p>
          </table:table-cell>
          <table:table-cell table:formula="of:=SUM([.D53:.I53])" office:value-type="float" office:value="1.63134" calcext:value-type="float">
            <text:p>1.63134</text:p>
          </table:table-cell>
          <table:table-cell/>
          <table:table-cell office:value-type="float" office:value="0.06943" calcext:value-type="float">
            <text:p>0.06943</text:p>
          </table:table-cell>
          <table:table-cell office:value-type="float" office:value="0.06937" calcext:value-type="float">
            <text:p>0.06937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.85" calcext:value-type="float">
            <text:p>1.8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66" calcext:value-type="float">
            <text:p>0.366</text:p>
          </table:table-cell>
          <table:table-cell table:formula="of:=SUM([.D54:.I54])" office:value-type="float" office:value="1.78297" calcext:value-type="float">
            <text:p>1.78297</text:p>
          </table:table-cell>
          <table:table-cell/>
          <table:table-cell office:value-type="float" office:value="0.07742" calcext:value-type="float">
            <text:p>0.07742</text:p>
          </table:table-cell>
          <table:table-cell office:value-type="float" office:value="0.07729" calcext:value-type="float">
            <text:p>0.07729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.839" calcext:value-type="float">
            <text:p>1.839</text:p>
          </table:table-cell>
          <table:table-cell office:value-type="float" office:value="0.07705" calcext:value-type="float">
            <text:p>0.07705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3167" calcext:value-type="float">
            <text:p>0.3167</text:p>
          </table:table-cell>
          <table:table-cell table:formula="of:=SUM([.D55:.I55])" office:value-type="float" office:value="1.76151" calcext:value-type="float">
            <text:p>1.76151</text:p>
          </table:table-cell>
          <table:table-cell/>
          <table:table-cell office:value-type="float" office:value="0.08131" calcext:value-type="float">
            <text:p>0.08131</text:p>
          </table:table-cell>
          <table:table-cell office:value-type="float" office:value="0.08039" calcext:value-type="float">
            <text:p>0.08039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.703" calcext:value-type="float">
            <text:p>1.703</text:p>
          </table:table-cell>
          <table:table-cell office:value-type="float" office:value="0.07417" calcext:value-type="float">
            <text:p>0.07417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3148" calcext:value-type="float">
            <text:p>0.3148</text:p>
          </table:table-cell>
          <table:table-cell table:formula="of:=SUM([.D56:.I56])" office:value-type="float" office:value="1.62938" calcext:value-type="float">
            <text:p>1.62938</text:p>
          </table:table-cell>
          <table:table-cell/>
          <table:table-cell office:value-type="float" office:value="0.0764" calcext:value-type="float">
            <text:p>0.0764</text:p>
          </table:table-cell>
          <table:table-cell office:value-type="float" office:value="0.076" calcext:value-type="float">
            <text:p>0.076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.883" calcext:value-type="float">
            <text:p>1.883</text:p>
          </table:table-cell>
          <table:table-cell office:value-type="float" office:value="0.08546" calcext:value-type="float">
            <text:p>0.08546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3608" calcext:value-type="float">
            <text:p>0.3608</text:p>
          </table:table-cell>
          <table:table-cell table:formula="of:=SUM([.D57:.I57])" office:value-type="float" office:value="1.79795" calcext:value-type="float">
            <text:p>1.79795</text:p>
          </table:table-cell>
          <table:table-cell/>
          <table:table-cell office:value-type="float" office:value="0.1027" calcext:value-type="float">
            <text:p>0.1027</text:p>
          </table:table-cell>
          <table:table-cell office:value-type="float" office:value="0.1016" calcext:value-type="float">
            <text:p>0.1016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.108" calcext:value-type="float">
            <text:p>2.108</text:p>
          </table:table-cell>
          <table:table-cell office:value-type="float" office:value="0.07914" calcext:value-type="float">
            <text:p>0.07914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3217" calcext:value-type="float">
            <text:p>0.3217</text:p>
          </table:table-cell>
          <table:table-cell table:formula="of:=SUM([.D58:.I58])" office:value-type="float" office:value="2.0286" calcext:value-type="float">
            <text:p>2.0286</text:p>
          </table:table-cell>
          <table:table-cell/>
          <table:table-cell office:value-type="float" office:value="0.08538" calcext:value-type="float">
            <text:p>0.08538</text:p>
          </table:table-cell>
          <table:table-cell office:value-type="float" office:value="0.08494" calcext:value-type="float">
            <text:p>0.08494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.118" calcext:value-type="float">
            <text:p>2.118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78" calcext:value-type="float">
            <text:p>0.378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02159" calcext:value-type="float">
            <text:p>0.02159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379" calcext:value-type="float">
            <text:p>0.379</text:p>
          </table:table-cell>
          <table:table-cell table:formula="of:=SUM([.D59:.I59])" office:value-type="float" office:value="2.03859" calcext:value-type="float">
            <text:p>2.03859</text:p>
          </table:table-cell>
          <table:table-cell/>
          <table:table-cell office:value-type="float" office:value="0.08164" calcext:value-type="float">
            <text:p>0.08164</text:p>
          </table:table-cell>
          <table:table-cell office:value-type="float" office:value="0.08078" calcext:value-type="float">
            <text:p>0.08078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.891" calcext:value-type="float">
            <text:p>1.891</text:p>
          </table:table-cell>
          <table:table-cell office:value-type="float" office:value="0.08489" calcext:value-type="float">
            <text:p>0.08489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2483" calcext:value-type="float">
            <text:p>0.02483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2752" calcext:value-type="float">
            <text:p>0.2752</text:p>
          </table:table-cell>
          <table:table-cell table:formula="of:=SUM([.D60:.I60])" office:value-type="float" office:value="1.80623" calcext:value-type="float">
            <text:p>1.80623</text:p>
          </table:table-cell>
          <table:table-cell/>
          <table:table-cell office:value-type="float" office:value="0.08735" calcext:value-type="float">
            <text:p>0.08735</text:p>
          </table:table-cell>
          <table:table-cell office:value-type="float" office:value="0.08668" calcext:value-type="float">
            <text:p>0.08668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.068" calcext:value-type="float">
            <text:p>2.068</text:p>
          </table:table-cell>
          <table:table-cell office:value-type="float" office:value="0.07558" calcext:value-type="float">
            <text:p>0.07558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16" calcext:value-type="float">
            <text:p>0.16</text:p>
          </table:table-cell>
          <table:table-cell office:value-type="float" office:value="0.02291" calcext:value-type="float">
            <text:p>0.02291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3998" calcext:value-type="float">
            <text:p>0.3998</text:p>
          </table:table-cell>
          <table:table-cell table:formula="of:=SUM([.D61:.I61])" office:value-type="float" office:value="1.99231" calcext:value-type="float">
            <text:p>1.99231</text:p>
          </table:table-cell>
          <table:table-cell/>
          <table:table-cell office:value-type="float" office:value="0.07863" calcext:value-type="float">
            <text:p>0.07863</text:p>
          </table:table-cell>
          <table:table-cell office:value-type="float" office:value="0.07801" calcext:value-type="float">
            <text:p>0.0780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.215" calcext:value-type="float">
            <text:p>2.215</text:p>
          </table:table-cell>
          <table:table-cell office:value-type="float" office:value="0.06169" calcext:value-type="float">
            <text:p>0.06169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2746" calcext:value-type="float">
            <text:p>0.02746</text:p>
          </table:table-cell>
          <table:table-cell office:value-type="float" office:value="1.016" calcext:value-type="float">
            <text:p>1.016</text:p>
          </table:table-cell>
          <table:table-cell office:value-type="float" office:value="0.4211" calcext:value-type="float">
            <text:p>0.4211</text:p>
          </table:table-cell>
          <table:table-cell table:formula="of:=SUM([.D62:.I62])" office:value-type="float" office:value="2.15286" calcext:value-type="float">
            <text:p>2.15286</text:p>
          </table:table-cell>
          <table:table-cell/>
          <table:table-cell office:value-type="float" office:value="0.06508" calcext:value-type="float">
            <text:p>0.06508</text:p>
          </table:table-cell>
          <table:table-cell office:value-type="float" office:value="0.06466" calcext:value-type="float">
            <text:p>0.06466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.916" calcext:value-type="float">
            <text:p>1.916</text:p>
          </table:table-cell>
          <table:table-cell office:value-type="float" office:value="0.05447" calcext:value-type="float">
            <text:p>0.05447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07952" calcext:value-type="float">
            <text:p>0.07952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3668" calcext:value-type="float">
            <text:p>0.3668</text:p>
          </table:table-cell>
          <table:table-cell table:formula="of:=SUM([.D63:.I63])" office:value-type="float" office:value="1.86159" calcext:value-type="float">
            <text:p>1.86159</text:p>
          </table:table-cell>
          <table:table-cell/>
          <table:table-cell office:value-type="float" office:value="0.05758" calcext:value-type="float">
            <text:p>0.05758</text:p>
          </table:table-cell>
          <table:table-cell office:value-type="float" office:value="0.05659" calcext:value-type="float">
            <text:p>0.05659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.142" calcext:value-type="float">
            <text:p>2.142</text:p>
          </table:table-cell>
          <table:table-cell office:value-type="float" office:value="0.05136" calcext:value-type="float">
            <text:p>0.05136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0252" calcext:value-type="float">
            <text:p>0.0252</text:p>
          </table:table-cell>
          <table:table-cell office:value-type="float" office:value="1.076" calcext:value-type="float">
            <text:p>1.076</text:p>
          </table:table-cell>
          <table:table-cell office:value-type="float" office:value="0.3311" calcext:value-type="float">
            <text:p>0.3311</text:p>
          </table:table-cell>
          <table:table-cell table:formula="of:=SUM([.D64:.I64])" office:value-type="float" office:value="2.0907" calcext:value-type="float">
            <text:p>2.0907</text:p>
          </table:table-cell>
          <table:table-cell/>
          <table:table-cell office:value-type="float" office:value="0.05594" calcext:value-type="float">
            <text:p>0.05594</text:p>
          </table:table-cell>
          <table:table-cell office:value-type="float" office:value="0.05487" calcext:value-type="float">
            <text:p>0.0548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.096" calcext:value-type="float">
            <text:p>2.096</text:p>
          </table:table-cell>
          <table:table-cell office:value-type="float" office:value="0.03309" calcext:value-type="float">
            <text:p>0.03309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1.079" calcext:value-type="float">
            <text:p>1.079</text:p>
          </table:table-cell>
          <table:table-cell office:value-type="float" office:value="0.3596" calcext:value-type="float">
            <text:p>0.3596</text:p>
          </table:table-cell>
          <table:table-cell table:formula="of:=SUM([.D65:.I65])" office:value-type="float" office:value="2.06355" calcext:value-type="float">
            <text:p>2.06355</text:p>
          </table:table-cell>
          <table:table-cell/>
          <table:table-cell office:value-type="float" office:value="0.03618" calcext:value-type="float">
            <text:p>0.03618</text:p>
          </table:table-cell>
          <table:table-cell office:value-type="float" office:value="0.03551" calcext:value-type="float">
            <text:p>0.0355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.173" calcext:value-type="float">
            <text:p>2.17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1.091" calcext:value-type="float">
            <text:p>1.091</text:p>
          </table:table-cell>
          <table:table-cell office:value-type="float" office:value="0.4057" calcext:value-type="float">
            <text:p>0.4057</text:p>
          </table:table-cell>
          <table:table-cell table:formula="of:=SUM([.D66:.I66])" office:value-type="float" office:value="2.15214" calcext:value-type="float">
            <text:p>2.15214</text:p>
          </table:table-cell>
          <table:table-cell/>
          <table:table-cell office:value-type="float" office:value="0.02559" calcext:value-type="float">
            <text:p>0.02559</text:p>
          </table:table-cell>
          <table:table-cell office:value-type="float" office:value="0.02518" calcext:value-type="float">
            <text:p>0.02518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.308" calcext:value-type="float">
            <text:p>2.308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3678" calcext:value-type="float">
            <text:p>0.03678</text:p>
          </table:table-cell>
          <table:table-cell office:value-type="float" office:value="1.033" calcext:value-type="float">
            <text:p>1.033</text:p>
          </table:table-cell>
          <table:table-cell office:value-type="float" office:value="0.3855" calcext:value-type="float">
            <text:p>0.3855</text:p>
          </table:table-cell>
          <table:table-cell table:formula="of:=SUM([.D67:.I67])" office:value-type="float" office:value="2.29338" calcext:value-type="float">
            <text:p>2.29338</text:p>
          </table:table-cell>
          <table:table-cell/>
          <table:table-cell office:value-type="float" office:value="0.02531" calcext:value-type="float">
            <text:p>0.02531</text:p>
          </table:table-cell>
          <table:table-cell office:value-type="float" office:value="0.02444" calcext:value-type="float">
            <text:p>0.02444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.63" calcext:value-type="float">
            <text:p>2.63</text:p>
          </table:table-cell>
          <table:table-cell office:value-type="float" office:value="0.009546" calcext:value-type="float">
            <text:p>0.0095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1.141" calcext:value-type="float">
            <text:p>1.141</text:p>
          </table:table-cell>
          <table:table-cell office:value-type="float" office:value="0.4744" calcext:value-type="float">
            <text:p>0.4744</text:p>
          </table:table-cell>
          <table:table-cell table:formula="of:=SUM([.D68:.I68])" office:value-type="float" office:value="2.61989" calcext:value-type="float">
            <text:p>2.61989</text:p>
          </table:table-cell>
          <table:table-cell/>
          <table:table-cell office:value-type="float" office:value="0.0291" calcext:value-type="float">
            <text:p>0.0291</text:p>
          </table:table-cell>
          <table:table-cell office:value-type="float" office:value="0.0283" calcext:value-type="float">
            <text:p>0.0283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.895" calcext:value-type="float">
            <text:p>2.895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3283" calcext:value-type="float">
            <text:p>0.3283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03641" calcext:value-type="float">
            <text:p>0.03641</text:p>
          </table:table-cell>
          <table:table-cell office:value-type="float" office:value="1.239" calcext:value-type="float">
            <text:p>1.239</text:p>
          </table:table-cell>
          <table:table-cell office:value-type="float" office:value="0.4078" calcext:value-type="float">
            <text:p>0.4078</text:p>
          </table:table-cell>
          <table:table-cell table:formula="of:=SUM([.D69:.I69])" office:value-type="float" office:value="2.88791" calcext:value-type="float">
            <text:p>2.88791</text:p>
          </table:table-cell>
          <table:table-cell/>
          <table:table-cell office:value-type="float" office:value="0.02998" calcext:value-type="float">
            <text:p>0.02998</text:p>
          </table:table-cell>
          <table:table-cell office:value-type="float" office:value="0.02936" calcext:value-type="float">
            <text:p>0.02936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.015" calcext:value-type="float">
            <text:p>3.015</text:p>
          </table:table-cell>
          <table:table-cell office:value-type="float" office:value="0.004678" calcext:value-type="float">
            <text:p>0.004678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8779" calcext:value-type="float">
            <text:p>0.08779</text:p>
          </table:table-cell>
          <table:table-cell office:value-type="float" office:value="1.05" calcext:value-type="float">
            <text:p>1.05</text:p>
          </table:table-cell>
          <table:table-cell office:value-type="float" office:value="0.04213" calcext:value-type="float">
            <text:p>0.04213</text:p>
          </table:table-cell>
          <table:table-cell office:value-type="float" office:value="1.131" calcext:value-type="float">
            <text:p>1.131</text:p>
          </table:table-cell>
          <table:table-cell office:value-type="float" office:value="0.4393" calcext:value-type="float">
            <text:p>0.4393</text:p>
          </table:table-cell>
          <table:table-cell table:formula="of:=SUM([.D70:.I70])" office:value-type="float" office:value="3.00952" calcext:value-type="float">
            <text:p>3.00952</text:p>
          </table:table-cell>
          <table:table-cell/>
          <table:table-cell office:value-type="float" office:value="0.04857" calcext:value-type="float">
            <text:p>0.04857</text:p>
          </table:table-cell>
          <table:table-cell office:value-type="float" office:value="0.04711" calcext:value-type="float">
            <text:p>0.04711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.65" calcext:value-type="float">
            <text:p>3.65</text:p>
          </table:table-cell>
          <table:table-cell office:value-type="float" office:value="0.004677" calcext:value-type="float">
            <text:p>0.004677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1443" calcext:value-type="float">
            <text:p>0.1443</text:p>
          </table:table-cell>
          <table:table-cell office:value-type="float" office:value="1.484" calcext:value-type="float">
            <text:p>1.484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1.212" calcext:value-type="float">
            <text:p>1.212</text:p>
          </table:table-cell>
          <table:table-cell office:value-type="float" office:value="0.4715" calcext:value-type="float">
            <text:p>0.4715</text:p>
          </table:table-cell>
          <table:table-cell table:formula="of:=SUM([.D71:.I71])" office:value-type="float" office:value="3.64501" calcext:value-type="float">
            <text:p>3.64501</text:p>
          </table:table-cell>
          <table:table-cell/>
          <table:table-cell office:value-type="float" office:value="0.07865" calcext:value-type="float">
            <text:p>0.07865</text:p>
          </table:table-cell>
          <table:table-cell office:value-type="float" office:value="0.07797" calcext:value-type="float">
            <text:p>0.07797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.746" calcext:value-type="float">
            <text:p>3.746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1328" calcext:value-type="float">
            <text:p>0.1328</text:p>
          </table:table-cell>
          <table:table-cell office:value-type="float" office:value="1.935" calcext:value-type="float">
            <text:p>1.935</text:p>
          </table:table-cell>
          <table:table-cell office:value-type="float" office:value="0.03419" calcext:value-type="float">
            <text:p>0.03419</text:p>
          </table:table-cell>
          <table:table-cell office:value-type="float" office:value="1.055" calcext:value-type="float">
            <text:p>1.055</text:p>
          </table:table-cell>
          <table:table-cell office:value-type="float" office:value="0.3516" calcext:value-type="float">
            <text:p>0.3516</text:p>
          </table:table-cell>
          <table:table-cell table:formula="of:=SUM([.D72:.I72])" office:value-type="float" office:value="3.74249" calcext:value-type="float">
            <text:p>3.74249</text:p>
          </table:table-cell>
          <table:table-cell/>
          <table:table-cell office:value-type="float" office:value="0.09809" calcext:value-type="float">
            <text:p>0.09809</text:p>
          </table:table-cell>
          <table:table-cell office:value-type="float" office:value="0.09619" calcext:value-type="float">
            <text:p>0.09619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.34" calcext:value-type="float">
            <text:p>4.34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1393" calcext:value-type="float">
            <text:p>0.1393</text:p>
          </table:table-cell>
          <table:table-cell office:value-type="float" office:value="2.241" calcext:value-type="float">
            <text:p>2.241</text:p>
          </table:table-cell>
          <table:table-cell office:value-type="float" office:value="0.04159" calcext:value-type="float">
            <text:p>0.04159</text:p>
          </table:table-cell>
          <table:table-cell office:value-type="float" office:value="1.269" calcext:value-type="float">
            <text:p>1.269</text:p>
          </table:table-cell>
          <table:table-cell office:value-type="float" office:value="0.336" calcext:value-type="float">
            <text:p>0.336</text:p>
          </table:table-cell>
          <table:table-cell table:formula="of:=SUM([.D73:.I73])" office:value-type="float" office:value="4.33709" calcext:value-type="float">
            <text:p>4.33709</text:p>
          </table:table-cell>
          <table:table-cell/>
          <table:table-cell office:value-type="float" office:value="0.1044" calcext:value-type="float">
            <text:p>0.1044</text:p>
          </table:table-cell>
          <table:table-cell office:value-type="float" office:value="0.1024" calcext:value-type="float">
            <text:p>0.1024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.965" calcext:value-type="float">
            <text:p>4.965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1513" calcext:value-type="float">
            <text:p>0.1513</text:p>
          </table:table-cell>
          <table:table-cell office:value-type="float" office:value="2.803" calcext:value-type="float">
            <text:p>2.803</text:p>
          </table:table-cell>
          <table:table-cell office:value-type="float" office:value="0.0344" calcext:value-type="float">
            <text:p>0.0344</text:p>
          </table:table-cell>
          <table:table-cell office:value-type="float" office:value="1.293" calcext:value-type="float">
            <text:p>1.293</text:p>
          </table:table-cell>
          <table:table-cell office:value-type="float" office:value="0.4172" calcext:value-type="float">
            <text:p>0.4172</text:p>
          </table:table-cell>
          <table:table-cell table:formula="of:=SUM([.D74:.I74])" office:value-type="float" office:value="4.9623" calcext:value-type="float">
            <text:p>4.9623</text:p>
          </table:table-cell>
          <table:table-cell/>
          <table:table-cell office:value-type="float" office:value="0.1126" calcext:value-type="float">
            <text:p>0.1126</text:p>
          </table:table-cell>
          <table:table-cell office:value-type="float" office:value="0.1124" calcext:value-type="float">
            <text:p>0.112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.465" calcext:value-type="float">
            <text:p>5.465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1328" calcext:value-type="float">
            <text:p>0.1328</text:p>
          </table:table-cell>
          <table:table-cell office:value-type="float" office:value="3.172" calcext:value-type="float">
            <text:p>3.172</text:p>
          </table:table-cell>
          <table:table-cell office:value-type="float" office:value="0.04224" calcext:value-type="float">
            <text:p>0.04224</text:p>
          </table:table-cell>
          <table:table-cell office:value-type="float" office:value="1.357" calcext:value-type="float">
            <text:p>1.357</text:p>
          </table:table-cell>
          <table:table-cell office:value-type="float" office:value="0.4291" calcext:value-type="float">
            <text:p>0.4291</text:p>
          </table:table-cell>
          <table:table-cell table:formula="of:=SUM([.D75:.I75])" office:value-type="float" office:value="5.46334" calcext:value-type="float">
            <text:p>5.46334</text:p>
          </table:table-cell>
          <table:table-cell/>
          <table:table-cell office:value-type="float" office:value="0.164" calcext:value-type="float">
            <text:p>0.164</text:p>
          </table:table-cell>
          <table:table-cell office:value-type="float" office:value="0.1623" calcext:value-type="float">
            <text:p>0.1623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.336" calcext:value-type="float">
            <text:p>5.336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1512" calcext:value-type="float">
            <text:p>0.1512</text:p>
          </table:table-cell>
          <table:table-cell office:value-type="float" office:value="3.156" calcext:value-type="float">
            <text:p>3.156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1.28" calcext:value-type="float">
            <text:p>1.28</text:p>
          </table:table-cell>
          <table:table-cell office:value-type="float" office:value="0.4419" calcext:value-type="float">
            <text:p>0.4419</text:p>
          </table:table-cell>
          <table:table-cell table:formula="of:=SUM([.D76:.I76])" office:value-type="float" office:value="5.33313" calcext:value-type="float">
            <text:p>5.33313</text:p>
          </table:table-cell>
          <table:table-cell/>
          <table:table-cell office:value-type="float" office:value="0.1401" calcext:value-type="float">
            <text:p>0.1401</text:p>
          </table:table-cell>
          <table:table-cell office:value-type="float" office:value="0.1388" calcext:value-type="float">
            <text:p>0.1388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.609" calcext:value-type="float">
            <text:p>5.609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133" calcext:value-type="float">
            <text:p>0.133</text:p>
          </table:table-cell>
          <table:table-cell office:value-type="float" office:value="3.31" calcext:value-type="float">
            <text:p>3.31</text:p>
          </table:table-cell>
          <table:table-cell office:value-type="float" office:value="0.04628" calcext:value-type="float">
            <text:p>0.04628</text:p>
          </table:table-cell>
          <table:table-cell office:value-type="float" office:value="1.351" calcext:value-type="float">
            <text:p>1.351</text:p>
          </table:table-cell>
          <table:table-cell office:value-type="float" office:value="0.4694" calcext:value-type="float">
            <text:p>0.4694</text:p>
          </table:table-cell>
          <table:table-cell table:formula="of:=SUM([.D77:.I77])" office:value-type="float" office:value="5.60618" calcext:value-type="float">
            <text:p>5.60618</text:p>
          </table:table-cell>
          <table:table-cell/>
          <table:table-cell office:value-type="float" office:value="0.1761" calcext:value-type="float">
            <text:p>0.1761</text:p>
          </table:table-cell>
          <table:table-cell office:value-type="float" office:value="0.1728" calcext:value-type="float">
            <text:p>0.1728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.184" calcext:value-type="float">
            <text:p>5.184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124" calcext:value-type="float">
            <text:p>0.124</text:p>
          </table:table-cell>
          <table:table-cell office:value-type="float" office:value="2.948" calcext:value-type="float">
            <text:p>2.948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1.273" calcext:value-type="float">
            <text:p>1.273</text:p>
          </table:table-cell>
          <table:table-cell office:value-type="float" office:value="0.5289" calcext:value-type="float">
            <text:p>0.5289</text:p>
          </table:table-cell>
          <table:table-cell table:formula="of:=SUM([.D78:.I78])" office:value-type="float" office:value="5.18181" calcext:value-type="float">
            <text:p>5.18181</text:p>
          </table:table-cell>
          <table:table-cell/>
          <table:table-cell office:value-type="float" office:value="0.1233" calcext:value-type="float">
            <text:p>0.1233</text:p>
          </table:table-cell>
          <table:table-cell office:value-type="float" office:value="0.1215" calcext:value-type="float">
            <text:p>0.121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.968" calcext:value-type="float">
            <text:p>4.968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274" calcext:value-type="float">
            <text:p>0.274</text:p>
          </table:table-cell>
          <table:table-cell office:value-type="float" office:value="0.1121" calcext:value-type="float">
            <text:p>0.1121</text:p>
          </table:table-cell>
          <table:table-cell office:value-type="float" office:value="2.705" calcext:value-type="float">
            <text:p>2.705</text:p>
          </table:table-cell>
          <table:table-cell office:value-type="float" office:value="0.04343" calcext:value-type="float">
            <text:p>0.04343</text:p>
          </table:table-cell>
          <table:table-cell office:value-type="float" office:value="1.429" calcext:value-type="float">
            <text:p>1.429</text:p>
          </table:table-cell>
          <table:table-cell office:value-type="float" office:value="0.4043" calcext:value-type="float">
            <text:p>0.4043</text:p>
          </table:table-cell>
          <table:table-cell table:formula="of:=SUM([.D79:.I79])" office:value-type="float" office:value="4.96783" calcext:value-type="float">
            <text:p>4.96783</text:p>
          </table:table-cell>
          <table:table-cell/>
          <table:table-cell office:value-type="float" office:value="0.1363" calcext:value-type="float">
            <text:p>0.1363</text:p>
          </table:table-cell>
          <table:table-cell office:value-type="float" office:value="0.1358" calcext:value-type="float">
            <text:p>0.1358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.531" calcext:value-type="float">
            <text:p>4.531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113" calcext:value-type="float">
            <text:p>0.113</text:p>
          </table:table-cell>
          <table:table-cell office:value-type="float" office:value="2.353" calcext:value-type="float">
            <text:p>2.353</text:p>
          </table:table-cell>
          <table:table-cell office:value-type="float" office:value="0.04711" calcext:value-type="float">
            <text:p>0.04711</text:p>
          </table:table-cell>
          <table:table-cell office:value-type="float" office:value="1.318" calcext:value-type="float">
            <text:p>1.318</text:p>
          </table:table-cell>
          <table:table-cell office:value-type="float" office:value="0.3833" calcext:value-type="float">
            <text:p>0.3833</text:p>
          </table:table-cell>
          <table:table-cell table:formula="of:=SUM([.D80:.I80])" office:value-type="float" office:value="4.52961" calcext:value-type="float">
            <text:p>4.52961</text:p>
          </table:table-cell>
          <table:table-cell/>
          <table:table-cell office:value-type="float" office:value="0.1026" calcext:value-type="float">
            <text:p>0.1026</text:p>
          </table:table-cell>
          <table:table-cell office:value-type="float" office:value="0.1018" calcext:value-type="float">
            <text:p>0.1018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.607" calcext:value-type="float">
            <text:p>4.607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1048" calcext:value-type="float">
            <text:p>0.1048</text:p>
          </table:table-cell>
          <table:table-cell office:value-type="float" office:value="2.319" calcext:value-type="float">
            <text:p>2.319</text:p>
          </table:table-cell>
          <table:table-cell office:value-type="float" office:value="0.04542" calcext:value-type="float">
            <text:p>0.04542</text:p>
          </table:table-cell>
          <table:table-cell office:value-type="float" office:value="1.357" calcext:value-type="float">
            <text:p>1.357</text:p>
          </table:table-cell>
          <table:table-cell office:value-type="float" office:value="0.5446" calcext:value-type="float">
            <text:p>0.5446</text:p>
          </table:table-cell>
          <table:table-cell table:formula="of:=SUM([.D81:.I81])" office:value-type="float" office:value="4.60462" calcext:value-type="float">
            <text:p>4.60462</text:p>
          </table:table-cell>
          <table:table-cell/>
          <table:table-cell office:value-type="float" office:value="0.07811" calcext:value-type="float">
            <text:p>0.07811</text:p>
          </table:table-cell>
          <table:table-cell office:value-type="float" office:value="0.07651" calcext:value-type="float">
            <text:p>0.0765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.129" calcext:value-type="float">
            <text:p>4.129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292" calcext:value-type="float">
            <text:p>0.292</text:p>
          </table:table-cell>
          <table:table-cell office:value-type="float" office:value="0.1052" calcext:value-type="float">
            <text:p>0.1052</text:p>
          </table:table-cell>
          <table:table-cell office:value-type="float" office:value="1.724" calcext:value-type="float">
            <text:p>1.724</text:p>
          </table:table-cell>
          <table:table-cell office:value-type="float" office:value="0.04718" calcext:value-type="float">
            <text:p>0.04718</text:p>
          </table:table-cell>
          <table:table-cell office:value-type="float" office:value="1.439" calcext:value-type="float">
            <text:p>1.439</text:p>
          </table:table-cell>
          <table:table-cell office:value-type="float" office:value="0.5204" calcext:value-type="float">
            <text:p>0.5204</text:p>
          </table:table-cell>
          <table:table-cell table:formula="of:=SUM([.D82:.I82])" office:value-type="float" office:value="4.12778" calcext:value-type="float">
            <text:p>4.12778</text:p>
          </table:table-cell>
          <table:table-cell/>
          <table:table-cell office:value-type="float" office:value="0.07978" calcext:value-type="float">
            <text:p>0.07978</text:p>
          </table:table-cell>
          <table:table-cell office:value-type="float" office:value="0.07941" calcext:value-type="float">
            <text:p>0.0794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.995" calcext:value-type="float">
            <text:p>3.995</text:p>
          </table:table-cell>
          <table:table-cell office:value-type="float" office:value="0.002338" calcext:value-type="float">
            <text:p>0.002338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1296" calcext:value-type="float">
            <text:p>0.1296</text:p>
          </table:table-cell>
          <table:table-cell office:value-type="float" office:value="1.692" calcext:value-type="float">
            <text:p>1.692</text:p>
          </table:table-cell>
          <table:table-cell office:value-type="float" office:value="0.04959" calcext:value-type="float">
            <text:p>0.04959</text:p>
          </table:table-cell>
          <table:table-cell office:value-type="float" office:value="1.455" calcext:value-type="float">
            <text:p>1.455</text:p>
          </table:table-cell>
          <table:table-cell office:value-type="float" office:value="0.3866" calcext:value-type="float">
            <text:p>0.3866</text:p>
          </table:table-cell>
          <table:table-cell table:formula="of:=SUM([.D83:.I83])" office:value-type="float" office:value="3.99189" calcext:value-type="float">
            <text:p>3.99189</text:p>
          </table:table-cell>
          <table:table-cell/>
          <table:table-cell office:value-type="float" office:value="0.04243" calcext:value-type="float">
            <text:p>0.04243</text:p>
          </table:table-cell>
          <table:table-cell office:value-type="float" office:value="0.04208" calcext:value-type="float">
            <text:p>0.04208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.887" calcext:value-type="float">
            <text:p>3.887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0861" calcext:value-type="float">
            <text:p>0.0861</text:p>
          </table:table-cell>
          <table:table-cell office:value-type="float" office:value="1.593" calcext:value-type="float">
            <text:p>1.593</text:p>
          </table:table-cell>
          <table:table-cell office:value-type="float" office:value="0.05195" calcext:value-type="float">
            <text:p>0.05195</text:p>
          </table:table-cell>
          <table:table-cell office:value-type="float" office:value="1.452" calcext:value-type="float">
            <text:p>1.452</text:p>
          </table:table-cell>
          <table:table-cell office:value-type="float" office:value="0.4058" calcext:value-type="float">
            <text:p>0.4058</text:p>
          </table:table-cell>
          <table:table-cell table:formula="of:=SUM([.D84:.I84])" office:value-type="float" office:value="3.88455" calcext:value-type="float">
            <text:p>3.88455</text:p>
          </table:table-cell>
          <table:table-cell/>
          <table:table-cell office:value-type="float" office:value="0.05693" calcext:value-type="float">
            <text:p>0.05693</text:p>
          </table:table-cell>
          <table:table-cell office:value-type="float" office:value="0.05602" calcext:value-type="float">
            <text:p>0.05602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.864" calcext:value-type="float">
            <text:p>3.864</text:p>
          </table:table-cell>
          <table:table-cell office:value-type="float" office:value="0.002012" calcext:value-type="float">
            <text:p>0.002012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2265" calcext:value-type="float">
            <text:p>0.2265</text:p>
          </table:table-cell>
          <table:table-cell office:value-type="float" office:value="1.484" calcext:value-type="float">
            <text:p>1.484</text:p>
          </table:table-cell>
          <table:table-cell office:value-type="float" office:value="0.05835" calcext:value-type="float">
            <text:p>0.05835</text:p>
          </table:table-cell>
          <table:table-cell office:value-type="float" office:value="1.349" calcext:value-type="float">
            <text:p>1.349</text:p>
          </table:table-cell>
          <table:table-cell office:value-type="float" office:value="0.4599" calcext:value-type="float">
            <text:p>0.4599</text:p>
          </table:table-cell>
          <table:table-cell table:formula="of:=SUM([.D85:.I85])" office:value-type="float" office:value="3.86225" calcext:value-type="float">
            <text:p>3.86225</text:p>
          </table:table-cell>
          <table:table-cell/>
          <table:table-cell office:value-type="float" office:value="0.0527" calcext:value-type="float">
            <text:p>0.0527</text:p>
          </table:table-cell>
          <table:table-cell office:value-type="float" office:value="0.05179" calcext:value-type="float">
            <text:p>0.05179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733" calcext:value-type="float">
            <text:p>3.733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1451" calcext:value-type="float">
            <text:p>0.1451</text:p>
          </table:table-cell>
          <table:table-cell office:value-type="float" office:value="1.497" calcext:value-type="float">
            <text:p>1.497</text:p>
          </table:table-cell>
          <table:table-cell office:value-type="float" office:value="0.05876" calcext:value-type="float">
            <text:p>0.05876</text:p>
          </table:table-cell>
          <table:table-cell office:value-type="float" office:value="1.242" calcext:value-type="float">
            <text:p>1.242</text:p>
          </table:table-cell>
          <table:table-cell office:value-type="float" office:value="0.5069" calcext:value-type="float">
            <text:p>0.5069</text:p>
          </table:table-cell>
          <table:table-cell table:formula="of:=SUM([.D86:.I86])" office:value-type="float" office:value="3.73096" calcext:value-type="float">
            <text:p>3.73096</text:p>
          </table:table-cell>
          <table:table-cell/>
          <table:table-cell office:value-type="float" office:value="0.06485" calcext:value-type="float">
            <text:p>0.06485</text:p>
          </table:table-cell>
          <table:table-cell office:value-type="float" office:value="0.06444" calcext:value-type="float">
            <text:p>0.06444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1296" calcext:value-type="float">
            <text:p>0.1296</text:p>
          </table:table-cell>
          <table:table-cell office:value-type="float" office:value="1.479" calcext:value-type="float">
            <text:p>1.479</text:p>
          </table:table-cell>
          <table:table-cell office:value-type="float" office:value="0.05481" calcext:value-type="float">
            <text:p>0.05481</text:p>
          </table:table-cell>
          <table:table-cell office:value-type="float" office:value="1.444" calcext:value-type="float">
            <text:p>1.444</text:p>
          </table:table-cell>
          <table:table-cell office:value-type="float" office:value="0.4617" calcext:value-type="float">
            <text:p>0.4617</text:p>
          </table:table-cell>
          <table:table-cell table:formula="of:=SUM([.D87:.I87])" office:value-type="float" office:value="3.79651" calcext:value-type="float">
            <text:p>3.79651</text:p>
          </table:table-cell>
          <table:table-cell/>
          <table:table-cell office:value-type="float" office:value="0.08436" calcext:value-type="float">
            <text:p>0.08436</text:p>
          </table:table-cell>
          <table:table-cell office:value-type="float" office:value="0.07555" calcext:value-type="float">
            <text:p>0.07555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.653" calcext:value-type="float">
            <text:p>3.653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136" calcext:value-type="float">
            <text:p>0.136</text:p>
          </table:table-cell>
          <table:table-cell office:value-type="float" office:value="1.339" calcext:value-type="float">
            <text:p>1.339</text:p>
          </table:table-cell>
          <table:table-cell office:value-type="float" office:value="0.05622" calcext:value-type="float">
            <text:p>0.05622</text:p>
          </table:table-cell>
          <table:table-cell office:value-type="float" office:value="1.38" calcext:value-type="float">
            <text:p>1.38</text:p>
          </table:table-cell>
          <table:table-cell office:value-type="float" office:value="0.4804" calcext:value-type="float">
            <text:p>0.4804</text:p>
          </table:table-cell>
          <table:table-cell table:formula="of:=SUM([.D88:.I88])" office:value-type="float" office:value="3.64922" calcext:value-type="float">
            <text:p>3.64922</text:p>
          </table:table-cell>
          <table:table-cell/>
          <table:table-cell office:value-type="float" office:value="0.05222" calcext:value-type="float">
            <text:p>0.05222</text:p>
          </table:table-cell>
          <table:table-cell office:value-type="float" office:value="0.05061" calcext:value-type="float">
            <text:p>0.05061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.632" calcext:value-type="float">
            <text:p>3.632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1328" calcext:value-type="float">
            <text:p>0.1328</text:p>
          </table:table-cell>
          <table:table-cell office:value-type="float" office:value="1.182" calcext:value-type="float">
            <text:p>1.182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1.487" calcext:value-type="float">
            <text:p>1.487</text:p>
          </table:table-cell>
          <table:table-cell office:value-type="float" office:value="0.4659" calcext:value-type="float">
            <text:p>0.4659</text:p>
          </table:table-cell>
          <table:table-cell table:formula="of:=SUM([.D89:.I89])" office:value-type="float" office:value="3.62904" calcext:value-type="float">
            <text:p>3.62904</text:p>
          </table:table-cell>
          <table:table-cell/>
          <table:table-cell office:value-type="float" office:value="0.03118" calcext:value-type="float">
            <text:p>0.03118</text:p>
          </table:table-cell>
          <table:table-cell office:value-type="float" office:value="0.02919" calcext:value-type="float">
            <text:p>0.02919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.313" calcext:value-type="float">
            <text:p>3.313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09215" calcext:value-type="float">
            <text:p>0.09215</text:p>
          </table:table-cell>
          <table:table-cell office:value-type="float" office:value="1.022" calcext:value-type="float">
            <text:p>1.022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433" calcext:value-type="float">
            <text:p>1.433</text:p>
          </table:table-cell>
          <table:table-cell office:value-type="float" office:value="0.4467" calcext:value-type="float">
            <text:p>0.4467</text:p>
          </table:table-cell>
          <table:table-cell table:formula="of:=SUM([.D90:.I90])" office:value-type="float" office:value="3.30945" calcext:value-type="float">
            <text:p>3.30945</text:p>
          </table:table-cell>
          <table:table-cell/>
          <table:table-cell office:value-type="float" office:value="0.02649" calcext:value-type="float">
            <text:p>0.02649</text:p>
          </table:table-cell>
          <table:table-cell office:value-type="float" office:value="0.0244" calcext:value-type="float">
            <text:p>0.0244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.123" calcext:value-type="float">
            <text:p>3.123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2978" calcext:value-type="float">
            <text:p>0.2978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862" calcext:value-type="float">
            <text:p>0.862</text:p>
          </table:table-cell>
          <table:table-cell office:value-type="float" office:value="0.08233" calcext:value-type="float">
            <text:p>0.08233</text:p>
          </table:table-cell>
          <table:table-cell office:value-type="float" office:value="1.302" calcext:value-type="float">
            <text:p>1.302</text:p>
          </table:table-cell>
          <table:table-cell office:value-type="float" office:value="0.4519" calcext:value-type="float">
            <text:p>0.4519</text:p>
          </table:table-cell>
          <table:table-cell table:formula="of:=SUM([.D91:.I91])" office:value-type="float" office:value="3.11873" calcext:value-type="float">
            <text:p>3.11873</text:p>
          </table:table-cell>
          <table:table-cell/>
          <table:table-cell office:value-type="float" office:value="0.03289" calcext:value-type="float">
            <text:p>0.03289</text:p>
          </table:table-cell>
          <table:table-cell office:value-type="float" office:value="0.03203" calcext:value-type="float">
            <text:p>0.03203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.314" calcext:value-type="float">
            <text:p>3.314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08017" calcext:value-type="float">
            <text:p>0.08017</text:p>
          </table:table-cell>
          <table:table-cell office:value-type="float" office:value="1.577" calcext:value-type="float">
            <text:p>1.577</text:p>
          </table:table-cell>
          <table:table-cell office:value-type="float" office:value="0.5289" calcext:value-type="float">
            <text:p>0.5289</text:p>
          </table:table-cell>
          <table:table-cell table:formula="of:=SUM([.D92:.I92])" office:value-type="float" office:value="3.31047" calcext:value-type="float">
            <text:p>3.31047</text:p>
          </table:table-cell>
          <table:table-cell/>
          <table:table-cell office:value-type="float" office:value="0.02765" calcext:value-type="float">
            <text:p>0.02765</text:p>
          </table:table-cell>
          <table:table-cell office:value-type="float" office:value="0.02681" calcext:value-type="float">
            <text:p>0.0268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.894" calcext:value-type="float">
            <text:p>2.894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266" calcext:value-type="float">
            <text:p>0.266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08201" calcext:value-type="float">
            <text:p>0.082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5367" calcext:value-type="float">
            <text:p>0.5367</text:p>
          </table:table-cell>
          <table:table-cell table:formula="of:=SUM([.D93:.I93])" office:value-type="float" office:value="2.89161" calcext:value-type="float">
            <text:p>2.89161</text:p>
          </table:table-cell>
          <table:table-cell/>
          <table:table-cell office:value-type="float" office:value="0.01803" calcext:value-type="float">
            <text:p>0.01803</text:p>
          </table:table-cell>
          <table:table-cell office:value-type="float" office:value="0.01722" calcext:value-type="float">
            <text:p>0.01722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.072" calcext:value-type="float">
            <text:p>3.072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09113" calcext:value-type="float">
            <text:p>0.09113</text:p>
          </table:table-cell>
          <table:table-cell office:value-type="float" office:value="1.539" calcext:value-type="float">
            <text:p>1.539</text:p>
          </table:table-cell>
          <table:table-cell office:value-type="float" office:value="0.5047" calcext:value-type="float">
            <text:p>0.5047</text:p>
          </table:table-cell>
          <table:table-cell table:formula="of:=SUM([.D94:.I94])" office:value-type="float" office:value="3.06603" calcext:value-type="float">
            <text:p>3.06603</text:p>
          </table:table-cell>
          <table:table-cell/>
          <table:table-cell office:value-type="float" office:value="0.02179" calcext:value-type="float">
            <text:p>0.02179</text:p>
          </table:table-cell>
          <table:table-cell office:value-type="float" office:value="0.01999" calcext:value-type="float">
            <text:p>0.01999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.629" calcext:value-type="float">
            <text:p>2.629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9297" calcext:value-type="float">
            <text:p>0.09297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09441" calcext:value-type="float">
            <text:p>0.09441</text:p>
          </table:table-cell>
          <table:table-cell office:value-type="float" office:value="1.404" calcext:value-type="float">
            <text:p>1.404</text:p>
          </table:table-cell>
          <table:table-cell office:value-type="float" office:value="0.5016" calcext:value-type="float">
            <text:p>0.5016</text:p>
          </table:table-cell>
          <table:table-cell table:formula="of:=SUM([.D95:.I95])" office:value-type="float" office:value="2.62508" calcext:value-type="float">
            <text:p>2.62508</text:p>
          </table:table-cell>
          <table:table-cell/>
          <table:table-cell office:value-type="float" office:value="0.01821" calcext:value-type="float">
            <text:p>0.01821</text:p>
          </table:table-cell>
          <table:table-cell office:value-type="float" office:value="0.01788" calcext:value-type="float">
            <text:p>0.01788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.552" calcext:value-type="float">
            <text:p>2.552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105" calcext:value-type="float">
            <text:p>0.105</text:p>
          </table:table-cell>
          <table:table-cell office:value-type="float" office:value="1.393" calcext:value-type="float">
            <text:p>1.393</text:p>
          </table:table-cell>
          <table:table-cell office:value-type="float" office:value="0.4754" calcext:value-type="float">
            <text:p>0.4754</text:p>
          </table:table-cell>
          <table:table-cell table:formula="of:=SUM([.D96:.I96])" office:value-type="float" office:value="2.5485" calcext:value-type="float">
            <text:p>2.5485</text:p>
          </table:table-cell>
          <table:table-cell/>
          <table:table-cell office:value-type="float" office:value="0.0067" calcext:value-type="float">
            <text:p>0.0067</text:p>
          </table:table-cell>
          <table:table-cell office:value-type="float" office:value="0.006493" calcext:value-type="float">
            <text:p>0.006493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.578" calcext:value-type="float">
            <text:p>2.578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.243" calcext:value-type="float">
            <text:p>0.24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197" calcext:value-type="float">
            <text:p>0.1197</text:p>
          </table:table-cell>
          <table:table-cell office:value-type="float" office:value="1.449" calcext:value-type="float">
            <text:p>1.449</text:p>
          </table:table-cell>
          <table:table-cell office:value-type="float" office:value="0.4661" calcext:value-type="float">
            <text:p>0.4661</text:p>
          </table:table-cell>
          <table:table-cell table:formula="of:=SUM([.D97:.I97])" office:value-type="float" office:value="2.5725" calcext:value-type="float">
            <text:p>2.5725</text:p>
          </table:table-cell>
          <table:table-cell/>
          <table:table-cell office:value-type="float" office:value="0.009181" calcext:value-type="float">
            <text:p>0.009181</text:p>
          </table:table-cell>
          <table:table-cell office:value-type="float" office:value="0.008884" calcext:value-type="float">
            <text:p>0.008884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.323" calcext:value-type="float">
            <text:p>2.323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131" calcext:value-type="float">
            <text:p>0.131</text:p>
          </table:table-cell>
          <table:table-cell office:value-type="float" office:value="1.272" calcext:value-type="float">
            <text:p>1.272</text:p>
          </table:table-cell>
          <table:table-cell office:value-type="float" office:value="0.4358" calcext:value-type="float">
            <text:p>0.4358</text:p>
          </table:table-cell>
          <table:table-cell table:formula="of:=SUM([.D98:.I98])" office:value-type="float" office:value="2.3194" calcext:value-type="float">
            <text:p>2.3194</text:p>
          </table:table-cell>
          <table:table-cell/>
          <table:table-cell office:value-type="float" office:value="0.005741" calcext:value-type="float">
            <text:p>0.005741</text:p>
          </table:table-cell>
          <table:table-cell office:value-type="float" office:value="0.005411" calcext:value-type="float">
            <text:p>0.005411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.226" calcext:value-type="float">
            <text:p>2.226</text:p>
          </table:table-cell>
          <table:table-cell office:value-type="float" office:value="0.004965" calcext:value-type="float">
            <text:p>0.004965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05721" calcext:value-type="float">
            <text:p>0.05721</text:p>
          </table:table-cell>
          <table:table-cell office:value-type="float" office:value="0.1316" calcext:value-type="float">
            <text:p>0.1316</text:p>
          </table:table-cell>
          <table:table-cell office:value-type="float" office:value="1.195" calcext:value-type="float">
            <text:p>1.195</text:p>
          </table:table-cell>
          <table:table-cell office:value-type="float" office:value="0.4169" calcext:value-type="float">
            <text:p>0.4169</text:p>
          </table:table-cell>
          <table:table-cell table:formula="of:=SUM([.D99:.I99])" office:value-type="float" office:value="2.22151" calcext:value-type="float">
            <text:p>2.22151</text:p>
          </table:table-cell>
          <table:table-cell/>
          <table:table-cell office:value-type="float" office:value="0.006968" calcext:value-type="float">
            <text:p>0.006968</text:p>
          </table:table-cell>
          <table:table-cell office:value-type="float" office:value="0.006174" calcext:value-type="float">
            <text:p>0.006174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.304" calcext:value-type="float">
            <text:p>2.304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09315" calcext:value-type="float">
            <text:p>0.09315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1426" calcext:value-type="float">
            <text:p>0.1426</text:p>
          </table:table-cell>
          <table:table-cell office:value-type="float" office:value="1.266" calcext:value-type="float">
            <text:p>1.266</text:p>
          </table:table-cell>
          <table:table-cell office:value-type="float" office:value="0.5217" calcext:value-type="float">
            <text:p>0.5217</text:p>
          </table:table-cell>
          <table:table-cell table:formula="of:=SUM([.D100:.I100])" office:value-type="float" office:value="2.2999" calcext:value-type="float">
            <text:p>2.2999</text:p>
          </table:table-cell>
          <table:table-cell/>
          <table:table-cell office:value-type="float" office:value="0.003926" calcext:value-type="float">
            <text:p>0.003926</text:p>
          </table:table-cell>
          <table:table-cell office:value-type="float" office:value="0.003665" calcext:value-type="float">
            <text:p>0.003665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.581" calcext:value-type="float">
            <text:p>2.581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0.1519" calcext:value-type="float">
            <text:p>0.1519</text:p>
          </table:table-cell>
          <table:table-cell office:value-type="float" office:value="1.465" calcext:value-type="float">
            <text:p>1.465</text:p>
          </table:table-cell>
          <table:table-cell office:value-type="float" office:value="0.552" calcext:value-type="float">
            <text:p>0.552</text:p>
          </table:table-cell>
          <table:table-cell table:formula="of:=SUM([.D101:.I101])" office:value-type="float" office:value="2.577832" calcext:value-type="float">
            <text:p>2.577832</text:p>
          </table:table-cell>
          <table:table-cell/>
          <table:table-cell office:value-type="float" office:value="0.003458" calcext:value-type="float">
            <text:p>0.003458</text:p>
          </table:table-cell>
          <table:table-cell office:value-type="float" office:value="0.002778" calcext:value-type="float">
            <text:p>0.002778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.4" calcext:value-type="float">
            <text:p>2.4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0.159" calcext:value-type="float">
            <text:p>0.159</text:p>
          </table:table-cell>
          <table:table-cell office:value-type="float" office:value="1.376" calcext:value-type="float">
            <text:p>1.376</text:p>
          </table:table-cell>
          <table:table-cell office:value-type="float" office:value="0.4871" calcext:value-type="float">
            <text:p>0.4871</text:p>
          </table:table-cell>
          <table:table-cell table:formula="of:=SUM([.D102:.I102])" office:value-type="float" office:value="2.393627" calcext:value-type="float">
            <text:p>2.393627</text:p>
          </table:table-cell>
          <table:table-cell/>
          <table:table-cell office:value-type="float" office:value="0.005701" calcext:value-type="float">
            <text:p>0.005701</text:p>
          </table:table-cell>
          <table:table-cell office:value-type="float" office:value="0.005384" calcext:value-type="float">
            <text:p>0.005384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.377" calcext:value-type="float">
            <text:p>2.377</text:p>
          </table:table-cell>
          <table:table-cell office:value-type="float" office:value="0.006689" calcext:value-type="float">
            <text:p>0.006689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002194" calcext:value-type="float">
            <text:p>0.0002194</text:p>
          </table:table-cell>
          <table:table-cell office:value-type="float" office:value="0.154" calcext:value-type="float">
            <text:p>0.154</text:p>
          </table:table-cell>
          <table:table-cell office:value-type="float" office:value="1.373" calcext:value-type="float">
            <text:p>1.373</text:p>
          </table:table-cell>
          <table:table-cell office:value-type="float" office:value="0.4785" calcext:value-type="float">
            <text:p>0.4785</text:p>
          </table:table-cell>
          <table:table-cell table:formula="of:=SUM([.D103:.I103])" office:value-type="float" office:value="2.3708194" calcext:value-type="float">
            <text:p>2.3708194</text:p>
          </table:table-cell>
          <table:table-cell/>
          <table:table-cell office:value-type="float" office:value="0.006689" calcext:value-type="float">
            <text:p>0.006689</text:p>
          </table:table-cell>
          <table:table-cell office:value-type="float" office:value="0.006158" calcext:value-type="float">
            <text:p>0.006158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.513" calcext:value-type="float">
            <text:p>2.513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office:value-type="float" office:value="0.1643" calcext:value-type="float">
            <text:p>0.1643</text:p>
          </table:table-cell>
          <table:table-cell office:value-type="float" office:value="1.449" calcext:value-type="float">
            <text:p>1.449</text:p>
          </table:table-cell>
          <table:table-cell office:value-type="float" office:value="0.4902" calcext:value-type="float">
            <text:p>0.4902</text:p>
          </table:table-cell>
          <table:table-cell table:formula="of:=SUM([.D104:.I104])" office:value-type="float" office:value="2.5091" calcext:value-type="float">
            <text:p>2.5091</text:p>
          </table:table-cell>
          <table:table-cell/>
          <table:table-cell office:value-type="float" office:value="0.003892" calcext:value-type="float">
            <text:p>0.003892</text:p>
          </table:table-cell>
          <table:table-cell office:value-type="float" office:value="0.003544" calcext:value-type="float">
            <text:p>0.003544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.306" calcext:value-type="float">
            <text:p>2.306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1468" calcext:value-type="float">
            <text:p>0.1468</text:p>
          </table:table-cell>
          <table:table-cell office:value-type="float" office:value="0" calcext:value-type="float">
            <text:p>0</text:p>
          </table:table-cell>
          <table:table-cell office:value-type="float" office:value="0.1562" calcext:value-type="float">
            <text:p>0.1562</text:p>
          </table:table-cell>
          <table:table-cell office:value-type="float" office:value="1.271" calcext:value-type="float">
            <text:p>1.271</text:p>
          </table:table-cell>
          <table:table-cell office:value-type="float" office:value="0.4183" calcext:value-type="float">
            <text:p>0.4183</text:p>
          </table:table-cell>
          <table:table-cell table:formula="of:=SUM([.D105:.I105])" office:value-type="float" office:value="2.3007" calcext:value-type="float">
            <text:p>2.3007</text:p>
          </table:table-cell>
          <table:table-cell/>
          <table:table-cell office:value-type="float" office:value="0.005174" calcext:value-type="float">
            <text:p>0.005174</text:p>
          </table:table-cell>
          <table:table-cell office:value-type="float" office:value="0.004749" calcext:value-type="float">
            <text:p>0.004749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.731" calcext:value-type="float">
            <text:p>2.731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.285" calcext:value-type="float">
            <text:p>0.285</text:p>
          </table:table-cell>
          <table:table-cell office:value-type="float" office:value="0.1308" calcext:value-type="float">
            <text:p>0.1308</text:p>
          </table:table-cell>
          <table:table-cell office:value-type="float" office:value="0" calcext:value-type="float">
            <text:p>0</text:p>
          </table:table-cell>
          <table:table-cell office:value-type="float" office:value="0.1626" calcext:value-type="float">
            <text:p>0.1626</text:p>
          </table:table-cell>
          <table:table-cell office:value-type="float" office:value="1.61" calcext:value-type="float">
            <text:p>1.61</text:p>
          </table:table-cell>
          <table:table-cell office:value-type="float" office:value="0.5397" calcext:value-type="float">
            <text:p>0.5397</text:p>
          </table:table-cell>
          <table:table-cell table:formula="of:=SUM([.D106:.I106])" office:value-type="float" office:value="2.7281" calcext:value-type="float">
            <text:p>2.7281</text:p>
          </table:table-cell>
          <table:table-cell/>
          <table:table-cell table:number-columns-repeated="2" office:value-type="float" office:value="0.002948" calcext:value-type="float">
            <text:p>0.002948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.437" calcext:value-type="float">
            <text:p>2.437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268" calcext:value-type="float">
            <text:p>0.268</text:p>
          </table:table-cell>
          <table:table-cell office:value-type="float" office:value="0.1143" calcext:value-type="float">
            <text:p>0.1143</text:p>
          </table:table-cell>
          <table:table-cell office:value-type="float" office:value="0" calcext:value-type="float">
            <text:p>0</text:p>
          </table:table-cell>
          <table:table-cell office:value-type="float" office:value="0.1643" calcext:value-type="float">
            <text:p>0.1643</text:p>
          </table:table-cell>
          <table:table-cell office:value-type="float" office:value="1.43" calcext:value-type="float">
            <text:p>1.43</text:p>
          </table:table-cell>
          <table:table-cell office:value-type="float" office:value="0.4561" calcext:value-type="float">
            <text:p>0.4561</text:p>
          </table:table-cell>
          <table:table-cell table:formula="of:=SUM([.D107:.I107])" office:value-type="float" office:value="2.4327" calcext:value-type="float">
            <text:p>2.4327</text:p>
          </table:table-cell>
          <table:table-cell/>
          <table:table-cell office:value-type="float" office:value="0.003713" calcext:value-type="float">
            <text:p>0.003713</text:p>
          </table:table-cell>
          <table:table-cell office:value-type="float" office:value="0.002966" calcext:value-type="float">
            <text:p>0.002966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.519" calcext:value-type="float">
            <text:p>2.519</text:p>
          </table:table-cell>
          <table:table-cell office:value-type="float" office:value="0.002858" calcext:value-type="float">
            <text:p>0.002858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1262" calcext:value-type="float">
            <text:p>0.1262</text:p>
          </table:table-cell>
          <table:table-cell office:value-type="float" office:value="0" calcext:value-type="float">
            <text:p>0</text:p>
          </table:table-cell>
          <table:table-cell office:value-type="float" office:value="0.1434" calcext:value-type="float">
            <text:p>0.1434</text:p>
          </table:table-cell>
          <table:table-cell office:value-type="float" office:value="1.463" calcext:value-type="float">
            <text:p>1.463</text:p>
          </table:table-cell>
          <table:table-cell office:value-type="float" office:value="0.4848" calcext:value-type="float">
            <text:p>0.4848</text:p>
          </table:table-cell>
          <table:table-cell table:formula="of:=SUM([.D108:.I108])" office:value-type="float" office:value="2.5162" calcext:value-type="float">
            <text:p>2.5162</text:p>
          </table:table-cell>
          <table:table-cell/>
          <table:table-cell table:number-columns-repeated="2" office:value-type="float" office:value="0.002858" calcext:value-type="float">
            <text:p>0.002858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.505" calcext:value-type="float">
            <text:p>2.505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1653" calcext:value-type="float">
            <text:p>0.1653</text:p>
          </table:table-cell>
          <table:table-cell office:value-type="float" office:value="0" calcext:value-type="float">
            <text:p>0</text:p>
          </table:table-cell>
          <table:table-cell office:value-type="float" office:value="0.1444" calcext:value-type="float">
            <text:p>0.1444</text:p>
          </table:table-cell>
          <table:table-cell office:value-type="float" office:value="1.472" calcext:value-type="float">
            <text:p>1.472</text:p>
          </table:table-cell>
          <table:table-cell office:value-type="float" office:value="0.4941" calcext:value-type="float">
            <text:p>0.4941</text:p>
          </table:table-cell>
          <table:table-cell table:formula="of:=SUM([.D109:.I109])" office:value-type="float" office:value="2.5016" calcext:value-type="float">
            <text:p>2.5016</text:p>
          </table:table-cell>
          <table:table-cell/>
          <table:table-cell office:value-type="float" office:value="0.003582" calcext:value-type="float">
            <text:p>0.003582</text:p>
          </table:table-cell>
          <table:table-cell office:value-type="float" office:value="0.003084" calcext:value-type="float">
            <text:p>0.003084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.313" calcext:value-type="float">
            <text:p>2.313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1245" calcext:value-type="float">
            <text:p>0.1245</text:p>
          </table:table-cell>
          <table:table-cell office:value-type="float" office:value="0" calcext:value-type="float">
            <text:p>0</text:p>
          </table:table-cell>
          <table:table-cell office:value-type="float" office:value="0.1346" calcext:value-type="float">
            <text:p>0.1346</text:p>
          </table:table-cell>
          <table:table-cell office:value-type="float" office:value="1.352" calcext:value-type="float">
            <text:p>1.352</text:p>
          </table:table-cell>
          <table:table-cell office:value-type="float" office:value="0.4718" calcext:value-type="float">
            <text:p>0.4718</text:p>
          </table:table-cell>
          <table:table-cell table:formula="of:=SUM([.D110:.I110])" office:value-type="float" office:value="2.3099" calcext:value-type="float">
            <text:p>2.3099</text:p>
          </table:table-cell>
          <table:table-cell/>
          <table:table-cell office:value-type="float" office:value="0.00323" calcext:value-type="float">
            <text:p>0.00323</text:p>
          </table:table-cell>
          <table:table-cell office:value-type="float" office:value="0.002794" calcext:value-type="float">
            <text:p>0.002794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.519" calcext:value-type="float">
            <text:p>2.519</text:p>
          </table:table-cell>
          <table:table-cell office:value-type="float" office:value="0.002489" calcext:value-type="float">
            <text:p>0.002489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1468" calcext:value-type="float">
            <text:p>0.1468</text:p>
          </table:table-cell>
          <table:table-cell office:value-type="float" office:value="0" calcext:value-type="float">
            <text:p>0</text:p>
          </table:table-cell>
          <table:table-cell office:value-type="float" office:value="0.1261" calcext:value-type="float">
            <text:p>0.1261</text:p>
          </table:table-cell>
          <table:table-cell office:value-type="float" office:value="1.311" calcext:value-type="float">
            <text:p>1.311</text:p>
          </table:table-cell>
          <table:table-cell office:value-type="float" office:value="0.5965" calcext:value-type="float">
            <text:p>0.5965</text:p>
          </table:table-cell>
          <table:table-cell table:formula="of:=SUM([.D111:.I111])" office:value-type="float" office:value="2.5168" calcext:value-type="float">
            <text:p>2.5168</text:p>
          </table:table-cell>
          <table:table-cell/>
          <table:table-cell office:value-type="float" office:value="0.002489" calcext:value-type="float">
            <text:p>0.002489</text:p>
          </table:table-cell>
          <table:table-cell office:value-type="float" office:value="0.001866" calcext:value-type="float">
            <text:p>0.001866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.286" calcext:value-type="float">
            <text:p>2.286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1177" calcext:value-type="float">
            <text:p>0.1177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1.331" calcext:value-type="float">
            <text:p>1.331</text:p>
          </table:table-cell>
          <table:table-cell office:value-type="float" office:value="0.5209" calcext:value-type="float">
            <text:p>0.5209</text:p>
          </table:table-cell>
          <table:table-cell table:formula="of:=SUM([.D112:.I112])" office:value-type="float" office:value="2.2819" calcext:value-type="float">
            <text:p>2.2819</text:p>
          </table:table-cell>
          <table:table-cell/>
          <table:table-cell office:value-type="float" office:value="0.003821" calcext:value-type="float">
            <text:p>0.003821</text:p>
          </table:table-cell>
          <table:table-cell office:value-type="float" office:value="0.003807" calcext:value-type="float">
            <text:p>0.0038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504" calcext:value-type="float">
            <text:p>2.504</text:p>
          </table:table-cell>
          <table:table-cell office:value-type="float" office:value="0.006999" calcext:value-type="float">
            <text:p>0.006999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1309" calcext:value-type="float">
            <text:p>0.1309</text:p>
          </table:table-cell>
          <table:table-cell office:value-type="float" office:value="0" calcext:value-type="float">
            <text:p>0</text:p>
          </table:table-cell>
          <table:table-cell office:value-type="float" office:value="0.1029" calcext:value-type="float">
            <text:p>0.1029</text:p>
          </table:table-cell>
          <table:table-cell office:value-type="float" office:value="1.498" calcext:value-type="float">
            <text:p>1.498</text:p>
          </table:table-cell>
          <table:table-cell office:value-type="float" office:value="0.5138" calcext:value-type="float">
            <text:p>0.5138</text:p>
          </table:table-cell>
          <table:table-cell table:formula="of:=SUM([.D113:.I113])" office:value-type="float" office:value="2.4975" calcext:value-type="float">
            <text:p>2.4975</text:p>
          </table:table-cell>
          <table:table-cell/>
          <table:table-cell office:value-type="float" office:value="0.006999" calcext:value-type="float">
            <text:p>0.006999</text:p>
          </table:table-cell>
          <table:table-cell office:value-type="float" office:value="0.006307" calcext:value-type="float">
            <text:p>0.00630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493" calcext:value-type="float">
            <text:p>2.493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1407" calcext:value-type="float">
            <text:p>0.1407</text:p>
          </table:table-cell>
          <table:table-cell office:value-type="float" office:value="0" calcext:value-type="float">
            <text:p>0</text:p>
          </table:table-cell>
          <table:table-cell office:value-type="float" office:value="0.09686" calcext:value-type="float">
            <text:p>0.09686</text:p>
          </table:table-cell>
          <table:table-cell office:value-type="float" office:value="1.401" calcext:value-type="float">
            <text:p>1.401</text:p>
          </table:table-cell>
          <table:table-cell office:value-type="float" office:value="0.5258" calcext:value-type="float">
            <text:p>0.5258</text:p>
          </table:table-cell>
          <table:table-cell table:formula="of:=SUM([.D114:.I114])" office:value-type="float" office:value="2.48756" calcext:value-type="float">
            <text:p>2.48756</text:p>
          </table:table-cell>
          <table:table-cell/>
          <table:table-cell office:value-type="float" office:value="0.005717" calcext:value-type="float">
            <text:p>0.005717</text:p>
          </table:table-cell>
          <table:table-cell office:value-type="float" office:value="0.005479" calcext:value-type="float">
            <text:p>0.00547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299" calcext:value-type="float">
            <text:p>2.299</text:p>
          </table:table-cell>
          <table:table-cell office:value-type="float" office:value="0.006426" calcext:value-type="float">
            <text:p>0.006426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1218" calcext:value-type="float">
            <text:p>0.1218</text:p>
          </table:table-cell>
          <table:table-cell office:value-type="float" office:value="0" calcext:value-type="float">
            <text:p>0</text:p>
          </table:table-cell>
          <table:table-cell office:value-type="float" office:value="0.08973" calcext:value-type="float">
            <text:p>0.08973</text:p>
          </table:table-cell>
          <table:table-cell office:value-type="float" office:value="1.356" calcext:value-type="float">
            <text:p>1.356</text:p>
          </table:table-cell>
          <table:table-cell office:value-type="float" office:value="0.462" calcext:value-type="float">
            <text:p>0.462</text:p>
          </table:table-cell>
          <table:table-cell table:formula="of:=SUM([.D115:.I115])" office:value-type="float" office:value="2.29323" calcext:value-type="float">
            <text:p>2.29323</text:p>
          </table:table-cell>
          <table:table-cell/>
          <table:table-cell office:value-type="float" office:value="0.006426" calcext:value-type="float">
            <text:p>0.006426</text:p>
          </table:table-cell>
          <table:table-cell office:value-type="float" office:value="0.005957" calcext:value-type="float">
            <text:p>0.00595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393" calcext:value-type="float">
            <text:p>2.393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9542" calcext:value-type="float">
            <text:p>0.09542</text:p>
          </table:table-cell>
          <table:table-cell office:value-type="float" office:value="0" calcext:value-type="float">
            <text:p>0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1.437" calcext:value-type="float">
            <text:p>1.437</text:p>
          </table:table-cell>
          <table:table-cell office:value-type="float" office:value="0.5064" calcext:value-type="float">
            <text:p>0.5064</text:p>
          </table:table-cell>
          <table:table-cell table:formula="of:=SUM([.D116:.I116])" office:value-type="float" office:value="2.3855" calcext:value-type="float">
            <text:p>2.3855</text:p>
          </table:table-cell>
          <table:table-cell/>
          <table:table-cell office:value-type="float" office:value="0.007293" calcext:value-type="float">
            <text:p>0.007293</text:p>
          </table:table-cell>
          <table:table-cell office:value-type="float" office:value="0.00696" calcext:value-type="float">
            <text:p>0.0069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24" calcext:value-type="float">
            <text:p>2.24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" calcext:value-type="float">
            <text:p>0</text:p>
          </table:table-cell>
          <table:table-cell office:value-type="float" office:value="0.06869" calcext:value-type="float">
            <text:p>0.06869</text:p>
          </table:table-cell>
          <table:table-cell office:value-type="float" office:value="1.392" calcext:value-type="float">
            <text:p>1.392</text:p>
          </table:table-cell>
          <table:table-cell office:value-type="float" office:value="0.428" calcext:value-type="float">
            <text:p>0.428</text:p>
          </table:table-cell>
          <table:table-cell table:formula="of:=SUM([.D117:.I117])" office:value-type="float" office:value="2.22989" calcext:value-type="float">
            <text:p>2.22989</text:p>
          </table:table-cell>
          <table:table-cell/>
          <table:table-cell office:value-type="float" office:value="0.01085" calcext:value-type="float">
            <text:p>0.01085</text:p>
          </table:table-cell>
          <table:table-cell office:value-type="float" office:value="0.01075" calcext:value-type="float">
            <text:p>0.0107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315" calcext:value-type="float">
            <text:p>2.315</text:p>
          </table:table-cell>
          <table:table-cell office:value-type="float" office:value="0.008488" calcext:value-type="float">
            <text:p>0.008488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1357" calcext:value-type="float">
            <text:p>0.1357</text:p>
          </table:table-cell>
          <table:table-cell office:value-type="float" office:value="0" calcext:value-type="float">
            <text:p>0</text:p>
          </table:table-cell>
          <table:table-cell office:value-type="float" office:value="0.06617" calcext:value-type="float">
            <text:p>0.06617</text:p>
          </table:table-cell>
          <table:table-cell office:value-type="float" office:value="1.385" calcext:value-type="float">
            <text:p>1.385</text:p>
          </table:table-cell>
          <table:table-cell office:value-type="float" office:value="0.501" calcext:value-type="float">
            <text:p>0.501</text:p>
          </table:table-cell>
          <table:table-cell table:formula="of:=SUM([.D118:.I118])" office:value-type="float" office:value="2.30707" calcext:value-type="float">
            <text:p>2.30707</text:p>
          </table:table-cell>
          <table:table-cell/>
          <table:table-cell office:value-type="float" office:value="0.008488" calcext:value-type="float">
            <text:p>0.008488</text:p>
          </table:table-cell>
          <table:table-cell office:value-type="float" office:value="0.00802" calcext:value-type="float">
            <text:p>0.0080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376" calcext:value-type="float">
            <text:p>2.376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1553" calcext:value-type="float">
            <text:p>0.1553</text:p>
          </table:table-cell>
          <table:table-cell office:value-type="float" office:value="0" calcext:value-type="float">
            <text:p>0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1.37" calcext:value-type="float">
            <text:p>1.37</text:p>
          </table:table-cell>
          <table:table-cell office:value-type="float" office:value="0.5462" calcext:value-type="float">
            <text:p>0.5462</text:p>
          </table:table-cell>
          <table:table-cell table:formula="of:=SUM([.D119:.I119])" office:value-type="float" office:value="2.36033" calcext:value-type="float">
            <text:p>2.36033</text:p>
          </table:table-cell>
          <table:table-cell/>
          <table:table-cell office:value-type="float" office:value="0.01532" calcext:value-type="float">
            <text:p>0.01532</text:p>
          </table:table-cell>
          <table:table-cell office:value-type="float" office:value="0.01481" calcext:value-type="float">
            <text:p>0.0148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467" calcext:value-type="float">
            <text:p>2.467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1325" calcext:value-type="float">
            <text:p>0.1325</text:p>
          </table:table-cell>
          <table:table-cell office:value-type="float" office:value="0" calcext:value-type="float">
            <text:p>0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1.449" calcext:value-type="float">
            <text:p>1.449</text:p>
          </table:table-cell>
          <table:table-cell office:value-type="float" office:value="0.5574" calcext:value-type="float">
            <text:p>0.5574</text:p>
          </table:table-cell>
          <table:table-cell table:formula="of:=SUM([.D120:.I120])" office:value-type="float" office:value="2.44561" calcext:value-type="float">
            <text:p>2.44561</text:p>
          </table:table-cell>
          <table:table-cell/>
          <table:table-cell office:value-type="float" office:value="0.02185" calcext:value-type="float">
            <text:p>0.02185</text:p>
          </table:table-cell>
          <table:table-cell office:value-type="float" office:value="0.02176" calcext:value-type="float">
            <text:p>0.0217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247" calcext:value-type="float">
            <text:p>2.247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259" calcext:value-type="float">
            <text:p>0.1259</text:p>
          </table:table-cell>
          <table:table-cell office:value-type="float" office:value="0" calcext:value-type="float">
            <text:p>0</text:p>
          </table:table-cell>
          <table:table-cell office:value-type="float" office:value="0.0465" calcext:value-type="float">
            <text:p>0.0465</text:p>
          </table:table-cell>
          <table:table-cell office:value-type="float" office:value="1.419" calcext:value-type="float">
            <text:p>1.419</text:p>
          </table:table-cell>
          <table:table-cell office:value-type="float" office:value="0.4319" calcext:value-type="float">
            <text:p>0.4319</text:p>
          </table:table-cell>
          <table:table-cell table:formula="of:=SUM([.D121:.I121])" office:value-type="float" office:value="2.2186" calcext:value-type="float">
            <text:p>2.2186</text:p>
          </table:table-cell>
          <table:table-cell/>
          <table:table-cell office:value-type="float" office:value="0.02823" calcext:value-type="float">
            <text:p>0.02823</text:p>
          </table:table-cell>
          <table:table-cell office:value-type="float" office:value="0.02792" calcext:value-type="float">
            <text:p>0.0279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349" calcext:value-type="float">
            <text:p>2.349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1272" calcext:value-type="float">
            <text:p>0.1272</text:p>
          </table:table-cell>
          <table:table-cell office:value-type="float" office:value="0" calcext:value-type="float">
            <text:p>0</text:p>
          </table:table-cell>
          <table:table-cell office:value-type="float" office:value="0.04121" calcext:value-type="float">
            <text:p>0.04121</text:p>
          </table:table-cell>
          <table:table-cell office:value-type="float" office:value="1.362" calcext:value-type="float">
            <text:p>1.362</text:p>
          </table:table-cell>
          <table:table-cell office:value-type="float" office:value="0.5593" calcext:value-type="float">
            <text:p>0.5593</text:p>
          </table:table-cell>
          <table:table-cell table:formula="of:=SUM([.D122:.I122])" office:value-type="float" office:value="2.31911" calcext:value-type="float">
            <text:p>2.31911</text:p>
          </table:table-cell>
          <table:table-cell/>
          <table:table-cell office:value-type="float" office:value="0.03035" calcext:value-type="float">
            <text:p>0.03035</text:p>
          </table:table-cell>
          <table:table-cell office:value-type="float" office:value="0.0302" calcext:value-type="float">
            <text:p>0.030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461" calcext:value-type="float">
            <text:p>2.461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1628" calcext:value-type="float">
            <text:p>0.1628</text:p>
          </table:table-cell>
          <table:table-cell office:value-type="float" office:value="0" calcext:value-type="float">
            <text:p>0</text:p>
          </table:table-cell>
          <table:table-cell office:value-type="float" office:value="0.03852" calcext:value-type="float">
            <text:p>0.03852</text:p>
          </table:table-cell>
          <table:table-cell office:value-type="float" office:value="1.426" calcext:value-type="float">
            <text:p>1.426</text:p>
          </table:table-cell>
          <table:table-cell office:value-type="float" office:value="0.5281" calcext:value-type="float">
            <text:p>0.5281</text:p>
          </table:table-cell>
          <table:table-cell table:formula="of:=SUM([.D123:.I123])" office:value-type="float" office:value="2.41662" calcext:value-type="float">
            <text:p>2.41662</text:p>
          </table:table-cell>
          <table:table-cell/>
          <table:table-cell office:value-type="float" office:value="0.04408" calcext:value-type="float">
            <text:p>0.04408</text:p>
          </table:table-cell>
          <table:table-cell office:value-type="float" office:value="0.04317" calcext:value-type="float">
            <text:p>0.0431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417" calcext:value-type="float">
            <text:p>2.417</text:p>
          </table:table-cell>
          <table:table-cell office:value-type="float" office:value="0.04871" calcext:value-type="float">
            <text:p>0.04871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1485" calcext:value-type="float">
            <text:p>0.1485</text:p>
          </table:table-cell>
          <table:table-cell office:value-type="float" office:value="0" calcext:value-type="float">
            <text:p>0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1.355" calcext:value-type="float">
            <text:p>1.355</text:p>
          </table:table-cell>
          <table:table-cell office:value-type="float" office:value="0.5713" calcext:value-type="float">
            <text:p>0.5713</text:p>
          </table:table-cell>
          <table:table-cell table:formula="of:=SUM([.D124:.I124])" office:value-type="float" office:value="2.36787" calcext:value-type="float">
            <text:p>2.36787</text:p>
          </table:table-cell>
          <table:table-cell/>
          <table:table-cell office:value-type="float" office:value="0.04871" calcext:value-type="float">
            <text:p>0.04871</text:p>
          </table:table-cell>
          <table:table-cell office:value-type="float" office:value="0.04746" calcext:value-type="float">
            <text:p>0.04746</text:p>
          </table:table-cell>
          <table:table-cell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float" office:value="2.436" calcext:value-type="float">
            <text:p>2.436</text:p>
          </table:table-cell>
          <table:table-cell office:value-type="float" office:value="0.06379" calcext:value-type="float">
            <text:p>0.06379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1.415" calcext:value-type="float">
            <text:p>1.415</text:p>
          </table:table-cell>
          <table:table-cell office:value-type="float" office:value="0.4921" calcext:value-type="float">
            <text:p>0.4921</text:p>
          </table:table-cell>
          <table:table-cell table:formula="of:=SUM([.D125:.I125])" office:value-type="float" office:value="2.37257" calcext:value-type="float">
            <text:p>2.37257</text:p>
          </table:table-cell>
          <table:table-cell/>
          <table:table-cell office:value-type="float" office:value="0.06379" calcext:value-type="float">
            <text:p>0.06379</text:p>
          </table:table-cell>
          <table:table-cell office:value-type="float" office:value="0.06312" calcext:value-type="float">
            <text:p>0.06312</text:p>
          </table:table-cell>
          <table:table-cell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float" office:value="2.376" calcext:value-type="float">
            <text:p>2.376</text:p>
          </table:table-cell>
          <table:table-cell office:value-type="float" office:value="0.07099" calcext:value-type="float">
            <text:p>0.07099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1067" calcext:value-type="float">
            <text:p>0.1067</text:p>
          </table:table-cell>
          <table:table-cell office:value-type="float" office:value="0" calcext:value-type="float">
            <text:p>0</text:p>
          </table:table-cell>
          <table:table-cell office:value-type="float" office:value="0.0286" calcext:value-type="float">
            <text:p>0.0286</text:p>
          </table:table-cell>
          <table:table-cell office:value-type="float" office:value="1.334" calcext:value-type="float">
            <text:p>1.334</text:p>
          </table:table-cell>
          <table:table-cell office:value-type="float" office:value="0.5689" calcext:value-type="float">
            <text:p>0.5689</text:p>
          </table:table-cell>
          <table:table-cell table:formula="of:=SUM([.D126:.I126])" office:value-type="float" office:value="2.3048" calcext:value-type="float">
            <text:p>2.3048</text:p>
          </table:table-cell>
          <table:table-cell/>
          <table:table-cell office:value-type="float" office:value="0.07099" calcext:value-type="float">
            <text:p>0.07099</text:p>
          </table:table-cell>
          <table:table-cell office:value-type="float" office:value="0.07076" calcext:value-type="float">
            <text:p>0.07076</text:p>
          </table:table-cell>
          <table:table-cell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float" office:value="2.427" calcext:value-type="float">
            <text:p>2.427</text:p>
          </table:table-cell>
          <table:table-cell office:value-type="float" office:value="0.08103" calcext:value-type="float">
            <text:p>0.08103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1252" calcext:value-type="float">
            <text:p>0.1252</text:p>
          </table:table-cell>
          <table:table-cell office:value-type="float" office:value="0" calcext:value-type="float">
            <text:p>0</text:p>
          </table:table-cell>
          <table:table-cell office:value-type="float" office:value="0.03182" calcext:value-type="float">
            <text:p>0.03182</text:p>
          </table:table-cell>
          <table:table-cell office:value-type="float" office:value="1.341" calcext:value-type="float">
            <text:p>1.341</text:p>
          </table:table-cell>
          <table:table-cell office:value-type="float" office:value="0.6079" calcext:value-type="float">
            <text:p>0.6079</text:p>
          </table:table-cell>
          <table:table-cell table:formula="of:=SUM([.D127:.I127])" office:value-type="float" office:value="2.34632" calcext:value-type="float">
            <text:p>2.34632</text:p>
          </table:table-cell>
          <table:table-cell/>
          <table:table-cell office:value-type="float" office:value="0.08103" calcext:value-type="float">
            <text:p>0.08103</text:p>
          </table:table-cell>
          <table:table-cell office:value-type="float" office:value="0.08092" calcext:value-type="float">
            <text:p>0.08092</text:p>
          </table:table-cell>
          <table:table-cell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float" office:value="2.362" calcext:value-type="float">
            <text:p>2.362</text:p>
          </table:table-cell>
          <table:table-cell office:value-type="float" office:value="0.07835" calcext:value-type="float">
            <text:p>0.0783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1726" calcext:value-type="float">
            <text:p>0.1726</text:p>
          </table:table-cell>
          <table:table-cell office:value-type="float" office:value="0" calcext:value-type="float">
            <text:p>0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1.37" calcext:value-type="float">
            <text:p>1.37</text:p>
          </table:table-cell>
          <table:table-cell office:value-type="float" office:value="0.481" calcext:value-type="float">
            <text:p>0.481</text:p>
          </table:table-cell>
          <table:table-cell table:formula="of:=SUM([.D128:.I128])" office:value-type="float" office:value="2.28385" calcext:value-type="float">
            <text:p>2.28385</text:p>
          </table:table-cell>
          <table:table-cell/>
          <table:table-cell office:value-type="float" office:value="0.07835" calcext:value-type="float">
            <text:p>0.07835</text:p>
          </table:table-cell>
          <table:table-cell office:value-type="float" office:value="0.07809" calcext:value-type="float">
            <text:p>0.07809</text:p>
          </table:table-cell>
          <table:table-cell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float" office:value="2.512" calcext:value-type="float">
            <text:p>2.512</text:p>
          </table:table-cell>
          <table:table-cell office:value-type="float" office:value="0.09372" calcext:value-type="float">
            <text:p>0.09372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1.395" calcext:value-type="float">
            <text:p>1.395</text:p>
          </table:table-cell>
          <table:table-cell office:value-type="float" office:value="0.609" calcext:value-type="float">
            <text:p>0.609</text:p>
          </table:table-cell>
          <table:table-cell table:formula="of:=SUM([.D129:.I129])" office:value-type="float" office:value="2.41888" calcext:value-type="float">
            <text:p>2.41888</text:p>
          </table:table-cell>
          <table:table-cell/>
          <table:table-cell office:value-type="float" office:value="0.09372" calcext:value-type="float">
            <text:p>0.09372</text:p>
          </table:table-cell>
          <table:table-cell office:value-type="float" office:value="0.09261" calcext:value-type="float">
            <text:p>0.09261</text:p>
          </table:table-cell>
          <table:table-cell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float" office:value="2.601" calcext:value-type="float">
            <text:p>2.60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1.54" calcext:value-type="float">
            <text:p>1.54</text:p>
          </table:table-cell>
          <table:table-cell office:value-type="float" office:value="0.5564" calcext:value-type="float">
            <text:p>0.5564</text:p>
          </table:table-cell>
          <table:table-cell table:formula="of:=SUM([.D130:.I130])" office:value-type="float" office:value="2.49907" calcext:value-type="float">
            <text:p>2.49907</text:p>
          </table:table-cell>
          <table:table-cell/>
          <table:table-cell office:value-type="float" office:value="0.1025" calcext:value-type="float">
            <text:p>0.1025</text:p>
          </table:table-cell>
          <table:table-cell office:value-type="float" office:value="0.1023" calcext:value-type="float">
            <text:p>0.1023</text:p>
          </table:table-cell>
          <table:table-cell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float" office:value="2.513" calcext:value-type="float">
            <text:p>2.513</text:p>
          </table:table-cell>
          <table:table-cell office:value-type="float" office:value="0.08655" calcext:value-type="float">
            <text:p>0.08655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1632" calcext:value-type="float">
            <text:p>0.1632</text:p>
          </table:table-cell>
          <table:table-cell office:value-type="float" office:value="0" calcext:value-type="float">
            <text:p>0</text:p>
          </table:table-cell>
          <table:table-cell office:value-type="float" office:value="0.02502" calcext:value-type="float">
            <text:p>0.02502</text:p>
          </table:table-cell>
          <table:table-cell office:value-type="float" office:value="1.324" calcext:value-type="float">
            <text:p>1.324</text:p>
          </table:table-cell>
          <table:table-cell office:value-type="float" office:value="0.6061" calcext:value-type="float">
            <text:p>0.6061</text:p>
          </table:table-cell>
          <table:table-cell table:formula="of:=SUM([.D131:.I131])" office:value-type="float" office:value="2.42672" calcext:value-type="float">
            <text:p>2.42672</text:p>
          </table:table-cell>
          <table:table-cell/>
          <table:table-cell office:value-type="float" office:value="0.08655" calcext:value-type="float">
            <text:p>0.08655</text:p>
          </table:table-cell>
          <table:table-cell office:value-type="float" office:value="0.08621" calcext:value-type="float">
            <text:p>0.08621</text:p>
          </table:table-cell>
          <table:table-cell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float" office:value="2.61" calcext:value-type="float">
            <text:p>2.61</text:p>
          </table:table-cell>
          <table:table-cell office:value-type="float" office:value="0.09808" calcext:value-type="float">
            <text:p>0.09808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1636" calcext:value-type="float">
            <text:p>0.1636</text:p>
          </table:table-cell>
          <table:table-cell office:value-type="float" office:value="0" calcext:value-type="float">
            <text:p>0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1.415" calcext:value-type="float">
            <text:p>1.415</text:p>
          </table:table-cell>
          <table:table-cell office:value-type="float" office:value="0.6261" calcext:value-type="float">
            <text:p>0.6261</text:p>
          </table:table-cell>
          <table:table-cell table:formula="of:=SUM([.D132:.I132])" office:value-type="float" office:value="2.51231" calcext:value-type="float">
            <text:p>2.51231</text:p>
          </table:table-cell>
          <table:table-cell/>
          <table:table-cell office:value-type="float" office:value="0.09808" calcext:value-type="float">
            <text:p>0.09808</text:p>
          </table:table-cell>
          <table:table-cell office:value-type="float" office:value="0.09775" calcext:value-type="float">
            <text:p>0.09775</text:p>
          </table:table-cell>
          <table:table-cell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float" office:value="2.511" calcext:value-type="float">
            <text:p>2.511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1.463" calcext:value-type="float">
            <text:p>1.463</text:p>
          </table:table-cell>
          <table:table-cell office:value-type="float" office:value="0.4669" calcext:value-type="float">
            <text:p>0.4669</text:p>
          </table:table-cell>
          <table:table-cell table:formula="of:=SUM([.D133:.I133])" office:value-type="float" office:value="2.40037" calcext:value-type="float">
            <text:p>2.40037</text:p>
          </table:table-cell>
          <table:table-cell/>
          <table:table-cell office:value-type="float" office:value="0.1103" calcext:value-type="float">
            <text:p>0.1103</text:p>
          </table:table-cell>
          <table:table-cell office:value-type="float" office:value="0.1097" calcext:value-type="float">
            <text:p>0.1097</text:p>
          </table:table-cell>
          <table:table-cell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float" office:value="2.707" calcext:value-type="float">
            <text:p>2.707</text:p>
          </table:table-cell>
          <table:table-cell office:value-type="float" office:value="0.09616" calcext:value-type="float">
            <text:p>0.09616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1373" calcext:value-type="float">
            <text:p>0.1373</text:p>
          </table:table-cell>
          <table:table-cell office:value-type="float" office:value="0" calcext:value-type="float">
            <text:p>0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1.608" calcext:value-type="float">
            <text:p>1.608</text:p>
          </table:table-cell>
          <table:table-cell office:value-type="float" office:value="0.5572" calcext:value-type="float">
            <text:p>0.5572</text:p>
          </table:table-cell>
          <table:table-cell table:formula="of:=SUM([.D134:.I134])" office:value-type="float" office:value="2.61075" calcext:value-type="float">
            <text:p>2.61075</text:p>
          </table:table-cell>
          <table:table-cell/>
          <table:table-cell office:value-type="float" office:value="0.09616" calcext:value-type="float">
            <text:p>0.09616</text:p>
          </table:table-cell>
          <table:table-cell office:value-type="float" office:value="0.09533" calcext:value-type="float">
            <text:p>0.09533</text:p>
          </table:table-cell>
          <table:table-cell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float" office:value="2.791" calcext:value-type="float">
            <text:p>2.791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1948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1.57" calcext:value-type="float">
            <text:p>1.57</text:p>
          </table:table-cell>
          <table:table-cell office:value-type="float" office:value="0.6013" calcext:value-type="float">
            <text:p>0.6013</text:p>
          </table:table-cell>
          <table:table-cell table:formula="of:=SUM([.D135:.I135])" office:value-type="float" office:value="2.68428" calcext:value-type="float">
            <text:p>2.68428</text:p>
          </table:table-cell>
          <table:table-cell/>
          <table:table-cell office:value-type="float" office:value="0.1066" calcext:value-type="float">
            <text:p>0.1066</text:p>
          </table:table-cell>
          <table:table-cell office:value-type="float" office:value="0.1065" calcext:value-type="float">
            <text:p>0.1065</text:p>
          </table:table-cell>
          <table:table-cell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float" office:value="2.773" calcext:value-type="float">
            <text:p>2.773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238" calcext:value-type="float">
            <text:p>0.238</text:p>
          </table:table-cell>
          <table:table-cell office:value-type="float" office:value="0.1356" calcext:value-type="float">
            <text:p>0.1356</text:p>
          </table:table-cell>
          <table:table-cell office:value-type="float" office:value="0" calcext:value-type="float">
            <text:p>0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1.6" calcext:value-type="float">
            <text:p>1.6</text:p>
          </table:table-cell>
          <table:table-cell office:value-type="float" office:value="0.6703" calcext:value-type="float">
            <text:p>0.6703</text:p>
          </table:table-cell>
          <table:table-cell table:formula="of:=SUM([.D136:.I136])" office:value-type="float" office:value="2.66621" calcext:value-type="float">
            <text:p>2.66621</text:p>
          </table:table-cell>
          <table:table-cell/>
          <table:table-cell office:value-type="float" office:value="0.1065" calcext:value-type="float">
            <text:p>0.1065</text:p>
          </table:table-cell>
          <table:table-cell office:value-type="float" office:value="0.1059" calcext:value-type="float">
            <text:p>0.1059</text:p>
          </table:table-cell>
          <table:table-cell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office:value-type="float" office:value="2.594" calcext:value-type="float">
            <text:p>2.594</text:p>
          </table:table-cell>
          <table:table-cell office:value-type="float" office:value="0.08907" calcext:value-type="float">
            <text:p>0.08907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" calcext:value-type="float">
            <text:p>0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1.588" calcext:value-type="float">
            <text:p>1.588</text:p>
          </table:table-cell>
          <table:table-cell office:value-type="float" office:value="0.4893" calcext:value-type="float">
            <text:p>0.4893</text:p>
          </table:table-cell>
          <table:table-cell table:formula="of:=SUM([.D137:.I137])" office:value-type="float" office:value="2.50425" calcext:value-type="float">
            <text:p>2.50425</text:p>
          </table:table-cell>
          <table:table-cell/>
          <table:table-cell office:value-type="float" office:value="0.08907" calcext:value-type="float">
            <text:p>0.08907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float" office:value="2.633" calcext:value-type="float">
            <text:p>2.633</text:p>
          </table:table-cell>
          <table:table-cell office:value-type="float" office:value="0.099" calcext:value-type="float">
            <text:p>0.099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1742" calcext:value-type="float">
            <text:p>0.1742</text:p>
          </table:table-cell>
          <table:table-cell office:value-type="float" office:value="0" calcext:value-type="float">
            <text:p>0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1.495" calcext:value-type="float">
            <text:p>1.495</text:p>
          </table:table-cell>
          <table:table-cell office:value-type="float" office:value="0.6263" calcext:value-type="float">
            <text:p>0.6263</text:p>
          </table:table-cell>
          <table:table-cell table:formula="of:=SUM([.D138:.I138])" office:value-type="float" office:value="2.53379" calcext:value-type="float">
            <text:p>2.53379</text:p>
          </table:table-cell>
          <table:table-cell/>
          <table:table-cell office:value-type="float" office:value="0.099" calcext:value-type="float">
            <text:p>0.099</text:p>
          </table:table-cell>
          <table:table-cell office:value-type="float" office:value="0.09865" calcext:value-type="float">
            <text:p>0.09865</text:p>
          </table:table-cell>
          <table:table-cell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office:value-type="float" office:value="2.645" calcext:value-type="float">
            <text:p>2.645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1342" calcext:value-type="float">
            <text:p>0.1342</text:p>
          </table:table-cell>
          <table:table-cell office:value-type="float" office:value="0" calcext:value-type="float">
            <text:p>0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1.591" calcext:value-type="float">
            <text:p>1.591</text:p>
          </table:table-cell>
          <table:table-cell office:value-type="float" office:value="0.5389" calcext:value-type="float">
            <text:p>0.5389</text:p>
          </table:table-cell>
          <table:table-cell table:formula="of:=SUM([.D139:.I139])" office:value-type="float" office:value="2.53605" calcext:value-type="float">
            <text:p>2.53605</text:p>
          </table:table-cell>
          <table:table-cell/>
          <table:table-cell office:value-type="float" office:value="0.1087" calcext:value-type="float">
            <text:p>0.1087</text:p>
          </table:table-cell>
          <table:table-cell office:value-type="float" office:value="0.1085" calcext:value-type="float">
            <text:p>0.1085</text:p>
          </table:table-cell>
          <table:table-cell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office:value-type="float" office:value="2.593" calcext:value-type="float">
            <text:p>2.593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office:value-type="float" office:value="1.45" calcext:value-type="float">
            <text:p>1.45</text:p>
          </table:table-cell>
          <table:table-cell office:value-type="float" office:value="0.592" calcext:value-type="float">
            <text:p>0.592</text:p>
          </table:table-cell>
          <table:table-cell table:formula="of:=SUM([.D140:.I140])" office:value-type="float" office:value="2.4787" calcext:value-type="float">
            <text:p>2.4787</text:p>
          </table:table-cell>
          <table:table-cell/>
          <table:table-cell office:value-type="float" office:value="0.1142" calcext:value-type="float">
            <text:p>0.1142</text:p>
          </table:table-cell>
          <table:table-cell office:value-type="float" office:value="0.1141" calcext:value-type="float">
            <text:p>0.1141</text:p>
          </table:table-cell>
          <table:table-cell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float" office:value="2.894" calcext:value-type="float">
            <text:p>2.894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1.604" calcext:value-type="float">
            <text:p>1.604</text:p>
          </table:table-cell>
          <table:table-cell office:value-type="float" office:value="0.6961" calcext:value-type="float">
            <text:p>0.6961</text:p>
          </table:table-cell>
          <table:table-cell table:formula="of:=SUM([.D141:.I141])" office:value-type="float" office:value="2.77661" calcext:value-type="float">
            <text:p>2.77661</text:p>
          </table:table-cell>
          <table:table-cell/>
          <table:table-cell office:value-type="float" office:value="0.1169" calcext:value-type="float">
            <text:p>0.1169</text:p>
          </table:table-cell>
          <table:table-cell office:value-type="float" office:value="0.1159" calcext:value-type="float">
            <text:p>0.1159</text:p>
          </table:table-cell>
          <table:table-cell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float" office:value="2.859" calcext:value-type="float">
            <text:p>2.859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1485" calcext:value-type="float">
            <text:p>0.1485</text:p>
          </table:table-cell>
          <table:table-cell office:value-type="float" office:value="0" calcext:value-type="float">
            <text:p>0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1.608" calcext:value-type="float">
            <text:p>1.608</text:p>
          </table:table-cell>
          <table:table-cell office:value-type="float" office:value="0.6565" calcext:value-type="float">
            <text:p>0.6565</text:p>
          </table:table-cell>
          <table:table-cell table:formula="of:=SUM([.D142:.I142])" office:value-type="float" office:value="2.70651" calcext:value-type="float">
            <text:p>2.70651</text:p>
          </table:table-cell>
          <table:table-cell/>
          <table:table-cell office:value-type="float" office:value="0.1529" calcext:value-type="float">
            <text:p>0.1529</text:p>
          </table:table-cell>
          <table:table-cell office:value-type="float" office:value="0.1524" calcext:value-type="float">
            <text:p>0.1524</text:p>
          </table:table-cell>
          <table:table-cell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float" office:value="2.983" calcext:value-type="float">
            <text:p>2.983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" calcext:value-type="float">
            <text:p>0</text:p>
          </table:table-cell>
          <table:table-cell office:value-type="float" office:value="0.008395" calcext:value-type="float">
            <text:p>0.008395</text:p>
          </table:table-cell>
          <table:table-cell office:value-type="float" office:value="1.696" calcext:value-type="float">
            <text:p>1.696</text:p>
          </table:table-cell>
          <table:table-cell office:value-type="float" office:value="0.6117" calcext:value-type="float">
            <text:p>0.6117</text:p>
          </table:table-cell>
          <table:table-cell table:formula="of:=SUM([.D143:.I143])" office:value-type="float" office:value="2.797595" calcext:value-type="float">
            <text:p>2.797595</text:p>
          </table:table-cell>
          <table:table-cell/>
          <table:table-cell office:value-type="float" office:value="0.1849" calcext:value-type="float">
            <text:p>0.1849</text:p>
          </table:table-cell>
          <table:table-cell office:value-type="float" office:value="0.1847" calcext:value-type="float">
            <text:p>0.1847</text:p>
          </table:table-cell>
          <table:table-cell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office:value-type="float" office:value="3.169" calcext:value-type="float">
            <text:p>3.169</text:p>
          </table:table-cell>
          <table:table-cell office:value-type="float" office:value="0.249" calcext:value-type="float">
            <text:p>0.249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2109" calcext:value-type="float">
            <text:p>0.2109</text:p>
          </table:table-cell>
          <table:table-cell office:value-type="float" office:value="0" calcext:value-type="float">
            <text:p>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1.657" calcext:value-type="float">
            <text:p>1.657</text:p>
          </table:table-cell>
          <table:table-cell office:value-type="float" office:value="0.7237" calcext:value-type="float">
            <text:p>0.7237</text:p>
          </table:table-cell>
          <table:table-cell table:formula="of:=SUM([.D144:.I144])" office:value-type="float" office:value="2.92016" calcext:value-type="float">
            <text:p>2.92016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0.2483" calcext:value-type="float">
            <text:p>0.2483</text:p>
          </table:table-cell>
          <table:table-cell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float" office:value="3.094" calcext:value-type="float">
            <text:p>3.094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2702" calcext:value-type="float">
            <text:p>0.2702</text:p>
          </table:table-cell>
          <table:table-cell office:value-type="float" office:value="0" calcext:value-type="float">
            <text:p>0</text:p>
          </table:table-cell>
          <table:table-cell office:value-type="float" office:value="0.005028" calcext:value-type="float">
            <text:p>0.005028</text:p>
          </table:table-cell>
          <table:table-cell office:value-type="float" office:value="1.549" calcext:value-type="float">
            <text:p>1.549</text:p>
          </table:table-cell>
          <table:table-cell office:value-type="float" office:value="0.6342" calcext:value-type="float">
            <text:p>0.6342</text:p>
          </table:table-cell>
          <table:table-cell table:formula="of:=SUM([.D145:.I145])" office:value-type="float" office:value="2.769928" calcext:value-type="float">
            <text:p>2.769928</text:p>
          </table:table-cell>
          <table:table-cell/>
          <table:table-cell office:value-type="float" office:value="0.3233" calcext:value-type="float">
            <text:p>0.3233</text:p>
          </table:table-cell>
          <table:table-cell office:value-type="float" office:value="0.3229" calcext:value-type="float">
            <text:p>0.3229</text:p>
          </table:table-cell>
          <table:table-cell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float" office:value="3.244" calcext:value-type="float">
            <text:p>3.244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004333" calcext:value-type="float">
            <text:p>0.004333</text:p>
          </table:table-cell>
          <table:table-cell office:value-type="float" office:value="1.55" calcext:value-type="float">
            <text:p>1.55</text:p>
          </table:table-cell>
          <table:table-cell office:value-type="float" office:value="0.6417" calcext:value-type="float">
            <text:p>0.6417</text:p>
          </table:table-cell>
          <table:table-cell table:formula="of:=SUM([.D146:.I146])" office:value-type="float" office:value="2.800733" calcext:value-type="float">
            <text:p>2.800733</text:p>
          </table:table-cell>
          <table:table-cell/>
          <table:table-cell office:value-type="float" office:value="0.4425" calcext:value-type="float">
            <text:p>0.4425</text:p>
          </table:table-cell>
          <table:table-cell office:value-type="float" office:value="0.4422" calcext:value-type="float">
            <text:p>0.4422</text:p>
          </table:table-cell>
          <table:table-cell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float" office:value="3.406" calcext:value-type="float">
            <text:p>3.406</text:p>
          </table:table-cell>
          <table:table-cell office:value-type="float" office:value="0.5864" calcext:value-type="float">
            <text:p>0.5864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2424" calcext:value-type="float">
            <text:p>0.2424</text:p>
          </table:table-cell>
          <table:table-cell office:value-type="float" office:value="0" calcext:value-type="float">
            <text:p>0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1.536" calcext:value-type="float">
            <text:p>1.536</text:p>
          </table:table-cell>
          <table:table-cell office:value-type="float" office:value="0.6088" calcext:value-type="float">
            <text:p>0.6088</text:p>
          </table:table-cell>
          <table:table-cell table:formula="of:=SUM([.D147:.I147])" office:value-type="float" office:value="2.81986" calcext:value-type="float">
            <text:p>2.81986</text:p>
          </table:table-cell>
          <table:table-cell/>
          <table:table-cell office:value-type="float" office:value="0.5864" calcext:value-type="float">
            <text:p>0.5864</text:p>
          </table:table-cell>
          <table:table-cell office:value-type="float" office:value="0.586" calcext:value-type="float">
            <text:p>0.586</text:p>
          </table:table-cell>
          <table:table-cell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office:value-type="float" office:value="3.532" calcext:value-type="float">
            <text:p>3.532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2219" calcext:value-type="float">
            <text:p>0.2219</text:p>
          </table:table-cell>
          <table:table-cell office:value-type="float" office:value="0" calcext:value-type="float">
            <text:p>0</text:p>
          </table:table-cell>
          <table:table-cell office:value-type="float" office:value="0.005331" calcext:value-type="float">
            <text:p>0.005331</text:p>
          </table:table-cell>
          <table:table-cell office:value-type="float" office:value="1.509" calcext:value-type="float">
            <text:p>1.509</text:p>
          </table:table-cell>
          <table:table-cell office:value-type="float" office:value="0.6007" calcext:value-type="float">
            <text:p>0.6007</text:p>
          </table:table-cell>
          <table:table-cell table:formula="of:=SUM([.D148:.I148])" office:value-type="float" office:value="2.789731" calcext:value-type="float">
            <text:p>2.789731</text:p>
          </table:table-cell>
          <table:table-cell/>
          <table:table-cell office:value-type="float" office:value="0.7423" calcext:value-type="float">
            <text:p>0.7423</text:p>
          </table:table-cell>
          <table:table-cell office:value-type="float" office:value="0.7422" calcext:value-type="float">
            <text:p>0.7422</text:p>
          </table:table-cell>
          <table:table-cell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0.9374" calcext:value-type="float">
            <text:p>0.9374</text:p>
          </table:table-cell>
          <table:table-cell table:style-name="ce2" office:value-type="float" office:value="0.4881" calcext:value-type="float">
            <text:p>0.4881</text:p>
          </table:table-cell>
          <table:table-cell table:style-name="ce2" office:value-type="float" office:value="0.3059" calcext:value-type="float">
            <text:p>0.30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212" calcext:value-type="float">
            <text:p>0.004212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0.5941" calcext:value-type="float">
            <text:p>0.5941</text:p>
          </table:table-cell>
          <table:table-cell table:formula="of:=SUM([.D149:.I149])" office:value-type="float" office:value="2.962312" calcext:value-type="float">
            <text:p>2.962312</text:p>
          </table:table-cell>
          <table:table-cell table:style-name="ce2"/>
          <table:table-cell table:style-name="ce2" office:value-type="float" office:value="0.9374" calcext:value-type="float">
            <text:p>0.9374</text:p>
          </table:table-cell>
          <table:table-cell table:style-name="ce2" office:value-type="float" office:value="0.9368" calcext:value-type="float">
            <text:p>0.9368</text:p>
          </table:table-cell>
          <table:table-cell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office:value-type="float" office:value="4.384" calcext:value-type="float">
            <text:p>4.384</text:p>
          </table:table-cell>
          <table:table-cell table:style-name="ce2" office:value-type="float" office:value="1.176" calcext:value-type="float">
            <text:p>1.176</text:p>
          </table:table-cell>
          <table:table-cell table:style-name="ce2" office:value-type="float" office:value="0.587" calcext:value-type="float">
            <text:p>0.587</text:p>
          </table:table-cell>
          <table:table-cell table:style-name="ce2" office:value-type="float" office:value="0.3417" calcext:value-type="float">
            <text:p>0.34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077" calcext:value-type="float">
            <text:p>0.006077</text:p>
          </table:table-cell>
          <table:table-cell table:style-name="ce2" office:value-type="float" office:value="1.592" calcext:value-type="float">
            <text:p>1.592</text:p>
          </table:table-cell>
          <table:table-cell table:style-name="ce2" office:value-type="float" office:value="0.6818" calcext:value-type="float">
            <text:p>0.6818</text:p>
          </table:table-cell>
          <table:table-cell table:formula="of:=SUM([.D150:.I150])" office:value-type="float" office:value="3.208577" calcext:value-type="float">
            <text:p>3.208577</text:p>
          </table:table-cell>
          <table:table-cell table:style-name="ce2"/>
          <table:table-cell table:style-name="ce2" office:value-type="float" office:value="1.176" calcext:value-type="float">
            <text:p>1.176</text:p>
          </table:table-cell>
          <table:table-cell table:style-name="ce2" office:value-type="float" office:value="1.175" calcext:value-type="float">
            <text:p>1.175</text:p>
          </table:table-cell>
          <table:table-cell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office:value-type="float" office:value="4.717" calcext:value-type="float">
            <text:p>4.717</text:p>
          </table:table-cell>
          <table:table-cell table:style-name="ce2" office:value-type="float" office:value="1.506" calcext:value-type="float">
            <text:p>1.506</text:p>
          </table:table-cell>
          <table:table-cell table:style-name="ce2" office:value-type="float" office:value="0.6616" calcext:value-type="float">
            <text:p>0.6616</text:p>
          </table:table-cell>
          <table:table-cell table:style-name="ce2" office:value-type="float" office:value="0.3822" calcext:value-type="float">
            <text:p>0.38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027" calcext:value-type="float">
            <text:p>0.005027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0.6418" calcext:value-type="float">
            <text:p>0.6418</text:p>
          </table:table-cell>
          <table:table-cell table:formula="of:=SUM([.D151:.I151])" office:value-type="float" office:value="3.210627" calcext:value-type="float">
            <text:p>3.210627</text:p>
          </table:table-cell>
          <table:table-cell table:style-name="ce2"/>
          <table:table-cell table:number-columns-repeated="2" table:style-name="ce2" office:value-type="float" office:value="1.506" calcext:value-type="float">
            <text:p>1.506</text:p>
          </table:table-cell>
          <table:table-cell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5.435" calcext:value-type="float">
            <text:p>5.435</text:p>
          </table:table-cell>
          <table:table-cell table:style-name="ce2" office:value-type="float" office:value="1.772" calcext:value-type="float">
            <text:p>1.772</text:p>
          </table:table-cell>
          <table:table-cell table:style-name="ce2" office:value-type="float" office:value="0.7169" calcext:value-type="float">
            <text:p>0.7169</text:p>
          </table:table-cell>
          <table:table-cell table:style-name="ce2" office:value-type="float" office:value="0.365" calcext:value-type="float">
            <text:p>0.3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43" calcext:value-type="float">
            <text:p>0.00443</text:p>
          </table:table-cell>
          <table:table-cell table:style-name="ce2" office:value-type="float" office:value="1.936" calcext:value-type="float">
            <text:p>1.936</text:p>
          </table:table-cell>
          <table:table-cell table:style-name="ce2" office:value-type="float" office:value="0.6404" calcext:value-type="float">
            <text:p>0.6404</text:p>
          </table:table-cell>
          <table:table-cell table:formula="of:=SUM([.D152:.I152])" office:value-type="float" office:value="3.66273" calcext:value-type="float">
            <text:p>3.66273</text:p>
          </table:table-cell>
          <table:table-cell table:style-name="ce2"/>
          <table:table-cell table:number-columns-repeated="2" table:style-name="ce2" office:value-type="float" office:value="1.772" calcext:value-type="float">
            <text:p>1.772</text:p>
          </table:table-cell>
          <table:table-cell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office:value-type="float" office:value="5.813" calcext:value-type="float">
            <text:p>5.813</text:p>
          </table:table-cell>
          <table:table-cell table:style-name="ce2" office:value-type="float" office:value="2.156" calcext:value-type="float">
            <text:p>2.156</text:p>
          </table:table-cell>
          <table:table-cell table:style-name="ce2" office:value-type="float" office:value="0.834" calcext:value-type="float">
            <text:p>0.834</text:p>
          </table:table-cell>
          <table:table-cell table:style-name="ce2" office:value-type="float" office:value="0.4638" calcext:value-type="float">
            <text:p>0.46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185" calcext:value-type="float">
            <text:p>0.005185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0.6339" calcext:value-type="float">
            <text:p>0.6339</text:p>
          </table:table-cell>
          <table:table-cell table:formula="of:=SUM([.D153:.I153])" office:value-type="float" office:value="3.656885" calcext:value-type="float">
            <text:p>3.656885</text:p>
          </table:table-cell>
          <table:table-cell table:style-name="ce2"/>
          <table:table-cell table:number-columns-repeated="2" table:style-name="ce2" office:value-type="float" office:value="2.156" calcext:value-type="float">
            <text:p>2.156</text:p>
          </table:table-cell>
          <table:table-cell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office:value-type="float" office:value="6.232" calcext:value-type="float">
            <text:p>6.232</text:p>
          </table:table-cell>
          <table:table-cell table:style-name="ce2" office:value-type="float" office:value="2.539" calcext:value-type="float">
            <text:p>2.539</text:p>
          </table:table-cell>
          <table:table-cell table:style-name="ce2" office:value-type="float" office:value="0.9422" calcext:value-type="float">
            <text:p>0.9422</text:p>
          </table:table-cell>
          <table:table-cell table:style-name="ce2" office:value-type="float" office:value="0.4852" calcext:value-type="float">
            <text:p>0.48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243" calcext:value-type="float">
            <text:p>0.004243</text:p>
          </table:table-cell>
          <table:table-cell table:style-name="ce2" office:value-type="float" office:value="1.671" calcext:value-type="float">
            <text:p>1.671</text:p>
          </table:table-cell>
          <table:table-cell table:style-name="ce2" office:value-type="float" office:value="0.5911" calcext:value-type="float">
            <text:p>0.5911</text:p>
          </table:table-cell>
          <table:table-cell table:formula="of:=SUM([.D154:.I154])" office:value-type="float" office:value="3.693743" calcext:value-type="float">
            <text:p>3.693743</text:p>
          </table:table-cell>
          <table:table-cell table:style-name="ce2"/>
          <table:table-cell table:number-columns-repeated="2" table:style-name="ce2" office:value-type="float" office:value="2.539" calcext:value-type="float">
            <text:p>2.539</text:p>
          </table:table-cell>
          <table:table-cell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office:value-type="float" office:value="6.633" calcext:value-type="float">
            <text:p>6.633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1.068" calcext:value-type="float">
            <text:p>1.068</text:p>
          </table:table-cell>
          <table:table-cell table:style-name="ce2" office:value-type="float" office:value="0.553" calcext:value-type="float">
            <text:p>0.5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126" calcext:value-type="float">
            <text:p>0.006126</text:p>
          </table:table-cell>
          <table:table-cell table:style-name="ce2" office:value-type="float" office:value="1.575" calcext:value-type="float">
            <text:p>1.575</text:p>
          </table:table-cell>
          <table:table-cell table:style-name="ce2" office:value-type="float" office:value="0.5514" calcext:value-type="float">
            <text:p>0.5514</text:p>
          </table:table-cell>
          <table:table-cell table:formula="of:=SUM([.D155:.I155])" office:value-type="float" office:value="3.753526" calcext:value-type="float">
            <text:p>3.753526</text:p>
          </table:table-cell>
          <table:table-cell table:style-name="ce2"/>
          <table:table-cell table:number-columns-repeated="2" table:style-name="ce2" office:value-type="float" office:value="2.88" calcext:value-type="float">
            <text:p>2.88</text:p>
          </table:table-cell>
          <table:table-cell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office:value-type="float" office:value="7.438" calcext:value-type="float">
            <text:p>7.438</text:p>
          </table:table-cell>
          <table:table-cell table:style-name="ce2" office:value-type="float" office:value="3.217" calcext:value-type="float">
            <text:p>3.217</text:p>
          </table:table-cell>
          <table:table-cell table:style-name="ce2" office:value-type="float" office:value="1.061" calcext:value-type="float">
            <text:p>1.061</text:p>
          </table:table-cell>
          <table:table-cell table:style-name="ce2" office:value-type="float" office:value="0.5874" calcext:value-type="float">
            <text:p>0.58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41" calcext:value-type="float">
            <text:p>0.00441</text:p>
          </table:table-cell>
          <table:table-cell table:style-name="ce2" office:value-type="float" office:value="1.714" calcext:value-type="float">
            <text:p>1.714</text:p>
          </table:table-cell>
          <table:table-cell table:style-name="ce2" office:value-type="float" office:value="0.855" calcext:value-type="float">
            <text:p>0.855</text:p>
          </table:table-cell>
          <table:table-cell table:formula="of:=SUM([.D156:.I156])" office:value-type="float" office:value="4.22181" calcext:value-type="float">
            <text:p>4.22181</text:p>
          </table:table-cell>
          <table:table-cell table:style-name="ce2"/>
          <table:table-cell table:number-columns-repeated="2" table:style-name="ce2" office:value-type="float" office:value="3.217" calcext:value-type="float">
            <text:p>3.217</text:p>
          </table:table-cell>
          <table:table-cell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office:value-type="float" office:value="7.677" calcext:value-type="float">
            <text:p>7.677</text:p>
          </table:table-cell>
          <table:table-cell table:style-name="ce2" office:value-type="float" office:value="3.553" calcext:value-type="float">
            <text:p>3.553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0.6971" calcext:value-type="float">
            <text:p>0.69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745" calcext:value-type="float">
            <text:p>0.004745</text:p>
          </table:table-cell>
          <table:table-cell table:style-name="ce2" office:value-type="float" office:value="1.587" calcext:value-type="float">
            <text:p>1.587</text:p>
          </table:table-cell>
          <table:table-cell table:style-name="ce2" office:value-type="float" office:value="0.6558" calcext:value-type="float">
            <text:p>0.6558</text:p>
          </table:table-cell>
          <table:table-cell table:formula="of:=SUM([.D157:.I157])" office:value-type="float" office:value="4.124645" calcext:value-type="float">
            <text:p>4.124645</text:p>
          </table:table-cell>
          <table:table-cell table:style-name="ce2"/>
          <table:table-cell table:style-name="ce2" office:value-type="float" office:value="3.553" calcext:value-type="float">
            <text:p>3.553</text:p>
          </table:table-cell>
          <table:table-cell table:style-name="ce2" office:value-type="float" office:value="3.552" calcext:value-type="float">
            <text:p>3.552</text:p>
          </table:table-cell>
          <table:table-cell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office:value-type="float" office:value="8.003" calcext:value-type="float">
            <text:p>8.003</text:p>
          </table:table-cell>
          <table:table-cell table:style-name="ce2" office:value-type="float" office:value="3.807" calcext:value-type="float">
            <text:p>3.807</text:p>
          </table:table-cell>
          <table:table-cell table:style-name="ce2" office:value-type="float" office:value="1.174" calcext:value-type="float">
            <text:p>1.174</text:p>
          </table:table-cell>
          <table:table-cell table:style-name="ce2" office:value-type="float" office:value="0.6681" calcext:value-type="float">
            <text:p>0.66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027" calcext:value-type="float">
            <text:p>0.007027</text:p>
          </table:table-cell>
          <table:table-cell table:style-name="ce2" office:value-type="float" office:value="1.526" calcext:value-type="float">
            <text:p>1.526</text:p>
          </table:table-cell>
          <table:table-cell table:style-name="ce2" office:value-type="float" office:value="0.8212" calcext:value-type="float">
            <text:p>0.8212</text:p>
          </table:table-cell>
          <table:table-cell table:formula="of:=SUM([.D158:.I158])" office:value-type="float" office:value="4.196327" calcext:value-type="float">
            <text:p>4.196327</text:p>
          </table:table-cell>
          <table:table-cell table:style-name="ce2"/>
          <table:table-cell table:style-name="ce2" office:value-type="float" office:value="3.807" calcext:value-type="float">
            <text:p>3.807</text:p>
          </table:table-cell>
          <table:table-cell table:style-name="ce2" office:value-type="float" office:value="3.806" calcext:value-type="float">
            <text:p>3.806</text:p>
          </table:table-cell>
          <table:table-cell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office:value-type="float" office:value="8.264" calcext:value-type="float">
            <text:p>8.264</text:p>
          </table:table-cell>
          <table:table-cell table:style-name="ce2" office:value-type="float" office:value="3.939" calcext:value-type="float">
            <text:p>3.939</text:p>
          </table:table-cell>
          <table:table-cell table:style-name="ce2" office:value-type="float" office:value="1.307" calcext:value-type="float">
            <text:p>1.307</text:p>
          </table:table-cell>
          <table:table-cell table:style-name="ce2" office:value-type="float" office:value="0.5298" calcext:value-type="float">
            <text:p>0.52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499" calcext:value-type="float">
            <text:p>0.004499</text:p>
          </table:table-cell>
          <table:table-cell table:style-name="ce2" office:value-type="float" office:value="1.804" calcext:value-type="float">
            <text:p>1.804</text:p>
          </table:table-cell>
          <table:table-cell table:style-name="ce2" office:value-type="float" office:value="0.6788" calcext:value-type="float">
            <text:p>0.6788</text:p>
          </table:table-cell>
          <table:table-cell table:formula="of:=SUM([.D159:.I159])" office:value-type="float" office:value="4.324099" calcext:value-type="float">
            <text:p>4.324099</text:p>
          </table:table-cell>
          <table:table-cell table:style-name="ce2"/>
          <table:table-cell table:number-columns-repeated="2" table:style-name="ce2" office:value-type="float" office:value="3.939" calcext:value-type="float">
            <text:p>3.939</text:p>
          </table:table-cell>
          <table:table-cell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office:value-type="float" office:value="8.422" calcext:value-type="float">
            <text:p>8.422</text:p>
          </table:table-cell>
          <table:table-cell table:style-name="ce2" office:value-type="float" office:value="4.079" calcext:value-type="float">
            <text:p>4.079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0.5659" calcext:value-type="float">
            <text:p>0.56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188" calcext:value-type="float">
            <text:p>0.004188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0.6325" calcext:value-type="float">
            <text:p>0.6325</text:p>
          </table:table-cell>
          <table:table-cell table:formula="of:=SUM([.D160:.I160])" office:value-type="float" office:value="4.342588" calcext:value-type="float">
            <text:p>4.342588</text:p>
          </table:table-cell>
          <table:table-cell table:style-name="ce2"/>
          <table:table-cell table:number-columns-repeated="2" table:style-name="ce2" office:value-type="float" office:value="4.079" calcext:value-type="float">
            <text:p>4.079</text:p>
          </table:table-cell>
          <table:table-cell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office:value-type="float" office:value="8.655" calcext:value-type="float">
            <text:p>8.655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1.367" calcext:value-type="float">
            <text:p>1.367</text:p>
          </table:table-cell>
          <table:table-cell table:style-name="ce2" office:value-type="float" office:value="0.6194" calcext:value-type="float">
            <text:p>0.61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349" calcext:value-type="float">
            <text:p>0.004349</text:p>
          </table:table-cell>
          <table:table-cell table:style-name="ce2" office:value-type="float" office:value="1.778" calcext:value-type="float">
            <text:p>1.778</text:p>
          </table:table-cell>
          <table:table-cell table:style-name="ce2" office:value-type="float" office:value="0.7068" calcext:value-type="float">
            <text:p>0.7068</text:p>
          </table:table-cell>
          <table:table-cell table:formula="of:=SUM([.D161:.I161])" office:value-type="float" office:value="4.475549" calcext:value-type="float">
            <text:p>4.475549</text:p>
          </table:table-cell>
          <table:table-cell table:style-name="ce2"/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4.179" calcext:value-type="float">
            <text:p>4.179</text:p>
          </table:table-cell>
          <table:table-cell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8.723" calcext:value-type="float">
            <text:p>8.723</text:p>
          </table:table-cell>
          <table:table-cell table:style-name="ce2" office:value-type="float" office:value="4.166" calcext:value-type="float">
            <text:p>4.166</text:p>
          </table:table-cell>
          <table:table-cell table:style-name="ce2" office:value-type="float" office:value="1.388" calcext:value-type="float">
            <text:p>1.388</text:p>
          </table:table-cell>
          <table:table-cell table:style-name="ce2" office:value-type="float" office:value="0.6764" calcext:value-type="float">
            <text:p>0.67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793" calcext:value-type="float">
            <text:p>0.005793</text:p>
          </table:table-cell>
          <table:table-cell table:style-name="ce2" office:value-type="float" office:value="1.744" calcext:value-type="float">
            <text:p>1.744</text:p>
          </table:table-cell>
          <table:table-cell table:style-name="ce2" office:value-type="float" office:value="0.742" calcext:value-type="float">
            <text:p>0.742</text:p>
          </table:table-cell>
          <table:table-cell table:formula="of:=SUM([.D162:.I162])" office:value-type="float" office:value="4.556193" calcext:value-type="float">
            <text:p>4.556193</text:p>
          </table:table-cell>
          <table:table-cell table:style-name="ce2"/>
          <table:table-cell table:number-columns-repeated="2" table:style-name="ce2" office:value-type="float" office:value="4.166" calcext:value-type="float">
            <text:p>4.166</text:p>
          </table:table-cell>
          <table:table-cell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office:value-type="float" office:value="8.28" calcext:value-type="float">
            <text:p>8.28</text:p>
          </table:table-cell>
          <table:table-cell table:style-name="ce2" office:value-type="float" office:value="4.007" calcext:value-type="float">
            <text:p>4.007</text:p>
          </table:table-cell>
          <table:table-cell table:style-name="ce2" office:value-type="float" office:value="1.235" calcext:value-type="float">
            <text:p>1.235</text:p>
          </table:table-cell>
          <table:table-cell table:style-name="ce2" office:value-type="float" office:value="0.6003" calcext:value-type="float">
            <text:p>0.60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944" calcext:value-type="float">
            <text:p>0.005944</text:p>
          </table:table-cell>
          <table:table-cell table:style-name="ce2" office:value-type="float" office:value="1.739" calcext:value-type="float">
            <text:p>1.739</text:p>
          </table:table-cell>
          <table:table-cell table:style-name="ce2" office:value-type="float" office:value="0.6924" calcext:value-type="float">
            <text:p>0.6924</text:p>
          </table:table-cell>
          <table:table-cell table:formula="of:=SUM([.D163:.I163])" office:value-type="float" office:value="4.272644" calcext:value-type="float">
            <text:p>4.272644</text:p>
          </table:table-cell>
          <table:table-cell table:style-name="ce2"/>
          <table:table-cell table:number-columns-repeated="2" table:style-name="ce2" office:value-type="float" office:value="4.007" calcext:value-type="float">
            <text:p>4.007</text:p>
          </table:table-cell>
          <table:table-cell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office:value-type="float" office:value="8.453" calcext:value-type="float">
            <text:p>8.453</text:p>
          </table:table-cell>
          <table:table-cell table:style-name="ce2" office:value-type="float" office:value="3.815" calcext:value-type="float">
            <text:p>3.815</text:p>
          </table:table-cell>
          <table:table-cell table:style-name="ce2" office:value-type="float" office:value="1.166" calcext:value-type="float">
            <text:p>1.166</text:p>
          </table:table-cell>
          <table:table-cell table:style-name="ce2" office:value-type="float" office:value="0.7094" calcext:value-type="float">
            <text:p>0.70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199" calcext:value-type="float">
            <text:p>0.005199</text:p>
          </table:table-cell>
          <table:table-cell table:style-name="ce2" office:value-type="float" office:value="2.059" calcext:value-type="float">
            <text:p>2.059</text:p>
          </table:table-cell>
          <table:table-cell table:style-name="ce2" office:value-type="float" office:value="0.6981" calcext:value-type="float">
            <text:p>0.6981</text:p>
          </table:table-cell>
          <table:table-cell table:formula="of:=SUM([.D164:.I164])" office:value-type="float" office:value="4.637699" calcext:value-type="float">
            <text:p>4.637699</text:p>
          </table:table-cell>
          <table:table-cell table:style-name="ce2"/>
          <table:table-cell table:number-columns-repeated="2" table:style-name="ce2" office:value-type="float" office:value="3.815" calcext:value-type="float">
            <text:p>3.815</text:p>
          </table:table-cell>
          <table:table-cell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office:value-type="float" office:value="7.777" calcext:value-type="float">
            <text:p>7.777</text:p>
          </table:table-cell>
          <table:table-cell table:style-name="ce2" office:value-type="float" office:value="3.527" calcext:value-type="float">
            <text:p>3.527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0.4772" calcext:value-type="float">
            <text:p>0.47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431" calcext:value-type="float">
            <text:p>0.005431</text:p>
          </table:table-cell>
          <table:table-cell table:style-name="ce2" office:value-type="float" office:value="1.948" calcext:value-type="float">
            <text:p>1.948</text:p>
          </table:table-cell>
          <table:table-cell table:style-name="ce2" office:value-type="float" office:value="0.6397" calcext:value-type="float">
            <text:p>0.6397</text:p>
          </table:table-cell>
          <table:table-cell table:formula="of:=SUM([.D165:.I165])" office:value-type="float" office:value="4.250331" calcext:value-type="float">
            <text:p>4.250331</text:p>
          </table:table-cell>
          <table:table-cell table:style-name="ce2"/>
          <table:table-cell table:number-columns-repeated="2" table:style-name="ce2" office:value-type="float" office:value="3.527" calcext:value-type="float">
            <text:p>3.527</text:p>
          </table:table-cell>
          <table:table-cell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office:value-type="float" office:value="7.443" calcext:value-type="float">
            <text:p>7.443</text:p>
          </table:table-cell>
          <table:table-cell table:style-name="ce2" office:value-type="float" office:value="3.178" calcext:value-type="float">
            <text:p>3.178</text:p>
          </table:table-cell>
          <table:table-cell table:style-name="ce2" office:value-type="float" office:value="1.169" calcext:value-type="float">
            <text:p>1.169</text:p>
          </table:table-cell>
          <table:table-cell table:style-name="ce2" office:value-type="float" office:value="0.5231" calcext:value-type="float">
            <text:p>0.52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35" calcext:value-type="float">
            <text:p>0.00535</text:p>
          </table:table-cell>
          <table:table-cell table:style-name="ce2" office:value-type="float" office:value="1.836" calcext:value-type="float">
            <text:p>1.836</text:p>
          </table:table-cell>
          <table:table-cell table:style-name="ce2" office:value-type="float" office:value="0.7319" calcext:value-type="float">
            <text:p>0.7319</text:p>
          </table:table-cell>
          <table:table-cell table:formula="of:=SUM([.D166:.I166])" office:value-type="float" office:value="4.26535" calcext:value-type="float">
            <text:p>4.26535</text:p>
          </table:table-cell>
          <table:table-cell table:style-name="ce2"/>
          <table:table-cell table:style-name="ce2" office:value-type="float" office:value="3.178" calcext:value-type="float">
            <text:p>3.178</text:p>
          </table:table-cell>
          <table:table-cell table:style-name="ce2" office:value-type="float" office:value="3.177" calcext:value-type="float">
            <text:p>3.177</text:p>
          </table:table-cell>
          <table:table-cell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office:value-type="float" office:value="6.832" calcext:value-type="float">
            <text:p>6.832</text:p>
          </table:table-cell>
          <table:table-cell table:style-name="ce2" office:value-type="float" office:value="2.856" calcext:value-type="float">
            <text:p>2.856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0.4412" calcext:value-type="float">
            <text:p>0.44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537" calcext:value-type="float">
            <text:p>0.004537</text:p>
          </table:table-cell>
          <table:table-cell table:style-name="ce2" office:value-type="float" office:value="1.775" calcext:value-type="float">
            <text:p>1.775</text:p>
          </table:table-cell>
          <table:table-cell table:style-name="ce2" office:value-type="float" office:value="0.7252" calcext:value-type="float">
            <text:p>0.7252</text:p>
          </table:table-cell>
          <table:table-cell table:formula="of:=SUM([.D167:.I167])" office:value-type="float" office:value="3.975937" calcext:value-type="float">
            <text:p>3.975937</text:p>
          </table:table-cell>
          <table:table-cell table:style-name="ce2"/>
          <table:table-cell table:number-columns-repeated="2" table:style-name="ce2" office:value-type="float" office:value="2.856" calcext:value-type="float">
            <text:p>2.856</text:p>
          </table:table-cell>
          <table:table-cell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2.427" calcext:value-type="float">
            <text:p>2.427</text:p>
          </table:table-cell>
          <table:table-cell table:style-name="ce2" office:value-type="float" office:value="0.9002" calcext:value-type="float">
            <text:p>0.9002</text:p>
          </table:table-cell>
          <table:table-cell table:style-name="ce2" office:value-type="float" office:value="0.4543" calcext:value-type="float">
            <text:p>0.45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82" calcext:value-type="float">
            <text:p>0.00482</text:p>
          </table:table-cell>
          <table:table-cell table:style-name="ce2" office:value-type="float" office:value="1.887" calcext:value-type="float">
            <text:p>1.887</text:p>
          </table:table-cell>
          <table:table-cell table:style-name="ce2" office:value-type="float" office:value="0.8066" calcext:value-type="float">
            <text:p>0.8066</text:p>
          </table:table-cell>
          <table:table-cell table:formula="of:=SUM([.D168:.I168])" office:value-type="float" office:value="4.05292" calcext:value-type="float">
            <text:p>4.05292</text:p>
          </table:table-cell>
          <table:table-cell table:style-name="ce2"/>
          <table:table-cell table:style-name="ce2" office:value-type="float" office:value="2.427" calcext:value-type="float">
            <text:p>2.427</text:p>
          </table:table-cell>
          <table:table-cell table:style-name="ce2" office:value-type="float" office:value="2.426" calcext:value-type="float">
            <text:p>2.426</text:p>
          </table:table-cell>
          <table:table-cell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office:value-type="float" office:value="6.054" calcext:value-type="float">
            <text:p>6.054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.7768" calcext:value-type="float">
            <text:p>0.7768</text:p>
          </table:table-cell>
          <table:table-cell table:style-name="ce2" office:value-type="float" office:value="0.3694" calcext:value-type="float">
            <text:p>0.36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452" calcext:value-type="float">
            <text:p>0.006452</text:p>
          </table:table-cell>
          <table:table-cell table:style-name="ce2" office:value-type="float" office:value="1.924" calcext:value-type="float">
            <text:p>1.924</text:p>
          </table:table-cell>
          <table:table-cell table:style-name="ce2" office:value-type="float" office:value="0.8259" calcext:value-type="float">
            <text:p>0.8259</text:p>
          </table:table-cell>
          <table:table-cell table:formula="of:=SUM([.D169:.I169])" office:value-type="float" office:value="3.902552" calcext:value-type="float">
            <text:p>3.902552</text:p>
          </table:table-cell>
          <table:table-cell table:style-name="ce2"/>
          <table:table-cell table:number-columns-repeated="2" table:style-name="ce2" office:value-type="float" office:value="2.152" calcext:value-type="float">
            <text:p>2.152</text:p>
          </table:table-cell>
          <table:table-cell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1.774" calcext:value-type="float">
            <text:p>1.774</text:p>
          </table:table-cell>
          <table:table-cell table:style-name="ce2" office:value-type="float" office:value="0.8113" calcext:value-type="float">
            <text:p>0.8113</text:p>
          </table:table-cell>
          <table:table-cell table:style-name="ce2" office:value-type="float" office:value="0.3585" calcext:value-type="float">
            <text:p>0.35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394" calcext:value-type="float">
            <text:p>0.004394</text:p>
          </table:table-cell>
          <table:table-cell table:style-name="ce2" office:value-type="float" office:value="2.119" calcext:value-type="float">
            <text:p>2.119</text:p>
          </table:table-cell>
          <table:table-cell table:style-name="ce2" office:value-type="float" office:value="0.8827" calcext:value-type="float">
            <text:p>0.8827</text:p>
          </table:table-cell>
          <table:table-cell table:formula="of:=SUM([.D170:.I170])" office:value-type="float" office:value="4.175894" calcext:value-type="float">
            <text:p>4.175894</text:p>
          </table:table-cell>
          <table:table-cell table:style-name="ce2"/>
          <table:table-cell table:number-columns-repeated="2" table:style-name="ce2" office:value-type="float" office:value="1.774" calcext:value-type="float">
            <text:p>1.774</text:p>
          </table:table-cell>
          <table:table-cell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office:value-type="float" office:value="5.276" calcext:value-type="float">
            <text:p>5.276</text:p>
          </table:table-cell>
          <table:table-cell table:style-name="ce2" office:value-type="float" office:value="1.441" calcext:value-type="float">
            <text:p>1.441</text:p>
          </table:table-cell>
          <table:table-cell table:style-name="ce2" office:value-type="float" office:value="0.6272" calcext:value-type="float">
            <text:p>0.6272</text:p>
          </table:table-cell>
          <table:table-cell table:style-name="ce2" office:value-type="float" office:value="0.3647" calcext:value-type="float">
            <text:p>0.36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88" calcext:value-type="float">
            <text:p>0.00388</text:p>
          </table:table-cell>
          <table:table-cell table:style-name="ce2" office:value-type="float" office:value="2.224" calcext:value-type="float">
            <text:p>2.224</text:p>
          </table:table-cell>
          <table:table-cell table:style-name="ce2" office:value-type="float" office:value="0.6151" calcext:value-type="float">
            <text:p>0.6151</text:p>
          </table:table-cell>
          <table:table-cell table:formula="of:=SUM([.D171:.I171])" office:value-type="float" office:value="3.83488" calcext:value-type="float">
            <text:p>3.83488</text:p>
          </table:table-cell>
          <table:table-cell table:style-name="ce2"/>
          <table:table-cell table:number-columns-repeated="2" table:style-name="ce2" office:value-type="float" office:value="1.441" calcext:value-type="float">
            <text:p>1.441</text:p>
          </table:table-cell>
          <table:table-cell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office:value-type="float" office:value="5.151" calcext:value-type="float">
            <text:p>5.151</text:p>
          </table:table-cell>
          <table:table-cell table:style-name="ce2" office:value-type="float" office:value="1.156" calcext:value-type="float">
            <text:p>1.156</text:p>
          </table:table-cell>
          <table:table-cell table:style-name="ce2" office:value-type="float" office:value="0.572" calcext:value-type="float">
            <text:p>0.572</text:p>
          </table:table-cell>
          <table:table-cell table:style-name="ce2" office:value-type="float" office:value="0.2554" calcext:value-type="float">
            <text:p>0.25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08" calcext:value-type="float">
            <text:p>0.00508</text:p>
          </table:table-cell>
          <table:table-cell table:style-name="ce2" office:value-type="float" office:value="2.331" calcext:value-type="float">
            <text:p>2.331</text:p>
          </table:table-cell>
          <table:table-cell table:style-name="ce2" office:value-type="float" office:value="0.8317" calcext:value-type="float">
            <text:p>0.8317</text:p>
          </table:table-cell>
          <table:table-cell table:formula="of:=SUM([.D172:.I172])" office:value-type="float" office:value="3.99518" calcext:value-type="float">
            <text:p>3.99518</text:p>
          </table:table-cell>
          <table:table-cell table:style-name="ce2"/>
          <table:table-cell table:number-columns-repeated="2" table:style-name="ce2" office:value-type="float" office:value="1.156" calcext:value-type="float">
            <text:p>1.156</text:p>
          </table:table-cell>
          <table:table-cell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office:value-type="float" office:value="4.551" calcext:value-type="float">
            <text:p>4.551</text:p>
          </table:table-cell>
          <table:table-cell office:value-type="float" office:value="0.897" calcext:value-type="float">
            <text:p>0.897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0.004541" calcext:value-type="float">
            <text:p>0.004541</text:p>
          </table:table-cell>
          <table:table-cell office:value-type="float" office:value="2.174" calcext:value-type="float">
            <text:p>2.174</text:p>
          </table:table-cell>
          <table:table-cell office:value-type="float" office:value="0.7298" calcext:value-type="float">
            <text:p>0.7298</text:p>
          </table:table-cell>
          <table:table-cell table:formula="of:=SUM([.D173:.I173])" office:value-type="float" office:value="3.653641" calcext:value-type="float">
            <text:p>3.653641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0.8967" calcext:value-type="float">
            <text:p>0.8967</text:p>
          </table:table-cell>
          <table:table-cell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office:value-type="float" office:value="4.519" calcext:value-type="float">
            <text:p>4.519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485" calcext:value-type="float">
            <text:p>0.485</text:p>
          </table:table-cell>
          <table:table-cell office:value-type="float" office:value="0.2952" calcext:value-type="float">
            <text:p>0.2952</text:p>
          </table:table-cell>
          <table:table-cell office:value-type="float" office:value="0" calcext:value-type="float">
            <text:p>0</text:p>
          </table:table-cell>
          <table:table-cell office:value-type="float" office:value="0.005723" calcext:value-type="float">
            <text:p>0.005723</text:p>
          </table:table-cell>
          <table:table-cell office:value-type="float" office:value="2.167" calcext:value-type="float">
            <text:p>2.167</text:p>
          </table:table-cell>
          <table:table-cell office:value-type="float" office:value="0.854" calcext:value-type="float">
            <text:p>0.854</text:p>
          </table:table-cell>
          <table:table-cell table:formula="of:=SUM([.D174:.I174])" office:value-type="float" office:value="3.806923" calcext:value-type="float">
            <text:p>3.806923</text:p>
          </table:table-cell>
          <table:table-cell/>
          <table:table-cell office:value-type="float" office:value="0.7125" calcext:value-type="float">
            <text:p>0.7125</text:p>
          </table:table-cell>
          <table:table-cell office:value-type="float" office:value="0.7112" calcext:value-type="float">
            <text:p>0.7112</text:p>
          </table:table-cell>
          <table:table-cell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office:value-type="float" office:value="3.998" calcext:value-type="float">
            <text:p>3.99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2213" calcext:value-type="float">
            <text:p>0.2213</text:p>
          </table:table-cell>
          <table:table-cell office:value-type="float" office:value="0" calcext:value-type="float">
            <text:p>0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2.176" calcext:value-type="float">
            <text:p>2.176</text:p>
          </table:table-cell>
          <table:table-cell office:value-type="float" office:value="0.7288" calcext:value-type="float">
            <text:p>0.7288</text:p>
          </table:table-cell>
          <table:table-cell table:formula="of:=SUM([.D175:.I175])" office:value-type="float" office:value="3.51702" calcext:value-type="float">
            <text:p>3.51702</text:p>
          </table:table-cell>
          <table:table-cell/>
          <table:table-cell office:value-type="float" office:value="0.4808" calcext:value-type="float">
            <text:p>0.4808</text:p>
          </table:table-cell>
          <table:table-cell office:value-type="float" office:value="0.4801" calcext:value-type="float">
            <text:p>0.4801</text:p>
          </table:table-cell>
          <table:table-cell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office:value-type="float" office:value="4.298" calcext:value-type="float">
            <text:p>4.298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2381" calcext:value-type="float">
            <text:p>0.2381</text:p>
          </table:table-cell>
          <table:table-cell office:value-type="float" office:value="0" calcext:value-type="float">
            <text:p>0</text:p>
          </table:table-cell>
          <table:table-cell office:value-type="float" office:value="0.004761" calcext:value-type="float">
            <text:p>0.004761</text:p>
          </table:table-cell>
          <table:table-cell office:value-type="float" office:value="2.546" calcext:value-type="float">
            <text:p>2.546</text:p>
          </table:table-cell>
          <table:table-cell office:value-type="float" office:value="0.7868" calcext:value-type="float">
            <text:p>0.7868</text:p>
          </table:table-cell>
          <table:table-cell table:formula="of:=SUM([.D176:.I176])" office:value-type="float" office:value="3.915761" calcext:value-type="float">
            <text:p>3.915761</text:p>
          </table:table-cell>
          <table:table-cell/>
          <table:table-cell office:value-type="float" office:value="0.3829" calcext:value-type="float">
            <text:p>0.3829</text:p>
          </table:table-cell>
          <table:table-cell office:value-type="float" office:value="0.3817" calcext:value-type="float">
            <text:p>0.3817</text:p>
          </table:table-cell>
          <table:table-cell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office:value-type="float" office:value="3.974" calcext:value-type="float">
            <text:p>3.974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1923" calcext:value-type="float">
            <text:p>0.1923</text:p>
          </table:table-cell>
          <table:table-cell office:value-type="float" office:value="0" calcext:value-type="float">
            <text:p>0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2.346" calcext:value-type="float">
            <text:p>2.346</text:p>
          </table:table-cell>
          <table:table-cell office:value-type="float" office:value="0.8508" calcext:value-type="float">
            <text:p>0.8508</text:p>
          </table:table-cell>
          <table:table-cell table:formula="of:=SUM([.D177:.I177])" office:value-type="float" office:value="3.705883" calcext:value-type="float">
            <text:p>3.705883</text:p>
          </table:table-cell>
          <table:table-cell/>
          <table:table-cell office:value-type="float" office:value="0.2683" calcext:value-type="float">
            <text:p>0.2683</text:p>
          </table:table-cell>
          <table:table-cell office:value-type="float" office:value="0.2673" calcext:value-type="float">
            <text:p>0.2673</text:p>
          </table:table-cell>
          <table:table-cell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office:value-type="float" office:value="4.024" calcext:value-type="float">
            <text:p>4.024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2336" calcext:value-type="float">
            <text:p>0.2336</text:p>
          </table:table-cell>
          <table:table-cell office:value-type="float" office:value="0" calcext:value-type="float">
            <text:p>0</text:p>
          </table:table-cell>
          <table:table-cell office:value-type="float" office:value="0.004467" calcext:value-type="float">
            <text:p>0.004467</text:p>
          </table:table-cell>
          <table:table-cell office:value-type="float" office:value="2.469" calcext:value-type="float">
            <text:p>2.469</text:p>
          </table:table-cell>
          <table:table-cell office:value-type="float" office:value="0.8168" calcext:value-type="float">
            <text:p>0.8168</text:p>
          </table:table-cell>
          <table:table-cell table:formula="of:=SUM([.D178:.I178])" office:value-type="float" office:value="3.837267" calcext:value-type="float">
            <text:p>3.837267</text:p>
          </table:table-cell>
          <table:table-cell/>
          <table:table-cell office:value-type="float" office:value="0.1867" calcext:value-type="float">
            <text:p>0.1867</text:p>
          </table:table-cell>
          <table:table-cell office:value-type="float" office:value="0.1859" calcext:value-type="float">
            <text:p>0.1859</text:p>
          </table:table-cell>
          <table:table-cell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office:value-type="float" office:value="3.626" calcext:value-type="float">
            <text:p>3.626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1832" calcext:value-type="float">
            <text:p>0.1832</text:p>
          </table:table-cell>
          <table:table-cell office:value-type="float" office:value="0" calcext:value-type="float">
            <text:p>0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2.393" calcext:value-type="float">
            <text:p>2.393</text:p>
          </table:table-cell>
          <table:table-cell office:value-type="float" office:value="0.6699" calcext:value-type="float">
            <text:p>0.6699</text:p>
          </table:table-cell>
          <table:table-cell table:formula="of:=SUM([.D179:.I179])" office:value-type="float" office:value="3.481327" calcext:value-type="float">
            <text:p>3.481327</text:p>
          </table:table-cell>
          <table:table-cell/>
          <table:table-cell office:value-type="float" office:value="0.1439" calcext:value-type="float">
            <text:p>0.1439</text:p>
          </table:table-cell>
          <table:table-cell office:value-type="float" office:value="0.1433" calcext:value-type="float">
            <text:p>0.1433</text:p>
          </table:table-cell>
          <table:table-cell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office:value-type="float" office:value="3.67" calcext:value-type="float">
            <text:p>3.67</text:p>
          </table:table-cell>
          <table:table-cell office:value-type="float" office:value="0.08988" calcext:value-type="float">
            <text:p>0.08988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29" calcext:value-type="float">
            <text:p>0.1829</text:p>
          </table:table-cell>
          <table:table-cell office:value-type="float" office:value="0" calcext:value-type="float">
            <text:p>0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2.395" calcext:value-type="float">
            <text:p>2.395</text:p>
          </table:table-cell>
          <table:table-cell office:value-type="float" office:value="0.7017" calcext:value-type="float">
            <text:p>0.7017</text:p>
          </table:table-cell>
          <table:table-cell table:formula="of:=SUM([.D180:.I180])" office:value-type="float" office:value="3.579789" calcext:value-type="float">
            <text:p>3.579789</text:p>
          </table:table-cell>
          <table:table-cell/>
          <table:table-cell office:value-type="float" office:value="0.08988" calcext:value-type="float">
            <text:p>0.08988</text:p>
          </table:table-cell>
          <table:table-cell office:value-type="float" office:value="0.08931" calcext:value-type="float">
            <text:p>0.08931</text:p>
          </table:table-cell>
          <table:table-cell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office:value-type="float" office:value="3.632" calcext:value-type="float">
            <text:p>3.632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1634" calcext:value-type="float">
            <text:p>0.1634</text:p>
          </table:table-cell>
          <table:table-cell office:value-type="float" office:value="0" calcext:value-type="float">
            <text:p>0</text:p>
          </table:table-cell>
          <table:table-cell office:value-type="float" office:value="0.003312" calcext:value-type="float">
            <text:p>0.003312</text:p>
          </table:table-cell>
          <table:table-cell office:value-type="float" office:value="2.382" calcext:value-type="float">
            <text:p>2.382</text:p>
          </table:table-cell>
          <table:table-cell office:value-type="float" office:value="0.7377" calcext:value-type="float">
            <text:p>0.7377</text:p>
          </table:table-cell>
          <table:table-cell table:formula="of:=SUM([.D181:.I181])" office:value-type="float" office:value="3.575112" calcext:value-type="float">
            <text:p>3.575112</text:p>
          </table:table-cell>
          <table:table-cell/>
          <table:table-cell office:value-type="float" office:value="0.05738" calcext:value-type="float">
            <text:p>0.05738</text:p>
          </table:table-cell>
          <table:table-cell office:value-type="float" office:value="0.05677" calcext:value-type="float">
            <text:p>0.05677</text:p>
          </table:table-cell>
          <table:table-cell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office:value-type="float" office:value="3.612" calcext:value-type="float">
            <text:p>3.612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008" calcext:value-type="float">
            <text:p>0.2008</text:p>
          </table:table-cell>
          <table:table-cell office:value-type="float" office:value="0" calcext:value-type="float">
            <text:p>0</text:p>
          </table:table-cell>
          <table:table-cell office:value-type="float" office:value="0.007023" calcext:value-type="float">
            <text:p>0.007023</text:p>
          </table:table-cell>
          <table:table-cell office:value-type="float" office:value="2.393" calcext:value-type="float">
            <text:p>2.393</text:p>
          </table:table-cell>
          <table:table-cell office:value-type="float" office:value="0.7106" calcext:value-type="float">
            <text:p>0.7106</text:p>
          </table:table-cell>
          <table:table-cell table:formula="of:=SUM([.D182:.I182])" office:value-type="float" office:value="3.570223" calcext:value-type="float">
            <text:p>3.570223</text:p>
          </table:table-cell>
          <table:table-cell/>
          <table:table-cell office:value-type="float" office:value="0.04172" calcext:value-type="float">
            <text:p>0.04172</text:p>
          </table:table-cell>
          <table:table-cell office:value-type="float" office:value="0.03947" calcext:value-type="float">
            <text:p>0.03947</text:p>
          </table:table-cell>
          <table:table-cell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office:value-type="float" office:value="3.844" calcext:value-type="float">
            <text:p>3.844</text:p>
          </table:table-cell>
          <table:table-cell office:value-type="float" office:value="0.02746" calcext:value-type="float">
            <text:p>0.0274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006546" calcext:value-type="float">
            <text:p>0.006546</text:p>
          </table:table-cell>
          <table:table-cell office:value-type="float" office:value="2.476" calcext:value-type="float">
            <text:p>2.476</text:p>
          </table:table-cell>
          <table:table-cell office:value-type="float" office:value="0.8048" calcext:value-type="float">
            <text:p>0.8048</text:p>
          </table:table-cell>
          <table:table-cell table:formula="of:=SUM([.D183:.I183])" office:value-type="float" office:value="3.816746" calcext:value-type="float">
            <text:p>3.816746</text:p>
          </table:table-cell>
          <table:table-cell/>
          <table:table-cell office:value-type="float" office:value="0.02746" calcext:value-type="float">
            <text:p>0.02746</text:p>
          </table:table-cell>
          <table:table-cell office:value-type="float" office:value="0.02676" calcext:value-type="float">
            <text:p>0.02676</text:p>
          </table:table-cell>
          <table:table-cell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office:value-type="float" office:value="3.384" calcext:value-type="float">
            <text:p>3.384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2.225" calcext:value-type="float">
            <text:p>2.225</text:p>
          </table:table-cell>
          <table:table-cell office:value-type="float" office:value="0.6341" calcext:value-type="float">
            <text:p>0.6341</text:p>
          </table:table-cell>
          <table:table-cell table:formula="of:=SUM([.D184:.I184])" office:value-type="float" office:value="3.366468" calcext:value-type="float">
            <text:p>3.366468</text:p>
          </table:table-cell>
          <table:table-cell/>
          <table:table-cell office:value-type="float" office:value="0.01735" calcext:value-type="float">
            <text:p>0.01735</text:p>
          </table:table-cell>
          <table:table-cell office:value-type="float" office:value="0.01578" calcext:value-type="float">
            <text:p>0.01578</text:p>
          </table:table-cell>
          <table:table-cell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office:value-type="float" office:value="3.487" calcext:value-type="float">
            <text:p>3.487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067" calcext:value-type="float">
            <text:p>0.2067</text:p>
          </table:table-cell>
          <table:table-cell office:value-type="float" office:value="0" calcext:value-type="float">
            <text:p>0</text:p>
          </table:table-cell>
          <table:table-cell office:value-type="float" office:value="0.004135" calcext:value-type="float">
            <text:p>0.004135</text:p>
          </table:table-cell>
          <table:table-cell office:value-type="float" office:value="2.296" calcext:value-type="float">
            <text:p>2.296</text:p>
          </table:table-cell>
          <table:table-cell office:value-type="float" office:value="0.7088" calcext:value-type="float">
            <text:p>0.7088</text:p>
          </table:table-cell>
          <table:table-cell table:formula="of:=SUM([.D185:.I185])" office:value-type="float" office:value="3.474135" calcext:value-type="float">
            <text:p>3.474135</text:p>
          </table:table-cell>
          <table:table-cell/>
          <table:table-cell office:value-type="float" office:value="0.01223" calcext:value-type="float">
            <text:p>0.01223</text:p>
          </table:table-cell>
          <table:table-cell office:value-type="float" office:value="0.01079" calcext:value-type="float">
            <text:p>0.01079</text:p>
          </table:table-cell>
          <table:table-cell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office:value-type="float" office:value="3.526" calcext:value-type="float">
            <text:p>3.526</text:p>
          </table:table-cell>
          <table:table-cell office:value-type="float" office:value="0.005859" calcext:value-type="float">
            <text:p>0.005859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1865" calcext:value-type="float">
            <text:p>0.1865</text:p>
          </table:table-cell>
          <table:table-cell office:value-type="float" office:value="0" calcext:value-type="float">
            <text:p>0</text:p>
          </table:table-cell>
          <table:table-cell office:value-type="float" office:value="0.005467" calcext:value-type="float">
            <text:p>0.005467</text:p>
          </table:table-cell>
          <table:table-cell office:value-type="float" office:value="2.38" calcext:value-type="float">
            <text:p>2.38</text:p>
          </table:table-cell>
          <table:table-cell office:value-type="float" office:value="0.7144" calcext:value-type="float">
            <text:p>0.7144</text:p>
          </table:table-cell>
          <table:table-cell table:formula="of:=SUM([.D186:.I186])" office:value-type="float" office:value="3.520567" calcext:value-type="float">
            <text:p>3.520567</text:p>
          </table:table-cell>
          <table:table-cell/>
          <table:table-cell office:value-type="float" office:value="0.005859" calcext:value-type="float">
            <text:p>0.005859</text:p>
          </table:table-cell>
          <table:table-cell office:value-type="float" office:value="0.004678" calcext:value-type="float">
            <text:p>0.004678</text:p>
          </table:table-cell>
          <table:table-cell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office:value-type="float" office:value="3.42" calcext:value-type="float">
            <text:p>3.42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2458" calcext:value-type="float">
            <text:p>0.2458</text:p>
          </table:table-cell>
          <table:table-cell office:value-type="float" office:value="0" calcext:value-type="float">
            <text:p>0</text:p>
          </table:table-cell>
          <table:table-cell office:value-type="float" office:value="0.005197" calcext:value-type="float">
            <text:p>0.005197</text:p>
          </table:table-cell>
          <table:table-cell office:value-type="float" office:value="2.396" calcext:value-type="float">
            <text:p>2.396</text:p>
          </table:table-cell>
          <table:table-cell office:value-type="float" office:value="0.551" calcext:value-type="float">
            <text:p>0.551</text:p>
          </table:table-cell>
          <table:table-cell table:formula="of:=SUM([.D187:.I187])" office:value-type="float" office:value="3.416097" calcext:value-type="float">
            <text:p>3.416097</text:p>
          </table:table-cell>
          <table:table-cell/>
          <table:table-cell office:value-type="float" office:value="0.003511" calcext:value-type="float">
            <text:p>0.003511</text:p>
          </table:table-cell>
          <table:table-cell office:value-type="float" office:value="0.002117" calcext:value-type="float">
            <text:p>0.002117</text:p>
          </table:table-cell>
          <table:table-cell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office:value-type="float" office:value="3.522" calcext:value-type="float">
            <text:p>3.522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1817" calcext:value-type="float">
            <text:p>0.1817</text:p>
          </table:table-cell>
          <table:table-cell office:value-type="float" office:value="0" calcext:value-type="float">
            <text:p>0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2.296" calcext:value-type="float">
            <text:p>2.296</text:p>
          </table:table-cell>
          <table:table-cell office:value-type="float" office:value="0.7376" calcext:value-type="float">
            <text:p>0.7376</text:p>
          </table:table-cell>
          <table:table-cell table:formula="of:=SUM([.D188:.I188])" office:value-type="float" office:value="3.51711" calcext:value-type="float">
            <text:p>3.51711</text:p>
          </table:table-cell>
          <table:table-cell/>
          <table:table-cell office:value-type="float" office:value="0.004079" calcext:value-type="float">
            <text:p>0.004079</text:p>
          </table:table-cell>
          <table:table-cell office:value-type="float" office:value="0.002891" calcext:value-type="float">
            <text:p>0.002891</text:p>
          </table:table-cell>
          <table:table-cell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office:value-type="float" office:value="3.398" calcext:value-type="float">
            <text:p>3.398</text:p>
          </table:table-cell>
          <table:table-cell office:value-type="float" office:value="0.001923" calcext:value-type="float">
            <text:p>0.001923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" calcext:value-type="float">
            <text:p>0</text:p>
          </table:table-cell>
          <table:table-cell office:value-type="float" office:value="0.006509" calcext:value-type="float">
            <text:p>0.006509</text:p>
          </table:table-cell>
          <table:table-cell office:value-type="float" office:value="2.247" calcext:value-type="float">
            <text:p>2.247</text:p>
          </table:table-cell>
          <table:table-cell office:value-type="float" office:value="0.5922" calcext:value-type="float">
            <text:p>0.5922</text:p>
          </table:table-cell>
          <table:table-cell table:formula="of:=SUM([.D189:.I189])" office:value-type="float" office:value="3.396909" calcext:value-type="float">
            <text:p>3.396909</text:p>
          </table:table-cell>
          <table:table-cell/>
          <table:table-cell office:value-type="float" office:value="0.001923" calcext:value-type="float">
            <text:p>0.001923</text:p>
          </table:table-cell>
          <table:table-cell office:value-type="float" office:value="0.0008085" calcext:value-type="float">
            <text:p>0.0008085</text:p>
          </table:table-cell>
          <table:table-cell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office:value-type="float" office:value="3.554" calcext:value-type="float">
            <text:p>3.554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1609" calcext:value-type="float">
            <text:p>0.1609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office:value-type="float" office:value="2.467" calcext:value-type="float">
            <text:p>2.467</text:p>
          </table:table-cell>
          <table:table-cell office:value-type="float" office:value="0.5898" calcext:value-type="float">
            <text:p>0.5898</text:p>
          </table:table-cell>
          <table:table-cell table:formula="of:=SUM([.D190:.I190])" office:value-type="float" office:value="3.5523" calcext:value-type="float">
            <text:p>3.5523</text:p>
          </table:table-cell>
          <table:table-cell/>
          <table:table-cell office:value-type="float" office:value="0.001779" calcext:value-type="float">
            <text:p>0.001779</text:p>
          </table:table-cell>
          <table:table-cell office:value-type="float" office:value="0.0003866" calcext:value-type="float">
            <text:p>0.0003866</text:p>
          </table:table-cell>
          <table:table-cell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office:value-type="float" office:value="3.2" calcext:value-type="float">
            <text:p>3.2</text:p>
          </table:table-cell>
          <table:table-cell office:value-type="float" office:value="0.002851" calcext:value-type="float">
            <text:p>0.002851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1947" calcext:value-type="float">
            <text:p>0.1947</text:p>
          </table:table-cell>
          <table:table-cell office:value-type="float" office:value="0" calcext:value-type="float">
            <text:p>0</text:p>
          </table:table-cell>
          <table:table-cell office:value-type="float" office:value="0.004408" calcext:value-type="float">
            <text:p>0.004408</text:p>
          </table:table-cell>
          <table:table-cell office:value-type="float" office:value="2.206" calcext:value-type="float">
            <text:p>2.206</text:p>
          </table:table-cell>
          <table:table-cell office:value-type="float" office:value="0.4869" calcext:value-type="float">
            <text:p>0.4869</text:p>
          </table:table-cell>
          <table:table-cell table:formula="of:=SUM([.D191:.I191])" office:value-type="float" office:value="3.197308" calcext:value-type="float">
            <text:p>3.197308</text:p>
          </table:table-cell>
          <table:table-cell/>
          <table:table-cell office:value-type="float" office:value="0.002851" calcext:value-type="float">
            <text:p>0.002851</text:p>
          </table:table-cell>
          <table:table-cell office:value-type="float" office:value="0.0004276" calcext:value-type="float">
            <text:p>0.0004276</text:p>
          </table:table-cell>
          <table:table-cell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office:value-type="float" office:value="3.384" calcext:value-type="float">
            <text:p>3.384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1896" calcext:value-type="float">
            <text:p>0.1896</text:p>
          </table:table-cell>
          <table:table-cell office:value-type="float" office:value="0" calcext:value-type="float">
            <text:p>0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2.333" calcext:value-type="float">
            <text:p>2.333</text:p>
          </table:table-cell>
          <table:table-cell office:value-type="float" office:value="0.6002" calcext:value-type="float">
            <text:p>0.6002</text:p>
          </table:table-cell>
          <table:table-cell table:formula="of:=SUM([.D192:.I192])" office:value-type="float" office:value="3.382465" calcext:value-type="float">
            <text:p>3.382465</text:p>
          </table:table-cell>
          <table:table-cell/>
          <table:table-cell office:value-type="float" office:value="0.001207" calcext:value-type="float">
            <text:p>0.001207</text:p>
          </table:table-cell>
          <table:table-cell office:value-type="float" office:value="0.00008239" calcext:value-type="float">
            <text:p>0.00008239</text:p>
          </table:table-cell>
          <table:table-cell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office:value-type="float" office:value="3.126" calcext:value-type="float">
            <text:p>3.126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332" calcext:value-type="float">
            <text:p>0.2332</text:p>
          </table:table-cell>
          <table:table-cell office:value-type="float" office:value="0" calcext:value-type="float">
            <text:p>0</text:p>
          </table:table-cell>
          <table:table-cell office:value-type="float" office:value="0.005347" calcext:value-type="float">
            <text:p>0.005347</text:p>
          </table:table-cell>
          <table:table-cell office:value-type="float" office:value="2.155" calcext:value-type="float">
            <text:p>2.155</text:p>
          </table:table-cell>
          <table:table-cell office:value-type="float" office:value="0.5219" calcext:value-type="float">
            <text:p>0.5219</text:p>
          </table:table-cell>
          <table:table-cell table:formula="of:=SUM([.D193:.I193])" office:value-type="float" office:value="3.124047" calcext:value-type="float">
            <text:p>3.124047</text:p>
          </table:table-cell>
          <table:table-cell/>
          <table:table-cell office:value-type="float" office:value="0.001036" calcext:value-type="float">
            <text:p>0.0010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office:value-type="float" office:value="3.173" calcext:value-type="float">
            <text:p>3.173</text:p>
          </table:table-cell>
          <table:table-cell office:value-type="float" office:value="0.0008414" calcext:value-type="float">
            <text:p>0.0008414</text:p>
          </table:table-cell>
          <table:table-cell office:value-type="float" office:value="0.2784" calcext:value-type="float">
            <text:p>0.2784</text:p>
          </table:table-cell>
          <table:table-cell office:value-type="float" office:value="0.202" calcext:value-type="float">
            <text:p>0.202</text:p>
          </table:table-cell>
          <table:table-cell office:value-type="float" office:value="0" calcext:value-type="float">
            <text:p>0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2.107" calcext:value-type="float">
            <text:p>2.107</text:p>
          </table:table-cell>
          <table:table-cell office:value-type="float" office:value="0.5803" calcext:value-type="float">
            <text:p>0.5803</text:p>
          </table:table-cell>
          <table:table-cell table:formula="of:=SUM([.D194:.I194])" office:value-type="float" office:value="3.17237" calcext:value-type="float">
            <text:p>3.17237</text:p>
          </table:table-cell>
          <table:table-cell/>
          <table:table-cell office:value-type="float" office:value="0.0008414" calcext:value-type="float">
            <text:p>0.0008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office:value-type="float" office:value="3.138" calcext:value-type="float">
            <text:p>3.138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232" calcext:value-type="float">
            <text:p>0.2232</text:p>
          </table:table-cell>
          <table:table-cell office:value-type="float" office:value="0" calcext:value-type="float">
            <text:p>0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1.956" calcext:value-type="float">
            <text:p>1.956</text:p>
          </table:table-cell>
          <table:table-cell office:value-type="float" office:value="0.6368" calcext:value-type="float">
            <text:p>0.6368</text:p>
          </table:table-cell>
          <table:table-cell table:formula="of:=SUM([.D195:.I195])" office:value-type="float" office:value="3.13625" calcext:value-type="float">
            <text:p>3.13625</text:p>
          </table:table-cell>
          <table:table-cell/>
          <table:table-cell office:value-type="float" office:value="0.001234" calcext:value-type="float">
            <text:p>0.001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office:value-type="float" office:value="3.001" calcext:value-type="float">
            <text:p>3.001</text:p>
          </table:table-cell>
          <table:table-cell office:value-type="float" office:value="0.0007816" calcext:value-type="float">
            <text:p>0.0007816</text:p>
          </table:table-cell>
          <table:table-cell office:value-type="float" office:value="0.3411" calcext:value-type="float">
            <text:p>0.3411</text:p>
          </table:table-cell>
          <table:table-cell office:value-type="float" office:value="0.2675" calcext:value-type="float">
            <text:p>0.2675</text:p>
          </table:table-cell>
          <table:table-cell office:value-type="float" office:value="0" calcext:value-type="float">
            <text:p>0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1.853" calcext:value-type="float">
            <text:p>1.853</text:p>
          </table:table-cell>
          <table:table-cell office:value-type="float" office:value="0.5341" calcext:value-type="float">
            <text:p>0.5341</text:p>
          </table:table-cell>
          <table:table-cell table:formula="of:=SUM([.D196:.I196])" office:value-type="float" office:value="3.000259" calcext:value-type="float">
            <text:p>3.000259</text:p>
          </table:table-cell>
          <table:table-cell/>
          <table:table-cell office:value-type="float" office:value="0.0007816" calcext:value-type="float">
            <text:p>0.0007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office:value-type="float" office:value="2.752" calcext:value-type="float">
            <text:p>2.752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1.954" calcext:value-type="float">
            <text:p>1.954</text:p>
          </table:table-cell>
          <table:table-cell office:value-type="float" office:value="0.4514" calcext:value-type="float">
            <text:p>0.4514</text:p>
          </table:table-cell>
          <table:table-cell table:formula="of:=SUM([.D197:.I197])" office:value-type="float" office:value="2.750946" calcext:value-type="float">
            <text:p>2.750946</text:p>
          </table:table-cell>
          <table:table-cell/>
          <table:table-cell office:value-type="float" office:value="0.001173" calcext:value-type="float">
            <text:p>0.001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092" calcext:value-type="float">
            <text:p>3.092</text:p>
          </table:table-cell>
          <table:table-cell office:value-type="float" office:value="0.0005661" calcext:value-type="float">
            <text:p>0.0005661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2749" calcext:value-type="float">
            <text:p>0.2749</text:p>
          </table:table-cell>
          <table:table-cell office:value-type="float" office:value="0" calcext:value-type="float">
            <text:p>0</text:p>
          </table:table-cell>
          <table:table-cell office:value-type="float" office:value="0.005117" calcext:value-type="float">
            <text:p>0.005117</text:p>
          </table:table-cell>
          <table:table-cell office:value-type="float" office:value="1.955" calcext:value-type="float">
            <text:p>1.955</text:p>
          </table:table-cell>
          <table:table-cell office:value-type="float" office:value="0.5332" calcext:value-type="float">
            <text:p>0.5332</text:p>
          </table:table-cell>
          <table:table-cell table:formula="of:=SUM([.D198:.I198])" office:value-type="float" office:value="3.091517" calcext:value-type="float">
            <text:p>3.091517</text:p>
          </table:table-cell>
          <table:table-cell/>
          <table:table-cell office:value-type="float" office:value="0.0005661" calcext:value-type="float">
            <text:p>0.00056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984" calcext:value-type="float">
            <text:p>2.984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2678" calcext:value-type="float">
            <text:p>0.2678</text:p>
          </table:table-cell>
          <table:table-cell office:value-type="float" office:value="0" calcext:value-type="float">
            <text:p>0</text:p>
          </table:table-cell>
          <table:table-cell office:value-type="float" office:value="0.002419" calcext:value-type="float">
            <text:p>0.002419</text:p>
          </table:table-cell>
          <table:table-cell office:value-type="float" office:value="1.872" calcext:value-type="float">
            <text:p>1.872</text:p>
          </table:table-cell>
          <table:table-cell office:value-type="float" office:value="0.5592" calcext:value-type="float">
            <text:p>0.5592</text:p>
          </table:table-cell>
          <table:table-cell table:formula="of:=SUM([.D199:.I199])" office:value-type="float" office:value="2.982619" calcext:value-type="float">
            <text:p>2.982619</text:p>
          </table:table-cell>
          <table:table-cell/>
          <table:table-cell office:value-type="float" office:value="0.00139" calcext:value-type="float">
            <text:p>0.00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778" calcext:value-type="float">
            <text:p>2.778</text:p>
          </table:table-cell>
          <table:table-cell office:value-type="float" office:value="0.0007857" calcext:value-type="float">
            <text:p>0.0007857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2081" calcext:value-type="float">
            <text:p>0.2081</text:p>
          </table:table-cell>
          <table:table-cell office:value-type="float" office:value="0" calcext:value-type="float">
            <text:p>0</text:p>
          </table:table-cell>
          <table:table-cell office:value-type="float" office:value="0.002847" calcext:value-type="float">
            <text:p>0.002847</text:p>
          </table:table-cell>
          <table:table-cell office:value-type="float" office:value="1.766" calcext:value-type="float">
            <text:p>1.766</text:p>
          </table:table-cell>
          <table:table-cell office:value-type="float" office:value="0.5366" calcext:value-type="float">
            <text:p>0.5366</text:p>
          </table:table-cell>
          <table:table-cell table:formula="of:=SUM([.D200:.I200])" office:value-type="float" office:value="2.776947" calcext:value-type="float">
            <text:p>2.776947</text:p>
          </table:table-cell>
          <table:table-cell/>
          <table:table-cell office:value-type="float" office:value="0.0007857" calcext:value-type="float">
            <text:p>0.0007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869" calcext:value-type="float">
            <text:p>2.869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3482" calcext:value-type="float">
            <text:p>0.3482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1.735" calcext:value-type="float">
            <text:p>1.735</text:p>
          </table:table-cell>
          <table:table-cell office:value-type="float" office:value="0.4981" calcext:value-type="float">
            <text:p>0.4981</text:p>
          </table:table-cell>
          <table:table-cell table:formula="of:=SUM([.D201:.I201])" office:value-type="float" office:value="2.86711" calcext:value-type="float">
            <text:p>2.86711</text:p>
          </table:table-cell>
          <table:table-cell/>
          <table:table-cell office:value-type="float" office:value="0.001534" calcext:value-type="float">
            <text:p>0.0015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735" calcext:value-type="float">
            <text:p>2.735</text:p>
          </table:table-cell>
          <table:table-cell office:value-type="float" office:value="0.0001704" calcext:value-type="float">
            <text:p>0.0001704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004769" calcext:value-type="float">
            <text:p>0.004769</text:p>
          </table:table-cell>
          <table:table-cell office:value-type="float" office:value="1.728" calcext:value-type="float">
            <text:p>1.728</text:p>
          </table:table-cell>
          <table:table-cell office:value-type="float" office:value="0.5191" calcext:value-type="float">
            <text:p>0.5191</text:p>
          </table:table-cell>
          <table:table-cell table:formula="of:=SUM([.D202:.I202])" office:value-type="float" office:value="2.734969" calcext:value-type="float">
            <text:p>2.734969</text:p>
          </table:table-cell>
          <table:table-cell/>
          <table:table-cell office:value-type="float" office:value="0.0001704" calcext:value-type="float">
            <text:p>0.00017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782" calcext:value-type="float">
            <text:p>2.782</text:p>
          </table:table-cell>
          <table:table-cell office:value-type="float" office:value="0.002298" calcext:value-type="float">
            <text:p>0.002298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2737" calcext:value-type="float">
            <text:p>0.2737</text:p>
          </table:table-cell>
          <table:table-cell office:value-type="float" office:value="0" calcext:value-type="float">
            <text:p>0</text:p>
          </table:table-cell>
          <table:table-cell office:value-type="float" office:value="0.004181" calcext:value-type="float">
            <text:p>0.004181</text:p>
          </table:table-cell>
          <table:table-cell office:value-type="float" office:value="1.692" calcext:value-type="float">
            <text:p>1.692</text:p>
          </table:table-cell>
          <table:table-cell office:value-type="float" office:value="0.4382" calcext:value-type="float">
            <text:p>0.4382</text:p>
          </table:table-cell>
          <table:table-cell table:formula="of:=SUM([.D203:.I203])" office:value-type="float" office:value="2.779681" calcext:value-type="float">
            <text:p>2.779681</text:p>
          </table:table-cell>
          <table:table-cell/>
          <table:table-cell office:value-type="float" office:value="0.002298" calcext:value-type="float">
            <text:p>0.0022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551" calcext:value-type="float">
            <text:p>2.551</text:p>
          </table:table-cell>
          <table:table-cell office:value-type="float" office:value="0.0007421" calcext:value-type="float">
            <text:p>0.0007421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2578" calcext:value-type="float">
            <text:p>0.2578</text:p>
          </table:table-cell>
          <table:table-cell office:value-type="float" office:value="0" calcext:value-type="float">
            <text:p>0</text:p>
          </table:table-cell>
          <table:table-cell office:value-type="float" office:value="0.005509" calcext:value-type="float">
            <text:p>0.005509</text:p>
          </table:table-cell>
          <table:table-cell office:value-type="float" office:value="1.706" calcext:value-type="float">
            <text:p>1.706</text:p>
          </table:table-cell>
          <table:table-cell office:value-type="float" office:value="0.3857" calcext:value-type="float">
            <text:p>0.3857</text:p>
          </table:table-cell>
          <table:table-cell table:formula="of:=SUM([.D204:.I204])" office:value-type="float" office:value="2.550609" calcext:value-type="float">
            <text:p>2.550609</text:p>
          </table:table-cell>
          <table:table-cell/>
          <table:table-cell office:value-type="float" office:value="0.0007421" calcext:value-type="float">
            <text:p>0.00074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469" calcext:value-type="float">
            <text:p>2.469</text:p>
          </table:table-cell>
          <table:table-cell office:value-type="float" office:value="0.0003089" calcext:value-type="float">
            <text:p>0.0003089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2185" calcext:value-type="float">
            <text:p>0.2185</text:p>
          </table:table-cell>
          <table:table-cell office:value-type="float" office:value="0" calcext:value-type="float">
            <text:p>0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1.588" calcext:value-type="float">
            <text:p>1.588</text:p>
          </table:table-cell>
          <table:table-cell office:value-type="float" office:value="0.4044" calcext:value-type="float">
            <text:p>0.4044</text:p>
          </table:table-cell>
          <table:table-cell table:formula="of:=SUM([.D205:.I205])" office:value-type="float" office:value="2.468715" calcext:value-type="float">
            <text:p>2.468715</text:p>
          </table:table-cell>
          <table:table-cell/>
          <table:table-cell office:value-type="float" office:value="0.0003089" calcext:value-type="float">
            <text:p>0.00030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63" calcext:value-type="float">
            <text:p>2.63</text:p>
          </table:table-cell>
          <table:table-cell office:value-type="float" office:value="0.0006834" calcext:value-type="float">
            <text:p>0.000683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965" calcext:value-type="float">
            <text:p>0.2965</text:p>
          </table:table-cell>
          <table:table-cell office:value-type="float" office:value="0" calcext:value-type="float">
            <text:p>0</text:p>
          </table:table-cell>
          <table:table-cell office:value-type="float" office:value="0.005221" calcext:value-type="float">
            <text:p>0.005221</text:p>
          </table:table-cell>
          <table:table-cell office:value-type="float" office:value="1.727" calcext:value-type="float">
            <text:p>1.727</text:p>
          </table:table-cell>
          <table:table-cell office:value-type="float" office:value="0.3839" calcext:value-type="float">
            <text:p>0.3839</text:p>
          </table:table-cell>
          <table:table-cell table:formula="of:=SUM([.D206:.I206])" office:value-type="float" office:value="2.629621" calcext:value-type="float">
            <text:p>2.629621</text:p>
          </table:table-cell>
          <table:table-cell/>
          <table:table-cell office:value-type="float" office:value="0.0006834" calcext:value-type="float">
            <text:p>0.0006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399" calcext:value-type="float">
            <text:p>2.399</text:p>
          </table:table-cell>
          <table:table-cell office:value-type="float" office:value="0.0004767" calcext:value-type="float">
            <text:p>0.0004767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2164" calcext:value-type="float">
            <text:p>0.2164</text:p>
          </table:table-cell>
          <table:table-cell office:value-type="float" office:value="0" calcext:value-type="float">
            <text:p>0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1.505" calcext:value-type="float">
            <text:p>1.505</text:p>
          </table:table-cell>
          <table:table-cell office:value-type="float" office:value="0.421" calcext:value-type="float">
            <text:p>0.421</text:p>
          </table:table-cell>
          <table:table-cell table:formula="of:=SUM([.D207:.I207])" office:value-type="float" office:value="2.397918" calcext:value-type="float">
            <text:p>2.397918</text:p>
          </table:table-cell>
          <table:table-cell/>
          <table:table-cell office:value-type="float" office:value="0.0004767" calcext:value-type="float">
            <text:p>0.0004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251" calcext:value-type="float">
            <text:p>2.251</text:p>
          </table:table-cell>
          <table:table-cell office:value-type="float" office:value="0" calcext:value-type="float">
            <text:p>0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2629" calcext:value-type="float">
            <text:p>0.2629</text:p>
          </table:table-cell>
          <table:table-cell office:value-type="float" office:value="0" calcext:value-type="float">
            <text:p>0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3629" calcext:value-type="float">
            <text:p>0.3629</text:p>
          </table:table-cell>
          <table:table-cell table:formula="of:=SUM([.D208:.I208])" office:value-type="float" office:value="2.250531" calcext:value-type="float">
            <text:p>2.2505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641" calcext:value-type="float">
            <text:p>2.641</text:p>
          </table:table-cell>
          <table:table-cell office:value-type="float" office:value="0.0001385" calcext:value-type="float">
            <text:p>0.0001385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3335" calcext:value-type="float">
            <text:p>0.3335</text:p>
          </table:table-cell>
          <table:table-cell office:value-type="float" office:value="0" calcext:value-type="float">
            <text:p>0</text:p>
          </table:table-cell>
          <table:table-cell office:value-type="float" office:value="0.002027" calcext:value-type="float">
            <text:p>0.002027</text:p>
          </table:table-cell>
          <table:table-cell office:value-type="float" office:value="1.525" calcext:value-type="float">
            <text:p>1.525</text:p>
          </table:table-cell>
          <table:table-cell office:value-type="float" office:value="0.4778" calcext:value-type="float">
            <text:p>0.4778</text:p>
          </table:table-cell>
          <table:table-cell table:formula="of:=SUM([.D209:.I209])" office:value-type="float" office:value="2.641227" calcext:value-type="float">
            <text:p>2.641227</text:p>
          </table:table-cell>
          <table:table-cell/>
          <table:table-cell office:value-type="float" office:value="0.0001385" calcext:value-type="float">
            <text:p>0.00013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684" calcext:value-type="float">
            <text:p>2.684</text:p>
          </table:table-cell>
          <table:table-cell office:value-type="float" office:value="0.0005693" calcext:value-type="float">
            <text:p>0.0005693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2792" calcext:value-type="float">
            <text:p>0.2792</text:p>
          </table:table-cell>
          <table:table-cell office:value-type="float" office:value="0" calcext:value-type="float">
            <text:p>0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1.595" calcext:value-type="float">
            <text:p>1.595</text:p>
          </table:table-cell>
          <table:table-cell office:value-type="float" office:value="0.4869" calcext:value-type="float">
            <text:p>0.4869</text:p>
          </table:table-cell>
          <table:table-cell table:formula="of:=SUM([.D210:.I210])" office:value-type="float" office:value="2.683343" calcext:value-type="float">
            <text:p>2.683343</text:p>
          </table:table-cell>
          <table:table-cell/>
          <table:table-cell office:value-type="float" office:value="0.0005693" calcext:value-type="float">
            <text:p>0.0005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231" calcext:value-type="float">
            <text:p>2.231</text:p>
          </table:table-cell>
          <table:table-cell office:value-type="float" office:value="0.0004523" calcext:value-type="float">
            <text:p>0.0004523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194" calcext:value-type="float">
            <text:p>0.2194</text:p>
          </table:table-cell>
          <table:table-cell office:value-type="float" office:value="0" calcext:value-type="float">
            <text:p>0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1.335" calcext:value-type="float">
            <text:p>1.335</text:p>
          </table:table-cell>
          <table:table-cell office:value-type="float" office:value="0.4261" calcext:value-type="float">
            <text:p>0.4261</text:p>
          </table:table-cell>
          <table:table-cell table:formula="of:=SUM([.D211:.I211])" office:value-type="float" office:value="2.23136" calcext:value-type="float">
            <text:p>2.23136</text:p>
          </table:table-cell>
          <table:table-cell/>
          <table:table-cell office:value-type="float" office:value="0.0004523" calcext:value-type="float">
            <text:p>0.00045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467" calcext:value-type="float">
            <text:p>2.467</text:p>
          </table:table-cell>
          <table:table-cell office:value-type="float" office:value="0.0003011" calcext:value-type="float">
            <text:p>0.0003011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083" calcext:value-type="float">
            <text:p>0.3083</text:p>
          </table:table-cell>
          <table:table-cell office:value-type="float" office:value="0" calcext:value-type="float">
            <text:p>0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1.472" calcext:value-type="float">
            <text:p>1.472</text:p>
          </table:table-cell>
          <table:table-cell office:value-type="float" office:value="0.3627" calcext:value-type="float">
            <text:p>0.3627</text:p>
          </table:table-cell>
          <table:table-cell table:formula="of:=SUM([.D212:.I212])" office:value-type="float" office:value="2.466249" calcext:value-type="float">
            <text:p>2.466249</text:p>
          </table:table-cell>
          <table:table-cell/>
          <table:table-cell office:value-type="float" office:value="0.0003011" calcext:value-type="float">
            <text:p>0.0003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351" calcext:value-type="float">
            <text:p>2.351</text:p>
          </table:table-cell>
          <table:table-cell office:value-type="float" office:value="0.0003948" calcext:value-type="float">
            <text:p>0.0003948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" calcext:value-type="float">
            <text:p>0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1.416" calcext:value-type="float">
            <text:p>1.416</text:p>
          </table:table-cell>
          <table:table-cell office:value-type="float" office:value="0.3456" calcext:value-type="float">
            <text:p>0.3456</text:p>
          </table:table-cell>
          <table:table-cell table:formula="of:=SUM([.D213:.I213])" office:value-type="float" office:value="2.350585" calcext:value-type="float">
            <text:p>2.350585</text:p>
          </table:table-cell>
          <table:table-cell/>
          <table:table-cell office:value-type="float" office:value="0.0003948" calcext:value-type="float">
            <text:p>0.0003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543" calcext:value-type="float">
            <text:p>2.543</text:p>
          </table:table-cell>
          <table:table-cell office:value-type="float" office:value="0.0001819" calcext:value-type="float">
            <text:p>0.0001819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056" calcext:value-type="float">
            <text:p>0.3056</text:p>
          </table:table-cell>
          <table:table-cell office:value-type="float" office:value="0" calcext:value-type="float">
            <text:p>0</text:p>
          </table:table-cell>
          <table:table-cell office:value-type="float" office:value="0.004354" calcext:value-type="float">
            <text:p>0.004354</text:p>
          </table:table-cell>
          <table:table-cell office:value-type="float" office:value="1.517" calcext:value-type="float">
            <text:p>1.517</text:p>
          </table:table-cell>
          <table:table-cell office:value-type="float" office:value="0.3963" calcext:value-type="float">
            <text:p>0.3963</text:p>
          </table:table-cell>
          <table:table-cell table:formula="of:=SUM([.D214:.I214])" office:value-type="float" office:value="2.543154" calcext:value-type="float">
            <text:p>2.543154</text:p>
          </table:table-cell>
          <table:table-cell/>
          <table:table-cell office:value-type="float" office:value="0.0001819" calcext:value-type="float">
            <text:p>0.0001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289" calcext:value-type="float">
            <text:p>2.289</text:p>
          </table:table-cell>
          <table:table-cell office:value-type="float" office:value="0.0007051" calcext:value-type="float">
            <text:p>0.0007051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614" calcext:value-type="float">
            <text:p>0.2614</text:p>
          </table:table-cell>
          <table:table-cell office:value-type="float" office:value="0" calcext:value-type="float">
            <text:p>0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1.359" calcext:value-type="float">
            <text:p>1.359</text:p>
          </table:table-cell>
          <table:table-cell office:value-type="float" office:value="0.3856" calcext:value-type="float">
            <text:p>0.3856</text:p>
          </table:table-cell>
          <table:table-cell table:formula="of:=SUM([.D215:.I215])" office:value-type="float" office:value="2.287886" calcext:value-type="float">
            <text:p>2.287886</text:p>
          </table:table-cell>
          <table:table-cell/>
          <table:table-cell office:value-type="float" office:value="0.0007051" calcext:value-type="float">
            <text:p>0.00070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25" calcext:value-type="float">
            <text:p>2.25</text:p>
          </table:table-cell>
          <table:table-cell office:value-type="float" office:value="0.0002112" calcext:value-type="float">
            <text:p>0.0002112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2493" calcext:value-type="float">
            <text:p>0.2493</text:p>
          </table:table-cell>
          <table:table-cell office:value-type="float" office:value="0" calcext:value-type="float">
            <text:p>0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1.443" calcext:value-type="float">
            <text:p>1.443</text:p>
          </table:table-cell>
          <table:table-cell office:value-type="float" office:value="0.3265" calcext:value-type="float">
            <text:p>0.3265</text:p>
          </table:table-cell>
          <table:table-cell table:formula="of:=SUM([.D216:.I216])" office:value-type="float" office:value="2.249868" calcext:value-type="float">
            <text:p>2.249868</text:p>
          </table:table-cell>
          <table:table-cell/>
          <table:table-cell office:value-type="float" office:value="0.0002112" calcext:value-type="float">
            <text:p>0.00021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081" calcext:value-type="float">
            <text:p>2.081</text:p>
          </table:table-cell>
          <table:table-cell office:value-type="float" office:value="0" calcext:value-type="float">
            <text:p>0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2649" calcext:value-type="float">
            <text:p>0.2649</text:p>
          </table:table-cell>
          <table:table-cell office:value-type="float" office:value="0" calcext:value-type="float">
            <text:p>0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97" calcext:value-type="float">
            <text:p>1.197</text:p>
          </table:table-cell>
          <table:table-cell office:value-type="float" office:value="0.3255" calcext:value-type="float">
            <text:p>0.3255</text:p>
          </table:table-cell>
          <table:table-cell table:formula="of:=SUM([.D217:.I217])" office:value-type="float" office:value="2.080975" calcext:value-type="float">
            <text:p>2.0809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186" calcext:value-type="float">
            <text:p>2.186</text:p>
          </table:table-cell>
          <table:table-cell office:value-type="float" office:value="0.0002399" calcext:value-type="float">
            <text:p>0.0002399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349" calcext:value-type="float">
            <text:p>0.2349</text:p>
          </table:table-cell>
          <table:table-cell office:value-type="float" office:value="0" calcext:value-type="float">
            <text:p>0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1.301" calcext:value-type="float">
            <text:p>1.301</text:p>
          </table:table-cell>
          <table:table-cell office:value-type="float" office:value="0.3446" calcext:value-type="float">
            <text:p>0.3446</text:p>
          </table:table-cell>
          <table:table-cell table:formula="of:=SUM([.D218:.I218])" office:value-type="float" office:value="2.185834" calcext:value-type="float">
            <text:p>2.185834</text:p>
          </table:table-cell>
          <table:table-cell/>
          <table:table-cell office:value-type="float" office:value="0.0002399" calcext:value-type="float">
            <text:p>0.00023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203" calcext:value-type="float">
            <text:p>2.203</text:p>
          </table:table-cell>
          <table:table-cell office:value-type="float" office:value="0.0009635" calcext:value-type="float">
            <text:p>0.0009635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2249" calcext:value-type="float">
            <text:p>0.2249</text:p>
          </table:table-cell>
          <table:table-cell office:value-type="float" office:value="0" calcext:value-type="float">
            <text:p>0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1.26" calcext:value-type="float">
            <text:p>1.26</text:p>
          </table:table-cell>
          <table:table-cell office:value-type="float" office:value="0.3643" calcext:value-type="float">
            <text:p>0.3643</text:p>
          </table:table-cell>
          <table:table-cell table:formula="of:=SUM([.D219:.I219])" office:value-type="float" office:value="2.201364" calcext:value-type="float">
            <text:p>2.201364</text:p>
          </table:table-cell>
          <table:table-cell/>
          <table:table-cell office:value-type="float" office:value="0.0009635" calcext:value-type="float">
            <text:p>0.00096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266" calcext:value-type="float">
            <text:p>2.266</text:p>
          </table:table-cell>
          <table:table-cell office:value-type="float" office:value="0.0001439" calcext:value-type="float">
            <text:p>0.0001439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3257" calcext:value-type="float">
            <text:p>0.3257</text:p>
          </table:table-cell>
          <table:table-cell office:value-type="float" office:value="0" calcext:value-type="float">
            <text:p>0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1.288" calcext:value-type="float">
            <text:p>1.288</text:p>
          </table:table-cell>
          <table:table-cell office:value-type="float" office:value="0.3692" calcext:value-type="float">
            <text:p>0.3692</text:p>
          </table:table-cell>
          <table:table-cell table:formula="of:=SUM([.D220:.I220])" office:value-type="float" office:value="2.265644" calcext:value-type="float">
            <text:p>2.265644</text:p>
          </table:table-cell>
          <table:table-cell/>
          <table:table-cell office:value-type="float" office:value="0.0001439" calcext:value-type="float">
            <text:p>0.00014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233" calcext:value-type="float">
            <text:p>2.233</text:p>
          </table:table-cell>
          <table:table-cell office:value-type="float" office:value="0.0001828" calcext:value-type="float">
            <text:p>0.0001828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3286" calcext:value-type="float">
            <text:p>0.3286</text:p>
          </table:table-cell>
          <table:table-cell office:value-type="float" office:value="0" calcext:value-type="float">
            <text:p>0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1.218" calcext:value-type="float">
            <text:p>1.218</text:p>
          </table:table-cell>
          <table:table-cell office:value-type="float" office:value="0.3831" calcext:value-type="float">
            <text:p>0.3831</text:p>
          </table:table-cell>
          <table:table-cell table:formula="of:=SUM([.D221:.I221])" office:value-type="float" office:value="2.233287" calcext:value-type="float">
            <text:p>2.233287</text:p>
          </table:table-cell>
          <table:table-cell/>
          <table:table-cell office:value-type="float" office:value="0.0001828" calcext:value-type="float">
            <text:p>0.0001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02" calcext:value-type="float">
            <text:p>2.02</text:p>
          </table:table-cell>
          <table:table-cell office:value-type="float" office:value="0.0003265" calcext:value-type="float">
            <text:p>0.0003265</text:p>
          </table:table-cell>
          <table:table-cell office:value-type="float" office:value="0.323" calcext:value-type="float">
            <text:p>0.323</text:p>
          </table:table-cell>
          <table:table-cell office:value-type="float" office:value="0.2212" calcext:value-type="float">
            <text:p>0.2212</text:p>
          </table:table-cell>
          <table:table-cell office:value-type="float" office:value="0" calcext:value-type="float">
            <text:p>0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1.193" calcext:value-type="float">
            <text:p>1.193</text:p>
          </table:table-cell>
          <table:table-cell office:value-type="float" office:value="0.2785" calcext:value-type="float">
            <text:p>0.2785</text:p>
          </table:table-cell>
          <table:table-cell table:formula="of:=SUM([.D222:.I222])" office:value-type="float" office:value="2.019229" calcext:value-type="float">
            <text:p>2.019229</text:p>
          </table:table-cell>
          <table:table-cell/>
          <table:table-cell office:value-type="float" office:value="0.0003265" calcext:value-type="float">
            <text:p>0.0003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084" calcext:value-type="float">
            <text:p>2.084</text:p>
          </table:table-cell>
          <table:table-cell office:value-type="float" office:value="0.0003225" calcext:value-type="float">
            <text:p>0.0003225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3087" calcext:value-type="float">
            <text:p>0.3087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139" calcext:value-type="float">
            <text:p>1.139</text:p>
          </table:table-cell>
          <table:table-cell office:value-type="float" office:value="0.2701" calcext:value-type="float">
            <text:p>0.2701</text:p>
          </table:table-cell>
          <table:table-cell table:formula="of:=SUM([.D223:.I223])" office:value-type="float" office:value="2.0828" calcext:value-type="float">
            <text:p>2.0828</text:p>
          </table:table-cell>
          <table:table-cell/>
          <table:table-cell office:value-type="float" office:value="0.0003225" calcext:value-type="float">
            <text:p>0.0003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13" calcext:value-type="float">
            <text:p>2.13</text:p>
          </table:table-cell>
          <table:table-cell office:value-type="float" office:value="0.0005072" calcext:value-type="float">
            <text:p>0.000507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08" calcext:value-type="float">
            <text:p>0.2908</text:p>
          </table:table-cell>
          <table:table-cell office:value-type="float" office:value="0" calcext:value-type="float">
            <text:p>0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1.209" calcext:value-type="float">
            <text:p>1.209</text:p>
          </table:table-cell>
          <table:table-cell office:value-type="float" office:value="0.353" calcext:value-type="float">
            <text:p>0.353</text:p>
          </table:table-cell>
          <table:table-cell table:formula="of:=SUM([.D224:.I224])" office:value-type="float" office:value="2.12909" calcext:value-type="float">
            <text:p>2.12909</text:p>
          </table:table-cell>
          <table:table-cell/>
          <table:table-cell office:value-type="float" office:value="0.0005072" calcext:value-type="float">
            <text:p>0.0005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22" calcext:value-type="float">
            <text:p>2.22</text:p>
          </table:table-cell>
          <table:table-cell office:value-type="float" office:value="0.00004726" calcext:value-type="float">
            <text:p>0.00004726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069" calcext:value-type="float">
            <text:p>0.3069</text:p>
          </table:table-cell>
          <table:table-cell office:value-type="float" office:value="0" calcext:value-type="float">
            <text:p>0</text:p>
          </table:table-cell>
          <table:table-cell office:value-type="float" office:value="0.002197" calcext:value-type="float">
            <text:p>0.002197</text:p>
          </table:table-cell>
          <table:table-cell office:value-type="float" office:value="1.218" calcext:value-type="float">
            <text:p>1.218</text:p>
          </table:table-cell>
          <table:table-cell office:value-type="float" office:value="0.3088" calcext:value-type="float">
            <text:p>0.3088</text:p>
          </table:table-cell>
          <table:table-cell table:formula="of:=SUM([.D225:.I225])" office:value-type="float" office:value="2.220297" calcext:value-type="float">
            <text:p>2.220297</text:p>
          </table:table-cell>
          <table:table-cell/>
          <table:table-cell office:value-type="float" office:value="0.00004726" calcext:value-type="float">
            <text:p>0.000047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162" calcext:value-type="float">
            <text:p>2.162</text:p>
          </table:table-cell>
          <table:table-cell office:value-type="float" office:value="0.0004982" calcext:value-type="float">
            <text:p>0.000498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1.261" calcext:value-type="float">
            <text:p>1.261</text:p>
          </table:table-cell>
          <table:table-cell office:value-type="float" office:value="0.338" calcext:value-type="float">
            <text:p>0.338</text:p>
          </table:table-cell>
          <table:table-cell table:formula="of:=SUM([.D226:.I226])" office:value-type="float" office:value="2.160818" calcext:value-type="float">
            <text:p>2.160818</text:p>
          </table:table-cell>
          <table:table-cell/>
          <table:table-cell office:value-type="float" office:value="0.0004982" calcext:value-type="float">
            <text:p>0.00049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044" calcext:value-type="float">
            <text:p>2.044</text:p>
          </table:table-cell>
          <table:table-cell office:value-type="float" office:value="0.0004083" calcext:value-type="float">
            <text:p>0.0004083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2521" calcext:value-type="float">
            <text:p>0.2521</text:p>
          </table:table-cell>
          <table:table-cell office:value-type="float" office:value="0" calcext:value-type="float">
            <text:p>0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1.153" calcext:value-type="float">
            <text:p>1.153</text:p>
          </table:table-cell>
          <table:table-cell office:value-type="float" office:value="0.3047" calcext:value-type="float">
            <text:p>0.3047</text:p>
          </table:table-cell>
          <table:table-cell table:formula="of:=SUM([.D227:.I227])" office:value-type="float" office:value="2.044151" calcext:value-type="float">
            <text:p>2.044151</text:p>
          </table:table-cell>
          <table:table-cell/>
          <table:table-cell office:value-type="float" office:value="0.0004083" calcext:value-type="float">
            <text:p>0.0004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976" calcext:value-type="float">
            <text:p>1.976</text:p>
          </table:table-cell>
          <table:table-cell office:value-type="float" office:value="0.0001215" calcext:value-type="float">
            <text:p>0.0001215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3039" calcext:value-type="float">
            <text:p>0.3039</text:p>
          </table:table-cell>
          <table:table-cell office:value-type="float" office:value="0" calcext:value-type="float">
            <text:p>0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1.036" calcext:value-type="float">
            <text:p>1.036</text:p>
          </table:table-cell>
          <table:table-cell office:value-type="float" office:value="0.2775" calcext:value-type="float">
            <text:p>0.2775</text:p>
          </table:table-cell>
          <table:table-cell table:formula="of:=SUM([.D228:.I228])" office:value-type="float" office:value="1.976203" calcext:value-type="float">
            <text:p>1.976203</text:p>
          </table:table-cell>
          <table:table-cell/>
          <table:table-cell office:value-type="float" office:value="0.0001215" calcext:value-type="float">
            <text:p>0.0001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093" calcext:value-type="float">
            <text:p>2.093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87" calcext:value-type="float">
            <text:p>0.3487</text:p>
          </table:table-cell>
          <table:table-cell office:value-type="float" office:value="0" calcext:value-type="float">
            <text:p>0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1.126" calcext:value-type="float">
            <text:p>1.126</text:p>
          </table:table-cell>
          <table:table-cell office:value-type="float" office:value="0.2613" calcext:value-type="float">
            <text:p>0.2613</text:p>
          </table:table-cell>
          <table:table-cell table:formula="of:=SUM([.D229:.I229])" office:value-type="float" office:value="2.09164" calcext:value-type="float">
            <text:p>2.09164</text:p>
          </table:table-cell>
          <table:table-cell/>
          <table:table-cell office:value-type="float" office:value="0.000693" calcext:value-type="float">
            <text:p>0.000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742" calcext:value-type="float">
            <text:p>1.742</text:p>
          </table:table-cell>
          <table:table-cell office:value-type="float" office:value="0.001299" calcext:value-type="float">
            <text:p>0.001299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2742" calcext:value-type="float">
            <text:p>0.2742</text:p>
          </table:table-cell>
          <table:table-cell office:value-type="float" office:value="0" calcext:value-type="float">
            <text:p>0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2161" calcext:value-type="float">
            <text:p>0.2161</text:p>
          </table:table-cell>
          <table:table-cell table:formula="of:=SUM([.D230:.I230])" office:value-type="float" office:value="1.740996" calcext:value-type="float">
            <text:p>1.740996</text:p>
          </table:table-cell>
          <table:table-cell/>
          <table:table-cell office:value-type="float" office:value="0.001299" calcext:value-type="float">
            <text:p>0.0012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97" calcext:value-type="float">
            <text:p>1.97</text:p>
          </table:table-cell>
          <table:table-cell office:value-type="float" office:value="0.0004142" calcext:value-type="float">
            <text:p>0.00041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23" calcext:value-type="float">
            <text:p>0.3123</text:p>
          </table:table-cell>
          <table:table-cell office:value-type="float" office:value="0" calcext:value-type="float">
            <text:p>0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1.061" calcext:value-type="float">
            <text:p>1.061</text:p>
          </table:table-cell>
          <table:table-cell office:value-type="float" office:value="0.3122" calcext:value-type="float">
            <text:p>0.3122</text:p>
          </table:table-cell>
          <table:table-cell table:formula="of:=SUM([.D231:.I231])" office:value-type="float" office:value="1.969437" calcext:value-type="float">
            <text:p>1.969437</text:p>
          </table:table-cell>
          <table:table-cell/>
          <table:table-cell office:value-type="float" office:value="0.0004142" calcext:value-type="float">
            <text:p>0.0004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946" calcext:value-type="float">
            <text:p>1.946</text:p>
          </table:table-cell>
          <table:table-cell office:value-type="float" office:value="0.0005363" calcext:value-type="float">
            <text:p>0.000536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3078" calcext:value-type="float">
            <text:p>0.3078</text:p>
          </table:table-cell>
          <table:table-cell office:value-type="float" office:value="0" calcext:value-type="float">
            <text:p>0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0.977" calcext:value-type="float">
            <text:p>0.977</text:p>
          </table:table-cell>
          <table:table-cell office:value-type="float" office:value="0.2702" calcext:value-type="float">
            <text:p>0.2702</text:p>
          </table:table-cell>
          <table:table-cell table:formula="of:=SUM([.D232:.I232])" office:value-type="float" office:value="1.945369" calcext:value-type="float">
            <text:p>1.945369</text:p>
          </table:table-cell>
          <table:table-cell/>
          <table:table-cell office:value-type="float" office:value="0.0005363" calcext:value-type="float">
            <text:p>0.0005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03316" calcext:value-type="float">
            <text:p>0.0003316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2858" calcext:value-type="float">
            <text:p>0.2858</text:p>
          </table:table-cell>
          <table:table-cell office:value-type="float" office:value="0" calcext:value-type="float">
            <text:p>0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1.044" calcext:value-type="float">
            <text:p>1.044</text:p>
          </table:table-cell>
          <table:table-cell office:value-type="float" office:value="0.2836" calcext:value-type="float">
            <text:p>0.2836</text:p>
          </table:table-cell>
          <table:table-cell table:formula="of:=SUM([.D233:.I233])" office:value-type="float" office:value="1.932271" calcext:value-type="float">
            <text:p>1.932271</text:p>
          </table:table-cell>
          <table:table-cell/>
          <table:table-cell office:value-type="float" office:value="0.0003316" calcext:value-type="float">
            <text:p>0.00033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878" calcext:value-type="float">
            <text:p>1.878</text:p>
          </table:table-cell>
          <table:table-cell office:value-type="float" office:value="0.0004987" calcext:value-type="float">
            <text:p>0.0004987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3691" calcext:value-type="float">
            <text:p>0.3691</text:p>
          </table:table-cell>
          <table:table-cell table:formula="of:=SUM([.D234:.I234])" office:value-type="float" office:value="1.877566" calcext:value-type="float">
            <text:p>1.877566</text:p>
          </table:table-cell>
          <table:table-cell/>
          <table:table-cell office:value-type="float" office:value="0.0004987" calcext:value-type="float">
            <text:p>0.0004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82" calcext:value-type="float">
            <text:p>1.82</text:p>
          </table:table-cell>
          <table:table-cell office:value-type="float" office:value="0.0002722" calcext:value-type="float">
            <text:p>0.0002722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3243" calcext:value-type="float">
            <text:p>0.3243</text:p>
          </table:table-cell>
          <table:table-cell office:value-type="float" office:value="0" calcext:value-type="float">
            <text:p>0</text:p>
          </table:table-cell>
          <table:table-cell office:value-type="float" office:value="0.001938" calcext:value-type="float">
            <text:p>0.001938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3096" calcext:value-type="float">
            <text:p>0.3096</text:p>
          </table:table-cell>
          <table:table-cell table:formula="of:=SUM([.D235:.I235])" office:value-type="float" office:value="1.819538" calcext:value-type="float">
            <text:p>1.819538</text:p>
          </table:table-cell>
          <table:table-cell/>
          <table:table-cell office:value-type="float" office:value="0.0002722" calcext:value-type="float">
            <text:p>0.00027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981" calcext:value-type="float">
            <text:p>1.981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3631" calcext:value-type="float">
            <text:p>0.3631</text:p>
          </table:table-cell>
          <table:table-cell office:value-type="float" office:value="0" calcext:value-type="float">
            <text:p>0</text:p>
          </table:table-cell>
          <table:table-cell office:value-type="float" office:value="0.002943" calcext:value-type="float">
            <text:p>0.00294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2695" calcext:value-type="float">
            <text:p>0.2695</text:p>
          </table:table-cell>
          <table:table-cell table:formula="of:=SUM([.D236:.I236])" office:value-type="float" office:value="1.980443" calcext:value-type="float">
            <text:p>1.980443</text:p>
          </table:table-cell>
          <table:table-cell/>
          <table:table-cell office:value-type="float" office:value="0.000658" calcext:value-type="float">
            <text:p>0.0006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801" calcext:value-type="float">
            <text:p>1.801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3464" calcext:value-type="float">
            <text:p>0.3464</text:p>
          </table:table-cell>
          <table:table-cell office:value-type="float" office:value="0.2467" calcext:value-type="float">
            <text:p>0.2467</text:p>
          </table:table-cell>
          <table:table-cell office:value-type="float" office:value="0" calcext:value-type="float">
            <text:p>0</text:p>
          </table:table-cell>
          <table:table-cell office:value-type="float" office:value="0.002022" calcext:value-type="float">
            <text:p>0.002022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2132" calcext:value-type="float">
            <text:p>0.2132</text:p>
          </table:table-cell>
          <table:table-cell table:formula="of:=SUM([.D237:.I237])" office:value-type="float" office:value="1.800022" calcext:value-type="float">
            <text:p>1.800022</text:p>
          </table:table-cell>
          <table:table-cell/>
          <table:table-cell office:value-type="float" office:value="0.001103" calcext:value-type="float">
            <text:p>0.001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142" calcext:value-type="float">
            <text:p>2.142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1.036" calcext:value-type="float">
            <text:p>1.036</text:p>
          </table:table-cell>
          <table:table-cell office:value-type="float" office:value="0.259" calcext:value-type="float">
            <text:p>0.259</text:p>
          </table:table-cell>
          <table:table-cell table:formula="of:=SUM([.D238:.I238])" office:value-type="float" office:value="2.140173" calcext:value-type="float">
            <text:p>2.140173</text:p>
          </table:table-cell>
          <table:table-cell/>
          <table:table-cell office:value-type="float" office:value="0.001223" calcext:value-type="float">
            <text:p>0.0012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965" calcext:value-type="float">
            <text:p>1.965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" calcext:value-type="float">
            <text:p>0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2196" calcext:value-type="float">
            <text:p>0.2196</text:p>
          </table:table-cell>
          <table:table-cell table:formula="of:=SUM([.D239:.I239])" office:value-type="float" office:value="1.96365" calcext:value-type="float">
            <text:p>1.96365</text:p>
          </table:table-cell>
          <table:table-cell/>
          <table:table-cell office:value-type="float" office:value="0.001311" calcext:value-type="float">
            <text:p>0.001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891" calcext:value-type="float">
            <text:p>1.891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4773" calcext:value-type="float">
            <text:p>0.4773</text:p>
          </table:table-cell>
          <table:table-cell office:value-type="float" office:value="0" calcext:value-type="float">
            <text:p>0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2242" calcext:value-type="float">
            <text:p>0.2242</text:p>
          </table:table-cell>
          <table:table-cell table:formula="of:=SUM([.D240:.I240])" office:value-type="float" office:value="1.889272" calcext:value-type="float">
            <text:p>1.889272</text:p>
          </table:table-cell>
          <table:table-cell/>
          <table:table-cell office:value-type="float" office:value="0.001176" calcext:value-type="float">
            <text:p>0.0011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816" calcext:value-type="float">
            <text:p>1.816</text:p>
          </table:table-cell>
          <table:table-cell office:value-type="float" office:value="0.0007249" calcext:value-type="float">
            <text:p>0.0007249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3185" calcext:value-type="float">
            <text:p>0.3185</text:p>
          </table:table-cell>
          <table:table-cell office:value-type="float" office:value="0" calcext:value-type="float">
            <text:p>0</text:p>
          </table:table-cell>
          <table:table-cell office:value-type="float" office:value="0.002254" calcext:value-type="float">
            <text:p>0.002254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2172" calcext:value-type="float">
            <text:p>0.2172</text:p>
          </table:table-cell>
          <table:table-cell table:formula="of:=SUM([.D241:.I241])" office:value-type="float" office:value="1.815554" calcext:value-type="float">
            <text:p>1.815554</text:p>
          </table:table-cell>
          <table:table-cell/>
          <table:table-cell office:value-type="float" office:value="0.0007249" calcext:value-type="float">
            <text:p>0.0007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994" calcext:value-type="float">
            <text:p>1.994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968" calcext:value-type="float">
            <text:p>0.3968</text:p>
          </table:table-cell>
          <table:table-cell office:value-type="float" office:value="0" calcext:value-type="float">
            <text:p>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2895" calcext:value-type="float">
            <text:p>0.2895</text:p>
          </table:table-cell>
          <table:table-cell table:formula="of:=SUM([.D242:.I242])" office:value-type="float" office:value="1.99227" calcext:value-type="float">
            <text:p>1.99227</text:p>
          </table:table-cell>
          <table:table-cell/>
          <table:table-cell office:value-type="float" office:value="0.002194" calcext:value-type="float">
            <text:p>0.002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841" calcext:value-type="float">
            <text:p>1.841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516" calcext:value-type="float">
            <text:p>0.351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2614" calcext:value-type="float">
            <text:p>0.2614</text:p>
          </table:table-cell>
          <table:table-cell table:formula="of:=SUM([.D243:.I243])" office:value-type="float" office:value="1.8392" calcext:value-type="float">
            <text:p>1.8392</text:p>
          </table:table-cell>
          <table:table-cell/>
          <table:table-cell office:value-type="float" office:value="0.001431" calcext:value-type="float">
            <text:p>0.001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076" calcext:value-type="float">
            <text:p>2.076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4112" calcext:value-type="float">
            <text:p>0.4112</text:p>
          </table:table-cell>
          <table:table-cell office:value-type="float" office:value="0" calcext:value-type="float">
            <text:p>0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613" calcext:value-type="float">
            <text:p>0.2613</text:p>
          </table:table-cell>
          <table:table-cell table:formula="of:=SUM([.D244:.I244])" office:value-type="float" office:value="2.074438" calcext:value-type="float">
            <text:p>2.074438</text:p>
          </table:table-cell>
          <table:table-cell/>
          <table:table-cell office:value-type="float" office:value="0.001992" calcext:value-type="float">
            <text:p>0.00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729" calcext:value-type="float">
            <text:p>1.729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331" calcext:value-type="float">
            <text:p>0.3331</text:p>
          </table:table-cell>
          <table:table-cell office:value-type="float" office:value="0" calcext:value-type="float">
            <text:p>0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2639" calcext:value-type="float">
            <text:p>0.2639</text:p>
          </table:table-cell>
          <table:table-cell table:formula="of:=SUM([.D245:.I245])" office:value-type="float" office:value="1.726994" calcext:value-type="float">
            <text:p>1.726994</text:p>
          </table:table-cell>
          <table:table-cell/>
          <table:table-cell office:value-type="float" office:value="0.001461" calcext:value-type="float">
            <text:p>0.0014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816" calcext:value-type="float">
            <text:p>1.816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3701" calcext:value-type="float">
            <text:p>0.3701</text:p>
          </table:table-cell>
          <table:table-cell office:value-type="float" office:value="0" calcext:value-type="float">
            <text:p>0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2013" calcext:value-type="float">
            <text:p>0.2013</text:p>
          </table:table-cell>
          <table:table-cell table:formula="of:=SUM([.D246:.I246])" office:value-type="float" office:value="1.814098" calcext:value-type="float">
            <text:p>1.814098</text:p>
          </table:table-cell>
          <table:table-cell/>
          <table:table-cell office:value-type="float" office:value="0.001588" calcext:value-type="float">
            <text:p>0.001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81" calcext:value-type="float">
            <text:p>1.81</text:p>
          </table:table-cell>
          <table:table-cell office:value-type="float" office:value="0.002428" calcext:value-type="float">
            <text:p>0.0024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81" calcext:value-type="float">
            <text:p>0.2781</text:p>
          </table:table-cell>
          <table:table-cell office:value-type="float" office:value="0" calcext:value-type="float">
            <text:p>0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87" calcext:value-type="float">
            <text:p>0.87</text:p>
          </table:table-cell>
          <table:table-cell office:value-type="float" office:value="0.2827" calcext:value-type="float">
            <text:p>0.2827</text:p>
          </table:table-cell>
          <table:table-cell table:formula="of:=SUM([.D247:.I247])" office:value-type="float" office:value="1.80721" calcext:value-type="float">
            <text:p>1.80721</text:p>
          </table:table-cell>
          <table:table-cell/>
          <table:table-cell office:value-type="float" office:value="0.002428" calcext:value-type="float">
            <text:p>0.002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884" calcext:value-type="float">
            <text:p>1.884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2265" calcext:value-type="float">
            <text:p>0.2265</text:p>
          </table:table-cell>
          <table:table-cell table:formula="of:=SUM([.D248:.I248])" office:value-type="float" office:value="1.882948" calcext:value-type="float">
            <text:p>1.882948</text:p>
          </table:table-cell>
          <table:table-cell/>
          <table:table-cell office:value-type="float" office:value="0.001496" calcext:value-type="float">
            <text:p>0.001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797" calcext:value-type="float">
            <text:p>1.797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154" calcext:value-type="float">
            <text:p>0.3154</text:p>
          </table:table-cell>
          <table:table-cell office:value-type="float" office:value="0" calcext:value-type="float">
            <text:p>0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2427" calcext:value-type="float">
            <text:p>0.2427</text:p>
          </table:table-cell>
          <table:table-cell table:formula="of:=SUM([.D249:.I249])" office:value-type="float" office:value="1.795106" calcext:value-type="float">
            <text:p>1.795106</text:p>
          </table:table-cell>
          <table:table-cell/>
          <table:table-cell office:value-type="float" office:value="0.001435" calcext:value-type="float">
            <text:p>0.001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671" calcext:value-type="float">
            <text:p>1.671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3584" calcext:value-type="float">
            <text:p>0.3584</text:p>
          </table:table-cell>
          <table:table-cell office:value-type="float" office:value="0" calcext:value-type="float">
            <text:p>0</text:p>
          </table:table-cell>
          <table:table-cell office:value-type="float" office:value="0.0008017" calcext:value-type="float">
            <text:p>0.0008017</text:p>
          </table:table-cell>
          <table:table-cell office:value-type="float" office:value="0.697" calcext:value-type="float">
            <text:p>0.697</text:p>
          </table:table-cell>
          <table:table-cell office:value-type="float" office:value="0.2012" calcext:value-type="float">
            <text:p>0.2012</text:p>
          </table:table-cell>
          <table:table-cell table:formula="of:=SUM([.D250:.I250])" office:value-type="float" office:value="1.6698017" calcext:value-type="float">
            <text:p>1.6698017</text:p>
          </table:table-cell>
          <table:table-cell/>
          <table:table-cell office:value-type="float" office:value="0.001608" calcext:value-type="float">
            <text:p>0.00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825" calcext:value-type="float">
            <text:p>1.825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3785" calcext:value-type="float">
            <text:p>0.3785</text:p>
          </table:table-cell>
          <table:table-cell office:value-type="float" office:value="0" calcext:value-type="float">
            <text:p>0</text:p>
          </table:table-cell>
          <table:table-cell office:value-type="float" office:value="0.0008905" calcext:value-type="float">
            <text:p>0.0008905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2218" calcext:value-type="float">
            <text:p>0.2218</text:p>
          </table:table-cell>
          <table:table-cell table:formula="of:=SUM([.D251:.I251])" office:value-type="float" office:value="1.8230905" calcext:value-type="float">
            <text:p>1.8230905</text:p>
          </table:table-cell>
          <table:table-cell/>
          <table:table-cell office:value-type="float" office:value="0.002281" calcext:value-type="float">
            <text:p>0.0022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845" calcext:value-type="float">
            <text:p>1.845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335" calcext:value-type="float">
            <text:p>0.4335</text:p>
          </table:table-cell>
          <table:table-cell office:value-type="float" office:value="0" calcext:value-type="float">
            <text:p>0</text:p>
          </table:table-cell>
          <table:table-cell office:value-type="float" office:value="0.0008585" calcext:value-type="float">
            <text:p>0.0008585</text:p>
          </table:table-cell>
          <table:table-cell office:value-type="float" office:value="0.767" calcext:value-type="float">
            <text:p>0.767</text:p>
          </table:table-cell>
          <table:table-cell office:value-type="float" office:value="0.2103" calcext:value-type="float">
            <text:p>0.2103</text:p>
          </table:table-cell>
          <table:table-cell table:formula="of:=SUM([.D252:.I252])" office:value-type="float" office:value="1.8419585" calcext:value-type="float">
            <text:p>1.8419585</text:p>
          </table:table-cell>
          <table:table-cell/>
          <table:table-cell office:value-type="float" office:value="0.003415" calcext:value-type="float">
            <text:p>0.003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843" calcext:value-type="float">
            <text:p>1.843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2002" calcext:value-type="float">
            <text:p>0.2002</text:p>
          </table:table-cell>
          <table:table-cell table:formula="of:=SUM([.D253:.I253])" office:value-type="float" office:value="1.842038" calcext:value-type="float">
            <text:p>1.842038</text:p>
          </table:table-cell>
          <table:table-cell/>
          <table:table-cell office:value-type="float" office:value="0.001005" calcext:value-type="float">
            <text:p>0.001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754" calcext:value-type="float">
            <text:p>1.75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3209" calcext:value-type="float">
            <text:p>0.3209</text:p>
          </table:table-cell>
          <table:table-cell office:value-type="float" office:value="0" calcext:value-type="float">
            <text:p>0</text:p>
          </table:table-cell>
          <table:table-cell office:value-type="float" office:value="0.001299" calcext:value-type="float">
            <text:p>0.001299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2002" calcext:value-type="float">
            <text:p>0.2002</text:p>
          </table:table-cell>
          <table:table-cell table:formula="of:=SUM([.D254:.I254])" office:value-type="float" office:value="1.752699" calcext:value-type="float">
            <text:p>1.752699</text:p>
          </table:table-cell>
          <table:table-cell/>
          <table:table-cell office:value-type="float" office:value="0.00148" calcext:value-type="float">
            <text:p>0.00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784" calcext:value-type="float">
            <text:p>1.784</text:p>
          </table:table-cell>
          <table:table-cell office:value-type="float" office:value="0.001722" calcext:value-type="float">
            <text:p>0.001722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5316" calcext:value-type="float">
            <text:p>0.5316</text:p>
          </table:table-cell>
          <table:table-cell office:value-type="float" office:value="0" calcext:value-type="float">
            <text:p>0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2072" calcext:value-type="float">
            <text:p>0.2072</text:p>
          </table:table-cell>
          <table:table-cell table:formula="of:=SUM([.D255:.I255])" office:value-type="float" office:value="1.782575" calcext:value-type="float">
            <text:p>1.782575</text:p>
          </table:table-cell>
          <table:table-cell/>
          <table:table-cell office:value-type="float" office:value="0.001722" calcext:value-type="float">
            <text:p>0.0017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75" calcext:value-type="float">
            <text:p>1.75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554" calcext:value-type="float">
            <text:p>0.55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" calcext:value-type="float">
            <text:p>0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2136" calcext:value-type="float">
            <text:p>0.2136</text:p>
          </table:table-cell>
          <table:table-cell table:formula="of:=SUM([.D256:.I256])" office:value-type="float" office:value="1.748373" calcext:value-type="float">
            <text:p>1.748373</text:p>
          </table:table-cell>
          <table:table-cell/>
          <table:table-cell office:value-type="float" office:value="0.001395" calcext:value-type="float">
            <text:p>0.0013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66" calcext:value-type="float">
            <text:p>1.66</text:p>
          </table:table-cell>
          <table:table-cell office:value-type="float" office:value="0.0009751" calcext:value-type="float">
            <text:p>0.0009751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3188" calcext:value-type="float">
            <text:p>0.3188</text:p>
          </table:table-cell>
          <table:table-cell office:value-type="float" office:value="0" calcext:value-type="float">
            <text:p>0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662" calcext:value-type="float">
            <text:p>0.662</text:p>
          </table:table-cell>
          <table:table-cell office:value-type="float" office:value="0.1779" calcext:value-type="float">
            <text:p>0.1779</text:p>
          </table:table-cell>
          <table:table-cell table:formula="of:=SUM([.D257:.I257])" office:value-type="float" office:value="1.658545" calcext:value-type="float">
            <text:p>1.658545</text:p>
          </table:table-cell>
          <table:table-cell/>
          <table:table-cell office:value-type="float" office:value="0.0009751" calcext:value-type="float">
            <text:p>0.0009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788" calcext:value-type="float">
            <text:p>1.788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3805" calcext:value-type="float">
            <text:p>0.3805</text:p>
          </table:table-cell>
          <table:table-cell office:value-type="float" office:value="0" calcext:value-type="float">
            <text:p>0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222" calcext:value-type="float">
            <text:p>0.222</text:p>
          </table:table-cell>
          <table:table-cell table:formula="of:=SUM([.D258:.I258])" office:value-type="float" office:value="1.786841" calcext:value-type="float">
            <text:p>1.786841</text:p>
          </table:table-cell>
          <table:table-cell/>
          <table:table-cell office:value-type="float" office:value="0.001686" calcext:value-type="float">
            <text:p>0.001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796" calcext:value-type="float">
            <text:p>1.796</text:p>
          </table:table-cell>
          <table:table-cell office:value-type="float" office:value="0.0005384" calcext:value-type="float">
            <text:p>0.0005384</text:p>
          </table:table-cell>
          <table:table-cell office:value-type="float" office:value="0.4611" calcext:value-type="float">
            <text:p>0.4611</text:p>
          </table:table-cell>
          <table:table-cell office:value-type="float" office:value="0.4389" calcext:value-type="float">
            <text:p>0.4389</text:p>
          </table:table-cell>
          <table:table-cell office:value-type="float" office:value="0" calcext:value-type="float">
            <text:p>0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134" calcext:value-type="float">
            <text:p>0.134</text:p>
          </table:table-cell>
          <table:table-cell table:formula="of:=SUM([.D259:.I259])" office:value-type="float" office:value="1.795822" calcext:value-type="float">
            <text:p>1.795822</text:p>
          </table:table-cell>
          <table:table-cell/>
          <table:table-cell office:value-type="float" office:value="0.0005384" calcext:value-type="float">
            <text:p>0.0005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006346" calcext:value-type="float">
            <text:p>0.0006346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3668" calcext:value-type="float">
            <text:p>0.3668</text:p>
          </table:table-cell>
          <table:table-cell office:value-type="float" office:value="0" calcext:value-type="float">
            <text:p>0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188" calcext:value-type="float">
            <text:p>0.188</text:p>
          </table:table-cell>
          <table:table-cell table:formula="of:=SUM([.D260:.I260])" office:value-type="float" office:value="1.735806" calcext:value-type="float">
            <text:p>1.735806</text:p>
          </table:table-cell>
          <table:table-cell/>
          <table:table-cell office:value-type="float" office:value="0.0006346" calcext:value-type="float">
            <text:p>0.00063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764" calcext:value-type="float">
            <text:p>1.764</text:p>
          </table:table-cell>
          <table:table-cell office:value-type="float" office:value="0.0005955" calcext:value-type="float">
            <text:p>0.0005955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3722" calcext:value-type="float">
            <text:p>0.3722</text:p>
          </table:table-cell>
          <table:table-cell office:value-type="float" office:value="0" calcext:value-type="float">
            <text:p>0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2232" calcext:value-type="float">
            <text:p>0.2232</text:p>
          </table:table-cell>
          <table:table-cell table:formula="of:=SUM([.D261:.I261])" office:value-type="float" office:value="1.763603" calcext:value-type="float">
            <text:p>1.763603</text:p>
          </table:table-cell>
          <table:table-cell/>
          <table:table-cell office:value-type="float" office:value="0.0005955" calcext:value-type="float">
            <text:p>0.0005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645" calcext:value-type="float">
            <text:p>1.645</text:p>
          </table:table-cell>
          <table:table-cell office:value-type="float" office:value="0.0005086" calcext:value-type="float">
            <text:p>0.0005086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4099" calcext:value-type="float">
            <text:p>0.4099</text:p>
          </table:table-cell>
          <table:table-cell office:value-type="float" office:value="0" calcext:value-type="float">
            <text:p>0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1946" calcext:value-type="float">
            <text:p>0.1946</text:p>
          </table:table-cell>
          <table:table-cell table:formula="of:=SUM([.D262:.I262])" office:value-type="float" office:value="1.644642" calcext:value-type="float">
            <text:p>1.644642</text:p>
          </table:table-cell>
          <table:table-cell/>
          <table:table-cell office:value-type="float" office:value="0.0005086" calcext:value-type="float">
            <text:p>0.0005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823" calcext:value-type="float">
            <text:p>1.823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3875" calcext:value-type="float">
            <text:p>0.3875</text:p>
          </table:table-cell>
          <table:table-cell office:value-type="float" office:value="0" calcext:value-type="float">
            <text:p>0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269" calcext:value-type="float">
            <text:p>0.269</text:p>
          </table:table-cell>
          <table:table-cell table:formula="of:=SUM([.D263:.I263])" office:value-type="float" office:value="1.821209" calcext:value-type="float">
            <text:p>1.821209</text:p>
          </table:table-cell>
          <table:table-cell/>
          <table:table-cell office:value-type="float" office:value="0.001391" calcext:value-type="float">
            <text:p>0.0013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754" calcext:value-type="float">
            <text:p>1.754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3976" calcext:value-type="float">
            <text:p>0.3976</text:p>
          </table:table-cell>
          <table:table-cell office:value-type="float" office:value="0" calcext:value-type="float">
            <text:p>0</text:p>
          </table:table-cell>
          <table:table-cell office:value-type="float" office:value="0.0007844" calcext:value-type="float">
            <text:p>0.0007844</text:p>
          </table:table-cell>
          <table:table-cell office:value-type="float" office:value="0.6537" calcext:value-type="float">
            <text:p>0.6537</text:p>
          </table:table-cell>
          <table:table-cell office:value-type="float" office:value="0.2592" calcext:value-type="float">
            <text:p>0.2592</text:p>
          </table:table-cell>
          <table:table-cell table:formula="of:=SUM([.D264:.I264])" office:value-type="float" office:value="1.7528844" calcext:value-type="float">
            <text:p>1.7528844</text:p>
          </table:table-cell>
          <table:table-cell/>
          <table:table-cell office:value-type="float" office:value="0.001007" calcext:value-type="float">
            <text:p>0.001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998" calcext:value-type="float">
            <text:p>1.99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4437" calcext:value-type="float">
            <text:p>0.4437</text:p>
          </table:table-cell>
          <table:table-cell office:value-type="float" office:value="0" calcext:value-type="float">
            <text:p>0</text:p>
          </table:table-cell>
          <table:table-cell office:value-type="float" office:value="0.0005838" calcext:value-type="float">
            <text:p>0.0005838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2113" calcext:value-type="float">
            <text:p>0.2113</text:p>
          </table:table-cell>
          <table:table-cell table:formula="of:=SUM([.D265:.I265])" office:value-type="float" office:value="1.9969838" calcext:value-type="float">
            <text:p>1.9969838</text:p>
          </table:table-cell>
          <table:table-cell/>
          <table:table-cell office:value-type="float" office:value="0.00144" calcext:value-type="float">
            <text:p>0.00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648" calcext:value-type="float">
            <text:p>1.648</text:p>
          </table:table-cell>
          <table:table-cell office:value-type="float" office:value="0.0007971" calcext:value-type="float">
            <text:p>0.0007971</text:p>
          </table:table-cell>
          <table:table-cell office:value-type="float" office:value="0.439" calcext:value-type="float">
            <text:p>0.439</text:p>
          </table:table-cell>
          <table:table-cell office:value-type="float" office:value="0.3561" calcext:value-type="float">
            <text:p>0.3561</text:p>
          </table:table-cell>
          <table:table-cell office:value-type="float" office:value="0" calcext:value-type="float">
            <text:p>0</text:p>
          </table:table-cell>
          <table:table-cell office:value-type="float" office:value="0.0008508" calcext:value-type="float">
            <text:p>0.0008508</text:p>
          </table:table-cell>
          <table:table-cell office:value-type="float" office:value="0.642" calcext:value-type="float">
            <text:p>0.642</text:p>
          </table:table-cell>
          <table:table-cell office:value-type="float" office:value="0.2095" calcext:value-type="float">
            <text:p>0.2095</text:p>
          </table:table-cell>
          <table:table-cell table:formula="of:=SUM([.D266:.I266])" office:value-type="float" office:value="1.6474508" calcext:value-type="float">
            <text:p>1.6474508</text:p>
          </table:table-cell>
          <table:table-cell/>
          <table:table-cell office:value-type="float" office:value="0.0007971" calcext:value-type="float">
            <text:p>0.0007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61" calcext:value-type="float">
            <text:p>1.61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4968" calcext:value-type="float">
            <text:p>0.4968</text:p>
          </table:table-cell>
          <table:table-cell office:value-type="float" office:value="0" calcext:value-type="float">
            <text:p>0</text:p>
          </table:table-cell>
          <table:table-cell office:value-type="float" office:value="0.0007308" calcext:value-type="float">
            <text:p>0.0007308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1738" calcext:value-type="float">
            <text:p>0.1738</text:p>
          </table:table-cell>
          <table:table-cell table:formula="of:=SUM([.D267:.I267])" office:value-type="float" office:value="1.6082308" calcext:value-type="float">
            <text:p>1.6082308</text:p>
          </table:table-cell>
          <table:table-cell/>
          <table:table-cell office:value-type="float" office:value="0.002073" calcext:value-type="float">
            <text:p>0.0020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604" calcext:value-type="float">
            <text:p>1.604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899" calcext:value-type="float">
            <text:p>0.3899</text:p>
          </table:table-cell>
          <table:table-cell office:value-type="float" office:value="0" calcext:value-type="float">
            <text:p>0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1567" calcext:value-type="float">
            <text:p>0.1567</text:p>
          </table:table-cell>
          <table:table-cell table:formula="of:=SUM([.D268:.I268])" office:value-type="float" office:value="1.602521" calcext:value-type="float">
            <text:p>1.602521</text:p>
          </table:table-cell>
          <table:table-cell/>
          <table:table-cell office:value-type="float" office:value="0.001225" calcext:value-type="float">
            <text:p>0.001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653" calcext:value-type="float">
            <text:p>1.653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4533" calcext:value-type="float">
            <text:p>0.4533</text:p>
          </table:table-cell>
          <table:table-cell office:value-type="float" office:value="0" calcext:value-type="float">
            <text:p>0</text:p>
          </table:table-cell>
          <table:table-cell office:value-type="float" office:value="0.0005772" calcext:value-type="float">
            <text:p>0.0005772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1347" calcext:value-type="float">
            <text:p>0.1347</text:p>
          </table:table-cell>
          <table:table-cell table:formula="of:=SUM([.D269:.I269])" office:value-type="float" office:value="1.6517772" calcext:value-type="float">
            <text:p>1.6517772</text:p>
          </table:table-cell>
          <table:table-cell/>
          <table:table-cell office:value-type="float" office:value="0.001393" calcext:value-type="float">
            <text:p>0.001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562" calcext:value-type="float">
            <text:p>1.562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4843" calcext:value-type="float">
            <text:p>0.4843</text:p>
          </table:table-cell>
          <table:table-cell office:value-type="float" office:value="0.4079" calcext:value-type="float">
            <text:p>0.4079</text:p>
          </table:table-cell>
          <table:table-cell office:value-type="float" office:value="0" calcext:value-type="float">
            <text:p>0</text:p>
          </table:table-cell>
          <table:table-cell office:value-type="float" office:value="0.0006517" calcext:value-type="float">
            <text:p>0.0006517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1303" calcext:value-type="float">
            <text:p>0.1303</text:p>
          </table:table-cell>
          <table:table-cell table:formula="of:=SUM([.D270:.I270])" office:value-type="float" office:value="1.5603517" calcext:value-type="float">
            <text:p>1.5603517</text:p>
          </table:table-cell>
          <table:table-cell/>
          <table:table-cell office:value-type="float" office:value="0.001204" calcext:value-type="float">
            <text:p>0.001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635" calcext:value-type="float">
            <text:p>1.635</text:p>
          </table:table-cell>
          <table:table-cell office:value-type="float" office:value="0.0009447" calcext:value-type="float">
            <text:p>0.0009447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3227" calcext:value-type="float">
            <text:p>0.3227</text:p>
          </table:table-cell>
          <table:table-cell office:value-type="float" office:value="0" calcext:value-type="float">
            <text:p>0</text:p>
          </table:table-cell>
          <table:table-cell office:value-type="float" office:value="0.0006838" calcext:value-type="float">
            <text:p>0.0006838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1814" calcext:value-type="float">
            <text:p>0.1814</text:p>
          </table:table-cell>
          <table:table-cell table:formula="of:=SUM([.D271:.I271])" office:value-type="float" office:value="1.6342838" calcext:value-type="float">
            <text:p>1.6342838</text:p>
          </table:table-cell>
          <table:table-cell/>
          <table:table-cell office:value-type="float" office:value="0.0009447" calcext:value-type="float">
            <text:p>0.0009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742" calcext:value-type="float">
            <text:p>1.742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4616" calcext:value-type="float">
            <text:p>0.4616</text:p>
          </table:table-cell>
          <table:table-cell office:value-type="float" office:value="0" calcext:value-type="float">
            <text:p>0</text:p>
          </table:table-cell>
          <table:table-cell office:value-type="float" office:value="0.0002192" calcext:value-type="float">
            <text:p>0.0002192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1277" calcext:value-type="float">
            <text:p>0.1277</text:p>
          </table:table-cell>
          <table:table-cell table:formula="of:=SUM([.D272:.I272])" office:value-type="float" office:value="1.7392192" calcext:value-type="float">
            <text:p>1.7392192</text:p>
          </table:table-cell>
          <table:table-cell/>
          <table:table-cell office:value-type="float" office:value="0.002786" calcext:value-type="float">
            <text:p>0.002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73" calcext:value-type="float">
            <text:p>1.73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4468" calcext:value-type="float">
            <text:p>0.4468</text:p>
          </table:table-cell>
          <table:table-cell office:value-type="float" office:value="0" calcext:value-type="float">
            <text:p>0</text:p>
          </table:table-cell>
          <table:table-cell office:value-type="float" office:value="0.0005181" calcext:value-type="float">
            <text:p>0.0005181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1188" calcext:value-type="float">
            <text:p>0.1188</text:p>
          </table:table-cell>
          <table:table-cell table:formula="of:=SUM([.D273:.I273])" office:value-type="float" office:value="1.7276181" calcext:value-type="float">
            <text:p>1.7276181</text:p>
          </table:table-cell>
          <table:table-cell/>
          <table:table-cell office:value-type="float" office:value="0.002655" calcext:value-type="float">
            <text:p>0.002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65" calcext:value-type="float">
            <text:p>1.65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4284" calcext:value-type="float">
            <text:p>0.4284</text:p>
          </table:table-cell>
          <table:table-cell office:value-type="float" office:value="0" calcext:value-type="float">
            <text:p>0</text:p>
          </table:table-cell>
          <table:table-cell office:value-type="float" office:value="0.0005536" calcext:value-type="float">
            <text:p>0.0005536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1116" calcext:value-type="float">
            <text:p>0.1116</text:p>
          </table:table-cell>
          <table:table-cell table:formula="of:=SUM([.D274:.I274])" office:value-type="float" office:value="1.6477536" calcext:value-type="float">
            <text:p>1.6477536</text:p>
          </table:table-cell>
          <table:table-cell/>
          <table:table-cell office:value-type="float" office:value="0.002441" calcext:value-type="float">
            <text:p>0.0024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652" calcext:value-type="float">
            <text:p>1.652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3634" calcext:value-type="float">
            <text:p>0.3634</text:p>
          </table:table-cell>
          <table:table-cell office:value-type="float" office:value="0" calcext:value-type="float">
            <text:p>0</text:p>
          </table:table-cell>
          <table:table-cell office:value-type="float" office:value="0.0006257" calcext:value-type="float">
            <text:p>0.0006257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08261" calcext:value-type="float">
            <text:p>0.08261</text:p>
          </table:table-cell>
          <table:table-cell table:formula="of:=SUM([.D275:.I275])" office:value-type="float" office:value="1.6498357" calcext:value-type="float">
            <text:p>1.6498357</text:p>
          </table:table-cell>
          <table:table-cell/>
          <table:table-cell office:value-type="float" office:value="0.001969" calcext:value-type="float">
            <text:p>0.00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652" calcext:value-type="float">
            <text:p>1.652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.584" calcext:value-type="float">
            <text:p>0.584</text:p>
          </table:table-cell>
          <table:table-cell office:value-type="float" office:value="0.3816" calcext:value-type="float">
            <text:p>0.3816</text:p>
          </table:table-cell>
          <table:table-cell office:value-type="float" office:value="0" calcext:value-type="float">
            <text:p>0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1503" calcext:value-type="float">
            <text:p>0.1503</text:p>
          </table:table-cell>
          <table:table-cell table:formula="of:=SUM([.D276:.I276])" office:value-type="float" office:value="1.650384" calcext:value-type="float">
            <text:p>1.650384</text:p>
          </table:table-cell>
          <table:table-cell/>
          <table:table-cell office:value-type="float" office:value="0.001685" calcext:value-type="float">
            <text:p>0.001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722" calcext:value-type="float">
            <text:p>1.722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3421" calcext:value-type="float">
            <text:p>0.3421</text:p>
          </table:table-cell>
          <table:table-cell office:value-type="float" office:value="0" calcext:value-type="float">
            <text:p>0</text:p>
          </table:table-cell>
          <table:table-cell office:value-type="float" office:value="0.0002987" calcext:value-type="float">
            <text:p>0.0002987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1803" calcext:value-type="float">
            <text:p>0.1803</text:p>
          </table:table-cell>
          <table:table-cell table:formula="of:=SUM([.D277:.I277])" office:value-type="float" office:value="1.7200987" calcext:value-type="float">
            <text:p>1.7200987</text:p>
          </table:table-cell>
          <table:table-cell/>
          <table:table-cell office:value-type="float" office:value="0.002058" calcext:value-type="float">
            <text:p>0.002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655" calcext:value-type="float">
            <text:p>1.655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0001686" calcext:value-type="float">
            <text:p>0.0001686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1603" calcext:value-type="float">
            <text:p>0.1603</text:p>
          </table:table-cell>
          <table:table-cell table:formula="of:=SUM([.D278:.I278])" office:value-type="float" office:value="1.6535686" calcext:value-type="float">
            <text:p>1.6535686</text:p>
          </table:table-cell>
          <table:table-cell/>
          <table:table-cell office:value-type="float" office:value="0.001358" calcext:value-type="float">
            <text:p>0.00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767" calcext:value-type="float">
            <text:p>1.767</text:p>
          </table:table-cell>
          <table:table-cell office:value-type="float" office:value="0.0008255" calcext:value-type="float">
            <text:p>0.0008255</text:p>
          </table:table-cell>
          <table:table-cell office:value-type="float" office:value="0.572" calcext:value-type="float">
            <text:p>0.572</text:p>
          </table:table-cell>
          <table:table-cell office:value-type="float" office:value="0.4188" calcext:value-type="float">
            <text:p>0.4188</text:p>
          </table:table-cell>
          <table:table-cell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1622" calcext:value-type="float">
            <text:p>0.1622</text:p>
          </table:table-cell>
          <table:table-cell table:formula="of:=SUM([.D279:.I279])" office:value-type="float" office:value="1.76618" calcext:value-type="float">
            <text:p>1.76618</text:p>
          </table:table-cell>
          <table:table-cell/>
          <table:table-cell office:value-type="float" office:value="0.0008255" calcext:value-type="float">
            <text:p>0.00082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582" calcext:value-type="float">
            <text:p>1.582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3639" calcext:value-type="float">
            <text:p>0.3639</text:p>
          </table:table-cell>
          <table:table-cell office:value-type="float" office:value="0" calcext:value-type="float">
            <text:p>0</text:p>
          </table:table-cell>
          <table:table-cell office:value-type="float" office:value="0.0006358" calcext:value-type="float">
            <text:p>0.0006358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2005" calcext:value-type="float">
            <text:p>0.2005</text:p>
          </table:table-cell>
          <table:table-cell table:formula="of:=SUM([.D280:.I280])" office:value-type="float" office:value="1.5800358" calcext:value-type="float">
            <text:p>1.5800358</text:p>
          </table:table-cell>
          <table:table-cell/>
          <table:table-cell office:value-type="float" office:value="0.00157" calcext:value-type="float">
            <text:p>0.00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712" calcext:value-type="float">
            <text:p>1.712</text:p>
          </table:table-cell>
          <table:table-cell office:value-type="float" office:value="0.0008076" calcext:value-type="float">
            <text:p>0.000807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278" calcext:value-type="float">
            <text:p>0.1278</text:p>
          </table:table-cell>
          <table:table-cell table:formula="of:=SUM([.D281:.I281])" office:value-type="float" office:value="1.710702" calcext:value-type="float">
            <text:p>1.710702</text:p>
          </table:table-cell>
          <table:table-cell/>
          <table:table-cell office:value-type="float" office:value="0.0008076" calcext:value-type="float">
            <text:p>0.0008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591" calcext:value-type="float">
            <text:p>1.591</text:p>
          </table:table-cell>
          <table:table-cell office:value-type="float" office:value="0.001357" calcext:value-type="float">
            <text:p>0.001357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float" office:value="0.0005223" calcext:value-type="float">
            <text:p>0.0005223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1581" calcext:value-type="float">
            <text:p>0.1581</text:p>
          </table:table-cell>
          <table:table-cell table:formula="of:=SUM([.D282:.I282])" office:value-type="float" office:value="1.5894223" calcext:value-type="float">
            <text:p>1.5894223</text:p>
          </table:table-cell>
          <table:table-cell/>
          <table:table-cell office:value-type="float" office:value="0.001357" calcext:value-type="float">
            <text:p>0.00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713" calcext:value-type="float">
            <text:p>1.713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4031" calcext:value-type="float">
            <text:p>0.4031</text:p>
          </table:table-cell>
          <table:table-cell office:value-type="float" office:value="0" calcext:value-type="float">
            <text:p>0</text:p>
          </table:table-cell>
          <table:table-cell office:value-type="float" office:value="0.0002679" calcext:value-type="float">
            <text:p>0.000267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1687" calcext:value-type="float">
            <text:p>0.1687</text:p>
          </table:table-cell>
          <table:table-cell table:formula="of:=SUM([.D283:.I283])" office:value-type="float" office:value="1.7113679" calcext:value-type="float">
            <text:p>1.7113679</text:p>
          </table:table-cell>
          <table:table-cell/>
          <table:table-cell office:value-type="float" office:value="0.001311" calcext:value-type="float">
            <text:p>0.001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724" calcext:value-type="float">
            <text:p>1.724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1331" calcext:value-type="float">
            <text:p>0.1331</text:p>
          </table:table-cell>
          <table:table-cell table:formula="of:=SUM([.D284:.I284])" office:value-type="float" office:value="1.7223734" calcext:value-type="float">
            <text:p>1.7223734</text:p>
          </table:table-cell>
          <table:table-cell/>
          <table:table-cell office:value-type="float" office:value="0.001777" calcext:value-type="float">
            <text:p>0.0017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06" calcext:value-type="float">
            <text:p>1.406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3884" calcext:value-type="float">
            <text:p>0.3884</text:p>
          </table:table-cell>
          <table:table-cell office:value-type="float" office:value="0" calcext:value-type="float">
            <text:p>0</text:p>
          </table:table-cell>
          <table:table-cell office:value-type="float" office:value="0.0008572" calcext:value-type="float">
            <text:p>0.0008572</text:p>
          </table:table-cell>
          <table:table-cell office:value-type="float" office:value="0.4553" calcext:value-type="float">
            <text:p>0.4553</text:p>
          </table:table-cell>
          <table:table-cell office:value-type="float" office:value="0.08511" calcext:value-type="float">
            <text:p>0.08511</text:p>
          </table:table-cell>
          <table:table-cell table:formula="of:=SUM([.D285:.I285])" office:value-type="float" office:value="1.4047672" calcext:value-type="float">
            <text:p>1.4047672</text:p>
          </table:table-cell>
          <table:table-cell/>
          <table:table-cell office:value-type="float" office:value="0.001162" calcext:value-type="float">
            <text:p>0.001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49" calcext:value-type="float">
            <text:p>1.449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0.4599" calcext:value-type="float">
            <text:p>0.4599</text:p>
          </table:table-cell>
          <table:table-cell office:value-type="float" office:value="0.3496" calcext:value-type="float">
            <text:p>0.3496</text:p>
          </table:table-cell>
          <table:table-cell office:value-type="float" office:value="0" calcext:value-type="float">
            <text:p>0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1518" calcext:value-type="float">
            <text:p>0.1518</text:p>
          </table:table-cell>
          <table:table-cell table:formula="of:=SUM([.D286:.I286])" office:value-type="float" office:value="1.447232" calcext:value-type="float">
            <text:p>1.447232</text:p>
          </table:table-cell>
          <table:table-cell/>
          <table:table-cell office:value-type="float" office:value="0.001762" calcext:value-type="float">
            <text:p>0.001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757" calcext:value-type="float">
            <text:p>1.757</text:p>
          </table:table-cell>
          <table:table-cell office:value-type="float" office:value="0.001942" calcext:value-type="float">
            <text:p>0.001942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4602" calcext:value-type="float">
            <text:p>0.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1701" calcext:value-type="float">
            <text:p>0.1701</text:p>
          </table:table-cell>
          <table:table-cell table:formula="of:=SUM([.D287:.I287])" office:value-type="float" office:value="1.7553" calcext:value-type="float">
            <text:p>1.7553</text:p>
          </table:table-cell>
          <table:table-cell/>
          <table:table-cell office:value-type="float" office:value="0.001942" calcext:value-type="float">
            <text:p>0.0019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683" calcext:value-type="float">
            <text:p>1.683</text:p>
          </table:table-cell>
          <table:table-cell office:value-type="float" office:value="0.002119" calcext:value-type="float">
            <text:p>0.002119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4234" calcext:value-type="float">
            <text:p>0.4234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1206" calcext:value-type="float">
            <text:p>0.1206</text:p>
          </table:table-cell>
          <table:table-cell table:formula="of:=SUM([.D288:.I288])" office:value-type="float" office:value="1.68059" calcext:value-type="float">
            <text:p>1.68059</text:p>
          </table:table-cell>
          <table:table-cell/>
          <table:table-cell office:value-type="float" office:value="0.002119" calcext:value-type="float">
            <text:p>0.002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566" calcext:value-type="float">
            <text:p>1.566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4267" calcext:value-type="float">
            <text:p>0.4267</text:p>
          </table:table-cell>
          <table:table-cell office:value-type="float" office:value="0" calcext:value-type="float">
            <text:p>0</text:p>
          </table:table-cell>
          <table:table-cell office:value-type="float" office:value="0.0007592" calcext:value-type="float">
            <text:p>0.0007592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1055" calcext:value-type="float">
            <text:p>0.1055</text:p>
          </table:table-cell>
          <table:table-cell table:formula="of:=SUM([.D289:.I289])" office:value-type="float" office:value="1.5630592" calcext:value-type="float">
            <text:p>1.5630592</text:p>
          </table:table-cell>
          <table:table-cell/>
          <table:table-cell office:value-type="float" office:value="0.002632" calcext:value-type="float">
            <text:p>0.002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55" calcext:value-type="float">
            <text:p>1.455</text:p>
          </table:table-cell>
          <table:table-cell office:value-type="float" office:value="0.002076" calcext:value-type="float">
            <text:p>0.002076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3408" calcext:value-type="float">
            <text:p>0.3408</text:p>
          </table:table-cell>
          <table:table-cell office:value-type="float" office:value="0" calcext:value-type="float">
            <text:p>0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1006" calcext:value-type="float">
            <text:p>0.1006</text:p>
          </table:table-cell>
          <table:table-cell table:formula="of:=SUM([.D290:.I290])" office:value-type="float" office:value="1.453055" calcext:value-type="float">
            <text:p>1.453055</text:p>
          </table:table-cell>
          <table:table-cell/>
          <table:table-cell office:value-type="float" office:value="0.002076" calcext:value-type="float">
            <text:p>0.002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73" calcext:value-type="float">
            <text:p>1.573</text:p>
          </table:table-cell>
          <table:table-cell office:value-type="float" office:value="0.001662" calcext:value-type="float">
            <text:p>0.001662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0005829" calcext:value-type="float">
            <text:p>0.0005829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08464" calcext:value-type="float">
            <text:p>0.08464</text:p>
          </table:table-cell>
          <table:table-cell table:formula="of:=SUM([.D291:.I291])" office:value-type="float" office:value="1.5718229" calcext:value-type="float">
            <text:p>1.5718229</text:p>
          </table:table-cell>
          <table:table-cell/>
          <table:table-cell office:value-type="float" office:value="0.001662" calcext:value-type="float">
            <text:p>0.001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547" calcext:value-type="float">
            <text:p>1.547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5708" calcext:value-type="float">
            <text:p>0.5708</text:p>
          </table:table-cell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0.0002361" calcext:value-type="float">
            <text:p>0.0002361</text:p>
          </table:table-cell>
          <table:table-cell office:value-type="float" office:value="0.406" calcext:value-type="float">
            <text:p>0.406</text:p>
          </table:table-cell>
          <table:table-cell office:value-type="float" office:value="0.147" calcext:value-type="float">
            <text:p>0.147</text:p>
          </table:table-cell>
          <table:table-cell table:formula="of:=SUM([.D292:.I292])" office:value-type="float" office:value="1.5460361" calcext:value-type="float">
            <text:p>1.5460361</text:p>
          </table:table-cell>
          <table:table-cell/>
          <table:table-cell office:value-type="float" office:value="0.001376" calcext:value-type="float">
            <text:p>0.0013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851" calcext:value-type="float">
            <text:p>1.851</text:p>
          </table:table-cell>
          <table:table-cell office:value-type="float" office:value="0.0006188" calcext:value-type="float">
            <text:p>0.0006188</text:p>
          </table:table-cell>
          <table:table-cell office:value-type="float" office:value="0.6245" calcext:value-type="float">
            <text:p>0.6245</text:p>
          </table:table-cell>
          <table:table-cell office:value-type="float" office:value="0.4794" calcext:value-type="float">
            <text:p>0.4794</text:p>
          </table:table-cell>
          <table:table-cell office:value-type="float" office:value="0" calcext:value-type="float">
            <text:p>0</text:p>
          </table:table-cell>
          <table:table-cell office:value-type="float" office:value="0.0007334" calcext:value-type="float">
            <text:p>0.0007334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1259" calcext:value-type="float">
            <text:p>0.1259</text:p>
          </table:table-cell>
          <table:table-cell table:formula="of:=SUM([.D293:.I293])" office:value-type="float" office:value="1.8508334" calcext:value-type="float">
            <text:p>1.8508334</text:p>
          </table:table-cell>
          <table:table-cell/>
          <table:table-cell office:value-type="float" office:value="0.0006188" calcext:value-type="float">
            <text:p>0.00061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543" calcext:value-type="float">
            <text:p>1.543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4289" calcext:value-type="float">
            <text:p>0.4289</text:p>
          </table:table-cell>
          <table:table-cell office:value-type="float" office:value="0" calcext:value-type="float">
            <text:p>0</text:p>
          </table:table-cell>
          <table:table-cell office:value-type="float" office:value="0.0003509" calcext:value-type="float">
            <text:p>0.0003509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1108" calcext:value-type="float">
            <text:p>0.1108</text:p>
          </table:table-cell>
          <table:table-cell table:formula="of:=SUM([.D294:.I294])" office:value-type="float" office:value="1.5410509" calcext:value-type="float">
            <text:p>1.5410509</text:p>
          </table:table-cell>
          <table:table-cell/>
          <table:table-cell office:value-type="float" office:value="0.00173" calcext:value-type="float">
            <text:p>0.00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632" calcext:value-type="float">
            <text:p>1.632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5031" calcext:value-type="float">
            <text:p>0.5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1743" calcext:value-type="float">
            <text:p>0.1743</text:p>
          </table:table-cell>
          <table:table-cell table:formula="of:=SUM([.D295:.I295])" office:value-type="float" office:value="1.6301" calcext:value-type="float">
            <text:p>1.6301</text:p>
          </table:table-cell>
          <table:table-cell/>
          <table:table-cell office:value-type="float" office:value="0.001651" calcext:value-type="float">
            <text:p>0.0016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37" calcext:value-type="float">
            <text:p>1.437</text:p>
          </table:table-cell>
          <table:table-cell office:value-type="float" office:value="0.001493" calcext:value-type="float">
            <text:p>0.001493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475" calcext:value-type="float">
            <text:p>0.3475</text:p>
          </table:table-cell>
          <table:table-cell office:value-type="float" office:value="0" calcext:value-type="float">
            <text:p>0</text:p>
          </table:table-cell>
          <table:table-cell office:value-type="float" office:value="0.0005039" calcext:value-type="float">
            <text:p>0.0005039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1307" calcext:value-type="float">
            <text:p>0.1307</text:p>
          </table:table-cell>
          <table:table-cell table:formula="of:=SUM([.D296:.I296])" office:value-type="float" office:value="1.4351039" calcext:value-type="float">
            <text:p>1.4351039</text:p>
          </table:table-cell>
          <table:table-cell/>
          <table:table-cell office:value-type="float" office:value="0.001493" calcext:value-type="float">
            <text:p>0.001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675" calcext:value-type="float">
            <text:p>1.675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715" calcext:value-type="float">
            <text:p>0.4715</text:p>
          </table:table-cell>
          <table:table-cell office:value-type="float" office:value="0" calcext:value-type="float">
            <text:p>0</text:p>
          </table:table-cell>
          <table:table-cell office:value-type="float" office:value="0.0005322" calcext:value-type="float">
            <text:p>0.0005322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119" calcext:value-type="float">
            <text:p>0.119</text:p>
          </table:table-cell>
          <table:table-cell table:formula="of:=SUM([.D297:.I297])" office:value-type="float" office:value="1.6741322" calcext:value-type="float">
            <text:p>1.6741322</text:p>
          </table:table-cell>
          <table:table-cell/>
          <table:table-cell office:value-type="float" office:value="0.001052" calcext:value-type="float">
            <text:p>0.0010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59" calcext:value-type="float">
            <text:p>1.59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503" calcext:value-type="float">
            <text:p>0.503</text:p>
          </table:table-cell>
          <table:table-cell office:value-type="float" office:value="0" calcext:value-type="float">
            <text:p>0</text:p>
          </table:table-cell>
          <table:table-cell office:value-type="float" office:value="0.0008573" calcext:value-type="float">
            <text:p>0.0008573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1433" calcext:value-type="float">
            <text:p>0.1433</text:p>
          </table:table-cell>
          <table:table-cell table:formula="of:=SUM([.D298:.I298])" office:value-type="float" office:value="1.5890573" calcext:value-type="float">
            <text:p>1.5890573</text:p>
          </table:table-cell>
          <table:table-cell/>
          <table:table-cell office:value-type="float" office:value="0.001083" calcext:value-type="float">
            <text:p>0.001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32" calcext:value-type="float">
            <text:p>1.432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463" calcext:value-type="float">
            <text:p>0.463</text:p>
          </table:table-cell>
          <table:table-cell office:value-type="float" office:value="0.3687" calcext:value-type="float">
            <text:p>0.3687</text:p>
          </table:table-cell>
          <table:table-cell office:value-type="float" office:value="0" calcext:value-type="float">
            <text:p>0</text:p>
          </table:table-cell>
          <table:table-cell office:value-type="float" office:value="0.0004044" calcext:value-type="float">
            <text:p>0.0004044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1172" calcext:value-type="float">
            <text:p>0.1172</text:p>
          </table:table-cell>
          <table:table-cell table:formula="of:=SUM([.D299:.I299])" office:value-type="float" office:value="1.4306044" calcext:value-type="float">
            <text:p>1.4306044</text:p>
          </table:table-cell>
          <table:table-cell/>
          <table:table-cell office:value-type="float" office:value="0.001095" calcext:value-type="float">
            <text:p>0.0010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518" calcext:value-type="float">
            <text:p>1.518</text:p>
          </table:table-cell>
          <table:table-cell office:value-type="float" office:value="0.0006773" calcext:value-type="float">
            <text:p>0.0006773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4427" calcext:value-type="float">
            <text:p>0.4427</text:p>
          </table:table-cell>
          <table:table-cell office:value-type="float" office:value="0" calcext:value-type="float">
            <text:p>0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1569" calcext:value-type="float">
            <text:p>0.1569</text:p>
          </table:table-cell>
          <table:table-cell table:formula="of:=SUM([.D300:.I300])" office:value-type="float" office:value="1.516998" calcext:value-type="float">
            <text:p>1.516998</text:p>
          </table:table-cell>
          <table:table-cell/>
          <table:table-cell office:value-type="float" office:value="0.0006773" calcext:value-type="float">
            <text:p>0.0006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606" calcext:value-type="float">
            <text:p>1.606</text:p>
          </table:table-cell>
          <table:table-cell office:value-type="float" office:value="0.0008541" calcext:value-type="float">
            <text:p>0.0008541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1123" calcext:value-type="float">
            <text:p>0.1123</text:p>
          </table:table-cell>
          <table:table-cell table:formula="of:=SUM([.D301:.I301])" office:value-type="float" office:value="1.605068" calcext:value-type="float">
            <text:p>1.605068</text:p>
          </table:table-cell>
          <table:table-cell/>
          <table:table-cell office:value-type="float" office:value="0.0008541" calcext:value-type="float">
            <text:p>0.00085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81" calcext:value-type="float">
            <text:p>1.381</text:p>
          </table:table-cell>
          <table:table-cell office:value-type="float" office:value="0.0005039" calcext:value-type="float">
            <text:p>0.0005039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4606" calcext:value-type="float">
            <text:p>0.4606</text:p>
          </table:table-cell>
          <table:table-cell office:value-type="float" office:value="0" calcext:value-type="float">
            <text:p>0</text:p>
          </table:table-cell>
          <table:table-cell office:value-type="float" office:value="0.0006702" calcext:value-type="float">
            <text:p>0.0006702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07844" calcext:value-type="float">
            <text:p>0.07844</text:p>
          </table:table-cell>
          <table:table-cell table:formula="of:=SUM([.D302:.I302])" office:value-type="float" office:value="1.3805102" calcext:value-type="float">
            <text:p>1.3805102</text:p>
          </table:table-cell>
          <table:table-cell/>
          <table:table-cell office:value-type="float" office:value="0.0005039" calcext:value-type="float">
            <text:p>0.0005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521" calcext:value-type="float">
            <text:p>1.521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5829" calcext:value-type="float">
            <text:p>0.5829</text:p>
          </table:table-cell>
          <table:table-cell office:value-type="float" office:value="0.3997" calcext:value-type="float">
            <text:p>0.3997</text:p>
          </table:table-cell>
          <table:table-cell office:value-type="float" office:value="0" calcext:value-type="float">
            <text:p>0</text:p>
          </table:table-cell>
          <table:table-cell office:value-type="float" office:value="0.0007733" calcext:value-type="float">
            <text:p>0.0007733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1338" calcext:value-type="float">
            <text:p>0.1338</text:p>
          </table:table-cell>
          <table:table-cell table:formula="of:=SUM([.D303:.I303])" office:value-type="float" office:value="1.5194733" calcext:value-type="float">
            <text:p>1.5194733</text:p>
          </table:table-cell>
          <table:table-cell/>
          <table:table-cell office:value-type="float" office:value="0.001169" calcext:value-type="float">
            <text:p>0.001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25" calcext:value-type="float">
            <text:p>1.425</text:p>
          </table:table-cell>
          <table:table-cell office:value-type="float" office:value="0.0006061" calcext:value-type="float">
            <text:p>0.0006061</text:p>
          </table:table-cell>
          <table:table-cell office:value-type="float" office:value="0.559" calcext:value-type="float">
            <text:p>0.559</text:p>
          </table:table-cell>
          <table:table-cell office:value-type="float" office:value="0.3935" calcext:value-type="float">
            <text:p>0.3935</text:p>
          </table:table-cell>
          <table:table-cell office:value-type="float" office:value="0" calcext:value-type="float">
            <text:p>0</text:p>
          </table:table-cell>
          <table:table-cell office:value-type="float" office:value="0.0003004" calcext:value-type="float">
            <text:p>0.0003004</text:p>
          </table:table-cell>
          <table:table-cell office:value-type="float" office:value="0.383" calcext:value-type="float">
            <text:p>0.383</text:p>
          </table:table-cell>
          <table:table-cell office:value-type="float" office:value="0.08877" calcext:value-type="float">
            <text:p>0.08877</text:p>
          </table:table-cell>
          <table:table-cell table:formula="of:=SUM([.D304:.I304])" office:value-type="float" office:value="1.4245704" calcext:value-type="float">
            <text:p>1.4245704</text:p>
          </table:table-cell>
          <table:table-cell/>
          <table:table-cell office:value-type="float" office:value="0.0006061" calcext:value-type="float">
            <text:p>0.00060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28" calcext:value-type="float">
            <text:p>1.428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5093" calcext:value-type="float">
            <text:p>0.5093</text:p>
          </table:table-cell>
          <table:table-cell office:value-type="float" office:value="0.4009" calcext:value-type="float">
            <text:p>0.4009</text:p>
          </table:table-cell>
          <table:table-cell office:value-type="float" office:value="0" calcext:value-type="float">
            <text:p>0</text:p>
          </table:table-cell>
          <table:table-cell office:value-type="float" office:value="0.0008667" calcext:value-type="float">
            <text:p>0.0008667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1212" calcext:value-type="float">
            <text:p>0.1212</text:p>
          </table:table-cell>
          <table:table-cell table:formula="of:=SUM([.D305:.I305])" office:value-type="float" office:value="1.4246667" calcext:value-type="float">
            <text:p>1.4246667</text:p>
          </table:table-cell>
          <table:table-cell/>
          <table:table-cell office:value-type="float" office:value="0.00314" calcext:value-type="float">
            <text:p>0.00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515" calcext:value-type="float">
            <text:p>1.515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0002666" calcext:value-type="float">
            <text:p>0.0002666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09402" calcext:value-type="float">
            <text:p>0.09402</text:p>
          </table:table-cell>
          <table:table-cell table:formula="of:=SUM([.D306:.I306])" office:value-type="float" office:value="1.5142866" calcext:value-type="float">
            <text:p>1.5142866</text:p>
          </table:table-cell>
          <table:table-cell/>
          <table:table-cell office:value-type="float" office:value="0.001209" calcext:value-type="float">
            <text:p>0.001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92" calcext:value-type="float">
            <text:p>1.492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4411" calcext:value-type="float">
            <text:p>0.4411</text:p>
          </table:table-cell>
          <table:table-cell office:value-type="float" office:value="0" calcext:value-type="float">
            <text:p>0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1012" calcext:value-type="float">
            <text:p>0.1012</text:p>
          </table:table-cell>
          <table:table-cell table:formula="of:=SUM([.D307:.I307])" office:value-type="float" office:value="1.490315" calcext:value-type="float">
            <text:p>1.490315</text:p>
          </table:table-cell>
          <table:table-cell/>
          <table:table-cell office:value-type="float" office:value="0.001554" calcext:value-type="float">
            <text:p>0.001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592" calcext:value-type="float">
            <text:p>1.592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384" calcext:value-type="float">
            <text:p>0.5384</text:p>
          </table:table-cell>
          <table:table-cell office:value-type="float" office:value="0" calcext:value-type="float">
            <text:p>0</text:p>
          </table:table-cell>
          <table:table-cell office:value-type="float" office:value="0.0001829" calcext:value-type="float">
            <text:p>0.0001829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1562" calcext:value-type="float">
            <text:p>0.1562</text:p>
          </table:table-cell>
          <table:table-cell table:formula="of:=SUM([.D308:.I308])" office:value-type="float" office:value="1.5899829" calcext:value-type="float">
            <text:p>1.5899829</text:p>
          </table:table-cell>
          <table:table-cell/>
          <table:table-cell office:value-type="float" office:value="0.001815" calcext:value-type="float">
            <text:p>0.001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18" calcext:value-type="float">
            <text:p>1.41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4942" calcext:value-type="float">
            <text:p>0.4942</text:p>
          </table:table-cell>
          <table:table-cell office:value-type="float" office:value="0.4553" calcext:value-type="float">
            <text:p>0.4553</text:p>
          </table:table-cell>
          <table:table-cell office:value-type="float" office:value="0" calcext:value-type="float">
            <text:p>0</text:p>
          </table:table-cell>
          <table:table-cell office:value-type="float" office:value="0.0003821" calcext:value-type="float">
            <text:p>0.0003821</text:p>
          </table:table-cell>
          <table:table-cell office:value-type="float" office:value="0.3883" calcext:value-type="float">
            <text:p>0.3883</text:p>
          </table:table-cell>
          <table:table-cell office:value-type="float" office:value="0.07822" calcext:value-type="float">
            <text:p>0.07822</text:p>
          </table:table-cell>
          <table:table-cell table:formula="of:=SUM([.D309:.I309])" office:value-type="float" office:value="1.4164021" calcext:value-type="float">
            <text:p>1.4164021</text:p>
          </table:table-cell>
          <table:table-cell/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252" calcext:value-type="float">
            <text:p>1.252</text:p>
          </table:table-cell>
          <table:table-cell office:value-type="float" office:value="0.002" calcext:value-type="float">
            <text:p>0.002</text:p>
          </table:table-cell>
          <table:table-cell office:value-type="float" office:value="0.5149" calcext:value-type="float">
            <text:p>0.5149</text:p>
          </table:table-cell>
          <table:table-cell office:value-type="float" office:value="0.3173" calcext:value-type="float">
            <text:p>0.3173</text:p>
          </table:table-cell>
          <table:table-cell office:value-type="float" office:value="0" calcext:value-type="float">
            <text:p>0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7269" calcext:value-type="float">
            <text:p>0.07269</text:p>
          </table:table-cell>
          <table:table-cell table:formula="of:=SUM([.D310:.I310])" office:value-type="float" office:value="1.25014" calcext:value-type="float">
            <text:p>1.2501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43" calcext:value-type="float">
            <text:p>1.443</text:p>
          </table:table-cell>
          <table:table-cell office:value-type="float" office:value="0.0005113" calcext:value-type="float">
            <text:p>0.0005113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" calcext:value-type="float">
            <text:p>0</text:p>
          </table:table-cell>
          <table:table-cell office:value-type="float" office:value="0.0003424" calcext:value-type="float">
            <text:p>0.000342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1098" calcext:value-type="float">
            <text:p>0.1098</text:p>
          </table:table-cell>
          <table:table-cell table:formula="of:=SUM([.D311:.I311])" office:value-type="float" office:value="1.4419424" calcext:value-type="float">
            <text:p>1.4419424</text:p>
          </table:table-cell>
          <table:table-cell/>
          <table:table-cell office:value-type="float" office:value="0.0005113" calcext:value-type="float">
            <text:p>0.0005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579" calcext:value-type="float">
            <text:p>1.579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0002286" calcext:value-type="float">
            <text:p>0.0002286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136" calcext:value-type="float">
            <text:p>0.136</text:p>
          </table:table-cell>
          <table:table-cell table:formula="of:=SUM([.D312:.I312])" office:value-type="float" office:value="1.5770286" calcext:value-type="float">
            <text:p>1.5770286</text:p>
          </table:table-cell>
          <table:table-cell/>
          <table:table-cell office:value-type="float" office:value="0.001878" calcext:value-type="float">
            <text:p>0.0018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8" calcext:value-type="float">
            <text:p>1.478</text:p>
          </table:table-cell>
          <table:table-cell office:value-type="float" office:value="0.001616" calcext:value-type="float">
            <text:p>0.00161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5123" calcext:value-type="float">
            <text:p>0.5123</text:p>
          </table:table-cell>
          <table:table-cell office:value-type="float" office:value="0" calcext:value-type="float">
            <text:p>0</text:p>
          </table:table-cell>
          <table:table-cell office:value-type="float" office:value="0.0001378" calcext:value-type="float">
            <text:p>0.0001378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1204" calcext:value-type="float">
            <text:p>0.1204</text:p>
          </table:table-cell>
          <table:table-cell table:formula="of:=SUM([.D313:.I313])" office:value-type="float" office:value="1.4761378" calcext:value-type="float">
            <text:p>1.4761378</text:p>
          </table:table-cell>
          <table:table-cell/>
          <table:table-cell office:value-type="float" office:value="0.001616" calcext:value-type="float">
            <text:p>0.0016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3" calcext:value-type="float">
            <text:p>1.473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5362" calcext:value-type="float">
            <text:p>0.5362</text:p>
          </table:table-cell>
          <table:table-cell office:value-type="float" office:value="0" calcext:value-type="float">
            <text:p>0</text:p>
          </table:table-cell>
          <table:table-cell office:value-type="float" office:value="0.0004323" calcext:value-type="float">
            <text:p>0.0004323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08956" calcext:value-type="float">
            <text:p>0.08956</text:p>
          </table:table-cell>
          <table:table-cell table:formula="of:=SUM([.D314:.I314])" office:value-type="float" office:value="1.4714923" calcext:value-type="float">
            <text:p>1.4714923</text:p>
          </table:table-cell>
          <table:table-cell/>
          <table:table-cell office:value-type="float" office:value="0.001348" calcext:value-type="float">
            <text:p>0.001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9" calcext:value-type="float">
            <text:p>1.479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3868" calcext:value-type="float">
            <text:p>0.3868</text:p>
          </table:table-cell>
          <table:table-cell office:value-type="float" office:value="0" calcext:value-type="float">
            <text:p>0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3983" calcext:value-type="float">
            <text:p>0.3983</text:p>
          </table:table-cell>
          <table:table-cell office:value-type="float" office:value="0.08371" calcext:value-type="float">
            <text:p>0.08371</text:p>
          </table:table-cell>
          <table:table-cell table:formula="of:=SUM([.D315:.I315])" office:value-type="float" office:value="1.476354" calcext:value-type="float">
            <text:p>1.476354</text:p>
          </table:table-cell>
          <table:table-cell/>
          <table:table-cell office:value-type="float" office:value="0.002977" calcext:value-type="float">
            <text:p>0.0029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68" calcext:value-type="float">
            <text:p>1.468</text:p>
          </table:table-cell>
          <table:table-cell office:value-type="float" office:value="0.0007531" calcext:value-type="float">
            <text:p>0.0007531</text:p>
          </table:table-cell>
          <table:table-cell office:value-type="float" office:value="0.645" calcext:value-type="float">
            <text:p>0.645</text:p>
          </table:table-cell>
          <table:table-cell office:value-type="float" office:value="0.4029" calcext:value-type="float">
            <text:p>0.4029</text:p>
          </table:table-cell>
          <table:table-cell office:value-type="float" office:value="0" calcext:value-type="float">
            <text:p>0</text:p>
          </table:table-cell>
          <table:table-cell office:value-type="float" office:value="0.0009997" calcext:value-type="float">
            <text:p>0.0009997</text:p>
          </table:table-cell>
          <table:table-cell office:value-type="float" office:value="0.334" calcext:value-type="float">
            <text:p>0.334</text:p>
          </table:table-cell>
          <table:table-cell office:value-type="float" office:value="0.08468" calcext:value-type="float">
            <text:p>0.08468</text:p>
          </table:table-cell>
          <table:table-cell table:formula="of:=SUM([.D316:.I316])" office:value-type="float" office:value="1.4675797" calcext:value-type="float">
            <text:p>1.4675797</text:p>
          </table:table-cell>
          <table:table-cell/>
          <table:table-cell office:value-type="float" office:value="0.0007531" calcext:value-type="float">
            <text:p>0.0007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1" calcext:value-type="float">
            <text:p>1.471</text:p>
          </table:table-cell>
          <table:table-cell office:value-type="float" office:value="0.0006808" calcext:value-type="float">
            <text:p>0.0006808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371" calcext:value-type="float">
            <text:p>0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07895" calcext:value-type="float">
            <text:p>0.07895</text:p>
          </table:table-cell>
          <table:table-cell table:formula="of:=SUM([.D317:.I317])" office:value-type="float" office:value="1.47005" calcext:value-type="float">
            <text:p>1.47005</text:p>
          </table:table-cell>
          <table:table-cell/>
          <table:table-cell office:value-type="float" office:value="0.0006808" calcext:value-type="float">
            <text:p>0.0006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546" calcext:value-type="float">
            <text:p>1.546</text:p>
          </table:table-cell>
          <table:table-cell office:value-type="float" office:value="0.001806" calcext:value-type="float">
            <text:p>0.001806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4104" calcext:value-type="float">
            <text:p>0.4104</text:p>
          </table:table-cell>
          <table:table-cell office:value-type="float" office:value="0" calcext:value-type="float">
            <text:p>0</text:p>
          </table:table-cell>
          <table:table-cell office:value-type="float" office:value="0.0009805" calcext:value-type="float">
            <text:p>0.0009805</text:p>
          </table:table-cell>
          <table:table-cell office:value-type="float" office:value="0.373" calcext:value-type="float">
            <text:p>0.373</text:p>
          </table:table-cell>
          <table:table-cell office:value-type="float" office:value="0.09029" calcext:value-type="float">
            <text:p>0.09029</text:p>
          </table:table-cell>
          <table:table-cell table:formula="of:=SUM([.D318:.I318])" office:value-type="float" office:value="1.5440705" calcext:value-type="float">
            <text:p>1.5440705</text:p>
          </table:table-cell>
          <table:table-cell/>
          <table:table-cell office:value-type="float" office:value="0.001806" calcext:value-type="float">
            <text:p>0.0018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" calcext:value-type="float">
            <text:p>1.4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279" calcext:value-type="float">
            <text:p>0.4279</text:p>
          </table:table-cell>
          <table:table-cell office:value-type="float" office:value="0" calcext:value-type="float">
            <text:p>0</text:p>
          </table:table-cell>
          <table:table-cell office:value-type="float" office:value="0.0004561" calcext:value-type="float">
            <text:p>0.000456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106" calcext:value-type="float">
            <text:p>0.106</text:p>
          </table:table-cell>
          <table:table-cell table:formula="of:=SUM([.D319:.I319])" office:value-type="float" office:value="1.3982561" calcext:value-type="float">
            <text:p>1.3982561</text:p>
          </table:table-cell>
          <table:table-cell/>
          <table:table-cell office:value-type="float" office:value="0.001275" calcext:value-type="float">
            <text:p>0.001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539" calcext:value-type="float">
            <text:p>1.539</text:p>
          </table:table-cell>
          <table:table-cell office:value-type="float" office:value="0.0005509" calcext:value-type="float">
            <text:p>0.0005509</text:p>
          </table:table-cell>
          <table:table-cell office:value-type="float" office:value="0.619" calcext:value-type="float">
            <text:p>0.619</text:p>
          </table:table-cell>
          <table:table-cell office:value-type="float" office:value="0.4526" calcext:value-type="float">
            <text:p>0.4526</text:p>
          </table:table-cell>
          <table:table-cell office:value-type="float" office:value="0" calcext:value-type="float">
            <text:p>0</text:p>
          </table:table-cell>
          <table:table-cell office:value-type="float" office:value="0.0002404" calcext:value-type="float">
            <text:p>0.0002404</text:p>
          </table:table-cell>
          <table:table-cell office:value-type="float" office:value="0.3811" calcext:value-type="float">
            <text:p>0.3811</text:p>
          </table:table-cell>
          <table:table-cell office:value-type="float" office:value="0.08591" calcext:value-type="float">
            <text:p>0.08591</text:p>
          </table:table-cell>
          <table:table-cell table:formula="of:=SUM([.D320:.I320])" office:value-type="float" office:value="1.5388504" calcext:value-type="float">
            <text:p>1.5388504</text:p>
          </table:table-cell>
          <table:table-cell/>
          <table:table-cell office:value-type="float" office:value="0.0005509" calcext:value-type="float">
            <text:p>0.00055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515" calcext:value-type="float">
            <text:p>1.515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float" office:value="0.0002433" calcext:value-type="float">
            <text:p>0.0002433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09047" calcext:value-type="float">
            <text:p>0.09047</text:p>
          </table:table-cell>
          <table:table-cell table:formula="of:=SUM([.D321:.I321])" office:value-type="float" office:value="1.5131133" calcext:value-type="float">
            <text:p>1.5131133</text:p>
          </table:table-cell>
          <table:table-cell/>
          <table:table-cell office:value-type="float" office:value="0.001457" calcext:value-type="float">
            <text:p>0.001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706" calcext:value-type="float">
            <text:p>1.706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5076" calcext:value-type="float">
            <text:p>0.5076</text:p>
          </table:table-cell>
          <table:table-cell office:value-type="float" office:value="0" calcext:value-type="float">
            <text:p>0</text:p>
          </table:table-cell>
          <table:table-cell office:value-type="float" office:value="0.0003969" calcext:value-type="float">
            <text:p>0.0003969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1158" calcext:value-type="float">
            <text:p>0.1158</text:p>
          </table:table-cell>
          <table:table-cell table:formula="of:=SUM([.D322:.I322])" office:value-type="float" office:value="1.7051969" calcext:value-type="float">
            <text:p>1.7051969</text:p>
          </table:table-cell>
          <table:table-cell/>
          <table:table-cell office:value-type="float" office:value="0.000893" calcext:value-type="float">
            <text:p>0.000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639" calcext:value-type="float">
            <text:p>1.639</text:p>
          </table:table-cell>
          <table:table-cell office:value-type="float" office:value="0.001664" calcext:value-type="float">
            <text:p>0.001664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4398" calcext:value-type="float">
            <text:p>0.4398</text:p>
          </table:table-cell>
          <table:table-cell office:value-type="float" office:value="0" calcext:value-type="float">
            <text:p>0</text:p>
          </table:table-cell>
          <table:table-cell office:value-type="float" office:value="0.0003515" calcext:value-type="float">
            <text:p>0.0003515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04115" calcext:value-type="float">
            <text:p>0.04115</text:p>
          </table:table-cell>
          <table:table-cell table:formula="of:=SUM([.D323:.I323])" office:value-type="float" office:value="1.6375015" calcext:value-type="float">
            <text:p>1.6375015</text:p>
          </table:table-cell>
          <table:table-cell/>
          <table:table-cell office:value-type="float" office:value="0.001664" calcext:value-type="float">
            <text:p>0.001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647" calcext:value-type="float">
            <text:p>1.647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731" calcext:value-type="float">
            <text:p>0.731</text:p>
          </table:table-cell>
          <table:table-cell office:value-type="float" office:value="0.4998" calcext:value-type="float">
            <text:p>0.4998</text:p>
          </table:table-cell>
          <table:table-cell office:value-type="float" office:value="0" calcext:value-type="float">
            <text:p>0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8098" calcext:value-type="float">
            <text:p>0.08098</text:p>
          </table:table-cell>
          <table:table-cell table:formula="of:=SUM([.D324:.I324])" office:value-type="float" office:value="1.645443" calcext:value-type="float">
            <text:p>1.645443</text:p>
          </table:table-cell>
          <table:table-cell/>
          <table:table-cell office:value-type="float" office:value="0.001739" calcext:value-type="float">
            <text:p>0.0017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549" calcext:value-type="float">
            <text:p>1.549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6898" calcext:value-type="float">
            <text:p>0.6898</text:p>
          </table:table-cell>
          <table:table-cell office:value-type="float" office:value="0.5161" calcext:value-type="float">
            <text:p>0.5161</text:p>
          </table:table-cell>
          <table:table-cell office:value-type="float" office:value="0" calcext:value-type="float">
            <text:p>0</text:p>
          </table:table-cell>
          <table:table-cell office:value-type="float" office:value="0.0001157" calcext:value-type="float">
            <text:p>0.0001157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06862" calcext:value-type="float">
            <text:p>0.06862</text:p>
          </table:table-cell>
          <table:table-cell table:formula="of:=SUM([.D325:.I325])" office:value-type="float" office:value="1.5471357" calcext:value-type="float">
            <text:p>1.5471357</text:p>
          </table:table-cell>
          <table:table-cell/>
          <table:table-cell office:value-type="float" office:value="0.00174" calcext:value-type="float">
            <text:p>0.00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578" calcext:value-type="float">
            <text:p>1.57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4434" calcext:value-type="float">
            <text:p>0.4434</text:p>
          </table:table-cell>
          <table:table-cell office:value-type="float" office:value="0" calcext:value-type="float">
            <text:p>0</text:p>
          </table:table-cell>
          <table:table-cell office:value-type="float" office:value="0.0004177" calcext:value-type="float">
            <text:p>0.0004177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08416" calcext:value-type="float">
            <text:p>0.08416</text:p>
          </table:table-cell>
          <table:table-cell table:formula="of:=SUM([.D326:.I326])" office:value-type="float" office:value="1.5763777" calcext:value-type="float">
            <text:p>1.5763777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623" calcext:value-type="float">
            <text:p>1.623</text:p>
          </table:table-cell>
          <table:table-cell office:value-type="float" office:value="0.002496" calcext:value-type="float">
            <text:p>0.002496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018" calcext:value-type="float">
            <text:p>0.5018</text:p>
          </table:table-cell>
          <table:table-cell office:value-type="float" office:value="0" calcext:value-type="float">
            <text:p>0</text:p>
          </table:table-cell>
          <table:table-cell office:value-type="float" office:value="0.0004024" calcext:value-type="float">
            <text:p>0.0004024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1046" calcext:value-type="float">
            <text:p>0.1046</text:p>
          </table:table-cell>
          <table:table-cell table:formula="of:=SUM([.D327:.I327])" office:value-type="float" office:value="1.6207024" calcext:value-type="float">
            <text:p>1.6207024</text:p>
          </table:table-cell>
          <table:table-cell/>
          <table:table-cell office:value-type="float" office:value="0.002496" calcext:value-type="float">
            <text:p>0.002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652" calcext:value-type="float">
            <text:p>1.652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4975" calcext:value-type="float">
            <text:p>0.4975</text:p>
          </table:table-cell>
          <table:table-cell office:value-type="float" office:value="0" calcext:value-type="float">
            <text:p>0</text:p>
          </table:table-cell>
          <table:table-cell office:value-type="float" office:value="0.0004591" calcext:value-type="float">
            <text:p>0.0004591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07233" calcext:value-type="float">
            <text:p>0.07233</text:p>
          </table:table-cell>
          <table:table-cell table:formula="of:=SUM([.D328:.I328])" office:value-type="float" office:value="1.6505891" calcext:value-type="float">
            <text:p>1.6505891</text:p>
          </table:table-cell>
          <table:table-cell/>
          <table:table-cell office:value-type="float" office:value="0.001405" calcext:value-type="float">
            <text:p>0.001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592" calcext:value-type="float">
            <text:p>1.592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4098" calcext:value-type="float">
            <text:p>0.4098</text:p>
          </table:table-cell>
          <table:table-cell office:value-type="float" office:value="0" calcext:value-type="float">
            <text:p>0</text:p>
          </table:table-cell>
          <table:table-cell office:value-type="float" office:value="0.0004409" calcext:value-type="float">
            <text:p>0.0004409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08891" calcext:value-type="float">
            <text:p>0.08891</text:p>
          </table:table-cell>
          <table:table-cell table:formula="of:=SUM([.D329:.I329])" office:value-type="float" office:value="1.5896509" calcext:value-type="float">
            <text:p>1.5896509</text:p>
          </table:table-cell>
          <table:table-cell/>
          <table:table-cell office:value-type="float" office:value="0.00249" calcext:value-type="float">
            <text:p>0.00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735" calcext:value-type="float">
            <text:p>1.735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934" calcext:value-type="float">
            <text:p>0.934</text:p>
          </table:table-cell>
          <table:table-cell office:value-type="float" office:value="0.3672" calcext:value-type="float">
            <text:p>0.3672</text:p>
          </table:table-cell>
          <table:table-cell office:value-type="float" office:value="0" calcext:value-type="float">
            <text:p>0</text:p>
          </table:table-cell>
          <table:table-cell office:value-type="float" office:value="0.00009382" calcext:value-type="float">
            <text:p>0.0000938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07564" calcext:value-type="float">
            <text:p>0.07564</text:p>
          </table:table-cell>
          <table:table-cell table:formula="of:=SUM([.D330:.I330])" office:value-type="float" office:value="1.73363382" calcext:value-type="float">
            <text:p>1.73363382</text:p>
          </table:table-cell>
          <table:table-cell/>
          <table:table-cell office:value-type="float" office:value="0.001246" calcext:value-type="float">
            <text:p>0.001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624" calcext:value-type="float">
            <text:p>1.624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3335" calcext:value-type="float">
            <text:p>0.3335</text:p>
          </table:table-cell>
          <table:table-cell office:value-type="float" office:value="0" calcext:value-type="float">
            <text:p>0</text:p>
          </table:table-cell>
          <table:table-cell office:value-type="float" office:value="0.0003238" calcext:value-type="float">
            <text:p>0.0003238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1096" calcext:value-type="float">
            <text:p>0.1096</text:p>
          </table:table-cell>
          <table:table-cell table:formula="of:=SUM([.D331:.I331])" office:value-type="float" office:value="1.6223238" calcext:value-type="float">
            <text:p>1.6223238</text:p>
          </table:table-cell>
          <table:table-cell/>
          <table:table-cell office:value-type="float" office:value="0.001173" calcext:value-type="float">
            <text:p>0.001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821" calcext:value-type="float">
            <text:p>1.821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806" calcext:value-type="float">
            <text:p>0.806</text:p>
          </table:table-cell>
          <table:table-cell office:value-type="float" office:value="0.5172" calcext:value-type="float">
            <text:p>0.5172</text:p>
          </table:table-cell>
          <table:table-cell office:value-type="float" office:value="0" calcext:value-type="float">
            <text:p>0</text:p>
          </table:table-cell>
          <table:table-cell office:value-type="float" office:value="0.0002966" calcext:value-type="float">
            <text:p>0.0002966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0855" calcext:value-type="float">
            <text:p>0.0855</text:p>
          </table:table-cell>
          <table:table-cell table:formula="of:=SUM([.D332:.I332])" office:value-type="float" office:value="1.8195966" calcext:value-type="float">
            <text:p>1.8195966</text:p>
          </table:table-cell>
          <table:table-cell/>
          <table:table-cell office:value-type="float" office:value="0.001169" calcext:value-type="float">
            <text:p>0.001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557" calcext:value-type="float">
            <text:p>1.557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4239" calcext:value-type="float">
            <text:p>0.4239</text:p>
          </table:table-cell>
          <table:table-cell office:value-type="float" office:value="0" calcext:value-type="float">
            <text:p>0</text:p>
          </table:table-cell>
          <table:table-cell office:value-type="float" office:value="0.0002931" calcext:value-type="float">
            <text:p>0.0002931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09132" calcext:value-type="float">
            <text:p>0.09132</text:p>
          </table:table-cell>
          <table:table-cell table:formula="of:=SUM([.D333:.I333])" office:value-type="float" office:value="1.5557131" calcext:value-type="float">
            <text:p>1.5557131</text:p>
          </table:table-cell>
          <table:table-cell/>
          <table:table-cell office:value-type="float" office:value="0.001683" calcext:value-type="float">
            <text:p>0.00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732" calcext:value-type="float">
            <text:p>1.732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5818" calcext:value-type="float">
            <text:p>0.5818</text:p>
          </table:table-cell>
          <table:table-cell office:value-type="float" office:value="0" calcext:value-type="float">
            <text:p>0</text:p>
          </table:table-cell>
          <table:table-cell office:value-type="float" office:value="0.0001468" calcext:value-type="float">
            <text:p>0.0001468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08462" calcext:value-type="float">
            <text:p>0.08462</text:p>
          </table:table-cell>
          <table:table-cell table:formula="of:=SUM([.D334:.I334])" office:value-type="float" office:value="1.7303668" calcext:value-type="float">
            <text:p>1.7303668</text:p>
          </table:table-cell>
          <table:table-cell/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623" calcext:value-type="float">
            <text:p>1.623</text:p>
          </table:table-cell>
          <table:table-cell office:value-type="float" office:value="0.0006571" calcext:value-type="float">
            <text:p>0.000657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982" calcext:value-type="float">
            <text:p>0.4982</text:p>
          </table:table-cell>
          <table:table-cell office:value-type="float" office:value="0" calcext:value-type="float">
            <text:p>0</text:p>
          </table:table-cell>
          <table:table-cell office:value-type="float" office:value="0.0006824" calcext:value-type="float">
            <text:p>0.0006824</text:p>
          </table:table-cell>
          <table:table-cell office:value-type="float" office:value="0.2046" calcext:value-type="float">
            <text:p>0.2046</text:p>
          </table:table-cell>
          <table:table-cell office:value-type="float" office:value="0.08544" calcext:value-type="float">
            <text:p>0.08544</text:p>
          </table:table-cell>
          <table:table-cell table:formula="of:=SUM([.D335:.I335])" office:value-type="float" office:value="1.6219224" calcext:value-type="float">
            <text:p>1.6219224</text:p>
          </table:table-cell>
          <table:table-cell/>
          <table:table-cell office:value-type="float" office:value="0.0006571" calcext:value-type="float">
            <text:p>0.0006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664" calcext:value-type="float">
            <text:p>1.664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4705" calcext:value-type="float">
            <text:p>0.4705</text:p>
          </table:table-cell>
          <table:table-cell office:value-type="float" office:value="0" calcext:value-type="float">
            <text:p>0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06968" calcext:value-type="float">
            <text:p>0.06968</text:p>
          </table:table-cell>
          <table:table-cell table:formula="of:=SUM([.D336:.I336])" office:value-type="float" office:value="1.661078" calcext:value-type="float">
            <text:p>1.661078</text:p>
          </table:table-cell>
          <table:table-cell/>
          <table:table-cell office:value-type="float" office:value="0.002492" calcext:value-type="float">
            <text:p>0.002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749" calcext:value-type="float">
            <text:p>1.749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" calcext:value-type="float">
            <text:p>0</text:p>
          </table:table-cell>
          <table:table-cell office:value-type="float" office:value="0.0002599" calcext:value-type="float">
            <text:p>0.0002599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07031" calcext:value-type="float">
            <text:p>0.07031</text:p>
          </table:table-cell>
          <table:table-cell table:formula="of:=SUM([.D337:.I337])" office:value-type="float" office:value="1.7477699" calcext:value-type="float">
            <text:p>1.7477699</text:p>
          </table:table-cell>
          <table:table-cell/>
          <table:table-cell office:value-type="float" office:value="0.001679" calcext:value-type="float">
            <text:p>0.0016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554" calcext:value-type="float">
            <text:p>1.554</text:p>
          </table:table-cell>
          <table:table-cell office:value-type="float" office:value="0.001981" calcext:value-type="float">
            <text:p>0.001981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4672" calcext:value-type="float">
            <text:p>0.4672</text:p>
          </table:table-cell>
          <table:table-cell office:value-type="float" office:value="0" calcext:value-type="float">
            <text:p>0</text:p>
          </table:table-cell>
          <table:table-cell office:value-type="float" office:value="0.0005954" calcext:value-type="float">
            <text:p>0.0005954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05582" calcext:value-type="float">
            <text:p>0.05582</text:p>
          </table:table-cell>
          <table:table-cell table:formula="of:=SUM([.D338:.I338])" office:value-type="float" office:value="1.5522154" calcext:value-type="float">
            <text:p>1.5522154</text:p>
          </table:table-cell>
          <table:table-cell/>
          <table:table-cell office:value-type="float" office:value="0.001981" calcext:value-type="float">
            <text:p>0.001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855" calcext:value-type="float">
            <text:p>1.855</text:p>
          </table:table-cell>
          <table:table-cell office:value-type="float" office:value="0.0009585" calcext:value-type="float">
            <text:p>0.0009585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454" calcext:value-type="float">
            <text:p>0.454</text:p>
          </table:table-cell>
          <table:table-cell office:value-type="float" office:value="0" calcext:value-type="float">
            <text:p>0</text:p>
          </table:table-cell>
          <table:table-cell office:value-type="float" office:value="0.0005687" calcext:value-type="float">
            <text:p>0.0005687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05155" calcext:value-type="float">
            <text:p>0.05155</text:p>
          </table:table-cell>
          <table:table-cell table:formula="of:=SUM([.D339:.I339])" office:value-type="float" office:value="1.8536187" calcext:value-type="float">
            <text:p>1.8536187</text:p>
          </table:table-cell>
          <table:table-cell/>
          <table:table-cell office:value-type="float" office:value="0.0009585" calcext:value-type="float">
            <text:p>0.00095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874" calcext:value-type="float">
            <text:p>1.874</text:p>
          </table:table-cell>
          <table:table-cell office:value-type="float" office:value="0.0009572" calcext:value-type="float">
            <text:p>0.0009572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6347" calcext:value-type="float">
            <text:p>0.6347</text:p>
          </table:table-cell>
          <table:table-cell office:value-type="float" office:value="0" calcext:value-type="float">
            <text:p>0</text:p>
          </table:table-cell>
          <table:table-cell office:value-type="float" office:value="0.00009883" calcext:value-type="float">
            <text:p>0.00009883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06498" calcext:value-type="float">
            <text:p>0.06498</text:p>
          </table:table-cell>
          <table:table-cell table:formula="of:=SUM([.D340:.I340])" office:value-type="float" office:value="1.87317883" calcext:value-type="float">
            <text:p>1.87317883</text:p>
          </table:table-cell>
          <table:table-cell/>
          <table:table-cell office:value-type="float" office:value="0.0009572" calcext:value-type="float">
            <text:p>0.00095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846" calcext:value-type="float">
            <text:p>1.846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4877" calcext:value-type="float">
            <text:p>0.4877</text:p>
          </table:table-cell>
          <table:table-cell office:value-type="float" office:value="0" calcext:value-type="float">
            <text:p>0</text:p>
          </table:table-cell>
          <table:table-cell office:value-type="float" office:value="0.0004416" calcext:value-type="float">
            <text:p>0.0004416</text:p>
          </table:table-cell>
          <table:table-cell office:value-type="float" office:value="0.328" calcext:value-type="float">
            <text:p>0.328</text:p>
          </table:table-cell>
          <table:table-cell office:value-type="float" office:value="0.0979" calcext:value-type="float">
            <text:p>0.0979</text:p>
          </table:table-cell>
          <table:table-cell table:formula="of:=SUM([.D341:.I341])" office:value-type="float" office:value="1.8427416" calcext:value-type="float">
            <text:p>1.8427416</text:p>
          </table:table-cell>
          <table:table-cell/>
          <table:table-cell office:value-type="float" office:value="0.002985" calcext:value-type="float">
            <text:p>0.002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864" calcext:value-type="float">
            <text:p>1.864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6055" calcext:value-type="float">
            <text:p>0.6055</text:p>
          </table:table-cell>
          <table:table-cell office:value-type="float" office:value="0" calcext:value-type="float">
            <text:p>0</text:p>
          </table:table-cell>
          <table:table-cell office:value-type="float" office:value="0.0005302" calcext:value-type="float">
            <text:p>0.0005302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8681" calcext:value-type="float">
            <text:p>0.08681</text:p>
          </table:table-cell>
          <table:table-cell table:formula="of:=SUM([.D342:.I342])" office:value-type="float" office:value="1.8601402" calcext:value-type="float">
            <text:p>1.8601402</text:p>
          </table:table-cell>
          <table:table-cell/>
          <table:table-cell office:value-type="float" office:value="0.003915" calcext:value-type="float">
            <text:p>0.003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843" calcext:value-type="float">
            <text:p>1.843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5155" calcext:value-type="float">
            <text:p>0.5155</text:p>
          </table:table-cell>
          <table:table-cell office:value-type="float" office:value="0" calcext:value-type="float">
            <text:p>0</text:p>
          </table:table-cell>
          <table:table-cell office:value-type="float" office:value="0.00002776" calcext:value-type="float">
            <text:p>0.00002776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06213" calcext:value-type="float">
            <text:p>0.06213</text:p>
          </table:table-cell>
          <table:table-cell table:formula="of:=SUM([.D343:.I343])" office:value-type="float" office:value="1.84035776" calcext:value-type="float">
            <text:p>1.84035776</text:p>
          </table:table-cell>
          <table:table-cell/>
          <table:table-cell office:value-type="float" office:value="0.002194" calcext:value-type="float">
            <text:p>0.002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76" calcext:value-type="float">
            <text:p>1.76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4988" calcext:value-type="float">
            <text:p>0.4988</text:p>
          </table:table-cell>
          <table:table-cell office:value-type="float" office:value="0" calcext:value-type="float">
            <text:p>0</text:p>
          </table:table-cell>
          <table:table-cell office:value-type="float" office:value="0.0007481" calcext:value-type="float">
            <text:p>0.0007481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06166" calcext:value-type="float">
            <text:p>0.06166</text:p>
          </table:table-cell>
          <table:table-cell table:formula="of:=SUM([.D344:.I344])" office:value-type="float" office:value="1.7575081" calcext:value-type="float">
            <text:p>1.7575081</text:p>
          </table:table-cell>
          <table:table-cell/>
          <table:table-cell office:value-type="float" office:value="0.002328" calcext:value-type="float">
            <text:p>0.0023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65" calcext:value-type="float">
            <text:p>1.6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4536" calcext:value-type="float">
            <text:p>0.4536</text:p>
          </table:table-cell>
          <table:table-cell office:value-type="float" office:value="0" calcext:value-type="float">
            <text:p>0</text:p>
          </table:table-cell>
          <table:table-cell office:value-type="float" office:value="0.0002312" calcext:value-type="float">
            <text:p>0.0002312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04952" calcext:value-type="float">
            <text:p>0.04952</text:p>
          </table:table-cell>
          <table:table-cell table:formula="of:=SUM([.D345:.I345])" office:value-type="float" office:value="1.6468512" calcext:value-type="float">
            <text:p>1.6468512</text:p>
          </table:table-cell>
          <table:table-cell/>
          <table:table-cell office:value-type="float" office:value="0.002904" calcext:value-type="float">
            <text:p>0.002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854" calcext:value-type="float">
            <text:p>1.854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5877" calcext:value-type="float">
            <text:p>0.5877</text:p>
          </table:table-cell>
          <table:table-cell office:value-type="float" office:value="0" calcext:value-type="float">
            <text:p>0</text:p>
          </table:table-cell>
          <table:table-cell office:value-type="float" office:value="0.0006658" calcext:value-type="float">
            <text:p>0.0006658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08728" calcext:value-type="float">
            <text:p>0.08728</text:p>
          </table:table-cell>
          <table:table-cell table:formula="of:=SUM([.D346:.I346])" office:value-type="float" office:value="1.8498458" calcext:value-type="float">
            <text:p>1.8498458</text:p>
          </table:table-cell>
          <table:table-cell/>
          <table:table-cell office:value-type="float" office:value="0.00373" calcext:value-type="float">
            <text:p>0.00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88" calcext:value-type="float">
            <text:p>1.88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5336" calcext:value-type="float">
            <text:p>0.5336</text:p>
          </table:table-cell>
          <table:table-cell office:value-type="float" office:value="0" calcext:value-type="float">
            <text:p>0</text:p>
          </table:table-cell>
          <table:table-cell office:value-type="float" office:value="0.00008246" calcext:value-type="float">
            <text:p>0.00008246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08007" calcext:value-type="float">
            <text:p>0.08007</text:p>
          </table:table-cell>
          <table:table-cell table:formula="of:=SUM([.D347:.I347])" office:value-type="float" office:value="1.87635246" calcext:value-type="float">
            <text:p>1.87635246</text:p>
          </table:table-cell>
          <table:table-cell/>
          <table:table-cell office:value-type="float" office:value="0.003338" calcext:value-type="float">
            <text:p>0.0033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682" calcext:value-type="float">
            <text:p>1.682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5253" calcext:value-type="float">
            <text:p>0.5253</text:p>
          </table:table-cell>
          <table:table-cell office:value-type="float" office:value="0" calcext:value-type="float">
            <text:p>0</text:p>
          </table:table-cell>
          <table:table-cell office:value-type="float" office:value="0.0005584" calcext:value-type="float">
            <text:p>0.0005584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05209" calcext:value-type="float">
            <text:p>0.05209</text:p>
          </table:table-cell>
          <table:table-cell table:formula="of:=SUM([.D348:.I348])" office:value-type="float" office:value="1.6793484" calcext:value-type="float">
            <text:p>1.6793484</text:p>
          </table:table-cell>
          <table:table-cell/>
          <table:table-cell office:value-type="float" office:value="0.002983" calcext:value-type="float">
            <text:p>0.002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662" calcext:value-type="float">
            <text:p>1.662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4433" calcext:value-type="float">
            <text:p>0.4433</text:p>
          </table:table-cell>
          <table:table-cell office:value-type="float" office:value="0" calcext:value-type="float">
            <text:p>0</text:p>
          </table:table-cell>
          <table:table-cell office:value-type="float" office:value="0.0005525" calcext:value-type="float">
            <text:p>0.0005525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04276" calcext:value-type="float">
            <text:p>0.04276</text:p>
          </table:table-cell>
          <table:table-cell table:formula="of:=SUM([.D349:.I349])" office:value-type="float" office:value="1.6594125" calcext:value-type="float">
            <text:p>1.6594125</text:p>
          </table:table-cell>
          <table:table-cell/>
          <table:table-cell office:value-type="float" office:value="0.003091" calcext:value-type="float">
            <text:p>0.003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84" calcext:value-type="float">
            <text:p>1.84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5058" calcext:value-type="float">
            <text:p>0.5058</text:p>
          </table:table-cell>
          <table:table-cell office:value-type="float" office:value="0" calcext:value-type="float">
            <text:p>0</text:p>
          </table:table-cell>
          <table:table-cell office:value-type="float" office:value="0.0002306" calcext:value-type="float">
            <text:p>0.0002306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06192" calcext:value-type="float">
            <text:p>0.06192</text:p>
          </table:table-cell>
          <table:table-cell table:formula="of:=SUM([.D350:.I350])" office:value-type="float" office:value="1.8384506" calcext:value-type="float">
            <text:p>1.8384506</text:p>
          </table:table-cell>
          <table:table-cell/>
          <table:table-cell office:value-type="float" office:value="0.00169" calcext:value-type="float">
            <text:p>0.00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553" calcext:value-type="float">
            <text:p>1.553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" calcext:value-type="float">
            <text:p>0</text:p>
          </table:table-cell>
          <table:table-cell office:value-type="float" office:value="0.0003318" calcext:value-type="float">
            <text:p>0.0003318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06341" calcext:value-type="float">
            <text:p>0.06341</text:p>
          </table:table-cell>
          <table:table-cell table:formula="of:=SUM([.D351:.I351])" office:value-type="float" office:value="1.5517418" calcext:value-type="float">
            <text:p>1.5517418</text:p>
          </table:table-cell>
          <table:table-cell/>
          <table:table-cell office:value-type="float" office:value="0.001427" calcext:value-type="float">
            <text:p>0.001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653" calcext:value-type="float">
            <text:p>0.4653</text:p>
          </table:table-cell>
          <table:table-cell office:value-type="float" office:value="0" calcext:value-type="float">
            <text:p>0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05111" calcext:value-type="float">
            <text:p>0.05111</text:p>
          </table:table-cell>
          <table:table-cell table:formula="of:=SUM([.D352:.I352])" office:value-type="float" office:value="1.720816" calcext:value-type="float">
            <text:p>1.720816</text:p>
          </table:table-cell>
          <table:table-cell/>
          <table:table-cell office:value-type="float" office:value="0.002248" calcext:value-type="float">
            <text:p>0.002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63" calcext:value-type="float">
            <text:p>1.63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4477" calcext:value-type="float">
            <text:p>0.4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09049" calcext:value-type="float">
            <text:p>0.09049</text:p>
          </table:table-cell>
          <table:table-cell table:formula="of:=SUM([.D353:.I353])" office:value-type="float" office:value="1.62739" calcext:value-type="float">
            <text:p>1.62739</text:p>
          </table:table-cell>
          <table:table-cell/>
          <table:table-cell office:value-type="float" office:value="0.00307" calcext:value-type="float">
            <text:p>0.003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639" calcext:value-type="float">
            <text:p>1.639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.92" calcext:value-type="float">
            <text:p>0.92</text:p>
          </table:table-cell>
          <table:table-cell office:value-type="float" office:value="0.3614" calcext:value-type="float">
            <text:p>0.3614</text:p>
          </table:table-cell>
          <table:table-cell office:value-type="float" office:value="0" calcext:value-type="float">
            <text:p>0</text:p>
          </table:table-cell>
          <table:table-cell office:value-type="float" office:value="0.0005408" calcext:value-type="float">
            <text:p>0.0005408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04487" calcext:value-type="float">
            <text:p>0.04487</text:p>
          </table:table-cell>
          <table:table-cell table:formula="of:=SUM([.D354:.I354])" office:value-type="float" office:value="1.6374108" calcext:value-type="float">
            <text:p>1.6374108</text:p>
          </table:table-cell>
          <table:table-cell/>
          <table:table-cell office:value-type="float" office:value="0.001575" calcext:value-type="float">
            <text:p>0.001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58" calcext:value-type="float">
            <text:p>1.58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5065" calcext:value-type="float">
            <text:p>0.5065</text:p>
          </table:table-cell>
          <table:table-cell office:value-type="float" office:value="0" calcext:value-type="float">
            <text:p>0</text:p>
          </table:table-cell>
          <table:table-cell office:value-type="float" office:value="0.00002853" calcext:value-type="float">
            <text:p>0.00002853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08076" calcext:value-type="float">
            <text:p>0.08076</text:p>
          </table:table-cell>
          <table:table-cell table:formula="of:=SUM([.D355:.I355])" office:value-type="float" office:value="1.57818853" calcext:value-type="float">
            <text:p>1.57818853</text:p>
          </table:table-cell>
          <table:table-cell/>
          <table:table-cell office:value-type="float" office:value="0.001856" calcext:value-type="float">
            <text:p>0.0018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684" calcext:value-type="float">
            <text:p>1.684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4946" calcext:value-type="float">
            <text:p>0.4946</text:p>
          </table:table-cell>
          <table:table-cell office:value-type="float" office:value="0" calcext:value-type="float">
            <text:p>0</text:p>
          </table:table-cell>
          <table:table-cell office:value-type="float" office:value="0.0001738" calcext:value-type="float">
            <text:p>0.0001738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07409" calcext:value-type="float">
            <text:p>0.07409</text:p>
          </table:table-cell>
          <table:table-cell table:formula="of:=SUM([.D356:.I356])" office:value-type="float" office:value="1.6815638" calcext:value-type="float">
            <text:p>1.6815638</text:p>
          </table:table-cell>
          <table:table-cell/>
          <table:table-cell office:value-type="float" office:value="0.002086" calcext:value-type="float">
            <text:p>0.002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552" calcext:value-type="float">
            <text:p>1.552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4728" calcext:value-type="float">
            <text:p>0.4728</text:p>
          </table:table-cell>
          <table:table-cell office:value-type="float" office:value="0" calcext:value-type="float">
            <text:p>0</text:p>
          </table:table-cell>
          <table:table-cell office:value-type="float" office:value="0.0003798" calcext:value-type="float">
            <text:p>0.0003798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07377" calcext:value-type="float">
            <text:p>0.07377</text:p>
          </table:table-cell>
          <table:table-cell table:formula="of:=SUM([.D357:.I357])" office:value-type="float" office:value="1.5504498" calcext:value-type="float">
            <text:p>1.5504498</text:p>
          </table:table-cell>
          <table:table-cell/>
          <table:table-cell office:value-type="float" office:value="0.001525" calcext:value-type="float">
            <text:p>0.001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392" calcext:value-type="float">
            <text:p>1.392</text:p>
          </table:table-cell>
          <table:table-cell office:value-type="float" office:value="0.001723" calcext:value-type="float">
            <text:p>0.001723</text:p>
          </table:table-cell>
          <table:table-cell office:value-type="float" office:value="0.6953" calcext:value-type="float">
            <text:p>0.6953</text:p>
          </table:table-cell>
          <table:table-cell office:value-type="float" office:value="0.3855" calcext:value-type="float">
            <text:p>0.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04765" calcext:value-type="float">
            <text:p>0.04765</text:p>
          </table:table-cell>
          <table:table-cell table:formula="of:=SUM([.D358:.I358])" office:value-type="float" office:value="1.38985" calcext:value-type="float">
            <text:p>1.38985</text:p>
          </table:table-cell>
          <table:table-cell/>
          <table:table-cell office:value-type="float" office:value="0.001723" calcext:value-type="float">
            <text:p>0.0017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97" calcext:value-type="float">
            <text:p>1.497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4694" calcext:value-type="float">
            <text:p>0.4694</text:p>
          </table:table-cell>
          <table:table-cell office:value-type="float" office:value="0" calcext:value-type="float">
            <text:p>0</text:p>
          </table:table-cell>
          <table:table-cell office:value-type="float" office:value="0.00006401" calcext:value-type="float">
            <text:p>0.00006401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04741" calcext:value-type="float">
            <text:p>0.04741</text:p>
          </table:table-cell>
          <table:table-cell table:formula="of:=SUM([.D359:.I359])" office:value-type="float" office:value="1.49507401" calcext:value-type="float">
            <text:p>1.49507401</text:p>
          </table:table-cell>
          <table:table-cell/>
          <table:table-cell office:value-type="float" office:value="0.001619" calcext:value-type="float">
            <text:p>0.0016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507" calcext:value-type="float">
            <text:p>1.507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4352" calcext:value-type="float">
            <text:p>0.4352</text:p>
          </table:table-cell>
          <table:table-cell office:value-type="float" office:value="0" calcext:value-type="float">
            <text:p>0</text:p>
          </table:table-cell>
          <table:table-cell office:value-type="float" office:value="0.00004921" calcext:value-type="float">
            <text:p>0.00004921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06223" calcext:value-type="float">
            <text:p>0.06223</text:p>
          </table:table-cell>
          <table:table-cell table:formula="of:=SUM([.D360:.I360])" office:value-type="float" office:value="1.50507921" calcext:value-type="float">
            <text:p>1.50507921</text:p>
          </table:table-cell>
          <table:table-cell/>
          <table:table-cell office:value-type="float" office:value="0.001619" calcext:value-type="float">
            <text:p>0.0016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87" calcext:value-type="float">
            <text:p>1.487</text:p>
          </table:table-cell>
          <table:table-cell office:value-type="float" office:value="0.002272" calcext:value-type="float">
            <text:p>0.002272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5348" calcext:value-type="float">
            <text:p>0.5348</text:p>
          </table:table-cell>
          <table:table-cell office:value-type="float" office:value="0" calcext:value-type="float">
            <text:p>0</text:p>
          </table:table-cell>
          <table:table-cell office:value-type="float" office:value="0.0003098" calcext:value-type="float">
            <text:p>0.0003098</text:p>
          </table:table-cell>
          <table:table-cell office:value-type="float" office:value="0.26" calcext:value-type="float">
            <text:p>0.26</text:p>
          </table:table-cell>
          <table:table-cell office:value-type="float" office:value="0.05817" calcext:value-type="float">
            <text:p>0.05817</text:p>
          </table:table-cell>
          <table:table-cell table:formula="of:=SUM([.D361:.I361])" office:value-type="float" office:value="1.4848798" calcext:value-type="float">
            <text:p>1.4848798</text:p>
          </table:table-cell>
          <table:table-cell/>
          <table:table-cell office:value-type="float" office:value="0.002272" calcext:value-type="float">
            <text:p>0.002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91" calcext:value-type="float">
            <text:p>1.491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4788" calcext:value-type="float">
            <text:p>0.4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0811" calcext:value-type="float">
            <text:p>0.0811</text:p>
          </table:table-cell>
          <table:table-cell table:formula="of:=SUM([.D362:.I362])" office:value-type="float" office:value="1.489" calcext:value-type="float">
            <text:p>1.489</text:p>
          </table:table-cell>
          <table:table-cell/>
          <table:table-cell office:value-type="float" office:value="0.001706" calcext:value-type="float">
            <text:p>0.001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67" calcext:value-type="float">
            <text:p>1.467</text:p>
          </table:table-cell>
          <table:table-cell office:value-type="float" office:value="0.0008807" calcext:value-type="float">
            <text:p>0.0008807</text:p>
          </table:table-cell>
          <table:table-cell office:value-type="float" office:value="0.667" calcext:value-type="float">
            <text:p>0.667</text:p>
          </table:table-cell>
          <table:table-cell office:value-type="float" office:value="0.5026" calcext:value-type="float">
            <text:p>0.5026</text:p>
          </table:table-cell>
          <table:table-cell office:value-type="float" office:value="0" calcext:value-type="float">
            <text:p>0</text:p>
          </table:table-cell>
          <table:table-cell office:value-type="float" office:value="0.00001187" calcext:value-type="float">
            <text:p>0.00001187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03722" calcext:value-type="float">
            <text:p>0.03722</text:p>
          </table:table-cell>
          <table:table-cell table:formula="of:=SUM([.D363:.I363])" office:value-type="float" office:value="1.46573187" calcext:value-type="float">
            <text:p>1.46573187</text:p>
          </table:table-cell>
          <table:table-cell/>
          <table:table-cell office:value-type="float" office:value="0.0008807" calcext:value-type="float">
            <text:p>0.0008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347" calcext:value-type="float">
            <text:p>1.34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4742" calcext:value-type="float">
            <text:p>0.4742</text:p>
          </table:table-cell>
          <table:table-cell office:value-type="float" office:value="0" calcext:value-type="float">
            <text:p>0</text:p>
          </table:table-cell>
          <table:table-cell office:value-type="float" office:value="0.0001507" calcext:value-type="float">
            <text:p>0.0001507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07746" calcext:value-type="float">
            <text:p>0.07746</text:p>
          </table:table-cell>
          <table:table-cell table:formula="of:=SUM([.D364:.I364])" office:value-type="float" office:value="1.3456107" calcext:value-type="float">
            <text:p>1.3456107</text:p>
          </table:table-cell>
          <table:table-cell/>
          <table:table-cell office:value-type="float" office:value="0.00116" calcext:value-type="float">
            <text:p>0.00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043" calcext:value-type="float">
            <text:p>1.043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3364" calcext:value-type="float">
            <text:p>0.3364</text:p>
          </table:table-cell>
          <table:table-cell office:value-type="float" office:value="0" calcext:value-type="float">
            <text:p>0</text:p>
          </table:table-cell>
          <table:table-cell office:value-type="float" office:value="0.0001675" calcext:value-type="float">
            <text:p>0.0001675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505" calcext:value-type="float">
            <text:p>0.04505</text:p>
          </table:table-cell>
          <table:table-cell table:formula="of:=SUM([.D365:.I365])" office:value-type="float" office:value="1.0417175" calcext:value-type="float">
            <text:p>1.0417175</text:p>
          </table:table-cell>
          <table:table-cell/>
          <table:table-cell office:value-type="float" office:value="0.001329" calcext:value-type="float">
            <text:p>0.0013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112" calcext:value-type="float">
            <text:p>1.112</text:p>
          </table:table-cell>
          <table:table-cell office:value-type="float" office:value="0.001627" calcext:value-type="float">
            <text:p>0.001627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889" calcext:value-type="float">
            <text:p>0.3889</text:p>
          </table:table-cell>
          <table:table-cell office:value-type="float" office:value="0" calcext:value-type="float">
            <text:p>0</text:p>
          </table:table-cell>
          <table:table-cell office:value-type="float" office:value="0.0001753" calcext:value-type="float">
            <text:p>0.0001753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06807" calcext:value-type="float">
            <text:p>0.06807</text:p>
          </table:table-cell>
          <table:table-cell table:formula="of:=SUM([.D366:.I366])" office:value-type="float" office:value="1.1102453" calcext:value-type="float">
            <text:p>1.1102453</text:p>
          </table:table-cell>
          <table:table-cell/>
          <table:table-cell office:value-type="float" office:value="0.001627" calcext:value-type="float">
            <text:p>0.001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246" calcext:value-type="float">
            <text:p>1.246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4784" calcext:value-type="float">
            <text:p>0.4784</text:p>
          </table:table-cell>
          <table:table-cell office:value-type="float" office:value="0" calcext:value-type="float">
            <text:p>0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2022" calcext:value-type="float">
            <text:p>0.2022</text:p>
          </table:table-cell>
          <table:table-cell office:value-type="float" office:value="0.06764" calcext:value-type="float">
            <text:p>0.06764</text:p>
          </table:table-cell>
          <table:table-cell table:formula="of:=SUM([.D367:.I367])" office:value-type="float" office:value="1.244494" calcext:value-type="float">
            <text:p>1.244494</text:p>
          </table:table-cell>
          <table:table-cell/>
          <table:table-cell office:value-type="float" office:value="0.001375" calcext:value-type="float">
            <text:p>0.001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153" calcext:value-type="float">
            <text:p>1.153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4285" calcext:value-type="float">
            <text:p>0.4285</text:p>
          </table:table-cell>
          <table:table-cell office:value-type="float" office:value="0" calcext:value-type="float">
            <text:p>0</text:p>
          </table:table-cell>
          <table:table-cell office:value-type="float" office:value="0.0008332" calcext:value-type="float">
            <text:p>0.0008332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844" calcext:value-type="float">
            <text:p>0.03844</text:p>
          </table:table-cell>
          <table:table-cell table:formula="of:=SUM([.D368:.I368])" office:value-type="float" office:value="1.1504732" calcext:value-type="float">
            <text:p>1.1504732</text:p>
          </table:table-cell>
          <table:table-cell/>
          <table:table-cell office:value-type="float" office:value="0.002038" calcext:value-type="float">
            <text:p>0.002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137" calcext:value-type="float">
            <text:p>1.137</text:p>
          </table:table-cell>
          <table:table-cell office:value-type="float" office:value="0.0009998" calcext:value-type="float">
            <text:p>0.0009998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4007" calcext:value-type="float">
            <text:p>0.4007</text:p>
          </table:table-cell>
          <table:table-cell office:value-type="float" office:value="0" calcext:value-type="float">
            <text:p>0</text:p>
          </table:table-cell>
          <table:table-cell office:value-type="float" office:value="0.0003279" calcext:value-type="float">
            <text:p>0.0003279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06168" calcext:value-type="float">
            <text:p>0.06168</text:p>
          </table:table-cell>
          <table:table-cell table:formula="of:=SUM([.D369:.I369])" office:value-type="float" office:value="1.1356079" calcext:value-type="float">
            <text:p>1.1356079</text:p>
          </table:table-cell>
          <table:table-cell/>
          <table:table-cell office:value-type="float" office:value="0.0009998" calcext:value-type="float">
            <text:p>0.0009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96" calcext:value-type="float">
            <text:p>1.096</text:p>
          </table:table-cell>
          <table:table-cell office:value-type="float" office:value="0.0007938" calcext:value-type="float">
            <text:p>0.0007938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4089" calcext:value-type="float">
            <text:p>0.4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08907" calcext:value-type="float">
            <text:p>0.08907</text:p>
          </table:table-cell>
          <table:table-cell table:formula="of:=SUM([.D370:.I370])" office:value-type="float" office:value="1.09527" calcext:value-type="float">
            <text:p>1.09527</text:p>
          </table:table-cell>
          <table:table-cell/>
          <table:table-cell office:value-type="float" office:value="0.0007938" calcext:value-type="float">
            <text:p>0.00079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141" calcext:value-type="float">
            <text:p>1.141</text:p>
          </table:table-cell>
          <table:table-cell office:value-type="float" office:value="0.0002721" calcext:value-type="float">
            <text:p>0.0002721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4576" calcext:value-type="float">
            <text:p>0.4576</text:p>
          </table:table-cell>
          <table:table-cell office:value-type="float" office:value="0" calcext:value-type="float">
            <text:p>0</text:p>
          </table:table-cell>
          <table:table-cell office:value-type="float" office:value="0.0009006" calcext:value-type="float">
            <text:p>0.0009006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05955" calcext:value-type="float">
            <text:p>0.05955</text:p>
          </table:table-cell>
          <table:table-cell table:formula="of:=SUM([.D371:.I371])" office:value-type="float" office:value="1.1409506" calcext:value-type="float">
            <text:p>1.1409506</text:p>
          </table:table-cell>
          <table:table-cell/>
          <table:table-cell office:value-type="float" office:value="0.0002721" calcext:value-type="float">
            <text:p>0.00027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4314" calcext:value-type="float">
            <text:p>0.4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06291" calcext:value-type="float">
            <text:p>0.06291</text:p>
          </table:table-cell>
          <table:table-cell table:formula="of:=SUM([.D372:.I372])" office:value-type="float" office:value="1.02011" calcext:value-type="float">
            <text:p>1.02011</text:p>
          </table:table-cell>
          <table:table-cell/>
          <table:table-cell office:value-type="float" office:value="0.001118" calcext:value-type="float">
            <text:p>0.001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003" calcext:value-type="float">
            <text:p>1.003</text:p>
          </table:table-cell>
          <table:table-cell office:value-type="float" office:value="0.0008847" calcext:value-type="float">
            <text:p>0.000884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0007834" calcext:value-type="float">
            <text:p>0.0007834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08795" calcext:value-type="float">
            <text:p>0.08795</text:p>
          </table:table-cell>
          <table:table-cell table:formula="of:=SUM([.D373:.I373])" office:value-type="float" office:value="1.0024334" calcext:value-type="float">
            <text:p>1.0024334</text:p>
          </table:table-cell>
          <table:table-cell/>
          <table:table-cell office:value-type="float" office:value="0.0008847" calcext:value-type="float">
            <text:p>0.0008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0001664" calcext:value-type="float">
            <text:p>0.000166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4981" calcext:value-type="float">
            <text:p>0.4981</text:p>
          </table:table-cell>
          <table:table-cell office:value-type="float" office:value="0" calcext:value-type="float">
            <text:p>0</text:p>
          </table:table-cell>
          <table:table-cell office:value-type="float" office:value="0.0003348" calcext:value-type="float">
            <text:p>0.0003348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03164" calcext:value-type="float">
            <text:p>0.03164</text:p>
          </table:table-cell>
          <table:table-cell table:formula="of:=SUM([.D374:.I374])" office:value-type="float" office:value="0.9880748" calcext:value-type="float">
            <text:p>0.9880748</text:p>
          </table:table-cell>
          <table:table-cell/>
          <table:table-cell office:value-type="float" office:value="0.0001664" calcext:value-type="float">
            <text:p>0.0001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0005028" calcext:value-type="float">
            <text:p>0.0005028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4041" calcext:value-type="float">
            <text:p>0.4041</text:p>
          </table:table-cell>
          <table:table-cell office:value-type="float" office:value="0" calcext:value-type="float">
            <text:p>0</text:p>
          </table:table-cell>
          <table:table-cell office:value-type="float" office:value="0.00008041" calcext:value-type="float">
            <text:p>0.00008041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04524" calcext:value-type="float">
            <text:p>0.04524</text:p>
          </table:table-cell>
          <table:table-cell table:formula="of:=SUM([.D375:.I375])" office:value-type="float" office:value="0.92232041" calcext:value-type="float">
            <text:p>0.92232041</text:p>
          </table:table-cell>
          <table:table-cell/>
          <table:table-cell office:value-type="float" office:value="0.0005028" calcext:value-type="float">
            <text:p>0.0005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006531" calcext:value-type="float">
            <text:p>0.0000653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689" calcext:value-type="float">
            <text:p>0.3689</text:p>
          </table:table-cell>
          <table:table-cell office:value-type="float" office:value="0" calcext:value-type="float">
            <text:p>0</text:p>
          </table:table-cell>
          <table:table-cell office:value-type="float" office:value="0.0004562" calcext:value-type="float">
            <text:p>0.0004562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04456" calcext:value-type="float">
            <text:p>0.04456</text:p>
          </table:table-cell>
          <table:table-cell table:formula="of:=SUM([.D376:.I376])" office:value-type="float" office:value="0.8849162" calcext:value-type="float">
            <text:p>0.8849162</text:p>
          </table:table-cell>
          <table:table-cell/>
          <table:table-cell office:value-type="float" office:value="0.00006531" calcext:value-type="float">
            <text:p>0.00006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4133" calcext:value-type="float">
            <text:p>0.4133</text:p>
          </table:table-cell>
          <table:table-cell office:value-type="float" office:value="0" calcext:value-type="float">
            <text:p>0</text:p>
          </table:table-cell>
          <table:table-cell office:value-type="float" office:value="0.0003383" calcext:value-type="float">
            <text:p>0.0003383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04698" calcext:value-type="float">
            <text:p>0.04698</text:p>
          </table:table-cell>
          <table:table-cell table:formula="of:=SUM([.D377:.I377])" office:value-type="float" office:value="0.9956183" calcext:value-type="float">
            <text:p>0.9956183</text:p>
          </table:table-cell>
          <table:table-cell/>
          <table:table-cell office:value-type="float" office:value="0.001229" calcext:value-type="float">
            <text:p>0.001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0005929" calcext:value-type="float">
            <text:p>0.0005929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" calcext:value-type="float">
            <text:p>0</text:p>
          </table:table-cell>
          <table:table-cell office:value-type="float" office:value="0.0001301" calcext:value-type="float">
            <text:p>0.0001301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6418" calcext:value-type="float">
            <text:p>0.06418</text:p>
          </table:table-cell>
          <table:table-cell table:formula="of:=SUM([.D378:.I378])" office:value-type="float" office:value="0.9596101" calcext:value-type="float">
            <text:p>0.9596101</text:p>
          </table:table-cell>
          <table:table-cell/>
          <table:table-cell office:value-type="float" office:value="0.0005929" calcext:value-type="float">
            <text:p>0.0005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05938" calcext:value-type="float">
            <text:p>0.0005938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4496" calcext:value-type="float">
            <text:p>0.4496</text:p>
          </table:table-cell>
          <table:table-cell office:value-type="float" office:value="0" calcext:value-type="float">
            <text:p>0</text:p>
          </table:table-cell>
          <table:table-cell office:value-type="float" office:value="0.0005097" calcext:value-type="float">
            <text:p>0.0005097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156" calcext:value-type="float">
            <text:p>0.05156</text:p>
          </table:table-cell>
          <table:table-cell table:formula="of:=SUM([.D379:.I379])" office:value-type="float" office:value="0.9443697" calcext:value-type="float">
            <text:p>0.9443697</text:p>
          </table:table-cell>
          <table:table-cell/>
          <table:table-cell office:value-type="float" office:value="0.0005938" calcext:value-type="float">
            <text:p>0.00059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79" calcext:value-type="float">
            <text:p>1.079</text:p>
          </table:table-cell>
          <table:table-cell office:value-type="float" office:value="0.0001535" calcext:value-type="float">
            <text:p>0.0001535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925" calcext:value-type="float">
            <text:p>0.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03598" calcext:value-type="float">
            <text:p>0.03598</text:p>
          </table:table-cell>
          <table:table-cell table:formula="of:=SUM([.D380:.I380])" office:value-type="float" office:value="1.07838" calcext:value-type="float">
            <text:p>1.07838</text:p>
          </table:table-cell>
          <table:table-cell/>
          <table:table-cell office:value-type="float" office:value="0.0001535" calcext:value-type="float">
            <text:p>0.0001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025" calcext:value-type="float">
            <text:p>0.4025</text:p>
          </table:table-cell>
          <table:table-cell office:value-type="float" office:value="0" calcext:value-type="float">
            <text:p>0</text:p>
          </table:table-cell>
          <table:table-cell office:value-type="float" office:value="0.0005046" calcext:value-type="float">
            <text:p>0.0005046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071" calcext:value-type="float">
            <text:p>0.071</text:p>
          </table:table-cell>
          <table:table-cell table:formula="of:=SUM([.D381:.I381])" office:value-type="float" office:value="0.8450046" calcext:value-type="float">
            <text:p>0.8450046</text:p>
          </table:table-cell>
          <table:table-cell/>
          <table:table-cell office:value-type="float" office:value="0.000271" calcext:value-type="float">
            <text:p>0.000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00002907" calcext:value-type="float">
            <text:p>0.00002907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" calcext:value-type="float">
            <text:p>0</text:p>
          </table:table-cell>
          <table:table-cell office:value-type="float" office:value="0.0002711" calcext:value-type="float">
            <text:p>0.000271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04037" calcext:value-type="float">
            <text:p>0.04037</text:p>
          </table:table-cell>
          <table:table-cell table:formula="of:=SUM([.D382:.I382])" office:value-type="float" office:value="0.8984411" calcext:value-type="float">
            <text:p>0.8984411</text:p>
          </table:table-cell>
          <table:table-cell/>
          <table:table-cell office:value-type="float" office:value="0.00002907" calcext:value-type="float">
            <text:p>0.00002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024" calcext:value-type="float">
            <text:p>1.024</text:p>
          </table:table-cell>
          <table:table-cell office:value-type="float" office:value="0.0008498" calcext:value-type="float">
            <text:p>0.0008498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4364" calcext:value-type="float">
            <text:p>0.4364</text:p>
          </table:table-cell>
          <table:table-cell office:value-type="float" office:value="0" calcext:value-type="float">
            <text:p>0</text:p>
          </table:table-cell>
          <table:table-cell office:value-type="float" office:value="0.0004327" calcext:value-type="float">
            <text:p>0.0004327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05217" calcext:value-type="float">
            <text:p>0.05217</text:p>
          </table:table-cell>
          <table:table-cell table:formula="of:=SUM([.D383:.I383])" office:value-type="float" office:value="1.0234027" calcext:value-type="float">
            <text:p>1.0234027</text:p>
          </table:table-cell>
          <table:table-cell/>
          <table:table-cell office:value-type="float" office:value="0.0008498" calcext:value-type="float">
            <text:p>0.00084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02135" calcext:value-type="float">
            <text:p>0.000213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0004002" calcext:value-type="float">
            <text:p>0.0004002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05591" calcext:value-type="float">
            <text:p>0.05591</text:p>
          </table:table-cell>
          <table:table-cell table:formula="of:=SUM([.D384:.I384])" office:value-type="float" office:value="0.9141102" calcext:value-type="float">
            <text:p>0.9141102</text:p>
          </table:table-cell>
          <table:table-cell/>
          <table:table-cell office:value-type="float" office:value="0.0002135" calcext:value-type="float">
            <text:p>0.0002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7793" calcext:value-type="float">
            <text:p>0.7793</text:p>
          </table:table-cell>
          <table:table-cell office:value-type="float" office:value="0.0002215" calcext:value-type="float">
            <text:p>0.0002215</text:p>
          </table:table-cell>
          <table:table-cell office:value-type="float" office:value="0.1882" calcext:value-type="float">
            <text:p>0.1882</text:p>
          </table:table-cell>
          <table:table-cell office:value-type="float" office:value="0.3748" calcext:value-type="float">
            <text:p>0.3748</text:p>
          </table:table-cell>
          <table:table-cell office:value-type="float" office:value="0" calcext:value-type="float">
            <text:p>0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03603" calcext:value-type="float">
            <text:p>0.03603</text:p>
          </table:table-cell>
          <table:table-cell table:formula="of:=SUM([.D385:.I385])" office:value-type="float" office:value="0.779036" calcext:value-type="float">
            <text:p>0.779036</text:p>
          </table:table-cell>
          <table:table-cell/>
          <table:table-cell office:value-type="float" office:value="0.0002215" calcext:value-type="float">
            <text:p>0.0002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774" calcext:value-type="float">
            <text:p>0.774</text:p>
          </table:table-cell>
          <table:table-cell office:value-type="float" office:value="0.0003363" calcext:value-type="float">
            <text:p>0.0003363</text:p>
          </table:table-cell>
          <table:table-cell office:value-type="float" office:value="0.09176" calcext:value-type="float">
            <text:p>0.09176</text:p>
          </table:table-cell>
          <table:table-cell office:value-type="float" office:value="0.3792" calcext:value-type="float">
            <text:p>0.3792</text:p>
          </table:table-cell>
          <table:table-cell office:value-type="float" office:value="0" calcext:value-type="float">
            <text:p>0</text:p>
          </table:table-cell>
          <table:table-cell office:value-type="float" office:value="0.0006395" calcext:value-type="float">
            <text:p>0.0006395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04504" calcext:value-type="float">
            <text:p>0.04504</text:p>
          </table:table-cell>
          <table:table-cell table:formula="of:=SUM([.D386:.I386])" office:value-type="float" office:value="0.7737395" calcext:value-type="float">
            <text:p>0.7737395</text:p>
          </table:table-cell>
          <table:table-cell/>
          <table:table-cell office:value-type="float" office:value="0.0003363" calcext:value-type="float">
            <text:p>0.0003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0001408" calcext:value-type="float">
            <text:p>0.0001408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4597" calcext:value-type="float">
            <text:p>0.4597</text:p>
          </table:table-cell>
          <table:table-cell office:value-type="float" office:value="0" calcext:value-type="float">
            <text:p>0</text:p>
          </table:table-cell>
          <table:table-cell office:value-type="float" office:value="0.0002766" calcext:value-type="float">
            <text:p>0.000276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313" calcext:value-type="float">
            <text:p>0.05313</text:p>
          </table:table-cell>
          <table:table-cell table:formula="of:=SUM([.D387:.I387])" office:value-type="float" office:value="0.8603066" calcext:value-type="float">
            <text:p>0.8603066</text:p>
          </table:table-cell>
          <table:table-cell/>
          <table:table-cell office:value-type="float" office:value="0.0001408" calcext:value-type="float">
            <text:p>0.0001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8548" calcext:value-type="float">
            <text:p>0.8548</text:p>
          </table:table-cell>
          <table:table-cell office:value-type="float" office:value="0" calcext:value-type="float">
            <text:p>0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3956" calcext:value-type="float">
            <text:p>0.3956</text:p>
          </table:table-cell>
          <table:table-cell office:value-type="float" office:value="0" calcext:value-type="float">
            <text:p>0</text:p>
          </table:table-cell>
          <table:table-cell office:value-type="float" office:value="0.0006466" calcext:value-type="float">
            <text:p>0.0006466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04491" calcext:value-type="float">
            <text:p>0.04491</text:p>
          </table:table-cell>
          <table:table-cell table:formula="of:=SUM([.D388:.I388])" office:value-type="float" office:value="0.8548566" calcext:value-type="float">
            <text:p>0.85485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0002568" calcext:value-type="float">
            <text:p>0.0002568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4905" calcext:value-type="float">
            <text:p>0.4905</text:p>
          </table:table-cell>
          <table:table-cell office:value-type="float" office:value="0" calcext:value-type="float">
            <text:p>0</text:p>
          </table:table-cell>
          <table:table-cell office:value-type="float" office:value="0.0003246" calcext:value-type="float">
            <text:p>0.0003246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0575" calcext:value-type="float">
            <text:p>0.0575</text:p>
          </table:table-cell>
          <table:table-cell table:formula="of:=SUM([.D389:.I389])" office:value-type="float" office:value="0.8406246" calcext:value-type="float">
            <text:p>0.8406246</text:p>
          </table:table-cell>
          <table:table-cell/>
          <table:table-cell office:value-type="float" office:value="0.0002568" calcext:value-type="float">
            <text:p>0.0002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00006529" calcext:value-type="float">
            <text:p>0.00006529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4026" calcext:value-type="float">
            <text:p>0.4026</text:p>
          </table:table-cell>
          <table:table-cell office:value-type="float" office:value="0" calcext:value-type="float">
            <text:p>0</text:p>
          </table:table-cell>
          <table:table-cell office:value-type="float" office:value="0.0002487" calcext:value-type="float">
            <text:p>0.0002487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145" calcext:value-type="float">
            <text:p>0.04145</text:p>
          </table:table-cell>
          <table:table-cell table:formula="of:=SUM([.D390:.I390])" office:value-type="float" office:value="0.8363987" calcext:value-type="float">
            <text:p>0.8363987</text:p>
          </table:table-cell>
          <table:table-cell/>
          <table:table-cell office:value-type="float" office:value="0.00006529" calcext:value-type="float">
            <text:p>0.00006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891" calcext:value-type="float">
            <text:p>0.891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4881" calcext:value-type="float">
            <text:p>0.4881</text:p>
          </table:table-cell>
          <table:table-cell office:value-type="float" office:value="0" calcext:value-type="float">
            <text:p>0</text:p>
          </table:table-cell>
          <table:table-cell office:value-type="float" office:value="0.0002282" calcext:value-type="float">
            <text:p>0.0002282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6323" calcext:value-type="float">
            <text:p>0.06323</text:p>
          </table:table-cell>
          <table:table-cell table:formula="of:=SUM([.D391:.I391])" office:value-type="float" office:value="0.8909582" calcext:value-type="float">
            <text:p>0.89095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497" calcext:value-type="float">
            <text:p>0.9497</text:p>
          </table:table-cell>
          <table:table-cell office:value-type="float" office:value="0" calcext:value-type="float">
            <text:p>0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0006375" calcext:value-type="float">
            <text:p>0.0006375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06037" calcext:value-type="float">
            <text:p>0.06037</text:p>
          </table:table-cell>
          <table:table-cell table:formula="of:=SUM([.D392:.I392])" office:value-type="float" office:value="0.9497075" calcext:value-type="float">
            <text:p>0.94970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001108" calcext:value-type="float">
            <text:p>0.0001108</text:p>
          </table:table-cell>
          <table:table-cell office:value-type="float" office:value="0.09302" calcext:value-type="float">
            <text:p>0.09302</text:p>
          </table:table-cell>
          <table:table-cell office:value-type="float" office:value="0.4005" calcext:value-type="float">
            <text:p>0.4005</text:p>
          </table:table-cell>
          <table:table-cell office:value-type="float" office:value="0" calcext:value-type="float">
            <text:p>0</text:p>
          </table:table-cell>
          <table:table-cell office:value-type="float" office:value="0.0002746" calcext:value-type="float">
            <text:p>0.0002746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02302" calcext:value-type="float">
            <text:p>0.02302</text:p>
          </table:table-cell>
          <table:table-cell table:formula="of:=SUM([.D393:.I393])" office:value-type="float" office:value="0.6645146" calcext:value-type="float">
            <text:p>0.6645146</text:p>
          </table:table-cell>
          <table:table-cell/>
          <table:table-cell office:value-type="float" office:value="0.0001108" calcext:value-type="float">
            <text:p>0.0001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873" calcext:value-type="float">
            <text:p>0.7873</text:p>
          </table:table-cell>
          <table:table-cell office:value-type="float" office:value="0.00001779" calcext:value-type="float">
            <text:p>0.00001779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3749" calcext:value-type="float">
            <text:p>0.3749</text:p>
          </table:table-cell>
          <table:table-cell office:value-type="float" office:value="0" calcext:value-type="float">
            <text:p>0</text:p>
          </table:table-cell>
          <table:table-cell office:value-type="float" office:value="0.0006273" calcext:value-type="float">
            <text:p>0.000627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5619" calcext:value-type="float">
            <text:p>0.05619</text:p>
          </table:table-cell>
          <table:table-cell table:formula="of:=SUM([.D394:.I394])" office:value-type="float" office:value="0.7872173" calcext:value-type="float">
            <text:p>0.7872173</text:p>
          </table:table-cell>
          <table:table-cell/>
          <table:table-cell office:value-type="float" office:value="0.00001779" calcext:value-type="float">
            <text:p>0.00001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0005125" calcext:value-type="float">
            <text:p>0.0005125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3078" calcext:value-type="float">
            <text:p>0.3078</text:p>
          </table:table-cell>
          <table:table-cell office:value-type="float" office:value="0" calcext:value-type="float">
            <text:p>0</text:p>
          </table:table-cell>
          <table:table-cell office:value-type="float" office:value="0.0002505" calcext:value-type="float">
            <text:p>0.0002505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02748" calcext:value-type="float">
            <text:p>0.02748</text:p>
          </table:table-cell>
          <table:table-cell table:formula="of:=SUM([.D395:.I395])" office:value-type="float" office:value="0.6458305" calcext:value-type="float">
            <text:p>0.6458305</text:p>
          </table:table-cell>
          <table:table-cell/>
          <table:table-cell office:value-type="float" office:value="0.0005125" calcext:value-type="float">
            <text:p>0.0005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0005284" calcext:value-type="float">
            <text:p>0.0005284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00004367" calcext:value-type="float">
            <text:p>0.00004367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01799" calcext:value-type="float">
            <text:p>0.01799</text:p>
          </table:table-cell>
          <table:table-cell table:formula="of:=SUM([.D396:.I396])" office:value-type="float" office:value="0.82503367" calcext:value-type="float">
            <text:p>0.82503367</text:p>
          </table:table-cell>
          <table:table-cell/>
          <table:table-cell office:value-type="float" office:value="0.0005284" calcext:value-type="float">
            <text:p>0.0005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" calcext:value-type="float">
            <text:p>0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4068" calcext:value-type="float">
            <text:p>0.4068</text:p>
          </table:table-cell>
          <table:table-cell office:value-type="float" office:value="0" calcext:value-type="float">
            <text:p>0</text:p>
          </table:table-cell>
          <table:table-cell office:value-type="float" office:value="0.0004534" calcext:value-type="float">
            <text:p>0.0004534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06326" calcext:value-type="float">
            <text:p>0.06326</text:p>
          </table:table-cell>
          <table:table-cell table:formula="of:=SUM([.D397:.I397])" office:value-type="float" office:value="0.9180134" calcext:value-type="float">
            <text:p>0.91801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4597" calcext:value-type="float">
            <text:p>0.4597</text:p>
          </table:table-cell>
          <table:table-cell office:value-type="float" office:value="0" calcext:value-type="float">
            <text:p>0</text:p>
          </table:table-cell>
          <table:table-cell office:value-type="float" office:value="0.0003525" calcext:value-type="float">
            <text:p>0.0003525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04202" calcext:value-type="float">
            <text:p>0.04202</text:p>
          </table:table-cell>
          <table:table-cell table:formula="of:=SUM([.D398:.I398])" office:value-type="float" office:value="0.8708725" calcext:value-type="float">
            <text:p>0.8708725</text:p>
          </table:table-cell>
          <table:table-cell/>
          <table:table-cell office:value-type="float" office:value="0.0002917" calcext:value-type="float">
            <text:p>0.0002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7177" calcext:value-type="float">
            <text:p>0.7177</text:p>
          </table:table-cell>
          <table:table-cell office:value-type="float" office:value="0.000006265" calcext:value-type="float">
            <text:p>0.000006265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4466" calcext:value-type="float">
            <text:p>0.4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5485" calcext:value-type="float">
            <text:p>0.05485</text:p>
          </table:table-cell>
          <table:table-cell table:formula="of:=SUM([.D399:.I399])" office:value-type="float" office:value="0.71765" calcext:value-type="float">
            <text:p>0.71765</text:p>
          </table:table-cell>
          <table:table-cell/>
          <table:table-cell office:value-type="float" office:value="0.000006265" calcext:value-type="float">
            <text:p>0.000006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0001191" calcext:value-type="float">
            <text:p>0.0001191</text:p>
          </table:table-cell>
          <table:table-cell office:value-type="float" office:value="0.127" calcext:value-type="float">
            <text:p>0.127</text:p>
          </table:table-cell>
          <table:table-cell office:value-type="float" office:value="0.4809" calcext:value-type="float">
            <text:p>0.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06553" calcext:value-type="float">
            <text:p>0.06553</text:p>
          </table:table-cell>
          <table:table-cell table:formula="of:=SUM([.D400:.I400])" office:value-type="float" office:value="0.87233" calcext:value-type="float">
            <text:p>0.87233</text:p>
          </table:table-cell>
          <table:table-cell/>
          <table:table-cell office:value-type="float" office:value="0.0001191" calcext:value-type="float">
            <text:p>0.0001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4878" calcext:value-type="float">
            <text:p>0.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02638" calcext:value-type="float">
            <text:p>0.02638</text:p>
          </table:table-cell>
          <table:table-cell table:formula="of:=SUM([.D401:.I401])" office:value-type="float" office:value="0.84438" calcext:value-type="float">
            <text:p>0.84438</text:p>
          </table:table-cell>
          <table:table-cell/>
          <table:table-cell office:value-type="float" office:value="0.000527" calcext:value-type="float">
            <text:p>0.0005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996" calcext:value-type="float">
            <text:p>0.7996</text:p>
          </table:table-cell>
          <table:table-cell office:value-type="float" office:value="0" calcext:value-type="float">
            <text:p>0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114" calcext:value-type="float">
            <text:p>0.4114</text:p>
          </table:table-cell>
          <table:table-cell office:value-type="float" office:value="0" calcext:value-type="float">
            <text:p>0</text:p>
          </table:table-cell>
          <table:table-cell office:value-type="float" office:value="0.0003213" calcext:value-type="float">
            <text:p>0.0003213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0289" calcext:value-type="float">
            <text:p>0.0289</text:p>
          </table:table-cell>
          <table:table-cell table:formula="of:=SUM([.D402:.I402])" office:value-type="float" office:value="0.7996213" calcext:value-type="float">
            <text:p>0.79962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00009495" calcext:value-type="float">
            <text:p>0.00009495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3974" calcext:value-type="float">
            <text:p>0.3974</text:p>
          </table:table-cell>
          <table:table-cell office:value-type="float" office:value="0" calcext:value-type="float">
            <text:p>0</text:p>
          </table:table-cell>
          <table:table-cell office:value-type="float" office:value="0.0003096" calcext:value-type="float">
            <text:p>0.000309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316" calcext:value-type="float">
            <text:p>0.05316</text:p>
          </table:table-cell>
          <table:table-cell table:formula="of:=SUM([.D403:.I403])" office:value-type="float" office:value="0.8177696" calcext:value-type="float">
            <text:p>0.8177696</text:p>
          </table:table-cell>
          <table:table-cell/>
          <table:table-cell office:value-type="float" office:value="0.00009495" calcext:value-type="float">
            <text:p>0.000094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" calcext:value-type="float">
            <text:p>0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4805" calcext:value-type="float">
            <text:p>0.4805</text:p>
          </table:table-cell>
          <table:table-cell office:value-type="float" office:value="0" calcext:value-type="float">
            <text:p>0</text:p>
          </table:table-cell>
          <table:table-cell office:value-type="float" office:value="0.0009501" calcext:value-type="float">
            <text:p>0.0009501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04154" calcext:value-type="float">
            <text:p>0.04154</text:p>
          </table:table-cell>
          <table:table-cell table:formula="of:=SUM([.D404:.I404])" office:value-type="float" office:value="0.8505901" calcext:value-type="float">
            <text:p>0.85059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0006083" calcext:value-type="float">
            <text:p>0.0006083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" calcext:value-type="float">
            <text:p>0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03897" calcext:value-type="float">
            <text:p>0.03897</text:p>
          </table:table-cell>
          <table:table-cell table:formula="of:=SUM([.D405:.I405])" office:value-type="float" office:value="0.9035259" calcext:value-type="float">
            <text:p>0.9035259</text:p>
          </table:table-cell>
          <table:table-cell/>
          <table:table-cell office:value-type="float" office:value="0.0006083" calcext:value-type="float">
            <text:p>0.0006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0005939" calcext:value-type="float">
            <text:p>0.0005939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3639" calcext:value-type="float">
            <text:p>0.3639</text:p>
          </table:table-cell>
          <table:table-cell office:value-type="float" office:value="0" calcext:value-type="float">
            <text:p>0</text:p>
          </table:table-cell>
          <table:table-cell office:value-type="float" office:value="0.0008883" calcext:value-type="float">
            <text:p>0.0008883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1423" calcext:value-type="float">
            <text:p>0.01423</text:p>
          </table:table-cell>
          <table:table-cell table:formula="of:=SUM([.D406:.I406])" office:value-type="float" office:value="0.7002183" calcext:value-type="float">
            <text:p>0.7002183</text:p>
          </table:table-cell>
          <table:table-cell/>
          <table:table-cell office:value-type="float" office:value="0.0005939" calcext:value-type="float">
            <text:p>0.0005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0003028" calcext:value-type="float">
            <text:p>0.000302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699" calcext:value-type="float">
            <text:p>0.4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2245" calcext:value-type="float">
            <text:p>0.02245</text:p>
          </table:table-cell>
          <table:table-cell table:formula="of:=SUM([.D407:.I407])" office:value-type="float" office:value="0.79475" calcext:value-type="float">
            <text:p>0.79475</text:p>
          </table:table-cell>
          <table:table-cell/>
          <table:table-cell office:value-type="float" office:value="0.0003028" calcext:value-type="float">
            <text:p>0.0003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04193" calcext:value-type="float">
            <text:p>0.0004193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office:value-type="float" office:value="0.000006812" calcext:value-type="float">
            <text:p>0.000006812</text:p>
          </table:table-cell>
          <table:table-cell office:value-type="float" office:value="0.165" calcext:value-type="float">
            <text:p>0.165</text:p>
          </table:table-cell>
          <table:table-cell office:value-type="float" office:value="0.04938" calcext:value-type="float">
            <text:p>0.04938</text:p>
          </table:table-cell>
          <table:table-cell table:formula="of:=SUM([.D408:.I408])" office:value-type="float" office:value="0.845586812" calcext:value-type="float">
            <text:p>0.845586812</text:p>
          </table:table-cell>
          <table:table-cell/>
          <table:table-cell office:value-type="float" office:value="0.0004193" calcext:value-type="float">
            <text:p>0.0004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0003836" calcext:value-type="float">
            <text:p>0.0003836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4825" calcext:value-type="float">
            <text:p>0.4825</text:p>
          </table:table-cell>
          <table:table-cell office:value-type="float" office:value="0" calcext:value-type="float">
            <text:p>0</text:p>
          </table:table-cell>
          <table:table-cell office:value-type="float" office:value="0.0001464" calcext:value-type="float">
            <text:p>0.0001464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03614" calcext:value-type="float">
            <text:p>0.03614</text:p>
          </table:table-cell>
          <table:table-cell table:formula="of:=SUM([.D409:.I409])" office:value-type="float" office:value="0.9121864" calcext:value-type="float">
            <text:p>0.9121864</text:p>
          </table:table-cell>
          <table:table-cell/>
          <table:table-cell office:value-type="float" office:value="0.0003836" calcext:value-type="float">
            <text:p>0.0003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826" calcext:value-type="float">
            <text:p>0.7826</text:p>
          </table:table-cell>
          <table:table-cell office:value-type="float" office:value="0" calcext:value-type="float">
            <text:p>0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4436" calcext:value-type="float">
            <text:p>0.4436</text:p>
          </table:table-cell>
          <table:table-cell office:value-type="float" office:value="0" calcext:value-type="float">
            <text:p>0</text:p>
          </table:table-cell>
          <table:table-cell office:value-type="float" office:value="0.0001572" calcext:value-type="float">
            <text:p>0.0001572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2069" calcext:value-type="float">
            <text:p>0.02069</text:p>
          </table:table-cell>
          <table:table-cell table:formula="of:=SUM([.D410:.I410])" office:value-type="float" office:value="0.7826472" calcext:value-type="float">
            <text:p>0.78264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046" calcext:value-type="float">
            <text:p>1.046</text:p>
          </table:table-cell>
          <table:table-cell office:value-type="float" office:value="0.0002981" calcext:value-type="float">
            <text:p>0.0002981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5493" calcext:value-type="float">
            <text:p>0.5493</text:p>
          </table:table-cell>
          <table:table-cell office:value-type="float" office:value="0" calcext:value-type="float">
            <text:p>0</text:p>
          </table:table-cell>
          <table:table-cell office:value-type="float" office:value="0.0007253" calcext:value-type="float">
            <text:p>0.0007253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2642" calcext:value-type="float">
            <text:p>0.02642</text:p>
          </table:table-cell>
          <table:table-cell table:formula="of:=SUM([.D411:.I411])" office:value-type="float" office:value="1.0459453" calcext:value-type="float">
            <text:p>1.0459453</text:p>
          </table:table-cell>
          <table:table-cell/>
          <table:table-cell office:value-type="float" office:value="0.0002981" calcext:value-type="float">
            <text:p>0.0002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5054" calcext:value-type="float">
            <text:p>0.5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03657" calcext:value-type="float">
            <text:p>0.03657</text:p>
          </table:table-cell>
          <table:table-cell table:formula="of:=SUM([.D412:.I412])" office:value-type="float" office:value="0.95047" calcext:value-type="float">
            <text:p>0.95047</text:p>
          </table:table-cell>
          <table:table-cell/>
          <table:table-cell office:value-type="float" office:value="0.001059" calcext:value-type="float">
            <text:p>0.0010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3" calcext:value-type="float">
            <text:p>0.3</text:p>
          </table:table-cell>
          <table:table-cell office:value-type="float" office:value="0.4598" calcext:value-type="float">
            <text:p>0.4598</text:p>
          </table:table-cell>
          <table:table-cell office:value-type="float" office:value="0" calcext:value-type="float">
            <text:p>0</text:p>
          </table:table-cell>
          <table:table-cell office:value-type="float" office:value="0.0002326" calcext:value-type="float">
            <text:p>0.0002326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3188" calcext:value-type="float">
            <text:p>0.03188</text:p>
          </table:table-cell>
          <table:table-cell table:formula="of:=SUM([.D413:.I413])" office:value-type="float" office:value="0.9480126" calcext:value-type="float">
            <text:p>0.9480126</text:p>
          </table:table-cell>
          <table:table-cell/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00002317" calcext:value-type="float">
            <text:p>0.00002317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4496" calcext:value-type="float">
            <text:p>0.4496</text:p>
          </table:table-cell>
          <table:table-cell office:value-type="float" office:value="0" calcext:value-type="float">
            <text:p>0</text:p>
          </table:table-cell>
          <table:table-cell office:value-type="float" office:value="0.0002255" calcext:value-type="float">
            <text:p>0.0002255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0141" calcext:value-type="float">
            <text:p>0.0141</text:p>
          </table:table-cell>
          <table:table-cell table:formula="of:=SUM([.D414:.I414])" office:value-type="float" office:value="0.9559255" calcext:value-type="float">
            <text:p>0.9559255</text:p>
          </table:table-cell>
          <table:table-cell/>
          <table:table-cell office:value-type="float" office:value="0.00002317" calcext:value-type="float">
            <text:p>0.00002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0005994" calcext:value-type="float">
            <text:p>0.0005994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4788" calcext:value-type="float">
            <text:p>0.4788</text:p>
          </table:table-cell>
          <table:table-cell office:value-type="float" office:value="0" calcext:value-type="float">
            <text:p>0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2115" calcext:value-type="float">
            <text:p>0.02115</text:p>
          </table:table-cell>
          <table:table-cell table:formula="of:=SUM([.D415:.I415])" office:value-type="float" office:value="0.913336" calcext:value-type="float">
            <text:p>0.913336</text:p>
          </table:table-cell>
          <table:table-cell/>
          <table:table-cell office:value-type="float" office:value="0.0005994" calcext:value-type="float">
            <text:p>0.0005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4491" calcext:value-type="float">
            <text:p>0.4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1029" calcext:value-type="float">
            <text:p>0.01029</text:p>
          </table:table-cell>
          <table:table-cell table:formula="of:=SUM([.D416:.I416])" office:value-type="float" office:value="0.95509" calcext:value-type="float">
            <text:p>0.95509</text:p>
          </table:table-cell>
          <table:table-cell/>
          <table:table-cell office:value-type="float" office:value="0.001359" calcext:value-type="float">
            <text:p>0.0013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116" calcext:value-type="float">
            <text:p>1.116</text:p>
          </table:table-cell>
          <table:table-cell office:value-type="float" office:value="0.0003879" calcext:value-type="float">
            <text:p>0.0003879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838" calcext:value-type="float">
            <text:p>0.4838</text:p>
          </table:table-cell>
          <table:table-cell office:value-type="float" office:value="0" calcext:value-type="float">
            <text:p>0</text:p>
          </table:table-cell>
          <table:table-cell office:value-type="float" office:value="0.00008776" calcext:value-type="float">
            <text:p>0.00008776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03158" calcext:value-type="float">
            <text:p>0.03158</text:p>
          </table:table-cell>
          <table:table-cell table:formula="of:=SUM([.D417:.I417])" office:value-type="float" office:value="1.11536776" calcext:value-type="float">
            <text:p>1.11536776</text:p>
          </table:table-cell>
          <table:table-cell/>
          <table:table-cell office:value-type="float" office:value="0.0003879" calcext:value-type="float">
            <text:p>0.00038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16" calcext:value-type="float">
            <text:p>1.16</text:p>
          </table:table-cell>
          <table:table-cell office:value-type="float" office:value="0.0003601" calcext:value-type="float">
            <text:p>0.0003601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5077" calcext:value-type="float">
            <text:p>0.5077</text:p>
          </table:table-cell>
          <table:table-cell office:value-type="float" office:value="0" calcext:value-type="float">
            <text:p>0</text:p>
          </table:table-cell>
          <table:table-cell office:value-type="float" office:value="0.00007916" calcext:value-type="float">
            <text:p>0.00007916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01431" calcext:value-type="float">
            <text:p>0.01431</text:p>
          </table:table-cell>
          <table:table-cell table:formula="of:=SUM([.D418:.I418])" office:value-type="float" office:value="1.16008916" calcext:value-type="float">
            <text:p>1.16008916</text:p>
          </table:table-cell>
          <table:table-cell/>
          <table:table-cell office:value-type="float" office:value="0.0003601" calcext:value-type="float">
            <text:p>0.00036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055" calcext:value-type="float">
            <text:p>1.055</text:p>
          </table:table-cell>
          <table:table-cell office:value-type="float" office:value="0.001319" calcext:value-type="float">
            <text:p>0.001319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5276" calcext:value-type="float">
            <text:p>0.5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02357" calcext:value-type="float">
            <text:p>0.02357</text:p>
          </table:table-cell>
          <table:table-cell table:formula="of:=SUM([.D419:.I419])" office:value-type="float" office:value="1.05387" calcext:value-type="float">
            <text:p>1.05387</text:p>
          </table:table-cell>
          <table:table-cell/>
          <table:table-cell office:value-type="float" office:value="0.001319" calcext:value-type="float">
            <text:p>0.001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11" calcext:value-type="float">
            <text:p>1.11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418" calcext:value-type="float">
            <text:p>0.4418</text:p>
          </table:table-cell>
          <table:table-cell office:value-type="float" office:value="0" calcext:value-type="float">
            <text:p>0</text:p>
          </table:table-cell>
          <table:table-cell office:value-type="float" office:value="0.0003151" calcext:value-type="float">
            <text:p>0.0003151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01748" calcext:value-type="float">
            <text:p>0.01748</text:p>
          </table:table-cell>
          <table:table-cell table:formula="of:=SUM([.D420:.I420])" office:value-type="float" office:value="1.1095951" calcext:value-type="float">
            <text:p>1.1095951</text:p>
          </table:table-cell>
          <table:table-cell/>
          <table:table-cell office:value-type="float" office:value="0.000525" calcext:value-type="float">
            <text:p>0.000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294" calcext:value-type="float">
            <text:p>1.294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6139" calcext:value-type="float">
            <text:p>0.6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04685" calcext:value-type="float">
            <text:p>0.04685</text:p>
          </table:table-cell>
          <table:table-cell table:formula="of:=SUM([.D421:.I421])" office:value-type="float" office:value="1.29225" calcext:value-type="float">
            <text:p>1.29225</text:p>
          </table:table-cell>
          <table:table-cell/>
          <table:table-cell office:value-type="float" office:value="0.001809" calcext:value-type="float">
            <text:p>0.001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172" calcext:value-type="float">
            <text:p>1.172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546" calcext:value-type="float">
            <text:p>0.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03038" calcext:value-type="float">
            <text:p>0.03038</text:p>
          </table:table-cell>
          <table:table-cell table:formula="of:=SUM([.D422:.I422])" office:value-type="float" office:value="1.17108" calcext:value-type="float">
            <text:p>1.17108</text:p>
          </table:table-cell>
          <table:table-cell/>
          <table:table-cell office:value-type="float" office:value="0.001095" calcext:value-type="float">
            <text:p>0.0010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204" calcext:value-type="float">
            <text:p>1.204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" calcext:value-type="float">
            <text:p>0</text:p>
          </table:table-cell>
          <table:table-cell office:value-type="float" office:value="0.00009717" calcext:value-type="float">
            <text:p>0.00009717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01918" calcext:value-type="float">
            <text:p>0.01918</text:p>
          </table:table-cell>
          <table:table-cell table:formula="of:=SUM([.D423:.I423])" office:value-type="float" office:value="1.20227717" calcext:value-type="float">
            <text:p>1.20227717</text:p>
          </table:table-cell>
          <table:table-cell/>
          <table:table-cell office:value-type="float" office:value="0.001742" calcext:value-type="float">
            <text:p>0.0017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162" calcext:value-type="float">
            <text:p>1.162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4389" calcext:value-type="float">
            <text:p>0.04389</text:p>
          </table:table-cell>
          <table:table-cell table:formula="of:=SUM([.D424:.I424])" office:value-type="float" office:value="1.16089" calcext:value-type="float">
            <text:p>1.16089</text:p>
          </table:table-cell>
          <table:table-cell/>
          <table:table-cell office:value-type="float" office:value="0.001243" calcext:value-type="float">
            <text:p>0.001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259" calcext:value-type="float">
            <text:p>1.259</text:p>
          </table:table-cell>
          <table:table-cell office:value-type="float" office:value="0.0006705" calcext:value-type="float">
            <text:p>0.0006705</text:p>
          </table:table-cell>
          <table:table-cell office:value-type="float" office:value="0.623" calcext:value-type="float">
            <text:p>0.623</text:p>
          </table:table-cell>
          <table:table-cell office:value-type="float" office:value="0.494" calcext:value-type="float">
            <text:p>0.494</text:p>
          </table:table-cell>
          <table:table-cell office:value-type="float" office:value="0" calcext:value-type="float">
            <text:p>0</text:p>
          </table:table-cell>
          <table:table-cell office:value-type="float" office:value="0.0007939" calcext:value-type="float">
            <text:p>0.0007939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01455" calcext:value-type="float">
            <text:p>0.01455</text:p>
          </table:table-cell>
          <table:table-cell table:formula="of:=SUM([.D425:.I425])" office:value-type="float" office:value="1.2586439" calcext:value-type="float">
            <text:p>1.2586439</text:p>
          </table:table-cell>
          <table:table-cell/>
          <table:table-cell office:value-type="float" office:value="0.0006705" calcext:value-type="float">
            <text:p>0.00067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311" calcext:value-type="float">
            <text:p>1.311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634" calcext:value-type="float">
            <text:p>0.634</text:p>
          </table:table-cell>
          <table:table-cell office:value-type="float" office:value="0.4954" calcext:value-type="float">
            <text:p>0.4954</text:p>
          </table:table-cell>
          <table:table-cell office:value-type="float" office:value="0" calcext:value-type="float">
            <text:p>0</text:p>
          </table:table-cell>
          <table:table-cell office:value-type="float" office:value="0.0001407" calcext:value-type="float">
            <text:p>0.0001407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7" calcext:value-type="float">
            <text:p>0.02947</text:p>
          </table:table-cell>
          <table:table-cell table:formula="of:=SUM([.D426:.I426])" office:value-type="float" office:value="1.3090107" calcext:value-type="float">
            <text:p>1.3090107</text:p>
          </table:table-cell>
          <table:table-cell/>
          <table:table-cell office:value-type="float" office:value="0.001766" calcext:value-type="float">
            <text:p>0.001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294" calcext:value-type="float">
            <text:p>1.294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4897" calcext:value-type="float">
            <text:p>0.4897</text:p>
          </table:table-cell>
          <table:table-cell office:value-type="float" office:value="0" calcext:value-type="float">
            <text:p>0</text:p>
          </table:table-cell>
          <table:table-cell office:value-type="float" office:value="0.00006078" calcext:value-type="float">
            <text:p>0.00006078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02764" calcext:value-type="float">
            <text:p>0.02764</text:p>
          </table:table-cell>
          <table:table-cell table:formula="of:=SUM([.D427:.I427])" office:value-type="float" office:value="1.29190078" calcext:value-type="float">
            <text:p>1.29190078</text:p>
          </table:table-cell>
          <table:table-cell/>
          <table:table-cell office:value-type="float" office:value="0.001737" calcext:value-type="float">
            <text:p>0.0017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393" calcext:value-type="float">
            <text:p>1.393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4358" calcext:value-type="float">
            <text:p>0.4358</text:p>
          </table:table-cell>
          <table:table-cell office:value-type="float" office:value="0" calcext:value-type="float">
            <text:p>0</text:p>
          </table:table-cell>
          <table:table-cell office:value-type="float" office:value="0.0001426" calcext:value-type="float">
            <text:p>0.0001426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2839" calcext:value-type="float">
            <text:p>0.02839</text:p>
          </table:table-cell>
          <table:table-cell table:formula="of:=SUM([.D428:.I428])" office:value-type="float" office:value="1.3916326" calcext:value-type="float">
            <text:p>1.3916326</text:p>
          </table:table-cell>
          <table:table-cell/>
          <table:table-cell office:value-type="float" office:value="0.001381" calcext:value-type="float">
            <text:p>0.0013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98" calcext:value-type="float">
            <text:p>1.498</text:p>
          </table:table-cell>
          <table:table-cell office:value-type="float" office:value="0.0009627" calcext:value-type="float">
            <text:p>0.000962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5201" calcext:value-type="float">
            <text:p>0.5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01863" calcext:value-type="float">
            <text:p>0.01863</text:p>
          </table:table-cell>
          <table:table-cell table:formula="of:=SUM([.D429:.I429])" office:value-type="float" office:value="1.49713" calcext:value-type="float">
            <text:p>1.49713</text:p>
          </table:table-cell>
          <table:table-cell/>
          <table:table-cell office:value-type="float" office:value="0.0009627" calcext:value-type="float">
            <text:p>0.0009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89" calcext:value-type="float">
            <text:p>1.489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7409" calcext:value-type="float">
            <text:p>0.7409</text:p>
          </table:table-cell>
          <table:table-cell office:value-type="float" office:value="0.5798" calcext:value-type="float">
            <text:p>0.5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02996" calcext:value-type="float">
            <text:p>0.02996</text:p>
          </table:table-cell>
          <table:table-cell table:formula="of:=SUM([.D430:.I430])" office:value-type="float" office:value="1.48776" calcext:value-type="float">
            <text:p>1.48776</text:p>
          </table:table-cell>
          <table:table-cell/>
          <table:table-cell office:value-type="float" office:value="0.001346" calcext:value-type="float">
            <text:p>0.0013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624" calcext:value-type="float">
            <text:p>1.624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.955" calcext:value-type="float">
            <text:p>0.955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0.000005486" calcext:value-type="float">
            <text:p>0.000005486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02208" calcext:value-type="float">
            <text:p>0.02208</text:p>
          </table:table-cell>
          <table:table-cell table:formula="of:=SUM([.D431:.I431])" office:value-type="float" office:value="1.622585486" calcext:value-type="float">
            <text:p>1.622585486</text:p>
          </table:table-cell>
          <table:table-cell/>
          <table:table-cell office:value-type="float" office:value="0.001512" calcext:value-type="float">
            <text:p>0.001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68" calcext:value-type="float">
            <text:p>1.468</text:p>
          </table:table-cell>
          <table:table-cell office:value-type="float" office:value="0.002207" calcext:value-type="float">
            <text:p>0.002207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4913" calcext:value-type="float">
            <text:p>0.4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2741" calcext:value-type="float">
            <text:p>0.02741</text:p>
          </table:table-cell>
          <table:table-cell table:formula="of:=SUM([.D432:.I432])" office:value-type="float" office:value="1.46581" calcext:value-type="float">
            <text:p>1.46581</text:p>
          </table:table-cell>
          <table:table-cell/>
          <table:table-cell office:value-type="float" office:value="0.002207" calcext:value-type="float">
            <text:p>0.002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.7223" calcext:value-type="float">
            <text:p>0.7223</text:p>
          </table:table-cell>
          <table:table-cell office:value-type="float" office:value="0.5276" calcext:value-type="float">
            <text:p>0.5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01237" calcext:value-type="float">
            <text:p>0.01237</text:p>
          </table:table-cell>
          <table:table-cell table:formula="of:=SUM([.D433:.I433])" office:value-type="float" office:value="1.39357" calcext:value-type="float">
            <text:p>1.39357</text:p>
          </table:table-cell>
          <table:table-cell/>
          <table:table-cell office:value-type="float" office:value="0.002126" calcext:value-type="float">
            <text:p>0.002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6" calcext:value-type="float">
            <text:p>1.476</text:p>
          </table:table-cell>
          <table:table-cell office:value-type="float" office:value="0.001743" calcext:value-type="float">
            <text:p>0.001743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4696" calcext:value-type="float">
            <text:p>0.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485" calcext:value-type="float">
            <text:p>0.02485</text:p>
          </table:table-cell>
          <table:table-cell table:formula="of:=SUM([.D434:.I434])" office:value-type="float" office:value="1.47385" calcext:value-type="float">
            <text:p>1.47385</text:p>
          </table:table-cell>
          <table:table-cell/>
          <table:table-cell office:value-type="float" office:value="0.001743" calcext:value-type="float">
            <text:p>0.0017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519" calcext:value-type="float">
            <text:p>1.519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5079" calcext:value-type="float">
            <text:p>0.5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007914" calcext:value-type="float">
            <text:p>0.007914</text:p>
          </table:table-cell>
          <table:table-cell table:formula="of:=SUM([.D435:.I435])" office:value-type="float" office:value="1.515314" calcext:value-type="float">
            <text:p>1.515314</text:p>
          </table:table-cell>
          <table:table-cell/>
          <table:table-cell office:value-type="float" office:value="0.003905" calcext:value-type="float">
            <text:p>0.0039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536" calcext:value-type="float">
            <text:p>1.536</text:p>
          </table:table-cell>
          <table:table-cell office:value-type="float" office:value="0.001812" calcext:value-type="float">
            <text:p>0.001812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4933" calcext:value-type="float">
            <text:p>0.4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01927" calcext:value-type="float">
            <text:p>0.01927</text:p>
          </table:table-cell>
          <table:table-cell table:formula="of:=SUM([.D436:.I436])" office:value-type="float" office:value="1.53377" calcext:value-type="float">
            <text:p>1.53377</text:p>
          </table:table-cell>
          <table:table-cell/>
          <table:table-cell office:value-type="float" office:value="0.001812" calcext:value-type="float">
            <text:p>0.0018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691" calcext:value-type="float">
            <text:p>1.691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1.044" calcext:value-type="float">
            <text:p>1.044</text:p>
          </table:table-cell>
          <table:table-cell office:value-type="float" office:value="0.4482" calcext:value-type="float">
            <text:p>0.4482</text:p>
          </table:table-cell>
          <table:table-cell office:value-type="float" office:value="0" calcext:value-type="float">
            <text:p>0</text:p>
          </table:table-cell>
          <table:table-cell office:value-type="float" office:value="0.0004016" calcext:value-type="float">
            <text:p>0.0004016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03576" calcext:value-type="float">
            <text:p>0.03576</text:p>
          </table:table-cell>
          <table:table-cell table:formula="of:=SUM([.D437:.I437])" office:value-type="float" office:value="1.6887616" calcext:value-type="float">
            <text:p>1.6887616</text:p>
          </table:table-cell>
          <table:table-cell/>
          <table:table-cell office:value-type="float" office:value="0.002866" calcext:value-type="float">
            <text:p>0.002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605" calcext:value-type="float">
            <text:p>1.605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5204" calcext:value-type="float">
            <text:p>0.5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29" calcext:value-type="float">
            <text:p>0.07429</text:p>
          </table:table-cell>
          <table:table-cell office:value-type="float" office:value="0.04852" calcext:value-type="float">
            <text:p>0.04852</text:p>
          </table:table-cell>
          <table:table-cell table:formula="of:=SUM([.D438:.I438])" office:value-type="float" office:value="1.60161" calcext:value-type="float">
            <text:p>1.60161</text:p>
          </table:table-cell>
          <table:table-cell/>
          <table:table-cell office:value-type="float" office:value="0.003497" calcext:value-type="float">
            <text:p>0.003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688" calcext:value-type="float">
            <text:p>1.688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5451" calcext:value-type="float">
            <text:p>0.5451</text:p>
          </table:table-cell>
          <table:table-cell office:value-type="float" office:value="0" calcext:value-type="float">
            <text:p>0</text:p>
          </table:table-cell>
          <table:table-cell office:value-type="float" office:value="0.0003211" calcext:value-type="float">
            <text:p>0.0003211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03805" calcext:value-type="float">
            <text:p>0.03805</text:p>
          </table:table-cell>
          <table:table-cell table:formula="of:=SUM([.D439:.I439])" office:value-type="float" office:value="1.6851711" calcext:value-type="float">
            <text:p>1.6851711</text:p>
          </table:table-cell>
          <table:table-cell/>
          <table:table-cell office:value-type="float" office:value="0.002497" calcext:value-type="float">
            <text:p>0.002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646" calcext:value-type="float">
            <text:p>1.646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573" calcext:value-type="float">
            <text:p>0.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02063" calcext:value-type="float">
            <text:p>0.02063</text:p>
          </table:table-cell>
          <table:table-cell table:formula="of:=SUM([.D440:.I440])" office:value-type="float" office:value="1.64443" calcext:value-type="float">
            <text:p>1.64443</text:p>
          </table:table-cell>
          <table:table-cell/>
          <table:table-cell office:value-type="float" office:value="0.001055" calcext:value-type="float">
            <text:p>0.001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516" calcext:value-type="float">
            <text:p>1.516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99" calcext:value-type="float">
            <text:p>0.99</text:p>
          </table:table-cell>
          <table:table-cell office:value-type="float" office:value="0.4168" calcext:value-type="float">
            <text:p>0.4168</text:p>
          </table:table-cell>
          <table:table-cell office:value-type="float" office:value="0" calcext:value-type="float">
            <text:p>0</text:p>
          </table:table-cell>
          <table:table-cell office:value-type="float" office:value="0.0002571" calcext:value-type="float">
            <text:p>0.0002571</text:p>
          </table:table-cell>
          <table:table-cell office:value-type="float" office:value="0.09311" calcext:value-type="float">
            <text:p>0.09311</text:p>
          </table:table-cell>
          <table:table-cell office:value-type="float" office:value="0.01302" calcext:value-type="float">
            <text:p>0.01302</text:p>
          </table:table-cell>
          <table:table-cell table:formula="of:=SUM([.D441:.I441])" office:value-type="float" office:value="1.5131871" calcext:value-type="float">
            <text:p>1.5131871</text:p>
          </table:table-cell>
          <table:table-cell/>
          <table:table-cell office:value-type="float" office:value="0.002241" calcext:value-type="float">
            <text:p>0.0022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596" calcext:value-type="float">
            <text:p>1.596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4998" calcext:value-type="float">
            <text:p>0.4998</text:p>
          </table:table-cell>
          <table:table-cell office:value-type="float" office:value="0" calcext:value-type="float">
            <text:p>0</text:p>
          </table:table-cell>
          <table:table-cell office:value-type="float" office:value="0.00007651" calcext:value-type="float">
            <text:p>0.0000765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2663" calcext:value-type="float">
            <text:p>0.02663</text:p>
          </table:table-cell>
          <table:table-cell table:formula="of:=SUM([.D442:.I442])" office:value-type="float" office:value="1.59420651" calcext:value-type="float">
            <text:p>1.59420651</text:p>
          </table:table-cell>
          <table:table-cell/>
          <table:table-cell office:value-type="float" office:value="0.00177" calcext:value-type="float">
            <text:p>0.00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77" calcext:value-type="float">
            <text:p>1.77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1.057" calcext:value-type="float">
            <text:p>1.057</text:p>
          </table:table-cell>
          <table:table-cell office:value-type="float" office:value="0.5121" calcext:value-type="float">
            <text:p>0.5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01436" calcext:value-type="float">
            <text:p>0.01436</text:p>
          </table:table-cell>
          <table:table-cell table:formula="of:=SUM([.D443:.I443])" office:value-type="float" office:value="1.76806" calcext:value-type="float">
            <text:p>1.76806</text:p>
          </table:table-cell>
          <table:table-cell/>
          <table:table-cell office:value-type="float" office:value="0.002051" calcext:value-type="float">
            <text:p>0.0020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2" calcext:value-type="float">
            <text:p>1.472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4487" calcext:value-type="float">
            <text:p>0.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575" calcext:value-type="float">
            <text:p>0.03575</text:p>
          </table:table-cell>
          <table:table-cell table:formula="of:=SUM([.D444:.I444])" office:value-type="float" office:value="1.46985" calcext:value-type="float">
            <text:p>1.46985</text:p>
          </table:table-cell>
          <table:table-cell/>
          <table:table-cell office:value-type="float" office:value="0.001906" calcext:value-type="float">
            <text:p>0.0019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381" calcext:value-type="float">
            <text:p>1.381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439" calcext:value-type="float">
            <text:p>0.439</text:p>
          </table:table-cell>
          <table:table-cell office:value-type="float" office:value="0" calcext:value-type="float">
            <text:p>0</text:p>
          </table:table-cell>
          <table:table-cell office:value-type="float" office:value="0.00002909" calcext:value-type="float">
            <text:p>0.00002909</text:p>
          </table:table-cell>
          <table:table-cell office:value-type="float" office:value="0.07775" calcext:value-type="float">
            <text:p>0.07775</text:p>
          </table:table-cell>
          <table:table-cell office:value-type="float" office:value="0.04163" calcext:value-type="float">
            <text:p>0.04163</text:p>
          </table:table-cell>
          <table:table-cell table:formula="of:=SUM([.D445:.I445])" office:value-type="float" office:value="1.37860909" calcext:value-type="float">
            <text:p>1.37860909</text:p>
          </table:table-cell>
          <table:table-cell/>
          <table:table-cell office:value-type="float" office:value="0.002746" calcext:value-type="float">
            <text:p>0.0027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613" calcext:value-type="float">
            <text:p>1.61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1.089" calcext:value-type="float">
            <text:p>1.089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35" calcext:value-type="float">
            <text:p>0.09235</text:p>
          </table:table-cell>
          <table:table-cell office:value-type="float" office:value="0" calcext:value-type="float">
            <text:p>0</text:p>
          </table:table-cell>
          <table:table-cell table:formula="of:=SUM([.D446:.I446])" office:value-type="float" office:value="1.61055" calcext:value-type="float">
            <text:p>1.61055</text:p>
          </table:table-cell>
          <table:table-cell/>
          <table:table-cell office:value-type="float" office:value="0.002304" calcext:value-type="float">
            <text:p>0.0023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597" calcext:value-type="float">
            <text:p>1.597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4631" calcext:value-type="float">
            <text:p>0.4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009879" calcext:value-type="float">
            <text:p>0.009879</text:p>
          </table:table-cell>
          <table:table-cell table:formula="of:=SUM([.D447:.I447])" office:value-type="float" office:value="1.594479" calcext:value-type="float">
            <text:p>1.594479</text:p>
          </table:table-cell>
          <table:table-cell/>
          <table:table-cell office:value-type="float" office:value="0.002164" calcext:value-type="float">
            <text:p>0.002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612" calcext:value-type="float">
            <text:p>1.612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" calcext:value-type="float">
            <text:p>0</text:p>
          </table:table-cell>
          <table:table-cell office:value-type="float" office:value="0.00009579" calcext:value-type="float">
            <text:p>0.00009579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02938" calcext:value-type="float">
            <text:p>0.02938</text:p>
          </table:table-cell>
          <table:table-cell table:formula="of:=SUM([.D448:.I448])" office:value-type="float" office:value="1.61077579" calcext:value-type="float">
            <text:p>1.61077579</text:p>
          </table:table-cell>
          <table:table-cell/>
          <table:table-cell office:value-type="float" office:value="0.001362" calcext:value-type="float">
            <text:p>0.001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591" calcext:value-type="float">
            <text:p>1.591</text:p>
          </table:table-cell>
          <table:table-cell office:value-type="float" office:value="0.0007776" calcext:value-type="float">
            <text:p>0.0007776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4894" calcext:value-type="float">
            <text:p>0.4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01493" calcext:value-type="float">
            <text:p>0.01493</text:p>
          </table:table-cell>
          <table:table-cell table:formula="of:=SUM([.D449:.I449])" office:value-type="float" office:value="1.59003" calcext:value-type="float">
            <text:p>1.59003</text:p>
          </table:table-cell>
          <table:table-cell/>
          <table:table-cell office:value-type="float" office:value="0.0007776" calcext:value-type="float">
            <text:p>0.0007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15" calcext:value-type="float">
            <text:p>1.415</text:p>
          </table:table-cell>
          <table:table-cell office:value-type="float" office:value="0.0008007" calcext:value-type="float">
            <text:p>0.000800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4201" calcext:value-type="float">
            <text:p>0.4201</text:p>
          </table:table-cell>
          <table:table-cell office:value-type="float" office:value="0" calcext:value-type="float">
            <text:p>0</text:p>
          </table:table-cell>
          <table:table-cell office:value-type="float" office:value="0.00001437" calcext:value-type="float">
            <text:p>0.00001437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01658" calcext:value-type="float">
            <text:p>0.01658</text:p>
          </table:table-cell>
          <table:table-cell table:formula="of:=SUM([.D450:.I450])" office:value-type="float" office:value="1.41399437" calcext:value-type="float">
            <text:p>1.41399437</text:p>
          </table:table-cell>
          <table:table-cell/>
          <table:table-cell office:value-type="float" office:value="0.0008007" calcext:value-type="float">
            <text:p>0.0008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47" calcext:value-type="float">
            <text:p>1.447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4536" calcext:value-type="float">
            <text:p>0.4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7" calcext:value-type="float">
            <text:p>0.07997</text:p>
          </table:table-cell>
          <table:table-cell office:value-type="float" office:value="0.02637" calcext:value-type="float">
            <text:p>0.02637</text:p>
          </table:table-cell>
          <table:table-cell table:formula="of:=SUM([.D451:.I451])" office:value-type="float" office:value="1.44584" calcext:value-type="float">
            <text:p>1.44584</text:p>
          </table:table-cell>
          <table:table-cell/>
          <table:table-cell office:value-type="float" office:value="0.001242" calcext:value-type="float">
            <text:p>0.0012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68" calcext:value-type="float">
            <text:p>1.468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486" calcext:value-type="float">
            <text:p>0.486</text:p>
          </table:table-cell>
          <table:table-cell office:value-type="float" office:value="0" calcext:value-type="float">
            <text:p>0</text:p>
          </table:table-cell>
          <table:table-cell office:value-type="float" office:value="0.00009527" calcext:value-type="float">
            <text:p>0.00009527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01371" calcext:value-type="float">
            <text:p>0.01371</text:p>
          </table:table-cell>
          <table:table-cell table:formula="of:=SUM([.D452:.I452])" office:value-type="float" office:value="1.46680527" calcext:value-type="float">
            <text:p>1.46680527</text:p>
          </table:table-cell>
          <table:table-cell/>
          <table:table-cell office:value-type="float" office:value="0.001408" calcext:value-type="float">
            <text:p>0.001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27" calcext:value-type="float">
            <text:p>1.27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.704" calcext:value-type="float">
            <text:p>0.704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3441" calcext:value-type="float">
            <text:p>0.03441</text:p>
          </table:table-cell>
          <table:table-cell table:formula="of:=SUM([.D453:.I453])" office:value-type="float" office:value="1.26851" calcext:value-type="float">
            <text:p>1.26851</text:p>
          </table:table-cell>
          <table:table-cell/>
          <table:table-cell office:value-type="float" office:value="0.001832" calcext:value-type="float">
            <text:p>0.001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" calcext:value-type="float">
            <text:p>0</text:p>
          </table:table-cell>
          <table:table-cell office:value-type="float" office:value="0.0001498" calcext:value-type="float">
            <text:p>0.0001498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0.01927" calcext:value-type="float">
            <text:p>0.01927</text:p>
          </table:table-cell>
          <table:table-cell table:formula="of:=SUM([.D454:.I454])" office:value-type="float" office:value="1.2627998" calcext:value-type="float">
            <text:p>1.2627998</text:p>
          </table:table-cell>
          <table:table-cell/>
          <table:table-cell office:value-type="float" office:value="0.001683" calcext:value-type="float">
            <text:p>0.00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348" calcext:value-type="float">
            <text:p>1.348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5063" calcext:value-type="float">
            <text:p>0.5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71" calcext:value-type="float">
            <text:p>0.08171</text:p>
          </table:table-cell>
          <table:table-cell office:value-type="float" office:value="0.01411" calcext:value-type="float">
            <text:p>0.01411</text:p>
          </table:table-cell>
          <table:table-cell table:formula="of:=SUM([.D455:.I455])" office:value-type="float" office:value="1.34702" calcext:value-type="float">
            <text:p>1.34702</text:p>
          </table:table-cell>
          <table:table-cell/>
          <table:table-cell office:value-type="float" office:value="0.001465" calcext:value-type="float">
            <text:p>0.001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189" calcext:value-type="float">
            <text:p>1.189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4112" calcext:value-type="float">
            <text:p>0.4112</text:p>
          </table:table-cell>
          <table:table-cell office:value-type="float" office:value="0" calcext:value-type="float">
            <text:p>0</text:p>
          </table:table-cell>
          <table:table-cell office:value-type="float" office:value="0.0001181" calcext:value-type="float">
            <text:p>0.0001181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01602" calcext:value-type="float">
            <text:p>0.01602</text:p>
          </table:table-cell>
          <table:table-cell table:formula="of:=SUM([.D456:.I456])" office:value-type="float" office:value="1.1877381" calcext:value-type="float">
            <text:p>1.1877381</text:p>
          </table:table-cell>
          <table:table-cell/>
          <table:table-cell office:value-type="float" office:value="0.00132" calcext:value-type="float">
            <text:p>0.00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242" calcext:value-type="float">
            <text:p>1.242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4507" calcext:value-type="float">
            <text:p>0.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3" calcext:value-type="float">
            <text:p>0.1443</text:p>
          </table:table-cell>
          <table:table-cell office:value-type="float" office:value="0" calcext:value-type="float">
            <text:p>0</text:p>
          </table:table-cell>
          <table:table-cell table:formula="of:=SUM([.D457:.I457])" office:value-type="float" office:value="1.2407" calcext:value-type="float">
            <text:p>1.2407</text:p>
          </table:table-cell>
          <table:table-cell/>
          <table:table-cell office:value-type="float" office:value="0.001226" calcext:value-type="float">
            <text:p>0.0012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235" calcext:value-type="float">
            <text:p>1.235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4696" calcext:value-type="float">
            <text:p>0.4696</text:p>
          </table:table-cell>
          <table:table-cell office:value-type="float" office:value="0" calcext:value-type="float">
            <text:p>0</text:p>
          </table:table-cell>
          <table:table-cell office:value-type="float" office:value="0.0002104" calcext:value-type="float">
            <text:p>0.0002104</text:p>
          </table:table-cell>
          <table:table-cell office:value-type="float" office:value="0.09898" calcext:value-type="float">
            <text:p>0.09898</text:p>
          </table:table-cell>
          <table:table-cell office:value-type="float" office:value="0.03629" calcext:value-type="float">
            <text:p>0.03629</text:p>
          </table:table-cell>
          <table:table-cell table:formula="of:=SUM([.D458:.I458])" office:value-type="float" office:value="1.2335804" calcext:value-type="float">
            <text:p>1.2335804</text:p>
          </table:table-cell>
          <table:table-cell/>
          <table:table-cell office:value-type="float" office:value="0.001072" calcext:value-type="float">
            <text:p>0.001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073" calcext:value-type="float">
            <text:p>1.073</text:p>
          </table:table-cell>
          <table:table-cell office:value-type="float" office:value="0.002169" calcext:value-type="float">
            <text:p>0.00216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3472" calcext:value-type="float">
            <text:p>0.3472</text:p>
          </table:table-cell>
          <table:table-cell office:value-type="float" office:value="0" calcext:value-type="float">
            <text:p>0</text:p>
          </table:table-cell>
          <table:table-cell office:value-type="float" office:value="0.0004556" calcext:value-type="float">
            <text:p>0.0004556</text:p>
          </table:table-cell>
          <table:table-cell office:value-type="float" office:value="0.05571" calcext:value-type="float">
            <text:p>0.05571</text:p>
          </table:table-cell>
          <table:table-cell office:value-type="float" office:value="0.03529" calcext:value-type="float">
            <text:p>0.03529</text:p>
          </table:table-cell>
          <table:table-cell table:formula="of:=SUM([.D459:.I459])" office:value-type="float" office:value="1.0709556" calcext:value-type="float">
            <text:p>1.0709556</text:p>
          </table:table-cell>
          <table:table-cell/>
          <table:table-cell office:value-type="float" office:value="0.002169" calcext:value-type="float">
            <text:p>0.002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181" calcext:value-type="float">
            <text:p>1.181</text:p>
          </table:table-cell>
          <table:table-cell office:value-type="float" office:value="0.0006244" calcext:value-type="float">
            <text:p>0.0006244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4131" calcext:value-type="float">
            <text:p>0.4131</text:p>
          </table:table-cell>
          <table:table-cell office:value-type="float" office:value="0" calcext:value-type="float">
            <text:p>0</text:p>
          </table:table-cell>
          <table:table-cell office:value-type="float" office:value="0.0000783" calcext:value-type="float">
            <text:p>0.0000783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6725" calcext:value-type="float">
            <text:p>0.006725</text:p>
          </table:table-cell>
          <table:table-cell table:formula="of:=SUM([.D460:.I460])" office:value-type="float" office:value="1.1806033" calcext:value-type="float">
            <text:p>1.1806033</text:p>
          </table:table-cell>
          <table:table-cell/>
          <table:table-cell office:value-type="float" office:value="0.0006244" calcext:value-type="float">
            <text:p>0.0006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231" calcext:value-type="float">
            <text:p>1.231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5022" calcext:value-type="float">
            <text:p>0.5022</text:p>
          </table:table-cell>
          <table:table-cell office:value-type="float" office:value="0" calcext:value-type="float">
            <text:p>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3446" calcext:value-type="float">
            <text:p>0.03446</text:p>
          </table:table-cell>
          <table:table-cell table:formula="of:=SUM([.D461:.I461])" office:value-type="float" office:value="1.22995" calcext:value-type="float">
            <text:p>1.22995</text:p>
          </table:table-cell>
          <table:table-cell/>
          <table:table-cell office:value-type="float" office:value="0.001293" calcext:value-type="float">
            <text:p>0.0012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162" calcext:value-type="float">
            <text:p>1.162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4383" calcext:value-type="float">
            <text:p>0.4383</text:p>
          </table:table-cell>
          <table:table-cell office:value-type="float" office:value="0" calcext:value-type="float">
            <text:p>0</text:p>
          </table:table-cell>
          <table:table-cell office:value-type="float" office:value="0.0001113" calcext:value-type="float">
            <text:p>0.000111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1347" calcext:value-type="float">
            <text:p>0.01347</text:p>
          </table:table-cell>
          <table:table-cell table:formula="of:=SUM([.D462:.I462])" office:value-type="float" office:value="1.1611813" calcext:value-type="float">
            <text:p>1.1611813</text:p>
          </table:table-cell>
          <table:table-cell/>
          <table:table-cell office:value-type="float" office:value="0.000762" calcext:value-type="float">
            <text:p>0.000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0007641" calcext:value-type="float">
            <text:p>0.0007641</text:p>
          </table:table-cell>
          <table:table-cell office:value-type="float" office:value="0.4259" calcext:value-type="float">
            <text:p>0.4259</text:p>
          </table:table-cell>
          <table:table-cell office:value-type="float" office:value="0.3854" calcext:value-type="float">
            <text:p>0.3854</text:p>
          </table:table-cell>
          <table:table-cell office:value-type="float" office:value="0" calcext:value-type="float">
            <text:p>0</text:p>
          </table:table-cell>
          <table:table-cell office:value-type="float" office:value="0.0001457" calcext:value-type="float">
            <text:p>0.000145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07853" calcext:value-type="float">
            <text:p>0.0007853</text:p>
          </table:table-cell>
          <table:table-cell table:formula="of:=SUM([.D463:.I463])" office:value-type="float" office:value="0.924231" calcext:value-type="float">
            <text:p>0.924231</text:p>
          </table:table-cell>
          <table:table-cell/>
          <table:table-cell office:value-type="float" office:value="0.0007641" calcext:value-type="float">
            <text:p>0.0007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0008573" calcext:value-type="float">
            <text:p>0.0008573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3023" calcext:value-type="float">
            <text:p>0.3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2251" calcext:value-type="float">
            <text:p>0.02251</text:p>
          </table:table-cell>
          <table:table-cell table:formula="of:=SUM([.D464:.I464])" office:value-type="float" office:value="0.96761" calcext:value-type="float">
            <text:p>0.96761</text:p>
          </table:table-cell>
          <table:table-cell/>
          <table:table-cell office:value-type="float" office:value="0.0008573" calcext:value-type="float">
            <text:p>0.00085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03" calcext:value-type="float">
            <text:p>1.003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577" calcext:value-type="float">
            <text:p>0.4577</text:p>
          </table:table-cell>
          <table:table-cell office:value-type="float" office:value="0" calcext:value-type="float">
            <text:p>0</text:p>
          </table:table-cell>
          <table:table-cell office:value-type="float" office:value="0.0003852" calcext:value-type="float">
            <text:p>0.0003852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04982" calcext:value-type="float">
            <text:p>0.004982</text:p>
          </table:table-cell>
          <table:table-cell table:formula="of:=SUM([.D465:.I465])" office:value-type="float" office:value="1.0011672" calcext:value-type="float">
            <text:p>1.0011672</text:p>
          </table:table-cell>
          <table:table-cell/>
          <table:table-cell office:value-type="float" office:value="0.001475" calcext:value-type="float">
            <text:p>0.001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96" calcext:value-type="float">
            <text:p>0.96</text:p>
          </table:table-cell>
          <table:table-cell office:value-type="float" office:value="0.001264" calcext:value-type="float">
            <text:p>0.001264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4675" calcext:value-type="float">
            <text:p>0.4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19" calcext:value-type="float">
            <text:p>0.09119</text:p>
          </table:table-cell>
          <table:table-cell office:value-type="float" office:value="0.01844" calcext:value-type="float">
            <text:p>0.01844</text:p>
          </table:table-cell>
          <table:table-cell table:formula="of:=SUM([.D466:.I466])" office:value-type="float" office:value="0.95873" calcext:value-type="float">
            <text:p>0.95873</text:p>
          </table:table-cell>
          <table:table-cell/>
          <table:table-cell office:value-type="float" office:value="0.001264" calcext:value-type="float">
            <text:p>0.001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0008475" calcext:value-type="float">
            <text:p>0.0008475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491" calcext:value-type="float">
            <text:p>0.3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79" calcext:value-type="float">
            <text:p>0.08379</text:p>
          </table:table-cell>
          <table:table-cell office:value-type="float" office:value="0.02663" calcext:value-type="float">
            <text:p>0.02663</text:p>
          </table:table-cell>
          <table:table-cell table:formula="of:=SUM([.D467:.I467])" office:value-type="float" office:value="0.77632" calcext:value-type="float">
            <text:p>0.77632</text:p>
          </table:table-cell>
          <table:table-cell/>
          <table:table-cell office:value-type="float" office:value="0.0008475" calcext:value-type="float">
            <text:p>0.0008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02707" calcext:value-type="float">
            <text:p>0.0002707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3797" calcext:value-type="float">
            <text:p>0.3797</text:p>
          </table:table-cell>
          <table:table-cell office:value-type="float" office:value="0" calcext:value-type="float">
            <text:p>0</text:p>
          </table:table-cell>
          <table:table-cell office:value-type="float" office:value="0.0003953" calcext:value-type="float">
            <text:p>0.0003953</text:p>
          </table:table-cell>
          <table:table-cell office:value-type="float" office:value="0.09551" calcext:value-type="float">
            <text:p>0.09551</text:p>
          </table:table-cell>
          <table:table-cell office:value-type="float" office:value="0.05161" calcext:value-type="float">
            <text:p>0.05161</text:p>
          </table:table-cell>
          <table:table-cell table:formula="of:=SUM([.D468:.I468])" office:value-type="float" office:value="0.9165153" calcext:value-type="float">
            <text:p>0.9165153</text:p>
          </table:table-cell>
          <table:table-cell/>
          <table:table-cell office:value-type="float" office:value="0.0002707" calcext:value-type="float">
            <text:p>0.00027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0008277" calcext:value-type="float">
            <text:p>0.0008277</text:p>
          </table:table-cell>
          <table:table-cell office:value-type="float" office:value="0.421" calcext:value-type="float">
            <text:p>0.421</text:p>
          </table:table-cell>
          <table:table-cell office:value-type="float" office:value="0.3413" calcext:value-type="float">
            <text:p>0.3413</text:p>
          </table:table-cell>
          <table:table-cell office:value-type="float" office:value="0" calcext:value-type="float">
            <text:p>0</text:p>
          </table:table-cell>
          <table:table-cell office:value-type="float" office:value="0.00003195" calcext:value-type="float">
            <text:p>0.00003195</text:p>
          </table:table-cell>
          <table:table-cell office:value-type="float" office:value="0.07488" calcext:value-type="float">
            <text:p>0.07488</text:p>
          </table:table-cell>
          <table:table-cell office:value-type="float" office:value="0.02113" calcext:value-type="float">
            <text:p>0.02113</text:p>
          </table:table-cell>
          <table:table-cell table:formula="of:=SUM([.D469:.I469])" office:value-type="float" office:value="0.85834195" calcext:value-type="float">
            <text:p>0.85834195</text:p>
          </table:table-cell>
          <table:table-cell/>
          <table:table-cell office:value-type="float" office:value="0.0008277" calcext:value-type="float">
            <text:p>0.00082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0001306" calcext:value-type="float">
            <text:p>0.0001306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3821" calcext:value-type="float">
            <text:p>0.3821</text:p>
          </table:table-cell>
          <table:table-cell office:value-type="float" office:value="0" calcext:value-type="float">
            <text:p>0</text:p>
          </table:table-cell>
          <table:table-cell office:value-type="float" office:value="0.0003614" calcext:value-type="float">
            <text:p>0.000361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7424" calcext:value-type="float">
            <text:p>0.007424</text:p>
          </table:table-cell>
          <table:table-cell table:formula="of:=SUM([.D470:.I470])" office:value-type="float" office:value="0.8925854" calcext:value-type="float">
            <text:p>0.8925854</text:p>
          </table:table-cell>
          <table:table-cell/>
          <table:table-cell office:value-type="float" office:value="0.0001306" calcext:value-type="float">
            <text:p>0.00013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009452" calcext:value-type="float">
            <text:p>0.0009452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4103" calcext:value-type="float">
            <text:p>0.4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0882" calcext:value-type="float">
            <text:p>0.00882</text:p>
          </table:table-cell>
          <table:table-cell table:formula="of:=SUM([.D471:.I471])" office:value-type="float" office:value="0.82652" calcext:value-type="float">
            <text:p>0.82652</text:p>
          </table:table-cell>
          <table:table-cell/>
          <table:table-cell office:value-type="float" office:value="0.0009452" calcext:value-type="float">
            <text:p>0.00094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0009354" calcext:value-type="float">
            <text:p>0.0009354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3207" calcext:value-type="float">
            <text:p>0.3207</text:p>
          </table:table-cell>
          <table:table-cell office:value-type="float" office:value="0" calcext:value-type="float">
            <text:p>0</text:p>
          </table:table-cell>
          <table:table-cell office:value-type="float" office:value="0.00007864" calcext:value-type="float">
            <text:p>0.00007864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01589" calcext:value-type="float">
            <text:p>0.01589</text:p>
          </table:table-cell>
          <table:table-cell table:formula="of:=SUM([.D472:.I472])" office:value-type="float" office:value="0.77936864" calcext:value-type="float">
            <text:p>0.77936864</text:p>
          </table:table-cell>
          <table:table-cell/>
          <table:table-cell office:value-type="float" office:value="0.0009354" calcext:value-type="float">
            <text:p>0.0009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0005221" calcext:value-type="float">
            <text:p>0.0005221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337" calcext:value-type="float">
            <text:p>0.3337</text:p>
          </table:table-cell>
          <table:table-cell office:value-type="float" office:value="0" calcext:value-type="float">
            <text:p>0</text:p>
          </table:table-cell>
          <table:table-cell office:value-type="float" office:value="0.0002044" calcext:value-type="float">
            <text:p>0.0002044</text:p>
          </table:table-cell>
          <table:table-cell office:value-type="float" office:value="0.09574" calcext:value-type="float">
            <text:p>0.09574</text:p>
          </table:table-cell>
          <table:table-cell office:value-type="float" office:value="0.003871" calcext:value-type="float">
            <text:p>0.003871</text:p>
          </table:table-cell>
          <table:table-cell table:formula="of:=SUM([.D473:.I473])" office:value-type="float" office:value="0.8049154" calcext:value-type="float">
            <text:p>0.8049154</text:p>
          </table:table-cell>
          <table:table-cell/>
          <table:table-cell office:value-type="float" office:value="0.0005221" calcext:value-type="float">
            <text:p>0.00052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0009013" calcext:value-type="float">
            <text:p>0.0009013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3191" calcext:value-type="float">
            <text:p>0.3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61" calcext:value-type="float">
            <text:p>0.07761</text:p>
          </table:table-cell>
          <table:table-cell office:value-type="float" office:value="0.009937" calcext:value-type="float">
            <text:p>0.009937</text:p>
          </table:table-cell>
          <table:table-cell table:formula="of:=SUM([.D474:.I474])" office:value-type="float" office:value="0.684547" calcext:value-type="float">
            <text:p>0.684547</text:p>
          </table:table-cell>
          <table:table-cell/>
          <table:table-cell office:value-type="float" office:value="0.0009013" calcext:value-type="float">
            <text:p>0.0009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8007" calcext:value-type="float">
            <text:p>0.8007</text:p>
          </table:table-cell>
          <table:table-cell office:value-type="float" office:value="0" calcext:value-type="float">
            <text:p>0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3618" calcext:value-type="float">
            <text:p>0.3618</text:p>
          </table:table-cell>
          <table:table-cell office:value-type="float" office:value="0" calcext:value-type="float">
            <text:p>0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9636" calcext:value-type="float">
            <text:p>0.09636</text:p>
          </table:table-cell>
          <table:table-cell office:value-type="float" office:value="0.002935" calcext:value-type="float">
            <text:p>0.002935</text:p>
          </table:table-cell>
          <table:table-cell table:formula="of:=SUM([.D475:.I475])" office:value-type="float" office:value="0.800666" calcext:value-type="float">
            <text:p>0.8006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0005732" calcext:value-type="float">
            <text:p>0.0005732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4588" calcext:value-type="float">
            <text:p>0.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15" calcext:value-type="float">
            <text:p>0.04715</text:p>
          </table:table-cell>
          <table:table-cell office:value-type="float" office:value="0.03016" calcext:value-type="float">
            <text:p>0.03016</text:p>
          </table:table-cell>
          <table:table-cell table:formula="of:=SUM([.D476:.I476])" office:value-type="float" office:value="0.80501" calcext:value-type="float">
            <text:p>0.80501</text:p>
          </table:table-cell>
          <table:table-cell/>
          <table:table-cell office:value-type="float" office:value="0.0005732" calcext:value-type="float">
            <text:p>0.0005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488" calcext:value-type="float">
            <text:p>0.3488</text:p>
          </table:table-cell>
          <table:table-cell office:value-type="float" office:value="0" calcext:value-type="float">
            <text:p>0</text:p>
          </table:table-cell>
          <table:table-cell office:value-type="float" office:value="0.0001639" calcext:value-type="float">
            <text:p>0.0001639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176" calcext:value-type="float">
            <text:p>0.0176</text:p>
          </table:table-cell>
          <table:table-cell table:formula="of:=SUM([.D477:.I477])" office:value-type="float" office:value="0.7782639" calcext:value-type="float">
            <text:p>0.7782639</text:p>
          </table:table-cell>
          <table:table-cell/>
          <table:table-cell office:value-type="float" office:value="0.001206" calcext:value-type="float">
            <text:p>0.001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0004213" calcext:value-type="float">
            <text:p>0.000421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792" calcext:value-type="float">
            <text:p>0.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42" calcext:value-type="float">
            <text:p>0.09542</text:p>
          </table:table-cell>
          <table:table-cell office:value-type="float" office:value="0.016" calcext:value-type="float">
            <text:p>0.016</text:p>
          </table:table-cell>
          <table:table-cell table:formula="of:=SUM([.D478:.I478])" office:value-type="float" office:value="0.92812" calcext:value-type="float">
            <text:p>0.92812</text:p>
          </table:table-cell>
          <table:table-cell/>
          <table:table-cell office:value-type="float" office:value="0.0004213" calcext:value-type="float">
            <text:p>0.0004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0003873" calcext:value-type="float">
            <text:p>0.0003873</text:p>
          </table:table-cell>
          <table:table-cell office:value-type="float" office:value="0.318" calcext:value-type="float">
            <text:p>0.318</text:p>
          </table:table-cell>
          <table:table-cell office:value-type="float" office:value="0.4878" calcext:value-type="float">
            <text:p>0.4878</text:p>
          </table:table-cell>
          <table:table-cell office:value-type="float" office:value="0" calcext:value-type="float">
            <text:p>0</text:p>
          </table:table-cell>
          <table:table-cell office:value-type="float" office:value="0.0001771" calcext:value-type="float">
            <text:p>0.0001771</text:p>
          </table:table-cell>
          <table:table-cell office:value-type="float" office:value="0.05407" calcext:value-type="float">
            <text:p>0.05407</text:p>
          </table:table-cell>
          <table:table-cell office:value-type="float" office:value="0.00607" calcext:value-type="float">
            <text:p>0.00607</text:p>
          </table:table-cell>
          <table:table-cell table:formula="of:=SUM([.D479:.I479])" office:value-type="float" office:value="0.8661171" calcext:value-type="float">
            <text:p>0.8661171</text:p>
          </table:table-cell>
          <table:table-cell/>
          <table:table-cell office:value-type="float" office:value="0.0003873" calcext:value-type="float">
            <text:p>0.00038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00007615" calcext:value-type="float">
            <text:p>0.00007615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4192" calcext:value-type="float">
            <text:p>0.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01" calcext:value-type="float">
            <text:p>0.07701</text:p>
          </table:table-cell>
          <table:table-cell office:value-type="float" office:value="0.01186" calcext:value-type="float">
            <text:p>0.01186</text:p>
          </table:table-cell>
          <table:table-cell table:formula="of:=SUM([.D480:.I480])" office:value-type="float" office:value="0.82487" calcext:value-type="float">
            <text:p>0.82487</text:p>
          </table:table-cell>
          <table:table-cell/>
          <table:table-cell office:value-type="float" office:value="0.00007615" calcext:value-type="float">
            <text:p>0.000076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8845" calcext:value-type="float">
            <text:p>0.8845</text:p>
          </table:table-cell>
          <table:table-cell office:value-type="float" office:value="0" calcext:value-type="float">
            <text:p>0</text:p>
          </table:table-cell>
          <table:table-cell office:value-type="float" office:value="0.3738" calcext:value-type="float">
            <text:p>0.3738</text:p>
          </table:table-cell>
          <table:table-cell office:value-type="float" office:value="0.4089" calcext:value-type="float">
            <text:p>0.4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83" calcext:value-type="float">
            <text:p>0.09383</text:p>
          </table:table-cell>
          <table:table-cell office:value-type="float" office:value="0.008001" calcext:value-type="float">
            <text:p>0.008001</text:p>
          </table:table-cell>
          <table:table-cell table:formula="of:=SUM([.D481:.I481])" office:value-type="float" office:value="0.884531" calcext:value-type="float">
            <text:p>0.8845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006" calcext:value-type="float">
            <text:p>1.006</text:p>
          </table:table-cell>
          <table:table-cell office:value-type="float" office:value="0.0002776" calcext:value-type="float">
            <text:p>0.0002776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" calcext:value-type="float">
            <text:p>0</text:p>
          </table:table-cell>
          <table:table-cell office:value-type="float" office:value="0.0006398" calcext:value-type="float">
            <text:p>0.00063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6815" calcext:value-type="float">
            <text:p>0.006815</text:p>
          </table:table-cell>
          <table:table-cell table:formula="of:=SUM([.D482:.I482])" office:value-type="float" office:value="1.0061548" calcext:value-type="float">
            <text:p>1.0061548</text:p>
          </table:table-cell>
          <table:table-cell/>
          <table:table-cell office:value-type="float" office:value="0.0002776" calcext:value-type="float">
            <text:p>0.0002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0009221" calcext:value-type="float">
            <text:p>0.0009221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3406" calcext:value-type="float">
            <text:p>0.3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06189" calcext:value-type="float">
            <text:p>0.006189</text:p>
          </table:table-cell>
          <table:table-cell table:formula="of:=SUM([.D483:.I483])" office:value-type="float" office:value="0.784899" calcext:value-type="float">
            <text:p>0.784899</text:p>
          </table:table-cell>
          <table:table-cell/>
          <table:table-cell office:value-type="float" office:value="0.0009221" calcext:value-type="float">
            <text:p>0.00092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05285" calcext:value-type="float">
            <text:p>0.0005285</text:p>
          </table:table-cell>
          <table:table-cell office:value-type="float" office:value="0.454" calcext:value-type="float">
            <text:p>0.454</text:p>
          </table:table-cell>
          <table:table-cell office:value-type="float" office:value="0.3567" calcext:value-type="float">
            <text:p>0.3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01" calcext:value-type="float">
            <text:p>0.09301</text:p>
          </table:table-cell>
          <table:table-cell office:value-type="float" office:value="0.001752" calcext:value-type="float">
            <text:p>0.001752</text:p>
          </table:table-cell>
          <table:table-cell table:formula="of:=SUM([.D484:.I484])" office:value-type="float" office:value="0.905462" calcext:value-type="float">
            <text:p>0.905462</text:p>
          </table:table-cell>
          <table:table-cell/>
          <table:table-cell office:value-type="float" office:value="0.0005285" calcext:value-type="float">
            <text:p>0.0005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0004114" calcext:value-type="float">
            <text:p>0.0004114</text:p>
          </table:table-cell>
          <table:table-cell office:value-type="float" office:value="0.495" calcext:value-type="float">
            <text:p>0.495</text:p>
          </table:table-cell>
          <table:table-cell office:value-type="float" office:value="0.3805" calcext:value-type="float">
            <text:p>0.3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02683" calcext:value-type="float">
            <text:p>0.02683</text:p>
          </table:table-cell>
          <table:table-cell table:formula="of:=SUM([.D485:.I485])" office:value-type="float" office:value="0.96481" calcext:value-type="float">
            <text:p>0.96481</text:p>
          </table:table-cell>
          <table:table-cell/>
          <table:table-cell office:value-type="float" office:value="0.0004114" calcext:value-type="float">
            <text:p>0.0004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029" calcext:value-type="float">
            <text:p>1.029</text:p>
          </table:table-cell>
          <table:table-cell office:value-type="float" office:value="0.0008861" calcext:value-type="float">
            <text:p>0.0008861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0.00001887" calcext:value-type="float">
            <text:p>0.00001887</text:p>
          </table:table-cell>
          <table:table-cell office:value-type="float" office:value="0.08534" calcext:value-type="float">
            <text:p>0.08534</text:p>
          </table:table-cell>
          <table:table-cell office:value-type="float" office:value="0.01508" calcext:value-type="float">
            <text:p>0.01508</text:p>
          </table:table-cell>
          <table:table-cell table:formula="of:=SUM([.D486:.I486])" office:value-type="float" office:value="1.02783887" calcext:value-type="float">
            <text:p>1.02783887</text:p>
          </table:table-cell>
          <table:table-cell/>
          <table:table-cell office:value-type="float" office:value="0.0008861" calcext:value-type="float">
            <text:p>0.0008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113" calcext:value-type="float">
            <text:p>1.113</text:p>
          </table:table-cell>
          <table:table-cell office:value-type="float" office:value="0.002257" calcext:value-type="float">
            <text:p>0.002257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4092" calcext:value-type="float">
            <text:p>0.4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1081" calcext:value-type="float">
            <text:p>0.01081</text:p>
          </table:table-cell>
          <table:table-cell table:formula="of:=SUM([.D487:.I487])" office:value-type="float" office:value="1.11051" calcext:value-type="float">
            <text:p>1.11051</text:p>
          </table:table-cell>
          <table:table-cell/>
          <table:table-cell office:value-type="float" office:value="0.002257" calcext:value-type="float">
            <text:p>0.002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049" calcext:value-type="float">
            <text:p>1.049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136" calcext:value-type="float">
            <text:p>0.4136</text:p>
          </table:table-cell>
          <table:table-cell office:value-type="float" office:value="0" calcext:value-type="float">
            <text:p>0</text:p>
          </table:table-cell>
          <table:table-cell office:value-type="float" office:value="0.0004558" calcext:value-type="float">
            <text:p>0.000455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007719" calcext:value-type="float">
            <text:p>0.007719</text:p>
          </table:table-cell>
          <table:table-cell table:formula="of:=SUM([.D488:.I488])" office:value-type="float" office:value="1.0478748" calcext:value-type="float">
            <text:p>1.0478748</text:p>
          </table:table-cell>
          <table:table-cell/>
          <table:table-cell office:value-type="float" office:value="0.001528" calcext:value-type="float">
            <text:p>0.001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093" calcext:value-type="float">
            <text:p>1.093</text:p>
          </table:table-cell>
          <table:table-cell office:value-type="float" office:value="0.0004116" calcext:value-type="float">
            <text:p>0.0004116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3546" calcext:value-type="float">
            <text:p>0.3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1352" calcext:value-type="float">
            <text:p>0.01352</text:p>
          </table:table-cell>
          <table:table-cell table:formula="of:=SUM([.D489:.I489])" office:value-type="float" office:value="1.09296" calcext:value-type="float">
            <text:p>1.09296</text:p>
          </table:table-cell>
          <table:table-cell/>
          <table:table-cell office:value-type="float" office:value="0.0004116" calcext:value-type="float">
            <text:p>0.0004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364" calcext:value-type="float">
            <text:p>1.364</text:p>
          </table:table-cell>
          <table:table-cell office:value-type="float" office:value="0.001276" calcext:value-type="float">
            <text:p>0.001276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415" calcext:value-type="float">
            <text:p>0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276" calcext:value-type="float">
            <text:p>0.0276</text:p>
          </table:table-cell>
          <table:table-cell table:formula="of:=SUM([.D490:.I490])" office:value-type="float" office:value="1.36225" calcext:value-type="float">
            <text:p>1.36225</text:p>
          </table:table-cell>
          <table:table-cell/>
          <table:table-cell office:value-type="float" office:value="0.001276" calcext:value-type="float">
            <text:p>0.001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398" calcext:value-type="float">
            <text:p>1.398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3469" calcext:value-type="float">
            <text:p>0.3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1802" calcext:value-type="float">
            <text:p>0.01802</text:p>
          </table:table-cell>
          <table:table-cell table:formula="of:=SUM([.D491:.I491])" office:value-type="float" office:value="1.39635" calcext:value-type="float">
            <text:p>1.39635</text:p>
          </table:table-cell>
          <table:table-cell/>
          <table:table-cell office:value-type="float" office:value="0.001127" calcext:value-type="float">
            <text:p>0.001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123" calcext:value-type="float">
            <text:p>1.123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3071" calcext:value-type="float">
            <text:p>0.3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2396" calcext:value-type="float">
            <text:p>0.02396</text:p>
          </table:table-cell>
          <table:table-cell table:formula="of:=SUM([.D492:.I492])" office:value-type="float" office:value="1.12142" calcext:value-type="float">
            <text:p>1.12142</text:p>
          </table:table-cell>
          <table:table-cell/>
          <table:table-cell office:value-type="float" office:value="0.001189" calcext:value-type="float">
            <text:p>0.001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23" calcext:value-type="float">
            <text:p>1.423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3905" calcext:value-type="float">
            <text:p>0.3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16" calcext:value-type="float">
            <text:p>0.09416</text:p>
          </table:table-cell>
          <table:table-cell office:value-type="float" office:value="0.007326" calcext:value-type="float">
            <text:p>0.007326</text:p>
          </table:table-cell>
          <table:table-cell table:formula="of:=SUM([.D493:.I493])" office:value-type="float" office:value="1.421886" calcext:value-type="float">
            <text:p>1.421886</text:p>
          </table:table-cell>
          <table:table-cell/>
          <table:table-cell office:value-type="float" office:value="0.001239" calcext:value-type="float">
            <text:p>0.0012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9" calcext:value-type="float">
            <text:p>1.479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5315" calcext:value-type="float">
            <text:p>0.5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24" calcext:value-type="float">
            <text:p>0.05124</text:p>
          </table:table-cell>
          <table:table-cell office:value-type="float" office:value="0.006697" calcext:value-type="float">
            <text:p>0.006697</text:p>
          </table:table-cell>
          <table:table-cell table:formula="of:=SUM([.D494:.I494])" office:value-type="float" office:value="1.476937" calcext:value-type="float">
            <text:p>1.476937</text:p>
          </table:table-cell>
          <table:table-cell/>
          <table:table-cell office:value-type="float" office:value="0.001628" calcext:value-type="float">
            <text:p>0.001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531" calcext:value-type="float">
            <text:p>1.531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1.004" calcext:value-type="float">
            <text:p>1.004</text:p>
          </table:table-cell>
          <table:table-cell office:value-type="float" office:value="0.4518" calcext:value-type="float">
            <text:p>0.4518</text:p>
          </table:table-cell>
          <table:table-cell office:value-type="float" office:value="0" calcext:value-type="float">
            <text:p>0</text:p>
          </table:table-cell>
          <table:table-cell office:value-type="float" office:value="0.0003203" calcext:value-type="float">
            <text:p>0.0003203</text:p>
          </table:table-cell>
          <table:table-cell office:value-type="float" office:value="0.05895" calcext:value-type="float">
            <text:p>0.05895</text:p>
          </table:table-cell>
          <table:table-cell office:value-type="float" office:value="0.01398" calcext:value-type="float">
            <text:p>0.01398</text:p>
          </table:table-cell>
          <table:table-cell table:formula="of:=SUM([.D495:.I495])" office:value-type="float" office:value="1.5290503" calcext:value-type="float">
            <text:p>1.5290503</text:p>
          </table:table-cell>
          <table:table-cell/>
          <table:table-cell office:value-type="float" office:value="0.001849" calcext:value-type="float">
            <text:p>0.00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51" calcext:value-type="float">
            <text:p>1.51</text:p>
          </table:table-cell>
          <table:table-cell office:value-type="float" office:value="0.0005083" calcext:value-type="float">
            <text:p>0.000508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438" calcext:value-type="float">
            <text:p>0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845" calcext:value-type="float">
            <text:p>0.01845</text:p>
          </table:table-cell>
          <table:table-cell table:formula="of:=SUM([.D496:.I496])" office:value-type="float" office:value="1.50925" calcext:value-type="float">
            <text:p>1.50925</text:p>
          </table:table-cell>
          <table:table-cell/>
          <table:table-cell office:value-type="float" office:value="0.0005083" calcext:value-type="float">
            <text:p>0.00050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544" calcext:value-type="float">
            <text:p>1.544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.006" calcext:value-type="float">
            <text:p>1.006</text:p>
          </table:table-cell>
          <table:table-cell office:value-type="float" office:value="0.4633" calcext:value-type="float">
            <text:p>0.4633</text:p>
          </table:table-cell>
          <table:table-cell office:value-type="float" office:value="0" calcext:value-type="float">
            <text:p>0</text:p>
          </table:table-cell>
          <table:table-cell office:value-type="float" office:value="0.0005203" calcext:value-type="float">
            <text:p>0.0005203</text:p>
          </table:table-cell>
          <table:table-cell office:value-type="float" office:value="0.06728" calcext:value-type="float">
            <text:p>0.06728</text:p>
          </table:table-cell>
          <table:table-cell office:value-type="float" office:value="0.004493" calcext:value-type="float">
            <text:p>0.004493</text:p>
          </table:table-cell>
          <table:table-cell table:formula="of:=SUM([.D497:.I497])" office:value-type="float" office:value="1.5415933" calcext:value-type="float">
            <text:p>1.5415933</text:p>
          </table:table-cell>
          <table:table-cell/>
          <table:table-cell office:value-type="float" office:value="0.00275" calcext:value-type="float">
            <text:p>0.00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555" calcext:value-type="float">
            <text:p>1.555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1.129" calcext:value-type="float">
            <text:p>1.129</text:p>
          </table:table-cell>
          <table:table-cell office:value-type="float" office:value="0.3481" calcext:value-type="float">
            <text:p>0.3481</text:p>
          </table:table-cell>
          <table:table-cell office:value-type="float" office:value="0" calcext:value-type="float">
            <text:p>0</text:p>
          </table:table-cell>
          <table:table-cell office:value-type="float" office:value="0.0003551" calcext:value-type="float">
            <text:p>0.0003551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" calcext:value-type="float">
            <text:p>0</text:p>
          </table:table-cell>
          <table:table-cell table:formula="of:=SUM([.D498:.I498])" office:value-type="float" office:value="1.5525151" calcext:value-type="float">
            <text:p>1.5525151</text:p>
          </table:table-cell>
          <table:table-cell/>
          <table:table-cell office:value-type="float" office:value="0.002061" calcext:value-type="float">
            <text:p>0.0020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91" calcext:value-type="float">
            <text:p>1.91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1.415" calcext:value-type="float">
            <text:p>1.415</text:p>
          </table:table-cell>
          <table:table-cell office:value-type="float" office:value="0.4194" calcext:value-type="float">
            <text:p>0.4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08" calcext:value-type="float">
            <text:p>0.06108</text:p>
          </table:table-cell>
          <table:table-cell office:value-type="float" office:value="0.01379" calcext:value-type="float">
            <text:p>0.01379</text:p>
          </table:table-cell>
          <table:table-cell table:formula="of:=SUM([.D499:.I499])" office:value-type="float" office:value="1.90927" calcext:value-type="float">
            <text:p>1.90927</text:p>
          </table:table-cell>
          <table:table-cell/>
          <table:table-cell office:value-type="float" office:value="0.001486" calcext:value-type="float">
            <text:p>0.001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826" calcext:value-type="float">
            <text:p>1.826</text:p>
          </table:table-cell>
          <table:table-cell office:value-type="float" office:value="0.0009976" calcext:value-type="float">
            <text:p>0.0009976</text:p>
          </table:table-cell>
          <table:table-cell office:value-type="float" office:value="1.306" calcext:value-type="float">
            <text:p>1.306</text:p>
          </table:table-cell>
          <table:table-cell office:value-type="float" office:value="0.4176" calcext:value-type="float">
            <text:p>0.4176</text:p>
          </table:table-cell>
          <table:table-cell office:value-type="float" office:value="0" calcext:value-type="float">
            <text:p>0</text:p>
          </table:table-cell>
          <table:table-cell office:value-type="float" office:value="0.00001742" calcext:value-type="float">
            <text:p>0.00001742</text:p>
          </table:table-cell>
          <table:table-cell office:value-type="float" office:value="0.08953" calcext:value-type="float">
            <text:p>0.08953</text:p>
          </table:table-cell>
          <table:table-cell office:value-type="float" office:value="0.01167" calcext:value-type="float">
            <text:p>0.01167</text:p>
          </table:table-cell>
          <table:table-cell table:formula="of:=SUM([.D500:.I500])" office:value-type="float" office:value="1.82481742" calcext:value-type="float">
            <text:p>1.82481742</text:p>
          </table:table-cell>
          <table:table-cell/>
          <table:table-cell office:value-type="float" office:value="0.0009976" calcext:value-type="float">
            <text:p>0.0009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013" calcext:value-type="float">
            <text:p>2.013</text:p>
          </table:table-cell>
          <table:table-cell office:value-type="float" office:value="0.002357" calcext:value-type="float">
            <text:p>0.002357</text:p>
          </table:table-cell>
          <table:table-cell office:value-type="float" office:value="1.479" calcext:value-type="float">
            <text:p>1.479</text:p>
          </table:table-cell>
          <table:table-cell office:value-type="float" office:value="0.4495" calcext:value-type="float">
            <text:p>0.4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37" calcext:value-type="float">
            <text:p>0.07837</text:p>
          </table:table-cell>
          <table:table-cell office:value-type="float" office:value="0.0041" calcext:value-type="float">
            <text:p>0.0041</text:p>
          </table:table-cell>
          <table:table-cell table:formula="of:=SUM([.D501:.I501])" office:value-type="float" office:value="2.01097" calcext:value-type="float">
            <text:p>2.01097</text:p>
          </table:table-cell>
          <table:table-cell/>
          <table:table-cell office:value-type="float" office:value="0.002357" calcext:value-type="float">
            <text:p>0.002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941" calcext:value-type="float">
            <text:p>1.941</text:p>
          </table:table-cell>
          <table:table-cell office:value-type="float" office:value="0.002154" calcext:value-type="float">
            <text:p>0.002154</text:p>
          </table:table-cell>
          <table:table-cell office:value-type="float" office:value="1.471" calcext:value-type="float">
            <text:p>1.471</text:p>
          </table:table-cell>
          <table:table-cell office:value-type="float" office:value="0.3985" calcext:value-type="float">
            <text:p>0.3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SUM([.D502:.I502])" office:value-type="float" office:value="1.9395" calcext:value-type="float">
            <text:p>1.9395</text:p>
          </table:table-cell>
          <table:table-cell/>
          <table:table-cell office:value-type="float" office:value="0.002154" calcext:value-type="float">
            <text:p>0.002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13" calcext:value-type="float">
            <text:p>2.13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1.57" calcext:value-type="float">
            <text:p>1.57</text:p>
          </table:table-cell>
          <table:table-cell office:value-type="float" office:value="0.4632" calcext:value-type="float">
            <text:p>0.4632</text:p>
          </table:table-cell>
          <table:table-cell office:value-type="float" office:value="0" calcext:value-type="float">
            <text:p>0</text:p>
          </table:table-cell>
          <table:table-cell office:value-type="float" office:value="0.00003352" calcext:value-type="float">
            <text:p>0.00003352</text:p>
          </table:table-cell>
          <table:table-cell office:value-type="float" office:value="0.08536" calcext:value-type="float">
            <text:p>0.08536</text:p>
          </table:table-cell>
          <table:table-cell office:value-type="float" office:value="0.009132" calcext:value-type="float">
            <text:p>0.009132</text:p>
          </table:table-cell>
          <table:table-cell table:formula="of:=SUM([.D503:.I503])" office:value-type="float" office:value="2.12772552" calcext:value-type="float">
            <text:p>2.12772552</text:p>
          </table:table-cell>
          <table:table-cell/>
          <table:table-cell office:value-type="float" office:value="0.002478" calcext:value-type="float">
            <text:p>0.0024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299" calcext:value-type="float">
            <text:p>2.299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1.663" calcext:value-type="float">
            <text:p>1.663</text:p>
          </table:table-cell>
          <table:table-cell office:value-type="float" office:value="0.4958" calcext:value-type="float">
            <text:p>0.4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2728" calcext:value-type="float">
            <text:p>0.02728</text:p>
          </table:table-cell>
          <table:table-cell table:formula="of:=SUM([.D504:.I504])" office:value-type="float" office:value="2.29738" calcext:value-type="float">
            <text:p>2.29738</text:p>
          </table:table-cell>
          <table:table-cell/>
          <table:table-cell office:value-type="float" office:value="0.001182" calcext:value-type="float">
            <text:p>0.001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282" calcext:value-type="float">
            <text:p>2.282</text:p>
          </table:table-cell>
          <table:table-cell office:value-type="float" office:value="0.005011" calcext:value-type="float">
            <text:p>0.005011</text:p>
          </table:table-cell>
          <table:table-cell office:value-type="float" office:value="1.792" calcext:value-type="float">
            <text:p>1.792</text:p>
          </table:table-cell>
          <table:table-cell office:value-type="float" office:value="0.4387" calcext:value-type="float">
            <text:p>0.4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table:formula="of:=SUM([.D505:.I505])" office:value-type="float" office:value="2.2767" calcext:value-type="float">
            <text:p>2.2767</text:p>
          </table:table-cell>
          <table:table-cell/>
          <table:table-cell office:value-type="float" office:value="0.005011" calcext:value-type="float">
            <text:p>0.005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327" calcext:value-type="float">
            <text:p>2.327</text:p>
          </table:table-cell>
          <table:table-cell office:value-type="float" office:value="0.004064" calcext:value-type="float">
            <text:p>0.004064</text:p>
          </table:table-cell>
          <table:table-cell office:value-type="float" office:value="1.819" calcext:value-type="float">
            <text:p>1.819</text:p>
          </table:table-cell>
          <table:table-cell office:value-type="float" office:value="0.4332" calcext:value-type="float">
            <text:p>0.4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22" calcext:value-type="float">
            <text:p>0.07022</text:p>
          </table:table-cell>
          <table:table-cell office:value-type="float" office:value="0" calcext:value-type="float">
            <text:p>0</text:p>
          </table:table-cell>
          <table:table-cell table:formula="of:=SUM([.D506:.I506])" office:value-type="float" office:value="2.32242" calcext:value-type="float">
            <text:p>2.32242</text:p>
          </table:table-cell>
          <table:table-cell/>
          <table:table-cell office:value-type="float" office:value="0.004064" calcext:value-type="float">
            <text:p>0.004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538" calcext:value-type="float">
            <text:p>2.538</text:p>
          </table:table-cell>
          <table:table-cell office:value-type="float" office:value="0.0012" calcext:value-type="float">
            <text:p>0.0012</text:p>
          </table:table-cell>
          <table:table-cell office:value-type="float" office:value="1.995" calcext:value-type="float">
            <text:p>1.995</text:p>
          </table:table-cell>
          <table:table-cell office:value-type="float" office:value="0.4865" calcext:value-type="float">
            <text:p>0.4865</text:p>
          </table:table-cell>
          <table:table-cell office:value-type="float" office:value="0" calcext:value-type="float">
            <text:p>0</text:p>
          </table:table-cell>
          <table:table-cell office:value-type="float" office:value="0.0002341" calcext:value-type="float">
            <text:p>0.0002341</text:p>
          </table:table-cell>
          <table:table-cell office:value-type="float" office:value="0.05148" calcext:value-type="float">
            <text:p>0.05148</text:p>
          </table:table-cell>
          <table:table-cell office:value-type="float" office:value="0.002993" calcext:value-type="float">
            <text:p>0.002993</text:p>
          </table:table-cell>
          <table:table-cell table:formula="of:=SUM([.D507:.I507])" office:value-type="float" office:value="2.5362071" calcext:value-type="float">
            <text:p>2.5362071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392" calcext:value-type="float">
            <text:p>2.392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1.902" calcext:value-type="float">
            <text:p>1.902</text:p>
          </table:table-cell>
          <table:table-cell office:value-type="float" office:value="0.4062" calcext:value-type="float">
            <text:p>0.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01985" calcext:value-type="float">
            <text:p>0.01985</text:p>
          </table:table-cell>
          <table:table-cell table:formula="of:=SUM([.D508:.I508])" office:value-type="float" office:value="2.38893" calcext:value-type="float">
            <text:p>2.38893</text:p>
          </table:table-cell>
          <table:table-cell/>
          <table:table-cell office:value-type="float" office:value="0.003128" calcext:value-type="float">
            <text:p>0.003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696" calcext:value-type="float">
            <text:p>2.696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2.202" calcext:value-type="float">
            <text:p>2.202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09" calcext:value-type="float">
            <text:p>0.06009</text:p>
          </table:table-cell>
          <table:table-cell office:value-type="float" office:value="0.01938" calcext:value-type="float">
            <text:p>0.01938</text:p>
          </table:table-cell>
          <table:table-cell table:formula="of:=SUM([.D509:.I509])" office:value-type="float" office:value="2.69347" calcext:value-type="float">
            <text:p>2.69347</text:p>
          </table:table-cell>
          <table:table-cell/>
          <table:table-cell office:value-type="float" office:value="0.002505" calcext:value-type="float">
            <text:p>0.0025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661" calcext:value-type="float">
            <text:p>2.661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2.06" calcext:value-type="float">
            <text:p>2.06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" calcext:value-type="float">
            <text:p>0</text:p>
          </table:table-cell>
          <table:table-cell table:formula="of:=SUM([.D510:.I510])" office:value-type="float" office:value="2.65828" calcext:value-type="float">
            <text:p>2.65828</text:p>
          </table:table-cell>
          <table:table-cell/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76" calcext:value-type="float">
            <text:p>2.76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2.235" calcext:value-type="float">
            <text:p>2.235</text:p>
          </table:table-cell>
          <table:table-cell office:value-type="float" office:value="0.4781" calcext:value-type="float">
            <text:p>0.4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06148" calcext:value-type="float">
            <text:p>0.006148</text:p>
          </table:table-cell>
          <table:table-cell table:formula="of:=SUM([.D511:.I511])" office:value-type="float" office:value="2.755748" calcext:value-type="float">
            <text:p>2.755748</text:p>
          </table:table-cell>
          <table:table-cell/>
          <table:table-cell office:value-type="float" office:value="0.004938" calcext:value-type="float">
            <text:p>0.0049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888" calcext:value-type="float">
            <text:p>2.888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2.286" calcext:value-type="float">
            <text:p>2.286</text:p>
          </table:table-cell>
          <table:table-cell office:value-type="float" office:value="0.5325" calcext:value-type="float">
            <text:p>0.5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55" calcext:value-type="float">
            <text:p>0.04855</text:p>
          </table:table-cell>
          <table:table-cell office:value-type="float" office:value="0.01779" calcext:value-type="float">
            <text:p>0.01779</text:p>
          </table:table-cell>
          <table:table-cell table:formula="of:=SUM([.D512:.I512])" office:value-type="float" office:value="2.88484" calcext:value-type="float">
            <text:p>2.88484</text:p>
          </table:table-cell>
          <table:table-cell/>
          <table:table-cell office:value-type="float" office:value="0.003221" calcext:value-type="float">
            <text:p>0.0032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D513:.I513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D514:.I514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00/00/00</text:date>, <text:time style:data-style-name="N2" text:time-value="10:05:30.39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dc:date>2024-04-23T16:18:54.310000000</dc:date>
    <meta:editing-duration>PT6H16M44S</meta:editing-duration>
    <meta:editing-cycles>2</meta:editing-cycles>
    <meta:document-statistic meta:table-count="1" meta:cell-count="616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2.209cm" style:legend-expansion="high" chart:style-name="ch2"/>
        <chart:plot-area chart:style-name="ch3" table:cell-range-address="mew15_calib_planar.A3:mew15_calib_planar.J514 mew15_calib_planar.B2:mew15_calib_planar.J2" chart:data-source-has-labels="row" svg:x="0.32cm" svg:y="0.18cm" svg:width="11.211cm" svg:height="8.64cm">
          <chart:coordinate-region svg:x="0.941cm" svg:y="0.38cm" svg:width="10.3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w15_calib_planar.B3:mew15_calib_planar.B514" chart:label-cell-address="mew15_calib_planar.B2:mew15_calib_planar.B2" chart:class="chart:scatter">
            <chart:domain table:cell-range-address="mew15_calib_planar.A3:mew15_calib_planar.A514"/>
            <chart:data-point chart:repeated="512"/>
          </chart:series>
          <chart:series chart:style-name="ch8" chart:values-cell-range-address="mew15_calib_planar.C3:mew15_calib_planar.C514" chart:label-cell-address="mew15_calib_planar.C2:mew15_calib_planar.C2" chart:class="chart:scatter">
            <chart:data-point chart:repeated="512"/>
          </chart:series>
          <chart:series chart:style-name="ch9" chart:values-cell-range-address="mew15_calib_planar.D3:mew15_calib_planar.D514" chart:label-cell-address="mew15_calib_planar.D2:mew15_calib_planar.D2" chart:class="chart:scatter">
            <chart:data-point chart:repeated="512"/>
          </chart:series>
          <chart:series chart:style-name="ch10" chart:values-cell-range-address="mew15_calib_planar.E3:mew15_calib_planar.E514" chart:label-cell-address="mew15_calib_planar.E2:mew15_calib_planar.E2" chart:class="chart:scatter">
            <chart:data-point chart:repeated="512"/>
          </chart:series>
          <chart:series chart:style-name="ch11" chart:values-cell-range-address="mew15_calib_planar.F3:mew15_calib_planar.F514" chart:label-cell-address="mew15_calib_planar.F2:mew15_calib_planar.F2" chart:class="chart:scatter">
            <chart:data-point chart:repeated="512"/>
          </chart:series>
          <chart:series chart:style-name="ch12" chart:values-cell-range-address="mew15_calib_planar.G3:mew15_calib_planar.G514" chart:label-cell-address="mew15_calib_planar.G2:mew15_calib_planar.G2" chart:class="chart:scatter">
            <chart:data-point chart:repeated="512"/>
          </chart:series>
          <chart:series chart:style-name="ch13" chart:values-cell-range-address="mew15_calib_planar.H3:mew15_calib_planar.H514" chart:label-cell-address="mew15_calib_planar.H2:mew15_calib_planar.H2" chart:class="chart:scatter">
            <chart:data-point chart:repeated="512"/>
          </chart:series>
          <chart:series chart:style-name="ch14" chart:values-cell-range-address="mew15_calib_planar.I3:mew15_calib_planar.I514" chart:label-cell-address="mew15_calib_planar.I2:mew15_calib_planar.I2" chart:class="chart:scatter">
            <chart:data-point chart:repeated="512"/>
          </chart:series>
          <chart:series chart:style-name="ch15" chart:values-cell-range-address="mew15_calib_planar.J3:mew15_calib_planar.J514" chart:label-cell-address="mew15_calib_planar.J2:mew15_calib_planar.J2" chart:class="chart:scatter">
            <chart:data-point chart:repeated="5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all</text:p>
                <draw:g>
                  <svg:desc>mew15_calib_planar.B2:mew15_calib_planar.B2</svg:desc>
                </draw:g>
              </table:table-cell>
              <table:table-cell office:value-type="string">
                <text:p>primary</text:p>
                <draw:g>
                  <svg:desc>mew15_calib_planar.C2:mew15_calib_planar.C2</svg:desc>
                </draw:g>
              </table:table-cell>
              <table:table-cell office:value-type="string">
                <text:p>penetrate</text:p>
                <draw:g>
                  <svg:desc>mew15_calib_planar.D2:mew15_calib_planar.D2</svg:desc>
                </draw:g>
              </table:table-cell>
              <table:table-cell office:value-type="string">
                <text:p>scatter</text:p>
                <draw:g>
                  <svg:desc>mew15_calib_planar.E2:mew15_calib_planar.E2</svg:desc>
                </draw:g>
              </table:table-cell>
              <table:table-cell office:value-type="string">
                <text:p>X-rays</text:p>
                <draw:g>
                  <svg:desc>mew15_calib_planar.F2:mew15_calib_planar.F2</svg:desc>
                </draw:g>
              </table:table-cell>
              <table:table-cell office:value-type="string">
                <text:p>bs_primary</text:p>
                <draw:g>
                  <svg:desc>mew15_calib_planar.G2:mew15_calib_planar.G2</svg:desc>
                </draw:g>
              </table:table-cell>
              <table:table-cell office:value-type="string">
                <text:p>bs_penetrate</text:p>
                <draw:g>
                  <svg:desc>mew15_calib_planar.H2:mew15_calib_planar.H2</svg:desc>
                </draw:g>
              </table:table-cell>
              <table:table-cell office:value-type="string">
                <text:p>bs_scatter</text:p>
                <draw:g>
                  <svg:desc>mew15_calib_planar.I2:mew15_calib_planar.I2</svg:desc>
                </draw:g>
              </table:table-cell>
              <table:table-cell office:value-type="string">
                <text:p>undesired photons</text:p>
                <draw:g>
                  <svg:desc>mew15_calib_planar.J2:mew15_calib_planar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w15_calib_planar.A3:mew15_calib_planar.A514</svg:desc>
                </draw:g>
              </table:table-cell>
              <table:table-cell office:value-type="float" office:value="1.256">
                <text:p>1.256</text:p>
                <draw:g>
                  <svg:desc>mew15_calib_planar.B3:mew15_calib_planar.B514</svg:desc>
                </draw:g>
              </table:table-cell>
              <table:table-cell office:value-type="float" office:value="0.03282">
                <text:p>0.03282</text:p>
                <draw:g>
                  <svg:desc>mew15_calib_planar.C3:mew15_calib_planar.C514</svg:desc>
                </draw:g>
              </table:table-cell>
              <table:table-cell office:value-type="float" office:value="0.1674">
                <text:p>0.1674</text:p>
                <draw:g>
                  <svg:desc>mew15_calib_planar.D3:mew15_calib_planar.D514</svg:desc>
                </draw:g>
              </table:table-cell>
              <table:table-cell office:value-type="float" office:value="0.1354">
                <text:p>0.1354</text:p>
                <draw:g>
                  <svg:desc>mew15_calib_planar.E3:mew15_calib_planar.E514</svg:desc>
                </draw:g>
              </table:table-cell>
              <table:table-cell office:value-type="float" office:value="0">
                <text:p>0</text:p>
                <draw:g>
                  <svg:desc>mew15_calib_planar.F3:mew15_calib_planar.F514</svg:desc>
                </draw:g>
              </table:table-cell>
              <table:table-cell office:value-type="float" office:value="0.04938">
                <text:p>0.04938</text:p>
                <draw:g>
                  <svg:desc>mew15_calib_planar.G3:mew15_calib_planar.G514</svg:desc>
                </draw:g>
              </table:table-cell>
              <table:table-cell office:value-type="float" office:value="0.6185">
                <text:p>0.6185</text:p>
                <draw:g>
                  <svg:desc>mew15_calib_planar.H3:mew15_calib_planar.H514</svg:desc>
                </draw:g>
              </table:table-cell>
              <table:table-cell office:value-type="float" office:value="0.2521">
                <text:p>0.2521</text:p>
                <draw:g>
                  <svg:desc>mew15_calib_planar.I3:mew15_calib_planar.I514</svg:desc>
                </draw:g>
              </table:table-cell>
              <table:table-cell office:value-type="float" office:value="1.22278">
                <text:p>1.22278</text:p>
                <draw:g>
                  <svg:desc>mew15_calib_planar.J3:mew15_calib_planar.J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55">
                <text:p>1.555</text:p>
              </table:table-cell>
              <table:table-cell office:value-type="float" office:value="0.1055">
                <text:p>0.1055</text:p>
              </table:table-cell>
              <table:table-cell office:value-type="float" office:value="0.3143">
                <text:p>0.3143</text:p>
              </table:table-cell>
              <table:table-cell office:value-type="float" office:value="0.0948">
                <text:p>0.0948</text:p>
              </table:table-cell>
              <table:table-cell office:value-type="float" office:value="0.0006407">
                <text:p>0.0006407</text:p>
              </table:table-cell>
              <table:table-cell office:value-type="float" office:value="0.05506">
                <text:p>0.05506</text:p>
              </table:table-cell>
              <table:table-cell office:value-type="float" office:value="0.7146">
                <text:p>0.7146</text:p>
              </table:table-cell>
              <table:table-cell office:value-type="float" office:value="0.2698">
                <text:p>0.2698</text:p>
              </table:table-cell>
              <table:table-cell office:value-type="float" office:value="1.4492007">
                <text:p>1.4492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85">
                <text:p>1.685</text:p>
              </table:table-cell>
              <table:table-cell office:value-type="float" office:value="0.08313">
                <text:p>0.08313</text:p>
              </table:table-cell>
              <table:table-cell office:value-type="float" office:value="0.3578">
                <text:p>0.3578</text:p>
              </table:table-cell>
              <table:table-cell office:value-type="float" office:value="0.1365">
                <text:p>0.1365</text:p>
              </table:table-cell>
              <table:table-cell office:value-type="float" office:value="0.001728">
                <text:p>0.001728</text:p>
              </table:table-cell>
              <table:table-cell office:value-type="float" office:value="0.05266">
                <text:p>0.05266</text:p>
              </table:table-cell>
              <table:table-cell office:value-type="float" office:value="0.7335">
                <text:p>0.7335</text:p>
              </table:table-cell>
              <table:table-cell office:value-type="float" office:value="0.3191">
                <text:p>0.3191</text:p>
              </table:table-cell>
              <table:table-cell office:value-type="float" office:value="1.601288">
                <text:p>1.601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54">
                <text:p>1.654</text:p>
              </table:table-cell>
              <table:table-cell office:value-type="float" office:value="0.02674">
                <text:p>0.02674</text:p>
              </table:table-cell>
              <table:table-cell office:value-type="float" office:value="0.3669">
                <text:p>0.3669</text:p>
              </table:table-cell>
              <table:table-cell office:value-type="float" office:value="0.1228">
                <text:p>0.1228</text:p>
              </table:table-cell>
              <table:table-cell office:value-type="float" office:value="0.001291">
                <text:p>0.001291</text:p>
              </table:table-cell>
              <table:table-cell office:value-type="float" office:value="0.05146">
                <text:p>0.05146</text:p>
              </table:table-cell>
              <table:table-cell office:value-type="float" office:value="0.7415">
                <text:p>0.7415</text:p>
              </table:table-cell>
              <table:table-cell office:value-type="float" office:value="0.3436">
                <text:p>0.3436</text:p>
              </table:table-cell>
              <table:table-cell office:value-type="float" office:value="1.627551">
                <text:p>1.627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29">
                <text:p>1.629</text:p>
              </table:table-cell>
              <table:table-cell office:value-type="float" office:value="0.01737">
                <text:p>0.01737</text:p>
              </table:table-cell>
              <table:table-cell office:value-type="float" office:value="0.3251">
                <text:p>0.3251</text:p>
              </table:table-cell>
              <table:table-cell office:value-type="float" office:value="0.1004">
                <text:p>0.1004</text:p>
              </table:table-cell>
              <table:table-cell office:value-type="float" office:value="0.01297">
                <text:p>0.01297</text:p>
              </table:table-cell>
              <table:table-cell office:value-type="float" office:value="0.0479">
                <text:p>0.0479</text:p>
              </table:table-cell>
              <table:table-cell office:value-type="float" office:value="0.8512">
                <text:p>0.8512</text:p>
              </table:table-cell>
              <table:table-cell office:value-type="float" office:value="0.2737">
                <text:p>0.2737</text:p>
              </table:table-cell>
              <table:table-cell office:value-type="float" office:value="1.61127">
                <text:p>1.61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62">
                <text:p>1.662</text:p>
              </table:table-cell>
              <table:table-cell office:value-type="float" office:value="0.0178">
                <text:p>0.0178</text:p>
              </table:table-cell>
              <table:table-cell office:value-type="float" office:value="0.3495">
                <text:p>0.3495</text:p>
              </table:table-cell>
              <table:table-cell office:value-type="float" office:value="0.1071">
                <text:p>0.1071</text:p>
              </table:table-cell>
              <table:table-cell office:value-type="float" office:value="0.004915">
                <text:p>0.004915</text:p>
              </table:table-cell>
              <table:table-cell office:value-type="float" office:value="0.0563">
                <text:p>0.0563</text:p>
              </table:table-cell>
              <table:table-cell office:value-type="float" office:value="0.7758">
                <text:p>0.7758</text:p>
              </table:table-cell>
              <table:table-cell office:value-type="float" office:value="0.3502">
                <text:p>0.3502</text:p>
              </table:table-cell>
              <table:table-cell office:value-type="float" office:value="1.643815">
                <text:p>1.643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862">
                <text:p>1.862</text:p>
              </table:table-cell>
              <table:table-cell office:value-type="float" office:value="0.01765">
                <text:p>0.01765</text:p>
              </table:table-cell>
              <table:table-cell office:value-type="float" office:value="0.3129">
                <text:p>0.3129</text:p>
              </table:table-cell>
              <table:table-cell office:value-type="float" office:value="0.1469">
                <text:p>0.1469</text:p>
              </table:table-cell>
              <table:table-cell office:value-type="float" office:value="0.01693">
                <text:p>0.01693</text:p>
              </table:table-cell>
              <table:table-cell office:value-type="float" office:value="0.04519">
                <text:p>0.04519</text:p>
              </table:table-cell>
              <table:table-cell office:value-type="float" office:value="0.9687">
                <text:p>0.9687</text:p>
              </table:table-cell>
              <table:table-cell office:value-type="float" office:value="0.3536">
                <text:p>0.3536</text:p>
              </table:table-cell>
              <table:table-cell office:value-type="float" office:value="1.84422">
                <text:p>1.84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755">
                <text:p>1.755</text:p>
              </table:table-cell>
              <table:table-cell office:value-type="float" office:value="0.01678">
                <text:p>0.01678</text:p>
              </table:table-cell>
              <table:table-cell office:value-type="float" office:value="0.3259">
                <text:p>0.3259</text:p>
              </table:table-cell>
              <table:table-cell office:value-type="float" office:value="0.1417">
                <text:p>0.1417</text:p>
              </table:table-cell>
              <table:table-cell office:value-type="float" office:value="0.009301">
                <text:p>0.009301</text:p>
              </table:table-cell>
              <table:table-cell office:value-type="float" office:value="0.0454">
                <text:p>0.0454</text:p>
              </table:table-cell>
              <table:table-cell office:value-type="float" office:value="0.8219">
                <text:p>0.8219</text:p>
              </table:table-cell>
              <table:table-cell office:value-type="float" office:value="0.3936">
                <text:p>0.3936</text:p>
              </table:table-cell>
              <table:table-cell office:value-type="float" office:value="1.737801">
                <text:p>1.737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734">
                <text:p>1.734</text:p>
              </table:table-cell>
              <table:table-cell office:value-type="float" office:value="0.01109">
                <text:p>0.01109</text:p>
              </table:table-cell>
              <table:table-cell office:value-type="float" office:value="0.3181">
                <text:p>0.3181</text:p>
              </table:table-cell>
              <table:table-cell office:value-type="float" office:value="0.1145">
                <text:p>0.1145</text:p>
              </table:table-cell>
              <table:table-cell office:value-type="float" office:value="0.0007971">
                <text:p>0.0007971</text:p>
              </table:table-cell>
              <table:table-cell office:value-type="float" office:value="0.05127">
                <text:p>0.05127</text:p>
              </table:table-cell>
              <table:table-cell office:value-type="float" office:value="0.914">
                <text:p>0.914</text:p>
              </table:table-cell>
              <table:table-cell office:value-type="float" office:value="0.3242">
                <text:p>0.3242</text:p>
              </table:table-cell>
              <table:table-cell office:value-type="float" office:value="1.7228671">
                <text:p>1.7228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0.01272">
                <text:p>0.01272</text:p>
              </table:table-cell>
              <table:table-cell office:value-type="float" office:value="0.3417">
                <text:p>0.3417</text:p>
              </table:table-cell>
              <table:table-cell office:value-type="float" office:value="0.1535">
                <text:p>0.1535</text:p>
              </table:table-cell>
              <table:table-cell office:value-type="float" office:value="0.001464">
                <text:p>0.001464</text:p>
              </table:table-cell>
              <table:table-cell office:value-type="float" office:value="0.04521">
                <text:p>0.04521</text:p>
              </table:table-cell>
              <table:table-cell office:value-type="float" office:value="0.8987">
                <text:p>0.8987</text:p>
              </table:table-cell>
              <table:table-cell office:value-type="float" office:value="0.3271">
                <text:p>0.3271</text:p>
              </table:table-cell>
              <table:table-cell office:value-type="float" office:value="1.767674">
                <text:p>1.767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6">
                <text:p>1.6</text:p>
              </table:table-cell>
              <table:table-cell office:value-type="float" office:value="0.01156">
                <text:p>0.01156</text:p>
              </table:table-cell>
              <table:table-cell office:value-type="float" office:value="0.3561">
                <text:p>0.3561</text:p>
              </table:table-cell>
              <table:table-cell office:value-type="float" office:value="0.146">
                <text:p>0.146</text:p>
              </table:table-cell>
              <table:table-cell office:value-type="float" office:value="0.02007">
                <text:p>0.02007</text:p>
              </table:table-cell>
              <table:table-cell office:value-type="float" office:value="0.04104">
                <text:p>0.04104</text:p>
              </table:table-cell>
              <table:table-cell office:value-type="float" office:value="0.7205">
                <text:p>0.7205</text:p>
              </table:table-cell>
              <table:table-cell office:value-type="float" office:value="0.3052">
                <text:p>0.3052</text:p>
              </table:table-cell>
              <table:table-cell office:value-type="float" office:value="1.58891">
                <text:p>1.58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632">
                <text:p>1.632</text:p>
              </table:table-cell>
              <table:table-cell office:value-type="float" office:value="0.01055">
                <text:p>0.01055</text:p>
              </table:table-cell>
              <table:table-cell office:value-type="float" office:value="0.2664">
                <text:p>0.2664</text:p>
              </table:table-cell>
              <table:table-cell office:value-type="float" office:value="0.1266">
                <text:p>0.1266</text:p>
              </table:table-cell>
              <table:table-cell office:value-type="float" office:value="0.01029">
                <text:p>0.01029</text:p>
              </table:table-cell>
              <table:table-cell office:value-type="float" office:value="0.04246">
                <text:p>0.04246</text:p>
              </table:table-cell>
              <table:table-cell office:value-type="float" office:value="0.8772">
                <text:p>0.8772</text:p>
              </table:table-cell>
              <table:table-cell office:value-type="float" office:value="0.2984">
                <text:p>0.2984</text:p>
              </table:table-cell>
              <table:table-cell office:value-type="float" office:value="1.62135">
                <text:p>1.62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517">
                <text:p>1.517</text:p>
              </table:table-cell>
              <table:table-cell office:value-type="float" office:value="0.008012">
                <text:p>0.008012</text:p>
              </table:table-cell>
              <table:table-cell office:value-type="float" office:value="0.3522">
                <text:p>0.3522</text:p>
              </table:table-cell>
              <table:table-cell office:value-type="float" office:value="0.08151">
                <text:p>0.08151</text:p>
              </table:table-cell>
              <table:table-cell office:value-type="float" office:value="0.02096">
                <text:p>0.02096</text:p>
              </table:table-cell>
              <table:table-cell office:value-type="float" office:value="0.03993">
                <text:p>0.03993</text:p>
              </table:table-cell>
              <table:table-cell office:value-type="float" office:value="0.7432">
                <text:p>0.7432</text:p>
              </table:table-cell>
              <table:table-cell office:value-type="float" office:value="0.2711">
                <text:p>0.2711</text:p>
              </table:table-cell>
              <table:table-cell office:value-type="float" office:value="1.5089">
                <text:p>1.5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642">
                <text:p>1.642</text:p>
              </table:table-cell>
              <table:table-cell office:value-type="float" office:value="0.008822">
                <text:p>0.008822</text:p>
              </table:table-cell>
              <table:table-cell office:value-type="float" office:value="0.316">
                <text:p>0.316</text:p>
              </table:table-cell>
              <table:table-cell office:value-type="float" office:value="0.1495">
                <text:p>0.1495</text:p>
              </table:table-cell>
              <table:table-cell office:value-type="float" office:value="0.01289">
                <text:p>0.01289</text:p>
              </table:table-cell>
              <table:table-cell office:value-type="float" office:value="0.03629">
                <text:p>0.03629</text:p>
              </table:table-cell>
              <table:table-cell office:value-type="float" office:value="0.7864">
                <text:p>0.7864</text:p>
              </table:table-cell>
              <table:table-cell office:value-type="float" office:value="0.3324">
                <text:p>0.3324</text:p>
              </table:table-cell>
              <table:table-cell office:value-type="float" office:value="1.63348">
                <text:p>1.63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542">
                <text:p>1.542</text:p>
              </table:table-cell>
              <table:table-cell office:value-type="float" office:value="0.007073">
                <text:p>0.007073</text:p>
              </table:table-cell>
              <table:table-cell office:value-type="float" office:value="0.3318">
                <text:p>0.3318</text:p>
              </table:table-cell>
              <table:table-cell office:value-type="float" office:value="0.07696">
                <text:p>0.07696</text:p>
              </table:table-cell>
              <table:table-cell office:value-type="float" office:value="0.01945">
                <text:p>0.01945</text:p>
              </table:table-cell>
              <table:table-cell office:value-type="float" office:value="0.03547">
                <text:p>0.03547</text:p>
              </table:table-cell>
              <table:table-cell office:value-type="float" office:value="0.7387">
                <text:p>0.7387</text:p>
              </table:table-cell>
              <table:table-cell office:value-type="float" office:value="0.3328">
                <text:p>0.3328</text:p>
              </table:table-cell>
              <table:table-cell office:value-type="float" office:value="1.53518">
                <text:p>1.53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45">
                <text:p>1.645</text:p>
              </table:table-cell>
              <table:table-cell office:value-type="float" office:value="0.006088">
                <text:p>0.006088</text:p>
              </table:table-cell>
              <table:table-cell office:value-type="float" office:value="0.4077">
                <text:p>0.4077</text:p>
              </table:table-cell>
              <table:table-cell office:value-type="float" office:value="0.1015">
                <text:p>0.1015</text:p>
              </table:table-cell>
              <table:table-cell office:value-type="float" office:value="0.02795">
                <text:p>0.02795</text:p>
              </table:table-cell>
              <table:table-cell office:value-type="float" office:value="0.03091">
                <text:p>0.03091</text:p>
              </table:table-cell>
              <table:table-cell office:value-type="float" office:value="0.7687">
                <text:p>0.7687</text:p>
              </table:table-cell>
              <table:table-cell office:value-type="float" office:value="0.302">
                <text:p>0.302</text:p>
              </table:table-cell>
              <table:table-cell office:value-type="float" office:value="1.63876">
                <text:p>1.63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676">
                <text:p>1.676</text:p>
              </table:table-cell>
              <table:table-cell office:value-type="float" office:value="0.004953">
                <text:p>0.004953</text:p>
              </table:table-cell>
              <table:table-cell office:value-type="float" office:value="0.3603">
                <text:p>0.3603</text:p>
              </table:table-cell>
              <table:table-cell office:value-type="float" office:value="0.1489">
                <text:p>0.1489</text:p>
              </table:table-cell>
              <table:table-cell office:value-type="float" office:value="0.0243">
                <text:p>0.0243</text:p>
              </table:table-cell>
              <table:table-cell office:value-type="float" office:value="0.0263">
                <text:p>0.0263</text:p>
              </table:table-cell>
              <table:table-cell office:value-type="float" office:value="0.7779">
                <text:p>0.7779</text:p>
              </table:table-cell>
              <table:table-cell office:value-type="float" office:value="0.3334">
                <text:p>0.3334</text:p>
              </table:table-cell>
              <table:table-cell office:value-type="float" office:value="1.6711">
                <text:p>1.6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573">
                <text:p>1.573</text:p>
              </table:table-cell>
              <table:table-cell office:value-type="float" office:value="0.006154">
                <text:p>0.006154</text:p>
              </table:table-cell>
              <table:table-cell office:value-type="float" office:value="0.2775">
                <text:p>0.2775</text:p>
              </table:table-cell>
              <table:table-cell office:value-type="float" office:value="0.1158">
                <text:p>0.1158</text:p>
              </table:table-cell>
              <table:table-cell office:value-type="float" office:value="0.01537">
                <text:p>0.01537</text:p>
              </table:table-cell>
              <table:table-cell office:value-type="float" office:value="0.02747">
                <text:p>0.02747</text:p>
              </table:table-cell>
              <table:table-cell office:value-type="float" office:value="0.7781">
                <text:p>0.7781</text:p>
              </table:table-cell>
              <table:table-cell office:value-type="float" office:value="0.3521">
                <text:p>0.3521</text:p>
              </table:table-cell>
              <table:table-cell office:value-type="float" office:value="1.56634">
                <text:p>1.56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677">
                <text:p>1.677</text:p>
              </table:table-cell>
              <table:table-cell office:value-type="float" office:value="0.009051">
                <text:p>0.009051</text:p>
              </table:table-cell>
              <table:table-cell office:value-type="float" office:value="0.3475">
                <text:p>0.3475</text:p>
              </table:table-cell>
              <table:table-cell office:value-type="float" office:value="0.1317">
                <text:p>0.1317</text:p>
              </table:table-cell>
              <table:table-cell office:value-type="float" office:value="0.00367">
                <text:p>0.00367</text:p>
              </table:table-cell>
              <table:table-cell office:value-type="float" office:value="0.0241">
                <text:p>0.0241</text:p>
              </table:table-cell>
              <table:table-cell office:value-type="float" office:value="0.8297">
                <text:p>0.8297</text:p>
              </table:table-cell>
              <table:table-cell office:value-type="float" office:value="0.3311">
                <text:p>0.3311</text:p>
              </table:table-cell>
              <table:table-cell office:value-type="float" office:value="1.66777">
                <text:p>1.66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682">
                <text:p>1.682</text:p>
              </table:table-cell>
              <table:table-cell office:value-type="float" office:value="0.02328">
                <text:p>0.02328</text:p>
              </table:table-cell>
              <table:table-cell office:value-type="float" office:value="0.3594">
                <text:p>0.3594</text:p>
              </table:table-cell>
              <table:table-cell office:value-type="float" office:value="0.1046">
                <text:p>0.1046</text:p>
              </table:table-cell>
              <table:table-cell office:value-type="float" office:value="0.03346">
                <text:p>0.03346</text:p>
              </table:table-cell>
              <table:table-cell office:value-type="float" office:value="0.02533">
                <text:p>0.02533</text:p>
              </table:table-cell>
              <table:table-cell office:value-type="float" office:value="0.826">
                <text:p>0.826</text:p>
              </table:table-cell>
              <table:table-cell office:value-type="float" office:value="0.3103">
                <text:p>0.3103</text:p>
              </table:table-cell>
              <table:table-cell office:value-type="float" office:value="1.65909">
                <text:p>1.65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771">
                <text:p>1.771</text:p>
              </table:table-cell>
              <table:table-cell office:value-type="float" office:value="0.09972">
                <text:p>0.09972</text:p>
              </table:table-cell>
              <table:table-cell office:value-type="float" office:value="0.3811">
                <text:p>0.3811</text:p>
              </table:table-cell>
              <table:table-cell office:value-type="float" office:value="0.1207">
                <text:p>0.1207</text:p>
              </table:table-cell>
              <table:table-cell office:value-type="float" office:value="0.0004264">
                <text:p>0.0004264</text:p>
              </table:table-cell>
              <table:table-cell office:value-type="float" office:value="0.02267">
                <text:p>0.02267</text:p>
              </table:table-cell>
              <table:table-cell office:value-type="float" office:value="0.7879">
                <text:p>0.7879</text:p>
              </table:table-cell>
              <table:table-cell office:value-type="float" office:value="0.3589">
                <text:p>0.3589</text:p>
              </table:table-cell>
              <table:table-cell office:value-type="float" office:value="1.6716964">
                <text:p>1.6716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088">
                <text:p>2.088</text:p>
              </table:table-cell>
              <table:table-cell office:value-type="float" office:value="0.3725">
                <text:p>0.3725</text:p>
              </table:table-cell>
              <table:table-cell office:value-type="float" office:value="0.3996">
                <text:p>0.3996</text:p>
              </table:table-cell>
              <table:table-cell office:value-type="float" office:value="0.1099">
                <text:p>0.1099</text:p>
              </table:table-cell>
              <table:table-cell office:value-type="float" office:value="0.0005897">
                <text:p>0.0005897</text:p>
              </table:table-cell>
              <table:table-cell office:value-type="float" office:value="0.02472">
                <text:p>0.02472</text:p>
              </table:table-cell>
              <table:table-cell office:value-type="float" office:value="0.8505">
                <text:p>0.8505</text:p>
              </table:table-cell>
              <table:table-cell office:value-type="float" office:value="0.3303">
                <text:p>0.3303</text:p>
              </table:table-cell>
              <table:table-cell office:value-type="float" office:value="1.7156097">
                <text:p>1.7156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748">
                <text:p>2.748</text:p>
              </table:table-cell>
              <table:table-cell office:value-type="float" office:value="1.161">
                <text:p>1.161</text:p>
              </table:table-cell>
              <table:table-cell office:value-type="float" office:value="0.3251">
                <text:p>0.3251</text:p>
              </table:table-cell>
              <table:table-cell office:value-type="float" office:value="0.1011">
                <text:p>0.1011</text:p>
              </table:table-cell>
              <table:table-cell office:value-type="float" office:value="0.003448">
                <text:p>0.003448</text:p>
              </table:table-cell>
              <table:table-cell office:value-type="float" office:value="0.01931">
                <text:p>0.01931</text:p>
              </table:table-cell>
              <table:table-cell office:value-type="float" office:value="0.8774">
                <text:p>0.8774</text:p>
              </table:table-cell>
              <table:table-cell office:value-type="float" office:value="0.2605">
                <text:p>0.2605</text:p>
              </table:table-cell>
              <table:table-cell office:value-type="float" office:value="1.586858">
                <text:p>1.586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392">
                <text:p>4.392</text:p>
              </table:table-cell>
              <table:table-cell office:value-type="float" office:value="2.805">
                <text:p>2.805</text:p>
              </table:table-cell>
              <table:table-cell office:value-type="float" office:value="0.3385">
                <text:p>0.3385</text:p>
              </table:table-cell>
              <table:table-cell office:value-type="float" office:value="0.1684">
                <text:p>0.1684</text:p>
              </table:table-cell>
              <table:table-cell office:value-type="float" office:value="0.0004117">
                <text:p>0.0004117</text:p>
              </table:table-cell>
              <table:table-cell office:value-type="float" office:value="0.01697">
                <text:p>0.01697</text:p>
              </table:table-cell>
              <table:table-cell office:value-type="float" office:value="0.7752">
                <text:p>0.7752</text:p>
              </table:table-cell>
              <table:table-cell office:value-type="float" office:value="0.2878">
                <text:p>0.2878</text:p>
              </table:table-cell>
              <table:table-cell office:value-type="float" office:value="1.5872817">
                <text:p>1.5872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208">
                <text:p>7.208</text:p>
              </table:table-cell>
              <table:table-cell office:value-type="float" office:value="5.609">
                <text:p>5.609</text:p>
              </table:table-cell>
              <table:table-cell office:value-type="float" office:value="0.2812">
                <text:p>0.2812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.01481">
                <text:p>0.01481</text:p>
              </table:table-cell>
              <table:table-cell office:value-type="float" office:value="0.7976">
                <text:p>0.7976</text:p>
              </table:table-cell>
              <table:table-cell office:value-type="float" office:value="0.3375">
                <text:p>0.3375</text:p>
              </table:table-cell>
              <table:table-cell office:value-type="float" office:value="1.59911">
                <text:p>1.59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.49">
                <text:p>10.49</text:p>
              </table:table-cell>
              <table:table-cell office:value-type="float" office:value="8.757">
                <text:p>8.757</text:p>
              </table:table-cell>
              <table:table-cell office:value-type="float" office:value="0.3103">
                <text:p>0.3103</text:p>
              </table:table-cell>
              <table:table-cell office:value-type="float" office:value="0.2026">
                <text:p>0.2026</text:p>
              </table:table-cell>
              <table:table-cell office:value-type="float" office:value="0.007128">
                <text:p>0.007128</text:p>
              </table:table-cell>
              <table:table-cell office:value-type="float" office:value="0.01644">
                <text:p>0.01644</text:p>
              </table:table-cell>
              <table:table-cell office:value-type="float" office:value="0.8509">
                <text:p>0.8509</text:p>
              </table:table-cell>
              <table:table-cell office:value-type="float" office:value="0.3466">
                <text:p>0.3466</text:p>
              </table:table-cell>
              <table:table-cell office:value-type="float" office:value="1.733968">
                <text:p>1.733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.76">
                <text:p>12.76</text:p>
              </table:table-cell>
              <table:table-cell office:value-type="float" office:value="10.94">
                <text:p>10.94</text:p>
              </table:table-cell>
              <table:table-cell office:value-type="float" office:value="0.4516">
                <text:p>0.4516</text:p>
              </table:table-cell>
              <table:table-cell office:value-type="float" office:value="0.2512">
                <text:p>0.2512</text:p>
              </table:table-cell>
              <table:table-cell office:value-type="float" office:value="0.007766">
                <text:p>0.007766</text:p>
              </table:table-cell>
              <table:table-cell office:value-type="float" office:value="0.01632">
                <text:p>0.01632</text:p>
              </table:table-cell>
              <table:table-cell office:value-type="float" office:value="0.7782">
                <text:p>0.7782</text:p>
              </table:table-cell>
              <table:table-cell office:value-type="float" office:value="0.3091">
                <text:p>0.3091</text:p>
              </table:table-cell>
              <table:table-cell office:value-type="float" office:value="1.814186">
                <text:p>1.814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95">
                <text:p>12.95</text:p>
              </table:table-cell>
              <table:table-cell office:value-type="float" office:value="11.16">
                <text:p>11.16</text:p>
              </table:table-cell>
              <table:table-cell office:value-type="float" office:value="0.4081">
                <text:p>0.4081</text:p>
              </table:table-cell>
              <table:table-cell office:value-type="float" office:value="0.2605">
                <text:p>0.2605</text:p>
              </table:table-cell>
              <table:table-cell office:value-type="float" office:value="0.009933">
                <text:p>0.009933</text:p>
              </table:table-cell>
              <table:table-cell office:value-type="float" office:value="0.0139">
                <text:p>0.0139</text:p>
              </table:table-cell>
              <table:table-cell office:value-type="float" office:value="0.8403">
                <text:p>0.8403</text:p>
              </table:table-cell>
              <table:table-cell office:value-type="float" office:value="0.2593">
                <text:p>0.2593</text:p>
              </table:table-cell>
              <table:table-cell office:value-type="float" office:value="1.792033">
                <text:p>1.7920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04">
                <text:p>11.04</text:p>
              </table:table-cell>
              <table:table-cell office:value-type="float" office:value="9.378">
                <text:p>9.378</text:p>
              </table:table-cell>
              <table:table-cell office:value-type="float" office:value="0.3489">
                <text:p>0.3489</text:p>
              </table:table-cell>
              <table:table-cell office:value-type="float" office:value="0.2331">
                <text:p>0.2331</text:p>
              </table:table-cell>
              <table:table-cell office:value-type="float" office:value="0.01184">
                <text:p>0.01184</text:p>
              </table:table-cell>
              <table:table-cell office:value-type="float" office:value="0.01218">
                <text:p>0.01218</text:p>
              </table:table-cell>
              <table:table-cell office:value-type="float" office:value="0.7579">
                <text:p>0.7579</text:p>
              </table:table-cell>
              <table:table-cell office:value-type="float" office:value="0.2968">
                <text:p>0.2968</text:p>
              </table:table-cell>
              <table:table-cell office:value-type="float" office:value="1.66072">
                <text:p>1.66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671">
                <text:p>8.671</text:p>
              </table:table-cell>
              <table:table-cell office:value-type="float" office:value="6.961">
                <text:p>6.961</text:p>
              </table:table-cell>
              <table:table-cell office:value-type="float" office:value="0.3412">
                <text:p>0.3412</text:p>
              </table:table-cell>
              <table:table-cell office:value-type="float" office:value="0.2348">
                <text:p>0.2348</text:p>
              </table:table-cell>
              <table:table-cell office:value-type="float" office:value="0.000379">
                <text:p>0.000379</text:p>
              </table:table-cell>
              <table:table-cell office:value-type="float" office:value="0.01452">
                <text:p>0.01452</text:p>
              </table:table-cell>
              <table:table-cell office:value-type="float" office:value="0.7952">
                <text:p>0.7952</text:p>
              </table:table-cell>
              <table:table-cell office:value-type="float" office:value="0.3236">
                <text:p>0.3236</text:p>
              </table:table-cell>
              <table:table-cell office:value-type="float" office:value="1.709699">
                <text:p>1.709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563">
                <text:p>6.563</text:p>
              </table:table-cell>
              <table:table-cell office:value-type="float" office:value="4.765">
                <text:p>4.765</text:p>
              </table:table-cell>
              <table:table-cell office:value-type="float" office:value="0.4245">
                <text:p>0.4245</text:p>
              </table:table-cell>
              <table:table-cell office:value-type="float" office:value="0.2206">
                <text:p>0.2206</text:p>
              </table:table-cell>
              <table:table-cell office:value-type="float" office:value="0.01372">
                <text:p>0.01372</text:p>
              </table:table-cell>
              <table:table-cell office:value-type="float" office:value="0.01156">
                <text:p>0.01156</text:p>
              </table:table-cell>
              <table:table-cell office:value-type="float" office:value="0.7967">
                <text:p>0.7967</text:p>
              </table:table-cell>
              <table:table-cell office:value-type="float" office:value="0.3308">
                <text:p>0.3308</text:p>
              </table:table-cell>
              <table:table-cell office:value-type="float" office:value="1.79788">
                <text:p>1.79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734">
                <text:p>4.734</text:p>
              </table:table-cell>
              <table:table-cell office:value-type="float" office:value="3.231">
                <text:p>3.231</text:p>
              </table:table-cell>
              <table:table-cell office:value-type="float" office:value="0.2636">
                <text:p>0.2636</text:p>
              </table:table-cell>
              <table:table-cell office:value-type="float" office:value="0.1409">
                <text:p>0.1409</text:p>
              </table:table-cell>
              <table:table-cell office:value-type="float" office:value="0.02364">
                <text:p>0.02364</text:p>
              </table:table-cell>
              <table:table-cell office:value-type="float" office:value="0.01038">
                <text:p>0.01038</text:p>
              </table:table-cell>
              <table:table-cell office:value-type="float" office:value="0.6804">
                <text:p>0.6804</text:p>
              </table:table-cell>
              <table:table-cell office:value-type="float" office:value="0.3838">
                <text:p>0.3838</text:p>
              </table:table-cell>
              <table:table-cell office:value-type="float" office:value="1.50272">
                <text:p>1.50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622">
                <text:p>3.622</text:p>
              </table:table-cell>
              <table:table-cell office:value-type="float" office:value="2.052">
                <text:p>2.052</text:p>
              </table:table-cell>
              <table:table-cell office:value-type="float" office:value="0.271">
                <text:p>0.271</text:p>
              </table:table-cell>
              <table:table-cell office:value-type="float" office:value="0.1483">
                <text:p>0.1483</text:p>
              </table:table-cell>
              <table:table-cell office:value-type="float" office:value="0.02822">
                <text:p>0.02822</text:p>
              </table:table-cell>
              <table:table-cell office:value-type="float" office:value="0.01027">
                <text:p>0.01027</text:p>
              </table:table-cell>
              <table:table-cell office:value-type="float" office:value="0.8397">
                <text:p>0.8397</text:p>
              </table:table-cell>
              <table:table-cell office:value-type="float" office:value="0.2719">
                <text:p>0.2719</text:p>
              </table:table-cell>
              <table:table-cell office:value-type="float" office:value="1.56939">
                <text:p>1.56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907">
                <text:p>2.907</text:p>
              </table:table-cell>
              <table:table-cell office:value-type="float" office:value="1.218">
                <text:p>1.218</text:p>
              </table:table-cell>
              <table:table-cell office:value-type="float" office:value="0.3981">
                <text:p>0.3981</text:p>
              </table:table-cell>
              <table:table-cell office:value-type="float" office:value="0.1268">
                <text:p>0.1268</text:p>
              </table:table-cell>
              <table:table-cell office:value-type="float" office:value="0.00845">
                <text:p>0.00845</text:p>
              </table:table-cell>
              <table:table-cell office:value-type="float" office:value="0.007755">
                <text:p>0.007755</text:p>
              </table:table-cell>
              <table:table-cell office:value-type="float" office:value="0.7588">
                <text:p>0.7588</text:p>
              </table:table-cell>
              <table:table-cell office:value-type="float" office:value="0.3889">
                <text:p>0.3889</text:p>
              </table:table-cell>
              <table:table-cell office:value-type="float" office:value="1.688805">
                <text:p>1.688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241">
                <text:p>2.241</text:p>
              </table:table-cell>
              <table:table-cell office:value-type="float" office:value="0.5965">
                <text:p>0.5965</text:p>
              </table:table-cell>
              <table:table-cell office:value-type="float" office:value="0.3899">
                <text:p>0.3899</text:p>
              </table:table-cell>
              <table:table-cell office:value-type="float" office:value="0.1288">
                <text:p>0.1288</text:p>
              </table:table-cell>
              <table:table-cell office:value-type="float" office:value="0.004453">
                <text:p>0.004453</text:p>
              </table:table-cell>
              <table:table-cell office:value-type="float" office:value="0.007879">
                <text:p>0.007879</text:p>
              </table:table-cell>
              <table:table-cell office:value-type="float" office:value="0.7696">
                <text:p>0.7696</text:p>
              </table:table-cell>
              <table:table-cell office:value-type="float" office:value="0.3438">
                <text:p>0.3438</text:p>
              </table:table-cell>
              <table:table-cell office:value-type="float" office:value="1.644432">
                <text:p>1.644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719">
                <text:p>1.719</text:p>
              </table:table-cell>
              <table:table-cell office:value-type="float" office:value="0.274">
                <text:p>0.274</text:p>
              </table:table-cell>
              <table:table-cell office:value-type="float" office:value="0.3076">
                <text:p>0.3076</text:p>
              </table:table-cell>
              <table:table-cell office:value-type="float" office:value="0.1194">
                <text:p>0.1194</text:p>
              </table:table-cell>
              <table:table-cell office:value-type="float" office:value="0.0261">
                <text:p>0.0261</text:p>
              </table:table-cell>
              <table:table-cell office:value-type="float" office:value="0.01191">
                <text:p>0.01191</text:p>
              </table:table-cell>
              <table:table-cell office:value-type="float" office:value="0.7059">
                <text:p>0.7059</text:p>
              </table:table-cell>
              <table:table-cell office:value-type="float" office:value="0.2744">
                <text:p>0.2744</text:p>
              </table:table-cell>
              <table:table-cell office:value-type="float" office:value="1.44531">
                <text:p>1.44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0.09848">
                <text:p>0.09848</text:p>
              </table:table-cell>
              <table:table-cell office:value-type="float" office:value="0.2674">
                <text:p>0.2674</text:p>
              </table:table-cell>
              <table:table-cell office:value-type="float" office:value="0.1237">
                <text:p>0.1237</text:p>
              </table:table-cell>
              <table:table-cell office:value-type="float" office:value="0.04146">
                <text:p>0.04146</text:p>
              </table:table-cell>
              <table:table-cell office:value-type="float" office:value="0.007188">
                <text:p>0.007188</text:p>
              </table:table-cell>
              <table:table-cell office:value-type="float" office:value="0.7699">
                <text:p>0.7699</text:p>
              </table:table-cell>
              <table:table-cell office:value-type="float" office:value="0.2918">
                <text:p>0.2918</text:p>
              </table:table-cell>
              <table:table-cell office:value-type="float" office:value="1.501448">
                <text:p>1.501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586">
                <text:p>1.586</text:p>
              </table:table-cell>
              <table:table-cell office:value-type="float" office:value="0.03543">
                <text:p>0.03543</text:p>
              </table:table-cell>
              <table:table-cell office:value-type="float" office:value="0.3172">
                <text:p>0.3172</text:p>
              </table:table-cell>
              <table:table-cell office:value-type="float" office:value="0.1238">
                <text:p>0.1238</text:p>
              </table:table-cell>
              <table:table-cell office:value-type="float" office:value="0.06495">
                <text:p>0.06495</text:p>
              </table:table-cell>
              <table:table-cell office:value-type="float" office:value="0.007323">
                <text:p>0.007323</text:p>
              </table:table-cell>
              <table:table-cell office:value-type="float" office:value="0.797">
                <text:p>0.797</text:p>
              </table:table-cell>
              <table:table-cell office:value-type="float" office:value="0.2406">
                <text:p>0.2406</text:p>
              </table:table-cell>
              <table:table-cell office:value-type="float" office:value="1.550873">
                <text:p>1.5508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697">
                <text:p>1.697</text:p>
              </table:table-cell>
              <table:table-cell office:value-type="float" office:value="0.01746">
                <text:p>0.01746</text:p>
              </table:table-cell>
              <table:table-cell office:value-type="float" office:value="0.298">
                <text:p>0.298</text:p>
              </table:table-cell>
              <table:table-cell office:value-type="float" office:value="0.1396">
                <text:p>0.1396</text:p>
              </table:table-cell>
              <table:table-cell office:value-type="float" office:value="0.07155">
                <text:p>0.07155</text:p>
              </table:table-cell>
              <table:table-cell office:value-type="float" office:value="0.007407">
                <text:p>0.007407</text:p>
              </table:table-cell>
              <table:table-cell office:value-type="float" office:value="0.797">
                <text:p>0.797</text:p>
              </table:table-cell>
              <table:table-cell office:value-type="float" office:value="0.3659">
                <text:p>0.3659</text:p>
              </table:table-cell>
              <table:table-cell office:value-type="float" office:value="1.679457">
                <text:p>1.6794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581">
                <text:p>1.581</text:p>
              </table:table-cell>
              <table:table-cell office:value-type="float" office:value="0.01601">
                <text:p>0.01601</text:p>
              </table:table-cell>
              <table:table-cell office:value-type="float" office:value="0.3132">
                <text:p>0.3132</text:p>
              </table:table-cell>
              <table:table-cell office:value-type="float" office:value="0.1201">
                <text:p>0.1201</text:p>
              </table:table-cell>
              <table:table-cell office:value-type="float" office:value="0.1511">
                <text:p>0.1511</text:p>
              </table:table-cell>
              <table:table-cell office:value-type="float" office:value="0.007092">
                <text:p>0.007092</text:p>
              </table:table-cell>
              <table:table-cell office:value-type="float" office:value="0.7876">
                <text:p>0.7876</text:p>
              </table:table-cell>
              <table:table-cell office:value-type="float" office:value="0.1857">
                <text:p>0.1857</text:p>
              </table:table-cell>
              <table:table-cell office:value-type="float" office:value="1.564792">
                <text:p>1.564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691">
                <text:p>1.691</text:p>
              </table:table-cell>
              <table:table-cell office:value-type="float" office:value="0.01898">
                <text:p>0.01898</text:p>
              </table:table-cell>
              <table:table-cell office:value-type="float" office:value="0.3356">
                <text:p>0.3356</text:p>
              </table:table-cell>
              <table:table-cell office:value-type="float" office:value="0.1297">
                <text:p>0.1297</text:p>
              </table:table-cell>
              <table:table-cell office:value-type="float" office:value="0.1761">
                <text:p>0.1761</text:p>
              </table:table-cell>
              <table:table-cell office:value-type="float" office:value="0.00659">
                <text:p>0.00659</text:p>
              </table:table-cell>
              <table:table-cell office:value-type="float" office:value="0.7322">
                <text:p>0.7322</text:p>
              </table:table-cell>
              <table:table-cell office:value-type="float" office:value="0.2922">
                <text:p>0.2922</text:p>
              </table:table-cell>
              <table:table-cell office:value-type="float" office:value="1.67239">
                <text:p>1.67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813">
                <text:p>1.813</text:p>
              </table:table-cell>
              <table:table-cell office:value-type="float" office:value="0.0249">
                <text:p>0.0249</text:p>
              </table:table-cell>
              <table:table-cell office:value-type="float" office:value="0.2863">
                <text:p>0.2863</text:p>
              </table:table-cell>
              <table:table-cell office:value-type="float" office:value="0.139">
                <text:p>0.139</text:p>
              </table:table-cell>
              <table:table-cell office:value-type="float" office:value="0.2371">
                <text:p>0.2371</text:p>
              </table:table-cell>
              <table:table-cell office:value-type="float" office:value="0.007072">
                <text:p>0.007072</text:p>
              </table:table-cell>
              <table:table-cell office:value-type="float" office:value="0.8258">
                <text:p>0.8258</text:p>
              </table:table-cell>
              <table:table-cell office:value-type="float" office:value="0.2927">
                <text:p>0.2927</text:p>
              </table:table-cell>
              <table:table-cell office:value-type="float" office:value="1.787972">
                <text:p>1.7879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779">
                <text:p>1.779</text:p>
              </table:table-cell>
              <table:table-cell office:value-type="float" office:value="0.0253">
                <text:p>0.0253</text:p>
              </table:table-cell>
              <table:table-cell office:value-type="float" office:value="0.2323">
                <text:p>0.2323</text:p>
              </table:table-cell>
              <table:table-cell office:value-type="float" office:value="0.1671">
                <text:p>0.1671</text:p>
              </table:table-cell>
              <table:table-cell office:value-type="float" office:value="0.3124">
                <text:p>0.3124</text:p>
              </table:table-cell>
              <table:table-cell office:value-type="float" office:value="0.008077">
                <text:p>0.008077</text:p>
              </table:table-cell>
              <table:table-cell office:value-type="float" office:value="0.689">
                <text:p>0.689</text:p>
              </table:table-cell>
              <table:table-cell office:value-type="float" office:value="0.3452">
                <text:p>0.3452</text:p>
              </table:table-cell>
              <table:table-cell office:value-type="float" office:value="1.754077">
                <text:p>1.754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039">
                <text:p>2.039</text:p>
              </table:table-cell>
              <table:table-cell office:value-type="float" office:value="0.02823">
                <text:p>0.02823</text:p>
              </table:table-cell>
              <table:table-cell office:value-type="float" office:value="0.3559">
                <text:p>0.3559</text:p>
              </table:table-cell>
              <table:table-cell office:value-type="float" office:value="0.09736">
                <text:p>0.09736</text:p>
              </table:table-cell>
              <table:table-cell office:value-type="float" office:value="0.4663">
                <text:p>0.4663</text:p>
              </table:table-cell>
              <table:table-cell office:value-type="float" office:value="0.009148">
                <text:p>0.009148</text:p>
              </table:table-cell>
              <table:table-cell office:value-type="float" office:value="0.8048">
                <text:p>0.8048</text:p>
              </table:table-cell>
              <table:table-cell office:value-type="float" office:value="0.2777">
                <text:p>0.2777</text:p>
              </table:table-cell>
              <table:table-cell office:value-type="float" office:value="2.011208">
                <text:p>2.011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018">
                <text:p>2.018</text:p>
              </table:table-cell>
              <table:table-cell office:value-type="float" office:value="0.02863">
                <text:p>0.02863</text:p>
              </table:table-cell>
              <table:table-cell office:value-type="float" office:value="0.2782">
                <text:p>0.2782</text:p>
              </table:table-cell>
              <table:table-cell office:value-type="float" office:value="0.117">
                <text:p>0.117</text:p>
              </table:table-cell>
              <table:table-cell office:value-type="float" office:value="0.3779">
                <text:p>0.3779</text:p>
              </table:table-cell>
              <table:table-cell office:value-type="float" office:value="0.008658">
                <text:p>0.008658</text:p>
              </table:table-cell>
              <table:table-cell office:value-type="float" office:value="0.8764">
                <text:p>0.8764</text:p>
              </table:table-cell>
              <table:table-cell office:value-type="float" office:value="0.3314">
                <text:p>0.3314</text:p>
              </table:table-cell>
              <table:table-cell office:value-type="float" office:value="1.989558">
                <text:p>1.989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891">
                <text:p>1.891</text:p>
              </table:table-cell>
              <table:table-cell office:value-type="float" office:value="0.0364">
                <text:p>0.0364</text:p>
              </table:table-cell>
              <table:table-cell office:value-type="float" office:value="0.2999">
                <text:p>0.2999</text:p>
              </table:table-cell>
              <table:table-cell office:value-type="float" office:value="0.1062">
                <text:p>0.1062</text:p>
              </table:table-cell>
              <table:table-cell office:value-type="float" office:value="0.3888">
                <text:p>0.3888</text:p>
              </table:table-cell>
              <table:table-cell office:value-type="float" office:value="0.007927">
                <text:p>0.007927</text:p>
              </table:table-cell>
              <table:table-cell office:value-type="float" office:value="0.7731">
                <text:p>0.7731</text:p>
              </table:table-cell>
              <table:table-cell office:value-type="float" office:value="0.2786">
                <text:p>0.2786</text:p>
              </table:table-cell>
              <table:table-cell office:value-type="float" office:value="1.854527">
                <text:p>1.8545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013">
                <text:p>2.013</text:p>
              </table:table-cell>
              <table:table-cell office:value-type="float" office:value="0.04063">
                <text:p>0.04063</text:p>
              </table:table-cell>
              <table:table-cell office:value-type="float" office:value="0.3091">
                <text:p>0.3091</text:p>
              </table:table-cell>
              <table:table-cell office:value-type="float" office:value="0.1447">
                <text:p>0.1447</text:p>
              </table:table-cell>
              <table:table-cell office:value-type="float" office:value="0.2768">
                <text:p>0.2768</text:p>
              </table:table-cell>
              <table:table-cell office:value-type="float" office:value="0.008626">
                <text:p>0.008626</text:p>
              </table:table-cell>
              <table:table-cell office:value-type="float" office:value="0.9542">
                <text:p>0.9542</text:p>
              </table:table-cell>
              <table:table-cell office:value-type="float" office:value="0.279">
                <text:p>0.279</text:p>
              </table:table-cell>
              <table:table-cell office:value-type="float" office:value="1.972426">
                <text:p>1.972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981">
                <text:p>1.981</text:p>
              </table:table-cell>
              <table:table-cell office:value-type="float" office:value="0.04858">
                <text:p>0.04858</text:p>
              </table:table-cell>
              <table:table-cell office:value-type="float" office:value="0.2656">
                <text:p>0.2656</text:p>
              </table:table-cell>
              <table:table-cell office:value-type="float" office:value="0.1265">
                <text:p>0.1265</text:p>
              </table:table-cell>
              <table:table-cell office:value-type="float" office:value="0.2549">
                <text:p>0.2549</text:p>
              </table:table-cell>
              <table:table-cell office:value-type="float" office:value="0.01342">
                <text:p>0.01342</text:p>
              </table:table-cell>
              <table:table-cell office:value-type="float" office:value="0.962">
                <text:p>0.962</text:p>
              </table:table-cell>
              <table:table-cell office:value-type="float" office:value="0.3096">
                <text:p>0.3096</text:p>
              </table:table-cell>
              <table:table-cell office:value-type="float" office:value="1.93202">
                <text:p>1.93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992">
                <text:p>1.992</text:p>
              </table:table-cell>
              <table:table-cell office:value-type="float" office:value="0.05463">
                <text:p>0.05463</text:p>
              </table:table-cell>
              <table:table-cell office:value-type="float" office:value="0.3256">
                <text:p>0.3256</text:p>
              </table:table-cell>
              <table:table-cell office:value-type="float" office:value="0.1879">
                <text:p>0.1879</text:p>
              </table:table-cell>
              <table:table-cell office:value-type="float" office:value="0.1761">
                <text:p>0.1761</text:p>
              </table:table-cell>
              <table:table-cell office:value-type="float" office:value="0.01188">
                <text:p>0.01188</text:p>
              </table:table-cell>
              <table:table-cell office:value-type="float" office:value="0.8966">
                <text:p>0.8966</text:p>
              </table:table-cell>
              <table:table-cell office:value-type="float" office:value="0.3389">
                <text:p>0.3389</text:p>
              </table:table-cell>
              <table:table-cell office:value-type="float" office:value="1.93698">
                <text:p>1.93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933">
                <text:p>1.933</text:p>
              </table:table-cell>
              <table:table-cell office:value-type="float" office:value="0.05992">
                <text:p>0.05992</text:p>
              </table:table-cell>
              <table:table-cell office:value-type="float" office:value="0.289">
                <text:p>0.289</text:p>
              </table:table-cell>
              <table:table-cell office:value-type="float" office:value="0.15">
                <text:p>0.15</text:p>
              </table:table-cell>
              <table:table-cell office:value-type="float" office:value="0.184">
                <text:p>0.184</text:p>
              </table:table-cell>
              <table:table-cell office:value-type="float" office:value="0.01114">
                <text:p>0.01114</text:p>
              </table:table-cell>
              <table:table-cell office:value-type="float" office:value="0.8402">
                <text:p>0.8402</text:p>
              </table:table-cell>
              <table:table-cell office:value-type="float" office:value="0.3986">
                <text:p>0.3986</text:p>
              </table:table-cell>
              <table:table-cell office:value-type="float" office:value="1.87294">
                <text:p>1.87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698">
                <text:p>1.698</text:p>
              </table:table-cell>
              <table:table-cell office:value-type="float" office:value="0.06658">
                <text:p>0.06658</text:p>
              </table:table-cell>
              <table:table-cell office:value-type="float" office:value="0.3806">
                <text:p>0.3806</text:p>
              </table:table-cell>
              <table:table-cell office:value-type="float" office:value="0.09398">
                <text:p>0.09398</text:p>
              </table:table-cell>
              <table:table-cell office:value-type="float" office:value="0.1059">
                <text:p>0.1059</text:p>
              </table:table-cell>
              <table:table-cell office:value-type="float" office:value="0.01396">
                <text:p>0.01396</text:p>
              </table:table-cell>
              <table:table-cell office:value-type="float" office:value="0.7626">
                <text:p>0.7626</text:p>
              </table:table-cell>
              <table:table-cell office:value-type="float" office:value="0.2743">
                <text:p>0.2743</text:p>
              </table:table-cell>
              <table:table-cell office:value-type="float" office:value="1.63134">
                <text:p>1.63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5">
                <text:p>1.85</text:p>
              </table:table-cell>
              <table:table-cell office:value-type="float" office:value="0.06667">
                <text:p>0.06667</text:p>
              </table:table-cell>
              <table:table-cell office:value-type="float" office:value="0.3162">
                <text:p>0.3162</text:p>
              </table:table-cell>
              <table:table-cell office:value-type="float" office:value="0.118">
                <text:p>0.118</text:p>
              </table:table-cell>
              <table:table-cell office:value-type="float" office:value="0.112">
                <text:p>0.112</text:p>
              </table:table-cell>
              <table:table-cell office:value-type="float" office:value="0.01367">
                <text:p>0.01367</text:p>
              </table:table-cell>
              <table:table-cell office:value-type="float" office:value="0.8571">
                <text:p>0.8571</text:p>
              </table:table-cell>
              <table:table-cell office:value-type="float" office:value="0.366">
                <text:p>0.366</text:p>
              </table:table-cell>
              <table:table-cell office:value-type="float" office:value="1.78297">
                <text:p>1.78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39">
                <text:p>1.839</text:p>
              </table:table-cell>
              <table:table-cell office:value-type="float" office:value="0.07705">
                <text:p>0.07705</text:p>
              </table:table-cell>
              <table:table-cell office:value-type="float" office:value="0.2993">
                <text:p>0.2993</text:p>
              </table:table-cell>
              <table:table-cell office:value-type="float" office:value="0.113">
                <text:p>0.113</text:p>
              </table:table-cell>
              <table:table-cell office:value-type="float" office:value="0.1349">
                <text:p>0.1349</text:p>
              </table:table-cell>
              <table:table-cell office:value-type="float" office:value="0.01531">
                <text:p>0.01531</text:p>
              </table:table-cell>
              <table:table-cell office:value-type="float" office:value="0.8823">
                <text:p>0.8823</text:p>
              </table:table-cell>
              <table:table-cell office:value-type="float" office:value="0.3167">
                <text:p>0.3167</text:p>
              </table:table-cell>
              <table:table-cell office:value-type="float" office:value="1.76151">
                <text:p>1.76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703">
                <text:p>1.703</text:p>
              </table:table-cell>
              <table:table-cell office:value-type="float" office:value="0.07417">
                <text:p>0.07417</text:p>
              </table:table-cell>
              <table:table-cell office:value-type="float" office:value="0.2504">
                <text:p>0.2504</text:p>
              </table:table-cell>
              <table:table-cell office:value-type="float" office:value="0.1158">
                <text:p>0.1158</text:p>
              </table:table-cell>
              <table:table-cell office:value-type="float" office:value="0.1014">
                <text:p>0.1014</text:p>
              </table:table-cell>
              <table:table-cell office:value-type="float" office:value="0.02108">
                <text:p>0.02108</text:p>
              </table:table-cell>
              <table:table-cell office:value-type="float" office:value="0.8259">
                <text:p>0.8259</text:p>
              </table:table-cell>
              <table:table-cell office:value-type="float" office:value="0.3148">
                <text:p>0.3148</text:p>
              </table:table-cell>
              <table:table-cell office:value-type="float" office:value="1.62938">
                <text:p>1.629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83">
                <text:p>1.883</text:p>
              </table:table-cell>
              <table:table-cell office:value-type="float" office:value="0.08546">
                <text:p>0.08546</text:p>
              </table:table-cell>
              <table:table-cell office:value-type="float" office:value="0.2915">
                <text:p>0.2915</text:p>
              </table:table-cell>
              <table:table-cell office:value-type="float" office:value="0.0902">
                <text:p>0.0902</text:p>
              </table:table-cell>
              <table:table-cell office:value-type="float" office:value="0.1353">
                <text:p>0.1353</text:p>
              </table:table-cell>
              <table:table-cell office:value-type="float" office:value="0.01485">
                <text:p>0.01485</text:p>
              </table:table-cell>
              <table:table-cell office:value-type="float" office:value="0.9053">
                <text:p>0.9053</text:p>
              </table:table-cell>
              <table:table-cell office:value-type="float" office:value="0.3608">
                <text:p>0.3608</text:p>
              </table:table-cell>
              <table:table-cell office:value-type="float" office:value="1.79795">
                <text:p>1.797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08">
                <text:p>2.108</text:p>
              </table:table-cell>
              <table:table-cell office:value-type="float" office:value="0.07914">
                <text:p>0.07914</text:p>
              </table:table-cell>
              <table:table-cell office:value-type="float" office:value="0.4153">
                <text:p>0.4153</text:p>
              </table:table-cell>
              <table:table-cell office:value-type="float" office:value="0.15">
                <text:p>0.15</text:p>
              </table:table-cell>
              <table:table-cell office:value-type="float" office:value="0.1389">
                <text:p>0.1389</text:p>
              </table:table-cell>
              <table:table-cell office:value-type="float" office:value="0.0265">
                <text:p>0.0265</text:p>
              </table:table-cell>
              <table:table-cell office:value-type="float" office:value="0.9762">
                <text:p>0.9762</text:p>
              </table:table-cell>
              <table:table-cell office:value-type="float" office:value="0.3217">
                <text:p>0.3217</text:p>
              </table:table-cell>
              <table:table-cell office:value-type="float" office:value="2.0286">
                <text:p>2.0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118">
                <text:p>2.118</text:p>
              </table:table-cell>
              <table:table-cell office:value-type="float" office:value="0.0795">
                <text:p>0.0795</text:p>
              </table:table-cell>
              <table:table-cell office:value-type="float" office:value="0.378">
                <text:p>0.378</text:p>
              </table:table-cell>
              <table:table-cell office:value-type="float" office:value="0.1681">
                <text:p>0.1681</text:p>
              </table:table-cell>
              <table:table-cell office:value-type="float" office:value="0.1428">
                <text:p>0.1428</text:p>
              </table:table-cell>
              <table:table-cell office:value-type="float" office:value="0.02159">
                <text:p>0.02159</text:p>
              </table:table-cell>
              <table:table-cell office:value-type="float" office:value="0.9491">
                <text:p>0.9491</text:p>
              </table:table-cell>
              <table:table-cell office:value-type="float" office:value="0.379">
                <text:p>0.379</text:p>
              </table:table-cell>
              <table:table-cell office:value-type="float" office:value="2.03859">
                <text:p>2.03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891">
                <text:p>1.891</text:p>
              </table:table-cell>
              <table:table-cell office:value-type="float" office:value="0.08489">
                <text:p>0.08489</text:p>
              </table:table-cell>
              <table:table-cell office:value-type="float" office:value="0.2913">
                <text:p>0.2913</text:p>
              </table:table-cell>
              <table:table-cell office:value-type="float" office:value="0.1235">
                <text:p>0.1235</text:p>
              </table:table-cell>
              <table:table-cell office:value-type="float" office:value="0.1388">
                <text:p>0.1388</text:p>
              </table:table-cell>
              <table:table-cell office:value-type="float" office:value="0.02483">
                <text:p>0.02483</text:p>
              </table:table-cell>
              <table:table-cell office:value-type="float" office:value="0.9526">
                <text:p>0.9526</text:p>
              </table:table-cell>
              <table:table-cell office:value-type="float" office:value="0.2752">
                <text:p>0.2752</text:p>
              </table:table-cell>
              <table:table-cell office:value-type="float" office:value="1.80623">
                <text:p>1.806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068">
                <text:p>2.068</text:p>
              </table:table-cell>
              <table:table-cell office:value-type="float" office:value="0.07558">
                <text:p>0.07558</text:p>
              </table:table-cell>
              <table:table-cell office:value-type="float" office:value="0.2544">
                <text:p>0.2544</text:p>
              </table:table-cell>
              <table:table-cell office:value-type="float" office:value="0.1771">
                <text:p>0.1771</text:p>
              </table:table-cell>
              <table:table-cell office:value-type="float" office:value="0.16">
                <text:p>0.16</text:p>
              </table:table-cell>
              <table:table-cell office:value-type="float" office:value="0.02291">
                <text:p>0.02291</text:p>
              </table:table-cell>
              <table:table-cell office:value-type="float" office:value="0.9781">
                <text:p>0.9781</text:p>
              </table:table-cell>
              <table:table-cell office:value-type="float" office:value="0.3998">
                <text:p>0.3998</text:p>
              </table:table-cell>
              <table:table-cell office:value-type="float" office:value="1.99231">
                <text:p>1.99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215">
                <text:p>2.215</text:p>
              </table:table-cell>
              <table:table-cell office:value-type="float" office:value="0.06169">
                <text:p>0.06169</text:p>
              </table:table-cell>
              <table:table-cell office:value-type="float" office:value="0.3755">
                <text:p>0.3755</text:p>
              </table:table-cell>
              <table:table-cell office:value-type="float" office:value="0.1481">
                <text:p>0.1481</text:p>
              </table:table-cell>
              <table:table-cell office:value-type="float" office:value="0.1647">
                <text:p>0.1647</text:p>
              </table:table-cell>
              <table:table-cell office:value-type="float" office:value="0.02746">
                <text:p>0.02746</text:p>
              </table:table-cell>
              <table:table-cell office:value-type="float" office:value="1.016">
                <text:p>1.016</text:p>
              </table:table-cell>
              <table:table-cell office:value-type="float" office:value="0.4211">
                <text:p>0.4211</text:p>
              </table:table-cell>
              <table:table-cell office:value-type="float" office:value="2.15286">
                <text:p>2.15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916">
                <text:p>1.916</text:p>
              </table:table-cell>
              <table:table-cell office:value-type="float" office:value="0.05447">
                <text:p>0.05447</text:p>
              </table:table-cell>
              <table:table-cell office:value-type="float" office:value="0.2459">
                <text:p>0.2459</text:p>
              </table:table-cell>
              <table:table-cell office:value-type="float" office:value="0.07952">
                <text:p>0.07952</text:p>
              </table:table-cell>
              <table:table-cell office:value-type="float" office:value="0.1765">
                <text:p>0.1765</text:p>
              </table:table-cell>
              <table:table-cell office:value-type="float" office:value="0.03137">
                <text:p>0.03137</text:p>
              </table:table-cell>
              <table:table-cell office:value-type="float" office:value="0.9615">
                <text:p>0.9615</text:p>
              </table:table-cell>
              <table:table-cell office:value-type="float" office:value="0.3668">
                <text:p>0.3668</text:p>
              </table:table-cell>
              <table:table-cell office:value-type="float" office:value="1.86159">
                <text:p>1.86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142">
                <text:p>2.142</text:p>
              </table:table-cell>
              <table:table-cell office:value-type="float" office:value="0.05136">
                <text:p>0.05136</text:p>
              </table:table-cell>
              <table:table-cell office:value-type="float" office:value="0.3616">
                <text:p>0.3616</text:p>
              </table:table-cell>
              <table:table-cell office:value-type="float" office:value="0.1731">
                <text:p>0.1731</text:p>
              </table:table-cell>
              <table:table-cell office:value-type="float" office:value="0.1237">
                <text:p>0.1237</text:p>
              </table:table-cell>
              <table:table-cell office:value-type="float" office:value="0.0252">
                <text:p>0.0252</text:p>
              </table:table-cell>
              <table:table-cell office:value-type="float" office:value="1.076">
                <text:p>1.076</text:p>
              </table:table-cell>
              <table:table-cell office:value-type="float" office:value="0.3311">
                <text:p>0.3311</text:p>
              </table:table-cell>
              <table:table-cell office:value-type="float" office:value="2.0907">
                <text:p>2.0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096">
                <text:p>2.096</text:p>
              </table:table-cell>
              <table:table-cell office:value-type="float" office:value="0.03309">
                <text:p>0.03309</text:p>
              </table:table-cell>
              <table:table-cell office:value-type="float" office:value="0.3246">
                <text:p>0.3246</text:p>
              </table:table-cell>
              <table:table-cell office:value-type="float" office:value="0.1246">
                <text:p>0.1246</text:p>
              </table:table-cell>
              <table:table-cell office:value-type="float" office:value="0.1465">
                <text:p>0.1465</text:p>
              </table:table-cell>
              <table:table-cell office:value-type="float" office:value="0.02925">
                <text:p>0.02925</text:p>
              </table:table-cell>
              <table:table-cell office:value-type="float" office:value="1.079">
                <text:p>1.079</text:p>
              </table:table-cell>
              <table:table-cell office:value-type="float" office:value="0.3596">
                <text:p>0.3596</text:p>
              </table:table-cell>
              <table:table-cell office:value-type="float" office:value="2.06355">
                <text:p>2.06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173">
                <text:p>2.173</text:p>
              </table:table-cell>
              <table:table-cell office:value-type="float" office:value="0.0212">
                <text:p>0.0212</text:p>
              </table:table-cell>
              <table:table-cell office:value-type="float" office:value="0.2653">
                <text:p>0.2653</text:p>
              </table:table-cell>
              <table:table-cell office:value-type="float" office:value="0.1454">
                <text:p>0.1454</text:p>
              </table:table-cell>
              <table:table-cell office:value-type="float" office:value="0.2099">
                <text:p>0.2099</text:p>
              </table:table-cell>
              <table:table-cell office:value-type="float" office:value="0.03484">
                <text:p>0.03484</text:p>
              </table:table-cell>
              <table:table-cell office:value-type="float" office:value="1.091">
                <text:p>1.091</text:p>
              </table:table-cell>
              <table:table-cell office:value-type="float" office:value="0.4057">
                <text:p>0.4057</text:p>
              </table:table-cell>
              <table:table-cell office:value-type="float" office:value="2.15214">
                <text:p>2.152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308">
                <text:p>2.308</text:p>
              </table:table-cell>
              <table:table-cell office:value-type="float" office:value="0.01499">
                <text:p>0.01499</text:p>
              </table:table-cell>
              <table:table-cell office:value-type="float" office:value="0.3461">
                <text:p>0.3461</text:p>
              </table:table-cell>
              <table:table-cell office:value-type="float" office:value="0.1815">
                <text:p>0.1815</text:p>
              </table:table-cell>
              <table:table-cell office:value-type="float" office:value="0.3105">
                <text:p>0.3105</text:p>
              </table:table-cell>
              <table:table-cell office:value-type="float" office:value="0.03678">
                <text:p>0.03678</text:p>
              </table:table-cell>
              <table:table-cell office:value-type="float" office:value="1.033">
                <text:p>1.033</text:p>
              </table:table-cell>
              <table:table-cell office:value-type="float" office:value="0.3855">
                <text:p>0.3855</text:p>
              </table:table-cell>
              <table:table-cell office:value-type="float" office:value="2.29338">
                <text:p>2.293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63">
                <text:p>2.63</text:p>
              </table:table-cell>
              <table:table-cell office:value-type="float" office:value="0.009546">
                <text:p>0.009546</text:p>
              </table:table-cell>
              <table:table-cell office:value-type="float" office:value="0.348">
                <text:p>0.348</text:p>
              </table:table-cell>
              <table:table-cell office:value-type="float" office:value="0.1467">
                <text:p>0.1467</text:p>
              </table:table-cell>
              <table:table-cell office:value-type="float" office:value="0.4743">
                <text:p>0.4743</text:p>
              </table:table-cell>
              <table:table-cell office:value-type="float" office:value="0.03549">
                <text:p>0.03549</text:p>
              </table:table-cell>
              <table:table-cell office:value-type="float" office:value="1.141">
                <text:p>1.141</text:p>
              </table:table-cell>
              <table:table-cell office:value-type="float" office:value="0.4744">
                <text:p>0.4744</text:p>
              </table:table-cell>
              <table:table-cell office:value-type="float" office:value="2.61989">
                <text:p>2.61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895">
                <text:p>2.895</text:p>
              </table:table-cell>
              <table:table-cell office:value-type="float" office:value="0.00726">
                <text:p>0.00726</text:p>
              </table:table-cell>
              <table:table-cell office:value-type="float" office:value="0.3283">
                <text:p>0.3283</text:p>
              </table:table-cell>
              <table:table-cell office:value-type="float" office:value="0.1398">
                <text:p>0.1398</text:p>
              </table:table-cell>
              <table:table-cell office:value-type="float" office:value="0.7366">
                <text:p>0.7366</text:p>
              </table:table-cell>
              <table:table-cell office:value-type="float" office:value="0.03641">
                <text:p>0.03641</text:p>
              </table:table-cell>
              <table:table-cell office:value-type="float" office:value="1.239">
                <text:p>1.239</text:p>
              </table:table-cell>
              <table:table-cell office:value-type="float" office:value="0.4078">
                <text:p>0.4078</text:p>
              </table:table-cell>
              <table:table-cell office:value-type="float" office:value="2.88791">
                <text:p>2.88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015">
                <text:p>3.015</text:p>
              </table:table-cell>
              <table:table-cell office:value-type="float" office:value="0.004678">
                <text:p>0.004678</text:p>
              </table:table-cell>
              <table:table-cell office:value-type="float" office:value="0.2593">
                <text:p>0.2593</text:p>
              </table:table-cell>
              <table:table-cell office:value-type="float" office:value="0.08779">
                <text:p>0.08779</text:p>
              </table:table-cell>
              <table:table-cell office:value-type="float" office:value="1.05">
                <text:p>1.05</text:p>
              </table:table-cell>
              <table:table-cell office:value-type="float" office:value="0.04213">
                <text:p>0.04213</text:p>
              </table:table-cell>
              <table:table-cell office:value-type="float" office:value="1.131">
                <text:p>1.131</text:p>
              </table:table-cell>
              <table:table-cell office:value-type="float" office:value="0.4393">
                <text:p>0.4393</text:p>
              </table:table-cell>
              <table:table-cell office:value-type="float" office:value="3.00952">
                <text:p>3.00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65">
                <text:p>3.65</text:p>
              </table:table-cell>
              <table:table-cell office:value-type="float" office:value="0.004677">
                <text:p>0.004677</text:p>
              </table:table-cell>
              <table:table-cell office:value-type="float" office:value="0.2948">
                <text:p>0.2948</text:p>
              </table:table-cell>
              <table:table-cell office:value-type="float" office:value="0.1443">
                <text:p>0.1443</text:p>
              </table:table-cell>
              <table:table-cell office:value-type="float" office:value="1.484">
                <text:p>1.484</text:p>
              </table:table-cell>
              <table:table-cell office:value-type="float" office:value="0.03841">
                <text:p>0.03841</text:p>
              </table:table-cell>
              <table:table-cell office:value-type="float" office:value="1.212">
                <text:p>1.212</text:p>
              </table:table-cell>
              <table:table-cell office:value-type="float" office:value="0.4715">
                <text:p>0.4715</text:p>
              </table:table-cell>
              <table:table-cell office:value-type="float" office:value="3.64501">
                <text:p>3.645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746">
                <text:p>3.746</text:p>
              </table:table-cell>
              <table:table-cell office:value-type="float" office:value="0.003551">
                <text:p>0.003551</text:p>
              </table:table-cell>
              <table:table-cell office:value-type="float" office:value="0.2339">
                <text:p>0.2339</text:p>
              </table:table-cell>
              <table:table-cell office:value-type="float" office:value="0.1328">
                <text:p>0.1328</text:p>
              </table:table-cell>
              <table:table-cell office:value-type="float" office:value="1.935">
                <text:p>1.935</text:p>
              </table:table-cell>
              <table:table-cell office:value-type="float" office:value="0.03419">
                <text:p>0.03419</text:p>
              </table:table-cell>
              <table:table-cell office:value-type="float" office:value="1.055">
                <text:p>1.055</text:p>
              </table:table-cell>
              <table:table-cell office:value-type="float" office:value="0.3516">
                <text:p>0.3516</text:p>
              </table:table-cell>
              <table:table-cell office:value-type="float" office:value="3.74249">
                <text:p>3.74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34">
                <text:p>4.34</text:p>
              </table:table-cell>
              <table:table-cell office:value-type="float" office:value="0.003139">
                <text:p>0.003139</text:p>
              </table:table-cell>
              <table:table-cell office:value-type="float" office:value="0.3102">
                <text:p>0.3102</text:p>
              </table:table-cell>
              <table:table-cell office:value-type="float" office:value="0.1393">
                <text:p>0.1393</text:p>
              </table:table-cell>
              <table:table-cell office:value-type="float" office:value="2.241">
                <text:p>2.241</text:p>
              </table:table-cell>
              <table:table-cell office:value-type="float" office:value="0.04159">
                <text:p>0.04159</text:p>
              </table:table-cell>
              <table:table-cell office:value-type="float" office:value="1.269">
                <text:p>1.269</text:p>
              </table:table-cell>
              <table:table-cell office:value-type="float" office:value="0.336">
                <text:p>0.336</text:p>
              </table:table-cell>
              <table:table-cell office:value-type="float" office:value="4.33709">
                <text:p>4.337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965">
                <text:p>4.965</text:p>
              </table:table-cell>
              <table:table-cell office:value-type="float" office:value="0.002512">
                <text:p>0.002512</text:p>
              </table:table-cell>
              <table:table-cell office:value-type="float" office:value="0.2634">
                <text:p>0.2634</text:p>
              </table:table-cell>
              <table:table-cell office:value-type="float" office:value="0.1513">
                <text:p>0.1513</text:p>
              </table:table-cell>
              <table:table-cell office:value-type="float" office:value="2.803">
                <text:p>2.803</text:p>
              </table:table-cell>
              <table:table-cell office:value-type="float" office:value="0.0344">
                <text:p>0.0344</text:p>
              </table:table-cell>
              <table:table-cell office:value-type="float" office:value="1.293">
                <text:p>1.293</text:p>
              </table:table-cell>
              <table:table-cell office:value-type="float" office:value="0.4172">
                <text:p>0.4172</text:p>
              </table:table-cell>
              <table:table-cell office:value-type="float" office:value="4.9623">
                <text:p>4.96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.465">
                <text:p>5.465</text:p>
              </table:table-cell>
              <table:table-cell office:value-type="float" office:value="0.002744">
                <text:p>0.002744</text:p>
              </table:table-cell>
              <table:table-cell office:value-type="float" office:value="0.3302">
                <text:p>0.3302</text:p>
              </table:table-cell>
              <table:table-cell office:value-type="float" office:value="0.1328">
                <text:p>0.1328</text:p>
              </table:table-cell>
              <table:table-cell office:value-type="float" office:value="3.172">
                <text:p>3.172</text:p>
              </table:table-cell>
              <table:table-cell office:value-type="float" office:value="0.04224">
                <text:p>0.04224</text:p>
              </table:table-cell>
              <table:table-cell office:value-type="float" office:value="1.357">
                <text:p>1.357</text:p>
              </table:table-cell>
              <table:table-cell office:value-type="float" office:value="0.4291">
                <text:p>0.4291</text:p>
              </table:table-cell>
              <table:table-cell office:value-type="float" office:value="5.46334">
                <text:p>5.46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336">
                <text:p>5.336</text:p>
              </table:table-cell>
              <table:table-cell office:value-type="float" office:value="0.002182">
                <text:p>0.002182</text:p>
              </table:table-cell>
              <table:table-cell office:value-type="float" office:value="0.2614">
                <text:p>0.2614</text:p>
              </table:table-cell>
              <table:table-cell office:value-type="float" office:value="0.1512">
                <text:p>0.1512</text:p>
              </table:table-cell>
              <table:table-cell office:value-type="float" office:value="3.156">
                <text:p>3.156</text:p>
              </table:table-cell>
              <table:table-cell office:value-type="float" office:value="0.04263">
                <text:p>0.04263</text:p>
              </table:table-cell>
              <table:table-cell office:value-type="float" office:value="1.28">
                <text:p>1.28</text:p>
              </table:table-cell>
              <table:table-cell office:value-type="float" office:value="0.4419">
                <text:p>0.4419</text:p>
              </table:table-cell>
              <table:table-cell office:value-type="float" office:value="5.33313">
                <text:p>5.33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609">
                <text:p>5.609</text:p>
              </table:table-cell>
              <table:table-cell office:value-type="float" office:value="0.003389">
                <text:p>0.003389</text:p>
              </table:table-cell>
              <table:table-cell office:value-type="float" office:value="0.2965">
                <text:p>0.2965</text:p>
              </table:table-cell>
              <table:table-cell office:value-type="float" office:value="0.133">
                <text:p>0.133</text:p>
              </table:table-cell>
              <table:table-cell office:value-type="float" office:value="3.31">
                <text:p>3.31</text:p>
              </table:table-cell>
              <table:table-cell office:value-type="float" office:value="0.04628">
                <text:p>0.04628</text:p>
              </table:table-cell>
              <table:table-cell office:value-type="float" office:value="1.351">
                <text:p>1.351</text:p>
              </table:table-cell>
              <table:table-cell office:value-type="float" office:value="0.4694">
                <text:p>0.4694</text:p>
              </table:table-cell>
              <table:table-cell office:value-type="float" office:value="5.60618">
                <text:p>5.606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.184">
                <text:p>5.184</text:p>
              </table:table-cell>
              <table:table-cell office:value-type="float" office:value="0.002556">
                <text:p>0.002556</text:p>
              </table:table-cell>
              <table:table-cell office:value-type="float" office:value="0.2624">
                <text:p>0.2624</text:p>
              </table:table-cell>
              <table:table-cell office:value-type="float" office:value="0.124">
                <text:p>0.124</text:p>
              </table:table-cell>
              <table:table-cell office:value-type="float" office:value="2.948">
                <text:p>2.948</text:p>
              </table:table-cell>
              <table:table-cell office:value-type="float" office:value="0.04551">
                <text:p>0.04551</text:p>
              </table:table-cell>
              <table:table-cell office:value-type="float" office:value="1.273">
                <text:p>1.273</text:p>
              </table:table-cell>
              <table:table-cell office:value-type="float" office:value="0.5289">
                <text:p>0.5289</text:p>
              </table:table-cell>
              <table:table-cell office:value-type="float" office:value="5.18181">
                <text:p>5.18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968">
                <text:p>4.968</text:p>
              </table:table-cell>
              <table:table-cell office:value-type="float" office:value="0.001262">
                <text:p>0.001262</text:p>
              </table:table-cell>
              <table:table-cell office:value-type="float" office:value="0.274">
                <text:p>0.274</text:p>
              </table:table-cell>
              <table:table-cell office:value-type="float" office:value="0.1121">
                <text:p>0.1121</text:p>
              </table:table-cell>
              <table:table-cell office:value-type="float" office:value="2.705">
                <text:p>2.705</text:p>
              </table:table-cell>
              <table:table-cell office:value-type="float" office:value="0.04343">
                <text:p>0.04343</text:p>
              </table:table-cell>
              <table:table-cell office:value-type="float" office:value="1.429">
                <text:p>1.429</text:p>
              </table:table-cell>
              <table:table-cell office:value-type="float" office:value="0.4043">
                <text:p>0.4043</text:p>
              </table:table-cell>
              <table:table-cell office:value-type="float" office:value="4.96783">
                <text:p>4.967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531">
                <text:p>4.531</text:p>
              </table:table-cell>
              <table:table-cell office:value-type="float" office:value="0.001085">
                <text:p>0.001085</text:p>
              </table:table-cell>
              <table:table-cell office:value-type="float" office:value="0.3152">
                <text:p>0.3152</text:p>
              </table:table-cell>
              <table:table-cell office:value-type="float" office:value="0.113">
                <text:p>0.113</text:p>
              </table:table-cell>
              <table:table-cell office:value-type="float" office:value="2.353">
                <text:p>2.353</text:p>
              </table:table-cell>
              <table:table-cell office:value-type="float" office:value="0.04711">
                <text:p>0.04711</text:p>
              </table:table-cell>
              <table:table-cell office:value-type="float" office:value="1.318">
                <text:p>1.318</text:p>
              </table:table-cell>
              <table:table-cell office:value-type="float" office:value="0.3833">
                <text:p>0.3833</text:p>
              </table:table-cell>
              <table:table-cell office:value-type="float" office:value="4.52961">
                <text:p>4.52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607">
                <text:p>4.607</text:p>
              </table:table-cell>
              <table:table-cell office:value-type="float" office:value="0.002575">
                <text:p>0.002575</text:p>
              </table:table-cell>
              <table:table-cell office:value-type="float" office:value="0.2338">
                <text:p>0.2338</text:p>
              </table:table-cell>
              <table:table-cell office:value-type="float" office:value="0.1048">
                <text:p>0.1048</text:p>
              </table:table-cell>
              <table:table-cell office:value-type="float" office:value="2.319">
                <text:p>2.319</text:p>
              </table:table-cell>
              <table:table-cell office:value-type="float" office:value="0.04542">
                <text:p>0.04542</text:p>
              </table:table-cell>
              <table:table-cell office:value-type="float" office:value="1.357">
                <text:p>1.357</text:p>
              </table:table-cell>
              <table:table-cell office:value-type="float" office:value="0.5446">
                <text:p>0.5446</text:p>
              </table:table-cell>
              <table:table-cell office:value-type="float" office:value="4.60462">
                <text:p>4.60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129">
                <text:p>4.129</text:p>
              </table:table-cell>
              <table:table-cell office:value-type="float" office:value="0.001634">
                <text:p>0.001634</text:p>
              </table:table-cell>
              <table:table-cell office:value-type="float" office:value="0.292">
                <text:p>0.292</text:p>
              </table:table-cell>
              <table:table-cell office:value-type="float" office:value="0.1052">
                <text:p>0.1052</text:p>
              </table:table-cell>
              <table:table-cell office:value-type="float" office:value="1.724">
                <text:p>1.724</text:p>
              </table:table-cell>
              <table:table-cell office:value-type="float" office:value="0.04718">
                <text:p>0.04718</text:p>
              </table:table-cell>
              <table:table-cell office:value-type="float" office:value="1.439">
                <text:p>1.439</text:p>
              </table:table-cell>
              <table:table-cell office:value-type="float" office:value="0.5204">
                <text:p>0.5204</text:p>
              </table:table-cell>
              <table:table-cell office:value-type="float" office:value="4.12778">
                <text:p>4.12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995">
                <text:p>3.995</text:p>
              </table:table-cell>
              <table:table-cell office:value-type="float" office:value="0.002338">
                <text:p>0.002338</text:p>
              </table:table-cell>
              <table:table-cell office:value-type="float" office:value="0.2791">
                <text:p>0.2791</text:p>
              </table:table-cell>
              <table:table-cell office:value-type="float" office:value="0.1296">
                <text:p>0.1296</text:p>
              </table:table-cell>
              <table:table-cell office:value-type="float" office:value="1.692">
                <text:p>1.692</text:p>
              </table:table-cell>
              <table:table-cell office:value-type="float" office:value="0.04959">
                <text:p>0.04959</text:p>
              </table:table-cell>
              <table:table-cell office:value-type="float" office:value="1.455">
                <text:p>1.455</text:p>
              </table:table-cell>
              <table:table-cell office:value-type="float" office:value="0.3866">
                <text:p>0.3866</text:p>
              </table:table-cell>
              <table:table-cell office:value-type="float" office:value="3.99189">
                <text:p>3.99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887">
                <text:p>3.887</text:p>
              </table:table-cell>
              <table:table-cell office:value-type="float" office:value="0.002379">
                <text:p>0.002379</text:p>
              </table:table-cell>
              <table:table-cell office:value-type="float" office:value="0.2957">
                <text:p>0.2957</text:p>
              </table:table-cell>
              <table:table-cell office:value-type="float" office:value="0.0861">
                <text:p>0.0861</text:p>
              </table:table-cell>
              <table:table-cell office:value-type="float" office:value="1.593">
                <text:p>1.593</text:p>
              </table:table-cell>
              <table:table-cell office:value-type="float" office:value="0.05195">
                <text:p>0.05195</text:p>
              </table:table-cell>
              <table:table-cell office:value-type="float" office:value="1.452">
                <text:p>1.452</text:p>
              </table:table-cell>
              <table:table-cell office:value-type="float" office:value="0.4058">
                <text:p>0.4058</text:p>
              </table:table-cell>
              <table:table-cell office:value-type="float" office:value="3.88455">
                <text:p>3.88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864">
                <text:p>3.864</text:p>
              </table:table-cell>
              <table:table-cell office:value-type="float" office:value="0.002012">
                <text:p>0.002012</text:p>
              </table:table-cell>
              <table:table-cell office:value-type="float" office:value="0.2845">
                <text:p>0.2845</text:p>
              </table:table-cell>
              <table:table-cell office:value-type="float" office:value="0.2265">
                <text:p>0.2265</text:p>
              </table:table-cell>
              <table:table-cell office:value-type="float" office:value="1.484">
                <text:p>1.484</text:p>
              </table:table-cell>
              <table:table-cell office:value-type="float" office:value="0.05835">
                <text:p>0.05835</text:p>
              </table:table-cell>
              <table:table-cell office:value-type="float" office:value="1.349">
                <text:p>1.349</text:p>
              </table:table-cell>
              <table:table-cell office:value-type="float" office:value="0.4599">
                <text:p>0.4599</text:p>
              </table:table-cell>
              <table:table-cell office:value-type="float" office:value="3.86225">
                <text:p>3.86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733">
                <text:p>3.733</text:p>
              </table:table-cell>
              <table:table-cell office:value-type="float" office:value="0.002744">
                <text:p>0.002744</text:p>
              </table:table-cell>
              <table:table-cell office:value-type="float" office:value="0.2812">
                <text:p>0.2812</text:p>
              </table:table-cell>
              <table:table-cell office:value-type="float" office:value="0.1451">
                <text:p>0.1451</text:p>
              </table:table-cell>
              <table:table-cell office:value-type="float" office:value="1.497">
                <text:p>1.497</text:p>
              </table:table-cell>
              <table:table-cell office:value-type="float" office:value="0.05876">
                <text:p>0.05876</text:p>
              </table:table-cell>
              <table:table-cell office:value-type="float" office:value="1.242">
                <text:p>1.242</text:p>
              </table:table-cell>
              <table:table-cell office:value-type="float" office:value="0.5069">
                <text:p>0.5069</text:p>
              </table:table-cell>
              <table:table-cell office:value-type="float" office:value="3.73096">
                <text:p>3.73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8">
                <text:p>3.8</text:p>
              </table:table-cell>
              <table:table-cell office:value-type="float" office:value="0.003159">
                <text:p>0.003159</text:p>
              </table:table-cell>
              <table:table-cell office:value-type="float" office:value="0.2274">
                <text:p>0.2274</text:p>
              </table:table-cell>
              <table:table-cell office:value-type="float" office:value="0.1296">
                <text:p>0.1296</text:p>
              </table:table-cell>
              <table:table-cell office:value-type="float" office:value="1.479">
                <text:p>1.479</text:p>
              </table:table-cell>
              <table:table-cell office:value-type="float" office:value="0.05481">
                <text:p>0.05481</text:p>
              </table:table-cell>
              <table:table-cell office:value-type="float" office:value="1.444">
                <text:p>1.444</text:p>
              </table:table-cell>
              <table:table-cell office:value-type="float" office:value="0.4617">
                <text:p>0.4617</text:p>
              </table:table-cell>
              <table:table-cell office:value-type="float" office:value="3.79651">
                <text:p>3.796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.653">
                <text:p>3.653</text:p>
              </table:table-cell>
              <table:table-cell office:value-type="float" office:value="0.003344">
                <text:p>0.003344</text:p>
              </table:table-cell>
              <table:table-cell office:value-type="float" office:value="0.2576">
                <text:p>0.2576</text:p>
              </table:table-cell>
              <table:table-cell office:value-type="float" office:value="0.136">
                <text:p>0.136</text:p>
              </table:table-cell>
              <table:table-cell office:value-type="float" office:value="1.339">
                <text:p>1.339</text:p>
              </table:table-cell>
              <table:table-cell office:value-type="float" office:value="0.05622">
                <text:p>0.05622</text:p>
              </table:table-cell>
              <table:table-cell office:value-type="float" office:value="1.38">
                <text:p>1.38</text:p>
              </table:table-cell>
              <table:table-cell office:value-type="float" office:value="0.4804">
                <text:p>0.4804</text:p>
              </table:table-cell>
              <table:table-cell office:value-type="float" office:value="3.64922">
                <text:p>3.649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.632">
                <text:p>3.632</text:p>
              </table:table-cell>
              <table:table-cell office:value-type="float" office:value="0.003683">
                <text:p>0.003683</text:p>
              </table:table-cell>
              <table:table-cell office:value-type="float" office:value="0.2964">
                <text:p>0.2964</text:p>
              </table:table-cell>
              <table:table-cell office:value-type="float" office:value="0.1328">
                <text:p>0.1328</text:p>
              </table:table-cell>
              <table:table-cell office:value-type="float" office:value="1.182">
                <text:p>1.182</text:p>
              </table:table-cell>
              <table:table-cell office:value-type="float" office:value="0.06494">
                <text:p>0.06494</text:p>
              </table:table-cell>
              <table:table-cell office:value-type="float" office:value="1.487">
                <text:p>1.487</text:p>
              </table:table-cell>
              <table:table-cell office:value-type="float" office:value="0.4659">
                <text:p>0.4659</text:p>
              </table:table-cell>
              <table:table-cell office:value-type="float" office:value="3.62904">
                <text:p>3.629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.313">
                <text:p>3.313</text:p>
              </table:table-cell>
              <table:table-cell office:value-type="float" office:value="0.003709">
                <text:p>0.003709</text:p>
              </table:table-cell>
              <table:table-cell office:value-type="float" office:value="0.2468">
                <text:p>0.2468</text:p>
              </table:table-cell>
              <table:table-cell office:value-type="float" office:value="0.09215">
                <text:p>0.09215</text:p>
              </table:table-cell>
              <table:table-cell office:value-type="float" office:value="1.022">
                <text:p>1.022</text:p>
              </table:table-cell>
              <table:table-cell office:value-type="float" office:value="0.0688">
                <text:p>0.0688</text:p>
              </table:table-cell>
              <table:table-cell office:value-type="float" office:value="1.433">
                <text:p>1.433</text:p>
              </table:table-cell>
              <table:table-cell office:value-type="float" office:value="0.4467">
                <text:p>0.4467</text:p>
              </table:table-cell>
              <table:table-cell office:value-type="float" office:value="3.30945">
                <text:p>3.309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123">
                <text:p>3.123</text:p>
              </table:table-cell>
              <table:table-cell office:value-type="float" office:value="0.003576">
                <text:p>0.003576</text:p>
              </table:table-cell>
              <table:table-cell office:value-type="float" office:value="0.2978">
                <text:p>0.2978</text:p>
              </table:table-cell>
              <table:table-cell office:value-type="float" office:value="0.1227">
                <text:p>0.1227</text:p>
              </table:table-cell>
              <table:table-cell office:value-type="float" office:value="0.862">
                <text:p>0.862</text:p>
              </table:table-cell>
              <table:table-cell office:value-type="float" office:value="0.08233">
                <text:p>0.08233</text:p>
              </table:table-cell>
              <table:table-cell office:value-type="float" office:value="1.302">
                <text:p>1.302</text:p>
              </table:table-cell>
              <table:table-cell office:value-type="float" office:value="0.4519">
                <text:p>0.4519</text:p>
              </table:table-cell>
              <table:table-cell office:value-type="float" office:value="3.11873">
                <text:p>3.11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314">
                <text:p>3.314</text:p>
              </table:table-cell>
              <table:table-cell office:value-type="float" office:value="0.003824">
                <text:p>0.003824</text:p>
              </table:table-cell>
              <table:table-cell office:value-type="float" office:value="0.3042">
                <text:p>0.3042</text:p>
              </table:table-cell>
              <table:table-cell office:value-type="float" office:value="0.1168">
                <text:p>0.1168</text:p>
              </table:table-cell>
              <table:table-cell office:value-type="float" office:value="0.7034">
                <text:p>0.7034</text:p>
              </table:table-cell>
              <table:table-cell office:value-type="float" office:value="0.08017">
                <text:p>0.08017</text:p>
              </table:table-cell>
              <table:table-cell office:value-type="float" office:value="1.577">
                <text:p>1.577</text:p>
              </table:table-cell>
              <table:table-cell office:value-type="float" office:value="0.5289">
                <text:p>0.5289</text:p>
              </table:table-cell>
              <table:table-cell office:value-type="float" office:value="3.31047">
                <text:p>3.310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894">
                <text:p>2.894</text:p>
              </table:table-cell>
              <table:table-cell office:value-type="float" office:value="0.002741">
                <text:p>0.002741</text:p>
              </table:table-cell>
              <table:table-cell office:value-type="float" office:value="0.266">
                <text:p>0.266</text:p>
              </table:table-cell>
              <table:table-cell office:value-type="float" office:value="0.1321">
                <text:p>0.1321</text:p>
              </table:table-cell>
              <table:table-cell office:value-type="float" office:value="0.5268">
                <text:p>0.5268</text:p>
              </table:table-cell>
              <table:table-cell office:value-type="float" office:value="0.08201">
                <text:p>0.08201</text:p>
              </table:table-cell>
              <table:table-cell office:value-type="float" office:value="1.348">
                <text:p>1.348</text:p>
              </table:table-cell>
              <table:table-cell office:value-type="float" office:value="0.5367">
                <text:p>0.5367</text:p>
              </table:table-cell>
              <table:table-cell office:value-type="float" office:value="2.89161">
                <text:p>2.89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072">
                <text:p>3.072</text:p>
              </table:table-cell>
              <table:table-cell office:value-type="float" office:value="0.00517">
                <text:p>0.00517</text:p>
              </table:table-cell>
              <table:table-cell office:value-type="float" office:value="0.2985">
                <text:p>0.2985</text:p>
              </table:table-cell>
              <table:table-cell office:value-type="float" office:value="0.1355">
                <text:p>0.1355</text:p>
              </table:table-cell>
              <table:table-cell office:value-type="float" office:value="0.4972">
                <text:p>0.4972</text:p>
              </table:table-cell>
              <table:table-cell office:value-type="float" office:value="0.09113">
                <text:p>0.09113</text:p>
              </table:table-cell>
              <table:table-cell office:value-type="float" office:value="1.539">
                <text:p>1.539</text:p>
              </table:table-cell>
              <table:table-cell office:value-type="float" office:value="0.5047">
                <text:p>0.5047</text:p>
              </table:table-cell>
              <table:table-cell office:value-type="float" office:value="3.06603">
                <text:p>3.066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629">
                <text:p>2.629</text:p>
              </table:table-cell>
              <table:table-cell office:value-type="float" office:value="0.003989">
                <text:p>0.003989</text:p>
              </table:table-cell>
              <table:table-cell office:value-type="float" office:value="0.2572">
                <text:p>0.2572</text:p>
              </table:table-cell>
              <table:table-cell office:value-type="float" office:value="0.09297">
                <text:p>0.09297</text:p>
              </table:table-cell>
              <table:table-cell office:value-type="float" office:value="0.2749">
                <text:p>0.2749</text:p>
              </table:table-cell>
              <table:table-cell office:value-type="float" office:value="0.09441">
                <text:p>0.09441</text:p>
              </table:table-cell>
              <table:table-cell office:value-type="float" office:value="1.404">
                <text:p>1.404</text:p>
              </table:table-cell>
              <table:table-cell office:value-type="float" office:value="0.5016">
                <text:p>0.5016</text:p>
              </table:table-cell>
              <table:table-cell office:value-type="float" office:value="2.62508">
                <text:p>2.625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552">
                <text:p>2.552</text:p>
              </table:table-cell>
              <table:table-cell office:value-type="float" office:value="0.003947">
                <text:p>0.003947</text:p>
              </table:table-cell>
              <table:table-cell office:value-type="float" office:value="0.2924">
                <text:p>0.2924</text:p>
              </table:table-cell>
              <table:table-cell office:value-type="float" office:value="0.114">
                <text:p>0.114</text:p>
              </table:table-cell>
              <table:table-cell office:value-type="float" office:value="0.1687">
                <text:p>0.1687</text:p>
              </table:table-cell>
              <table:table-cell office:value-type="float" office:value="0.105">
                <text:p>0.105</text:p>
              </table:table-cell>
              <table:table-cell office:value-type="float" office:value="1.393">
                <text:p>1.393</text:p>
              </table:table-cell>
              <table:table-cell office:value-type="float" office:value="0.4754">
                <text:p>0.4754</text:p>
              </table:table-cell>
              <table:table-cell office:value-type="float" office:value="2.5485">
                <text:p>2.54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578">
                <text:p>2.578</text:p>
              </table:table-cell>
              <table:table-cell office:value-type="float" office:value="0.005265">
                <text:p>0.005265</text:p>
              </table:table-cell>
              <table:table-cell office:value-type="float" office:value="0.243">
                <text:p>0.243</text:p>
              </table:table-cell>
              <table:table-cell office:value-type="float" office:value="0.1137">
                <text:p>0.1137</text:p>
              </table:table-cell>
              <table:table-cell office:value-type="float" office:value="0.181">
                <text:p>0.181</text:p>
              </table:table-cell>
              <table:table-cell office:value-type="float" office:value="0.1197">
                <text:p>0.1197</text:p>
              </table:table-cell>
              <table:table-cell office:value-type="float" office:value="1.449">
                <text:p>1.449</text:p>
              </table:table-cell>
              <table:table-cell office:value-type="float" office:value="0.4661">
                <text:p>0.4661</text:p>
              </table:table-cell>
              <table:table-cell office:value-type="float" office:value="2.5725">
                <text:p>2.5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323">
                <text:p>2.323</text:p>
              </table:table-cell>
              <table:table-cell office:value-type="float" office:value="0.003646">
                <text:p>0.003646</text:p>
              </table:table-cell>
              <table:table-cell office:value-type="float" office:value="0.2527">
                <text:p>0.2527</text:p>
              </table:table-cell>
              <table:table-cell office:value-type="float" office:value="0.1592">
                <text:p>0.1592</text:p>
              </table:table-cell>
              <table:table-cell office:value-type="float" office:value="0.0687">
                <text:p>0.0687</text:p>
              </table:table-cell>
              <table:table-cell office:value-type="float" office:value="0.131">
                <text:p>0.131</text:p>
              </table:table-cell>
              <table:table-cell office:value-type="float" office:value="1.272">
                <text:p>1.272</text:p>
              </table:table-cell>
              <table:table-cell office:value-type="float" office:value="0.4358">
                <text:p>0.4358</text:p>
              </table:table-cell>
              <table:table-cell office:value-type="float" office:value="2.3194">
                <text:p>2.3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226">
                <text:p>2.226</text:p>
              </table:table-cell>
              <table:table-cell office:value-type="float" office:value="0.004965">
                <text:p>0.004965</text:p>
              </table:table-cell>
              <table:table-cell office:value-type="float" office:value="0.2497">
                <text:p>0.2497</text:p>
              </table:table-cell>
              <table:table-cell office:value-type="float" office:value="0.1711">
                <text:p>0.1711</text:p>
              </table:table-cell>
              <table:table-cell office:value-type="float" office:value="0.05721">
                <text:p>0.05721</text:p>
              </table:table-cell>
              <table:table-cell office:value-type="float" office:value="0.1316">
                <text:p>0.1316</text:p>
              </table:table-cell>
              <table:table-cell office:value-type="float" office:value="1.195">
                <text:p>1.195</text:p>
              </table:table-cell>
              <table:table-cell office:value-type="float" office:value="0.4169">
                <text:p>0.4169</text:p>
              </table:table-cell>
              <table:table-cell office:value-type="float" office:value="2.22151">
                <text:p>2.22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304">
                <text:p>2.304</text:p>
              </table:table-cell>
              <table:table-cell office:value-type="float" office:value="0.003862">
                <text:p>0.003862</text:p>
              </table:table-cell>
              <table:table-cell office:value-type="float" office:value="0.2497">
                <text:p>0.2497</text:p>
              </table:table-cell>
              <table:table-cell office:value-type="float" office:value="0.09315">
                <text:p>0.09315</text:p>
              </table:table-cell>
              <table:table-cell office:value-type="float" office:value="0.02675">
                <text:p>0.02675</text:p>
              </table:table-cell>
              <table:table-cell office:value-type="float" office:value="0.1426">
                <text:p>0.1426</text:p>
              </table:table-cell>
              <table:table-cell office:value-type="float" office:value="1.266">
                <text:p>1.266</text:p>
              </table:table-cell>
              <table:table-cell office:value-type="float" office:value="0.5217">
                <text:p>0.5217</text:p>
              </table:table-cell>
              <table:table-cell office:value-type="float" office:value="2.2999">
                <text:p>2.2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581">
                <text:p>2.581</text:p>
              </table:table-cell>
              <table:table-cell office:value-type="float" office:value="0.003282">
                <text:p>0.003282</text:p>
              </table:table-cell>
              <table:table-cell office:value-type="float" office:value="0.2242">
                <text:p>0.2242</text:p>
              </table:table-cell>
              <table:table-cell office:value-type="float" office:value="0.1801">
                <text:p>0.1801</text:p>
              </table:table-cell>
              <table:table-cell office:value-type="float" office:value="0.004632">
                <text:p>0.004632</text:p>
              </table:table-cell>
              <table:table-cell office:value-type="float" office:value="0.1519">
                <text:p>0.1519</text:p>
              </table:table-cell>
              <table:table-cell office:value-type="float" office:value="1.465">
                <text:p>1.465</text:p>
              </table:table-cell>
              <table:table-cell office:value-type="float" office:value="0.552">
                <text:p>0.552</text:p>
              </table:table-cell>
              <table:table-cell office:value-type="float" office:value="2.577832">
                <text:p>2.577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4">
                <text:p>2.4</text:p>
              </table:table-cell>
              <table:table-cell office:value-type="float" office:value="0.005701">
                <text:p>0.005701</text:p>
              </table:table-cell>
              <table:table-cell office:value-type="float" office:value="0.245">
                <text:p>0.245</text:p>
              </table:table-cell>
              <table:table-cell office:value-type="float" office:value="0.1167">
                <text:p>0.1167</text:p>
              </table:table-cell>
              <table:table-cell office:value-type="float" office:value="0.009827">
                <text:p>0.009827</text:p>
              </table:table-cell>
              <table:table-cell office:value-type="float" office:value="0.159">
                <text:p>0.159</text:p>
              </table:table-cell>
              <table:table-cell office:value-type="float" office:value="1.376">
                <text:p>1.376</text:p>
              </table:table-cell>
              <table:table-cell office:value-type="float" office:value="0.4871">
                <text:p>0.4871</text:p>
              </table:table-cell>
              <table:table-cell office:value-type="float" office:value="2.393627">
                <text:p>2.393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377">
                <text:p>2.377</text:p>
              </table:table-cell>
              <table:table-cell office:value-type="float" office:value="0.006689">
                <text:p>0.006689</text:p>
              </table:table-cell>
              <table:table-cell office:value-type="float" office:value="0.2274">
                <text:p>0.2274</text:p>
              </table:table-cell>
              <table:table-cell office:value-type="float" office:value="0.1377">
                <text:p>0.1377</text:p>
              </table:table-cell>
              <table:table-cell office:value-type="float" office:value="0.0002194">
                <text:p>0.0002194</text:p>
              </table:table-cell>
              <table:table-cell office:value-type="float" office:value="0.154">
                <text:p>0.154</text:p>
              </table:table-cell>
              <table:table-cell office:value-type="float" office:value="1.373">
                <text:p>1.373</text:p>
              </table:table-cell>
              <table:table-cell office:value-type="float" office:value="0.4785">
                <text:p>0.4785</text:p>
              </table:table-cell>
              <table:table-cell office:value-type="float" office:value="2.3708194">
                <text:p>2.3708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513">
                <text:p>2.513</text:p>
              </table:table-cell>
              <table:table-cell office:value-type="float" office:value="0.003892">
                <text:p>0.003892</text:p>
              </table:table-cell>
              <table:table-cell office:value-type="float" office:value="0.2721">
                <text:p>0.2721</text:p>
              </table:table-cell>
              <table:table-cell office:value-type="float" office:value="0.1335">
                <text:p>0.1335</text:p>
              </table:table-cell>
              <table:table-cell office:value-type="float" office:value="0">
                <text:p>0</text:p>
              </table:table-cell>
              <table:table-cell office:value-type="float" office:value="0.1643">
                <text:p>0.1643</text:p>
              </table:table-cell>
              <table:table-cell office:value-type="float" office:value="1.449">
                <text:p>1.449</text:p>
              </table:table-cell>
              <table:table-cell office:value-type="float" office:value="0.4902">
                <text:p>0.4902</text:p>
              </table:table-cell>
              <table:table-cell office:value-type="float" office:value="2.5091">
                <text:p>2.50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.306">
                <text:p>2.306</text:p>
              </table:table-cell>
              <table:table-cell office:value-type="float" office:value="0.005174">
                <text:p>0.005174</text:p>
              </table:table-cell>
              <table:table-cell office:value-type="float" office:value="0.3084">
                <text:p>0.3084</text:p>
              </table:table-cell>
              <table:table-cell office:value-type="float" office:value="0.1468">
                <text:p>0.1468</text:p>
              </table:table-cell>
              <table:table-cell office:value-type="float" office:value="0">
                <text:p>0</text:p>
              </table:table-cell>
              <table:table-cell office:value-type="float" office:value="0.1562">
                <text:p>0.1562</text:p>
              </table:table-cell>
              <table:table-cell office:value-type="float" office:value="1.271">
                <text:p>1.271</text:p>
              </table:table-cell>
              <table:table-cell office:value-type="float" office:value="0.4183">
                <text:p>0.4183</text:p>
              </table:table-cell>
              <table:table-cell office:value-type="float" office:value="2.3007">
                <text:p>2.3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.731">
                <text:p>2.731</text:p>
              </table:table-cell>
              <table:table-cell office:value-type="float" office:value="0.002948">
                <text:p>0.002948</text:p>
              </table:table-cell>
              <table:table-cell office:value-type="float" office:value="0.285">
                <text:p>0.285</text:p>
              </table:table-cell>
              <table:table-cell office:value-type="float" office:value="0.1308">
                <text:p>0.1308</text:p>
              </table:table-cell>
              <table:table-cell office:value-type="float" office:value="0">
                <text:p>0</text:p>
              </table:table-cell>
              <table:table-cell office:value-type="float" office:value="0.1626">
                <text:p>0.1626</text:p>
              </table:table-cell>
              <table:table-cell office:value-type="float" office:value="1.61">
                <text:p>1.61</text:p>
              </table:table-cell>
              <table:table-cell office:value-type="float" office:value="0.5397">
                <text:p>0.5397</text:p>
              </table:table-cell>
              <table:table-cell office:value-type="float" office:value="2.7281">
                <text:p>2.72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437">
                <text:p>2.437</text:p>
              </table:table-cell>
              <table:table-cell office:value-type="float" office:value="0.003713">
                <text:p>0.003713</text:p>
              </table:table-cell>
              <table:table-cell office:value-type="float" office:value="0.268">
                <text:p>0.268</text:p>
              </table:table-cell>
              <table:table-cell office:value-type="float" office:value="0.1143">
                <text:p>0.1143</text:p>
              </table:table-cell>
              <table:table-cell office:value-type="float" office:value="0">
                <text:p>0</text:p>
              </table:table-cell>
              <table:table-cell office:value-type="float" office:value="0.1643">
                <text:p>0.1643</text:p>
              </table:table-cell>
              <table:table-cell office:value-type="float" office:value="1.43">
                <text:p>1.43</text:p>
              </table:table-cell>
              <table:table-cell office:value-type="float" office:value="0.4561">
                <text:p>0.4561</text:p>
              </table:table-cell>
              <table:table-cell office:value-type="float" office:value="2.4327">
                <text:p>2.43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519">
                <text:p>2.519</text:p>
              </table:table-cell>
              <table:table-cell office:value-type="float" office:value="0.002858">
                <text:p>0.002858</text:p>
              </table:table-cell>
              <table:table-cell office:value-type="float" office:value="0.2988">
                <text:p>0.2988</text:p>
              </table:table-cell>
              <table:table-cell office:value-type="float" office:value="0.1262">
                <text:p>0.1262</text:p>
              </table:table-cell>
              <table:table-cell office:value-type="float" office:value="0">
                <text:p>0</text:p>
              </table:table-cell>
              <table:table-cell office:value-type="float" office:value="0.1434">
                <text:p>0.1434</text:p>
              </table:table-cell>
              <table:table-cell office:value-type="float" office:value="1.463">
                <text:p>1.463</text:p>
              </table:table-cell>
              <table:table-cell office:value-type="float" office:value="0.4848">
                <text:p>0.4848</text:p>
              </table:table-cell>
              <table:table-cell office:value-type="float" office:value="2.5162">
                <text:p>2.51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.505">
                <text:p>2.505</text:p>
              </table:table-cell>
              <table:table-cell office:value-type="float" office:value="0.003582">
                <text:p>0.003582</text:p>
              </table:table-cell>
              <table:table-cell office:value-type="float" office:value="0.2258">
                <text:p>0.2258</text:p>
              </table:table-cell>
              <table:table-cell office:value-type="float" office:value="0.1653">
                <text:p>0.1653</text:p>
              </table:table-cell>
              <table:table-cell office:value-type="float" office:value="0">
                <text:p>0</text:p>
              </table:table-cell>
              <table:table-cell office:value-type="float" office:value="0.1444">
                <text:p>0.1444</text:p>
              </table:table-cell>
              <table:table-cell office:value-type="float" office:value="1.472">
                <text:p>1.472</text:p>
              </table:table-cell>
              <table:table-cell office:value-type="float" office:value="0.4941">
                <text:p>0.4941</text:p>
              </table:table-cell>
              <table:table-cell office:value-type="float" office:value="2.5016">
                <text:p>2.50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.313">
                <text:p>2.313</text:p>
              </table:table-cell>
              <table:table-cell office:value-type="float" office:value="0.00323">
                <text:p>0.00323</text:p>
              </table:table-cell>
              <table:table-cell office:value-type="float" office:value="0.227">
                <text:p>0.227</text:p>
              </table:table-cell>
              <table:table-cell office:value-type="float" office:value="0.1245">
                <text:p>0.1245</text:p>
              </table:table-cell>
              <table:table-cell office:value-type="float" office:value="0">
                <text:p>0</text:p>
              </table:table-cell>
              <table:table-cell office:value-type="float" office:value="0.1346">
                <text:p>0.1346</text:p>
              </table:table-cell>
              <table:table-cell office:value-type="float" office:value="1.352">
                <text:p>1.352</text:p>
              </table:table-cell>
              <table:table-cell office:value-type="float" office:value="0.4718">
                <text:p>0.4718</text:p>
              </table:table-cell>
              <table:table-cell office:value-type="float" office:value="2.3099">
                <text:p>2.3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519">
                <text:p>2.519</text:p>
              </table:table-cell>
              <table:table-cell office:value-type="float" office:value="0.002489">
                <text:p>0.002489</text:p>
              </table:table-cell>
              <table:table-cell office:value-type="float" office:value="0.3364">
                <text:p>0.3364</text:p>
              </table:table-cell>
              <table:table-cell office:value-type="float" office:value="0.1468">
                <text:p>0.1468</text:p>
              </table:table-cell>
              <table:table-cell office:value-type="float" office:value="0">
                <text:p>0</text:p>
              </table:table-cell>
              <table:table-cell office:value-type="float" office:value="0.1261">
                <text:p>0.1261</text:p>
              </table:table-cell>
              <table:table-cell office:value-type="float" office:value="1.311">
                <text:p>1.311</text:p>
              </table:table-cell>
              <table:table-cell office:value-type="float" office:value="0.5965">
                <text:p>0.5965</text:p>
              </table:table-cell>
              <table:table-cell office:value-type="float" office:value="2.5168">
                <text:p>2.51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286">
                <text:p>2.286</text:p>
              </table:table-cell>
              <table:table-cell office:value-type="float" office:value="0.003821">
                <text:p>0.003821</text:p>
              </table:table-cell>
              <table:table-cell office:value-type="float" office:value="0.2033">
                <text:p>0.2033</text:p>
              </table:table-cell>
              <table:table-cell office:value-type="float" office:value="0.1177">
                <text:p>0.1177</text:p>
              </table:table-cell>
              <table:table-cell office:value-type="float" office:value="0">
                <text:p>0</text:p>
              </table:table-cell>
              <table:table-cell office:value-type="float" office:value="0.109">
                <text:p>0.109</text:p>
              </table:table-cell>
              <table:table-cell office:value-type="float" office:value="1.331">
                <text:p>1.331</text:p>
              </table:table-cell>
              <table:table-cell office:value-type="float" office:value="0.5209">
                <text:p>0.5209</text:p>
              </table:table-cell>
              <table:table-cell office:value-type="float" office:value="2.2819">
                <text:p>2.28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504">
                <text:p>2.504</text:p>
              </table:table-cell>
              <table:table-cell office:value-type="float" office:value="0.006999">
                <text:p>0.006999</text:p>
              </table:table-cell>
              <table:table-cell office:value-type="float" office:value="0.2519">
                <text:p>0.2519</text:p>
              </table:table-cell>
              <table:table-cell office:value-type="float" office:value="0.1309">
                <text:p>0.1309</text:p>
              </table:table-cell>
              <table:table-cell office:value-type="float" office:value="0">
                <text:p>0</text:p>
              </table:table-cell>
              <table:table-cell office:value-type="float" office:value="0.1029">
                <text:p>0.1029</text:p>
              </table:table-cell>
              <table:table-cell office:value-type="float" office:value="1.498">
                <text:p>1.498</text:p>
              </table:table-cell>
              <table:table-cell office:value-type="float" office:value="0.5138">
                <text:p>0.5138</text:p>
              </table:table-cell>
              <table:table-cell office:value-type="float" office:value="2.4975">
                <text:p>2.49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493">
                <text:p>2.493</text:p>
              </table:table-cell>
              <table:table-cell office:value-type="float" office:value="0.005717">
                <text:p>0.005717</text:p>
              </table:table-cell>
              <table:table-cell office:value-type="float" office:value="0.3232">
                <text:p>0.3232</text:p>
              </table:table-cell>
              <table:table-cell office:value-type="float" office:value="0.1407">
                <text:p>0.1407</text:p>
              </table:table-cell>
              <table:table-cell office:value-type="float" office:value="0">
                <text:p>0</text:p>
              </table:table-cell>
              <table:table-cell office:value-type="float" office:value="0.09686">
                <text:p>0.09686</text:p>
              </table:table-cell>
              <table:table-cell office:value-type="float" office:value="1.401">
                <text:p>1.401</text:p>
              </table:table-cell>
              <table:table-cell office:value-type="float" office:value="0.5258">
                <text:p>0.5258</text:p>
              </table:table-cell>
              <table:table-cell office:value-type="float" office:value="2.48756">
                <text:p>2.487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299">
                <text:p>2.299</text:p>
              </table:table-cell>
              <table:table-cell office:value-type="float" office:value="0.006426">
                <text:p>0.006426</text:p>
              </table:table-cell>
              <table:table-cell office:value-type="float" office:value="0.2637">
                <text:p>0.2637</text:p>
              </table:table-cell>
              <table:table-cell office:value-type="float" office:value="0.1218">
                <text:p>0.1218</text:p>
              </table:table-cell>
              <table:table-cell office:value-type="float" office:value="0">
                <text:p>0</text:p>
              </table:table-cell>
              <table:table-cell office:value-type="float" office:value="0.08973">
                <text:p>0.08973</text:p>
              </table:table-cell>
              <table:table-cell office:value-type="float" office:value="1.356">
                <text:p>1.356</text:p>
              </table:table-cell>
              <table:table-cell office:value-type="float" office:value="0.462">
                <text:p>0.462</text:p>
              </table:table-cell>
              <table:table-cell office:value-type="float" office:value="2.29323">
                <text:p>2.293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.393">
                <text:p>2.393</text:p>
              </table:table-cell>
              <table:table-cell office:value-type="float" office:value="0.007293">
                <text:p>0.007293</text:p>
              </table:table-cell>
              <table:table-cell office:value-type="float" office:value="0.2736">
                <text:p>0.2736</text:p>
              </table:table-cell>
              <table:table-cell office:value-type="float" office:value="0.09542">
                <text:p>0.09542</text:p>
              </table:table-cell>
              <table:table-cell office:value-type="float" office:value="0">
                <text:p>0</text:p>
              </table:table-cell>
              <table:table-cell office:value-type="float" office:value="0.07308">
                <text:p>0.07308</text:p>
              </table:table-cell>
              <table:table-cell office:value-type="float" office:value="1.437">
                <text:p>1.437</text:p>
              </table:table-cell>
              <table:table-cell office:value-type="float" office:value="0.5064">
                <text:p>0.5064</text:p>
              </table:table-cell>
              <table:table-cell office:value-type="float" office:value="2.3855">
                <text:p>2.3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24">
                <text:p>2.24</text:p>
              </table:table-cell>
              <table:table-cell office:value-type="float" office:value="0.01085">
                <text:p>0.01085</text:p>
              </table:table-cell>
              <table:table-cell office:value-type="float" office:value="0.2297">
                <text:p>0.2297</text:p>
              </table:table-cell>
              <table:table-cell office:value-type="float" office:value="0.1115">
                <text:p>0.1115</text:p>
              </table:table-cell>
              <table:table-cell office:value-type="float" office:value="0">
                <text:p>0</text:p>
              </table:table-cell>
              <table:table-cell office:value-type="float" office:value="0.06869">
                <text:p>0.06869</text:p>
              </table:table-cell>
              <table:table-cell office:value-type="float" office:value="1.392">
                <text:p>1.392</text:p>
              </table:table-cell>
              <table:table-cell office:value-type="float" office:value="0.428">
                <text:p>0.428</text:p>
              </table:table-cell>
              <table:table-cell office:value-type="float" office:value="2.22989">
                <text:p>2.229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.315">
                <text:p>2.315</text:p>
              </table:table-cell>
              <table:table-cell office:value-type="float" office:value="0.008488">
                <text:p>0.008488</text:p>
              </table:table-cell>
              <table:table-cell office:value-type="float" office:value="0.2192">
                <text:p>0.2192</text:p>
              </table:table-cell>
              <table:table-cell office:value-type="float" office:value="0.1357">
                <text:p>0.1357</text:p>
              </table:table-cell>
              <table:table-cell office:value-type="float" office:value="0">
                <text:p>0</text:p>
              </table:table-cell>
              <table:table-cell office:value-type="float" office:value="0.06617">
                <text:p>0.06617</text:p>
              </table:table-cell>
              <table:table-cell office:value-type="float" office:value="1.385">
                <text:p>1.385</text:p>
              </table:table-cell>
              <table:table-cell office:value-type="float" office:value="0.501">
                <text:p>0.501</text:p>
              </table:table-cell>
              <table:table-cell office:value-type="float" office:value="2.30707">
                <text:p>2.307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.376">
                <text:p>2.376</text:p>
              </table:table-cell>
              <table:table-cell office:value-type="float" office:value="0.01532">
                <text:p>0.01532</text:p>
              </table:table-cell>
              <table:table-cell office:value-type="float" office:value="0.2336">
                <text:p>0.2336</text:p>
              </table:table-cell>
              <table:table-cell office:value-type="float" office:value="0.1553">
                <text:p>0.1553</text:p>
              </table:table-cell>
              <table:table-cell office:value-type="float" office:value="0">
                <text:p>0</text:p>
              </table:table-cell>
              <table:table-cell office:value-type="float" office:value="0.05523">
                <text:p>0.05523</text:p>
              </table:table-cell>
              <table:table-cell office:value-type="float" office:value="1.37">
                <text:p>1.37</text:p>
              </table:table-cell>
              <table:table-cell office:value-type="float" office:value="0.5462">
                <text:p>0.5462</text:p>
              </table:table-cell>
              <table:table-cell office:value-type="float" office:value="2.36033">
                <text:p>2.36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467">
                <text:p>2.467</text:p>
              </table:table-cell>
              <table:table-cell office:value-type="float" office:value="0.02185">
                <text:p>0.02185</text:p>
              </table:table-cell>
              <table:table-cell office:value-type="float" office:value="0.2584">
                <text:p>0.2584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.04831">
                <text:p>0.04831</text:p>
              </table:table-cell>
              <table:table-cell office:value-type="float" office:value="1.449">
                <text:p>1.449</text:p>
              </table:table-cell>
              <table:table-cell office:value-type="float" office:value="0.5574">
                <text:p>0.5574</text:p>
              </table:table-cell>
              <table:table-cell office:value-type="float" office:value="2.44561">
                <text:p>2.445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.247">
                <text:p>2.247</text:p>
              </table:table-cell>
              <table:table-cell office:value-type="float" office:value="0.02823">
                <text:p>0.02823</text:p>
              </table:table-cell>
              <table:table-cell office:value-type="float" office:value="0.1953">
                <text:p>0.1953</text:p>
              </table:table-cell>
              <table:table-cell office:value-type="float" office:value="0.1259">
                <text:p>0.1259</text:p>
              </table:table-cell>
              <table:table-cell office:value-type="float" office:value="0">
                <text:p>0</text:p>
              </table:table-cell>
              <table:table-cell office:value-type="float" office:value="0.0465">
                <text:p>0.0465</text:p>
              </table:table-cell>
              <table:table-cell office:value-type="float" office:value="1.419">
                <text:p>1.419</text:p>
              </table:table-cell>
              <table:table-cell office:value-type="float" office:value="0.4319">
                <text:p>0.4319</text:p>
              </table:table-cell>
              <table:table-cell office:value-type="float" office:value="2.2186">
                <text:p>2.21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349">
                <text:p>2.349</text:p>
              </table:table-cell>
              <table:table-cell office:value-type="float" office:value="0.03035">
                <text:p>0.03035</text:p>
              </table:table-cell>
              <table:table-cell office:value-type="float" office:value="0.2294">
                <text:p>0.2294</text:p>
              </table:table-cell>
              <table:table-cell office:value-type="float" office:value="0.1272">
                <text:p>0.1272</text:p>
              </table:table-cell>
              <table:table-cell office:value-type="float" office:value="0">
                <text:p>0</text:p>
              </table:table-cell>
              <table:table-cell office:value-type="float" office:value="0.04121">
                <text:p>0.04121</text:p>
              </table:table-cell>
              <table:table-cell office:value-type="float" office:value="1.362">
                <text:p>1.362</text:p>
              </table:table-cell>
              <table:table-cell office:value-type="float" office:value="0.5593">
                <text:p>0.5593</text:p>
              </table:table-cell>
              <table:table-cell office:value-type="float" office:value="2.31911">
                <text:p>2.319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461">
                <text:p>2.461</text:p>
              </table:table-cell>
              <table:table-cell office:value-type="float" office:value="0.04408">
                <text:p>0.04408</text:p>
              </table:table-cell>
              <table:table-cell office:value-type="float" office:value="0.2612">
                <text:p>0.2612</text:p>
              </table:table-cell>
              <table:table-cell office:value-type="float" office:value="0.1628">
                <text:p>0.1628</text:p>
              </table:table-cell>
              <table:table-cell office:value-type="float" office:value="0">
                <text:p>0</text:p>
              </table:table-cell>
              <table:table-cell office:value-type="float" office:value="0.03852">
                <text:p>0.03852</text:p>
              </table:table-cell>
              <table:table-cell office:value-type="float" office:value="1.426">
                <text:p>1.426</text:p>
              </table:table-cell>
              <table:table-cell office:value-type="float" office:value="0.5281">
                <text:p>0.5281</text:p>
              </table:table-cell>
              <table:table-cell office:value-type="float" office:value="2.41662">
                <text:p>2.416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417">
                <text:p>2.417</text:p>
              </table:table-cell>
              <table:table-cell office:value-type="float" office:value="0.04871">
                <text:p>0.04871</text:p>
              </table:table-cell>
              <table:table-cell office:value-type="float" office:value="0.2569">
                <text:p>0.2569</text:p>
              </table:table-cell>
              <table:table-cell office:value-type="float" office:value="0.1485">
                <text:p>0.1485</text:p>
              </table:table-cell>
              <table:table-cell office:value-type="float" office:value="0">
                <text:p>0</text:p>
              </table:table-cell>
              <table:table-cell office:value-type="float" office:value="0.03617">
                <text:p>0.03617</text:p>
              </table:table-cell>
              <table:table-cell office:value-type="float" office:value="1.355">
                <text:p>1.355</text:p>
              </table:table-cell>
              <table:table-cell office:value-type="float" office:value="0.5713">
                <text:p>0.5713</text:p>
              </table:table-cell>
              <table:table-cell office:value-type="float" office:value="2.36787">
                <text:p>2.367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436">
                <text:p>2.436</text:p>
              </table:table-cell>
              <table:table-cell office:value-type="float" office:value="0.06379">
                <text:p>0.06379</text:p>
              </table:table-cell>
              <table:table-cell office:value-type="float" office:value="0.2968">
                <text:p>0.2968</text:p>
              </table:table-cell>
              <table:table-cell office:value-type="float" office:value="0.139">
                <text:p>0.139</text:p>
              </table:table-cell>
              <table:table-cell office:value-type="float" office:value="0">
                <text:p>0</text:p>
              </table:table-cell>
              <table:table-cell office:value-type="float" office:value="0.02967">
                <text:p>0.02967</text:p>
              </table:table-cell>
              <table:table-cell office:value-type="float" office:value="1.415">
                <text:p>1.415</text:p>
              </table:table-cell>
              <table:table-cell office:value-type="float" office:value="0.4921">
                <text:p>0.4921</text:p>
              </table:table-cell>
              <table:table-cell office:value-type="float" office:value="2.37257">
                <text:p>2.372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376">
                <text:p>2.376</text:p>
              </table:table-cell>
              <table:table-cell office:value-type="float" office:value="0.07099">
                <text:p>0.07099</text:p>
              </table:table-cell>
              <table:table-cell office:value-type="float" office:value="0.2666">
                <text:p>0.2666</text:p>
              </table:table-cell>
              <table:table-cell office:value-type="float" office:value="0.1067">
                <text:p>0.1067</text:p>
              </table:table-cell>
              <table:table-cell office:value-type="float" office:value="0">
                <text:p>0</text:p>
              </table:table-cell>
              <table:table-cell office:value-type="float" office:value="0.0286">
                <text:p>0.0286</text:p>
              </table:table-cell>
              <table:table-cell office:value-type="float" office:value="1.334">
                <text:p>1.334</text:p>
              </table:table-cell>
              <table:table-cell office:value-type="float" office:value="0.5689">
                <text:p>0.5689</text:p>
              </table:table-cell>
              <table:table-cell office:value-type="float" office:value="2.3048">
                <text:p>2.30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427">
                <text:p>2.427</text:p>
              </table:table-cell>
              <table:table-cell office:value-type="float" office:value="0.08103">
                <text:p>0.08103</text:p>
              </table:table-cell>
              <table:table-cell office:value-type="float" office:value="0.2404">
                <text:p>0.2404</text:p>
              </table:table-cell>
              <table:table-cell office:value-type="float" office:value="0.1252">
                <text:p>0.1252</text:p>
              </table:table-cell>
              <table:table-cell office:value-type="float" office:value="0">
                <text:p>0</text:p>
              </table:table-cell>
              <table:table-cell office:value-type="float" office:value="0.03182">
                <text:p>0.03182</text:p>
              </table:table-cell>
              <table:table-cell office:value-type="float" office:value="1.341">
                <text:p>1.341</text:p>
              </table:table-cell>
              <table:table-cell office:value-type="float" office:value="0.6079">
                <text:p>0.6079</text:p>
              </table:table-cell>
              <table:table-cell office:value-type="float" office:value="2.34632">
                <text:p>2.346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362">
                <text:p>2.362</text:p>
              </table:table-cell>
              <table:table-cell office:value-type="float" office:value="0.07835">
                <text:p>0.07835</text:p>
              </table:table-cell>
              <table:table-cell office:value-type="float" office:value="0.2301">
                <text:p>0.2301</text:p>
              </table:table-cell>
              <table:table-cell office:value-type="float" office:value="0.1726">
                <text:p>0.1726</text:p>
              </table:table-cell>
              <table:table-cell office:value-type="float" office:value="0">
                <text:p>0</text:p>
              </table:table-cell>
              <table:table-cell office:value-type="float" office:value="0.03015">
                <text:p>0.03015</text:p>
              </table:table-cell>
              <table:table-cell office:value-type="float" office:value="1.37">
                <text:p>1.37</text:p>
              </table:table-cell>
              <table:table-cell office:value-type="float" office:value="0.481">
                <text:p>0.481</text:p>
              </table:table-cell>
              <table:table-cell office:value-type="float" office:value="2.28385">
                <text:p>2.28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512">
                <text:p>2.512</text:p>
              </table:table-cell>
              <table:table-cell office:value-type="float" office:value="0.09372">
                <text:p>0.09372</text:p>
              </table:table-cell>
              <table:table-cell office:value-type="float" office:value="0.2824">
                <text:p>0.2824</text:p>
              </table:table-cell>
              <table:table-cell office:value-type="float" office:value="0.1072">
                <text:p>0.1072</text:p>
              </table:table-cell>
              <table:table-cell office:value-type="float" office:value="0">
                <text:p>0</text:p>
              </table:table-cell>
              <table:table-cell office:value-type="float" office:value="0.02528">
                <text:p>0.02528</text:p>
              </table:table-cell>
              <table:table-cell office:value-type="float" office:value="1.395">
                <text:p>1.395</text:p>
              </table:table-cell>
              <table:table-cell office:value-type="float" office:value="0.609">
                <text:p>0.609</text:p>
              </table:table-cell>
              <table:table-cell office:value-type="float" office:value="2.41888">
                <text:p>2.418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601">
                <text:p>2.601</text:p>
              </table:table-cell>
              <table:table-cell office:value-type="float" office:value="0.1025">
                <text:p>0.1025</text:p>
              </table:table-cell>
              <table:table-cell office:value-type="float" office:value="0.2576">
                <text:p>0.2576</text:p>
              </table:table-cell>
              <table:table-cell office:value-type="float" office:value="0.121">
                <text:p>0.121</text:p>
              </table:table-cell>
              <table:table-cell office:value-type="float" office:value="0">
                <text:p>0</text:p>
              </table:table-cell>
              <table:table-cell office:value-type="float" office:value="0.02407">
                <text:p>0.02407</text:p>
              </table:table-cell>
              <table:table-cell office:value-type="float" office:value="1.54">
                <text:p>1.54</text:p>
              </table:table-cell>
              <table:table-cell office:value-type="float" office:value="0.5564">
                <text:p>0.5564</text:p>
              </table:table-cell>
              <table:table-cell office:value-type="float" office:value="2.49907">
                <text:p>2.499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513">
                <text:p>2.513</text:p>
              </table:table-cell>
              <table:table-cell office:value-type="float" office:value="0.08655">
                <text:p>0.08655</text:p>
              </table:table-cell>
              <table:table-cell office:value-type="float" office:value="0.3084">
                <text:p>0.3084</text:p>
              </table:table-cell>
              <table:table-cell office:value-type="float" office:value="0.1632">
                <text:p>0.1632</text:p>
              </table:table-cell>
              <table:table-cell office:value-type="float" office:value="0">
                <text:p>0</text:p>
              </table:table-cell>
              <table:table-cell office:value-type="float" office:value="0.02502">
                <text:p>0.02502</text:p>
              </table:table-cell>
              <table:table-cell office:value-type="float" office:value="1.324">
                <text:p>1.324</text:p>
              </table:table-cell>
              <table:table-cell office:value-type="float" office:value="0.6061">
                <text:p>0.6061</text:p>
              </table:table-cell>
              <table:table-cell office:value-type="float" office:value="2.42672">
                <text:p>2.426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61">
                <text:p>2.61</text:p>
              </table:table-cell>
              <table:table-cell office:value-type="float" office:value="0.09808">
                <text:p>0.09808</text:p>
              </table:table-cell>
              <table:table-cell office:value-type="float" office:value="0.2809">
                <text:p>0.2809</text:p>
              </table:table-cell>
              <table:table-cell office:value-type="float" office:value="0.1636">
                <text:p>0.1636</text:p>
              </table:table-cell>
              <table:table-cell office:value-type="float" office:value="0">
                <text:p>0</text:p>
              </table:table-cell>
              <table:table-cell office:value-type="float" office:value="0.02671">
                <text:p>0.02671</text:p>
              </table:table-cell>
              <table:table-cell office:value-type="float" office:value="1.415">
                <text:p>1.415</text:p>
              </table:table-cell>
              <table:table-cell office:value-type="float" office:value="0.6261">
                <text:p>0.6261</text:p>
              </table:table-cell>
              <table:table-cell office:value-type="float" office:value="2.51231">
                <text:p>2.512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511">
                <text:p>2.511</text:p>
              </table:table-cell>
              <table:table-cell office:value-type="float" office:value="0.1103">
                <text:p>0.1103</text:p>
              </table:table-cell>
              <table:table-cell office:value-type="float" office:value="0.2458">
                <text:p>0.2458</text:p>
              </table:table-cell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.01967">
                <text:p>0.01967</text:p>
              </table:table-cell>
              <table:table-cell office:value-type="float" office:value="1.463">
                <text:p>1.463</text:p>
              </table:table-cell>
              <table:table-cell office:value-type="float" office:value="0.4669">
                <text:p>0.4669</text:p>
              </table:table-cell>
              <table:table-cell office:value-type="float" office:value="2.40037">
                <text:p>2.400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707">
                <text:p>2.707</text:p>
              </table:table-cell>
              <table:table-cell office:value-type="float" office:value="0.09616">
                <text:p>0.09616</text:p>
              </table:table-cell>
              <table:table-cell office:value-type="float" office:value="0.2868">
                <text:p>0.2868</text:p>
              </table:table-cell>
              <table:table-cell office:value-type="float" office:value="0.1373">
                <text:p>0.1373</text:p>
              </table:table-cell>
              <table:table-cell office:value-type="float" office:value="0">
                <text:p>0</text:p>
              </table:table-cell>
              <table:table-cell office:value-type="float" office:value="0.02145">
                <text:p>0.02145</text:p>
              </table:table-cell>
              <table:table-cell office:value-type="float" office:value="1.608">
                <text:p>1.608</text:p>
              </table:table-cell>
              <table:table-cell office:value-type="float" office:value="0.5572">
                <text:p>0.5572</text:p>
              </table:table-cell>
              <table:table-cell office:value-type="float" office:value="2.61075">
                <text:p>2.610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791">
                <text:p>2.791</text:p>
              </table:table-cell>
              <table:table-cell office:value-type="float" office:value="0.1066">
                <text:p>0.1066</text:p>
              </table:table-cell>
              <table:table-cell office:value-type="float" office:value="0.2945">
                <text:p>0.2945</text:p>
              </table:table-cell>
              <table:table-cell office:value-type="float" office:value="0.1948">
                <text:p>0.1948</text:p>
              </table:table-cell>
              <table:table-cell office:value-type="float" office:value="0">
                <text:p>0</text:p>
              </table:table-cell>
              <table:table-cell office:value-type="float" office:value="0.02368">
                <text:p>0.02368</text:p>
              </table:table-cell>
              <table:table-cell office:value-type="float" office:value="1.57">
                <text:p>1.57</text:p>
              </table:table-cell>
              <table:table-cell office:value-type="float" office:value="0.6013">
                <text:p>0.6013</text:p>
              </table:table-cell>
              <table:table-cell office:value-type="float" office:value="2.68428">
                <text:p>2.68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.773">
                <text:p>2.773</text:p>
              </table:table-cell>
              <table:table-cell office:value-type="float" office:value="0.1065">
                <text:p>0.1065</text:p>
              </table:table-cell>
              <table:table-cell office:value-type="float" office:value="0.238">
                <text:p>0.238</text:p>
              </table:table-cell>
              <table:table-cell office:value-type="float" office:value="0.1356">
                <text:p>0.1356</text:p>
              </table:table-cell>
              <table:table-cell office:value-type="float" office:value="0">
                <text:p>0</text:p>
              </table:table-cell>
              <table:table-cell office:value-type="float" office:value="0.02231">
                <text:p>0.02231</text:p>
              </table:table-cell>
              <table:table-cell office:value-type="float" office:value="1.6">
                <text:p>1.6</text:p>
              </table:table-cell>
              <table:table-cell office:value-type="float" office:value="0.6703">
                <text:p>0.6703</text:p>
              </table:table-cell>
              <table:table-cell office:value-type="float" office:value="2.66621">
                <text:p>2.666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594">
                <text:p>2.594</text:p>
              </table:table-cell>
              <table:table-cell office:value-type="float" office:value="0.08907">
                <text:p>0.08907</text:p>
              </table:table-cell>
              <table:table-cell office:value-type="float" office:value="0.2352">
                <text:p>0.2352</text:p>
              </table:table-cell>
              <table:table-cell office:value-type="float" office:value="0.1742">
                <text:p>0.1742</text:p>
              </table:table-cell>
              <table:table-cell office:value-type="float" office:value="0">
                <text:p>0</text:p>
              </table:table-cell>
              <table:table-cell office:value-type="float" office:value="0.01755">
                <text:p>0.01755</text:p>
              </table:table-cell>
              <table:table-cell office:value-type="float" office:value="1.588">
                <text:p>1.588</text:p>
              </table:table-cell>
              <table:table-cell office:value-type="float" office:value="0.4893">
                <text:p>0.4893</text:p>
              </table:table-cell>
              <table:table-cell office:value-type="float" office:value="2.50425">
                <text:p>2.504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633">
                <text:p>2.633</text:p>
              </table:table-cell>
              <table:table-cell office:value-type="float" office:value="0.099">
                <text:p>0.099</text:p>
              </table:table-cell>
              <table:table-cell office:value-type="float" office:value="0.2231">
                <text:p>0.2231</text:p>
              </table:table-cell>
              <table:table-cell office:value-type="float" office:value="0.1742">
                <text:p>0.1742</text:p>
              </table:table-cell>
              <table:table-cell office:value-type="float" office:value="0">
                <text:p>0</text:p>
              </table:table-cell>
              <table:table-cell office:value-type="float" office:value="0.01519">
                <text:p>0.01519</text:p>
              </table:table-cell>
              <table:table-cell office:value-type="float" office:value="1.495">
                <text:p>1.495</text:p>
              </table:table-cell>
              <table:table-cell office:value-type="float" office:value="0.6263">
                <text:p>0.6263</text:p>
              </table:table-cell>
              <table:table-cell office:value-type="float" office:value="2.53379">
                <text:p>2.53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645">
                <text:p>2.645</text:p>
              </table:table-cell>
              <table:table-cell office:value-type="float" office:value="0.1087">
                <text:p>0.1087</text:p>
              </table:table-cell>
              <table:table-cell office:value-type="float" office:value="0.2563">
                <text:p>0.2563</text:p>
              </table:table-cell>
              <table:table-cell office:value-type="float" office:value="0.1342">
                <text:p>0.1342</text:p>
              </table:table-cell>
              <table:table-cell office:value-type="float" office:value="0">
                <text:p>0</text:p>
              </table:table-cell>
              <table:table-cell office:value-type="float" office:value="0.01565">
                <text:p>0.01565</text:p>
              </table:table-cell>
              <table:table-cell office:value-type="float" office:value="1.591">
                <text:p>1.591</text:p>
              </table:table-cell>
              <table:table-cell office:value-type="float" office:value="0.5389">
                <text:p>0.5389</text:p>
              </table:table-cell>
              <table:table-cell office:value-type="float" office:value="2.53605">
                <text:p>2.536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593">
                <text:p>2.593</text:p>
              </table:table-cell>
              <table:table-cell office:value-type="float" office:value="0.1142">
                <text:p>0.1142</text:p>
              </table:table-cell>
              <table:table-cell office:value-type="float" office:value="0.2986">
                <text:p>0.2986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.0121">
                <text:p>0.0121</text:p>
              </table:table-cell>
              <table:table-cell office:value-type="float" office:value="1.45">
                <text:p>1.45</text:p>
              </table:table-cell>
              <table:table-cell office:value-type="float" office:value="0.592">
                <text:p>0.592</text:p>
              </table:table-cell>
              <table:table-cell office:value-type="float" office:value="2.4787">
                <text:p>2.47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894">
                <text:p>2.894</text:p>
              </table:table-cell>
              <table:table-cell office:value-type="float" office:value="0.1169">
                <text:p>0.1169</text:p>
              </table:table-cell>
              <table:table-cell office:value-type="float" office:value="0.2647">
                <text:p>0.2647</text:p>
              </table:table-cell>
              <table:table-cell office:value-type="float" office:value="0.201">
                <text:p>0.201</text:p>
              </table:table-cell>
              <table:table-cell office:value-type="float" office:value="0">
                <text:p>0</text:p>
              </table:table-cell>
              <table:table-cell office:value-type="float" office:value="0.01081">
                <text:p>0.01081</text:p>
              </table:table-cell>
              <table:table-cell office:value-type="float" office:value="1.604">
                <text:p>1.604</text:p>
              </table:table-cell>
              <table:table-cell office:value-type="float" office:value="0.6961">
                <text:p>0.6961</text:p>
              </table:table-cell>
              <table:table-cell office:value-type="float" office:value="2.77661">
                <text:p>2.77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859">
                <text:p>2.859</text:p>
              </table:table-cell>
              <table:table-cell office:value-type="float" office:value="0.1529">
                <text:p>0.1529</text:p>
              </table:table-cell>
              <table:table-cell office:value-type="float" office:value="0.2822">
                <text:p>0.2822</text:p>
              </table:table-cell>
              <table:table-cell office:value-type="float" office:value="0.1485">
                <text:p>0.1485</text:p>
              </table:table-cell>
              <table:table-cell office:value-type="float" office:value="0">
                <text:p>0</text:p>
              </table:table-cell>
              <table:table-cell office:value-type="float" office:value="0.01131">
                <text:p>0.01131</text:p>
              </table:table-cell>
              <table:table-cell office:value-type="float" office:value="1.608">
                <text:p>1.608</text:p>
              </table:table-cell>
              <table:table-cell office:value-type="float" office:value="0.6565">
                <text:p>0.6565</text:p>
              </table:table-cell>
              <table:table-cell office:value-type="float" office:value="2.70651">
                <text:p>2.706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983">
                <text:p>2.983</text:p>
              </table:table-cell>
              <table:table-cell office:value-type="float" office:value="0.1849">
                <text:p>0.1849</text:p>
              </table:table-cell>
              <table:table-cell office:value-type="float" office:value="0.2553">
                <text:p>0.2553</text:p>
              </table:table-cell>
              <table:table-cell office:value-type="float" office:value="0.2262">
                <text:p>0.2262</text:p>
              </table:table-cell>
              <table:table-cell office:value-type="float" office:value="0">
                <text:p>0</text:p>
              </table:table-cell>
              <table:table-cell office:value-type="float" office:value="0.008395">
                <text:p>0.008395</text:p>
              </table:table-cell>
              <table:table-cell office:value-type="float" office:value="1.696">
                <text:p>1.696</text:p>
              </table:table-cell>
              <table:table-cell office:value-type="float" office:value="0.6117">
                <text:p>0.6117</text:p>
              </table:table-cell>
              <table:table-cell office:value-type="float" office:value="2.797595">
                <text:p>2.7975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.169">
                <text:p>3.169</text:p>
              </table:table-cell>
              <table:table-cell office:value-type="float" office:value="0.249">
                <text:p>0.249</text:p>
              </table:table-cell>
              <table:table-cell office:value-type="float" office:value="0.3212">
                <text:p>0.3212</text:p>
              </table:table-cell>
              <table:table-cell office:value-type="float" office:value="0.2109">
                <text:p>0.2109</text:p>
              </table:table-cell>
              <table:table-cell office:value-type="float" office:value="0">
                <text:p>0</text:p>
              </table:table-cell>
              <table:table-cell office:value-type="float" office:value="0.00736">
                <text:p>0.00736</text:p>
              </table:table-cell>
              <table:table-cell office:value-type="float" office:value="1.657">
                <text:p>1.657</text:p>
              </table:table-cell>
              <table:table-cell office:value-type="float" office:value="0.7237">
                <text:p>0.7237</text:p>
              </table:table-cell>
              <table:table-cell office:value-type="float" office:value="2.92016">
                <text:p>2.920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094">
                <text:p>3.094</text:p>
              </table:table-cell>
              <table:table-cell office:value-type="float" office:value="0.3233">
                <text:p>0.3233</text:p>
              </table:table-cell>
              <table:table-cell office:value-type="float" office:value="0.3115">
                <text:p>0.3115</text:p>
              </table:table-cell>
              <table:table-cell office:value-type="float" office:value="0.2702">
                <text:p>0.2702</text:p>
              </table:table-cell>
              <table:table-cell office:value-type="float" office:value="0">
                <text:p>0</text:p>
              </table:table-cell>
              <table:table-cell office:value-type="float" office:value="0.005028">
                <text:p>0.005028</text:p>
              </table:table-cell>
              <table:table-cell office:value-type="float" office:value="1.549">
                <text:p>1.549</text:p>
              </table:table-cell>
              <table:table-cell office:value-type="float" office:value="0.6342">
                <text:p>0.6342</text:p>
              </table:table-cell>
              <table:table-cell office:value-type="float" office:value="2.769928">
                <text:p>2.769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.244">
                <text:p>3.244</text:p>
              </table:table-cell>
              <table:table-cell office:value-type="float" office:value="0.4425">
                <text:p>0.4425</text:p>
              </table:table-cell>
              <table:table-cell office:value-type="float" office:value="0.3717">
                <text:p>0.3717</text:p>
              </table:table-cell>
              <table:table-cell office:value-type="float" office:value="0.233">
                <text:p>0.233</text:p>
              </table:table-cell>
              <table:table-cell office:value-type="float" office:value="0">
                <text:p>0</text:p>
              </table:table-cell>
              <table:table-cell office:value-type="float" office:value="0.004333">
                <text:p>0.004333</text:p>
              </table:table-cell>
              <table:table-cell office:value-type="float" office:value="1.55">
                <text:p>1.55</text:p>
              </table:table-cell>
              <table:table-cell office:value-type="float" office:value="0.6417">
                <text:p>0.6417</text:p>
              </table:table-cell>
              <table:table-cell office:value-type="float" office:value="2.800733">
                <text:p>2.8007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.406">
                <text:p>3.406</text:p>
              </table:table-cell>
              <table:table-cell office:value-type="float" office:value="0.5864">
                <text:p>0.5864</text:p>
              </table:table-cell>
              <table:table-cell office:value-type="float" office:value="0.4255">
                <text:p>0.4255</text:p>
              </table:table-cell>
              <table:table-cell office:value-type="float" office:value="0.2424">
                <text:p>0.2424</text:p>
              </table:table-cell>
              <table:table-cell office:value-type="float" office:value="0">
                <text:p>0</text:p>
              </table:table-cell>
              <table:table-cell office:value-type="float" office:value="0.00716">
                <text:p>0.00716</text:p>
              </table:table-cell>
              <table:table-cell office:value-type="float" office:value="1.536">
                <text:p>1.536</text:p>
              </table:table-cell>
              <table:table-cell office:value-type="float" office:value="0.6088">
                <text:p>0.6088</text:p>
              </table:table-cell>
              <table:table-cell office:value-type="float" office:value="2.81986">
                <text:p>2.819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.532">
                <text:p>3.532</text:p>
              </table:table-cell>
              <table:table-cell office:value-type="float" office:value="0.7423">
                <text:p>0.7423</text:p>
              </table:table-cell>
              <table:table-cell office:value-type="float" office:value="0.4528">
                <text:p>0.4528</text:p>
              </table:table-cell>
              <table:table-cell office:value-type="float" office:value="0.2219">
                <text:p>0.2219</text:p>
              </table:table-cell>
              <table:table-cell office:value-type="float" office:value="0">
                <text:p>0</text:p>
              </table:table-cell>
              <table:table-cell office:value-type="float" office:value="0.005331">
                <text:p>0.005331</text:p>
              </table:table-cell>
              <table:table-cell office:value-type="float" office:value="1.509">
                <text:p>1.509</text:p>
              </table:table-cell>
              <table:table-cell office:value-type="float" office:value="0.6007">
                <text:p>0.6007</text:p>
              </table:table-cell>
              <table:table-cell office:value-type="float" office:value="2.789731">
                <text:p>2.7897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9">
                <text:p>3.9</text:p>
              </table:table-cell>
              <table:table-cell office:value-type="float" office:value="0.9374">
                <text:p>0.9374</text:p>
              </table:table-cell>
              <table:table-cell office:value-type="float" office:value="0.4881">
                <text:p>0.4881</text:p>
              </table:table-cell>
              <table:table-cell office:value-type="float" office:value="0.3059">
                <text:p>0.3059</text:p>
              </table:table-cell>
              <table:table-cell office:value-type="float" office:value="0">
                <text:p>0</text:p>
              </table:table-cell>
              <table:table-cell office:value-type="float" office:value="0.004212">
                <text:p>0.004212</text:p>
              </table:table-cell>
              <table:table-cell office:value-type="float" office:value="1.57">
                <text:p>1.57</text:p>
              </table:table-cell>
              <table:table-cell office:value-type="float" office:value="0.5941">
                <text:p>0.5941</text:p>
              </table:table-cell>
              <table:table-cell office:value-type="float" office:value="2.962312">
                <text:p>2.9623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.384">
                <text:p>4.384</text:p>
              </table:table-cell>
              <table:table-cell office:value-type="float" office:value="1.176">
                <text:p>1.176</text:p>
              </table:table-cell>
              <table:table-cell office:value-type="float" office:value="0.587">
                <text:p>0.587</text:p>
              </table:table-cell>
              <table:table-cell office:value-type="float" office:value="0.3417">
                <text:p>0.3417</text:p>
              </table:table-cell>
              <table:table-cell office:value-type="float" office:value="0">
                <text:p>0</text:p>
              </table:table-cell>
              <table:table-cell office:value-type="float" office:value="0.006077">
                <text:p>0.006077</text:p>
              </table:table-cell>
              <table:table-cell office:value-type="float" office:value="1.592">
                <text:p>1.592</text:p>
              </table:table-cell>
              <table:table-cell office:value-type="float" office:value="0.6818">
                <text:p>0.6818</text:p>
              </table:table-cell>
              <table:table-cell office:value-type="float" office:value="3.208577">
                <text:p>3.2085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.717">
                <text:p>4.717</text:p>
              </table:table-cell>
              <table:table-cell office:value-type="float" office:value="1.506">
                <text:p>1.506</text:p>
              </table:table-cell>
              <table:table-cell office:value-type="float" office:value="0.6616">
                <text:p>0.6616</text:p>
              </table:table-cell>
              <table:table-cell office:value-type="float" office:value="0.3822">
                <text:p>0.3822</text:p>
              </table:table-cell>
              <table:table-cell office:value-type="float" office:value="0">
                <text:p>0</text:p>
              </table:table-cell>
              <table:table-cell office:value-type="float" office:value="0.005027">
                <text:p>0.005027</text:p>
              </table:table-cell>
              <table:table-cell office:value-type="float" office:value="1.52">
                <text:p>1.52</text:p>
              </table:table-cell>
              <table:table-cell office:value-type="float" office:value="0.6418">
                <text:p>0.6418</text:p>
              </table:table-cell>
              <table:table-cell office:value-type="float" office:value="3.210627">
                <text:p>3.2106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435">
                <text:p>5.435</text:p>
              </table:table-cell>
              <table:table-cell office:value-type="float" office:value="1.772">
                <text:p>1.772</text:p>
              </table:table-cell>
              <table:table-cell office:value-type="float" office:value="0.7169">
                <text:p>0.7169</text:p>
              </table:table-cell>
              <table:table-cell office:value-type="float" office:value="0.365">
                <text:p>0.365</text:p>
              </table:table-cell>
              <table:table-cell office:value-type="float" office:value="0">
                <text:p>0</text:p>
              </table:table-cell>
              <table:table-cell office:value-type="float" office:value="0.00443">
                <text:p>0.00443</text:p>
              </table:table-cell>
              <table:table-cell office:value-type="float" office:value="1.936">
                <text:p>1.936</text:p>
              </table:table-cell>
              <table:table-cell office:value-type="float" office:value="0.6404">
                <text:p>0.6404</text:p>
              </table:table-cell>
              <table:table-cell office:value-type="float" office:value="3.66273">
                <text:p>3.662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813">
                <text:p>5.813</text:p>
              </table:table-cell>
              <table:table-cell office:value-type="float" office:value="2.156">
                <text:p>2.156</text:p>
              </table:table-cell>
              <table:table-cell office:value-type="float" office:value="0.834">
                <text:p>0.834</text:p>
              </table:table-cell>
              <table:table-cell office:value-type="float" office:value="0.4638">
                <text:p>0.4638</text:p>
              </table:table-cell>
              <table:table-cell office:value-type="float" office:value="0">
                <text:p>0</text:p>
              </table:table-cell>
              <table:table-cell office:value-type="float" office:value="0.005185">
                <text:p>0.005185</text:p>
              </table:table-cell>
              <table:table-cell office:value-type="float" office:value="1.72">
                <text:p>1.72</text:p>
              </table:table-cell>
              <table:table-cell office:value-type="float" office:value="0.6339">
                <text:p>0.6339</text:p>
              </table:table-cell>
              <table:table-cell office:value-type="float" office:value="3.656885">
                <text:p>3.6568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232">
                <text:p>6.232</text:p>
              </table:table-cell>
              <table:table-cell office:value-type="float" office:value="2.539">
                <text:p>2.539</text:p>
              </table:table-cell>
              <table:table-cell office:value-type="float" office:value="0.9422">
                <text:p>0.9422</text:p>
              </table:table-cell>
              <table:table-cell office:value-type="float" office:value="0.4852">
                <text:p>0.4852</text:p>
              </table:table-cell>
              <table:table-cell office:value-type="float" office:value="0">
                <text:p>0</text:p>
              </table:table-cell>
              <table:table-cell office:value-type="float" office:value="0.004243">
                <text:p>0.004243</text:p>
              </table:table-cell>
              <table:table-cell office:value-type="float" office:value="1.671">
                <text:p>1.671</text:p>
              </table:table-cell>
              <table:table-cell office:value-type="float" office:value="0.5911">
                <text:p>0.5911</text:p>
              </table:table-cell>
              <table:table-cell office:value-type="float" office:value="3.693743">
                <text:p>3.6937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633">
                <text:p>6.633</text:p>
              </table:table-cell>
              <table:table-cell office:value-type="float" office:value="2.88">
                <text:p>2.88</text:p>
              </table:table-cell>
              <table:table-cell office:value-type="float" office:value="1.068">
                <text:p>1.068</text:p>
              </table:table-cell>
              <table:table-cell office:value-type="float" office:value="0.553">
                <text:p>0.553</text:p>
              </table:table-cell>
              <table:table-cell office:value-type="float" office:value="0">
                <text:p>0</text:p>
              </table:table-cell>
              <table:table-cell office:value-type="float" office:value="0.006126">
                <text:p>0.006126</text:p>
              </table:table-cell>
              <table:table-cell office:value-type="float" office:value="1.575">
                <text:p>1.575</text:p>
              </table:table-cell>
              <table:table-cell office:value-type="float" office:value="0.5514">
                <text:p>0.5514</text:p>
              </table:table-cell>
              <table:table-cell office:value-type="float" office:value="3.753526">
                <text:p>3.7535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.438">
                <text:p>7.438</text:p>
              </table:table-cell>
              <table:table-cell office:value-type="float" office:value="3.217">
                <text:p>3.217</text:p>
              </table:table-cell>
              <table:table-cell office:value-type="float" office:value="1.061">
                <text:p>1.061</text:p>
              </table:table-cell>
              <table:table-cell office:value-type="float" office:value="0.5874">
                <text:p>0.5874</text:p>
              </table:table-cell>
              <table:table-cell office:value-type="float" office:value="0">
                <text:p>0</text:p>
              </table:table-cell>
              <table:table-cell office:value-type="float" office:value="0.00441">
                <text:p>0.00441</text:p>
              </table:table-cell>
              <table:table-cell office:value-type="float" office:value="1.714">
                <text:p>1.714</text:p>
              </table:table-cell>
              <table:table-cell office:value-type="float" office:value="0.855">
                <text:p>0.855</text:p>
              </table:table-cell>
              <table:table-cell office:value-type="float" office:value="4.22181">
                <text:p>4.221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.677">
                <text:p>7.677</text:p>
              </table:table-cell>
              <table:table-cell office:value-type="float" office:value="3.553">
                <text:p>3.553</text:p>
              </table:table-cell>
              <table:table-cell office:value-type="float" office:value="1.18">
                <text:p>1.18</text:p>
              </table:table-cell>
              <table:table-cell office:value-type="float" office:value="0.6971">
                <text:p>0.6971</text:p>
              </table:table-cell>
              <table:table-cell office:value-type="float" office:value="0">
                <text:p>0</text:p>
              </table:table-cell>
              <table:table-cell office:value-type="float" office:value="0.004745">
                <text:p>0.004745</text:p>
              </table:table-cell>
              <table:table-cell office:value-type="float" office:value="1.587">
                <text:p>1.587</text:p>
              </table:table-cell>
              <table:table-cell office:value-type="float" office:value="0.6558">
                <text:p>0.6558</text:p>
              </table:table-cell>
              <table:table-cell office:value-type="float" office:value="4.124645">
                <text:p>4.1246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.003">
                <text:p>8.003</text:p>
              </table:table-cell>
              <table:table-cell office:value-type="float" office:value="3.807">
                <text:p>3.807</text:p>
              </table:table-cell>
              <table:table-cell office:value-type="float" office:value="1.174">
                <text:p>1.174</text:p>
              </table:table-cell>
              <table:table-cell office:value-type="float" office:value="0.6681">
                <text:p>0.6681</text:p>
              </table:table-cell>
              <table:table-cell office:value-type="float" office:value="0">
                <text:p>0</text:p>
              </table:table-cell>
              <table:table-cell office:value-type="float" office:value="0.007027">
                <text:p>0.007027</text:p>
              </table:table-cell>
              <table:table-cell office:value-type="float" office:value="1.526">
                <text:p>1.526</text:p>
              </table:table-cell>
              <table:table-cell office:value-type="float" office:value="0.8212">
                <text:p>0.8212</text:p>
              </table:table-cell>
              <table:table-cell office:value-type="float" office:value="4.196327">
                <text:p>4.1963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.264">
                <text:p>8.264</text:p>
              </table:table-cell>
              <table:table-cell office:value-type="float" office:value="3.939">
                <text:p>3.939</text:p>
              </table:table-cell>
              <table:table-cell office:value-type="float" office:value="1.307">
                <text:p>1.307</text:p>
              </table:table-cell>
              <table:table-cell office:value-type="float" office:value="0.5298">
                <text:p>0.5298</text:p>
              </table:table-cell>
              <table:table-cell office:value-type="float" office:value="0">
                <text:p>0</text:p>
              </table:table-cell>
              <table:table-cell office:value-type="float" office:value="0.004499">
                <text:p>0.004499</text:p>
              </table:table-cell>
              <table:table-cell office:value-type="float" office:value="1.804">
                <text:p>1.804</text:p>
              </table:table-cell>
              <table:table-cell office:value-type="float" office:value="0.6788">
                <text:p>0.6788</text:p>
              </table:table-cell>
              <table:table-cell office:value-type="float" office:value="4.324099">
                <text:p>4.3240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.422">
                <text:p>8.422</text:p>
              </table:table-cell>
              <table:table-cell office:value-type="float" office:value="4.079">
                <text:p>4.079</text:p>
              </table:table-cell>
              <table:table-cell office:value-type="float" office:value="1.32">
                <text:p>1.32</text:p>
              </table:table-cell>
              <table:table-cell office:value-type="float" office:value="0.5659">
                <text:p>0.5659</text:p>
              </table:table-cell>
              <table:table-cell office:value-type="float" office:value="0">
                <text:p>0</text:p>
              </table:table-cell>
              <table:table-cell office:value-type="float" office:value="0.004188">
                <text:p>0.004188</text:p>
              </table:table-cell>
              <table:table-cell office:value-type="float" office:value="1.82">
                <text:p>1.82</text:p>
              </table:table-cell>
              <table:table-cell office:value-type="float" office:value="0.6325">
                <text:p>0.6325</text:p>
              </table:table-cell>
              <table:table-cell office:value-type="float" office:value="4.342588">
                <text:p>4.342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.655">
                <text:p>8.655</text:p>
              </table:table-cell>
              <table:table-cell office:value-type="float" office:value="4.18">
                <text:p>4.18</text:p>
              </table:table-cell>
              <table:table-cell office:value-type="float" office:value="1.367">
                <text:p>1.367</text:p>
              </table:table-cell>
              <table:table-cell office:value-type="float" office:value="0.6194">
                <text:p>0.6194</text:p>
              </table:table-cell>
              <table:table-cell office:value-type="float" office:value="0">
                <text:p>0</text:p>
              </table:table-cell>
              <table:table-cell office:value-type="float" office:value="0.004349">
                <text:p>0.004349</text:p>
              </table:table-cell>
              <table:table-cell office:value-type="float" office:value="1.778">
                <text:p>1.778</text:p>
              </table:table-cell>
              <table:table-cell office:value-type="float" office:value="0.7068">
                <text:p>0.7068</text:p>
              </table:table-cell>
              <table:table-cell office:value-type="float" office:value="4.475549">
                <text:p>4.4755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.723">
                <text:p>8.723</text:p>
              </table:table-cell>
              <table:table-cell office:value-type="float" office:value="4.166">
                <text:p>4.166</text:p>
              </table:table-cell>
              <table:table-cell office:value-type="float" office:value="1.388">
                <text:p>1.388</text:p>
              </table:table-cell>
              <table:table-cell office:value-type="float" office:value="0.6764">
                <text:p>0.6764</text:p>
              </table:table-cell>
              <table:table-cell office:value-type="float" office:value="0">
                <text:p>0</text:p>
              </table:table-cell>
              <table:table-cell office:value-type="float" office:value="0.005793">
                <text:p>0.005793</text:p>
              </table:table-cell>
              <table:table-cell office:value-type="float" office:value="1.744">
                <text:p>1.744</text:p>
              </table:table-cell>
              <table:table-cell office:value-type="float" office:value="0.742">
                <text:p>0.742</text:p>
              </table:table-cell>
              <table:table-cell office:value-type="float" office:value="4.556193">
                <text:p>4.5561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.28">
                <text:p>8.28</text:p>
              </table:table-cell>
              <table:table-cell office:value-type="float" office:value="4.007">
                <text:p>4.007</text:p>
              </table:table-cell>
              <table:table-cell office:value-type="float" office:value="1.235">
                <text:p>1.235</text:p>
              </table:table-cell>
              <table:table-cell office:value-type="float" office:value="0.6003">
                <text:p>0.6003</text:p>
              </table:table-cell>
              <table:table-cell office:value-type="float" office:value="0">
                <text:p>0</text:p>
              </table:table-cell>
              <table:table-cell office:value-type="float" office:value="0.005944">
                <text:p>0.005944</text:p>
              </table:table-cell>
              <table:table-cell office:value-type="float" office:value="1.739">
                <text:p>1.739</text:p>
              </table:table-cell>
              <table:table-cell office:value-type="float" office:value="0.6924">
                <text:p>0.6924</text:p>
              </table:table-cell>
              <table:table-cell office:value-type="float" office:value="4.272644">
                <text:p>4.2726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.453">
                <text:p>8.453</text:p>
              </table:table-cell>
              <table:table-cell office:value-type="float" office:value="3.815">
                <text:p>3.815</text:p>
              </table:table-cell>
              <table:table-cell office:value-type="float" office:value="1.166">
                <text:p>1.166</text:p>
              </table:table-cell>
              <table:table-cell office:value-type="float" office:value="0.7094">
                <text:p>0.7094</text:p>
              </table:table-cell>
              <table:table-cell office:value-type="float" office:value="0">
                <text:p>0</text:p>
              </table:table-cell>
              <table:table-cell office:value-type="float" office:value="0.005199">
                <text:p>0.005199</text:p>
              </table:table-cell>
              <table:table-cell office:value-type="float" office:value="2.059">
                <text:p>2.059</text:p>
              </table:table-cell>
              <table:table-cell office:value-type="float" office:value="0.6981">
                <text:p>0.6981</text:p>
              </table:table-cell>
              <table:table-cell office:value-type="float" office:value="4.637699">
                <text:p>4.6376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.777">
                <text:p>7.777</text:p>
              </table:table-cell>
              <table:table-cell office:value-type="float" office:value="3.527">
                <text:p>3.527</text:p>
              </table:table-cell>
              <table:table-cell office:value-type="float" office:value="1.18">
                <text:p>1.18</text:p>
              </table:table-cell>
              <table:table-cell office:value-type="float" office:value="0.4772">
                <text:p>0.4772</text:p>
              </table:table-cell>
              <table:table-cell office:value-type="float" office:value="0">
                <text:p>0</text:p>
              </table:table-cell>
              <table:table-cell office:value-type="float" office:value="0.005431">
                <text:p>0.005431</text:p>
              </table:table-cell>
              <table:table-cell office:value-type="float" office:value="1.948">
                <text:p>1.948</text:p>
              </table:table-cell>
              <table:table-cell office:value-type="float" office:value="0.6397">
                <text:p>0.6397</text:p>
              </table:table-cell>
              <table:table-cell office:value-type="float" office:value="4.250331">
                <text:p>4.2503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443">
                <text:p>7.443</text:p>
              </table:table-cell>
              <table:table-cell office:value-type="float" office:value="3.178">
                <text:p>3.178</text:p>
              </table:table-cell>
              <table:table-cell office:value-type="float" office:value="1.169">
                <text:p>1.169</text:p>
              </table:table-cell>
              <table:table-cell office:value-type="float" office:value="0.5231">
                <text:p>0.5231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  <table:table-cell office:value-type="float" office:value="1.836">
                <text:p>1.836</text:p>
              </table:table-cell>
              <table:table-cell office:value-type="float" office:value="0.7319">
                <text:p>0.7319</text:p>
              </table:table-cell>
              <table:table-cell office:value-type="float" office:value="4.26535">
                <text:p>4.265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832">
                <text:p>6.832</text:p>
              </table:table-cell>
              <table:table-cell office:value-type="float" office:value="2.856">
                <text:p>2.856</text:p>
              </table:table-cell>
              <table:table-cell office:value-type="float" office:value="1.03">
                <text:p>1.03</text:p>
              </table:table-cell>
              <table:table-cell office:value-type="float" office:value="0.4412">
                <text:p>0.4412</text:p>
              </table:table-cell>
              <table:table-cell office:value-type="float" office:value="0">
                <text:p>0</text:p>
              </table:table-cell>
              <table:table-cell office:value-type="float" office:value="0.004537">
                <text:p>0.004537</text:p>
              </table:table-cell>
              <table:table-cell office:value-type="float" office:value="1.775">
                <text:p>1.775</text:p>
              </table:table-cell>
              <table:table-cell office:value-type="float" office:value="0.7252">
                <text:p>0.7252</text:p>
              </table:table-cell>
              <table:table-cell office:value-type="float" office:value="3.975937">
                <text:p>3.9759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48">
                <text:p>6.48</text:p>
              </table:table-cell>
              <table:table-cell office:value-type="float" office:value="2.427">
                <text:p>2.427</text:p>
              </table:table-cell>
              <table:table-cell office:value-type="float" office:value="0.9002">
                <text:p>0.9002</text:p>
              </table:table-cell>
              <table:table-cell office:value-type="float" office:value="0.4543">
                <text:p>0.4543</text:p>
              </table:table-cell>
              <table:table-cell office:value-type="float" office:value="0">
                <text:p>0</text:p>
              </table:table-cell>
              <table:table-cell office:value-type="float" office:value="0.00482">
                <text:p>0.00482</text:p>
              </table:table-cell>
              <table:table-cell office:value-type="float" office:value="1.887">
                <text:p>1.887</text:p>
              </table:table-cell>
              <table:table-cell office:value-type="float" office:value="0.8066">
                <text:p>0.8066</text:p>
              </table:table-cell>
              <table:table-cell office:value-type="float" office:value="4.05292">
                <text:p>4.05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054">
                <text:p>6.054</text:p>
              </table:table-cell>
              <table:table-cell office:value-type="float" office:value="2.152">
                <text:p>2.152</text:p>
              </table:table-cell>
              <table:table-cell office:value-type="float" office:value="0.7768">
                <text:p>0.7768</text:p>
              </table:table-cell>
              <table:table-cell office:value-type="float" office:value="0.3694">
                <text:p>0.3694</text:p>
              </table:table-cell>
              <table:table-cell office:value-type="float" office:value="0">
                <text:p>0</text:p>
              </table:table-cell>
              <table:table-cell office:value-type="float" office:value="0.006452">
                <text:p>0.006452</text:p>
              </table:table-cell>
              <table:table-cell office:value-type="float" office:value="1.924">
                <text:p>1.924</text:p>
              </table:table-cell>
              <table:table-cell office:value-type="float" office:value="0.8259">
                <text:p>0.8259</text:p>
              </table:table-cell>
              <table:table-cell office:value-type="float" office:value="3.902552">
                <text:p>3.9025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95">
                <text:p>5.95</text:p>
              </table:table-cell>
              <table:table-cell office:value-type="float" office:value="1.774">
                <text:p>1.774</text:p>
              </table:table-cell>
              <table:table-cell office:value-type="float" office:value="0.8113">
                <text:p>0.8113</text:p>
              </table:table-cell>
              <table:table-cell office:value-type="float" office:value="0.3585">
                <text:p>0.3585</text:p>
              </table:table-cell>
              <table:table-cell office:value-type="float" office:value="0">
                <text:p>0</text:p>
              </table:table-cell>
              <table:table-cell office:value-type="float" office:value="0.004394">
                <text:p>0.004394</text:p>
              </table:table-cell>
              <table:table-cell office:value-type="float" office:value="2.119">
                <text:p>2.119</text:p>
              </table:table-cell>
              <table:table-cell office:value-type="float" office:value="0.8827">
                <text:p>0.8827</text:p>
              </table:table-cell>
              <table:table-cell office:value-type="float" office:value="4.175894">
                <text:p>4.1758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276">
                <text:p>5.276</text:p>
              </table:table-cell>
              <table:table-cell office:value-type="float" office:value="1.441">
                <text:p>1.441</text:p>
              </table:table-cell>
              <table:table-cell office:value-type="float" office:value="0.6272">
                <text:p>0.6272</text:p>
              </table:table-cell>
              <table:table-cell office:value-type="float" office:value="0.3647">
                <text:p>0.3647</text:p>
              </table:table-cell>
              <table:table-cell office:value-type="float" office:value="0">
                <text:p>0</text:p>
              </table:table-cell>
              <table:table-cell office:value-type="float" office:value="0.00388">
                <text:p>0.00388</text:p>
              </table:table-cell>
              <table:table-cell office:value-type="float" office:value="2.224">
                <text:p>2.224</text:p>
              </table:table-cell>
              <table:table-cell office:value-type="float" office:value="0.6151">
                <text:p>0.6151</text:p>
              </table:table-cell>
              <table:table-cell office:value-type="float" office:value="3.83488">
                <text:p>3.834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151">
                <text:p>5.151</text:p>
              </table:table-cell>
              <table:table-cell office:value-type="float" office:value="1.156">
                <text:p>1.156</text:p>
              </table:table-cell>
              <table:table-cell office:value-type="float" office:value="0.572">
                <text:p>0.572</text:p>
              </table:table-cell>
              <table:table-cell office:value-type="float" office:value="0.2554">
                <text:p>0.2554</text:p>
              </table:table-cell>
              <table:table-cell office:value-type="float" office:value="0">
                <text:p>0</text:p>
              </table:table-cell>
              <table:table-cell office:value-type="float" office:value="0.00508">
                <text:p>0.00508</text:p>
              </table:table-cell>
              <table:table-cell office:value-type="float" office:value="2.331">
                <text:p>2.331</text:p>
              </table:table-cell>
              <table:table-cell office:value-type="float" office:value="0.8317">
                <text:p>0.8317</text:p>
              </table:table-cell>
              <table:table-cell office:value-type="float" office:value="3.99518">
                <text:p>3.995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.551">
                <text:p>4.551</text:p>
              </table:table-cell>
              <table:table-cell office:value-type="float" office:value="0.897">
                <text:p>0.897</text:p>
              </table:table-cell>
              <table:table-cell office:value-type="float" office:value="0.4363">
                <text:p>0.4363</text:p>
              </table:table-cell>
              <table:table-cell office:value-type="float" office:value="0.309">
                <text:p>0.309</text:p>
              </table:table-cell>
              <table:table-cell office:value-type="float" office:value="0">
                <text:p>0</text:p>
              </table:table-cell>
              <table:table-cell office:value-type="float" office:value="0.004541">
                <text:p>0.004541</text:p>
              </table:table-cell>
              <table:table-cell office:value-type="float" office:value="2.174">
                <text:p>2.174</text:p>
              </table:table-cell>
              <table:table-cell office:value-type="float" office:value="0.7298">
                <text:p>0.7298</text:p>
              </table:table-cell>
              <table:table-cell office:value-type="float" office:value="3.653641">
                <text:p>3.6536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519">
                <text:p>4.519</text:p>
              </table:table-cell>
              <table:table-cell office:value-type="float" office:value="0.7125">
                <text:p>0.7125</text:p>
              </table:table-cell>
              <table:table-cell office:value-type="float" office:value="0.485">
                <text:p>0.485</text:p>
              </table:table-cell>
              <table:table-cell office:value-type="float" office:value="0.2952">
                <text:p>0.2952</text:p>
              </table:table-cell>
              <table:table-cell office:value-type="float" office:value="0">
                <text:p>0</text:p>
              </table:table-cell>
              <table:table-cell office:value-type="float" office:value="0.005723">
                <text:p>0.005723</text:p>
              </table:table-cell>
              <table:table-cell office:value-type="float" office:value="2.167">
                <text:p>2.167</text:p>
              </table:table-cell>
              <table:table-cell office:value-type="float" office:value="0.854">
                <text:p>0.854</text:p>
              </table:table-cell>
              <table:table-cell office:value-type="float" office:value="3.806923">
                <text:p>3.806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.998">
                <text:p>3.998</text:p>
              </table:table-cell>
              <table:table-cell office:value-type="float" office:value="0.4808">
                <text:p>0.4808</text:p>
              </table:table-cell>
              <table:table-cell office:value-type="float" office:value="0.3849">
                <text:p>0.3849</text:p>
              </table:table-cell>
              <table:table-cell office:value-type="float" office:value="0.2213">
                <text:p>0.2213</text:p>
              </table:table-cell>
              <table:table-cell office:value-type="float" office:value="0">
                <text:p>0</text:p>
              </table:table-cell>
              <table:table-cell office:value-type="float" office:value="0.00602">
                <text:p>0.00602</text:p>
              </table:table-cell>
              <table:table-cell office:value-type="float" office:value="2.176">
                <text:p>2.176</text:p>
              </table:table-cell>
              <table:table-cell office:value-type="float" office:value="0.7288">
                <text:p>0.7288</text:p>
              </table:table-cell>
              <table:table-cell office:value-type="float" office:value="3.51702">
                <text:p>3.517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.298">
                <text:p>4.298</text:p>
              </table:table-cell>
              <table:table-cell office:value-type="float" office:value="0.3829">
                <text:p>0.3829</text:p>
              </table:table-cell>
              <table:table-cell office:value-type="float" office:value="0.3401">
                <text:p>0.3401</text:p>
              </table:table-cell>
              <table:table-cell office:value-type="float" office:value="0.2381">
                <text:p>0.2381</text:p>
              </table:table-cell>
              <table:table-cell office:value-type="float" office:value="0">
                <text:p>0</text:p>
              </table:table-cell>
              <table:table-cell office:value-type="float" office:value="0.004761">
                <text:p>0.004761</text:p>
              </table:table-cell>
              <table:table-cell office:value-type="float" office:value="2.546">
                <text:p>2.546</text:p>
              </table:table-cell>
              <table:table-cell office:value-type="float" office:value="0.7868">
                <text:p>0.7868</text:p>
              </table:table-cell>
              <table:table-cell office:value-type="float" office:value="3.915761">
                <text:p>3.9157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974">
                <text:p>3.974</text:p>
              </table:table-cell>
              <table:table-cell office:value-type="float" office:value="0.2683">
                <text:p>0.2683</text:p>
              </table:table-cell>
              <table:table-cell office:value-type="float" office:value="0.3102">
                <text:p>0.3102</text:p>
              </table:table-cell>
              <table:table-cell office:value-type="float" office:value="0.1923">
                <text:p>0.1923</text:p>
              </table:table-cell>
              <table:table-cell office:value-type="float" office:value="0">
                <text:p>0</text:p>
              </table:table-cell>
              <table:table-cell office:value-type="float" office:value="0.006583">
                <text:p>0.006583</text:p>
              </table:table-cell>
              <table:table-cell office:value-type="float" office:value="2.346">
                <text:p>2.346</text:p>
              </table:table-cell>
              <table:table-cell office:value-type="float" office:value="0.8508">
                <text:p>0.8508</text:p>
              </table:table-cell>
              <table:table-cell office:value-type="float" office:value="3.705883">
                <text:p>3.7058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.024">
                <text:p>4.024</text:p>
              </table:table-cell>
              <table:table-cell office:value-type="float" office:value="0.1867">
                <text:p>0.1867</text:p>
              </table:table-cell>
              <table:table-cell office:value-type="float" office:value="0.3134">
                <text:p>0.3134</text:p>
              </table:table-cell>
              <table:table-cell office:value-type="float" office:value="0.2336">
                <text:p>0.2336</text:p>
              </table:table-cell>
              <table:table-cell office:value-type="float" office:value="0">
                <text:p>0</text:p>
              </table:table-cell>
              <table:table-cell office:value-type="float" office:value="0.004467">
                <text:p>0.004467</text:p>
              </table:table-cell>
              <table:table-cell office:value-type="float" office:value="2.469">
                <text:p>2.469</text:p>
              </table:table-cell>
              <table:table-cell office:value-type="float" office:value="0.8168">
                <text:p>0.8168</text:p>
              </table:table-cell>
              <table:table-cell office:value-type="float" office:value="3.837267">
                <text:p>3.8372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626">
                <text:p>3.626</text:p>
              </table:table-cell>
              <table:table-cell office:value-type="float" office:value="0.1439">
                <text:p>0.1439</text:p>
              </table:table-cell>
              <table:table-cell office:value-type="float" office:value="0.2295">
                <text:p>0.2295</text:p>
              </table:table-cell>
              <table:table-cell office:value-type="float" office:value="0.1832">
                <text:p>0.1832</text:p>
              </table:table-cell>
              <table:table-cell office:value-type="float" office:value="0">
                <text:p>0</text:p>
              </table:table-cell>
              <table:table-cell office:value-type="float" office:value="0.005727">
                <text:p>0.005727</text:p>
              </table:table-cell>
              <table:table-cell office:value-type="float" office:value="2.393">
                <text:p>2.393</text:p>
              </table:table-cell>
              <table:table-cell office:value-type="float" office:value="0.6699">
                <text:p>0.6699</text:p>
              </table:table-cell>
              <table:table-cell office:value-type="float" office:value="3.481327">
                <text:p>3.4813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67">
                <text:p>3.67</text:p>
              </table:table-cell>
              <table:table-cell office:value-type="float" office:value="0.08988">
                <text:p>0.08988</text:p>
              </table:table-cell>
              <table:table-cell office:value-type="float" office:value="0.295">
                <text:p>0.295</text:p>
              </table:table-cell>
              <table:table-cell office:value-type="float" office:value="0.1829">
                <text:p>0.1829</text:p>
              </table:table-cell>
              <table:table-cell office:value-type="float" office:value="0">
                <text:p>0</text:p>
              </table:table-cell>
              <table:table-cell office:value-type="float" office:value="0.005189">
                <text:p>0.005189</text:p>
              </table:table-cell>
              <table:table-cell office:value-type="float" office:value="2.395">
                <text:p>2.395</text:p>
              </table:table-cell>
              <table:table-cell office:value-type="float" office:value="0.7017">
                <text:p>0.7017</text:p>
              </table:table-cell>
              <table:table-cell office:value-type="float" office:value="3.579789">
                <text:p>3.579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632">
                <text:p>3.632</text:p>
              </table:table-cell>
              <table:table-cell office:value-type="float" office:value="0.05738">
                <text:p>0.05738</text:p>
              </table:table-cell>
              <table:table-cell office:value-type="float" office:value="0.2887">
                <text:p>0.2887</text:p>
              </table:table-cell>
              <table:table-cell office:value-type="float" office:value="0.1634">
                <text:p>0.1634</text:p>
              </table:table-cell>
              <table:table-cell office:value-type="float" office:value="0">
                <text:p>0</text:p>
              </table:table-cell>
              <table:table-cell office:value-type="float" office:value="0.003312">
                <text:p>0.003312</text:p>
              </table:table-cell>
              <table:table-cell office:value-type="float" office:value="2.382">
                <text:p>2.382</text:p>
              </table:table-cell>
              <table:table-cell office:value-type="float" office:value="0.7377">
                <text:p>0.7377</text:p>
              </table:table-cell>
              <table:table-cell office:value-type="float" office:value="3.575112">
                <text:p>3.575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612">
                <text:p>3.612</text:p>
              </table:table-cell>
              <table:table-cell office:value-type="float" office:value="0.04172">
                <text:p>0.04172</text:p>
              </table:table-cell>
              <table:table-cell office:value-type="float" office:value="0.2588">
                <text:p>0.2588</text:p>
              </table:table-cell>
              <table:table-cell office:value-type="float" office:value="0.2008">
                <text:p>0.2008</text:p>
              </table:table-cell>
              <table:table-cell office:value-type="float" office:value="0">
                <text:p>0</text:p>
              </table:table-cell>
              <table:table-cell office:value-type="float" office:value="0.007023">
                <text:p>0.007023</text:p>
              </table:table-cell>
              <table:table-cell office:value-type="float" office:value="2.393">
                <text:p>2.393</text:p>
              </table:table-cell>
              <table:table-cell office:value-type="float" office:value="0.7106">
                <text:p>0.7106</text:p>
              </table:table-cell>
              <table:table-cell office:value-type="float" office:value="3.570223">
                <text:p>3.5702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844">
                <text:p>3.844</text:p>
              </table:table-cell>
              <table:table-cell office:value-type="float" office:value="0.02746">
                <text:p>0.02746</text:p>
              </table:table-cell>
              <table:table-cell office:value-type="float" office:value="0.2941">
                <text:p>0.2941</text:p>
              </table:table-cell>
              <table:table-cell office:value-type="float" office:value="0.2353">
                <text:p>0.2353</text:p>
              </table:table-cell>
              <table:table-cell office:value-type="float" office:value="0">
                <text:p>0</text:p>
              </table:table-cell>
              <table:table-cell office:value-type="float" office:value="0.006546">
                <text:p>0.006546</text:p>
              </table:table-cell>
              <table:table-cell office:value-type="float" office:value="2.476">
                <text:p>2.476</text:p>
              </table:table-cell>
              <table:table-cell office:value-type="float" office:value="0.8048">
                <text:p>0.8048</text:p>
              </table:table-cell>
              <table:table-cell office:value-type="float" office:value="3.816746">
                <text:p>3.8167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384">
                <text:p>3.384</text:p>
              </table:table-cell>
              <table:table-cell office:value-type="float" office:value="0.01735">
                <text:p>0.01735</text:p>
              </table:table-cell>
              <table:table-cell office:value-type="float" office:value="0.2485">
                <text:p>0.2485</text:p>
              </table:table-cell>
              <table:table-cell office:value-type="float" office:value="0.2537">
                <text:p>0.2537</text:p>
              </table:table-cell>
              <table:table-cell office:value-type="float" office:value="0">
                <text:p>0</text:p>
              </table:table-cell>
              <table:table-cell office:value-type="float" office:value="0.005168">
                <text:p>0.005168</text:p>
              </table:table-cell>
              <table:table-cell office:value-type="float" office:value="2.225">
                <text:p>2.225</text:p>
              </table:table-cell>
              <table:table-cell office:value-type="float" office:value="0.6341">
                <text:p>0.6341</text:p>
              </table:table-cell>
              <table:table-cell office:value-type="float" office:value="3.366468">
                <text:p>3.3664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487">
                <text:p>3.487</text:p>
              </table:table-cell>
              <table:table-cell office:value-type="float" office:value="0.01223">
                <text:p>0.01223</text:p>
              </table:table-cell>
              <table:table-cell office:value-type="float" office:value="0.2585">
                <text:p>0.2585</text:p>
              </table:table-cell>
              <table:table-cell office:value-type="float" office:value="0.2067">
                <text:p>0.2067</text:p>
              </table:table-cell>
              <table:table-cell office:value-type="float" office:value="0">
                <text:p>0</text:p>
              </table:table-cell>
              <table:table-cell office:value-type="float" office:value="0.004135">
                <text:p>0.004135</text:p>
              </table:table-cell>
              <table:table-cell office:value-type="float" office:value="2.296">
                <text:p>2.296</text:p>
              </table:table-cell>
              <table:table-cell office:value-type="float" office:value="0.7088">
                <text:p>0.7088</text:p>
              </table:table-cell>
              <table:table-cell office:value-type="float" office:value="3.474135">
                <text:p>3.4741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526">
                <text:p>3.526</text:p>
              </table:table-cell>
              <table:table-cell office:value-type="float" office:value="0.005859">
                <text:p>0.005859</text:p>
              </table:table-cell>
              <table:table-cell office:value-type="float" office:value="0.2342">
                <text:p>0.2342</text:p>
              </table:table-cell>
              <table:table-cell office:value-type="float" office:value="0.1865">
                <text:p>0.1865</text:p>
              </table:table-cell>
              <table:table-cell office:value-type="float" office:value="0">
                <text:p>0</text:p>
              </table:table-cell>
              <table:table-cell office:value-type="float" office:value="0.005467">
                <text:p>0.005467</text:p>
              </table:table-cell>
              <table:table-cell office:value-type="float" office:value="2.38">
                <text:p>2.38</text:p>
              </table:table-cell>
              <table:table-cell office:value-type="float" office:value="0.7144">
                <text:p>0.7144</text:p>
              </table:table-cell>
              <table:table-cell office:value-type="float" office:value="3.520567">
                <text:p>3.5205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42">
                <text:p>3.42</text:p>
              </table:table-cell>
              <table:table-cell office:value-type="float" office:value="0.003511">
                <text:p>0.003511</text:p>
              </table:table-cell>
              <table:table-cell office:value-type="float" office:value="0.2181">
                <text:p>0.2181</text:p>
              </table:table-cell>
              <table:table-cell office:value-type="float" office:value="0.2458">
                <text:p>0.2458</text:p>
              </table:table-cell>
              <table:table-cell office:value-type="float" office:value="0">
                <text:p>0</text:p>
              </table:table-cell>
              <table:table-cell office:value-type="float" office:value="0.005197">
                <text:p>0.005197</text:p>
              </table:table-cell>
              <table:table-cell office:value-type="float" office:value="2.396">
                <text:p>2.396</text:p>
              </table:table-cell>
              <table:table-cell office:value-type="float" office:value="0.551">
                <text:p>0.551</text:p>
              </table:table-cell>
              <table:table-cell office:value-type="float" office:value="3.416097">
                <text:p>3.4160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522">
                <text:p>3.522</text:p>
              </table:table-cell>
              <table:table-cell office:value-type="float" office:value="0.004079">
                <text:p>0.004079</text:p>
              </table:table-cell>
              <table:table-cell office:value-type="float" office:value="0.2961">
                <text:p>0.2961</text:p>
              </table:table-cell>
              <table:table-cell office:value-type="float" office:value="0.1817">
                <text:p>0.1817</text:p>
              </table:table-cell>
              <table:table-cell office:value-type="float" office:value="0">
                <text:p>0</text:p>
              </table:table-cell>
              <table:table-cell office:value-type="float" office:value="0.00571">
                <text:p>0.00571</text:p>
              </table:table-cell>
              <table:table-cell office:value-type="float" office:value="2.296">
                <text:p>2.296</text:p>
              </table:table-cell>
              <table:table-cell office:value-type="float" office:value="0.7376">
                <text:p>0.7376</text:p>
              </table:table-cell>
              <table:table-cell office:value-type="float" office:value="3.51711">
                <text:p>3.517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398">
                <text:p>3.398</text:p>
              </table:table-cell>
              <table:table-cell office:value-type="float" office:value="0.001923">
                <text:p>0.001923</text:p>
              </table:table-cell>
              <table:table-cell office:value-type="float" office:value="0.2929">
                <text:p>0.2929</text:p>
              </table:table-cell>
              <table:table-cell office:value-type="float" office:value="0.2583">
                <text:p>0.2583</text:p>
              </table:table-cell>
              <table:table-cell office:value-type="float" office:value="0">
                <text:p>0</text:p>
              </table:table-cell>
              <table:table-cell office:value-type="float" office:value="0.006509">
                <text:p>0.006509</text:p>
              </table:table-cell>
              <table:table-cell office:value-type="float" office:value="2.247">
                <text:p>2.247</text:p>
              </table:table-cell>
              <table:table-cell office:value-type="float" office:value="0.5922">
                <text:p>0.5922</text:p>
              </table:table-cell>
              <table:table-cell office:value-type="float" office:value="3.396909">
                <text:p>3.3969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554">
                <text:p>3.554</text:p>
              </table:table-cell>
              <table:table-cell office:value-type="float" office:value="0.001779">
                <text:p>0.001779</text:p>
              </table:table-cell>
              <table:table-cell office:value-type="float" office:value="0.3279">
                <text:p>0.3279</text:p>
              </table:table-cell>
              <table:table-cell office:value-type="float" office:value="0.1609">
                <text:p>0.1609</text:p>
              </table:table-cell>
              <table:table-cell office:value-type="float" office:value="0">
                <text:p>0</text:p>
              </table:table-cell>
              <table:table-cell office:value-type="float" office:value="0.0067">
                <text:p>0.0067</text:p>
              </table:table-cell>
              <table:table-cell office:value-type="float" office:value="2.467">
                <text:p>2.467</text:p>
              </table:table-cell>
              <table:table-cell office:value-type="float" office:value="0.5898">
                <text:p>0.5898</text:p>
              </table:table-cell>
              <table:table-cell office:value-type="float" office:value="3.5523">
                <text:p>3.5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2">
                <text:p>3.2</text:p>
              </table:table-cell>
              <table:table-cell office:value-type="float" office:value="0.002851">
                <text:p>0.002851</text:p>
              </table:table-cell>
              <table:table-cell office:value-type="float" office:value="0.3053">
                <text:p>0.3053</text:p>
              </table:table-cell>
              <table:table-cell office:value-type="float" office:value="0.1947">
                <text:p>0.1947</text:p>
              </table:table-cell>
              <table:table-cell office:value-type="float" office:value="0">
                <text:p>0</text:p>
              </table:table-cell>
              <table:table-cell office:value-type="float" office:value="0.004408">
                <text:p>0.004408</text:p>
              </table:table-cell>
              <table:table-cell office:value-type="float" office:value="2.206">
                <text:p>2.206</text:p>
              </table:table-cell>
              <table:table-cell office:value-type="float" office:value="0.4869">
                <text:p>0.4869</text:p>
              </table:table-cell>
              <table:table-cell office:value-type="float" office:value="3.197308">
                <text:p>3.197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384">
                <text:p>3.384</text:p>
              </table:table-cell>
              <table:table-cell office:value-type="float" office:value="0.001207">
                <text:p>0.001207</text:p>
              </table:table-cell>
              <table:table-cell office:value-type="float" office:value="0.2571">
                <text:p>0.2571</text:p>
              </table:table-cell>
              <table:table-cell office:value-type="float" office:value="0.1896">
                <text:p>0.1896</text:p>
              </table:table-cell>
              <table:table-cell office:value-type="float" office:value="0">
                <text:p>0</text:p>
              </table:table-cell>
              <table:table-cell office:value-type="float" office:value="0.002565">
                <text:p>0.002565</text:p>
              </table:table-cell>
              <table:table-cell office:value-type="float" office:value="2.333">
                <text:p>2.333</text:p>
              </table:table-cell>
              <table:table-cell office:value-type="float" office:value="0.6002">
                <text:p>0.6002</text:p>
              </table:table-cell>
              <table:table-cell office:value-type="float" office:value="3.382465">
                <text:p>3.382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126">
                <text:p>3.126</text:p>
              </table:table-cell>
              <table:table-cell office:value-type="float" office:value="0.001036">
                <text:p>0.001036</text:p>
              </table:table-cell>
              <table:table-cell office:value-type="float" office:value="0.2086">
                <text:p>0.2086</text:p>
              </table:table-cell>
              <table:table-cell office:value-type="float" office:value="0.2332">
                <text:p>0.2332</text:p>
              </table:table-cell>
              <table:table-cell office:value-type="float" office:value="0">
                <text:p>0</text:p>
              </table:table-cell>
              <table:table-cell office:value-type="float" office:value="0.005347">
                <text:p>0.005347</text:p>
              </table:table-cell>
              <table:table-cell office:value-type="float" office:value="2.155">
                <text:p>2.155</text:p>
              </table:table-cell>
              <table:table-cell office:value-type="float" office:value="0.5219">
                <text:p>0.5219</text:p>
              </table:table-cell>
              <table:table-cell office:value-type="float" office:value="3.124047">
                <text:p>3.1240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173">
                <text:p>3.173</text:p>
              </table:table-cell>
              <table:table-cell office:value-type="float" office:value="0.0008414">
                <text:p>0.0008414</text:p>
              </table:table-cell>
              <table:table-cell office:value-type="float" office:value="0.2784">
                <text:p>0.2784</text:p>
              </table:table-cell>
              <table:table-cell office:value-type="float" office:value="0.202">
                <text:p>0.202</text:p>
              </table:table-cell>
              <table:table-cell office:value-type="float" office:value="0">
                <text:p>0</text:p>
              </table:table-cell>
              <table:table-cell office:value-type="float" office:value="0.00467">
                <text:p>0.00467</text:p>
              </table:table-cell>
              <table:table-cell office:value-type="float" office:value="2.107">
                <text:p>2.107</text:p>
              </table:table-cell>
              <table:table-cell office:value-type="float" office:value="0.5803">
                <text:p>0.5803</text:p>
              </table:table-cell>
              <table:table-cell office:value-type="float" office:value="3.17237">
                <text:p>3.172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138">
                <text:p>3.138</text:p>
              </table:table-cell>
              <table:table-cell office:value-type="float" office:value="0.001234">
                <text:p>0.001234</text:p>
              </table:table-cell>
              <table:table-cell office:value-type="float" office:value="0.3151">
                <text:p>0.3151</text:p>
              </table:table-cell>
              <table:table-cell office:value-type="float" office:value="0.2232">
                <text:p>0.2232</text:p>
              </table:table-cell>
              <table:table-cell office:value-type="float" office:value="0">
                <text:p>0</text:p>
              </table:table-cell>
              <table:table-cell office:value-type="float" office:value="0.00515">
                <text:p>0.00515</text:p>
              </table:table-cell>
              <table:table-cell office:value-type="float" office:value="1.956">
                <text:p>1.956</text:p>
              </table:table-cell>
              <table:table-cell office:value-type="float" office:value="0.6368">
                <text:p>0.6368</text:p>
              </table:table-cell>
              <table:table-cell office:value-type="float" office:value="3.13625">
                <text:p>3.13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001">
                <text:p>3.001</text:p>
              </table:table-cell>
              <table:table-cell office:value-type="float" office:value="0.0007816">
                <text:p>0.0007816</text:p>
              </table:table-cell>
              <table:table-cell office:value-type="float" office:value="0.3411">
                <text:p>0.3411</text:p>
              </table:table-cell>
              <table:table-cell office:value-type="float" office:value="0.2675">
                <text:p>0.2675</text:p>
              </table:table-cell>
              <table:table-cell office:value-type="float" office:value="0">
                <text:p>0</text:p>
              </table:table-cell>
              <table:table-cell office:value-type="float" office:value="0.004559">
                <text:p>0.004559</text:p>
              </table:table-cell>
              <table:table-cell office:value-type="float" office:value="1.853">
                <text:p>1.853</text:p>
              </table:table-cell>
              <table:table-cell office:value-type="float" office:value="0.5341">
                <text:p>0.5341</text:p>
              </table:table-cell>
              <table:table-cell office:value-type="float" office:value="3.000259">
                <text:p>3.0002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752">
                <text:p>2.752</text:p>
              </table:table-cell>
              <table:table-cell office:value-type="float" office:value="0.001173">
                <text:p>0.001173</text:p>
              </table:table-cell>
              <table:table-cell office:value-type="float" office:value="0.1709">
                <text:p>0.1709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04646">
                <text:p>0.004646</text:p>
              </table:table-cell>
              <table:table-cell office:value-type="float" office:value="1.954">
                <text:p>1.954</text:p>
              </table:table-cell>
              <table:table-cell office:value-type="float" office:value="0.4514">
                <text:p>0.4514</text:p>
              </table:table-cell>
              <table:table-cell office:value-type="float" office:value="2.750946">
                <text:p>2.750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092">
                <text:p>3.092</text:p>
              </table:table-cell>
              <table:table-cell office:value-type="float" office:value="0.0005661">
                <text:p>0.0005661</text:p>
              </table:table-cell>
              <table:table-cell office:value-type="float" office:value="0.3233">
                <text:p>0.3233</text:p>
              </table:table-cell>
              <table:table-cell office:value-type="float" office:value="0.2749">
                <text:p>0.2749</text:p>
              </table:table-cell>
              <table:table-cell office:value-type="float" office:value="0">
                <text:p>0</text:p>
              </table:table-cell>
              <table:table-cell office:value-type="float" office:value="0.005117">
                <text:p>0.005117</text:p>
              </table:table-cell>
              <table:table-cell office:value-type="float" office:value="1.955">
                <text:p>1.955</text:p>
              </table:table-cell>
              <table:table-cell office:value-type="float" office:value="0.5332">
                <text:p>0.5332</text:p>
              </table:table-cell>
              <table:table-cell office:value-type="float" office:value="3.091517">
                <text:p>3.0915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984">
                <text:p>2.984</text:p>
              </table:table-cell>
              <table:table-cell office:value-type="float" office:value="0.00139">
                <text:p>0.00139</text:p>
              </table:table-cell>
              <table:table-cell office:value-type="float" office:value="0.2812">
                <text:p>0.2812</text:p>
              </table:table-cell>
              <table:table-cell office:value-type="float" office:value="0.2678">
                <text:p>0.2678</text:p>
              </table:table-cell>
              <table:table-cell office:value-type="float" office:value="0">
                <text:p>0</text:p>
              </table:table-cell>
              <table:table-cell office:value-type="float" office:value="0.002419">
                <text:p>0.002419</text:p>
              </table:table-cell>
              <table:table-cell office:value-type="float" office:value="1.872">
                <text:p>1.872</text:p>
              </table:table-cell>
              <table:table-cell office:value-type="float" office:value="0.5592">
                <text:p>0.5592</text:p>
              </table:table-cell>
              <table:table-cell office:value-type="float" office:value="2.982619">
                <text:p>2.9826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778">
                <text:p>2.778</text:p>
              </table:table-cell>
              <table:table-cell office:value-type="float" office:value="0.0007857">
                <text:p>0.0007857</text:p>
              </table:table-cell>
              <table:table-cell office:value-type="float" office:value="0.2634">
                <text:p>0.2634</text:p>
              </table:table-cell>
              <table:table-cell office:value-type="float" office:value="0.2081">
                <text:p>0.2081</text:p>
              </table:table-cell>
              <table:table-cell office:value-type="float" office:value="0">
                <text:p>0</text:p>
              </table:table-cell>
              <table:table-cell office:value-type="float" office:value="0.002847">
                <text:p>0.002847</text:p>
              </table:table-cell>
              <table:table-cell office:value-type="float" office:value="1.766">
                <text:p>1.766</text:p>
              </table:table-cell>
              <table:table-cell office:value-type="float" office:value="0.5366">
                <text:p>0.5366</text:p>
              </table:table-cell>
              <table:table-cell office:value-type="float" office:value="2.776947">
                <text:p>2.7769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869">
                <text:p>2.869</text:p>
              </table:table-cell>
              <table:table-cell office:value-type="float" office:value="0.001534">
                <text:p>0.001534</text:p>
              </table:table-cell>
              <table:table-cell office:value-type="float" office:value="0.3482">
                <text:p>0.3482</text:p>
              </table:table-cell>
              <table:table-cell office:value-type="float" office:value="0.281">
                <text:p>0.281</text:p>
              </table:table-cell>
              <table:table-cell office:value-type="float" office:value="0">
                <text:p>0</text:p>
              </table:table-cell>
              <table:table-cell office:value-type="float" office:value="0.00481">
                <text:p>0.00481</text:p>
              </table:table-cell>
              <table:table-cell office:value-type="float" office:value="1.735">
                <text:p>1.735</text:p>
              </table:table-cell>
              <table:table-cell office:value-type="float" office:value="0.4981">
                <text:p>0.4981</text:p>
              </table:table-cell>
              <table:table-cell office:value-type="float" office:value="2.86711">
                <text:p>2.867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735">
                <text:p>2.735</text:p>
              </table:table-cell>
              <table:table-cell office:value-type="float" office:value="0.0001704">
                <text:p>0.0001704</text:p>
              </table:table-cell>
              <table:table-cell office:value-type="float" office:value="0.2851">
                <text:p>0.2851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.004769">
                <text:p>0.004769</text:p>
              </table:table-cell>
              <table:table-cell office:value-type="float" office:value="1.728">
                <text:p>1.728</text:p>
              </table:table-cell>
              <table:table-cell office:value-type="float" office:value="0.5191">
                <text:p>0.5191</text:p>
              </table:table-cell>
              <table:table-cell office:value-type="float" office:value="2.734969">
                <text:p>2.7349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782">
                <text:p>2.782</text:p>
              </table:table-cell>
              <table:table-cell office:value-type="float" office:value="0.002298">
                <text:p>0.002298</text:p>
              </table:table-cell>
              <table:table-cell office:value-type="float" office:value="0.3716">
                <text:p>0.3716</text:p>
              </table:table-cell>
              <table:table-cell office:value-type="float" office:value="0.2737">
                <text:p>0.2737</text:p>
              </table:table-cell>
              <table:table-cell office:value-type="float" office:value="0">
                <text:p>0</text:p>
              </table:table-cell>
              <table:table-cell office:value-type="float" office:value="0.004181">
                <text:p>0.004181</text:p>
              </table:table-cell>
              <table:table-cell office:value-type="float" office:value="1.692">
                <text:p>1.692</text:p>
              </table:table-cell>
              <table:table-cell office:value-type="float" office:value="0.4382">
                <text:p>0.4382</text:p>
              </table:table-cell>
              <table:table-cell office:value-type="float" office:value="2.779681">
                <text:p>2.7796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551">
                <text:p>2.551</text:p>
              </table:table-cell>
              <table:table-cell office:value-type="float" office:value="0.0007421">
                <text:p>0.0007421</text:p>
              </table:table-cell>
              <table:table-cell office:value-type="float" office:value="0.1956">
                <text:p>0.1956</text:p>
              </table:table-cell>
              <table:table-cell office:value-type="float" office:value="0.2578">
                <text:p>0.2578</text:p>
              </table:table-cell>
              <table:table-cell office:value-type="float" office:value="0">
                <text:p>0</text:p>
              </table:table-cell>
              <table:table-cell office:value-type="float" office:value="0.005509">
                <text:p>0.005509</text:p>
              </table:table-cell>
              <table:table-cell office:value-type="float" office:value="1.706">
                <text:p>1.706</text:p>
              </table:table-cell>
              <table:table-cell office:value-type="float" office:value="0.3857">
                <text:p>0.3857</text:p>
              </table:table-cell>
              <table:table-cell office:value-type="float" office:value="2.550609">
                <text:p>2.5506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469">
                <text:p>2.469</text:p>
              </table:table-cell>
              <table:table-cell office:value-type="float" office:value="0.0003089">
                <text:p>0.0003089</text:p>
              </table:table-cell>
              <table:table-cell office:value-type="float" office:value="0.2535">
                <text:p>0.2535</text:p>
              </table:table-cell>
              <table:table-cell office:value-type="float" office:value="0.2185">
                <text:p>0.2185</text:p>
              </table:table-cell>
              <table:table-cell office:value-type="float" office:value="0">
                <text:p>0</text:p>
              </table:table-cell>
              <table:table-cell office:value-type="float" office:value="0.004315">
                <text:p>0.004315</text:p>
              </table:table-cell>
              <table:table-cell office:value-type="float" office:value="1.588">
                <text:p>1.588</text:p>
              </table:table-cell>
              <table:table-cell office:value-type="float" office:value="0.4044">
                <text:p>0.4044</text:p>
              </table:table-cell>
              <table:table-cell office:value-type="float" office:value="2.468715">
                <text:p>2.468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63">
                <text:p>2.63</text:p>
              </table:table-cell>
              <table:table-cell office:value-type="float" office:value="0.0006834">
                <text:p>0.0006834</text:p>
              </table:table-cell>
              <table:table-cell office:value-type="float" office:value="0.217">
                <text:p>0.217</text:p>
              </table:table-cell>
              <table:table-cell office:value-type="float" office:value="0.2965">
                <text:p>0.2965</text:p>
              </table:table-cell>
              <table:table-cell office:value-type="float" office:value="0">
                <text:p>0</text:p>
              </table:table-cell>
              <table:table-cell office:value-type="float" office:value="0.005221">
                <text:p>0.005221</text:p>
              </table:table-cell>
              <table:table-cell office:value-type="float" office:value="1.727">
                <text:p>1.727</text:p>
              </table:table-cell>
              <table:table-cell office:value-type="float" office:value="0.3839">
                <text:p>0.3839</text:p>
              </table:table-cell>
              <table:table-cell office:value-type="float" office:value="2.629621">
                <text:p>2.6296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399">
                <text:p>2.399</text:p>
              </table:table-cell>
              <table:table-cell office:value-type="float" office:value="0.0004767">
                <text:p>0.0004767</text:p>
              </table:table-cell>
              <table:table-cell office:value-type="float" office:value="0.2518">
                <text:p>0.2518</text:p>
              </table:table-cell>
              <table:table-cell office:value-type="float" office:value="0.2164">
                <text:p>0.2164</text:p>
              </table:table-cell>
              <table:table-cell office:value-type="float" office:value="0">
                <text:p>0</text:p>
              </table:table-cell>
              <table:table-cell office:value-type="float" office:value="0.003718">
                <text:p>0.003718</text:p>
              </table:table-cell>
              <table:table-cell office:value-type="float" office:value="1.505">
                <text:p>1.505</text:p>
              </table:table-cell>
              <table:table-cell office:value-type="float" office:value="0.421">
                <text:p>0.421</text:p>
              </table:table-cell>
              <table:table-cell office:value-type="float" office:value="2.397918">
                <text:p>2.3979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251">
                <text:p>2.251</text:p>
              </table:table-cell>
              <table:table-cell office:value-type="float" office:value="0">
                <text:p>0</text:p>
              </table:table-cell>
              <table:table-cell office:value-type="float" office:value="0.2374">
                <text:p>0.2374</text:p>
              </table:table-cell>
              <table:table-cell office:value-type="float" office:value="0.2629">
                <text:p>0.2629</text:p>
              </table:table-cell>
              <table:table-cell office:value-type="float" office:value="0">
                <text:p>0</text:p>
              </table:table-cell>
              <table:table-cell office:value-type="float" office:value="0.004331">
                <text:p>0.004331</text:p>
              </table:table-cell>
              <table:table-cell office:value-type="float" office:value="1.383">
                <text:p>1.383</text:p>
              </table:table-cell>
              <table:table-cell office:value-type="float" office:value="0.3629">
                <text:p>0.3629</text:p>
              </table:table-cell>
              <table:table-cell office:value-type="float" office:value="2.250531">
                <text:p>2.2505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641">
                <text:p>2.641</text:p>
              </table:table-cell>
              <table:table-cell office:value-type="float" office:value="0.0001385">
                <text:p>0.0001385</text:p>
              </table:table-cell>
              <table:table-cell office:value-type="float" office:value="0.3029">
                <text:p>0.3029</text:p>
              </table:table-cell>
              <table:table-cell office:value-type="float" office:value="0.3335">
                <text:p>0.3335</text:p>
              </table:table-cell>
              <table:table-cell office:value-type="float" office:value="0">
                <text:p>0</text:p>
              </table:table-cell>
              <table:table-cell office:value-type="float" office:value="0.002027">
                <text:p>0.002027</text:p>
              </table:table-cell>
              <table:table-cell office:value-type="float" office:value="1.525">
                <text:p>1.525</text:p>
              </table:table-cell>
              <table:table-cell office:value-type="float" office:value="0.4778">
                <text:p>0.4778</text:p>
              </table:table-cell>
              <table:table-cell office:value-type="float" office:value="2.641227">
                <text:p>2.641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684">
                <text:p>2.684</text:p>
              </table:table-cell>
              <table:table-cell office:value-type="float" office:value="0.0005693">
                <text:p>0.0005693</text:p>
              </table:table-cell>
              <table:table-cell office:value-type="float" office:value="0.3184">
                <text:p>0.3184</text:p>
              </table:table-cell>
              <table:table-cell office:value-type="float" office:value="0.2792">
                <text:p>0.2792</text:p>
              </table:table-cell>
              <table:table-cell office:value-type="float" office:value="0">
                <text:p>0</text:p>
              </table:table-cell>
              <table:table-cell office:value-type="float" office:value="0.003843">
                <text:p>0.003843</text:p>
              </table:table-cell>
              <table:table-cell office:value-type="float" office:value="1.595">
                <text:p>1.595</text:p>
              </table:table-cell>
              <table:table-cell office:value-type="float" office:value="0.4869">
                <text:p>0.4869</text:p>
              </table:table-cell>
              <table:table-cell office:value-type="float" office:value="2.683343">
                <text:p>2.6833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231">
                <text:p>2.231</text:p>
              </table:table-cell>
              <table:table-cell office:value-type="float" office:value="0.0004523">
                <text:p>0.0004523</text:p>
              </table:table-cell>
              <table:table-cell office:value-type="float" office:value="0.2478">
                <text:p>0.2478</text:p>
              </table:table-cell>
              <table:table-cell office:value-type="float" office:value="0.2194">
                <text:p>0.2194</text:p>
              </table:table-cell>
              <table:table-cell office:value-type="float" office:value="0">
                <text:p>0</text:p>
              </table:table-cell>
              <table:table-cell office:value-type="float" office:value="0.00306">
                <text:p>0.00306</text:p>
              </table:table-cell>
              <table:table-cell office:value-type="float" office:value="1.335">
                <text:p>1.335</text:p>
              </table:table-cell>
              <table:table-cell office:value-type="float" office:value="0.4261">
                <text:p>0.4261</text:p>
              </table:table-cell>
              <table:table-cell office:value-type="float" office:value="2.23136">
                <text:p>2.231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467">
                <text:p>2.467</text:p>
              </table:table-cell>
              <table:table-cell office:value-type="float" office:value="0.0003011">
                <text:p>0.0003011</text:p>
              </table:table-cell>
              <table:table-cell office:value-type="float" office:value="0.3199">
                <text:p>0.3199</text:p>
              </table:table-cell>
              <table:table-cell office:value-type="float" office:value="0.3083">
                <text:p>0.3083</text:p>
              </table:table-cell>
              <table:table-cell office:value-type="float" office:value="0">
                <text:p>0</text:p>
              </table:table-cell>
              <table:table-cell office:value-type="float" office:value="0.003349">
                <text:p>0.003349</text:p>
              </table:table-cell>
              <table:table-cell office:value-type="float" office:value="1.472">
                <text:p>1.472</text:p>
              </table:table-cell>
              <table:table-cell office:value-type="float" office:value="0.3627">
                <text:p>0.3627</text:p>
              </table:table-cell>
              <table:table-cell office:value-type="float" office:value="2.466249">
                <text:p>2.4662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351">
                <text:p>2.351</text:p>
              </table:table-cell>
              <table:table-cell office:value-type="float" office:value="0.0003948">
                <text:p>0.0003948</text:p>
              </table:table-cell>
              <table:table-cell office:value-type="float" office:value="0.3185">
                <text:p>0.3185</text:p>
              </table:table-cell>
              <table:table-cell office:value-type="float" office:value="0.2689">
                <text:p>0.2689</text:p>
              </table:table-cell>
              <table:table-cell office:value-type="float" office:value="0">
                <text:p>0</text:p>
              </table:table-cell>
              <table:table-cell office:value-type="float" office:value="0.001585">
                <text:p>0.001585</text:p>
              </table:table-cell>
              <table:table-cell office:value-type="float" office:value="1.416">
                <text:p>1.416</text:p>
              </table:table-cell>
              <table:table-cell office:value-type="float" office:value="0.3456">
                <text:p>0.3456</text:p>
              </table:table-cell>
              <table:table-cell office:value-type="float" office:value="2.350585">
                <text:p>2.350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543">
                <text:p>2.543</text:p>
              </table:table-cell>
              <table:table-cell office:value-type="float" office:value="0.0001819">
                <text:p>0.0001819</text:p>
              </table:table-cell>
              <table:table-cell office:value-type="float" office:value="0.3199">
                <text:p>0.3199</text:p>
              </table:table-cell>
              <table:table-cell office:value-type="float" office:value="0.3056">
                <text:p>0.3056</text:p>
              </table:table-cell>
              <table:table-cell office:value-type="float" office:value="0">
                <text:p>0</text:p>
              </table:table-cell>
              <table:table-cell office:value-type="float" office:value="0.004354">
                <text:p>0.004354</text:p>
              </table:table-cell>
              <table:table-cell office:value-type="float" office:value="1.517">
                <text:p>1.517</text:p>
              </table:table-cell>
              <table:table-cell office:value-type="float" office:value="0.3963">
                <text:p>0.3963</text:p>
              </table:table-cell>
              <table:table-cell office:value-type="float" office:value="2.543154">
                <text:p>2.543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289">
                <text:p>2.289</text:p>
              </table:table-cell>
              <table:table-cell office:value-type="float" office:value="0.0007051">
                <text:p>0.0007051</text:p>
              </table:table-cell>
              <table:table-cell office:value-type="float" office:value="0.2785">
                <text:p>0.2785</text:p>
              </table:table-cell>
              <table:table-cell office:value-type="float" office:value="0.2614">
                <text:p>0.2614</text:p>
              </table:table-cell>
              <table:table-cell office:value-type="float" office:value="0">
                <text:p>0</text:p>
              </table:table-cell>
              <table:table-cell office:value-type="float" office:value="0.003386">
                <text:p>0.003386</text:p>
              </table:table-cell>
              <table:table-cell office:value-type="float" office:value="1.359">
                <text:p>1.359</text:p>
              </table:table-cell>
              <table:table-cell office:value-type="float" office:value="0.3856">
                <text:p>0.3856</text:p>
              </table:table-cell>
              <table:table-cell office:value-type="float" office:value="2.287886">
                <text:p>2.2878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25">
                <text:p>2.25</text:p>
              </table:table-cell>
              <table:table-cell office:value-type="float" office:value="0.0002112">
                <text:p>0.0002112</text:p>
              </table:table-cell>
              <table:table-cell office:value-type="float" office:value="0.2291">
                <text:p>0.2291</text:p>
              </table:table-cell>
              <table:table-cell office:value-type="float" office:value="0.2493">
                <text:p>0.2493</text:p>
              </table:table-cell>
              <table:table-cell office:value-type="float" office:value="0">
                <text:p>0</text:p>
              </table:table-cell>
              <table:table-cell office:value-type="float" office:value="0.001968">
                <text:p>0.001968</text:p>
              </table:table-cell>
              <table:table-cell office:value-type="float" office:value="1.443">
                <text:p>1.443</text:p>
              </table:table-cell>
              <table:table-cell office:value-type="float" office:value="0.3265">
                <text:p>0.3265</text:p>
              </table:table-cell>
              <table:table-cell office:value-type="float" office:value="2.249868">
                <text:p>2.2498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081">
                <text:p>2.081</text:p>
              </table:table-cell>
              <table:table-cell office:value-type="float" office:value="0">
                <text:p>0</text:p>
              </table:table-cell>
              <table:table-cell office:value-type="float" office:value="0.2923">
                <text:p>0.2923</text:p>
              </table:table-cell>
              <table:table-cell office:value-type="float" office:value="0.2649">
                <text:p>0.2649</text:p>
              </table:table-cell>
              <table:table-cell office:value-type="float" office:value="0">
                <text:p>0</text:p>
              </table:table-cell>
              <table:table-cell office:value-type="float" office:value="0.001275">
                <text:p>0.001275</text:p>
              </table:table-cell>
              <table:table-cell office:value-type="float" office:value="1.197">
                <text:p>1.197</text:p>
              </table:table-cell>
              <table:table-cell office:value-type="float" office:value="0.3255">
                <text:p>0.3255</text:p>
              </table:table-cell>
              <table:table-cell office:value-type="float" office:value="2.080975">
                <text:p>2.0809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186">
                <text:p>2.186</text:p>
              </table:table-cell>
              <table:table-cell office:value-type="float" office:value="0.0002399">
                <text:p>0.0002399</text:p>
              </table:table-cell>
              <table:table-cell office:value-type="float" office:value="0.3023">
                <text:p>0.3023</text:p>
              </table:table-cell>
              <table:table-cell office:value-type="float" office:value="0.2349">
                <text:p>0.2349</text:p>
              </table:table-cell>
              <table:table-cell office:value-type="float" office:value="0">
                <text:p>0</text:p>
              </table:table-cell>
              <table:table-cell office:value-type="float" office:value="0.003034">
                <text:p>0.003034</text:p>
              </table:table-cell>
              <table:table-cell office:value-type="float" office:value="1.301">
                <text:p>1.301</text:p>
              </table:table-cell>
              <table:table-cell office:value-type="float" office:value="0.3446">
                <text:p>0.3446</text:p>
              </table:table-cell>
              <table:table-cell office:value-type="float" office:value="2.185834">
                <text:p>2.1858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203">
                <text:p>2.203</text:p>
              </table:table-cell>
              <table:table-cell office:value-type="float" office:value="0.0009635">
                <text:p>0.0009635</text:p>
              </table:table-cell>
              <table:table-cell office:value-type="float" office:value="0.3487">
                <text:p>0.3487</text:p>
              </table:table-cell>
              <table:table-cell office:value-type="float" office:value="0.2249">
                <text:p>0.2249</text:p>
              </table:table-cell>
              <table:table-cell office:value-type="float" office:value="0">
                <text:p>0</text:p>
              </table:table-cell>
              <table:table-cell office:value-type="float" office:value="0.003464">
                <text:p>0.003464</text:p>
              </table:table-cell>
              <table:table-cell office:value-type="float" office:value="1.26">
                <text:p>1.26</text:p>
              </table:table-cell>
              <table:table-cell office:value-type="float" office:value="0.3643">
                <text:p>0.3643</text:p>
              </table:table-cell>
              <table:table-cell office:value-type="float" office:value="2.201364">
                <text:p>2.2013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266">
                <text:p>2.266</text:p>
              </table:table-cell>
              <table:table-cell office:value-type="float" office:value="0.0001439">
                <text:p>0.0001439</text:p>
              </table:table-cell>
              <table:table-cell office:value-type="float" office:value="0.2787">
                <text:p>0.2787</text:p>
              </table:table-cell>
              <table:table-cell office:value-type="float" office:value="0.3257">
                <text:p>0.3257</text:p>
              </table:table-cell>
              <table:table-cell office:value-type="float" office:value="0">
                <text:p>0</text:p>
              </table:table-cell>
              <table:table-cell office:value-type="float" office:value="0.004044">
                <text:p>0.004044</text:p>
              </table:table-cell>
              <table:table-cell office:value-type="float" office:value="1.288">
                <text:p>1.288</text:p>
              </table:table-cell>
              <table:table-cell office:value-type="float" office:value="0.3692">
                <text:p>0.3692</text:p>
              </table:table-cell>
              <table:table-cell office:value-type="float" office:value="2.265644">
                <text:p>2.2656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233">
                <text:p>2.233</text:p>
              </table:table-cell>
              <table:table-cell office:value-type="float" office:value="0.0001828">
                <text:p>0.0001828</text:p>
              </table:table-cell>
              <table:table-cell office:value-type="float" office:value="0.3021">
                <text:p>0.3021</text:p>
              </table:table-cell>
              <table:table-cell office:value-type="float" office:value="0.3286">
                <text:p>0.3286</text:p>
              </table:table-cell>
              <table:table-cell office:value-type="float" office:value="0">
                <text:p>0</text:p>
              </table:table-cell>
              <table:table-cell office:value-type="float" office:value="0.001487">
                <text:p>0.001487</text:p>
              </table:table-cell>
              <table:table-cell office:value-type="float" office:value="1.218">
                <text:p>1.218</text:p>
              </table:table-cell>
              <table:table-cell office:value-type="float" office:value="0.3831">
                <text:p>0.3831</text:p>
              </table:table-cell>
              <table:table-cell office:value-type="float" office:value="2.233287">
                <text:p>2.2332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02">
                <text:p>2.02</text:p>
              </table:table-cell>
              <table:table-cell office:value-type="float" office:value="0.0003265">
                <text:p>0.0003265</text:p>
              </table:table-cell>
              <table:table-cell office:value-type="float" office:value="0.323">
                <text:p>0.323</text:p>
              </table:table-cell>
              <table:table-cell office:value-type="float" office:value="0.2212">
                <text:p>0.2212</text:p>
              </table:table-cell>
              <table:table-cell office:value-type="float" office:value="0">
                <text:p>0</text:p>
              </table:table-cell>
              <table:table-cell office:value-type="float" office:value="0.003529">
                <text:p>0.003529</text:p>
              </table:table-cell>
              <table:table-cell office:value-type="float" office:value="1.193">
                <text:p>1.193</text:p>
              </table:table-cell>
              <table:table-cell office:value-type="float" office:value="0.2785">
                <text:p>0.2785</text:p>
              </table:table-cell>
              <table:table-cell office:value-type="float" office:value="2.019229">
                <text:p>2.0192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084">
                <text:p>2.084</text:p>
              </table:table-cell>
              <table:table-cell office:value-type="float" office:value="0.0003225">
                <text:p>0.0003225</text:p>
              </table:table-cell>
              <table:table-cell office:value-type="float" office:value="0.3626">
                <text:p>0.3626</text:p>
              </table:table-cell>
              <table:table-cell office:value-type="float" office:value="0.3087">
                <text:p>0.3087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1.139">
                <text:p>1.139</text:p>
              </table:table-cell>
              <table:table-cell office:value-type="float" office:value="0.2701">
                <text:p>0.2701</text:p>
              </table:table-cell>
              <table:table-cell office:value-type="float" office:value="2.0828">
                <text:p>2.08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13">
                <text:p>2.13</text:p>
              </table:table-cell>
              <table:table-cell office:value-type="float" office:value="0.0005072">
                <text:p>0.0005072</text:p>
              </table:table-cell>
              <table:table-cell office:value-type="float" office:value="0.274">
                <text:p>0.274</text:p>
              </table:table-cell>
              <table:table-cell office:value-type="float" office:value="0.2908">
                <text:p>0.2908</text:p>
              </table:table-cell>
              <table:table-cell office:value-type="float" office:value="0">
                <text:p>0</text:p>
              </table:table-cell>
              <table:table-cell office:value-type="float" office:value="0.00229">
                <text:p>0.00229</text:p>
              </table:table-cell>
              <table:table-cell office:value-type="float" office:value="1.209">
                <text:p>1.209</text:p>
              </table:table-cell>
              <table:table-cell office:value-type="float" office:value="0.353">
                <text:p>0.353</text:p>
              </table:table-cell>
              <table:table-cell office:value-type="float" office:value="2.12909">
                <text:p>2.129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00004726">
                <text:p>0.00004726</text:p>
              </table:table-cell>
              <table:table-cell office:value-type="float" office:value="0.3844">
                <text:p>0.3844</text:p>
              </table:table-cell>
              <table:table-cell office:value-type="float" office:value="0.3069">
                <text:p>0.3069</text:p>
              </table:table-cell>
              <table:table-cell office:value-type="float" office:value="0">
                <text:p>0</text:p>
              </table:table-cell>
              <table:table-cell office:value-type="float" office:value="0.002197">
                <text:p>0.002197</text:p>
              </table:table-cell>
              <table:table-cell office:value-type="float" office:value="1.218">
                <text:p>1.218</text:p>
              </table:table-cell>
              <table:table-cell office:value-type="float" office:value="0.3088">
                <text:p>0.3088</text:p>
              </table:table-cell>
              <table:table-cell office:value-type="float" office:value="2.220297">
                <text:p>2.2202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162">
                <text:p>2.162</text:p>
              </table:table-cell>
              <table:table-cell office:value-type="float" office:value="0.0004982">
                <text:p>0.0004982</text:p>
              </table:table-cell>
              <table:table-cell office:value-type="float" office:value="0.2999">
                <text:p>0.2999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001918">
                <text:p>0.001918</text:p>
              </table:table-cell>
              <table:table-cell office:value-type="float" office:value="1.261">
                <text:p>1.261</text:p>
              </table:table-cell>
              <table:table-cell office:value-type="float" office:value="0.338">
                <text:p>0.338</text:p>
              </table:table-cell>
              <table:table-cell office:value-type="float" office:value="2.160818">
                <text:p>2.1608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044">
                <text:p>2.044</text:p>
              </table:table-cell>
              <table:table-cell office:value-type="float" office:value="0.0004083">
                <text:p>0.0004083</text:p>
              </table:table-cell>
              <table:table-cell office:value-type="float" office:value="0.3322">
                <text:p>0.3322</text:p>
              </table:table-cell>
              <table:table-cell office:value-type="float" office:value="0.2521">
                <text:p>0.2521</text:p>
              </table:table-cell>
              <table:table-cell office:value-type="float" office:value="0">
                <text:p>0</text:p>
              </table:table-cell>
              <table:table-cell office:value-type="float" office:value="0.002151">
                <text:p>0.002151</text:p>
              </table:table-cell>
              <table:table-cell office:value-type="float" office:value="1.153">
                <text:p>1.153</text:p>
              </table:table-cell>
              <table:table-cell office:value-type="float" office:value="0.3047">
                <text:p>0.3047</text:p>
              </table:table-cell>
              <table:table-cell office:value-type="float" office:value="2.044151">
                <text:p>2.0441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976">
                <text:p>1.976</text:p>
              </table:table-cell>
              <table:table-cell office:value-type="float" office:value="0.0001215">
                <text:p>0.0001215</text:p>
              </table:table-cell>
              <table:table-cell office:value-type="float" office:value="0.3552">
                <text:p>0.3552</text:p>
              </table:table-cell>
              <table:table-cell office:value-type="float" office:value="0.3039">
                <text:p>0.3039</text:p>
              </table:table-cell>
              <table:table-cell office:value-type="float" office:value="0">
                <text:p>0</text:p>
              </table:table-cell>
              <table:table-cell office:value-type="float" office:value="0.003603">
                <text:p>0.003603</text:p>
              </table:table-cell>
              <table:table-cell office:value-type="float" office:value="1.036">
                <text:p>1.036</text:p>
              </table:table-cell>
              <table:table-cell office:value-type="float" office:value="0.2775">
                <text:p>0.2775</text:p>
              </table:table-cell>
              <table:table-cell office:value-type="float" office:value="1.976203">
                <text:p>1.9762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093">
                <text:p>2.093</text:p>
              </table:table-cell>
              <table:table-cell office:value-type="float" office:value="0.000693">
                <text:p>0.000693</text:p>
              </table:table-cell>
              <table:table-cell office:value-type="float" office:value="0.3525">
                <text:p>0.3525</text:p>
              </table:table-cell>
              <table:table-cell office:value-type="float" office:value="0.3487">
                <text:p>0.3487</text:p>
              </table:table-cell>
              <table:table-cell office:value-type="float" office:value="0">
                <text:p>0</text:p>
              </table:table-cell>
              <table:table-cell office:value-type="float" office:value="0.00314">
                <text:p>0.00314</text:p>
              </table:table-cell>
              <table:table-cell office:value-type="float" office:value="1.126">
                <text:p>1.126</text:p>
              </table:table-cell>
              <table:table-cell office:value-type="float" office:value="0.2613">
                <text:p>0.2613</text:p>
              </table:table-cell>
              <table:table-cell office:value-type="float" office:value="2.09164">
                <text:p>2.091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742">
                <text:p>1.742</text:p>
              </table:table-cell>
              <table:table-cell office:value-type="float" office:value="0.001299">
                <text:p>0.001299</text:p>
              </table:table-cell>
              <table:table-cell office:value-type="float" office:value="0.2937">
                <text:p>0.2937</text:p>
              </table:table-cell>
              <table:table-cell office:value-type="float" office:value="0.2742">
                <text:p>0.2742</text:p>
              </table:table-cell>
              <table:table-cell office:value-type="float" office:value="0">
                <text:p>0</text:p>
              </table:table-cell>
              <table:table-cell office:value-type="float" office:value="0.002196">
                <text:p>0.002196</text:p>
              </table:table-cell>
              <table:table-cell office:value-type="float" office:value="0.9548">
                <text:p>0.9548</text:p>
              </table:table-cell>
              <table:table-cell office:value-type="float" office:value="0.2161">
                <text:p>0.2161</text:p>
              </table:table-cell>
              <table:table-cell office:value-type="float" office:value="1.740996">
                <text:p>1.7409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97">
                <text:p>1.97</text:p>
              </table:table-cell>
              <table:table-cell office:value-type="float" office:value="0.0004142">
                <text:p>0.0004142</text:p>
              </table:table-cell>
              <table:table-cell office:value-type="float" office:value="0.281">
                <text:p>0.281</text:p>
              </table:table-cell>
              <table:table-cell office:value-type="float" office:value="0.3123">
                <text:p>0.3123</text:p>
              </table:table-cell>
              <table:table-cell office:value-type="float" office:value="0">
                <text:p>0</text:p>
              </table:table-cell>
              <table:table-cell office:value-type="float" office:value="0.002937">
                <text:p>0.002937</text:p>
              </table:table-cell>
              <table:table-cell office:value-type="float" office:value="1.061">
                <text:p>1.061</text:p>
              </table:table-cell>
              <table:table-cell office:value-type="float" office:value="0.3122">
                <text:p>0.3122</text:p>
              </table:table-cell>
              <table:table-cell office:value-type="float" office:value="1.969437">
                <text:p>1.9694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946">
                <text:p>1.946</text:p>
              </table:table-cell>
              <table:table-cell office:value-type="float" office:value="0.0005363">
                <text:p>0.0005363</text:p>
              </table:table-cell>
              <table:table-cell office:value-type="float" office:value="0.3878">
                <text:p>0.3878</text:p>
              </table:table-cell>
              <table:table-cell office:value-type="float" office:value="0.3078">
                <text:p>0.3078</text:p>
              </table:table-cell>
              <table:table-cell office:value-type="float" office:value="0">
                <text:p>0</text:p>
              </table:table-cell>
              <table:table-cell office:value-type="float" office:value="0.002569">
                <text:p>0.002569</text:p>
              </table:table-cell>
              <table:table-cell office:value-type="float" office:value="0.977">
                <text:p>0.977</text:p>
              </table:table-cell>
              <table:table-cell office:value-type="float" office:value="0.2702">
                <text:p>0.2702</text:p>
              </table:table-cell>
              <table:table-cell office:value-type="float" office:value="1.945369">
                <text:p>1.9453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932">
                <text:p>1.932</text:p>
              </table:table-cell>
              <table:table-cell office:value-type="float" office:value="0.0003316">
                <text:p>0.0003316</text:p>
              </table:table-cell>
              <table:table-cell office:value-type="float" office:value="0.3167">
                <text:p>0.3167</text:p>
              </table:table-cell>
              <table:table-cell office:value-type="float" office:value="0.2858">
                <text:p>0.2858</text:p>
              </table:table-cell>
              <table:table-cell office:value-type="float" office:value="0">
                <text:p>0</text:p>
              </table:table-cell>
              <table:table-cell office:value-type="float" office:value="0.002171">
                <text:p>0.002171</text:p>
              </table:table-cell>
              <table:table-cell office:value-type="float" office:value="1.044">
                <text:p>1.044</text:p>
              </table:table-cell>
              <table:table-cell office:value-type="float" office:value="0.2836">
                <text:p>0.2836</text:p>
              </table:table-cell>
              <table:table-cell office:value-type="float" office:value="1.932271">
                <text:p>1.9322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878">
                <text:p>1.878</text:p>
              </table:table-cell>
              <table:table-cell office:value-type="float" office:value="0.0004987">
                <text:p>0.0004987</text:p>
              </table:table-cell>
              <table:table-cell office:value-type="float" office:value="0.3713">
                <text:p>0.3713</text:p>
              </table:table-cell>
              <table:table-cell office:value-type="float" office:value="0.254">
                <text:p>0.254</text:p>
              </table:table-cell>
              <table:table-cell office:value-type="float" office:value="0">
                <text:p>0</text:p>
              </table:table-cell>
              <table:table-cell office:value-type="float" office:value="0.001566">
                <text:p>0.001566</text:p>
              </table:table-cell>
              <table:table-cell office:value-type="float" office:value="0.8816">
                <text:p>0.8816</text:p>
              </table:table-cell>
              <table:table-cell office:value-type="float" office:value="0.3691">
                <text:p>0.3691</text:p>
              </table:table-cell>
              <table:table-cell office:value-type="float" office:value="1.877566">
                <text:p>1.8775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82">
                <text:p>1.82</text:p>
              </table:table-cell>
              <table:table-cell office:value-type="float" office:value="0.0002722">
                <text:p>0.0002722</text:p>
              </table:table-cell>
              <table:table-cell office:value-type="float" office:value="0.2834">
                <text:p>0.2834</text:p>
              </table:table-cell>
              <table:table-cell office:value-type="float" office:value="0.3243">
                <text:p>0.3243</text:p>
              </table:table-cell>
              <table:table-cell office:value-type="float" office:value="0">
                <text:p>0</text:p>
              </table:table-cell>
              <table:table-cell office:value-type="float" office:value="0.001938">
                <text:p>0.001938</text:p>
              </table:table-cell>
              <table:table-cell office:value-type="float" office:value="0.9003">
                <text:p>0.9003</text:p>
              </table:table-cell>
              <table:table-cell office:value-type="float" office:value="0.3096">
                <text:p>0.3096</text:p>
              </table:table-cell>
              <table:table-cell office:value-type="float" office:value="1.819538">
                <text:p>1.819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981">
                <text:p>1.981</text:p>
              </table:table-cell>
              <table:table-cell office:value-type="float" office:value="0.000658">
                <text:p>0.000658</text:p>
              </table:table-cell>
              <table:table-cell office:value-type="float" office:value="0.4818">
                <text:p>0.4818</text:p>
              </table:table-cell>
              <table:table-cell office:value-type="float" office:value="0.3631">
                <text:p>0.3631</text:p>
              </table:table-cell>
              <table:table-cell office:value-type="float" office:value="0">
                <text:p>0</text:p>
              </table:table-cell>
              <table:table-cell office:value-type="float" office:value="0.002943">
                <text:p>0.002943</text:p>
              </table:table-cell>
              <table:table-cell office:value-type="float" office:value="0.8631">
                <text:p>0.8631</text:p>
              </table:table-cell>
              <table:table-cell office:value-type="float" office:value="0.2695">
                <text:p>0.2695</text:p>
              </table:table-cell>
              <table:table-cell office:value-type="float" office:value="1.980443">
                <text:p>1.9804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801">
                <text:p>1.801</text:p>
              </table:table-cell>
              <table:table-cell office:value-type="float" office:value="0.001103">
                <text:p>0.001103</text:p>
              </table:table-cell>
              <table:table-cell office:value-type="float" office:value="0.3464">
                <text:p>0.3464</text:p>
              </table:table-cell>
              <table:table-cell office:value-type="float" office:value="0.2467">
                <text:p>0.2467</text:p>
              </table:table-cell>
              <table:table-cell office:value-type="float" office:value="0">
                <text:p>0</text:p>
              </table:table-cell>
              <table:table-cell office:value-type="float" office:value="0.002022">
                <text:p>0.002022</text:p>
              </table:table-cell>
              <table:table-cell office:value-type="float" office:value="0.9917">
                <text:p>0.9917</text:p>
              </table:table-cell>
              <table:table-cell office:value-type="float" office:value="0.2132">
                <text:p>0.2132</text:p>
              </table:table-cell>
              <table:table-cell office:value-type="float" office:value="1.800022">
                <text:p>1.8000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142">
                <text:p>2.142</text:p>
              </table:table-cell>
              <table:table-cell office:value-type="float" office:value="0.001223">
                <text:p>0.001223</text:p>
              </table:table-cell>
              <table:table-cell office:value-type="float" office:value="0.4597">
                <text:p>0.4597</text:p>
              </table:table-cell>
              <table:table-cell office:value-type="float" office:value="0.384">
                <text:p>0.384</text:p>
              </table:table-cell>
              <table:table-cell office:value-type="float" office:value="0">
                <text:p>0</text:p>
              </table:table-cell>
              <table:table-cell office:value-type="float" office:value="0.001473">
                <text:p>0.001473</text:p>
              </table:table-cell>
              <table:table-cell office:value-type="float" office:value="1.036">
                <text:p>1.036</text:p>
              </table:table-cell>
              <table:table-cell office:value-type="float" office:value="0.259">
                <text:p>0.259</text:p>
              </table:table-cell>
              <table:table-cell office:value-type="float" office:value="2.140173">
                <text:p>2.1401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965">
                <text:p>1.965</text:p>
              </table:table-cell>
              <table:table-cell office:value-type="float" office:value="0.001311">
                <text:p>0.001311</text:p>
              </table:table-cell>
              <table:table-cell office:value-type="float" office:value="0.4198">
                <text:p>0.4198</text:p>
              </table:table-cell>
              <table:table-cell office:value-type="float" office:value="0.3445">
                <text:p>0.3445</text:p>
              </table:table-cell>
              <table:table-cell office:value-type="float" office:value="0">
                <text:p>0</text:p>
              </table:table-cell>
              <table:table-cell office:value-type="float" office:value="0.00115">
                <text:p>0.00115</text:p>
              </table:table-cell>
              <table:table-cell office:value-type="float" office:value="0.9786">
                <text:p>0.9786</text:p>
              </table:table-cell>
              <table:table-cell office:value-type="float" office:value="0.2196">
                <text:p>0.2196</text:p>
              </table:table-cell>
              <table:table-cell office:value-type="float" office:value="1.96365">
                <text:p>1.963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891">
                <text:p>1.891</text:p>
              </table:table-cell>
              <table:table-cell office:value-type="float" office:value="0.001176">
                <text:p>0.001176</text:p>
              </table:table-cell>
              <table:table-cell office:value-type="float" office:value="0.3518">
                <text:p>0.3518</text:p>
              </table:table-cell>
              <table:table-cell office:value-type="float" office:value="0.4773">
                <text:p>0.4773</text:p>
              </table:table-cell>
              <table:table-cell office:value-type="float" office:value="0">
                <text:p>0</text:p>
              </table:table-cell>
              <table:table-cell office:value-type="float" office:value="0.001772">
                <text:p>0.001772</text:p>
              </table:table-cell>
              <table:table-cell office:value-type="float" office:value="0.8342">
                <text:p>0.8342</text:p>
              </table:table-cell>
              <table:table-cell office:value-type="float" office:value="0.2242">
                <text:p>0.2242</text:p>
              </table:table-cell>
              <table:table-cell office:value-type="float" office:value="1.889272">
                <text:p>1.8892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816">
                <text:p>1.816</text:p>
              </table:table-cell>
              <table:table-cell office:value-type="float" office:value="0.0007249">
                <text:p>0.0007249</text:p>
              </table:table-cell>
              <table:table-cell office:value-type="float" office:value="0.4532">
                <text:p>0.4532</text:p>
              </table:table-cell>
              <table:table-cell office:value-type="float" office:value="0.3185">
                <text:p>0.3185</text:p>
              </table:table-cell>
              <table:table-cell office:value-type="float" office:value="0">
                <text:p>0</text:p>
              </table:table-cell>
              <table:table-cell office:value-type="float" office:value="0.002254">
                <text:p>0.002254</text:p>
              </table:table-cell>
              <table:table-cell office:value-type="float" office:value="0.8244">
                <text:p>0.8244</text:p>
              </table:table-cell>
              <table:table-cell office:value-type="float" office:value="0.2172">
                <text:p>0.2172</text:p>
              </table:table-cell>
              <table:table-cell office:value-type="float" office:value="1.815554">
                <text:p>1.8155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994">
                <text:p>1.994</text:p>
              </table:table-cell>
              <table:table-cell office:value-type="float" office:value="0.002194">
                <text:p>0.002194</text:p>
              </table:table-cell>
              <table:table-cell office:value-type="float" office:value="0.3762">
                <text:p>0.3762</text:p>
              </table:table-cell>
              <table:table-cell office:value-type="float" office:value="0.3968">
                <text:p>0.3968</text:p>
              </table:table-cell>
              <table:table-cell office:value-type="float" office:value="0">
                <text:p>0</text:p>
              </table:table-cell>
              <table:table-cell office:value-type="float" office:value="0.00267">
                <text:p>0.00267</text:p>
              </table:table-cell>
              <table:table-cell office:value-type="float" office:value="0.9271">
                <text:p>0.9271</text:p>
              </table:table-cell>
              <table:table-cell office:value-type="float" office:value="0.2895">
                <text:p>0.2895</text:p>
              </table:table-cell>
              <table:table-cell office:value-type="float" office:value="1.99227">
                <text:p>1.992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841">
                <text:p>1.841</text:p>
              </table:table-cell>
              <table:table-cell office:value-type="float" office:value="0.001431">
                <text:p>0.001431</text:p>
              </table:table-cell>
              <table:table-cell office:value-type="float" office:value="0.4108">
                <text:p>0.4108</text:p>
              </table:table-cell>
              <table:table-cell office:value-type="float" office:value="0.3516">
                <text:p>0.3516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8134">
                <text:p>0.8134</text:p>
              </table:table-cell>
              <table:table-cell office:value-type="float" office:value="0.2614">
                <text:p>0.2614</text:p>
              </table:table-cell>
              <table:table-cell office:value-type="float" office:value="1.8392">
                <text:p>1.83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076">
                <text:p>2.076</text:p>
              </table:table-cell>
              <table:table-cell office:value-type="float" office:value="0.001992">
                <text:p>0.001992</text:p>
              </table:table-cell>
              <table:table-cell office:value-type="float" office:value="0.4935">
                <text:p>0.4935</text:p>
              </table:table-cell>
              <table:table-cell office:value-type="float" office:value="0.4112">
                <text:p>0.4112</text:p>
              </table:table-cell>
              <table:table-cell office:value-type="float" office:value="0">
                <text:p>0</text:p>
              </table:table-cell>
              <table:table-cell office:value-type="float" office:value="0.001038">
                <text:p>0.001038</text:p>
              </table:table-cell>
              <table:table-cell office:value-type="float" office:value="0.9074">
                <text:p>0.9074</text:p>
              </table:table-cell>
              <table:table-cell office:value-type="float" office:value="0.2613">
                <text:p>0.2613</text:p>
              </table:table-cell>
              <table:table-cell office:value-type="float" office:value="2.074438">
                <text:p>2.0744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729">
                <text:p>1.729</text:p>
              </table:table-cell>
              <table:table-cell office:value-type="float" office:value="0.001461">
                <text:p>0.001461</text:p>
              </table:table-cell>
              <table:table-cell office:value-type="float" office:value="0.3525">
                <text:p>0.3525</text:p>
              </table:table-cell>
              <table:table-cell office:value-type="float" office:value="0.3331">
                <text:p>0.3331</text:p>
              </table:table-cell>
              <table:table-cell office:value-type="float" office:value="0">
                <text:p>0</text:p>
              </table:table-cell>
              <table:table-cell office:value-type="float" office:value="0.001794">
                <text:p>0.001794</text:p>
              </table:table-cell>
              <table:table-cell office:value-type="float" office:value="0.7757">
                <text:p>0.7757</text:p>
              </table:table-cell>
              <table:table-cell office:value-type="float" office:value="0.2639">
                <text:p>0.2639</text:p>
              </table:table-cell>
              <table:table-cell office:value-type="float" office:value="1.726994">
                <text:p>1.7269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816">
                <text:p>1.816</text:p>
              </table:table-cell>
              <table:table-cell office:value-type="float" office:value="0.001588">
                <text:p>0.001588</text:p>
              </table:table-cell>
              <table:table-cell office:value-type="float" office:value="0.4394">
                <text:p>0.4394</text:p>
              </table:table-cell>
              <table:table-cell office:value-type="float" office:value="0.3701">
                <text:p>0.3701</text:p>
              </table:table-cell>
              <table:table-cell office:value-type="float" office:value="0">
                <text:p>0</text:p>
              </table:table-cell>
              <table:table-cell office:value-type="float" office:value="0.001998">
                <text:p>0.001998</text:p>
              </table:table-cell>
              <table:table-cell office:value-type="float" office:value="0.8013">
                <text:p>0.8013</text:p>
              </table:table-cell>
              <table:table-cell office:value-type="float" office:value="0.2013">
                <text:p>0.2013</text:p>
              </table:table-cell>
              <table:table-cell office:value-type="float" office:value="1.814098">
                <text:p>1.8140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81">
                <text:p>1.81</text:p>
              </table:table-cell>
              <table:table-cell office:value-type="float" office:value="0.002428">
                <text:p>0.002428</text:p>
              </table:table-cell>
              <table:table-cell office:value-type="float" office:value="0.375">
                <text:p>0.375</text:p>
              </table:table-cell>
              <table:table-cell office:value-type="float" office:value="0.2781">
                <text:p>0.2781</text:p>
              </table:table-cell>
              <table:table-cell office:value-type="float" office:value="0">
                <text:p>0</text:p>
              </table:table-cell>
              <table:table-cell office:value-type="float" office:value="0.00141">
                <text:p>0.00141</text:p>
              </table:table-cell>
              <table:table-cell office:value-type="float" office:value="0.87">
                <text:p>0.87</text:p>
              </table:table-cell>
              <table:table-cell office:value-type="float" office:value="0.2827">
                <text:p>0.2827</text:p>
              </table:table-cell>
              <table:table-cell office:value-type="float" office:value="1.80721">
                <text:p>1.807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884">
                <text:p>1.884</text:p>
              </table:table-cell>
              <table:table-cell office:value-type="float" office:value="0.001496">
                <text:p>0.001496</text:p>
              </table:table-cell>
              <table:table-cell office:value-type="float" office:value="0.4624">
                <text:p>0.4624</text:p>
              </table:table-cell>
              <table:table-cell office:value-type="float" office:value="0.3571">
                <text:p>0.3571</text:p>
              </table:table-cell>
              <table:table-cell office:value-type="float" office:value="0">
                <text:p>0</text:p>
              </table:table-cell>
              <table:table-cell office:value-type="float" office:value="0.001248">
                <text:p>0.001248</text:p>
              </table:table-cell>
              <table:table-cell office:value-type="float" office:value="0.8357">
                <text:p>0.8357</text:p>
              </table:table-cell>
              <table:table-cell office:value-type="float" office:value="0.2265">
                <text:p>0.2265</text:p>
              </table:table-cell>
              <table:table-cell office:value-type="float" office:value="1.882948">
                <text:p>1.8829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797">
                <text:p>1.797</text:p>
              </table:table-cell>
              <table:table-cell office:value-type="float" office:value="0.001435">
                <text:p>0.001435</text:p>
              </table:table-cell>
              <table:table-cell office:value-type="float" office:value="0.3622">
                <text:p>0.3622</text:p>
              </table:table-cell>
              <table:table-cell office:value-type="float" office:value="0.3154">
                <text:p>0.3154</text:p>
              </table:table-cell>
              <table:table-cell office:value-type="float" office:value="0">
                <text:p>0</text:p>
              </table:table-cell>
              <table:table-cell office:value-type="float" office:value="0.001606">
                <text:p>0.001606</text:p>
              </table:table-cell>
              <table:table-cell office:value-type="float" office:value="0.8732">
                <text:p>0.8732</text:p>
              </table:table-cell>
              <table:table-cell office:value-type="float" office:value="0.2427">
                <text:p>0.2427</text:p>
              </table:table-cell>
              <table:table-cell office:value-type="float" office:value="1.795106">
                <text:p>1.7951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671">
                <text:p>1.671</text:p>
              </table:table-cell>
              <table:table-cell office:value-type="float" office:value="0.001608">
                <text:p>0.001608</text:p>
              </table:table-cell>
              <table:table-cell office:value-type="float" office:value="0.4124">
                <text:p>0.4124</text:p>
              </table:table-cell>
              <table:table-cell office:value-type="float" office:value="0.3584">
                <text:p>0.3584</text:p>
              </table:table-cell>
              <table:table-cell office:value-type="float" office:value="0">
                <text:p>0</text:p>
              </table:table-cell>
              <table:table-cell office:value-type="float" office:value="0.0008017">
                <text:p>0.0008017</text:p>
              </table:table-cell>
              <table:table-cell office:value-type="float" office:value="0.697">
                <text:p>0.697</text:p>
              </table:table-cell>
              <table:table-cell office:value-type="float" office:value="0.2012">
                <text:p>0.2012</text:p>
              </table:table-cell>
              <table:table-cell office:value-type="float" office:value="1.6698017">
                <text:p>1.66980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825">
                <text:p>1.825</text:p>
              </table:table-cell>
              <table:table-cell office:value-type="float" office:value="0.002281">
                <text:p>0.002281</text:p>
              </table:table-cell>
              <table:table-cell office:value-type="float" office:value="0.4778">
                <text:p>0.4778</text:p>
              </table:table-cell>
              <table:table-cell office:value-type="float" office:value="0.3785">
                <text:p>0.3785</text:p>
              </table:table-cell>
              <table:table-cell office:value-type="float" office:value="0">
                <text:p>0</text:p>
              </table:table-cell>
              <table:table-cell office:value-type="float" office:value="0.0008905">
                <text:p>0.0008905</text:p>
              </table:table-cell>
              <table:table-cell office:value-type="float" office:value="0.7441">
                <text:p>0.7441</text:p>
              </table:table-cell>
              <table:table-cell office:value-type="float" office:value="0.2218">
                <text:p>0.2218</text:p>
              </table:table-cell>
              <table:table-cell office:value-type="float" office:value="1.8230905">
                <text:p>1.82309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845">
                <text:p>1.845</text:p>
              </table:table-cell>
              <table:table-cell office:value-type="float" office:value="0.003415">
                <text:p>0.003415</text:p>
              </table:table-cell>
              <table:table-cell office:value-type="float" office:value="0.4303">
                <text:p>0.4303</text:p>
              </table:table-cell>
              <table:table-cell office:value-type="float" office:value="0.4335">
                <text:p>0.4335</text:p>
              </table:table-cell>
              <table:table-cell office:value-type="float" office:value="0">
                <text:p>0</text:p>
              </table:table-cell>
              <table:table-cell office:value-type="float" office:value="0.0008585">
                <text:p>0.0008585</text:p>
              </table:table-cell>
              <table:table-cell office:value-type="float" office:value="0.767">
                <text:p>0.767</text:p>
              </table:table-cell>
              <table:table-cell office:value-type="float" office:value="0.2103">
                <text:p>0.2103</text:p>
              </table:table-cell>
              <table:table-cell office:value-type="float" office:value="1.8419585">
                <text:p>1.84195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843">
                <text:p>1.843</text:p>
              </table:table-cell>
              <table:table-cell office:value-type="float" office:value="0.001005">
                <text:p>0.001005</text:p>
              </table:table-cell>
              <table:table-cell office:value-type="float" office:value="0.4882">
                <text:p>0.4882</text:p>
              </table:table-cell>
              <table:table-cell office:value-type="float" office:value="0.394">
                <text:p>0.394</text:p>
              </table:table-cell>
              <table:table-cell office:value-type="float" office:value="0">
                <text:p>0</text:p>
              </table:table-cell>
              <table:table-cell office:value-type="float" office:value="0.001638">
                <text:p>0.001638</text:p>
              </table:table-cell>
              <table:table-cell office:value-type="float" office:value="0.758">
                <text:p>0.758</text:p>
              </table:table-cell>
              <table:table-cell office:value-type="float" office:value="0.2002">
                <text:p>0.2002</text:p>
              </table:table-cell>
              <table:table-cell office:value-type="float" office:value="1.842038">
                <text:p>1.8420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754">
                <text:p>1.754</text:p>
              </table:table-cell>
              <table:table-cell office:value-type="float" office:value="0.00148">
                <text:p>0.00148</text:p>
              </table:table-cell>
              <table:table-cell office:value-type="float" office:value="0.4825">
                <text:p>0.4825</text:p>
              </table:table-cell>
              <table:table-cell office:value-type="float" office:value="0.3209">
                <text:p>0.3209</text:p>
              </table:table-cell>
              <table:table-cell office:value-type="float" office:value="0">
                <text:p>0</text:p>
              </table:table-cell>
              <table:table-cell office:value-type="float" office:value="0.001299">
                <text:p>0.001299</text:p>
              </table:table-cell>
              <table:table-cell office:value-type="float" office:value="0.7478">
                <text:p>0.7478</text:p>
              </table:table-cell>
              <table:table-cell office:value-type="float" office:value="0.2002">
                <text:p>0.2002</text:p>
              </table:table-cell>
              <table:table-cell office:value-type="float" office:value="1.752699">
                <text:p>1.7526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784">
                <text:p>1.784</text:p>
              </table:table-cell>
              <table:table-cell office:value-type="float" office:value="0.001722">
                <text:p>0.001722</text:p>
              </table:table-cell>
              <table:table-cell office:value-type="float" office:value="0.4039">
                <text:p>0.4039</text:p>
              </table:table-cell>
              <table:table-cell office:value-type="float" office:value="0.5316">
                <text:p>0.5316</text:p>
              </table:table-cell>
              <table:table-cell office:value-type="float" office:value="0">
                <text:p>0</text:p>
              </table:table-cell>
              <table:table-cell office:value-type="float" office:value="0.001375">
                <text:p>0.001375</text:p>
              </table:table-cell>
              <table:table-cell office:value-type="float" office:value="0.6385">
                <text:p>0.6385</text:p>
              </table:table-cell>
              <table:table-cell office:value-type="float" office:value="0.2072">
                <text:p>0.2072</text:p>
              </table:table-cell>
              <table:table-cell office:value-type="float" office:value="1.782575">
                <text:p>1.7825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75">
                <text:p>1.75</text:p>
              </table:table-cell>
              <table:table-cell office:value-type="float" office:value="0.001395">
                <text:p>0.001395</text:p>
              </table:table-cell>
              <table:table-cell office:value-type="float" office:value="0.554">
                <text:p>0.554</text:p>
              </table:table-cell>
              <table:table-cell office:value-type="float" office:value="0.2715">
                <text:p>0.2715</text:p>
              </table:table-cell>
              <table:table-cell office:value-type="float" office:value="0">
                <text:p>0</text:p>
              </table:table-cell>
              <table:table-cell office:value-type="float" office:value="0.000973">
                <text:p>0.000973</text:p>
              </table:table-cell>
              <table:table-cell office:value-type="float" office:value="0.7083">
                <text:p>0.7083</text:p>
              </table:table-cell>
              <table:table-cell office:value-type="float" office:value="0.2136">
                <text:p>0.2136</text:p>
              </table:table-cell>
              <table:table-cell office:value-type="float" office:value="1.748373">
                <text:p>1.7483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66">
                <text:p>1.66</text:p>
              </table:table-cell>
              <table:table-cell office:value-type="float" office:value="0.0009751">
                <text:p>0.0009751</text:p>
              </table:table-cell>
              <table:table-cell office:value-type="float" office:value="0.4985">
                <text:p>0.4985</text:p>
              </table:table-cell>
              <table:table-cell office:value-type="float" office:value="0.3188">
                <text:p>0.3188</text:p>
              </table:table-cell>
              <table:table-cell office:value-type="float" office:value="0">
                <text:p>0</text:p>
              </table:table-cell>
              <table:table-cell office:value-type="float" office:value="0.001345">
                <text:p>0.001345</text:p>
              </table:table-cell>
              <table:table-cell office:value-type="float" office:value="0.662">
                <text:p>0.662</text:p>
              </table:table-cell>
              <table:table-cell office:value-type="float" office:value="0.1779">
                <text:p>0.1779</text:p>
              </table:table-cell>
              <table:table-cell office:value-type="float" office:value="1.658545">
                <text:p>1.6585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788">
                <text:p>1.788</text:p>
              </table:table-cell>
              <table:table-cell office:value-type="float" office:value="0.001686">
                <text:p>0.001686</text:p>
              </table:table-cell>
              <table:table-cell office:value-type="float" office:value="0.4532">
                <text:p>0.4532</text:p>
              </table:table-cell>
              <table:table-cell office:value-type="float" office:value="0.3805">
                <text:p>0.3805</text:p>
              </table:table-cell>
              <table:table-cell office:value-type="float" office:value="0">
                <text:p>0</text:p>
              </table:table-cell>
              <table:table-cell office:value-type="float" office:value="0.001441">
                <text:p>0.001441</text:p>
              </table:table-cell>
              <table:table-cell office:value-type="float" office:value="0.7297">
                <text:p>0.7297</text:p>
              </table:table-cell>
              <table:table-cell office:value-type="float" office:value="0.222">
                <text:p>0.222</text:p>
              </table:table-cell>
              <table:table-cell office:value-type="float" office:value="1.786841">
                <text:p>1.7868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796">
                <text:p>1.796</text:p>
              </table:table-cell>
              <table:table-cell office:value-type="float" office:value="0.0005384">
                <text:p>0.0005384</text:p>
              </table:table-cell>
              <table:table-cell office:value-type="float" office:value="0.4611">
                <text:p>0.4611</text:p>
              </table:table-cell>
              <table:table-cell office:value-type="float" office:value="0.4389">
                <text:p>0.4389</text:p>
              </table:table-cell>
              <table:table-cell office:value-type="float" office:value="0">
                <text:p>0</text:p>
              </table:table-cell>
              <table:table-cell office:value-type="float" office:value="0.001522">
                <text:p>0.001522</text:p>
              </table:table-cell>
              <table:table-cell office:value-type="float" office:value="0.7603">
                <text:p>0.7603</text:p>
              </table:table-cell>
              <table:table-cell office:value-type="float" office:value="0.134">
                <text:p>0.134</text:p>
              </table:table-cell>
              <table:table-cell office:value-type="float" office:value="1.795822">
                <text:p>1.7958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736">
                <text:p>1.736</text:p>
              </table:table-cell>
              <table:table-cell office:value-type="float" office:value="0.0006346">
                <text:p>0.0006346</text:p>
              </table:table-cell>
              <table:table-cell office:value-type="float" office:value="0.4888">
                <text:p>0.4888</text:p>
              </table:table-cell>
              <table:table-cell office:value-type="float" office:value="0.3668">
                <text:p>0.3668</text:p>
              </table:table-cell>
              <table:table-cell office:value-type="float" office:value="0">
                <text:p>0</text:p>
              </table:table-cell>
              <table:table-cell office:value-type="float" office:value="0.001306">
                <text:p>0.001306</text:p>
              </table:table-cell>
              <table:table-cell office:value-type="float" office:value="0.6909">
                <text:p>0.6909</text:p>
              </table:table-cell>
              <table:table-cell office:value-type="float" office:value="0.188">
                <text:p>0.188</text:p>
              </table:table-cell>
              <table:table-cell office:value-type="float" office:value="1.735806">
                <text:p>1.7358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764">
                <text:p>1.764</text:p>
              </table:table-cell>
              <table:table-cell office:value-type="float" office:value="0.0005955">
                <text:p>0.0005955</text:p>
              </table:table-cell>
              <table:table-cell office:value-type="float" office:value="0.4933">
                <text:p>0.4933</text:p>
              </table:table-cell>
              <table:table-cell office:value-type="float" office:value="0.3722">
                <text:p>0.3722</text:p>
              </table:table-cell>
              <table:table-cell office:value-type="float" office:value="0">
                <text:p>0</text:p>
              </table:table-cell>
              <table:table-cell office:value-type="float" office:value="0.001103">
                <text:p>0.001103</text:p>
              </table:table-cell>
              <table:table-cell office:value-type="float" office:value="0.6738">
                <text:p>0.6738</text:p>
              </table:table-cell>
              <table:table-cell office:value-type="float" office:value="0.2232">
                <text:p>0.2232</text:p>
              </table:table-cell>
              <table:table-cell office:value-type="float" office:value="1.763603">
                <text:p>1.7636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645">
                <text:p>1.645</text:p>
              </table:table-cell>
              <table:table-cell office:value-type="float" office:value="0.0005086">
                <text:p>0.0005086</text:p>
              </table:table-cell>
              <table:table-cell office:value-type="float" office:value="0.3905">
                <text:p>0.3905</text:p>
              </table:table-cell>
              <table:table-cell office:value-type="float" office:value="0.4099">
                <text:p>0.4099</text:p>
              </table:table-cell>
              <table:table-cell office:value-type="float" office:value="0">
                <text:p>0</text:p>
              </table:table-cell>
              <table:table-cell office:value-type="float" office:value="0.001142">
                <text:p>0.001142</text:p>
              </table:table-cell>
              <table:table-cell office:value-type="float" office:value="0.6485">
                <text:p>0.6485</text:p>
              </table:table-cell>
              <table:table-cell office:value-type="float" office:value="0.1946">
                <text:p>0.1946</text:p>
              </table:table-cell>
              <table:table-cell office:value-type="float" office:value="1.644642">
                <text:p>1.6446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823">
                <text:p>1.823</text:p>
              </table:table-cell>
              <table:table-cell office:value-type="float" office:value="0.001391">
                <text:p>0.001391</text:p>
              </table:table-cell>
              <table:table-cell office:value-type="float" office:value="0.5244">
                <text:p>0.5244</text:p>
              </table:table-cell>
              <table:table-cell office:value-type="float" office:value="0.3875">
                <text:p>0.3875</text:p>
              </table:table-cell>
              <table:table-cell office:value-type="float" office:value="0">
                <text:p>0</text:p>
              </table:table-cell>
              <table:table-cell office:value-type="float" office:value="0.001409">
                <text:p>0.001409</text:p>
              </table:table-cell>
              <table:table-cell office:value-type="float" office:value="0.6389">
                <text:p>0.6389</text:p>
              </table:table-cell>
              <table:table-cell office:value-type="float" office:value="0.269">
                <text:p>0.269</text:p>
              </table:table-cell>
              <table:table-cell office:value-type="float" office:value="1.821209">
                <text:p>1.8212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754">
                <text:p>1.754</text:p>
              </table:table-cell>
              <table:table-cell office:value-type="float" office:value="0.001007">
                <text:p>0.001007</text:p>
              </table:table-cell>
              <table:table-cell office:value-type="float" office:value="0.4416">
                <text:p>0.4416</text:p>
              </table:table-cell>
              <table:table-cell office:value-type="float" office:value="0.3976">
                <text:p>0.3976</text:p>
              </table:table-cell>
              <table:table-cell office:value-type="float" office:value="0">
                <text:p>0</text:p>
              </table:table-cell>
              <table:table-cell office:value-type="float" office:value="0.0007844">
                <text:p>0.0007844</text:p>
              </table:table-cell>
              <table:table-cell office:value-type="float" office:value="0.6537">
                <text:p>0.6537</text:p>
              </table:table-cell>
              <table:table-cell office:value-type="float" office:value="0.2592">
                <text:p>0.2592</text:p>
              </table:table-cell>
              <table:table-cell office:value-type="float" office:value="1.7528844">
                <text:p>1.75288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998">
                <text:p>1.998</text:p>
              </table:table-cell>
              <table:table-cell office:value-type="float" office:value="0.00144">
                <text:p>0.00144</text:p>
              </table:table-cell>
              <table:table-cell office:value-type="float" office:value="0.6067">
                <text:p>0.6067</text:p>
              </table:table-cell>
              <table:table-cell office:value-type="float" office:value="0.4437">
                <text:p>0.4437</text:p>
              </table:table-cell>
              <table:table-cell office:value-type="float" office:value="0">
                <text:p>0</text:p>
              </table:table-cell>
              <table:table-cell office:value-type="float" office:value="0.0005838">
                <text:p>0.0005838</text:p>
              </table:table-cell>
              <table:table-cell office:value-type="float" office:value="0.7347">
                <text:p>0.7347</text:p>
              </table:table-cell>
              <table:table-cell office:value-type="float" office:value="0.2113">
                <text:p>0.2113</text:p>
              </table:table-cell>
              <table:table-cell office:value-type="float" office:value="1.9969838">
                <text:p>1.99698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648">
                <text:p>1.648</text:p>
              </table:table-cell>
              <table:table-cell office:value-type="float" office:value="0.0007971">
                <text:p>0.0007971</text:p>
              </table:table-cell>
              <table:table-cell office:value-type="float" office:value="0.439">
                <text:p>0.439</text:p>
              </table:table-cell>
              <table:table-cell office:value-type="float" office:value="0.3561">
                <text:p>0.3561</text:p>
              </table:table-cell>
              <table:table-cell office:value-type="float" office:value="0">
                <text:p>0</text:p>
              </table:table-cell>
              <table:table-cell office:value-type="float" office:value="0.0008508">
                <text:p>0.0008508</text:p>
              </table:table-cell>
              <table:table-cell office:value-type="float" office:value="0.642">
                <text:p>0.642</text:p>
              </table:table-cell>
              <table:table-cell office:value-type="float" office:value="0.2095">
                <text:p>0.2095</text:p>
              </table:table-cell>
              <table:table-cell office:value-type="float" office:value="1.6474508">
                <text:p>1.64745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61">
                <text:p>1.61</text:p>
              </table:table-cell>
              <table:table-cell office:value-type="float" office:value="0.002073">
                <text:p>0.002073</text:p>
              </table:table-cell>
              <table:table-cell office:value-type="float" office:value="0.4815">
                <text:p>0.4815</text:p>
              </table:table-cell>
              <table:table-cell office:value-type="float" office:value="0.4968">
                <text:p>0.4968</text:p>
              </table:table-cell>
              <table:table-cell office:value-type="float" office:value="0">
                <text:p>0</text:p>
              </table:table-cell>
              <table:table-cell office:value-type="float" office:value="0.0007308">
                <text:p>0.0007308</text:p>
              </table:table-cell>
              <table:table-cell office:value-type="float" office:value="0.4554">
                <text:p>0.4554</text:p>
              </table:table-cell>
              <table:table-cell office:value-type="float" office:value="0.1738">
                <text:p>0.1738</text:p>
              </table:table-cell>
              <table:table-cell office:value-type="float" office:value="1.6082308">
                <text:p>1.60823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604">
                <text:p>1.604</text:p>
              </table:table-cell>
              <table:table-cell office:value-type="float" office:value="0.001225">
                <text:p>0.001225</text:p>
              </table:table-cell>
              <table:table-cell office:value-type="float" office:value="0.4409">
                <text:p>0.4409</text:p>
              </table:table-cell>
              <table:table-cell office:value-type="float" office:value="0.3899">
                <text:p>0.3899</text:p>
              </table:table-cell>
              <table:table-cell office:value-type="float" office:value="0">
                <text:p>0</text:p>
              </table:table-cell>
              <table:table-cell office:value-type="float" office:value="0.001221">
                <text:p>0.001221</text:p>
              </table:table-cell>
              <table:table-cell office:value-type="float" office:value="0.6138">
                <text:p>0.6138</text:p>
              </table:table-cell>
              <table:table-cell office:value-type="float" office:value="0.1567">
                <text:p>0.1567</text:p>
              </table:table-cell>
              <table:table-cell office:value-type="float" office:value="1.602521">
                <text:p>1.6025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653">
                <text:p>1.653</text:p>
              </table:table-cell>
              <table:table-cell office:value-type="float" office:value="0.001393">
                <text:p>0.001393</text:p>
              </table:table-cell>
              <table:table-cell office:value-type="float" office:value="0.4779">
                <text:p>0.4779</text:p>
              </table:table-cell>
              <table:table-cell office:value-type="float" office:value="0.4533">
                <text:p>0.4533</text:p>
              </table:table-cell>
              <table:table-cell office:value-type="float" office:value="0">
                <text:p>0</text:p>
              </table:table-cell>
              <table:table-cell office:value-type="float" office:value="0.0005772">
                <text:p>0.0005772</text:p>
              </table:table-cell>
              <table:table-cell office:value-type="float" office:value="0.5853">
                <text:p>0.5853</text:p>
              </table:table-cell>
              <table:table-cell office:value-type="float" office:value="0.1347">
                <text:p>0.1347</text:p>
              </table:table-cell>
              <table:table-cell office:value-type="float" office:value="1.6517772">
                <text:p>1.65177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562">
                <text:p>1.562</text:p>
              </table:table-cell>
              <table:table-cell office:value-type="float" office:value="0.001204">
                <text:p>0.001204</text:p>
              </table:table-cell>
              <table:table-cell office:value-type="float" office:value="0.4843">
                <text:p>0.4843</text:p>
              </table:table-cell>
              <table:table-cell office:value-type="float" office:value="0.4079">
                <text:p>0.4079</text:p>
              </table:table-cell>
              <table:table-cell office:value-type="float" office:value="0">
                <text:p>0</text:p>
              </table:table-cell>
              <table:table-cell office:value-type="float" office:value="0.0006517">
                <text:p>0.0006517</text:p>
              </table:table-cell>
              <table:table-cell office:value-type="float" office:value="0.5372">
                <text:p>0.5372</text:p>
              </table:table-cell>
              <table:table-cell office:value-type="float" office:value="0.1303">
                <text:p>0.1303</text:p>
              </table:table-cell>
              <table:table-cell office:value-type="float" office:value="1.5603517">
                <text:p>1.56035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635">
                <text:p>1.635</text:p>
              </table:table-cell>
              <table:table-cell office:value-type="float" office:value="0.0009447">
                <text:p>0.0009447</text:p>
              </table:table-cell>
              <table:table-cell office:value-type="float" office:value="0.4982">
                <text:p>0.4982</text:p>
              </table:table-cell>
              <table:table-cell office:value-type="float" office:value="0.3227">
                <text:p>0.3227</text:p>
              </table:table-cell>
              <table:table-cell office:value-type="float" office:value="0">
                <text:p>0</text:p>
              </table:table-cell>
              <table:table-cell office:value-type="float" office:value="0.0006838">
                <text:p>0.0006838</text:p>
              </table:table-cell>
              <table:table-cell office:value-type="float" office:value="0.6313">
                <text:p>0.6313</text:p>
              </table:table-cell>
              <table:table-cell office:value-type="float" office:value="0.1814">
                <text:p>0.1814</text:p>
              </table:table-cell>
              <table:table-cell office:value-type="float" office:value="1.6342838">
                <text:p>1.63428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.742">
                <text:p>1.742</text:p>
              </table:table-cell>
              <table:table-cell office:value-type="float" office:value="0.002786">
                <text:p>0.002786</text:p>
              </table:table-cell>
              <table:table-cell office:value-type="float" office:value="0.4653">
                <text:p>0.4653</text:p>
              </table:table-cell>
              <table:table-cell office:value-type="float" office:value="0.4616">
                <text:p>0.4616</text:p>
              </table:table-cell>
              <table:table-cell office:value-type="float" office:value="0">
                <text:p>0</text:p>
              </table:table-cell>
              <table:table-cell office:value-type="float" office:value="0.0002192">
                <text:p>0.0002192</text:p>
              </table:table-cell>
              <table:table-cell office:value-type="float" office:value="0.6844">
                <text:p>0.6844</text:p>
              </table:table-cell>
              <table:table-cell office:value-type="float" office:value="0.1277">
                <text:p>0.1277</text:p>
              </table:table-cell>
              <table:table-cell office:value-type="float" office:value="1.7392192">
                <text:p>1.73921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73">
                <text:p>1.73</text:p>
              </table:table-cell>
              <table:table-cell office:value-type="float" office:value="0.002655">
                <text:p>0.002655</text:p>
              </table:table-cell>
              <table:table-cell office:value-type="float" office:value="0.5763">
                <text:p>0.5763</text:p>
              </table:table-cell>
              <table:table-cell office:value-type="float" office:value="0.4468">
                <text:p>0.4468</text:p>
              </table:table-cell>
              <table:table-cell office:value-type="float" office:value="0">
                <text:p>0</text:p>
              </table:table-cell>
              <table:table-cell office:value-type="float" office:value="0.0005181">
                <text:p>0.0005181</text:p>
              </table:table-cell>
              <table:table-cell office:value-type="float" office:value="0.5852">
                <text:p>0.5852</text:p>
              </table:table-cell>
              <table:table-cell office:value-type="float" office:value="0.1188">
                <text:p>0.1188</text:p>
              </table:table-cell>
              <table:table-cell office:value-type="float" office:value="1.7276181">
                <text:p>1.72761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65">
                <text:p>1.65</text:p>
              </table:table-cell>
              <table:table-cell office:value-type="float" office:value="0.002441">
                <text:p>0.002441</text:p>
              </table:table-cell>
              <table:table-cell office:value-type="float" office:value="0.5377">
                <text:p>0.5377</text:p>
              </table:table-cell>
              <table:table-cell office:value-type="float" office:value="0.4284">
                <text:p>0.4284</text:p>
              </table:table-cell>
              <table:table-cell office:value-type="float" office:value="0">
                <text:p>0</text:p>
              </table:table-cell>
              <table:table-cell office:value-type="float" office:value="0.0005536">
                <text:p>0.0005536</text:p>
              </table:table-cell>
              <table:table-cell office:value-type="float" office:value="0.5695">
                <text:p>0.5695</text:p>
              </table:table-cell>
              <table:table-cell office:value-type="float" office:value="0.1116">
                <text:p>0.1116</text:p>
              </table:table-cell>
              <table:table-cell office:value-type="float" office:value="1.6477536">
                <text:p>1.64775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652">
                <text:p>1.652</text:p>
              </table:table-cell>
              <table:table-cell office:value-type="float" office:value="0.001969">
                <text:p>0.001969</text:p>
              </table:table-cell>
              <table:table-cell office:value-type="float" office:value="0.6443">
                <text:p>0.6443</text:p>
              </table:table-cell>
              <table:table-cell office:value-type="float" office:value="0.3634">
                <text:p>0.3634</text:p>
              </table:table-cell>
              <table:table-cell office:value-type="float" office:value="0">
                <text:p>0</text:p>
              </table:table-cell>
              <table:table-cell office:value-type="float" office:value="0.0006257">
                <text:p>0.0006257</text:p>
              </table:table-cell>
              <table:table-cell office:value-type="float" office:value="0.5589">
                <text:p>0.5589</text:p>
              </table:table-cell>
              <table:table-cell office:value-type="float" office:value="0.08261">
                <text:p>0.08261</text:p>
              </table:table-cell>
              <table:table-cell office:value-type="float" office:value="1.6498357">
                <text:p>1.64983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652">
                <text:p>1.652</text:p>
              </table:table-cell>
              <table:table-cell office:value-type="float" office:value="0.001685">
                <text:p>0.001685</text:p>
              </table:table-cell>
              <table:table-cell office:value-type="float" office:value="0.584">
                <text:p>0.584</text:p>
              </table:table-cell>
              <table:table-cell office:value-type="float" office:value="0.3816">
                <text:p>0.3816</text:p>
              </table:table-cell>
              <table:table-cell office:value-type="float" office:value="0">
                <text:p>0</text:p>
              </table:table-cell>
              <table:table-cell office:value-type="float" office:value="0.001084">
                <text:p>0.001084</text:p>
              </table:table-cell>
              <table:table-cell office:value-type="float" office:value="0.5334">
                <text:p>0.5334</text:p>
              </table:table-cell>
              <table:table-cell office:value-type="float" office:value="0.1503">
                <text:p>0.1503</text:p>
              </table:table-cell>
              <table:table-cell office:value-type="float" office:value="1.650384">
                <text:p>1.6503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722">
                <text:p>1.722</text:p>
              </table:table-cell>
              <table:table-cell office:value-type="float" office:value="0.002058">
                <text:p>0.002058</text:p>
              </table:table-cell>
              <table:table-cell office:value-type="float" office:value="0.6117">
                <text:p>0.6117</text:p>
              </table:table-cell>
              <table:table-cell office:value-type="float" office:value="0.3421">
                <text:p>0.3421</text:p>
              </table:table-cell>
              <table:table-cell office:value-type="float" office:value="0">
                <text:p>0</text:p>
              </table:table-cell>
              <table:table-cell office:value-type="float" office:value="0.0002987">
                <text:p>0.0002987</text:p>
              </table:table-cell>
              <table:table-cell office:value-type="float" office:value="0.5857">
                <text:p>0.5857</text:p>
              </table:table-cell>
              <table:table-cell office:value-type="float" office:value="0.1803">
                <text:p>0.1803</text:p>
              </table:table-cell>
              <table:table-cell office:value-type="float" office:value="1.7200987">
                <text:p>1.72009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655">
                <text:p>1.655</text:p>
              </table:table-cell>
              <table:table-cell office:value-type="float" office:value="0.001358">
                <text:p>0.001358</text:p>
              </table:table-cell>
              <table:table-cell office:value-type="float" office:value="0.4719">
                <text:p>0.4719</text:p>
              </table:table-cell>
              <table:table-cell office:value-type="float" office:value="0.4686">
                <text:p>0.4686</text:p>
              </table:table-cell>
              <table:table-cell office:value-type="float" office:value="0">
                <text:p>0</text:p>
              </table:table-cell>
              <table:table-cell office:value-type="float" office:value="0.0001686">
                <text:p>0.0001686</text:p>
              </table:table-cell>
              <table:table-cell office:value-type="float" office:value="0.5526">
                <text:p>0.5526</text:p>
              </table:table-cell>
              <table:table-cell office:value-type="float" office:value="0.1603">
                <text:p>0.1603</text:p>
              </table:table-cell>
              <table:table-cell office:value-type="float" office:value="1.6535686">
                <text:p>1.65356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767">
                <text:p>1.767</text:p>
              </table:table-cell>
              <table:table-cell office:value-type="float" office:value="0.0008255">
                <text:p>0.0008255</text:p>
              </table:table-cell>
              <table:table-cell office:value-type="float" office:value="0.572">
                <text:p>0.572</text:p>
              </table:table-cell>
              <table:table-cell office:value-type="float" office:value="0.4188">
                <text:p>0.4188</text:p>
              </table:table-cell>
              <table:table-cell office:value-type="float" office:value="0">
                <text:p>0</text:p>
              </table:table-cell>
              <table:table-cell office:value-type="float" office:value="0.00038">
                <text:p>0.00038</text:p>
              </table:table-cell>
              <table:table-cell office:value-type="float" office:value="0.6128">
                <text:p>0.6128</text:p>
              </table:table-cell>
              <table:table-cell office:value-type="float" office:value="0.1622">
                <text:p>0.1622</text:p>
              </table:table-cell>
              <table:table-cell office:value-type="float" office:value="1.76618">
                <text:p>1.766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582">
                <text:p>1.582</text:p>
              </table:table-cell>
              <table:table-cell office:value-type="float" office:value="0.00157">
                <text:p>0.00157</text:p>
              </table:table-cell>
              <table:table-cell office:value-type="float" office:value="0.5176">
                <text:p>0.5176</text:p>
              </table:table-cell>
              <table:table-cell office:value-type="float" office:value="0.3639">
                <text:p>0.3639</text:p>
              </table:table-cell>
              <table:table-cell office:value-type="float" office:value="0">
                <text:p>0</text:p>
              </table:table-cell>
              <table:table-cell office:value-type="float" office:value="0.0006358">
                <text:p>0.0006358</text:p>
              </table:table-cell>
              <table:table-cell office:value-type="float" office:value="0.4974">
                <text:p>0.4974</text:p>
              </table:table-cell>
              <table:table-cell office:value-type="float" office:value="0.2005">
                <text:p>0.2005</text:p>
              </table:table-cell>
              <table:table-cell office:value-type="float" office:value="1.5800358">
                <text:p>1.58003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712">
                <text:p>1.712</text:p>
              </table:table-cell>
              <table:table-cell office:value-type="float" office:value="0.0008076">
                <text:p>0.0008076</text:p>
              </table:table-cell>
              <table:table-cell office:value-type="float" office:value="0.5437">
                <text:p>0.5437</text:p>
              </table:table-cell>
              <table:table-cell office:value-type="float" office:value="0.4419">
                <text:p>0.4419</text:p>
              </table:table-cell>
              <table:table-cell office:value-type="float" office:value="0">
                <text:p>0</text:p>
              </table:table-cell>
              <table:table-cell office:value-type="float" office:value="0.000402">
                <text:p>0.000402</text:p>
              </table:table-cell>
              <table:table-cell office:value-type="float" office:value="0.5969">
                <text:p>0.5969</text:p>
              </table:table-cell>
              <table:table-cell office:value-type="float" office:value="0.1278">
                <text:p>0.1278</text:p>
              </table:table-cell>
              <table:table-cell office:value-type="float" office:value="1.710702">
                <text:p>1.7107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.591">
                <text:p>1.591</text:p>
              </table:table-cell>
              <table:table-cell office:value-type="float" office:value="0.001357">
                <text:p>0.001357</text:p>
              </table:table-cell>
              <table:table-cell office:value-type="float" office:value="0.4555">
                <text:p>0.4555</text:p>
              </table:table-cell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  <table:table-cell office:value-type="float" office:value="0.0005223">
                <text:p>0.0005223</text:p>
              </table:table-cell>
              <table:table-cell office:value-type="float" office:value="0.5123">
                <text:p>0.5123</text:p>
              </table:table-cell>
              <table:table-cell office:value-type="float" office:value="0.1581">
                <text:p>0.1581</text:p>
              </table:table-cell>
              <table:table-cell office:value-type="float" office:value="1.5894223">
                <text:p>1.58942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.713">
                <text:p>1.713</text:p>
              </table:table-cell>
              <table:table-cell office:value-type="float" office:value="0.001311">
                <text:p>0.001311</text:p>
              </table:table-cell>
              <table:table-cell office:value-type="float" office:value="0.5939">
                <text:p>0.5939</text:p>
              </table:table-cell>
              <table:table-cell office:value-type="float" office:value="0.4031">
                <text:p>0.4031</text:p>
              </table:table-cell>
              <table:table-cell office:value-type="float" office:value="0">
                <text:p>0</text:p>
              </table:table-cell>
              <table:table-cell office:value-type="float" office:value="0.0002679">
                <text:p>0.0002679</text:p>
              </table:table-cell>
              <table:table-cell office:value-type="float" office:value="0.5454">
                <text:p>0.5454</text:p>
              </table:table-cell>
              <table:table-cell office:value-type="float" office:value="0.1687">
                <text:p>0.1687</text:p>
              </table:table-cell>
              <table:table-cell office:value-type="float" office:value="1.7113679">
                <text:p>1.71136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.724">
                <text:p>1.724</text:p>
              </table:table-cell>
              <table:table-cell office:value-type="float" office:value="0.001777">
                <text:p>0.001777</text:p>
              </table:table-cell>
              <table:table-cell office:value-type="float" office:value="0.5642">
                <text:p>0.5642</text:p>
              </table:table-cell>
              <table:table-cell office:value-type="float" office:value="0.4843">
                <text:p>0.4843</text:p>
              </table:table-cell>
              <table:table-cell office:value-type="float" office:value="0">
                <text:p>0</text:p>
              </table:table-cell>
              <table:table-cell office:value-type="float" office:value="0.0003734">
                <text:p>0.0003734</text:p>
              </table:table-cell>
              <table:table-cell office:value-type="float" office:value="0.5404">
                <text:p>0.5404</text:p>
              </table:table-cell>
              <table:table-cell office:value-type="float" office:value="0.1331">
                <text:p>0.1331</text:p>
              </table:table-cell>
              <table:table-cell office:value-type="float" office:value="1.7223734">
                <text:p>1.72237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.406">
                <text:p>1.406</text:p>
              </table:table-cell>
              <table:table-cell office:value-type="float" office:value="0.001162">
                <text:p>0.001162</text:p>
              </table:table-cell>
              <table:table-cell office:value-type="float" office:value="0.4751">
                <text:p>0.4751</text:p>
              </table:table-cell>
              <table:table-cell office:value-type="float" office:value="0.3884">
                <text:p>0.3884</text:p>
              </table:table-cell>
              <table:table-cell office:value-type="float" office:value="0">
                <text:p>0</text:p>
              </table:table-cell>
              <table:table-cell office:value-type="float" office:value="0.0008572">
                <text:p>0.0008572</text:p>
              </table:table-cell>
              <table:table-cell office:value-type="float" office:value="0.4553">
                <text:p>0.4553</text:p>
              </table:table-cell>
              <table:table-cell office:value-type="float" office:value="0.08511">
                <text:p>0.08511</text:p>
              </table:table-cell>
              <table:table-cell office:value-type="float" office:value="1.4047672">
                <text:p>1.40476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.449">
                <text:p>1.449</text:p>
              </table:table-cell>
              <table:table-cell office:value-type="float" office:value="0.001762">
                <text:p>0.001762</text:p>
              </table:table-cell>
              <table:table-cell office:value-type="float" office:value="0.4599">
                <text:p>0.4599</text:p>
              </table:table-cell>
              <table:table-cell office:value-type="float" office:value="0.3496">
                <text:p>0.3496</text:p>
              </table:table-cell>
              <table:table-cell office:value-type="float" office:value="0">
                <text:p>0</text:p>
              </table:table-cell>
              <table:table-cell office:value-type="float" office:value="0.001132">
                <text:p>0.001132</text:p>
              </table:table-cell>
              <table:table-cell office:value-type="float" office:value="0.4848">
                <text:p>0.4848</text:p>
              </table:table-cell>
              <table:table-cell office:value-type="float" office:value="0.1518">
                <text:p>0.1518</text:p>
              </table:table-cell>
              <table:table-cell office:value-type="float" office:value="1.447232">
                <text:p>1.4472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.757">
                <text:p>1.757</text:p>
              </table:table-cell>
              <table:table-cell office:value-type="float" office:value="0.001942">
                <text:p>0.001942</text:p>
              </table:table-cell>
              <table:table-cell office:value-type="float" office:value="0.5774">
                <text:p>0.5774</text:p>
              </table:table-cell>
              <table:table-cell office:value-type="float" office:value="0.4602">
                <text:p>0.4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76">
                <text:p>0.5476</text:p>
              </table:table-cell>
              <table:table-cell office:value-type="float" office:value="0.1701">
                <text:p>0.1701</text:p>
              </table:table-cell>
              <table:table-cell office:value-type="float" office:value="1.7553">
                <text:p>1.75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.683">
                <text:p>1.683</text:p>
              </table:table-cell>
              <table:table-cell office:value-type="float" office:value="0.002119">
                <text:p>0.002119</text:p>
              </table:table-cell>
              <table:table-cell office:value-type="float" office:value="0.5694">
                <text:p>0.5694</text:p>
              </table:table-cell>
              <table:table-cell office:value-type="float" office:value="0.4234">
                <text:p>0.4234</text:p>
              </table:table-cell>
              <table:table-cell office:value-type="float" office:value="0">
                <text:p>0</text:p>
              </table:table-cell>
              <table:table-cell office:value-type="float" office:value="0.00069">
                <text:p>0.00069</text:p>
              </table:table-cell>
              <table:table-cell office:value-type="float" office:value="0.5665">
                <text:p>0.5665</text:p>
              </table:table-cell>
              <table:table-cell office:value-type="float" office:value="0.1206">
                <text:p>0.1206</text:p>
              </table:table-cell>
              <table:table-cell office:value-type="float" office:value="1.68059">
                <text:p>1.680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.566">
                <text:p>1.566</text:p>
              </table:table-cell>
              <table:table-cell office:value-type="float" office:value="0.002632">
                <text:p>0.002632</text:p>
              </table:table-cell>
              <table:table-cell office:value-type="float" office:value="0.5094">
                <text:p>0.5094</text:p>
              </table:table-cell>
              <table:table-cell office:value-type="float" office:value="0.4267">
                <text:p>0.4267</text:p>
              </table:table-cell>
              <table:table-cell office:value-type="float" office:value="0">
                <text:p>0</text:p>
              </table:table-cell>
              <table:table-cell office:value-type="float" office:value="0.0007592">
                <text:p>0.0007592</text:p>
              </table:table-cell>
              <table:table-cell office:value-type="float" office:value="0.5207">
                <text:p>0.5207</text:p>
              </table:table-cell>
              <table:table-cell office:value-type="float" office:value="0.1055">
                <text:p>0.1055</text:p>
              </table:table-cell>
              <table:table-cell office:value-type="float" office:value="1.5630592">
                <text:p>1.56305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.455">
                <text:p>1.455</text:p>
              </table:table-cell>
              <table:table-cell office:value-type="float" office:value="0.002076">
                <text:p>0.002076</text:p>
              </table:table-cell>
              <table:table-cell office:value-type="float" office:value="0.5315">
                <text:p>0.5315</text:p>
              </table:table-cell>
              <table:table-cell office:value-type="float" office:value="0.3408">
                <text:p>0.3408</text:p>
              </table:table-cell>
              <table:table-cell office:value-type="float" office:value="0">
                <text:p>0</text:p>
              </table:table-cell>
              <table:table-cell office:value-type="float" office:value="0.000955">
                <text:p>0.000955</text:p>
              </table:table-cell>
              <table:table-cell office:value-type="float" office:value="0.4792">
                <text:p>0.4792</text:p>
              </table:table-cell>
              <table:table-cell office:value-type="float" office:value="0.1006">
                <text:p>0.1006</text:p>
              </table:table-cell>
              <table:table-cell office:value-type="float" office:value="1.453055">
                <text:p>1.4530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573">
                <text:p>1.573</text:p>
              </table:table-cell>
              <table:table-cell office:value-type="float" office:value="0.001662">
                <text:p>0.001662</text:p>
              </table:table-cell>
              <table:table-cell office:value-type="float" office:value="0.5255">
                <text:p>0.5255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  <table:table-cell office:value-type="float" office:value="0.0005829">
                <text:p>0.0005829</text:p>
              </table:table-cell>
              <table:table-cell office:value-type="float" office:value="0.5281">
                <text:p>0.5281</text:p>
              </table:table-cell>
              <table:table-cell office:value-type="float" office:value="0.08464">
                <text:p>0.08464</text:p>
              </table:table-cell>
              <table:table-cell office:value-type="float" office:value="1.5718229">
                <text:p>1.57182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547">
                <text:p>1.547</text:p>
              </table:table-cell>
              <table:table-cell office:value-type="float" office:value="0.001376">
                <text:p>0.001376</text:p>
              </table:table-cell>
              <table:table-cell office:value-type="float" office:value="0.5708">
                <text:p>0.5708</text:p>
              </table:table-cell>
              <table:table-cell office:value-type="float" office:value="0.422">
                <text:p>0.422</text:p>
              </table:table-cell>
              <table:table-cell office:value-type="float" office:value="0">
                <text:p>0</text:p>
              </table:table-cell>
              <table:table-cell office:value-type="float" office:value="0.0002361">
                <text:p>0.0002361</text:p>
              </table:table-cell>
              <table:table-cell office:value-type="float" office:value="0.406">
                <text:p>0.406</text:p>
              </table:table-cell>
              <table:table-cell office:value-type="float" office:value="0.147">
                <text:p>0.147</text:p>
              </table:table-cell>
              <table:table-cell office:value-type="float" office:value="1.5460361">
                <text:p>1.54603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851">
                <text:p>1.851</text:p>
              </table:table-cell>
              <table:table-cell office:value-type="float" office:value="0.0006188">
                <text:p>0.0006188</text:p>
              </table:table-cell>
              <table:table-cell office:value-type="float" office:value="0.6245">
                <text:p>0.6245</text:p>
              </table:table-cell>
              <table:table-cell office:value-type="float" office:value="0.4794">
                <text:p>0.4794</text:p>
              </table:table-cell>
              <table:table-cell office:value-type="float" office:value="0">
                <text:p>0</text:p>
              </table:table-cell>
              <table:table-cell office:value-type="float" office:value="0.0007334">
                <text:p>0.0007334</text:p>
              </table:table-cell>
              <table:table-cell office:value-type="float" office:value="0.6203">
                <text:p>0.6203</text:p>
              </table:table-cell>
              <table:table-cell office:value-type="float" office:value="0.1259">
                <text:p>0.1259</text:p>
              </table:table-cell>
              <table:table-cell office:value-type="float" office:value="1.8508334">
                <text:p>1.85083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543">
                <text:p>1.543</text:p>
              </table:table-cell>
              <table:table-cell office:value-type="float" office:value="0.00173">
                <text:p>0.00173</text:p>
              </table:table-cell>
              <table:table-cell office:value-type="float" office:value="0.5567">
                <text:p>0.5567</text:p>
              </table:table-cell>
              <table:table-cell office:value-type="float" office:value="0.4289">
                <text:p>0.4289</text:p>
              </table:table-cell>
              <table:table-cell office:value-type="float" office:value="0">
                <text:p>0</text:p>
              </table:table-cell>
              <table:table-cell office:value-type="float" office:value="0.0003509">
                <text:p>0.0003509</text:p>
              </table:table-cell>
              <table:table-cell office:value-type="float" office:value="0.4443">
                <text:p>0.4443</text:p>
              </table:table-cell>
              <table:table-cell office:value-type="float" office:value="0.1108">
                <text:p>0.1108</text:p>
              </table:table-cell>
              <table:table-cell office:value-type="float" office:value="1.5410509">
                <text:p>1.5410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632">
                <text:p>1.632</text:p>
              </table:table-cell>
              <table:table-cell office:value-type="float" office:value="0.001651">
                <text:p>0.001651</text:p>
              </table:table-cell>
              <table:table-cell office:value-type="float" office:value="0.5371">
                <text:p>0.5371</text:p>
              </table:table-cell>
              <table:table-cell office:value-type="float" office:value="0.5031">
                <text:p>0.5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56">
                <text:p>0.4156</text:p>
              </table:table-cell>
              <table:table-cell office:value-type="float" office:value="0.1743">
                <text:p>0.1743</text:p>
              </table:table-cell>
              <table:table-cell office:value-type="float" office:value="1.6301">
                <text:p>1.63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437">
                <text:p>1.437</text:p>
              </table:table-cell>
              <table:table-cell office:value-type="float" office:value="0.001493">
                <text:p>0.001493</text:p>
              </table:table-cell>
              <table:table-cell office:value-type="float" office:value="0.5321">
                <text:p>0.5321</text:p>
              </table:table-cell>
              <table:table-cell office:value-type="float" office:value="0.3475">
                <text:p>0.3475</text:p>
              </table:table-cell>
              <table:table-cell office:value-type="float" office:value="0">
                <text:p>0</text:p>
              </table:table-cell>
              <table:table-cell office:value-type="float" office:value="0.0005039">
                <text:p>0.0005039</text:p>
              </table:table-cell>
              <table:table-cell office:value-type="float" office:value="0.4243">
                <text:p>0.4243</text:p>
              </table:table-cell>
              <table:table-cell office:value-type="float" office:value="0.1307">
                <text:p>0.1307</text:p>
              </table:table-cell>
              <table:table-cell office:value-type="float" office:value="1.4351039">
                <text:p>1.43510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675">
                <text:p>1.675</text:p>
              </table:table-cell>
              <table:table-cell office:value-type="float" office:value="0.001052">
                <text:p>0.001052</text:p>
              </table:table-cell>
              <table:table-cell office:value-type="float" office:value="0.5266">
                <text:p>0.5266</text:p>
              </table:table-cell>
              <table:table-cell office:value-type="float" office:value="0.4715">
                <text:p>0.4715</text:p>
              </table:table-cell>
              <table:table-cell office:value-type="float" office:value="0">
                <text:p>0</text:p>
              </table:table-cell>
              <table:table-cell office:value-type="float" office:value="0.0005322">
                <text:p>0.0005322</text:p>
              </table:table-cell>
              <table:table-cell office:value-type="float" office:value="0.5565">
                <text:p>0.5565</text:p>
              </table:table-cell>
              <table:table-cell office:value-type="float" office:value="0.119">
                <text:p>0.119</text:p>
              </table:table-cell>
              <table:table-cell office:value-type="float" office:value="1.6741322">
                <text:p>1.67413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59">
                <text:p>1.59</text:p>
              </table:table-cell>
              <table:table-cell office:value-type="float" office:value="0.001083">
                <text:p>0.001083</text:p>
              </table:table-cell>
              <table:table-cell office:value-type="float" office:value="0.5316">
                <text:p>0.5316</text:p>
              </table:table-cell>
              <table:table-cell office:value-type="float" office:value="0.503">
                <text:p>0.503</text:p>
              </table:table-cell>
              <table:table-cell office:value-type="float" office:value="0">
                <text:p>0</text:p>
              </table:table-cell>
              <table:table-cell office:value-type="float" office:value="0.0008573">
                <text:p>0.0008573</text:p>
              </table:table-cell>
              <table:table-cell office:value-type="float" office:value="0.4103">
                <text:p>0.4103</text:p>
              </table:table-cell>
              <table:table-cell office:value-type="float" office:value="0.1433">
                <text:p>0.1433</text:p>
              </table:table-cell>
              <table:table-cell office:value-type="float" office:value="1.5890573">
                <text:p>1.58905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432">
                <text:p>1.432</text:p>
              </table:table-cell>
              <table:table-cell office:value-type="float" office:value="0.001095">
                <text:p>0.001095</text:p>
              </table:table-cell>
              <table:table-cell office:value-type="float" office:value="0.463">
                <text:p>0.463</text:p>
              </table:table-cell>
              <table:table-cell office:value-type="float" office:value="0.3687">
                <text:p>0.3687</text:p>
              </table:table-cell>
              <table:table-cell office:value-type="float" office:value="0">
                <text:p>0</text:p>
              </table:table-cell>
              <table:table-cell office:value-type="float" office:value="0.0004044">
                <text:p>0.0004044</text:p>
              </table:table-cell>
              <table:table-cell office:value-type="float" office:value="0.4813">
                <text:p>0.4813</text:p>
              </table:table-cell>
              <table:table-cell office:value-type="float" office:value="0.1172">
                <text:p>0.1172</text:p>
              </table:table-cell>
              <table:table-cell office:value-type="float" office:value="1.4306044">
                <text:p>1.43060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518">
                <text:p>1.518</text:p>
              </table:table-cell>
              <table:table-cell office:value-type="float" office:value="0.0006773">
                <text:p>0.0006773</text:p>
              </table:table-cell>
              <table:table-cell office:value-type="float" office:value="0.5595">
                <text:p>0.5595</text:p>
              </table:table-cell>
              <table:table-cell office:value-type="float" office:value="0.4427">
                <text:p>0.4427</text:p>
              </table:table-cell>
              <table:table-cell office:value-type="float" office:value="0">
                <text:p>0</text:p>
              </table:table-cell>
              <table:table-cell office:value-type="float" office:value="0.000698">
                <text:p>0.000698</text:p>
              </table:table-cell>
              <table:table-cell office:value-type="float" office:value="0.3572">
                <text:p>0.3572</text:p>
              </table:table-cell>
              <table:table-cell office:value-type="float" office:value="0.1569">
                <text:p>0.1569</text:p>
              </table:table-cell>
              <table:table-cell office:value-type="float" office:value="1.516998">
                <text:p>1.5169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606">
                <text:p>1.606</text:p>
              </table:table-cell>
              <table:table-cell office:value-type="float" office:value="0.0008541">
                <text:p>0.0008541</text:p>
              </table:table-cell>
              <table:table-cell office:value-type="float" office:value="0.5757">
                <text:p>0.5757</text:p>
              </table:table-cell>
              <table:table-cell office:value-type="float" office:value="0.4211">
                <text:p>0.4211</text:p>
              </table:table-cell>
              <table:table-cell office:value-type="float" office:value="0">
                <text:p>0</text:p>
              </table:table-cell>
              <table:table-cell office:value-type="float" office:value="0.001268">
                <text:p>0.001268</text:p>
              </table:table-cell>
              <table:table-cell office:value-type="float" office:value="0.4947">
                <text:p>0.4947</text:p>
              </table:table-cell>
              <table:table-cell office:value-type="float" office:value="0.1123">
                <text:p>0.1123</text:p>
              </table:table-cell>
              <table:table-cell office:value-type="float" office:value="1.605068">
                <text:p>1.6050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381">
                <text:p>1.381</text:p>
              </table:table-cell>
              <table:table-cell office:value-type="float" office:value="0.0005039">
                <text:p>0.0005039</text:p>
              </table:table-cell>
              <table:table-cell office:value-type="float" office:value="0.5021">
                <text:p>0.5021</text:p>
              </table:table-cell>
              <table:table-cell office:value-type="float" office:value="0.4606">
                <text:p>0.4606</text:p>
              </table:table-cell>
              <table:table-cell office:value-type="float" office:value="0">
                <text:p>0</text:p>
              </table:table-cell>
              <table:table-cell office:value-type="float" office:value="0.0006702">
                <text:p>0.0006702</text:p>
              </table:table-cell>
              <table:table-cell office:value-type="float" office:value="0.3387">
                <text:p>0.3387</text:p>
              </table:table-cell>
              <table:table-cell office:value-type="float" office:value="0.07844">
                <text:p>0.07844</text:p>
              </table:table-cell>
              <table:table-cell office:value-type="float" office:value="1.3805102">
                <text:p>1.38051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521">
                <text:p>1.521</text:p>
              </table:table-cell>
              <table:table-cell office:value-type="float" office:value="0.001169">
                <text:p>0.001169</text:p>
              </table:table-cell>
              <table:table-cell office:value-type="float" office:value="0.5829">
                <text:p>0.5829</text:p>
              </table:table-cell>
              <table:table-cell office:value-type="float" office:value="0.3997">
                <text:p>0.3997</text:p>
              </table:table-cell>
              <table:table-cell office:value-type="float" office:value="0">
                <text:p>0</text:p>
              </table:table-cell>
              <table:table-cell office:value-type="float" office:value="0.0007733">
                <text:p>0.0007733</text:p>
              </table:table-cell>
              <table:table-cell office:value-type="float" office:value="0.4023">
                <text:p>0.4023</text:p>
              </table:table-cell>
              <table:table-cell office:value-type="float" office:value="0.1338">
                <text:p>0.1338</text:p>
              </table:table-cell>
              <table:table-cell office:value-type="float" office:value="1.5194733">
                <text:p>1.51947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425">
                <text:p>1.425</text:p>
              </table:table-cell>
              <table:table-cell office:value-type="float" office:value="0.0006061">
                <text:p>0.0006061</text:p>
              </table:table-cell>
              <table:table-cell office:value-type="float" office:value="0.559">
                <text:p>0.559</text:p>
              </table:table-cell>
              <table:table-cell office:value-type="float" office:value="0.3935">
                <text:p>0.3935</text:p>
              </table:table-cell>
              <table:table-cell office:value-type="float" office:value="0">
                <text:p>0</text:p>
              </table:table-cell>
              <table:table-cell office:value-type="float" office:value="0.0003004">
                <text:p>0.0003004</text:p>
              </table:table-cell>
              <table:table-cell office:value-type="float" office:value="0.383">
                <text:p>0.383</text:p>
              </table:table-cell>
              <table:table-cell office:value-type="float" office:value="0.08877">
                <text:p>0.08877</text:p>
              </table:table-cell>
              <table:table-cell office:value-type="float" office:value="1.4245704">
                <text:p>1.42457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428">
                <text:p>1.428</text:p>
              </table:table-cell>
              <table:table-cell office:value-type="float" office:value="0.00314">
                <text:p>0.00314</text:p>
              </table:table-cell>
              <table:table-cell office:value-type="float" office:value="0.5093">
                <text:p>0.5093</text:p>
              </table:table-cell>
              <table:table-cell office:value-type="float" office:value="0.4009">
                <text:p>0.4009</text:p>
              </table:table-cell>
              <table:table-cell office:value-type="float" office:value="0">
                <text:p>0</text:p>
              </table:table-cell>
              <table:table-cell office:value-type="float" office:value="0.0008667">
                <text:p>0.0008667</text:p>
              </table:table-cell>
              <table:table-cell office:value-type="float" office:value="0.3924">
                <text:p>0.3924</text:p>
              </table:table-cell>
              <table:table-cell office:value-type="float" office:value="0.1212">
                <text:p>0.1212</text:p>
              </table:table-cell>
              <table:table-cell office:value-type="float" office:value="1.4246667">
                <text:p>1.424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515">
                <text:p>1.515</text:p>
              </table:table-cell>
              <table:table-cell office:value-type="float" office:value="0.001209">
                <text:p>0.001209</text:p>
              </table:table-cell>
              <table:table-cell office:value-type="float" office:value="0.6296">
                <text:p>0.6296</text:p>
              </table:table-cell>
              <table:table-cell office:value-type="float" office:value="0.467">
                <text:p>0.467</text:p>
              </table:table-cell>
              <table:table-cell office:value-type="float" office:value="0">
                <text:p>0</text:p>
              </table:table-cell>
              <table:table-cell office:value-type="float" office:value="0.0002666">
                <text:p>0.0002666</text:p>
              </table:table-cell>
              <table:table-cell office:value-type="float" office:value="0.3234">
                <text:p>0.3234</text:p>
              </table:table-cell>
              <table:table-cell office:value-type="float" office:value="0.09402">
                <text:p>0.09402</text:p>
              </table:table-cell>
              <table:table-cell office:value-type="float" office:value="1.5142866">
                <text:p>1.51428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492">
                <text:p>1.492</text:p>
              </table:table-cell>
              <table:table-cell office:value-type="float" office:value="0.001554">
                <text:p>0.001554</text:p>
              </table:table-cell>
              <table:table-cell office:value-type="float" office:value="0.5381">
                <text:p>0.5381</text:p>
              </table:table-cell>
              <table:table-cell office:value-type="float" office:value="0.4411">
                <text:p>0.4411</text:p>
              </table:table-cell>
              <table:table-cell office:value-type="float" office:value="0">
                <text:p>0</text:p>
              </table:table-cell>
              <table:table-cell office:value-type="float" office:value="0.000115">
                <text:p>0.000115</text:p>
              </table:table-cell>
              <table:table-cell office:value-type="float" office:value="0.4098">
                <text:p>0.4098</text:p>
              </table:table-cell>
              <table:table-cell office:value-type="float" office:value="0.1012">
                <text:p>0.1012</text:p>
              </table:table-cell>
              <table:table-cell office:value-type="float" office:value="1.490315">
                <text:p>1.4903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592">
                <text:p>1.592</text:p>
              </table:table-cell>
              <table:table-cell office:value-type="float" office:value="0.001815">
                <text:p>0.001815</text:p>
              </table:table-cell>
              <table:table-cell office:value-type="float" office:value="0.498">
                <text:p>0.498</text:p>
              </table:table-cell>
              <table:table-cell office:value-type="float" office:value="0.5384">
                <text:p>0.5384</text:p>
              </table:table-cell>
              <table:table-cell office:value-type="float" office:value="0">
                <text:p>0</text:p>
              </table:table-cell>
              <table:table-cell office:value-type="float" office:value="0.0001829">
                <text:p>0.0001829</text:p>
              </table:table-cell>
              <table:table-cell office:value-type="float" office:value="0.3972">
                <text:p>0.3972</text:p>
              </table:table-cell>
              <table:table-cell office:value-type="float" office:value="0.1562">
                <text:p>0.1562</text:p>
              </table:table-cell>
              <table:table-cell office:value-type="float" office:value="1.5899829">
                <text:p>1.58998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418">
                <text:p>1.418</text:p>
              </table:table-cell>
              <table:table-cell office:value-type="float" office:value="0.00186">
                <text:p>0.00186</text:p>
              </table:table-cell>
              <table:table-cell office:value-type="float" office:value="0.4942">
                <text:p>0.4942</text:p>
              </table:table-cell>
              <table:table-cell office:value-type="float" office:value="0.4553">
                <text:p>0.4553</text:p>
              </table:table-cell>
              <table:table-cell office:value-type="float" office:value="0">
                <text:p>0</text:p>
              </table:table-cell>
              <table:table-cell office:value-type="float" office:value="0.0003821">
                <text:p>0.0003821</text:p>
              </table:table-cell>
              <table:table-cell office:value-type="float" office:value="0.3883">
                <text:p>0.3883</text:p>
              </table:table-cell>
              <table:table-cell office:value-type="float" office:value="0.07822">
                <text:p>0.07822</text:p>
              </table:table-cell>
              <table:table-cell office:value-type="float" office:value="1.4164021">
                <text:p>1.41640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252">
                <text:p>1.252</text:p>
              </table:table-cell>
              <table:table-cell office:value-type="float" office:value="0.002">
                <text:p>0.002</text:p>
              </table:table-cell>
              <table:table-cell office:value-type="float" office:value="0.5149">
                <text:p>0.5149</text:p>
              </table:table-cell>
              <table:table-cell office:value-type="float" office:value="0.3173">
                <text:p>0.3173</text:p>
              </table:table-cell>
              <table:table-cell office:value-type="float" office:value="0">
                <text:p>0</text:p>
              </table:table-cell>
              <table:table-cell office:value-type="float" office:value="0.00125">
                <text:p>0.00125</text:p>
              </table:table-cell>
              <table:table-cell office:value-type="float" office:value="0.344">
                <text:p>0.344</text:p>
              </table:table-cell>
              <table:table-cell office:value-type="float" office:value="0.07269">
                <text:p>0.07269</text:p>
              </table:table-cell>
              <table:table-cell office:value-type="float" office:value="1.25014">
                <text:p>1.250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443">
                <text:p>1.443</text:p>
              </table:table-cell>
              <table:table-cell office:value-type="float" office:value="0.0005113">
                <text:p>0.0005113</text:p>
              </table:table-cell>
              <table:table-cell office:value-type="float" office:value="0.498">
                <text:p>0.498</text:p>
              </table:table-cell>
              <table:table-cell office:value-type="float" office:value="0.4544">
                <text:p>0.4544</text:p>
              </table:table-cell>
              <table:table-cell office:value-type="float" office:value="0">
                <text:p>0</text:p>
              </table:table-cell>
              <table:table-cell office:value-type="float" office:value="0.0003424">
                <text:p>0.0003424</text:p>
              </table:table-cell>
              <table:table-cell office:value-type="float" office:value="0.3794">
                <text:p>0.3794</text:p>
              </table:table-cell>
              <table:table-cell office:value-type="float" office:value="0.1098">
                <text:p>0.1098</text:p>
              </table:table-cell>
              <table:table-cell office:value-type="float" office:value="1.4419424">
                <text:p>1.44194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579">
                <text:p>1.579</text:p>
              </table:table-cell>
              <table:table-cell office:value-type="float" office:value="0.001878">
                <text:p>0.001878</text:p>
              </table:table-cell>
              <table:table-cell office:value-type="float" office:value="0.6159">
                <text:p>0.6159</text:p>
              </table:table-cell>
              <table:table-cell office:value-type="float" office:value="0.4215">
                <text:p>0.4215</text:p>
              </table:table-cell>
              <table:table-cell office:value-type="float" office:value="0">
                <text:p>0</text:p>
              </table:table-cell>
              <table:table-cell office:value-type="float" office:value="0.0002286">
                <text:p>0.0002286</text:p>
              </table:table-cell>
              <table:table-cell office:value-type="float" office:value="0.4034">
                <text:p>0.4034</text:p>
              </table:table-cell>
              <table:table-cell office:value-type="float" office:value="0.136">
                <text:p>0.136</text:p>
              </table:table-cell>
              <table:table-cell office:value-type="float" office:value="1.5770286">
                <text:p>1.57702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478">
                <text:p>1.478</text:p>
              </table:table-cell>
              <table:table-cell office:value-type="float" office:value="0.001616">
                <text:p>0.001616</text:p>
              </table:table-cell>
              <table:table-cell office:value-type="float" office:value="0.5565">
                <text:p>0.5565</text:p>
              </table:table-cell>
              <table:table-cell office:value-type="float" office:value="0.5123">
                <text:p>0.5123</text:p>
              </table:table-cell>
              <table:table-cell office:value-type="float" office:value="0">
                <text:p>0</text:p>
              </table:table-cell>
              <table:table-cell office:value-type="float" office:value="0.0001378">
                <text:p>0.0001378</text:p>
              </table:table-cell>
              <table:table-cell office:value-type="float" office:value="0.2868">
                <text:p>0.2868</text:p>
              </table:table-cell>
              <table:table-cell office:value-type="float" office:value="0.1204">
                <text:p>0.1204</text:p>
              </table:table-cell>
              <table:table-cell office:value-type="float" office:value="1.4761378">
                <text:p>1.47613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473">
                <text:p>1.473</text:p>
              </table:table-cell>
              <table:table-cell office:value-type="float" office:value="0.001348">
                <text:p>0.001348</text:p>
              </table:table-cell>
              <table:table-cell office:value-type="float" office:value="0.5425">
                <text:p>0.5425</text:p>
              </table:table-cell>
              <table:table-cell office:value-type="float" office:value="0.5362">
                <text:p>0.5362</text:p>
              </table:table-cell>
              <table:table-cell office:value-type="float" office:value="0">
                <text:p>0</text:p>
              </table:table-cell>
              <table:table-cell office:value-type="float" office:value="0.0004323">
                <text:p>0.0004323</text:p>
              </table:table-cell>
              <table:table-cell office:value-type="float" office:value="0.3028">
                <text:p>0.3028</text:p>
              </table:table-cell>
              <table:table-cell office:value-type="float" office:value="0.08956">
                <text:p>0.08956</text:p>
              </table:table-cell>
              <table:table-cell office:value-type="float" office:value="1.4714923">
                <text:p>1.47149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479">
                <text:p>1.479</text:p>
              </table:table-cell>
              <table:table-cell office:value-type="float" office:value="0.002977">
                <text:p>0.002977</text:p>
              </table:table-cell>
              <table:table-cell office:value-type="float" office:value="0.6064">
                <text:p>0.6064</text:p>
              </table:table-cell>
              <table:table-cell office:value-type="float" office:value="0.3868">
                <text:p>0.3868</text:p>
              </table:table-cell>
              <table:table-cell office:value-type="float" office:value="0">
                <text:p>0</text:p>
              </table:table-cell>
              <table:table-cell office:value-type="float" office:value="0.001144">
                <text:p>0.001144</text:p>
              </table:table-cell>
              <table:table-cell office:value-type="float" office:value="0.3983">
                <text:p>0.3983</text:p>
              </table:table-cell>
              <table:table-cell office:value-type="float" office:value="0.08371">
                <text:p>0.08371</text:p>
              </table:table-cell>
              <table:table-cell office:value-type="float" office:value="1.476354">
                <text:p>1.4763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468">
                <text:p>1.468</text:p>
              </table:table-cell>
              <table:table-cell office:value-type="float" office:value="0.0007531">
                <text:p>0.0007531</text:p>
              </table:table-cell>
              <table:table-cell office:value-type="float" office:value="0.645">
                <text:p>0.645</text:p>
              </table:table-cell>
              <table:table-cell office:value-type="float" office:value="0.4029">
                <text:p>0.4029</text:p>
              </table:table-cell>
              <table:table-cell office:value-type="float" office:value="0">
                <text:p>0</text:p>
              </table:table-cell>
              <table:table-cell office:value-type="float" office:value="0.0009997">
                <text:p>0.0009997</text:p>
              </table:table-cell>
              <table:table-cell office:value-type="float" office:value="0.334">
                <text:p>0.334</text:p>
              </table:table-cell>
              <table:table-cell office:value-type="float" office:value="0.08468">
                <text:p>0.08468</text:p>
              </table:table-cell>
              <table:table-cell office:value-type="float" office:value="1.4675797">
                <text:p>1.46757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471">
                <text:p>1.471</text:p>
              </table:table-cell>
              <table:table-cell office:value-type="float" office:value="0.0006808">
                <text:p>0.0006808</text:p>
              </table:table-cell>
              <table:table-cell office:value-type="float" office:value="0.5878">
                <text:p>0.5878</text:p>
              </table:table-cell>
              <table:table-cell office:value-type="float" office:value="0.371">
                <text:p>0.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23">
                <text:p>0.4323</text:p>
              </table:table-cell>
              <table:table-cell office:value-type="float" office:value="0.07895">
                <text:p>0.07895</text:p>
              </table:table-cell>
              <table:table-cell office:value-type="float" office:value="1.47005">
                <text:p>1.470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546">
                <text:p>1.546</text:p>
              </table:table-cell>
              <table:table-cell office:value-type="float" office:value="0.001806">
                <text:p>0.001806</text:p>
              </table:table-cell>
              <table:table-cell office:value-type="float" office:value="0.6694">
                <text:p>0.6694</text:p>
              </table:table-cell>
              <table:table-cell office:value-type="float" office:value="0.4104">
                <text:p>0.4104</text:p>
              </table:table-cell>
              <table:table-cell office:value-type="float" office:value="0">
                <text:p>0</text:p>
              </table:table-cell>
              <table:table-cell office:value-type="float" office:value="0.0009805">
                <text:p>0.0009805</text:p>
              </table:table-cell>
              <table:table-cell office:value-type="float" office:value="0.373">
                <text:p>0.373</text:p>
              </table:table-cell>
              <table:table-cell office:value-type="float" office:value="0.09029">
                <text:p>0.09029</text:p>
              </table:table-cell>
              <table:table-cell office:value-type="float" office:value="1.5440705">
                <text:p>1.54407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4">
                <text:p>1.4</text:p>
              </table:table-cell>
              <table:table-cell office:value-type="float" office:value="0.001275">
                <text:p>0.001275</text:p>
              </table:table-cell>
              <table:table-cell office:value-type="float" office:value="0.4948">
                <text:p>0.4948</text:p>
              </table:table-cell>
              <table:table-cell office:value-type="float" office:value="0.4279">
                <text:p>0.4279</text:p>
              </table:table-cell>
              <table:table-cell office:value-type="float" office:value="0">
                <text:p>0</text:p>
              </table:table-cell>
              <table:table-cell office:value-type="float" office:value="0.0004561">
                <text:p>0.0004561</text:p>
              </table:table-cell>
              <table:table-cell office:value-type="float" office:value="0.3691">
                <text:p>0.3691</text:p>
              </table:table-cell>
              <table:table-cell office:value-type="float" office:value="0.106">
                <text:p>0.106</text:p>
              </table:table-cell>
              <table:table-cell office:value-type="float" office:value="1.3982561">
                <text:p>1.39825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539">
                <text:p>1.539</text:p>
              </table:table-cell>
              <table:table-cell office:value-type="float" office:value="0.0005509">
                <text:p>0.0005509</text:p>
              </table:table-cell>
              <table:table-cell office:value-type="float" office:value="0.619">
                <text:p>0.619</text:p>
              </table:table-cell>
              <table:table-cell office:value-type="float" office:value="0.4526">
                <text:p>0.4526</text:p>
              </table:table-cell>
              <table:table-cell office:value-type="float" office:value="0">
                <text:p>0</text:p>
              </table:table-cell>
              <table:table-cell office:value-type="float" office:value="0.0002404">
                <text:p>0.0002404</text:p>
              </table:table-cell>
              <table:table-cell office:value-type="float" office:value="0.3811">
                <text:p>0.3811</text:p>
              </table:table-cell>
              <table:table-cell office:value-type="float" office:value="0.08591">
                <text:p>0.08591</text:p>
              </table:table-cell>
              <table:table-cell office:value-type="float" office:value="1.5388504">
                <text:p>1.53885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515">
                <text:p>1.515</text:p>
              </table:table-cell>
              <table:table-cell office:value-type="float" office:value="0.001457">
                <text:p>0.001457</text:p>
              </table:table-cell>
              <table:table-cell office:value-type="float" office:value="0.6973">
                <text:p>0.6973</text:p>
              </table:table-cell>
              <table:table-cell office:value-type="float" office:value="0.379">
                <text:p>0.379</text:p>
              </table:table-cell>
              <table:table-cell office:value-type="float" office:value="0">
                <text:p>0</text:p>
              </table:table-cell>
              <table:table-cell office:value-type="float" office:value="0.0002433">
                <text:p>0.0002433</text:p>
              </table:table-cell>
              <table:table-cell office:value-type="float" office:value="0.3461">
                <text:p>0.3461</text:p>
              </table:table-cell>
              <table:table-cell office:value-type="float" office:value="0.09047">
                <text:p>0.09047</text:p>
              </table:table-cell>
              <table:table-cell office:value-type="float" office:value="1.5131133">
                <text:p>1.51311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706">
                <text:p>1.706</text:p>
              </table:table-cell>
              <table:table-cell office:value-type="float" office:value="0.000893">
                <text:p>0.000893</text:p>
              </table:table-cell>
              <table:table-cell office:value-type="float" office:value="0.6711">
                <text:p>0.6711</text:p>
              </table:table-cell>
              <table:table-cell office:value-type="float" office:value="0.5076">
                <text:p>0.5076</text:p>
              </table:table-cell>
              <table:table-cell office:value-type="float" office:value="0">
                <text:p>0</text:p>
              </table:table-cell>
              <table:table-cell office:value-type="float" office:value="0.0003969">
                <text:p>0.0003969</text:p>
              </table:table-cell>
              <table:table-cell office:value-type="float" office:value="0.4103">
                <text:p>0.4103</text:p>
              </table:table-cell>
              <table:table-cell office:value-type="float" office:value="0.1158">
                <text:p>0.1158</text:p>
              </table:table-cell>
              <table:table-cell office:value-type="float" office:value="1.7051969">
                <text:p>1.70519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639">
                <text:p>1.639</text:p>
              </table:table-cell>
              <table:table-cell office:value-type="float" office:value="0.001664">
                <text:p>0.001664</text:p>
              </table:table-cell>
              <table:table-cell office:value-type="float" office:value="0.7797">
                <text:p>0.7797</text:p>
              </table:table-cell>
              <table:table-cell office:value-type="float" office:value="0.4398">
                <text:p>0.4398</text:p>
              </table:table-cell>
              <table:table-cell office:value-type="float" office:value="0">
                <text:p>0</text:p>
              </table:table-cell>
              <table:table-cell office:value-type="float" office:value="0.0003515">
                <text:p>0.0003515</text:p>
              </table:table-cell>
              <table:table-cell office:value-type="float" office:value="0.3765">
                <text:p>0.3765</text:p>
              </table:table-cell>
              <table:table-cell office:value-type="float" office:value="0.04115">
                <text:p>0.04115</text:p>
              </table:table-cell>
              <table:table-cell office:value-type="float" office:value="1.6375015">
                <text:p>1.63750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647">
                <text:p>1.647</text:p>
              </table:table-cell>
              <table:table-cell office:value-type="float" office:value="0.001739">
                <text:p>0.001739</text:p>
              </table:table-cell>
              <table:table-cell office:value-type="float" office:value="0.731">
                <text:p>0.731</text:p>
              </table:table-cell>
              <table:table-cell office:value-type="float" office:value="0.4998">
                <text:p>0.4998</text:p>
              </table:table-cell>
              <table:table-cell office:value-type="float" office:value="0">
                <text:p>0</text:p>
              </table:table-cell>
              <table:table-cell office:value-type="float" office:value="0.000363">
                <text:p>0.000363</text:p>
              </table:table-cell>
              <table:table-cell office:value-type="float" office:value="0.3333">
                <text:p>0.3333</text:p>
              </table:table-cell>
              <table:table-cell office:value-type="float" office:value="0.08098">
                <text:p>0.08098</text:p>
              </table:table-cell>
              <table:table-cell office:value-type="float" office:value="1.645443">
                <text:p>1.6454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549">
                <text:p>1.549</text:p>
              </table:table-cell>
              <table:table-cell office:value-type="float" office:value="0.00174">
                <text:p>0.00174</text:p>
              </table:table-cell>
              <table:table-cell office:value-type="float" office:value="0.6898">
                <text:p>0.6898</text:p>
              </table:table-cell>
              <table:table-cell office:value-type="float" office:value="0.5161">
                <text:p>0.5161</text:p>
              </table:table-cell>
              <table:table-cell office:value-type="float" office:value="0">
                <text:p>0</text:p>
              </table:table-cell>
              <table:table-cell office:value-type="float" office:value="0.0001157">
                <text:p>0.0001157</text:p>
              </table:table-cell>
              <table:table-cell office:value-type="float" office:value="0.2725">
                <text:p>0.2725</text:p>
              </table:table-cell>
              <table:table-cell office:value-type="float" office:value="0.06862">
                <text:p>0.06862</text:p>
              </table:table-cell>
              <table:table-cell office:value-type="float" office:value="1.5471357">
                <text:p>1.54713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578">
                <text:p>1.578</text:p>
              </table:table-cell>
              <table:table-cell office:value-type="float" office:value="0.0014">
                <text:p>0.0014</text:p>
              </table:table-cell>
              <table:table-cell office:value-type="float" office:value="0.7703">
                <text:p>0.7703</text:p>
              </table:table-cell>
              <table:table-cell office:value-type="float" office:value="0.4434">
                <text:p>0.4434</text:p>
              </table:table-cell>
              <table:table-cell office:value-type="float" office:value="0">
                <text:p>0</text:p>
              </table:table-cell>
              <table:table-cell office:value-type="float" office:value="0.0004177">
                <text:p>0.0004177</text:p>
              </table:table-cell>
              <table:table-cell office:value-type="float" office:value="0.2781">
                <text:p>0.2781</text:p>
              </table:table-cell>
              <table:table-cell office:value-type="float" office:value="0.08416">
                <text:p>0.08416</text:p>
              </table:table-cell>
              <table:table-cell office:value-type="float" office:value="1.5763777">
                <text:p>1.57637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623">
                <text:p>1.623</text:p>
              </table:table-cell>
              <table:table-cell office:value-type="float" office:value="0.002496">
                <text:p>0.002496</text:p>
              </table:table-cell>
              <table:table-cell office:value-type="float" office:value="0.6367">
                <text:p>0.6367</text:p>
              </table:table-cell>
              <table:table-cell office:value-type="float" office:value="0.5018">
                <text:p>0.5018</text:p>
              </table:table-cell>
              <table:table-cell office:value-type="float" office:value="0">
                <text:p>0</text:p>
              </table:table-cell>
              <table:table-cell office:value-type="float" office:value="0.0004024">
                <text:p>0.0004024</text:p>
              </table:table-cell>
              <table:table-cell office:value-type="float" office:value="0.3772">
                <text:p>0.3772</text:p>
              </table:table-cell>
              <table:table-cell office:value-type="float" office:value="0.1046">
                <text:p>0.1046</text:p>
              </table:table-cell>
              <table:table-cell office:value-type="float" office:value="1.6207024">
                <text:p>1.62070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652">
                <text:p>1.652</text:p>
              </table:table-cell>
              <table:table-cell office:value-type="float" office:value="0.001405">
                <text:p>0.001405</text:p>
              </table:table-cell>
              <table:table-cell office:value-type="float" office:value="0.7544">
                <text:p>0.7544</text:p>
              </table:table-cell>
              <table:table-cell office:value-type="float" office:value="0.4975">
                <text:p>0.4975</text:p>
              </table:table-cell>
              <table:table-cell office:value-type="float" office:value="0">
                <text:p>0</text:p>
              </table:table-cell>
              <table:table-cell office:value-type="float" office:value="0.0004591">
                <text:p>0.0004591</text:p>
              </table:table-cell>
              <table:table-cell office:value-type="float" office:value="0.3259">
                <text:p>0.3259</text:p>
              </table:table-cell>
              <table:table-cell office:value-type="float" office:value="0.07233">
                <text:p>0.07233</text:p>
              </table:table-cell>
              <table:table-cell office:value-type="float" office:value="1.6505891">
                <text:p>1.65058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592">
                <text:p>1.592</text:p>
              </table:table-cell>
              <table:table-cell office:value-type="float" office:value="0.00249">
                <text:p>0.00249</text:p>
              </table:table-cell>
              <table:table-cell office:value-type="float" office:value="0.7871">
                <text:p>0.7871</text:p>
              </table:table-cell>
              <table:table-cell office:value-type="float" office:value="0.4098">
                <text:p>0.4098</text:p>
              </table:table-cell>
              <table:table-cell office:value-type="float" office:value="0">
                <text:p>0</text:p>
              </table:table-cell>
              <table:table-cell office:value-type="float" office:value="0.0004409">
                <text:p>0.0004409</text:p>
              </table:table-cell>
              <table:table-cell office:value-type="float" office:value="0.3034">
                <text:p>0.3034</text:p>
              </table:table-cell>
              <table:table-cell office:value-type="float" office:value="0.08891">
                <text:p>0.08891</text:p>
              </table:table-cell>
              <table:table-cell office:value-type="float" office:value="1.5896509">
                <text:p>1.58965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735">
                <text:p>1.735</text:p>
              </table:table-cell>
              <table:table-cell office:value-type="float" office:value="0.001246">
                <text:p>0.001246</text:p>
              </table:table-cell>
              <table:table-cell office:value-type="float" office:value="0.934">
                <text:p>0.934</text:p>
              </table:table-cell>
              <table:table-cell office:value-type="float" office:value="0.3672">
                <text:p>0.3672</text:p>
              </table:table-cell>
              <table:table-cell office:value-type="float" office:value="0">
                <text:p>0</text:p>
              </table:table-cell>
              <table:table-cell office:value-type="float" office:value="0.00009382">
                <text:p>0.00009382</text:p>
              </table:table-cell>
              <table:table-cell office:value-type="float" office:value="0.3567">
                <text:p>0.3567</text:p>
              </table:table-cell>
              <table:table-cell office:value-type="float" office:value="0.07564">
                <text:p>0.07564</text:p>
              </table:table-cell>
              <table:table-cell office:value-type="float" office:value="1.73363382">
                <text:p>1.733633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624">
                <text:p>1.624</text:p>
              </table:table-cell>
              <table:table-cell office:value-type="float" office:value="0.001173">
                <text:p>0.001173</text:p>
              </table:table-cell>
              <table:table-cell office:value-type="float" office:value="0.8144">
                <text:p>0.8144</text:p>
              </table:table-cell>
              <table:table-cell office:value-type="float" office:value="0.3335">
                <text:p>0.3335</text:p>
              </table:table-cell>
              <table:table-cell office:value-type="float" office:value="0">
                <text:p>0</text:p>
              </table:table-cell>
              <table:table-cell office:value-type="float" office:value="0.0003238">
                <text:p>0.0003238</text:p>
              </table:table-cell>
              <table:table-cell office:value-type="float" office:value="0.3645">
                <text:p>0.3645</text:p>
              </table:table-cell>
              <table:table-cell office:value-type="float" office:value="0.1096">
                <text:p>0.1096</text:p>
              </table:table-cell>
              <table:table-cell office:value-type="float" office:value="1.6223238">
                <text:p>1.62232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821">
                <text:p>1.821</text:p>
              </table:table-cell>
              <table:table-cell office:value-type="float" office:value="0.001169">
                <text:p>0.001169</text:p>
              </table:table-cell>
              <table:table-cell office:value-type="float" office:value="0.806">
                <text:p>0.806</text:p>
              </table:table-cell>
              <table:table-cell office:value-type="float" office:value="0.5172">
                <text:p>0.5172</text:p>
              </table:table-cell>
              <table:table-cell office:value-type="float" office:value="0">
                <text:p>0</text:p>
              </table:table-cell>
              <table:table-cell office:value-type="float" office:value="0.0002966">
                <text:p>0.0002966</text:p>
              </table:table-cell>
              <table:table-cell office:value-type="float" office:value="0.4106">
                <text:p>0.4106</text:p>
              </table:table-cell>
              <table:table-cell office:value-type="float" office:value="0.0855">
                <text:p>0.0855</text:p>
              </table:table-cell>
              <table:table-cell office:value-type="float" office:value="1.8195966">
                <text:p>1.81959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557">
                <text:p>1.557</text:p>
              </table:table-cell>
              <table:table-cell office:value-type="float" office:value="0.001683">
                <text:p>0.001683</text:p>
              </table:table-cell>
              <table:table-cell office:value-type="float" office:value="0.7484">
                <text:p>0.7484</text:p>
              </table:table-cell>
              <table:table-cell office:value-type="float" office:value="0.4239">
                <text:p>0.4239</text:p>
              </table:table-cell>
              <table:table-cell office:value-type="float" office:value="0">
                <text:p>0</text:p>
              </table:table-cell>
              <table:table-cell office:value-type="float" office:value="0.0002931">
                <text:p>0.0002931</text:p>
              </table:table-cell>
              <table:table-cell office:value-type="float" office:value="0.2918">
                <text:p>0.2918</text:p>
              </table:table-cell>
              <table:table-cell office:value-type="float" office:value="0.09132">
                <text:p>0.09132</text:p>
              </table:table-cell>
              <table:table-cell office:value-type="float" office:value="1.5557131">
                <text:p>1.55571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732">
                <text:p>1.732</text:p>
              </table:table-cell>
              <table:table-cell office:value-type="float" office:value="0.00165">
                <text:p>0.00165</text:p>
              </table:table-cell>
              <table:table-cell office:value-type="float" office:value="0.7671">
                <text:p>0.7671</text:p>
              </table:table-cell>
              <table:table-cell office:value-type="float" office:value="0.5818">
                <text:p>0.5818</text:p>
              </table:table-cell>
              <table:table-cell office:value-type="float" office:value="0">
                <text:p>0</text:p>
              </table:table-cell>
              <table:table-cell office:value-type="float" office:value="0.0001468">
                <text:p>0.0001468</text:p>
              </table:table-cell>
              <table:table-cell office:value-type="float" office:value="0.2967">
                <text:p>0.2967</text:p>
              </table:table-cell>
              <table:table-cell office:value-type="float" office:value="0.08462">
                <text:p>0.08462</text:p>
              </table:table-cell>
              <table:table-cell office:value-type="float" office:value="1.7303668">
                <text:p>1.73036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623">
                <text:p>1.623</text:p>
              </table:table-cell>
              <table:table-cell office:value-type="float" office:value="0.0006571">
                <text:p>0.0006571</text:p>
              </table:table-cell>
              <table:table-cell office:value-type="float" office:value="0.833">
                <text:p>0.833</text:p>
              </table:table-cell>
              <table:table-cell office:value-type="float" office:value="0.4982">
                <text:p>0.4982</text:p>
              </table:table-cell>
              <table:table-cell office:value-type="float" office:value="0">
                <text:p>0</text:p>
              </table:table-cell>
              <table:table-cell office:value-type="float" office:value="0.0006824">
                <text:p>0.0006824</text:p>
              </table:table-cell>
              <table:table-cell office:value-type="float" office:value="0.2046">
                <text:p>0.2046</text:p>
              </table:table-cell>
              <table:table-cell office:value-type="float" office:value="0.08544">
                <text:p>0.08544</text:p>
              </table:table-cell>
              <table:table-cell office:value-type="float" office:value="1.6219224">
                <text:p>1.62192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664">
                <text:p>1.664</text:p>
              </table:table-cell>
              <table:table-cell office:value-type="float" office:value="0.002492">
                <text:p>0.002492</text:p>
              </table:table-cell>
              <table:table-cell office:value-type="float" office:value="0.7936">
                <text:p>0.7936</text:p>
              </table:table-cell>
              <table:table-cell office:value-type="float" office:value="0.4705">
                <text:p>0.4705</text:p>
              </table:table-cell>
              <table:table-cell office:value-type="float" office:value="0">
                <text:p>0</text:p>
              </table:table-cell>
              <table:table-cell office:value-type="float" office:value="0.000398">
                <text:p>0.000398</text:p>
              </table:table-cell>
              <table:table-cell office:value-type="float" office:value="0.3269">
                <text:p>0.3269</text:p>
              </table:table-cell>
              <table:table-cell office:value-type="float" office:value="0.06968">
                <text:p>0.06968</text:p>
              </table:table-cell>
              <table:table-cell office:value-type="float" office:value="1.661078">
                <text:p>1.6610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749">
                <text:p>1.749</text:p>
              </table:table-cell>
              <table:table-cell office:value-type="float" office:value="0.001679">
                <text:p>0.001679</text:p>
              </table:table-cell>
              <table:table-cell office:value-type="float" office:value="0.9042">
                <text:p>0.9042</text:p>
              </table:table-cell>
              <table:table-cell office:value-type="float" office:value="0.5053">
                <text:p>0.5053</text:p>
              </table:table-cell>
              <table:table-cell office:value-type="float" office:value="0">
                <text:p>0</text:p>
              </table:table-cell>
              <table:table-cell office:value-type="float" office:value="0.0002599">
                <text:p>0.0002599</text:p>
              </table:table-cell>
              <table:table-cell office:value-type="float" office:value="0.2677">
                <text:p>0.2677</text:p>
              </table:table-cell>
              <table:table-cell office:value-type="float" office:value="0.07031">
                <text:p>0.07031</text:p>
              </table:table-cell>
              <table:table-cell office:value-type="float" office:value="1.7477699">
                <text:p>1.74776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554">
                <text:p>1.554</text:p>
              </table:table-cell>
              <table:table-cell office:value-type="float" office:value="0.001981">
                <text:p>0.001981</text:p>
              </table:table-cell>
              <table:table-cell office:value-type="float" office:value="0.8212">
                <text:p>0.8212</text:p>
              </table:table-cell>
              <table:table-cell office:value-type="float" office:value="0.4672">
                <text:p>0.4672</text:p>
              </table:table-cell>
              <table:table-cell office:value-type="float" office:value="0">
                <text:p>0</text:p>
              </table:table-cell>
              <table:table-cell office:value-type="float" office:value="0.0005954">
                <text:p>0.0005954</text:p>
              </table:table-cell>
              <table:table-cell office:value-type="float" office:value="0.2074">
                <text:p>0.2074</text:p>
              </table:table-cell>
              <table:table-cell office:value-type="float" office:value="0.05582">
                <text:p>0.05582</text:p>
              </table:table-cell>
              <table:table-cell office:value-type="float" office:value="1.5522154">
                <text:p>1.55221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855">
                <text:p>1.855</text:p>
              </table:table-cell>
              <table:table-cell office:value-type="float" office:value="0.0009585">
                <text:p>0.0009585</text:p>
              </table:table-cell>
              <table:table-cell office:value-type="float" office:value="0.9926">
                <text:p>0.9926</text:p>
              </table:table-cell>
              <table:table-cell office:value-type="float" office:value="0.454">
                <text:p>0.454</text:p>
              </table:table-cell>
              <table:table-cell office:value-type="float" office:value="0">
                <text:p>0</text:p>
              </table:table-cell>
              <table:table-cell office:value-type="float" office:value="0.0005687">
                <text:p>0.0005687</text:p>
              </table:table-cell>
              <table:table-cell office:value-type="float" office:value="0.3549">
                <text:p>0.3549</text:p>
              </table:table-cell>
              <table:table-cell office:value-type="float" office:value="0.05155">
                <text:p>0.05155</text:p>
              </table:table-cell>
              <table:table-cell office:value-type="float" office:value="1.8536187">
                <text:p>1.85361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874">
                <text:p>1.874</text:p>
              </table:table-cell>
              <table:table-cell office:value-type="float" office:value="0.0009572">
                <text:p>0.0009572</text:p>
              </table:table-cell>
              <table:table-cell office:value-type="float" office:value="0.8591">
                <text:p>0.8591</text:p>
              </table:table-cell>
              <table:table-cell office:value-type="float" office:value="0.6347">
                <text:p>0.6347</text:p>
              </table:table-cell>
              <table:table-cell office:value-type="float" office:value="0">
                <text:p>0</text:p>
              </table:table-cell>
              <table:table-cell office:value-type="float" office:value="0.00009883">
                <text:p>0.00009883</text:p>
              </table:table-cell>
              <table:table-cell office:value-type="float" office:value="0.3143">
                <text:p>0.3143</text:p>
              </table:table-cell>
              <table:table-cell office:value-type="float" office:value="0.06498">
                <text:p>0.06498</text:p>
              </table:table-cell>
              <table:table-cell office:value-type="float" office:value="1.87317883">
                <text:p>1.873178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846">
                <text:p>1.846</text:p>
              </table:table-cell>
              <table:table-cell office:value-type="float" office:value="0.002985">
                <text:p>0.002985</text:p>
              </table:table-cell>
              <table:table-cell office:value-type="float" office:value="0.9287">
                <text:p>0.9287</text:p>
              </table:table-cell>
              <table:table-cell office:value-type="float" office:value="0.4877">
                <text:p>0.4877</text:p>
              </table:table-cell>
              <table:table-cell office:value-type="float" office:value="0">
                <text:p>0</text:p>
              </table:table-cell>
              <table:table-cell office:value-type="float" office:value="0.0004416">
                <text:p>0.0004416</text:p>
              </table:table-cell>
              <table:table-cell office:value-type="float" office:value="0.328">
                <text:p>0.328</text:p>
              </table:table-cell>
              <table:table-cell office:value-type="float" office:value="0.0979">
                <text:p>0.0979</text:p>
              </table:table-cell>
              <table:table-cell office:value-type="float" office:value="1.8427416">
                <text:p>1.84274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864">
                <text:p>1.864</text:p>
              </table:table-cell>
              <table:table-cell office:value-type="float" office:value="0.003915">
                <text:p>0.003915</text:p>
              </table:table-cell>
              <table:table-cell office:value-type="float" office:value="0.9376">
                <text:p>0.9376</text:p>
              </table:table-cell>
              <table:table-cell office:value-type="float" office:value="0.6055">
                <text:p>0.6055</text:p>
              </table:table-cell>
              <table:table-cell office:value-type="float" office:value="0">
                <text:p>0</text:p>
              </table:table-cell>
              <table:table-cell office:value-type="float" office:value="0.0005302">
                <text:p>0.0005302</text:p>
              </table:table-cell>
              <table:table-cell office:value-type="float" office:value="0.2297">
                <text:p>0.2297</text:p>
              </table:table-cell>
              <table:table-cell office:value-type="float" office:value="0.08681">
                <text:p>0.08681</text:p>
              </table:table-cell>
              <table:table-cell office:value-type="float" office:value="1.8601402">
                <text:p>1.86014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843">
                <text:p>1.843</text:p>
              </table:table-cell>
              <table:table-cell office:value-type="float" office:value="0.002194">
                <text:p>0.002194</text:p>
              </table:table-cell>
              <table:table-cell office:value-type="float" office:value="0.9822">
                <text:p>0.9822</text:p>
              </table:table-cell>
              <table:table-cell office:value-type="float" office:value="0.5155">
                <text:p>0.5155</text:p>
              </table:table-cell>
              <table:table-cell office:value-type="float" office:value="0">
                <text:p>0</text:p>
              </table:table-cell>
              <table:table-cell office:value-type="float" office:value="0.00002776">
                <text:p>0.00002776</text:p>
              </table:table-cell>
              <table:table-cell office:value-type="float" office:value="0.2805">
                <text:p>0.2805</text:p>
              </table:table-cell>
              <table:table-cell office:value-type="float" office:value="0.06213">
                <text:p>0.06213</text:p>
              </table:table-cell>
              <table:table-cell office:value-type="float" office:value="1.84035776">
                <text:p>1.840357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76">
                <text:p>1.76</text:p>
              </table:table-cell>
              <table:table-cell office:value-type="float" office:value="0.002328">
                <text:p>0.002328</text:p>
              </table:table-cell>
              <table:table-cell office:value-type="float" office:value="0.9527">
                <text:p>0.9527</text:p>
              </table:table-cell>
              <table:table-cell office:value-type="float" office:value="0.4988">
                <text:p>0.4988</text:p>
              </table:table-cell>
              <table:table-cell office:value-type="float" office:value="0">
                <text:p>0</text:p>
              </table:table-cell>
              <table:table-cell office:value-type="float" office:value="0.0007481">
                <text:p>0.0007481</text:p>
              </table:table-cell>
              <table:table-cell office:value-type="float" office:value="0.2436">
                <text:p>0.2436</text:p>
              </table:table-cell>
              <table:table-cell office:value-type="float" office:value="0.06166">
                <text:p>0.06166</text:p>
              </table:table-cell>
              <table:table-cell office:value-type="float" office:value="1.7575081">
                <text:p>1.75750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65">
                <text:p>1.65</text:p>
              </table:table-cell>
              <table:table-cell office:value-type="float" office:value="0.002904">
                <text:p>0.002904</text:p>
              </table:table-cell>
              <table:table-cell office:value-type="float" office:value="0.8516">
                <text:p>0.8516</text:p>
              </table:table-cell>
              <table:table-cell office:value-type="float" office:value="0.4536">
                <text:p>0.4536</text:p>
              </table:table-cell>
              <table:table-cell office:value-type="float" office:value="0">
                <text:p>0</text:p>
              </table:table-cell>
              <table:table-cell office:value-type="float" office:value="0.0002312">
                <text:p>0.0002312</text:p>
              </table:table-cell>
              <table:table-cell office:value-type="float" office:value="0.2919">
                <text:p>0.2919</text:p>
              </table:table-cell>
              <table:table-cell office:value-type="float" office:value="0.04952">
                <text:p>0.04952</text:p>
              </table:table-cell>
              <table:table-cell office:value-type="float" office:value="1.6468512">
                <text:p>1.64685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854">
                <text:p>1.854</text:p>
              </table:table-cell>
              <table:table-cell office:value-type="float" office:value="0.00373">
                <text:p>0.00373</text:p>
              </table:table-cell>
              <table:table-cell office:value-type="float" office:value="0.8434">
                <text:p>0.8434</text:p>
              </table:table-cell>
              <table:table-cell office:value-type="float" office:value="0.5877">
                <text:p>0.5877</text:p>
              </table:table-cell>
              <table:table-cell office:value-type="float" office:value="0">
                <text:p>0</text:p>
              </table:table-cell>
              <table:table-cell office:value-type="float" office:value="0.0006658">
                <text:p>0.0006658</text:p>
              </table:table-cell>
              <table:table-cell office:value-type="float" office:value="0.3308">
                <text:p>0.3308</text:p>
              </table:table-cell>
              <table:table-cell office:value-type="float" office:value="0.08728">
                <text:p>0.08728</text:p>
              </table:table-cell>
              <table:table-cell office:value-type="float" office:value="1.8498458">
                <text:p>1.84984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88">
                <text:p>1.88</text:p>
              </table:table-cell>
              <table:table-cell office:value-type="float" office:value="0.003338">
                <text:p>0.003338</text:p>
              </table:table-cell>
              <table:table-cell office:value-type="float" office:value="0.9904">
                <text:p>0.9904</text:p>
              </table:table-cell>
              <table:table-cell office:value-type="float" office:value="0.5336">
                <text:p>0.5336</text:p>
              </table:table-cell>
              <table:table-cell office:value-type="float" office:value="0">
                <text:p>0</text:p>
              </table:table-cell>
              <table:table-cell office:value-type="float" office:value="0.00008246">
                <text:p>0.00008246</text:p>
              </table:table-cell>
              <table:table-cell office:value-type="float" office:value="0.2722">
                <text:p>0.2722</text:p>
              </table:table-cell>
              <table:table-cell office:value-type="float" office:value="0.08007">
                <text:p>0.08007</text:p>
              </table:table-cell>
              <table:table-cell office:value-type="float" office:value="1.87635246">
                <text:p>1.876352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682">
                <text:p>1.682</text:p>
              </table:table-cell>
              <table:table-cell office:value-type="float" office:value="0.002983">
                <text:p>0.002983</text:p>
              </table:table-cell>
              <table:table-cell office:value-type="float" office:value="0.8096">
                <text:p>0.8096</text:p>
              </table:table-cell>
              <table:table-cell office:value-type="float" office:value="0.5253">
                <text:p>0.5253</text:p>
              </table:table-cell>
              <table:table-cell office:value-type="float" office:value="0">
                <text:p>0</text:p>
              </table:table-cell>
              <table:table-cell office:value-type="float" office:value="0.0005584">
                <text:p>0.0005584</text:p>
              </table:table-cell>
              <table:table-cell office:value-type="float" office:value="0.2918">
                <text:p>0.2918</text:p>
              </table:table-cell>
              <table:table-cell office:value-type="float" office:value="0.05209">
                <text:p>0.05209</text:p>
              </table:table-cell>
              <table:table-cell office:value-type="float" office:value="1.6793484">
                <text:p>1.67934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662">
                <text:p>1.662</text:p>
              </table:table-cell>
              <table:table-cell office:value-type="float" office:value="0.003091">
                <text:p>0.003091</text:p>
              </table:table-cell>
              <table:table-cell office:value-type="float" office:value="0.8875">
                <text:p>0.8875</text:p>
              </table:table-cell>
              <table:table-cell office:value-type="float" office:value="0.4433">
                <text:p>0.4433</text:p>
              </table:table-cell>
              <table:table-cell office:value-type="float" office:value="0">
                <text:p>0</text:p>
              </table:table-cell>
              <table:table-cell office:value-type="float" office:value="0.0005525">
                <text:p>0.0005525</text:p>
              </table:table-cell>
              <table:table-cell office:value-type="float" office:value="0.2853">
                <text:p>0.2853</text:p>
              </table:table-cell>
              <table:table-cell office:value-type="float" office:value="0.04276">
                <text:p>0.04276</text:p>
              </table:table-cell>
              <table:table-cell office:value-type="float" office:value="1.6594125">
                <text:p>1.6594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84">
                <text:p>1.84</text:p>
              </table:table-cell>
              <table:table-cell office:value-type="float" office:value="0.00169">
                <text:p>0.00169</text:p>
              </table:table-cell>
              <table:table-cell office:value-type="float" office:value="0.9162">
                <text:p>0.9162</text:p>
              </table:table-cell>
              <table:table-cell office:value-type="float" office:value="0.5058">
                <text:p>0.5058</text:p>
              </table:table-cell>
              <table:table-cell office:value-type="float" office:value="0">
                <text:p>0</text:p>
              </table:table-cell>
              <table:table-cell office:value-type="float" office:value="0.0002306">
                <text:p>0.0002306</text:p>
              </table:table-cell>
              <table:table-cell office:value-type="float" office:value="0.3543">
                <text:p>0.3543</text:p>
              </table:table-cell>
              <table:table-cell office:value-type="float" office:value="0.06192">
                <text:p>0.06192</text:p>
              </table:table-cell>
              <table:table-cell office:value-type="float" office:value="1.8384506">
                <text:p>1.83845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553">
                <text:p>1.553</text:p>
              </table:table-cell>
              <table:table-cell office:value-type="float" office:value="0.001427">
                <text:p>0.001427</text:p>
              </table:table-cell>
              <table:table-cell office:value-type="float" office:value="0.8298">
                <text:p>0.8298</text:p>
              </table:table-cell>
              <table:table-cell office:value-type="float" office:value="0.4184">
                <text:p>0.4184</text:p>
              </table:table-cell>
              <table:table-cell office:value-type="float" office:value="0">
                <text:p>0</text:p>
              </table:table-cell>
              <table:table-cell office:value-type="float" office:value="0.0003318">
                <text:p>0.0003318</text:p>
              </table:table-cell>
              <table:table-cell office:value-type="float" office:value="0.2398">
                <text:p>0.2398</text:p>
              </table:table-cell>
              <table:table-cell office:value-type="float" office:value="0.06341">
                <text:p>0.06341</text:p>
              </table:table-cell>
              <table:table-cell office:value-type="float" office:value="1.5517418">
                <text:p>1.55174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723">
                <text:p>1.723</text:p>
              </table:table-cell>
              <table:table-cell office:value-type="float" office:value="0.002248">
                <text:p>0.002248</text:p>
              </table:table-cell>
              <table:table-cell office:value-type="float" office:value="0.942">
                <text:p>0.942</text:p>
              </table:table-cell>
              <table:table-cell office:value-type="float" office:value="0.4653">
                <text:p>0.4653</text:p>
              </table:table-cell>
              <table:table-cell office:value-type="float" office:value="0">
                <text:p>0</text:p>
              </table:table-cell>
              <table:table-cell office:value-type="float" office:value="0.001006">
                <text:p>0.001006</text:p>
              </table:table-cell>
              <table:table-cell office:value-type="float" office:value="0.2614">
                <text:p>0.2614</text:p>
              </table:table-cell>
              <table:table-cell office:value-type="float" office:value="0.05111">
                <text:p>0.05111</text:p>
              </table:table-cell>
              <table:table-cell office:value-type="float" office:value="1.720816">
                <text:p>1.7208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.63">
                <text:p>1.63</text:p>
              </table:table-cell>
              <table:table-cell office:value-type="float" office:value="0.00307">
                <text:p>0.00307</text:p>
              </table:table-cell>
              <table:table-cell office:value-type="float" office:value="0.7973">
                <text:p>0.7973</text:p>
              </table:table-cell>
              <table:table-cell office:value-type="float" office:value="0.4477">
                <text:p>0.4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19">
                <text:p>0.2919</text:p>
              </table:table-cell>
              <table:table-cell office:value-type="float" office:value="0.09049">
                <text:p>0.09049</text:p>
              </table:table-cell>
              <table:table-cell office:value-type="float" office:value="1.62739">
                <text:p>1.627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639">
                <text:p>1.639</text:p>
              </table:table-cell>
              <table:table-cell office:value-type="float" office:value="0.001575">
                <text:p>0.001575</text:p>
              </table:table-cell>
              <table:table-cell office:value-type="float" office:value="0.92">
                <text:p>0.92</text:p>
              </table:table-cell>
              <table:table-cell office:value-type="float" office:value="0.3614">
                <text:p>0.3614</text:p>
              </table:table-cell>
              <table:table-cell office:value-type="float" office:value="0">
                <text:p>0</text:p>
              </table:table-cell>
              <table:table-cell office:value-type="float" office:value="0.0005408">
                <text:p>0.0005408</text:p>
              </table:table-cell>
              <table:table-cell office:value-type="float" office:value="0.3106">
                <text:p>0.3106</text:p>
              </table:table-cell>
              <table:table-cell office:value-type="float" office:value="0.04487">
                <text:p>0.04487</text:p>
              </table:table-cell>
              <table:table-cell office:value-type="float" office:value="1.6374108">
                <text:p>1.63741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58">
                <text:p>1.58</text:p>
              </table:table-cell>
              <table:table-cell office:value-type="float" office:value="0.001856">
                <text:p>0.001856</text:p>
              </table:table-cell>
              <table:table-cell office:value-type="float" office:value="0.7104">
                <text:p>0.7104</text:p>
              </table:table-cell>
              <table:table-cell office:value-type="float" office:value="0.5065">
                <text:p>0.5065</text:p>
              </table:table-cell>
              <table:table-cell office:value-type="float" office:value="0">
                <text:p>0</text:p>
              </table:table-cell>
              <table:table-cell office:value-type="float" office:value="0.00002853">
                <text:p>0.00002853</text:p>
              </table:table-cell>
              <table:table-cell office:value-type="float" office:value="0.2805">
                <text:p>0.2805</text:p>
              </table:table-cell>
              <table:table-cell office:value-type="float" office:value="0.08076">
                <text:p>0.08076</text:p>
              </table:table-cell>
              <table:table-cell office:value-type="float" office:value="1.57818853">
                <text:p>1.578188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684">
                <text:p>1.684</text:p>
              </table:table-cell>
              <table:table-cell office:value-type="float" office:value="0.002086">
                <text:p>0.002086</text:p>
              </table:table-cell>
              <table:table-cell office:value-type="float" office:value="0.8575">
                <text:p>0.8575</text:p>
              </table:table-cell>
              <table:table-cell office:value-type="float" office:value="0.4946">
                <text:p>0.4946</text:p>
              </table:table-cell>
              <table:table-cell office:value-type="float" office:value="0">
                <text:p>0</text:p>
              </table:table-cell>
              <table:table-cell office:value-type="float" office:value="0.0001738">
                <text:p>0.0001738</text:p>
              </table:table-cell>
              <table:table-cell office:value-type="float" office:value="0.2552">
                <text:p>0.2552</text:p>
              </table:table-cell>
              <table:table-cell office:value-type="float" office:value="0.07409">
                <text:p>0.07409</text:p>
              </table:table-cell>
              <table:table-cell office:value-type="float" office:value="1.6815638">
                <text:p>1.68156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552">
                <text:p>1.552</text:p>
              </table:table-cell>
              <table:table-cell office:value-type="float" office:value="0.001525">
                <text:p>0.001525</text:p>
              </table:table-cell>
              <table:table-cell office:value-type="float" office:value="0.7837">
                <text:p>0.7837</text:p>
              </table:table-cell>
              <table:table-cell office:value-type="float" office:value="0.4728">
                <text:p>0.4728</text:p>
              </table:table-cell>
              <table:table-cell office:value-type="float" office:value="0">
                <text:p>0</text:p>
              </table:table-cell>
              <table:table-cell office:value-type="float" office:value="0.0003798">
                <text:p>0.0003798</text:p>
              </table:table-cell>
              <table:table-cell office:value-type="float" office:value="0.2198">
                <text:p>0.2198</text:p>
              </table:table-cell>
              <table:table-cell office:value-type="float" office:value="0.07377">
                <text:p>0.07377</text:p>
              </table:table-cell>
              <table:table-cell office:value-type="float" office:value="1.5504498">
                <text:p>1.55044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392">
                <text:p>1.392</text:p>
              </table:table-cell>
              <table:table-cell office:value-type="float" office:value="0.001723">
                <text:p>0.001723</text:p>
              </table:table-cell>
              <table:table-cell office:value-type="float" office:value="0.6953">
                <text:p>0.6953</text:p>
              </table:table-cell>
              <table:table-cell office:value-type="float" office:value="0.3855">
                <text:p>0.3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14">
                <text:p>0.2614</text:p>
              </table:table-cell>
              <table:table-cell office:value-type="float" office:value="0.04765">
                <text:p>0.04765</text:p>
              </table:table-cell>
              <table:table-cell office:value-type="float" office:value="1.38985">
                <text:p>1.389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497">
                <text:p>1.497</text:p>
              </table:table-cell>
              <table:table-cell office:value-type="float" office:value="0.001619">
                <text:p>0.001619</text:p>
              </table:table-cell>
              <table:table-cell office:value-type="float" office:value="0.6973">
                <text:p>0.6973</text:p>
              </table:table-cell>
              <table:table-cell office:value-type="float" office:value="0.4694">
                <text:p>0.4694</text:p>
              </table:table-cell>
              <table:table-cell office:value-type="float" office:value="0">
                <text:p>0</text:p>
              </table:table-cell>
              <table:table-cell office:value-type="float" office:value="0.00006401">
                <text:p>0.00006401</text:p>
              </table:table-cell>
              <table:table-cell office:value-type="float" office:value="0.2809">
                <text:p>0.2809</text:p>
              </table:table-cell>
              <table:table-cell office:value-type="float" office:value="0.04741">
                <text:p>0.04741</text:p>
              </table:table-cell>
              <table:table-cell office:value-type="float" office:value="1.49507401">
                <text:p>1.495074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507">
                <text:p>1.507</text:p>
              </table:table-cell>
              <table:table-cell office:value-type="float" office:value="0.001619">
                <text:p>0.001619</text:p>
              </table:table-cell>
              <table:table-cell office:value-type="float" office:value="0.7327">
                <text:p>0.7327</text:p>
              </table:table-cell>
              <table:table-cell office:value-type="float" office:value="0.4352">
                <text:p>0.4352</text:p>
              </table:table-cell>
              <table:table-cell office:value-type="float" office:value="0">
                <text:p>0</text:p>
              </table:table-cell>
              <table:table-cell office:value-type="float" office:value="0.00004921">
                <text:p>0.00004921</text:p>
              </table:table-cell>
              <table:table-cell office:value-type="float" office:value="0.2749">
                <text:p>0.2749</text:p>
              </table:table-cell>
              <table:table-cell office:value-type="float" office:value="0.06223">
                <text:p>0.06223</text:p>
              </table:table-cell>
              <table:table-cell office:value-type="float" office:value="1.50507921">
                <text:p>1.505079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487">
                <text:p>1.487</text:p>
              </table:table-cell>
              <table:table-cell office:value-type="float" office:value="0.002272">
                <text:p>0.002272</text:p>
              </table:table-cell>
              <table:table-cell office:value-type="float" office:value="0.6316">
                <text:p>0.6316</text:p>
              </table:table-cell>
              <table:table-cell office:value-type="float" office:value="0.5348">
                <text:p>0.5348</text:p>
              </table:table-cell>
              <table:table-cell office:value-type="float" office:value="0">
                <text:p>0</text:p>
              </table:table-cell>
              <table:table-cell office:value-type="float" office:value="0.0003098">
                <text:p>0.0003098</text:p>
              </table:table-cell>
              <table:table-cell office:value-type="float" office:value="0.26">
                <text:p>0.26</text:p>
              </table:table-cell>
              <table:table-cell office:value-type="float" office:value="0.05817">
                <text:p>0.05817</text:p>
              </table:table-cell>
              <table:table-cell office:value-type="float" office:value="1.4848798">
                <text:p>1.48487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.491">
                <text:p>1.491</text:p>
              </table:table-cell>
              <table:table-cell office:value-type="float" office:value="0.001706">
                <text:p>0.001706</text:p>
              </table:table-cell>
              <table:table-cell office:value-type="float" office:value="0.7038">
                <text:p>0.7038</text:p>
              </table:table-cell>
              <table:table-cell office:value-type="float" office:value="0.4788">
                <text:p>0.4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53">
                <text:p>0.2253</text:p>
              </table:table-cell>
              <table:table-cell office:value-type="float" office:value="0.0811">
                <text:p>0.0811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.467">
                <text:p>1.467</text:p>
              </table:table-cell>
              <table:table-cell office:value-type="float" office:value="0.0008807">
                <text:p>0.0008807</text:p>
              </table:table-cell>
              <table:table-cell office:value-type="float" office:value="0.667">
                <text:p>0.667</text:p>
              </table:table-cell>
              <table:table-cell office:value-type="float" office:value="0.5026">
                <text:p>0.5026</text:p>
              </table:table-cell>
              <table:table-cell office:value-type="float" office:value="0">
                <text:p>0</text:p>
              </table:table-cell>
              <table:table-cell office:value-type="float" office:value="0.00001187">
                <text:p>0.00001187</text:p>
              </table:table-cell>
              <table:table-cell office:value-type="float" office:value="0.2589">
                <text:p>0.2589</text:p>
              </table:table-cell>
              <table:table-cell office:value-type="float" office:value="0.03722">
                <text:p>0.03722</text:p>
              </table:table-cell>
              <table:table-cell office:value-type="float" office:value="1.46573187">
                <text:p>1.465731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347">
                <text:p>1.347</text:p>
              </table:table-cell>
              <table:table-cell office:value-type="float" office:value="0.00116">
                <text:p>0.00116</text:p>
              </table:table-cell>
              <table:table-cell office:value-type="float" office:value="0.5393">
                <text:p>0.5393</text:p>
              </table:table-cell>
              <table:table-cell office:value-type="float" office:value="0.4742">
                <text:p>0.4742</text:p>
              </table:table-cell>
              <table:table-cell office:value-type="float" office:value="0">
                <text:p>0</text:p>
              </table:table-cell>
              <table:table-cell office:value-type="float" office:value="0.0001507">
                <text:p>0.0001507</text:p>
              </table:table-cell>
              <table:table-cell office:value-type="float" office:value="0.2545">
                <text:p>0.2545</text:p>
              </table:table-cell>
              <table:table-cell office:value-type="float" office:value="0.07746">
                <text:p>0.07746</text:p>
              </table:table-cell>
              <table:table-cell office:value-type="float" office:value="1.3456107">
                <text:p>1.34561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043">
                <text:p>1.043</text:p>
              </table:table-cell>
              <table:table-cell office:value-type="float" office:value="0.001329">
                <text:p>0.001329</text:p>
              </table:table-cell>
              <table:table-cell office:value-type="float" office:value="0.4331">
                <text:p>0.4331</text:p>
              </table:table-cell>
              <table:table-cell office:value-type="float" office:value="0.3364">
                <text:p>0.3364</text:p>
              </table:table-cell>
              <table:table-cell office:value-type="float" office:value="0">
                <text:p>0</text:p>
              </table:table-cell>
              <table:table-cell office:value-type="float" office:value="0.0001675">
                <text:p>0.0001675</text:p>
              </table:table-cell>
              <table:table-cell office:value-type="float" office:value="0.227">
                <text:p>0.227</text:p>
              </table:table-cell>
              <table:table-cell office:value-type="float" office:value="0.04505">
                <text:p>0.04505</text:p>
              </table:table-cell>
              <table:table-cell office:value-type="float" office:value="1.0417175">
                <text:p>1.04171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.112">
                <text:p>1.112</text:p>
              </table:table-cell>
              <table:table-cell office:value-type="float" office:value="0.001627">
                <text:p>0.001627</text:p>
              </table:table-cell>
              <table:table-cell office:value-type="float" office:value="0.4184">
                <text:p>0.4184</text:p>
              </table:table-cell>
              <table:table-cell office:value-type="float" office:value="0.3889">
                <text:p>0.3889</text:p>
              </table:table-cell>
              <table:table-cell office:value-type="float" office:value="0">
                <text:p>0</text:p>
              </table:table-cell>
              <table:table-cell office:value-type="float" office:value="0.0001753">
                <text:p>0.0001753</text:p>
              </table:table-cell>
              <table:table-cell office:value-type="float" office:value="0.2347">
                <text:p>0.2347</text:p>
              </table:table-cell>
              <table:table-cell office:value-type="float" office:value="0.06807">
                <text:p>0.06807</text:p>
              </table:table-cell>
              <table:table-cell office:value-type="float" office:value="1.1102453">
                <text:p>1.11024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246">
                <text:p>1.246</text:p>
              </table:table-cell>
              <table:table-cell office:value-type="float" office:value="0.001375">
                <text:p>0.001375</text:p>
              </table:table-cell>
              <table:table-cell office:value-type="float" office:value="0.4961">
                <text:p>0.4961</text:p>
              </table:table-cell>
              <table:table-cell office:value-type="float" office:value="0.4784">
                <text:p>0.4784</text:p>
              </table:table-cell>
              <table:table-cell office:value-type="float" office:value="0">
                <text:p>0</text:p>
              </table:table-cell>
              <table:table-cell office:value-type="float" office:value="0.000154">
                <text:p>0.000154</text:p>
              </table:table-cell>
              <table:table-cell office:value-type="float" office:value="0.2022">
                <text:p>0.2022</text:p>
              </table:table-cell>
              <table:table-cell office:value-type="float" office:value="0.06764">
                <text:p>0.06764</text:p>
              </table:table-cell>
              <table:table-cell office:value-type="float" office:value="1.244494">
                <text:p>1.2444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.153">
                <text:p>1.153</text:p>
              </table:table-cell>
              <table:table-cell office:value-type="float" office:value="0.002038">
                <text:p>0.002038</text:p>
              </table:table-cell>
              <table:table-cell office:value-type="float" office:value="0.4347">
                <text:p>0.4347</text:p>
              </table:table-cell>
              <table:table-cell office:value-type="float" office:value="0.4285">
                <text:p>0.4285</text:p>
              </table:table-cell>
              <table:table-cell office:value-type="float" office:value="0">
                <text:p>0</text:p>
              </table:table-cell>
              <table:table-cell office:value-type="float" office:value="0.0008332">
                <text:p>0.0008332</text:p>
              </table:table-cell>
              <table:table-cell office:value-type="float" office:value="0.248">
                <text:p>0.248</text:p>
              </table:table-cell>
              <table:table-cell office:value-type="float" office:value="0.03844">
                <text:p>0.03844</text:p>
              </table:table-cell>
              <table:table-cell office:value-type="float" office:value="1.1504732">
                <text:p>1.15047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.137">
                <text:p>1.137</text:p>
              </table:table-cell>
              <table:table-cell office:value-type="float" office:value="0.0009998">
                <text:p>0.0009998</text:p>
              </table:table-cell>
              <table:table-cell office:value-type="float" office:value="0.3593">
                <text:p>0.3593</text:p>
              </table:table-cell>
              <table:table-cell office:value-type="float" office:value="0.4007">
                <text:p>0.4007</text:p>
              </table:table-cell>
              <table:table-cell office:value-type="float" office:value="0">
                <text:p>0</text:p>
              </table:table-cell>
              <table:table-cell office:value-type="float" office:value="0.0003279">
                <text:p>0.0003279</text:p>
              </table:table-cell>
              <table:table-cell office:value-type="float" office:value="0.3136">
                <text:p>0.3136</text:p>
              </table:table-cell>
              <table:table-cell office:value-type="float" office:value="0.06168">
                <text:p>0.06168</text:p>
              </table:table-cell>
              <table:table-cell office:value-type="float" office:value="1.1356079">
                <text:p>1.13560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096">
                <text:p>1.096</text:p>
              </table:table-cell>
              <table:table-cell office:value-type="float" office:value="0.0007938">
                <text:p>0.0007938</text:p>
              </table:table-cell>
              <table:table-cell office:value-type="float" office:value="0.3476">
                <text:p>0.3476</text:p>
              </table:table-cell>
              <table:table-cell office:value-type="float" office:value="0.4089">
                <text:p>0.4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97">
                <text:p>0.2497</text:p>
              </table:table-cell>
              <table:table-cell office:value-type="float" office:value="0.08907">
                <text:p>0.08907</text:p>
              </table:table-cell>
              <table:table-cell office:value-type="float" office:value="1.09527">
                <text:p>1.095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141">
                <text:p>1.141</text:p>
              </table:table-cell>
              <table:table-cell office:value-type="float" office:value="0.0002721">
                <text:p>0.0002721</text:p>
              </table:table-cell>
              <table:table-cell office:value-type="float" office:value="0.3817">
                <text:p>0.3817</text:p>
              </table:table-cell>
              <table:table-cell office:value-type="float" office:value="0.4576">
                <text:p>0.4576</text:p>
              </table:table-cell>
              <table:table-cell office:value-type="float" office:value="0">
                <text:p>0</text:p>
              </table:table-cell>
              <table:table-cell office:value-type="float" office:value="0.0009006">
                <text:p>0.0009006</text:p>
              </table:table-cell>
              <table:table-cell office:value-type="float" office:value="0.2412">
                <text:p>0.2412</text:p>
              </table:table-cell>
              <table:table-cell office:value-type="float" office:value="0.05955">
                <text:p>0.05955</text:p>
              </table:table-cell>
              <table:table-cell office:value-type="float" office:value="1.1409506">
                <text:p>1.14095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021">
                <text:p>1.021</text:p>
              </table:table-cell>
              <table:table-cell office:value-type="float" office:value="0.001118">
                <text:p>0.001118</text:p>
              </table:table-cell>
              <table:table-cell office:value-type="float" office:value="0.3052">
                <text:p>0.3052</text:p>
              </table:table-cell>
              <table:table-cell office:value-type="float" office:value="0.4314">
                <text:p>0.4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06">
                <text:p>0.2206</text:p>
              </table:table-cell>
              <table:table-cell office:value-type="float" office:value="0.06291">
                <text:p>0.06291</text:p>
              </table:table-cell>
              <table:table-cell office:value-type="float" office:value="1.02011">
                <text:p>1.020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003">
                <text:p>1.003</text:p>
              </table:table-cell>
              <table:table-cell office:value-type="float" office:value="0.0008847">
                <text:p>0.0008847</text:p>
              </table:table-cell>
              <table:table-cell office:value-type="float" office:value="0.2989">
                <text:p>0.2989</text:p>
              </table:table-cell>
              <table:table-cell office:value-type="float" office:value="0.4167">
                <text:p>0.4167</text:p>
              </table:table-cell>
              <table:table-cell office:value-type="float" office:value="0">
                <text:p>0</text:p>
              </table:table-cell>
              <table:table-cell office:value-type="float" office:value="0.0007834">
                <text:p>0.0007834</text:p>
              </table:table-cell>
              <table:table-cell office:value-type="float" office:value="0.1981">
                <text:p>0.1981</text:p>
              </table:table-cell>
              <table:table-cell office:value-type="float" office:value="0.08795">
                <text:p>0.08795</text:p>
              </table:table-cell>
              <table:table-cell office:value-type="float" office:value="1.0024334">
                <text:p>1.00243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9883">
                <text:p>0.9883</text:p>
              </table:table-cell>
              <table:table-cell office:value-type="float" office:value="0.0001664">
                <text:p>0.0001664</text:p>
              </table:table-cell>
              <table:table-cell office:value-type="float" office:value="0.2456">
                <text:p>0.2456</text:p>
              </table:table-cell>
              <table:table-cell office:value-type="float" office:value="0.4981">
                <text:p>0.4981</text:p>
              </table:table-cell>
              <table:table-cell office:value-type="float" office:value="0">
                <text:p>0</text:p>
              </table:table-cell>
              <table:table-cell office:value-type="float" office:value="0.0003348">
                <text:p>0.0003348</text:p>
              </table:table-cell>
              <table:table-cell office:value-type="float" office:value="0.2124">
                <text:p>0.2124</text:p>
              </table:table-cell>
              <table:table-cell office:value-type="float" office:value="0.03164">
                <text:p>0.03164</text:p>
              </table:table-cell>
              <table:table-cell office:value-type="float" office:value="0.9880748">
                <text:p>0.98807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9229">
                <text:p>0.9229</text:p>
              </table:table-cell>
              <table:table-cell office:value-type="float" office:value="0.0005028">
                <text:p>0.0005028</text:p>
              </table:table-cell>
              <table:table-cell office:value-type="float" office:value="0.2656">
                <text:p>0.2656</text:p>
              </table:table-cell>
              <table:table-cell office:value-type="float" office:value="0.4041">
                <text:p>0.4041</text:p>
              </table:table-cell>
              <table:table-cell office:value-type="float" office:value="0">
                <text:p>0</text:p>
              </table:table-cell>
              <table:table-cell office:value-type="float" office:value="0.00008041">
                <text:p>0.00008041</text:p>
              </table:table-cell>
              <table:table-cell office:value-type="float" office:value="0.2073">
                <text:p>0.2073</text:p>
              </table:table-cell>
              <table:table-cell office:value-type="float" office:value="0.04524">
                <text:p>0.04524</text:p>
              </table:table-cell>
              <table:table-cell office:value-type="float" office:value="0.92232041">
                <text:p>0.922320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885">
                <text:p>0.885</text:p>
              </table:table-cell>
              <table:table-cell office:value-type="float" office:value="0.00006531">
                <text:p>0.00006531</text:p>
              </table:table-cell>
              <table:table-cell office:value-type="float" office:value="0.2522">
                <text:p>0.2522</text:p>
              </table:table-cell>
              <table:table-cell office:value-type="float" office:value="0.3689">
                <text:p>0.3689</text:p>
              </table:table-cell>
              <table:table-cell office:value-type="float" office:value="0">
                <text:p>0</text:p>
              </table:table-cell>
              <table:table-cell office:value-type="float" office:value="0.0004562">
                <text:p>0.0004562</text:p>
              </table:table-cell>
              <table:table-cell office:value-type="float" office:value="0.2188">
                <text:p>0.2188</text:p>
              </table:table-cell>
              <table:table-cell office:value-type="float" office:value="0.04456">
                <text:p>0.04456</text:p>
              </table:table-cell>
              <table:table-cell office:value-type="float" office:value="0.8849162">
                <text:p>0.88491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969">
                <text:p>0.9969</text:p>
              </table:table-cell>
              <table:table-cell office:value-type="float" office:value="0.001229">
                <text:p>0.001229</text:p>
              </table:table-cell>
              <table:table-cell office:value-type="float" office:value="0.3038">
                <text:p>0.3038</text:p>
              </table:table-cell>
              <table:table-cell office:value-type="float" office:value="0.4133">
                <text:p>0.4133</text:p>
              </table:table-cell>
              <table:table-cell office:value-type="float" office:value="0">
                <text:p>0</text:p>
              </table:table-cell>
              <table:table-cell office:value-type="float" office:value="0.0003383">
                <text:p>0.0003383</text:p>
              </table:table-cell>
              <table:table-cell office:value-type="float" office:value="0.2312">
                <text:p>0.2312</text:p>
              </table:table-cell>
              <table:table-cell office:value-type="float" office:value="0.04698">
                <text:p>0.04698</text:p>
              </table:table-cell>
              <table:table-cell office:value-type="float" office:value="0.9956183">
                <text:p>0.9956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9602">
                <text:p>0.9602</text:p>
              </table:table-cell>
              <table:table-cell office:value-type="float" office:value="0.0005929">
                <text:p>0.0005929</text:p>
              </table:table-cell>
              <table:table-cell office:value-type="float" office:value="0.3133">
                <text:p>0.3133</text:p>
              </table:table-cell>
              <table:table-cell office:value-type="float" office:value="0.3663">
                <text:p>0.3663</text:p>
              </table:table-cell>
              <table:table-cell office:value-type="float" office:value="0">
                <text:p>0</text:p>
              </table:table-cell>
              <table:table-cell office:value-type="float" office:value="0.0001301">
                <text:p>0.0001301</text:p>
              </table:table-cell>
              <table:table-cell office:value-type="float" office:value="0.2157">
                <text:p>0.2157</text:p>
              </table:table-cell>
              <table:table-cell office:value-type="float" office:value="0.06418">
                <text:p>0.06418</text:p>
              </table:table-cell>
              <table:table-cell office:value-type="float" office:value="0.9596101">
                <text:p>0.95961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945">
                <text:p>0.945</text:p>
              </table:table-cell>
              <table:table-cell office:value-type="float" office:value="0.0005938">
                <text:p>0.0005938</text:p>
              </table:table-cell>
              <table:table-cell office:value-type="float" office:value="0.2477">
                <text:p>0.2477</text:p>
              </table:table-cell>
              <table:table-cell office:value-type="float" office:value="0.4496">
                <text:p>0.4496</text:p>
              </table:table-cell>
              <table:table-cell office:value-type="float" office:value="0">
                <text:p>0</text:p>
              </table:table-cell>
              <table:table-cell office:value-type="float" office:value="0.0005097">
                <text:p>0.0005097</text:p>
              </table:table-cell>
              <table:table-cell office:value-type="float" office:value="0.195">
                <text:p>0.195</text:p>
              </table:table-cell>
              <table:table-cell office:value-type="float" office:value="0.05156">
                <text:p>0.05156</text:p>
              </table:table-cell>
              <table:table-cell office:value-type="float" office:value="0.9443697">
                <text:p>0.94436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079">
                <text:p>1.079</text:p>
              </table:table-cell>
              <table:table-cell office:value-type="float" office:value="0.0001535">
                <text:p>0.0001535</text:p>
              </table:table-cell>
              <table:table-cell office:value-type="float" office:value="0.2827">
                <text:p>0.2827</text:p>
              </table:table-cell>
              <table:table-cell office:value-type="float" office:value="0.4925">
                <text:p>0.4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72">
                <text:p>0.2672</text:p>
              </table:table-cell>
              <table:table-cell office:value-type="float" office:value="0.03598">
                <text:p>0.03598</text:p>
              </table:table-cell>
              <table:table-cell office:value-type="float" office:value="1.07838">
                <text:p>1.078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8452">
                <text:p>0.8452</text:p>
              </table:table-cell>
              <table:table-cell office:value-type="float" office:value="0.000271">
                <text:p>0.000271</text:p>
              </table:table-cell>
              <table:table-cell office:value-type="float" office:value="0.1932">
                <text:p>0.1932</text:p>
              </table:table-cell>
              <table:table-cell office:value-type="float" office:value="0.4025">
                <text:p>0.4025</text:p>
              </table:table-cell>
              <table:table-cell office:value-type="float" office:value="0">
                <text:p>0</text:p>
              </table:table-cell>
              <table:table-cell office:value-type="float" office:value="0.0005046">
                <text:p>0.0005046</text:p>
              </table:table-cell>
              <table:table-cell office:value-type="float" office:value="0.1778">
                <text:p>0.1778</text:p>
              </table:table-cell>
              <table:table-cell office:value-type="float" office:value="0.071">
                <text:p>0.071</text:p>
              </table:table-cell>
              <table:table-cell office:value-type="float" office:value="0.8450046">
                <text:p>0.84500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8984">
                <text:p>0.8984</text:p>
              </table:table-cell>
              <table:table-cell office:value-type="float" office:value="0.00002907">
                <text:p>0.00002907</text:p>
              </table:table-cell>
              <table:table-cell office:value-type="float" office:value="0.1913">
                <text:p>0.1913</text:p>
              </table:table-cell>
              <table:table-cell office:value-type="float" office:value="0.4597">
                <text:p>0.4597</text:p>
              </table:table-cell>
              <table:table-cell office:value-type="float" office:value="0">
                <text:p>0</text:p>
              </table:table-cell>
              <table:table-cell office:value-type="float" office:value="0.0002711">
                <text:p>0.0002711</text:p>
              </table:table-cell>
              <table:table-cell office:value-type="float" office:value="0.2068">
                <text:p>0.2068</text:p>
              </table:table-cell>
              <table:table-cell office:value-type="float" office:value="0.04037">
                <text:p>0.04037</text:p>
              </table:table-cell>
              <table:table-cell office:value-type="float" office:value="0.8984411">
                <text:p>0.89844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024">
                <text:p>1.024</text:p>
              </table:table-cell>
              <table:table-cell office:value-type="float" office:value="0.0008498">
                <text:p>0.0008498</text:p>
              </table:table-cell>
              <table:table-cell office:value-type="float" office:value="0.3012">
                <text:p>0.3012</text:p>
              </table:table-cell>
              <table:table-cell office:value-type="float" office:value="0.4364">
                <text:p>0.4364</text:p>
              </table:table-cell>
              <table:table-cell office:value-type="float" office:value="0">
                <text:p>0</text:p>
              </table:table-cell>
              <table:table-cell office:value-type="float" office:value="0.0004327">
                <text:p>0.0004327</text:p>
              </table:table-cell>
              <table:table-cell office:value-type="float" office:value="0.2332">
                <text:p>0.2332</text:p>
              </table:table-cell>
              <table:table-cell office:value-type="float" office:value="0.05217">
                <text:p>0.05217</text:p>
              </table:table-cell>
              <table:table-cell office:value-type="float" office:value="1.0234027">
                <text:p>1.02340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9144">
                <text:p>0.9144</text:p>
              </table:table-cell>
              <table:table-cell office:value-type="float" office:value="0.0002135">
                <text:p>0.0002135</text:p>
              </table:table-cell>
              <table:table-cell office:value-type="float" office:value="0.2249">
                <text:p>0.2249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0004002">
                <text:p>0.0004002</text:p>
              </table:table-cell>
              <table:table-cell office:value-type="float" office:value="0.2129">
                <text:p>0.2129</text:p>
              </table:table-cell>
              <table:table-cell office:value-type="float" office:value="0.05591">
                <text:p>0.05591</text:p>
              </table:table-cell>
              <table:table-cell office:value-type="float" office:value="0.9141102">
                <text:p>0.91411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7793">
                <text:p>0.7793</text:p>
              </table:table-cell>
              <table:table-cell office:value-type="float" office:value="0.0002215">
                <text:p>0.0002215</text:p>
              </table:table-cell>
              <table:table-cell office:value-type="float" office:value="0.1882">
                <text:p>0.1882</text:p>
              </table:table-cell>
              <table:table-cell office:value-type="float" office:value="0.3748">
                <text:p>0.3748</text:p>
              </table:table-cell>
              <table:table-cell office:value-type="float" office:value="0">
                <text:p>0</text:p>
              </table:table-cell>
              <table:table-cell office:value-type="float" office:value="0.000106">
                <text:p>0.000106</text:p>
              </table:table-cell>
              <table:table-cell office:value-type="float" office:value="0.1799">
                <text:p>0.1799</text:p>
              </table:table-cell>
              <table:table-cell office:value-type="float" office:value="0.03603">
                <text:p>0.03603</text:p>
              </table:table-cell>
              <table:table-cell office:value-type="float" office:value="0.779036">
                <text:p>0.7790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774">
                <text:p>0.774</text:p>
              </table:table-cell>
              <table:table-cell office:value-type="float" office:value="0.0003363">
                <text:p>0.0003363</text:p>
              </table:table-cell>
              <table:table-cell office:value-type="float" office:value="0.09176">
                <text:p>0.09176</text:p>
              </table:table-cell>
              <table:table-cell office:value-type="float" office:value="0.3792">
                <text:p>0.3792</text:p>
              </table:table-cell>
              <table:table-cell office:value-type="float" office:value="0">
                <text:p>0</text:p>
              </table:table-cell>
              <table:table-cell office:value-type="float" office:value="0.0006395">
                <text:p>0.0006395</text:p>
              </table:table-cell>
              <table:table-cell office:value-type="float" office:value="0.2571">
                <text:p>0.2571</text:p>
              </table:table-cell>
              <table:table-cell office:value-type="float" office:value="0.04504">
                <text:p>0.04504</text:p>
              </table:table-cell>
              <table:table-cell office:value-type="float" office:value="0.7737395">
                <text:p>0.77373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8605">
                <text:p>0.8605</text:p>
              </table:table-cell>
              <table:table-cell office:value-type="float" office:value="0.0001408">
                <text:p>0.0001408</text:p>
              </table:table-cell>
              <table:table-cell office:value-type="float" office:value="0.1822">
                <text:p>0.1822</text:p>
              </table:table-cell>
              <table:table-cell office:value-type="float" office:value="0.4597">
                <text:p>0.4597</text:p>
              </table:table-cell>
              <table:table-cell office:value-type="float" office:value="0">
                <text:p>0</text:p>
              </table:table-cell>
              <table:table-cell office:value-type="float" office:value="0.0002766">
                <text:p>0.0002766</text:p>
              </table:table-cell>
              <table:table-cell office:value-type="float" office:value="0.165">
                <text:p>0.165</text:p>
              </table:table-cell>
              <table:table-cell office:value-type="float" office:value="0.05313">
                <text:p>0.05313</text:p>
              </table:table-cell>
              <table:table-cell office:value-type="float" office:value="0.8603066">
                <text:p>0.86030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8548">
                <text:p>0.8548</text:p>
              </table:table-cell>
              <table:table-cell office:value-type="float" office:value="0">
                <text:p>0</text:p>
              </table:table-cell>
              <table:table-cell office:value-type="float" office:value="0.2146">
                <text:p>0.2146</text:p>
              </table:table-cell>
              <table:table-cell office:value-type="float" office:value="0.3956">
                <text:p>0.3956</text:p>
              </table:table-cell>
              <table:table-cell office:value-type="float" office:value="0">
                <text:p>0</text:p>
              </table:table-cell>
              <table:table-cell office:value-type="float" office:value="0.0006466">
                <text:p>0.0006466</text:p>
              </table:table-cell>
              <table:table-cell office:value-type="float" office:value="0.1991">
                <text:p>0.1991</text:p>
              </table:table-cell>
              <table:table-cell office:value-type="float" office:value="0.04491">
                <text:p>0.04491</text:p>
              </table:table-cell>
              <table:table-cell office:value-type="float" office:value="0.8548566">
                <text:p>0.85485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8409">
                <text:p>0.8409</text:p>
              </table:table-cell>
              <table:table-cell office:value-type="float" office:value="0.0002568">
                <text:p>0.0002568</text:p>
              </table:table-cell>
              <table:table-cell office:value-type="float" office:value="0.1312">
                <text:p>0.1312</text:p>
              </table:table-cell>
              <table:table-cell office:value-type="float" office:value="0.4905">
                <text:p>0.4905</text:p>
              </table:table-cell>
              <table:table-cell office:value-type="float" office:value="0">
                <text:p>0</text:p>
              </table:table-cell>
              <table:table-cell office:value-type="float" office:value="0.0003246">
                <text:p>0.0003246</text:p>
              </table:table-cell>
              <table:table-cell office:value-type="float" office:value="0.1611">
                <text:p>0.1611</text:p>
              </table:table-cell>
              <table:table-cell office:value-type="float" office:value="0.0575">
                <text:p>0.0575</text:p>
              </table:table-cell>
              <table:table-cell office:value-type="float" office:value="0.8406246">
                <text:p>0.84062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8364">
                <text:p>0.8364</text:p>
              </table:table-cell>
              <table:table-cell office:value-type="float" office:value="0.00006529">
                <text:p>0.00006529</text:p>
              </table:table-cell>
              <table:table-cell office:value-type="float" office:value="0.1481">
                <text:p>0.1481</text:p>
              </table:table-cell>
              <table:table-cell office:value-type="float" office:value="0.4026">
                <text:p>0.4026</text:p>
              </table:table-cell>
              <table:table-cell office:value-type="float" office:value="0">
                <text:p>0</text:p>
              </table:table-cell>
              <table:table-cell office:value-type="float" office:value="0.0002487">
                <text:p>0.0002487</text:p>
              </table:table-cell>
              <table:table-cell office:value-type="float" office:value="0.244">
                <text:p>0.244</text:p>
              </table:table-cell>
              <table:table-cell office:value-type="float" office:value="0.04145">
                <text:p>0.04145</text:p>
              </table:table-cell>
              <table:table-cell office:value-type="float" office:value="0.8363987">
                <text:p>0.83639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891">
                <text:p>0.891</text:p>
              </table:table-cell>
              <table:table-cell office:value-type="float" office:value="0">
                <text:p>0</text:p>
              </table:table-cell>
              <table:table-cell office:value-type="float" office:value="0.112">
                <text:p>0.112</text:p>
              </table:table-cell>
              <table:table-cell office:value-type="float" office:value="0.4881">
                <text:p>0.4881</text:p>
              </table:table-cell>
              <table:table-cell office:value-type="float" office:value="0">
                <text:p>0</text:p>
              </table:table-cell>
              <table:table-cell office:value-type="float" office:value="0.0002282">
                <text:p>0.0002282</text:p>
              </table:table-cell>
              <table:table-cell office:value-type="float" office:value="0.2274">
                <text:p>0.2274</text:p>
              </table:table-cell>
              <table:table-cell office:value-type="float" office:value="0.06323">
                <text:p>0.06323</text:p>
              </table:table-cell>
              <table:table-cell office:value-type="float" office:value="0.8909582">
                <text:p>0.89095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9497">
                <text:p>0.9497</text:p>
              </table:table-cell>
              <table:table-cell office:value-type="float" office:value="0">
                <text:p>0</text:p>
              </table:table-cell>
              <table:table-cell office:value-type="float" office:value="0.1757">
                <text:p>0.1757</text:p>
              </table:table-cell>
              <table:table-cell office:value-type="float" office:value="0.4896">
                <text:p>0.4896</text:p>
              </table:table-cell>
              <table:table-cell office:value-type="float" office:value="0">
                <text:p>0</text:p>
              </table:table-cell>
              <table:table-cell office:value-type="float" office:value="0.0006375">
                <text:p>0.0006375</text:p>
              </table:table-cell>
              <table:table-cell office:value-type="float" office:value="0.2234">
                <text:p>0.2234</text:p>
              </table:table-cell>
              <table:table-cell office:value-type="float" office:value="0.06037">
                <text:p>0.06037</text:p>
              </table:table-cell>
              <table:table-cell office:value-type="float" office:value="0.9497075">
                <text:p>0.94970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646">
                <text:p>0.6646</text:p>
              </table:table-cell>
              <table:table-cell office:value-type="float" office:value="0.0001108">
                <text:p>0.0001108</text:p>
              </table:table-cell>
              <table:table-cell office:value-type="float" office:value="0.09302">
                <text:p>0.09302</text:p>
              </table:table-cell>
              <table:table-cell office:value-type="float" office:value="0.4005">
                <text:p>0.4005</text:p>
              </table:table-cell>
              <table:table-cell office:value-type="float" office:value="0">
                <text:p>0</text:p>
              </table:table-cell>
              <table:table-cell office:value-type="float" office:value="0.0002746">
                <text:p>0.0002746</text:p>
              </table:table-cell>
              <table:table-cell office:value-type="float" office:value="0.1477">
                <text:p>0.1477</text:p>
              </table:table-cell>
              <table:table-cell office:value-type="float" office:value="0.02302">
                <text:p>0.02302</text:p>
              </table:table-cell>
              <table:table-cell office:value-type="float" office:value="0.6645146">
                <text:p>0.66451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7873">
                <text:p>0.7873</text:p>
              </table:table-cell>
              <table:table-cell office:value-type="float" office:value="0.00001779">
                <text:p>0.00001779</text:p>
              </table:table-cell>
              <table:table-cell office:value-type="float" office:value="0.1329">
                <text:p>0.1329</text:p>
              </table:table-cell>
              <table:table-cell office:value-type="float" office:value="0.3749">
                <text:p>0.3749</text:p>
              </table:table-cell>
              <table:table-cell office:value-type="float" office:value="0">
                <text:p>0</text:p>
              </table:table-cell>
              <table:table-cell office:value-type="float" office:value="0.0006273">
                <text:p>0.0006273</text:p>
              </table:table-cell>
              <table:table-cell office:value-type="float" office:value="0.2226">
                <text:p>0.2226</text:p>
              </table:table-cell>
              <table:table-cell office:value-type="float" office:value="0.05619">
                <text:p>0.05619</text:p>
              </table:table-cell>
              <table:table-cell office:value-type="float" office:value="0.7872173">
                <text:p>0.78721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463">
                <text:p>0.6463</text:p>
              </table:table-cell>
              <table:table-cell office:value-type="float" office:value="0.0005125">
                <text:p>0.0005125</text:p>
              </table:table-cell>
              <table:table-cell office:value-type="float" office:value="0.1146">
                <text:p>0.1146</text:p>
              </table:table-cell>
              <table:table-cell office:value-type="float" office:value="0.3078">
                <text:p>0.3078</text:p>
              </table:table-cell>
              <table:table-cell office:value-type="float" office:value="0">
                <text:p>0</text:p>
              </table:table-cell>
              <table:table-cell office:value-type="float" office:value="0.0002505">
                <text:p>0.0002505</text:p>
              </table:table-cell>
              <table:table-cell office:value-type="float" office:value="0.1957">
                <text:p>0.1957</text:p>
              </table:table-cell>
              <table:table-cell office:value-type="float" office:value="0.02748">
                <text:p>0.02748</text:p>
              </table:table-cell>
              <table:table-cell office:value-type="float" office:value="0.6458305">
                <text:p>0.64583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8256">
                <text:p>0.8256</text:p>
              </table:table-cell>
              <table:table-cell office:value-type="float" office:value="0.0005284">
                <text:p>0.0005284</text:p>
              </table:table-cell>
              <table:table-cell office:value-type="float" office:value="0.1674">
                <text:p>0.1674</text:p>
              </table:table-cell>
              <table:table-cell office:value-type="float" office:value="0.4667">
                <text:p>0.4667</text:p>
              </table:table-cell>
              <table:table-cell office:value-type="float" office:value="0">
                <text:p>0</text:p>
              </table:table-cell>
              <table:table-cell office:value-type="float" office:value="0.00004367">
                <text:p>0.00004367</text:p>
              </table:table-cell>
              <table:table-cell office:value-type="float" office:value="0.1729">
                <text:p>0.1729</text:p>
              </table:table-cell>
              <table:table-cell office:value-type="float" office:value="0.01799">
                <text:p>0.01799</text:p>
              </table:table-cell>
              <table:table-cell office:value-type="float" office:value="0.82503367">
                <text:p>0.825033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9179">
                <text:p>0.9179</text:p>
              </table:table-cell>
              <table:table-cell office:value-type="float" office:value="0">
                <text:p>0</text:p>
              </table:table-cell>
              <table:table-cell office:value-type="float" office:value="0.1712">
                <text:p>0.1712</text:p>
              </table:table-cell>
              <table:table-cell office:value-type="float" office:value="0.4068">
                <text:p>0.4068</text:p>
              </table:table-cell>
              <table:table-cell office:value-type="float" office:value="0">
                <text:p>0</text:p>
              </table:table-cell>
              <table:table-cell office:value-type="float" office:value="0.0004534">
                <text:p>0.0004534</text:p>
              </table:table-cell>
              <table:table-cell office:value-type="float" office:value="0.2763">
                <text:p>0.2763</text:p>
              </table:table-cell>
              <table:table-cell office:value-type="float" office:value="0.06326">
                <text:p>0.06326</text:p>
              </table:table-cell>
              <table:table-cell office:value-type="float" office:value="0.9180134">
                <text:p>0.91801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8712">
                <text:p>0.8712</text:p>
              </table:table-cell>
              <table:table-cell office:value-type="float" office:value="0.0002917">
                <text:p>0.0002917</text:p>
              </table:table-cell>
              <table:table-cell office:value-type="float" office:value="0.2189">
                <text:p>0.2189</text:p>
              </table:table-cell>
              <table:table-cell office:value-type="float" office:value="0.4597">
                <text:p>0.4597</text:p>
              </table:table-cell>
              <table:table-cell office:value-type="float" office:value="0">
                <text:p>0</text:p>
              </table:table-cell>
              <table:table-cell office:value-type="float" office:value="0.0003525">
                <text:p>0.0003525</text:p>
              </table:table-cell>
              <table:table-cell office:value-type="float" office:value="0.1499">
                <text:p>0.1499</text:p>
              </table:table-cell>
              <table:table-cell office:value-type="float" office:value="0.04202">
                <text:p>0.04202</text:p>
              </table:table-cell>
              <table:table-cell office:value-type="float" office:value="0.8708725">
                <text:p>0.87087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7177">
                <text:p>0.7177</text:p>
              </table:table-cell>
              <table:table-cell office:value-type="float" office:value="0.000006265">
                <text:p>0.000006265</text:p>
              </table:table-cell>
              <table:table-cell office:value-type="float" office:value="0.1033">
                <text:p>0.1033</text:p>
              </table:table-cell>
              <table:table-cell office:value-type="float" office:value="0.4466">
                <text:p>0.4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29">
                <text:p>0.1129</text:p>
              </table:table-cell>
              <table:table-cell office:value-type="float" office:value="0.05485">
                <text:p>0.05485</text:p>
              </table:table-cell>
              <table:table-cell office:value-type="float" office:value="0.71765">
                <text:p>0.717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8725">
                <text:p>0.8725</text:p>
              </table:table-cell>
              <table:table-cell office:value-type="float" office:value="0.0001191">
                <text:p>0.0001191</text:p>
              </table:table-cell>
              <table:table-cell office:value-type="float" office:value="0.127">
                <text:p>0.127</text:p>
              </table:table-cell>
              <table:table-cell office:value-type="float" office:value="0.4809">
                <text:p>0.4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89">
                <text:p>0.1989</text:p>
              </table:table-cell>
              <table:table-cell office:value-type="float" office:value="0.06553">
                <text:p>0.06553</text:p>
              </table:table-cell>
              <table:table-cell office:value-type="float" office:value="0.87233">
                <text:p>0.872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8448">
                <text:p>0.8448</text:p>
              </table:table-cell>
              <table:table-cell office:value-type="float" office:value="0.000527">
                <text:p>0.000527</text:p>
              </table:table-cell>
              <table:table-cell office:value-type="float" office:value="0.1601">
                <text:p>0.1601</text:p>
              </table:table-cell>
              <table:table-cell office:value-type="float" office:value="0.4878">
                <text:p>0.4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01">
                <text:p>0.1701</text:p>
              </table:table-cell>
              <table:table-cell office:value-type="float" office:value="0.02638">
                <text:p>0.02638</text:p>
              </table:table-cell>
              <table:table-cell office:value-type="float" office:value="0.84438">
                <text:p>0.844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996">
                <text:p>0.7996</text:p>
              </table:table-cell>
              <table:table-cell office:value-type="float" office:value="0">
                <text:p>0</text:p>
              </table:table-cell>
              <table:table-cell office:value-type="float" office:value="0.1851">
                <text:p>0.1851</text:p>
              </table:table-cell>
              <table:table-cell office:value-type="float" office:value="0.4114">
                <text:p>0.4114</text:p>
              </table:table-cell>
              <table:table-cell office:value-type="float" office:value="0">
                <text:p>0</text:p>
              </table:table-cell>
              <table:table-cell office:value-type="float" office:value="0.0003213">
                <text:p>0.0003213</text:p>
              </table:table-cell>
              <table:table-cell office:value-type="float" office:value="0.1739">
                <text:p>0.1739</text:p>
              </table:table-cell>
              <table:table-cell office:value-type="float" office:value="0.0289">
                <text:p>0.0289</text:p>
              </table:table-cell>
              <table:table-cell office:value-type="float" office:value="0.7996213">
                <text:p>0.79962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8179">
                <text:p>0.8179</text:p>
              </table:table-cell>
              <table:table-cell office:value-type="float" office:value="0.00009495">
                <text:p>0.00009495</text:p>
              </table:table-cell>
              <table:table-cell office:value-type="float" office:value="0.2039">
                <text:p>0.2039</text:p>
              </table:table-cell>
              <table:table-cell office:value-type="float" office:value="0.3974">
                <text:p>0.3974</text:p>
              </table:table-cell>
              <table:table-cell office:value-type="float" office:value="0">
                <text:p>0</text:p>
              </table:table-cell>
              <table:table-cell office:value-type="float" office:value="0.0003096">
                <text:p>0.0003096</text:p>
              </table:table-cell>
              <table:table-cell office:value-type="float" office:value="0.163">
                <text:p>0.163</text:p>
              </table:table-cell>
              <table:table-cell office:value-type="float" office:value="0.05316">
                <text:p>0.05316</text:p>
              </table:table-cell>
              <table:table-cell office:value-type="float" office:value="0.8177696">
                <text:p>0.81776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8506">
                <text:p>0.8506</text:p>
              </table:table-cell>
              <table:table-cell office:value-type="float" office:value="0">
                <text:p>0</text:p>
              </table:table-cell>
              <table:table-cell office:value-type="float" office:value="0.1701">
                <text:p>0.1701</text:p>
              </table:table-cell>
              <table:table-cell office:value-type="float" office:value="0.4805">
                <text:p>0.4805</text:p>
              </table:table-cell>
              <table:table-cell office:value-type="float" office:value="0">
                <text:p>0</text:p>
              </table:table-cell>
              <table:table-cell office:value-type="float" office:value="0.0009501">
                <text:p>0.0009501</text:p>
              </table:table-cell>
              <table:table-cell office:value-type="float" office:value="0.1575">
                <text:p>0.1575</text:p>
              </table:table-cell>
              <table:table-cell office:value-type="float" office:value="0.04154">
                <text:p>0.04154</text:p>
              </table:table-cell>
              <table:table-cell office:value-type="float" office:value="0.8505901">
                <text:p>0.85059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9042">
                <text:p>0.9042</text:p>
              </table:table-cell>
              <table:table-cell office:value-type="float" office:value="0.0006083">
                <text:p>0.0006083</text:p>
              </table:table-cell>
              <table:table-cell office:value-type="float" office:value="0.2103">
                <text:p>0.2103</text:p>
              </table:table-cell>
              <table:table-cell office:value-type="float" office:value="0.4788">
                <text:p>0.4788</text:p>
              </table:table-cell>
              <table:table-cell office:value-type="float" office:value="0">
                <text:p>0</text:p>
              </table:table-cell>
              <table:table-cell office:value-type="float" office:value="0.0001559">
                <text:p>0.0001559</text:p>
              </table:table-cell>
              <table:table-cell office:value-type="float" office:value="0.1753">
                <text:p>0.1753</text:p>
              </table:table-cell>
              <table:table-cell office:value-type="float" office:value="0.03897">
                <text:p>0.03897</text:p>
              </table:table-cell>
              <table:table-cell office:value-type="float" office:value="0.9035259">
                <text:p>0.90352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7008">
                <text:p>0.7008</text:p>
              </table:table-cell>
              <table:table-cell office:value-type="float" office:value="0.0005939">
                <text:p>0.0005939</text:p>
              </table:table-cell>
              <table:table-cell office:value-type="float" office:value="0.1666">
                <text:p>0.1666</text:p>
              </table:table-cell>
              <table:table-cell office:value-type="float" office:value="0.3639">
                <text:p>0.3639</text:p>
              </table:table-cell>
              <table:table-cell office:value-type="float" office:value="0">
                <text:p>0</text:p>
              </table:table-cell>
              <table:table-cell office:value-type="float" office:value="0.0008883">
                <text:p>0.0008883</text:p>
              </table:table-cell>
              <table:table-cell office:value-type="float" office:value="0.1546">
                <text:p>0.1546</text:p>
              </table:table-cell>
              <table:table-cell office:value-type="float" office:value="0.01423">
                <text:p>0.01423</text:p>
              </table:table-cell>
              <table:table-cell office:value-type="float" office:value="0.7002183">
                <text:p>0.70021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7951">
                <text:p>0.7951</text:p>
              </table:table-cell>
              <table:table-cell office:value-type="float" office:value="0.0003028">
                <text:p>0.0003028</text:p>
              </table:table-cell>
              <table:table-cell office:value-type="float" office:value="0.1599">
                <text:p>0.1599</text:p>
              </table:table-cell>
              <table:table-cell office:value-type="float" office:value="0.4699">
                <text:p>0.4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5">
                <text:p>0.1425</text:p>
              </table:table-cell>
              <table:table-cell office:value-type="float" office:value="0.02245">
                <text:p>0.02245</text:p>
              </table:table-cell>
              <table:table-cell office:value-type="float" office:value="0.79475">
                <text:p>0.794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846">
                <text:p>0.846</text:p>
              </table:table-cell>
              <table:table-cell office:value-type="float" office:value="0.0004193">
                <text:p>0.0004193</text:p>
              </table:table-cell>
              <table:table-cell office:value-type="float" office:value="0.2362">
                <text:p>0.2362</text:p>
              </table:table-cell>
              <table:table-cell office:value-type="float" office:value="0.395">
                <text:p>0.395</text:p>
              </table:table-cell>
              <table:table-cell office:value-type="float" office:value="0">
                <text:p>0</text:p>
              </table:table-cell>
              <table:table-cell office:value-type="float" office:value="0.000006812">
                <text:p>0.000006812</text:p>
              </table:table-cell>
              <table:table-cell office:value-type="float" office:value="0.165">
                <text:p>0.165</text:p>
              </table:table-cell>
              <table:table-cell office:value-type="float" office:value="0.04938">
                <text:p>0.04938</text:p>
              </table:table-cell>
              <table:table-cell office:value-type="float" office:value="0.845586812">
                <text:p>0.8455868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9125">
                <text:p>0.9125</text:p>
              </table:table-cell>
              <table:table-cell office:value-type="float" office:value="0.0003836">
                <text:p>0.0003836</text:p>
              </table:table-cell>
              <table:table-cell office:value-type="float" office:value="0.2198">
                <text:p>0.2198</text:p>
              </table:table-cell>
              <table:table-cell office:value-type="float" office:value="0.4825">
                <text:p>0.4825</text:p>
              </table:table-cell>
              <table:table-cell office:value-type="float" office:value="0">
                <text:p>0</text:p>
              </table:table-cell>
              <table:table-cell office:value-type="float" office:value="0.0001464">
                <text:p>0.0001464</text:p>
              </table:table-cell>
              <table:table-cell office:value-type="float" office:value="0.1736">
                <text:p>0.1736</text:p>
              </table:table-cell>
              <table:table-cell office:value-type="float" office:value="0.03614">
                <text:p>0.03614</text:p>
              </table:table-cell>
              <table:table-cell office:value-type="float" office:value="0.9121864">
                <text:p>0.91218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7826">
                <text:p>0.7826</text:p>
              </table:table-cell>
              <table:table-cell office:value-type="float" office:value="0">
                <text:p>0</text:p>
              </table:table-cell>
              <table:table-cell office:value-type="float" office:value="0.1817">
                <text:p>0.1817</text:p>
              </table:table-cell>
              <table:table-cell office:value-type="float" office:value="0.4436">
                <text:p>0.4436</text:p>
              </table:table-cell>
              <table:table-cell office:value-type="float" office:value="0">
                <text:p>0</text:p>
              </table:table-cell>
              <table:table-cell office:value-type="float" office:value="0.0001572">
                <text:p>0.0001572</text:p>
              </table:table-cell>
              <table:table-cell office:value-type="float" office:value="0.1365">
                <text:p>0.1365</text:p>
              </table:table-cell>
              <table:table-cell office:value-type="float" office:value="0.02069">
                <text:p>0.02069</text:p>
              </table:table-cell>
              <table:table-cell office:value-type="float" office:value="0.7826472">
                <text:p>0.78264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046">
                <text:p>1.046</text:p>
              </table:table-cell>
              <table:table-cell office:value-type="float" office:value="0.0002981">
                <text:p>0.0002981</text:p>
              </table:table-cell>
              <table:table-cell office:value-type="float" office:value="0.2486">
                <text:p>0.2486</text:p>
              </table:table-cell>
              <table:table-cell office:value-type="float" office:value="0.5493">
                <text:p>0.5493</text:p>
              </table:table-cell>
              <table:table-cell office:value-type="float" office:value="0">
                <text:p>0</text:p>
              </table:table-cell>
              <table:table-cell office:value-type="float" office:value="0.0007253">
                <text:p>0.0007253</text:p>
              </table:table-cell>
              <table:table-cell office:value-type="float" office:value="0.2209">
                <text:p>0.2209</text:p>
              </table:table-cell>
              <table:table-cell office:value-type="float" office:value="0.02642">
                <text:p>0.02642</text:p>
              </table:table-cell>
              <table:table-cell office:value-type="float" office:value="1.0459453">
                <text:p>1.04594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9516">
                <text:p>0.9516</text:p>
              </table:table-cell>
              <table:table-cell office:value-type="float" office:value="0.001059">
                <text:p>0.001059</text:p>
              </table:table-cell>
              <table:table-cell office:value-type="float" office:value="0.2014">
                <text:p>0.2014</text:p>
              </table:table-cell>
              <table:table-cell office:value-type="float" office:value="0.5054">
                <text:p>0.5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71">
                <text:p>0.2071</text:p>
              </table:table-cell>
              <table:table-cell office:value-type="float" office:value="0.03657">
                <text:p>0.03657</text:p>
              </table:table-cell>
              <table:table-cell office:value-type="float" office:value="0.95047">
                <text:p>0.950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9483">
                <text:p>0.9483</text:p>
              </table:table-cell>
              <table:table-cell office:value-type="float" office:value="0.000233">
                <text:p>0.000233</text:p>
              </table:table-cell>
              <table:table-cell office:value-type="float" office:value="0.3">
                <text:p>0.3</text:p>
              </table:table-cell>
              <table:table-cell office:value-type="float" office:value="0.4598">
                <text:p>0.4598</text:p>
              </table:table-cell>
              <table:table-cell office:value-type="float" office:value="0">
                <text:p>0</text:p>
              </table:table-cell>
              <table:table-cell office:value-type="float" office:value="0.0002326">
                <text:p>0.0002326</text:p>
              </table:table-cell>
              <table:table-cell office:value-type="float" office:value="0.1561">
                <text:p>0.1561</text:p>
              </table:table-cell>
              <table:table-cell office:value-type="float" office:value="0.03188">
                <text:p>0.03188</text:p>
              </table:table-cell>
              <table:table-cell office:value-type="float" office:value="0.9480126">
                <text:p>0.94801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9558">
                <text:p>0.9558</text:p>
              </table:table-cell>
              <table:table-cell office:value-type="float" office:value="0.00002317">
                <text:p>0.00002317</text:p>
              </table:table-cell>
              <table:table-cell office:value-type="float" office:value="0.3057">
                <text:p>0.3057</text:p>
              </table:table-cell>
              <table:table-cell office:value-type="float" office:value="0.4496">
                <text:p>0.4496</text:p>
              </table:table-cell>
              <table:table-cell office:value-type="float" office:value="0">
                <text:p>0</text:p>
              </table:table-cell>
              <table:table-cell office:value-type="float" office:value="0.0002255">
                <text:p>0.0002255</text:p>
              </table:table-cell>
              <table:table-cell office:value-type="float" office:value="0.1863">
                <text:p>0.1863</text:p>
              </table:table-cell>
              <table:table-cell office:value-type="float" office:value="0.0141">
                <text:p>0.0141</text:p>
              </table:table-cell>
              <table:table-cell office:value-type="float" office:value="0.9559255">
                <text:p>0.95592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9139">
                <text:p>0.9139</text:p>
              </table:table-cell>
              <table:table-cell office:value-type="float" office:value="0.0005994">
                <text:p>0.0005994</text:p>
              </table:table-cell>
              <table:table-cell office:value-type="float" office:value="0.3017">
                <text:p>0.3017</text:p>
              </table:table-cell>
              <table:table-cell office:value-type="float" office:value="0.4788">
                <text:p>0.4788</text:p>
              </table:table-cell>
              <table:table-cell office:value-type="float" office:value="0">
                <text:p>0</text:p>
              </table:table-cell>
              <table:table-cell office:value-type="float" office:value="0.000186">
                <text:p>0.000186</text:p>
              </table:table-cell>
              <table:table-cell office:value-type="float" office:value="0.1115">
                <text:p>0.1115</text:p>
              </table:table-cell>
              <table:table-cell office:value-type="float" office:value="0.02115">
                <text:p>0.02115</text:p>
              </table:table-cell>
              <table:table-cell office:value-type="float" office:value="0.913336">
                <text:p>0.9133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9565">
                <text:p>0.9565</text:p>
              </table:table-cell>
              <table:table-cell office:value-type="float" office:value="0.001359">
                <text:p>0.001359</text:p>
              </table:table-cell>
              <table:table-cell office:value-type="float" office:value="0.3308">
                <text:p>0.3308</text:p>
              </table:table-cell>
              <table:table-cell office:value-type="float" office:value="0.4491">
                <text:p>0.4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49">
                <text:p>0.1649</text:p>
              </table:table-cell>
              <table:table-cell office:value-type="float" office:value="0.01029">
                <text:p>0.01029</text:p>
              </table:table-cell>
              <table:table-cell office:value-type="float" office:value="0.95509">
                <text:p>0.955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116">
                <text:p>1.116</text:p>
              </table:table-cell>
              <table:table-cell office:value-type="float" office:value="0.0003879">
                <text:p>0.0003879</text:p>
              </table:table-cell>
              <table:table-cell office:value-type="float" office:value="0.4136">
                <text:p>0.4136</text:p>
              </table:table-cell>
              <table:table-cell office:value-type="float" office:value="0.4838">
                <text:p>0.4838</text:p>
              </table:table-cell>
              <table:table-cell office:value-type="float" office:value="0">
                <text:p>0</text:p>
              </table:table-cell>
              <table:table-cell office:value-type="float" office:value="0.00008776">
                <text:p>0.00008776</text:p>
              </table:table-cell>
              <table:table-cell office:value-type="float" office:value="0.1863">
                <text:p>0.1863</text:p>
              </table:table-cell>
              <table:table-cell office:value-type="float" office:value="0.03158">
                <text:p>0.03158</text:p>
              </table:table-cell>
              <table:table-cell office:value-type="float" office:value="1.11536776">
                <text:p>1.115367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16">
                <text:p>1.16</text:p>
              </table:table-cell>
              <table:table-cell office:value-type="float" office:value="0.0003601">
                <text:p>0.0003601</text:p>
              </table:table-cell>
              <table:table-cell office:value-type="float" office:value="0.4715">
                <text:p>0.4715</text:p>
              </table:table-cell>
              <table:table-cell office:value-type="float" office:value="0.5077">
                <text:p>0.5077</text:p>
              </table:table-cell>
              <table:table-cell office:value-type="float" office:value="0">
                <text:p>0</text:p>
              </table:table-cell>
              <table:table-cell office:value-type="float" office:value="0.00007916">
                <text:p>0.00007916</text:p>
              </table:table-cell>
              <table:table-cell office:value-type="float" office:value="0.1665">
                <text:p>0.1665</text:p>
              </table:table-cell>
              <table:table-cell office:value-type="float" office:value="0.01431">
                <text:p>0.01431</text:p>
              </table:table-cell>
              <table:table-cell office:value-type="float" office:value="1.16008916">
                <text:p>1.160089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055">
                <text:p>1.055</text:p>
              </table:table-cell>
              <table:table-cell office:value-type="float" office:value="0.001319">
                <text:p>0.001319</text:p>
              </table:table-cell>
              <table:table-cell office:value-type="float" office:value="0.3556">
                <text:p>0.3556</text:p>
              </table:table-cell>
              <table:table-cell office:value-type="float" office:value="0.5276">
                <text:p>0.5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71">
                <text:p>0.1471</text:p>
              </table:table-cell>
              <table:table-cell office:value-type="float" office:value="0.02357">
                <text:p>0.02357</text:p>
              </table:table-cell>
              <table:table-cell office:value-type="float" office:value="1.05387">
                <text:p>1.053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11">
                <text:p>1.11</text:p>
              </table:table-cell>
              <table:table-cell office:value-type="float" office:value="0.000525">
                <text:p>0.000525</text:p>
              </table:table-cell>
              <table:table-cell office:value-type="float" office:value="0.5418">
                <text:p>0.5418</text:p>
              </table:table-cell>
              <table:table-cell office:value-type="float" office:value="0.4418">
                <text:p>0.4418</text:p>
              </table:table-cell>
              <table:table-cell office:value-type="float" office:value="0">
                <text:p>0</text:p>
              </table:table-cell>
              <table:table-cell office:value-type="float" office:value="0.0003151">
                <text:p>0.0003151</text:p>
              </table:table-cell>
              <table:table-cell office:value-type="float" office:value="0.1082">
                <text:p>0.1082</text:p>
              </table:table-cell>
              <table:table-cell office:value-type="float" office:value="0.01748">
                <text:p>0.01748</text:p>
              </table:table-cell>
              <table:table-cell office:value-type="float" office:value="1.1095951">
                <text:p>1.10959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294">
                <text:p>1.294</text:p>
              </table:table-cell>
              <table:table-cell office:value-type="float" office:value="0.001809">
                <text:p>0.001809</text:p>
              </table:table-cell>
              <table:table-cell office:value-type="float" office:value="0.4744">
                <text:p>0.4744</text:p>
              </table:table-cell>
              <table:table-cell office:value-type="float" office:value="0.6139">
                <text:p>0.6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71">
                <text:p>0.1571</text:p>
              </table:table-cell>
              <table:table-cell office:value-type="float" office:value="0.04685">
                <text:p>0.04685</text:p>
              </table:table-cell>
              <table:table-cell office:value-type="float" office:value="1.29225">
                <text:p>1.292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172">
                <text:p>1.172</text:p>
              </table:table-cell>
              <table:table-cell office:value-type="float" office:value="0.001095">
                <text:p>0.001095</text:p>
              </table:table-cell>
              <table:table-cell office:value-type="float" office:value="0.4617">
                <text:p>0.4617</text:p>
              </table:table-cell>
              <table:table-cell office:value-type="float" office:value="0.546">
                <text:p>0.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  <table:table-cell office:value-type="float" office:value="0.03038">
                <text:p>0.03038</text:p>
              </table:table-cell>
              <table:table-cell office:value-type="float" office:value="1.17108">
                <text:p>1.171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204">
                <text:p>1.204</text:p>
              </table:table-cell>
              <table:table-cell office:value-type="float" office:value="0.001742">
                <text:p>0.001742</text:p>
              </table:table-cell>
              <table:table-cell office:value-type="float" office:value="0.5143">
                <text:p>0.5143</text:p>
              </table:table-cell>
              <table:table-cell office:value-type="float" office:value="0.5199">
                <text:p>0.5199</text:p>
              </table:table-cell>
              <table:table-cell office:value-type="float" office:value="0">
                <text:p>0</text:p>
              </table:table-cell>
              <table:table-cell office:value-type="float" office:value="0.00009717">
                <text:p>0.00009717</text:p>
              </table:table-cell>
              <table:table-cell office:value-type="float" office:value="0.1488">
                <text:p>0.1488</text:p>
              </table:table-cell>
              <table:table-cell office:value-type="float" office:value="0.01918">
                <text:p>0.01918</text:p>
              </table:table-cell>
              <table:table-cell office:value-type="float" office:value="1.20227717">
                <text:p>1.202277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162">
                <text:p>1.162</text:p>
              </table:table-cell>
              <table:table-cell office:value-type="float" office:value="0.001243">
                <text:p>0.001243</text:p>
              </table:table-cell>
              <table:table-cell office:value-type="float" office:value="0.5334">
                <text:p>0.5334</text:p>
              </table:table-cell>
              <table:table-cell office:value-type="float" office:value="0.4693">
                <text:p>0.4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43">
                <text:p>0.1143</text:p>
              </table:table-cell>
              <table:table-cell office:value-type="float" office:value="0.04389">
                <text:p>0.04389</text:p>
              </table:table-cell>
              <table:table-cell office:value-type="float" office:value="1.16089">
                <text:p>1.160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259">
                <text:p>1.259</text:p>
              </table:table-cell>
              <table:table-cell office:value-type="float" office:value="0.0006705">
                <text:p>0.0006705</text:p>
              </table:table-cell>
              <table:table-cell office:value-type="float" office:value="0.623">
                <text:p>0.623</text:p>
              </table:table-cell>
              <table:table-cell office:value-type="float" office:value="0.494">
                <text:p>0.494</text:p>
              </table:table-cell>
              <table:table-cell office:value-type="float" office:value="0">
                <text:p>0</text:p>
              </table:table-cell>
              <table:table-cell office:value-type="float" office:value="0.0007939">
                <text:p>0.0007939</text:p>
              </table:table-cell>
              <table:table-cell office:value-type="float" office:value="0.1263">
                <text:p>0.1263</text:p>
              </table:table-cell>
              <table:table-cell office:value-type="float" office:value="0.01455">
                <text:p>0.01455</text:p>
              </table:table-cell>
              <table:table-cell office:value-type="float" office:value="1.2586439">
                <text:p>1.25864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311">
                <text:p>1.311</text:p>
              </table:table-cell>
              <table:table-cell office:value-type="float" office:value="0.001766">
                <text:p>0.001766</text:p>
              </table:table-cell>
              <table:table-cell office:value-type="float" office:value="0.634">
                <text:p>0.634</text:p>
              </table:table-cell>
              <table:table-cell office:value-type="float" office:value="0.4954">
                <text:p>0.4954</text:p>
              </table:table-cell>
              <table:table-cell office:value-type="float" office:value="0">
                <text:p>0</text:p>
              </table:table-cell>
              <table:table-cell office:value-type="float" office:value="0.0001407">
                <text:p>0.0001407</text:p>
              </table:table-cell>
              <table:table-cell office:value-type="float" office:value="0.15">
                <text:p>0.15</text:p>
              </table:table-cell>
              <table:table-cell office:value-type="float" office:value="0.02947">
                <text:p>0.02947</text:p>
              </table:table-cell>
              <table:table-cell office:value-type="float" office:value="1.3090107">
                <text:p>1.30901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294">
                <text:p>1.294</text:p>
              </table:table-cell>
              <table:table-cell office:value-type="float" office:value="0.001737">
                <text:p>0.001737</text:p>
              </table:table-cell>
              <table:table-cell office:value-type="float" office:value="0.6314">
                <text:p>0.6314</text:p>
              </table:table-cell>
              <table:table-cell office:value-type="float" office:value="0.4897">
                <text:p>0.4897</text:p>
              </table:table-cell>
              <table:table-cell office:value-type="float" office:value="0">
                <text:p>0</text:p>
              </table:table-cell>
              <table:table-cell office:value-type="float" office:value="0.00006078">
                <text:p>0.00006078</text:p>
              </table:table-cell>
              <table:table-cell office:value-type="float" office:value="0.1431">
                <text:p>0.1431</text:p>
              </table:table-cell>
              <table:table-cell office:value-type="float" office:value="0.02764">
                <text:p>0.02764</text:p>
              </table:table-cell>
              <table:table-cell office:value-type="float" office:value="1.29190078">
                <text:p>1.29190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393">
                <text:p>1.393</text:p>
              </table:table-cell>
              <table:table-cell office:value-type="float" office:value="0.001381">
                <text:p>0.001381</text:p>
              </table:table-cell>
              <table:table-cell office:value-type="float" office:value="0.7756">
                <text:p>0.7756</text:p>
              </table:table-cell>
              <table:table-cell office:value-type="float" office:value="0.4358">
                <text:p>0.4358</text:p>
              </table:table-cell>
              <table:table-cell office:value-type="float" office:value="0">
                <text:p>0</text:p>
              </table:table-cell>
              <table:table-cell office:value-type="float" office:value="0.0001426">
                <text:p>0.0001426</text:p>
              </table:table-cell>
              <table:table-cell office:value-type="float" office:value="0.1517">
                <text:p>0.1517</text:p>
              </table:table-cell>
              <table:table-cell office:value-type="float" office:value="0.02839">
                <text:p>0.02839</text:p>
              </table:table-cell>
              <table:table-cell office:value-type="float" office:value="1.3916326">
                <text:p>1.39163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498">
                <text:p>1.498</text:p>
              </table:table-cell>
              <table:table-cell office:value-type="float" office:value="0.0009627">
                <text:p>0.0009627</text:p>
              </table:table-cell>
              <table:table-cell office:value-type="float" office:value="0.8166">
                <text:p>0.8166</text:p>
              </table:table-cell>
              <table:table-cell office:value-type="float" office:value="0.5201">
                <text:p>0.5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18">
                <text:p>0.1418</text:p>
              </table:table-cell>
              <table:table-cell office:value-type="float" office:value="0.01863">
                <text:p>0.01863</text:p>
              </table:table-cell>
              <table:table-cell office:value-type="float" office:value="1.49713">
                <text:p>1.497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489">
                <text:p>1.489</text:p>
              </table:table-cell>
              <table:table-cell office:value-type="float" office:value="0.001346">
                <text:p>0.001346</text:p>
              </table:table-cell>
              <table:table-cell office:value-type="float" office:value="0.7409">
                <text:p>0.7409</text:p>
              </table:table-cell>
              <table:table-cell office:value-type="float" office:value="0.5798">
                <text:p>0.5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1">
                <text:p>0.1371</text:p>
              </table:table-cell>
              <table:table-cell office:value-type="float" office:value="0.02996">
                <text:p>0.02996</text:p>
              </table:table-cell>
              <table:table-cell office:value-type="float" office:value="1.48776">
                <text:p>1.487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624">
                <text:p>1.624</text:p>
              </table:table-cell>
              <table:table-cell office:value-type="float" office:value="0.001512">
                <text:p>0.001512</text:p>
              </table:table-cell>
              <table:table-cell office:value-type="float" office:value="0.955">
                <text:p>0.955</text:p>
              </table:table-cell>
              <table:table-cell office:value-type="float" office:value="0.485">
                <text:p>0.485</text:p>
              </table:table-cell>
              <table:table-cell office:value-type="float" office:value="0">
                <text:p>0</text:p>
              </table:table-cell>
              <table:table-cell office:value-type="float" office:value="0.000005486">
                <text:p>0.000005486</text:p>
              </table:table-cell>
              <table:table-cell office:value-type="float" office:value="0.1605">
                <text:p>0.1605</text:p>
              </table:table-cell>
              <table:table-cell office:value-type="float" office:value="0.02208">
                <text:p>0.02208</text:p>
              </table:table-cell>
              <table:table-cell office:value-type="float" office:value="1.622585486">
                <text:p>1.6225854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468">
                <text:p>1.468</text:p>
              </table:table-cell>
              <table:table-cell office:value-type="float" office:value="0.002207">
                <text:p>0.002207</text:p>
              </table:table-cell>
              <table:table-cell office:value-type="float" office:value="0.8459">
                <text:p>0.8459</text:p>
              </table:table-cell>
              <table:table-cell office:value-type="float" office:value="0.4913">
                <text:p>0.4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12">
                <text:p>0.1012</text:p>
              </table:table-cell>
              <table:table-cell office:value-type="float" office:value="0.02741">
                <text:p>0.02741</text:p>
              </table:table-cell>
              <table:table-cell office:value-type="float" office:value="1.46581">
                <text:p>1.465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396">
                <text:p>1.396</text:p>
              </table:table-cell>
              <table:table-cell office:value-type="float" office:value="0.002126">
                <text:p>0.002126</text:p>
              </table:table-cell>
              <table:table-cell office:value-type="float" office:value="0.7223">
                <text:p>0.7223</text:p>
              </table:table-cell>
              <table:table-cell office:value-type="float" office:value="0.5276">
                <text:p>0.5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13">
                <text:p>0.1313</text:p>
              </table:table-cell>
              <table:table-cell office:value-type="float" office:value="0.01237">
                <text:p>0.01237</text:p>
              </table:table-cell>
              <table:table-cell office:value-type="float" office:value="1.39357">
                <text:p>1.393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476">
                <text:p>1.476</text:p>
              </table:table-cell>
              <table:table-cell office:value-type="float" office:value="0.001743">
                <text:p>0.001743</text:p>
              </table:table-cell>
              <table:table-cell office:value-type="float" office:value="0.8419">
                <text:p>0.8419</text:p>
              </table:table-cell>
              <table:table-cell office:value-type="float" office:value="0.4696">
                <text:p>0.4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5">
                <text:p>0.1375</text:p>
              </table:table-cell>
              <table:table-cell office:value-type="float" office:value="0.02485">
                <text:p>0.02485</text:p>
              </table:table-cell>
              <table:table-cell office:value-type="float" office:value="1.47385">
                <text:p>1.473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519">
                <text:p>1.519</text:p>
              </table:table-cell>
              <table:table-cell office:value-type="float" office:value="0.003905">
                <text:p>0.003905</text:p>
              </table:table-cell>
              <table:table-cell office:value-type="float" office:value="0.8577">
                <text:p>0.8577</text:p>
              </table:table-cell>
              <table:table-cell office:value-type="float" office:value="0.5079">
                <text:p>0.5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18">
                <text:p>0.1418</text:p>
              </table:table-cell>
              <table:table-cell office:value-type="float" office:value="0.007914">
                <text:p>0.007914</text:p>
              </table:table-cell>
              <table:table-cell office:value-type="float" office:value="1.515314">
                <text:p>1.5153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536">
                <text:p>1.536</text:p>
              </table:table-cell>
              <table:table-cell office:value-type="float" office:value="0.001812">
                <text:p>0.001812</text:p>
              </table:table-cell>
              <table:table-cell office:value-type="float" office:value="0.8844">
                <text:p>0.8844</text:p>
              </table:table-cell>
              <table:table-cell office:value-type="float" office:value="0.4933">
                <text:p>0.4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68">
                <text:p>0.1368</text:p>
              </table:table-cell>
              <table:table-cell office:value-type="float" office:value="0.01927">
                <text:p>0.01927</text:p>
              </table:table-cell>
              <table:table-cell office:value-type="float" office:value="1.53377">
                <text:p>1.533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691">
                <text:p>1.691</text:p>
              </table:table-cell>
              <table:table-cell office:value-type="float" office:value="0.002866">
                <text:p>0.002866</text:p>
              </table:table-cell>
              <table:table-cell office:value-type="float" office:value="1.044">
                <text:p>1.044</text:p>
              </table:table-cell>
              <table:table-cell office:value-type="float" office:value="0.4482">
                <text:p>0.4482</text:p>
              </table:table-cell>
              <table:table-cell office:value-type="float" office:value="0">
                <text:p>0</text:p>
              </table:table-cell>
              <table:table-cell office:value-type="float" office:value="0.0004016">
                <text:p>0.0004016</text:p>
              </table:table-cell>
              <table:table-cell office:value-type="float" office:value="0.1604">
                <text:p>0.1604</text:p>
              </table:table-cell>
              <table:table-cell office:value-type="float" office:value="0.03576">
                <text:p>0.03576</text:p>
              </table:table-cell>
              <table:table-cell office:value-type="float" office:value="1.6887616">
                <text:p>1.68876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605">
                <text:p>1.605</text:p>
              </table:table-cell>
              <table:table-cell office:value-type="float" office:value="0.003497">
                <text:p>0.003497</text:p>
              </table:table-cell>
              <table:table-cell office:value-type="float" office:value="0.9584">
                <text:p>0.9584</text:p>
              </table:table-cell>
              <table:table-cell office:value-type="float" office:value="0.5204">
                <text:p>0.5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29">
                <text:p>0.07429</text:p>
              </table:table-cell>
              <table:table-cell office:value-type="float" office:value="0.04852">
                <text:p>0.04852</text:p>
              </table:table-cell>
              <table:table-cell office:value-type="float" office:value="1.60161">
                <text:p>1.601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688">
                <text:p>1.688</text:p>
              </table:table-cell>
              <table:table-cell office:value-type="float" office:value="0.002497">
                <text:p>0.002497</text:p>
              </table:table-cell>
              <table:table-cell office:value-type="float" office:value="0.9499">
                <text:p>0.9499</text:p>
              </table:table-cell>
              <table:table-cell office:value-type="float" office:value="0.5451">
                <text:p>0.5451</text:p>
              </table:table-cell>
              <table:table-cell office:value-type="float" office:value="0">
                <text:p>0</text:p>
              </table:table-cell>
              <table:table-cell office:value-type="float" office:value="0.0003211">
                <text:p>0.0003211</text:p>
              </table:table-cell>
              <table:table-cell office:value-type="float" office:value="0.1518">
                <text:p>0.1518</text:p>
              </table:table-cell>
              <table:table-cell office:value-type="float" office:value="0.03805">
                <text:p>0.03805</text:p>
              </table:table-cell>
              <table:table-cell office:value-type="float" office:value="1.6851711">
                <text:p>1.68517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646">
                <text:p>1.646</text:p>
              </table:table-cell>
              <table:table-cell office:value-type="float" office:value="0.001055">
                <text:p>0.001055</text:p>
              </table:table-cell>
              <table:table-cell office:value-type="float" office:value="0.9243">
                <text:p>0.9243</text:p>
              </table:table-cell>
              <table:table-cell office:value-type="float" office:value="0.573">
                <text:p>0.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65">
                <text:p>0.1265</text:p>
              </table:table-cell>
              <table:table-cell office:value-type="float" office:value="0.02063">
                <text:p>0.02063</text:p>
              </table:table-cell>
              <table:table-cell office:value-type="float" office:value="1.64443">
                <text:p>1.644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516">
                <text:p>1.516</text:p>
              </table:table-cell>
              <table:table-cell office:value-type="float" office:value="0.002241">
                <text:p>0.002241</text:p>
              </table:table-cell>
              <table:table-cell office:value-type="float" office:value="0.99">
                <text:p>0.99</text:p>
              </table:table-cell>
              <table:table-cell office:value-type="float" office:value="0.4168">
                <text:p>0.4168</text:p>
              </table:table-cell>
              <table:table-cell office:value-type="float" office:value="0">
                <text:p>0</text:p>
              </table:table-cell>
              <table:table-cell office:value-type="float" office:value="0.0002571">
                <text:p>0.0002571</text:p>
              </table:table-cell>
              <table:table-cell office:value-type="float" office:value="0.09311">
                <text:p>0.09311</text:p>
              </table:table-cell>
              <table:table-cell office:value-type="float" office:value="0.01302">
                <text:p>0.01302</text:p>
              </table:table-cell>
              <table:table-cell office:value-type="float" office:value="1.5131871">
                <text:p>1.51318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596">
                <text:p>1.596</text:p>
              </table:table-cell>
              <table:table-cell office:value-type="float" office:value="0.00177">
                <text:p>0.00177</text:p>
              </table:table-cell>
              <table:table-cell office:value-type="float" office:value="0.9552">
                <text:p>0.9552</text:p>
              </table:table-cell>
              <table:table-cell office:value-type="float" office:value="0.4998">
                <text:p>0.4998</text:p>
              </table:table-cell>
              <table:table-cell office:value-type="float" office:value="0">
                <text:p>0</text:p>
              </table:table-cell>
              <table:table-cell office:value-type="float" office:value="0.00007651">
                <text:p>0.00007651</text:p>
              </table:table-cell>
              <table:table-cell office:value-type="float" office:value="0.1125">
                <text:p>0.1125</text:p>
              </table:table-cell>
              <table:table-cell office:value-type="float" office:value="0.02663">
                <text:p>0.02663</text:p>
              </table:table-cell>
              <table:table-cell office:value-type="float" office:value="1.59420651">
                <text:p>1.594206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77">
                <text:p>1.77</text:p>
              </table:table-cell>
              <table:table-cell office:value-type="float" office:value="0.002051">
                <text:p>0.002051</text:p>
              </table:table-cell>
              <table:table-cell office:value-type="float" office:value="1.057">
                <text:p>1.057</text:p>
              </table:table-cell>
              <table:table-cell office:value-type="float" office:value="0.5121">
                <text:p>0.5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46">
                <text:p>0.1846</text:p>
              </table:table-cell>
              <table:table-cell office:value-type="float" office:value="0.01436">
                <text:p>0.01436</text:p>
              </table:table-cell>
              <table:table-cell office:value-type="float" office:value="1.76806">
                <text:p>1.768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472">
                <text:p>1.472</text:p>
              </table:table-cell>
              <table:table-cell office:value-type="float" office:value="0.001906">
                <text:p>0.001906</text:p>
              </table:table-cell>
              <table:table-cell office:value-type="float" office:value="0.8604">
                <text:p>0.8604</text:p>
              </table:table-cell>
              <table:table-cell office:value-type="float" office:value="0.4487">
                <text:p>0.4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03575">
                <text:p>0.03575</text:p>
              </table:table-cell>
              <table:table-cell office:value-type="float" office:value="1.46985">
                <text:p>1.469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381">
                <text:p>1.381</text:p>
              </table:table-cell>
              <table:table-cell office:value-type="float" office:value="0.002746">
                <text:p>0.002746</text:p>
              </table:table-cell>
              <table:table-cell office:value-type="float" office:value="0.8202">
                <text:p>0.8202</text:p>
              </table:table-cell>
              <table:table-cell office:value-type="float" office:value="0.439">
                <text:p>0.439</text:p>
              </table:table-cell>
              <table:table-cell office:value-type="float" office:value="0">
                <text:p>0</text:p>
              </table:table-cell>
              <table:table-cell office:value-type="float" office:value="0.00002909">
                <text:p>0.00002909</text:p>
              </table:table-cell>
              <table:table-cell office:value-type="float" office:value="0.07775">
                <text:p>0.07775</text:p>
              </table:table-cell>
              <table:table-cell office:value-type="float" office:value="0.04163">
                <text:p>0.04163</text:p>
              </table:table-cell>
              <table:table-cell office:value-type="float" office:value="1.37860909">
                <text:p>1.378609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613">
                <text:p>1.613</text:p>
              </table:table-cell>
              <table:table-cell office:value-type="float" office:value="0.002304">
                <text:p>0.002304</text:p>
              </table:table-cell>
              <table:table-cell office:value-type="float" office:value="1.089">
                <text:p>1.089</text:p>
              </table:table-cell>
              <table:table-cell office:value-type="float" office:value="0.4292">
                <text:p>0.4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235">
                <text:p>0.09235</text:p>
              </table:table-cell>
              <table:table-cell office:value-type="float" office:value="0">
                <text:p>0</text:p>
              </table:table-cell>
              <table:table-cell office:value-type="float" office:value="1.61055">
                <text:p>1.610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597">
                <text:p>1.597</text:p>
              </table:table-cell>
              <table:table-cell office:value-type="float" office:value="0.002164">
                <text:p>0.002164</text:p>
              </table:table-cell>
              <table:table-cell office:value-type="float" office:value="0.9747">
                <text:p>0.9747</text:p>
              </table:table-cell>
              <table:table-cell office:value-type="float" office:value="0.4631">
                <text:p>0.4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68">
                <text:p>0.1468</text:p>
              </table:table-cell>
              <table:table-cell office:value-type="float" office:value="0.009879">
                <text:p>0.009879</text:p>
              </table:table-cell>
              <table:table-cell office:value-type="float" office:value="1.594479">
                <text:p>1.5944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612">
                <text:p>1.612</text:p>
              </table:table-cell>
              <table:table-cell office:value-type="float" office:value="0.001362">
                <text:p>0.001362</text:p>
              </table:table-cell>
              <table:table-cell office:value-type="float" office:value="0.9195">
                <text:p>0.9195</text:p>
              </table:table-cell>
              <table:table-cell office:value-type="float" office:value="0.5445">
                <text:p>0.5445</text:p>
              </table:table-cell>
              <table:table-cell office:value-type="float" office:value="0">
                <text:p>0</text:p>
              </table:table-cell>
              <table:table-cell office:value-type="float" office:value="0.00009579">
                <text:p>0.00009579</text:p>
              </table:table-cell>
              <table:table-cell office:value-type="float" office:value="0.1173">
                <text:p>0.1173</text:p>
              </table:table-cell>
              <table:table-cell office:value-type="float" office:value="0.02938">
                <text:p>0.02938</text:p>
              </table:table-cell>
              <table:table-cell office:value-type="float" office:value="1.61077579">
                <text:p>1.610775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591">
                <text:p>1.591</text:p>
              </table:table-cell>
              <table:table-cell office:value-type="float" office:value="0.0007776">
                <text:p>0.0007776</text:p>
              </table:table-cell>
              <table:table-cell office:value-type="float" office:value="0.9539">
                <text:p>0.9539</text:p>
              </table:table-cell>
              <table:table-cell office:value-type="float" office:value="0.4894">
                <text:p>0.4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18">
                <text:p>0.1318</text:p>
              </table:table-cell>
              <table:table-cell office:value-type="float" office:value="0.01493">
                <text:p>0.01493</text:p>
              </table:table-cell>
              <table:table-cell office:value-type="float" office:value="1.59003">
                <text:p>1.590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415">
                <text:p>1.415</text:p>
              </table:table-cell>
              <table:table-cell office:value-type="float" office:value="0.0008007">
                <text:p>0.0008007</text:p>
              </table:table-cell>
              <table:table-cell office:value-type="float" office:value="0.8676">
                <text:p>0.8676</text:p>
              </table:table-cell>
              <table:table-cell office:value-type="float" office:value="0.4201">
                <text:p>0.4201</text:p>
              </table:table-cell>
              <table:table-cell office:value-type="float" office:value="0">
                <text:p>0</text:p>
              </table:table-cell>
              <table:table-cell office:value-type="float" office:value="0.00001437">
                <text:p>0.00001437</text:p>
              </table:table-cell>
              <table:table-cell office:value-type="float" office:value="0.1097">
                <text:p>0.1097</text:p>
              </table:table-cell>
              <table:table-cell office:value-type="float" office:value="0.01658">
                <text:p>0.01658</text:p>
              </table:table-cell>
              <table:table-cell office:value-type="float" office:value="1.41399437">
                <text:p>1.413994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447">
                <text:p>1.447</text:p>
              </table:table-cell>
              <table:table-cell office:value-type="float" office:value="0.001242">
                <text:p>0.001242</text:p>
              </table:table-cell>
              <table:table-cell office:value-type="float" office:value="0.8859">
                <text:p>0.8859</text:p>
              </table:table-cell>
              <table:table-cell office:value-type="float" office:value="0.4536">
                <text:p>0.4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97">
                <text:p>0.07997</text:p>
              </table:table-cell>
              <table:table-cell office:value-type="float" office:value="0.02637">
                <text:p>0.02637</text:p>
              </table:table-cell>
              <table:table-cell office:value-type="float" office:value="1.44584">
                <text:p>1.445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468">
                <text:p>1.468</text:p>
              </table:table-cell>
              <table:table-cell office:value-type="float" office:value="0.001408">
                <text:p>0.001408</text:p>
              </table:table-cell>
              <table:table-cell office:value-type="float" office:value="0.8628">
                <text:p>0.8628</text:p>
              </table:table-cell>
              <table:table-cell office:value-type="float" office:value="0.486">
                <text:p>0.486</text:p>
              </table:table-cell>
              <table:table-cell office:value-type="float" office:value="0">
                <text:p>0</text:p>
              </table:table-cell>
              <table:table-cell office:value-type="float" office:value="0.00009527">
                <text:p>0.00009527</text:p>
              </table:table-cell>
              <table:table-cell office:value-type="float" office:value="0.1042">
                <text:p>0.1042</text:p>
              </table:table-cell>
              <table:table-cell office:value-type="float" office:value="0.01371">
                <text:p>0.01371</text:p>
              </table:table-cell>
              <table:table-cell office:value-type="float" office:value="1.46680527">
                <text:p>1.466805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27">
                <text:p>1.27</text:p>
              </table:table-cell>
              <table:table-cell office:value-type="float" office:value="0.001832">
                <text:p>0.001832</text:p>
              </table:table-cell>
              <table:table-cell office:value-type="float" office:value="0.704">
                <text:p>0.704</text:p>
              </table:table-cell>
              <table:table-cell office:value-type="float" office:value="0.402">
                <text:p>0.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81">
                <text:p>0.1281</text:p>
              </table:table-cell>
              <table:table-cell office:value-type="float" office:value="0.03441">
                <text:p>0.03441</text:p>
              </table:table-cell>
              <table:table-cell office:value-type="float" office:value="1.26851">
                <text:p>1.268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264">
                <text:p>1.264</text:p>
              </table:table-cell>
              <table:table-cell office:value-type="float" office:value="0.001683">
                <text:p>0.001683</text:p>
              </table:table-cell>
              <table:table-cell office:value-type="float" office:value="0.7083">
                <text:p>0.7083</text:p>
              </table:table-cell>
              <table:table-cell office:value-type="float" office:value="0.4556">
                <text:p>0.4556</text:p>
              </table:table-cell>
              <table:table-cell office:value-type="float" office:value="0">
                <text:p>0</text:p>
              </table:table-cell>
              <table:table-cell office:value-type="float" office:value="0.0001498">
                <text:p>0.0001498</text:p>
              </table:table-cell>
              <table:table-cell office:value-type="float" office:value="0.07948">
                <text:p>0.07948</text:p>
              </table:table-cell>
              <table:table-cell office:value-type="float" office:value="0.01927">
                <text:p>0.01927</text:p>
              </table:table-cell>
              <table:table-cell office:value-type="float" office:value="1.2627998">
                <text:p>1.26279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348">
                <text:p>1.348</text:p>
              </table:table-cell>
              <table:table-cell office:value-type="float" office:value="0.001465">
                <text:p>0.001465</text:p>
              </table:table-cell>
              <table:table-cell office:value-type="float" office:value="0.7449">
                <text:p>0.7449</text:p>
              </table:table-cell>
              <table:table-cell office:value-type="float" office:value="0.5063">
                <text:p>0.5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171">
                <text:p>0.08171</text:p>
              </table:table-cell>
              <table:table-cell office:value-type="float" office:value="0.01411">
                <text:p>0.01411</text:p>
              </table:table-cell>
              <table:table-cell office:value-type="float" office:value="1.34702">
                <text:p>1.347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189">
                <text:p>1.189</text:p>
              </table:table-cell>
              <table:table-cell office:value-type="float" office:value="0.00132">
                <text:p>0.00132</text:p>
              </table:table-cell>
              <table:table-cell office:value-type="float" office:value="0.6098">
                <text:p>0.6098</text:p>
              </table:table-cell>
              <table:table-cell office:value-type="float" office:value="0.4112">
                <text:p>0.4112</text:p>
              </table:table-cell>
              <table:table-cell office:value-type="float" office:value="0">
                <text:p>0</text:p>
              </table:table-cell>
              <table:table-cell office:value-type="float" office:value="0.0001181">
                <text:p>0.0001181</text:p>
              </table:table-cell>
              <table:table-cell office:value-type="float" office:value="0.1506">
                <text:p>0.1506</text:p>
              </table:table-cell>
              <table:table-cell office:value-type="float" office:value="0.01602">
                <text:p>0.01602</text:p>
              </table:table-cell>
              <table:table-cell office:value-type="float" office:value="1.1877381">
                <text:p>1.18773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242">
                <text:p>1.242</text:p>
              </table:table-cell>
              <table:table-cell office:value-type="float" office:value="0.001226">
                <text:p>0.001226</text:p>
              </table:table-cell>
              <table:table-cell office:value-type="float" office:value="0.6457">
                <text:p>0.6457</text:p>
              </table:table-cell>
              <table:table-cell office:value-type="float" office:value="0.4507">
                <text:p>0.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43">
                <text:p>0.1443</text:p>
              </table:table-cell>
              <table:table-cell office:value-type="float" office:value="0">
                <text:p>0</text:p>
              </table:table-cell>
              <table:table-cell office:value-type="float" office:value="1.2407">
                <text:p>1.24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235">
                <text:p>1.235</text:p>
              </table:table-cell>
              <table:table-cell office:value-type="float" office:value="0.001072">
                <text:p>0.001072</text:p>
              </table:table-cell>
              <table:table-cell office:value-type="float" office:value="0.6285">
                <text:p>0.6285</text:p>
              </table:table-cell>
              <table:table-cell office:value-type="float" office:value="0.4696">
                <text:p>0.4696</text:p>
              </table:table-cell>
              <table:table-cell office:value-type="float" office:value="0">
                <text:p>0</text:p>
              </table:table-cell>
              <table:table-cell office:value-type="float" office:value="0.0002104">
                <text:p>0.0002104</text:p>
              </table:table-cell>
              <table:table-cell office:value-type="float" office:value="0.09898">
                <text:p>0.09898</text:p>
              </table:table-cell>
              <table:table-cell office:value-type="float" office:value="0.03629">
                <text:p>0.03629</text:p>
              </table:table-cell>
              <table:table-cell office:value-type="float" office:value="1.2335804">
                <text:p>1.23358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073">
                <text:p>1.073</text:p>
              </table:table-cell>
              <table:table-cell office:value-type="float" office:value="0.002169">
                <text:p>0.002169</text:p>
              </table:table-cell>
              <table:table-cell office:value-type="float" office:value="0.6323">
                <text:p>0.6323</text:p>
              </table:table-cell>
              <table:table-cell office:value-type="float" office:value="0.3472">
                <text:p>0.3472</text:p>
              </table:table-cell>
              <table:table-cell office:value-type="float" office:value="0">
                <text:p>0</text:p>
              </table:table-cell>
              <table:table-cell office:value-type="float" office:value="0.0004556">
                <text:p>0.0004556</text:p>
              </table:table-cell>
              <table:table-cell office:value-type="float" office:value="0.05571">
                <text:p>0.05571</text:p>
              </table:table-cell>
              <table:table-cell office:value-type="float" office:value="0.03529">
                <text:p>0.03529</text:p>
              </table:table-cell>
              <table:table-cell office:value-type="float" office:value="1.0709556">
                <text:p>1.07095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181">
                <text:p>1.181</text:p>
              </table:table-cell>
              <table:table-cell office:value-type="float" office:value="0.0006244">
                <text:p>0.0006244</text:p>
              </table:table-cell>
              <table:table-cell office:value-type="float" office:value="0.6373">
                <text:p>0.6373</text:p>
              </table:table-cell>
              <table:table-cell office:value-type="float" office:value="0.4131">
                <text:p>0.4131</text:p>
              </table:table-cell>
              <table:table-cell office:value-type="float" office:value="0">
                <text:p>0</text:p>
              </table:table-cell>
              <table:table-cell office:value-type="float" office:value="0.0000783">
                <text:p>0.0000783</text:p>
              </table:table-cell>
              <table:table-cell office:value-type="float" office:value="0.1234">
                <text:p>0.1234</text:p>
              </table:table-cell>
              <table:table-cell office:value-type="float" office:value="0.006725">
                <text:p>0.006725</text:p>
              </table:table-cell>
              <table:table-cell office:value-type="float" office:value="1.1806033">
                <text:p>1.18060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231">
                <text:p>1.231</text:p>
              </table:table-cell>
              <table:table-cell office:value-type="float" office:value="0.001293">
                <text:p>0.001293</text:p>
              </table:table-cell>
              <table:table-cell office:value-type="float" office:value="0.5753">
                <text:p>0.5753</text:p>
              </table:table-cell>
              <table:table-cell office:value-type="float" office:value="0.5022">
                <text:p>0.5022</text:p>
              </table:table-cell>
              <table:table-cell office:value-type="float" office:value="0">
                <text:p>0</text:p>
              </table:table-cell>
              <table:table-cell office:value-type="float" office:value="0.00029">
                <text:p>0.00029</text:p>
              </table:table-cell>
              <table:table-cell office:value-type="float" office:value="0.1177">
                <text:p>0.1177</text:p>
              </table:table-cell>
              <table:table-cell office:value-type="float" office:value="0.03446">
                <text:p>0.03446</text:p>
              </table:table-cell>
              <table:table-cell office:value-type="float" office:value="1.22995">
                <text:p>1.229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162">
                <text:p>1.162</text:p>
              </table:table-cell>
              <table:table-cell office:value-type="float" office:value="0.000762">
                <text:p>0.000762</text:p>
              </table:table-cell>
              <table:table-cell office:value-type="float" office:value="0.6092">
                <text:p>0.6092</text:p>
              </table:table-cell>
              <table:table-cell office:value-type="float" office:value="0.4383">
                <text:p>0.4383</text:p>
              </table:table-cell>
              <table:table-cell office:value-type="float" office:value="0">
                <text:p>0</text:p>
              </table:table-cell>
              <table:table-cell office:value-type="float" office:value="0.0001113">
                <text:p>0.0001113</text:p>
              </table:table-cell>
              <table:table-cell office:value-type="float" office:value="0.1001">
                <text:p>0.1001</text:p>
              </table:table-cell>
              <table:table-cell office:value-type="float" office:value="0.01347">
                <text:p>0.01347</text:p>
              </table:table-cell>
              <table:table-cell office:value-type="float" office:value="1.1611813">
                <text:p>1.16118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9249">
                <text:p>0.9249</text:p>
              </table:table-cell>
              <table:table-cell office:value-type="float" office:value="0.0007641">
                <text:p>0.0007641</text:p>
              </table:table-cell>
              <table:table-cell office:value-type="float" office:value="0.4259">
                <text:p>0.4259</text:p>
              </table:table-cell>
              <table:table-cell office:value-type="float" office:value="0.3854">
                <text:p>0.3854</text:p>
              </table:table-cell>
              <table:table-cell office:value-type="float" office:value="0">
                <text:p>0</text:p>
              </table:table-cell>
              <table:table-cell office:value-type="float" office:value="0.0001457">
                <text:p>0.0001457</text:p>
              </table:table-cell>
              <table:table-cell office:value-type="float" office:value="0.112">
                <text:p>0.112</text:p>
              </table:table-cell>
              <table:table-cell office:value-type="float" office:value="0.0007853">
                <text:p>0.0007853</text:p>
              </table:table-cell>
              <table:table-cell office:value-type="float" office:value="0.924231">
                <text:p>0.9242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9684">
                <text:p>0.9684</text:p>
              </table:table-cell>
              <table:table-cell office:value-type="float" office:value="0.0008573">
                <text:p>0.0008573</text:p>
              </table:table-cell>
              <table:table-cell office:value-type="float" office:value="0.5134">
                <text:p>0.5134</text:p>
              </table:table-cell>
              <table:table-cell office:value-type="float" office:value="0.3023">
                <text:p>0.3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94">
                <text:p>0.1294</text:p>
              </table:table-cell>
              <table:table-cell office:value-type="float" office:value="0.02251">
                <text:p>0.02251</text:p>
              </table:table-cell>
              <table:table-cell office:value-type="float" office:value="0.96761">
                <text:p>0.967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003">
                <text:p>1.003</text:p>
              </table:table-cell>
              <table:table-cell office:value-type="float" office:value="0.001475">
                <text:p>0.001475</text:p>
              </table:table-cell>
              <table:table-cell office:value-type="float" office:value="0.406">
                <text:p>0.406</text:p>
              </table:table-cell>
              <table:table-cell office:value-type="float" office:value="0.4577">
                <text:p>0.4577</text:p>
              </table:table-cell>
              <table:table-cell office:value-type="float" office:value="0">
                <text:p>0</text:p>
              </table:table-cell>
              <table:table-cell office:value-type="float" office:value="0.0003852">
                <text:p>0.0003852</text:p>
              </table:table-cell>
              <table:table-cell office:value-type="float" office:value="0.1321">
                <text:p>0.1321</text:p>
              </table:table-cell>
              <table:table-cell office:value-type="float" office:value="0.004982">
                <text:p>0.004982</text:p>
              </table:table-cell>
              <table:table-cell office:value-type="float" office:value="1.0011672">
                <text:p>1.00116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96">
                <text:p>0.96</text:p>
              </table:table-cell>
              <table:table-cell office:value-type="float" office:value="0.001264">
                <text:p>0.001264</text:p>
              </table:table-cell>
              <table:table-cell office:value-type="float" office:value="0.3816">
                <text:p>0.3816</text:p>
              </table:table-cell>
              <table:table-cell office:value-type="float" office:value="0.4675">
                <text:p>0.4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119">
                <text:p>0.09119</text:p>
              </table:table-cell>
              <table:table-cell office:value-type="float" office:value="0.01844">
                <text:p>0.01844</text:p>
              </table:table-cell>
              <table:table-cell office:value-type="float" office:value="0.95873">
                <text:p>0.958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7772">
                <text:p>0.7772</text:p>
              </table:table-cell>
              <table:table-cell office:value-type="float" office:value="0.0008475">
                <text:p>0.0008475</text:p>
              </table:table-cell>
              <table:table-cell office:value-type="float" office:value="0.3168">
                <text:p>0.3168</text:p>
              </table:table-cell>
              <table:table-cell office:value-type="float" office:value="0.3491">
                <text:p>0.3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79">
                <text:p>0.08379</text:p>
              </table:table-cell>
              <table:table-cell office:value-type="float" office:value="0.02663">
                <text:p>0.02663</text:p>
              </table:table-cell>
              <table:table-cell office:value-type="float" office:value="0.77632">
                <text:p>0.776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9168">
                <text:p>0.9168</text:p>
              </table:table-cell>
              <table:table-cell office:value-type="float" office:value="0.0002707">
                <text:p>0.0002707</text:p>
              </table:table-cell>
              <table:table-cell office:value-type="float" office:value="0.3893">
                <text:p>0.3893</text:p>
              </table:table-cell>
              <table:table-cell office:value-type="float" office:value="0.3797">
                <text:p>0.3797</text:p>
              </table:table-cell>
              <table:table-cell office:value-type="float" office:value="0">
                <text:p>0</text:p>
              </table:table-cell>
              <table:table-cell office:value-type="float" office:value="0.0003953">
                <text:p>0.0003953</text:p>
              </table:table-cell>
              <table:table-cell office:value-type="float" office:value="0.09551">
                <text:p>0.09551</text:p>
              </table:table-cell>
              <table:table-cell office:value-type="float" office:value="0.05161">
                <text:p>0.05161</text:p>
              </table:table-cell>
              <table:table-cell office:value-type="float" office:value="0.9165153">
                <text:p>0.91651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8592">
                <text:p>0.8592</text:p>
              </table:table-cell>
              <table:table-cell office:value-type="float" office:value="0.0008277">
                <text:p>0.0008277</text:p>
              </table:table-cell>
              <table:table-cell office:value-type="float" office:value="0.421">
                <text:p>0.421</text:p>
              </table:table-cell>
              <table:table-cell office:value-type="float" office:value="0.3413">
                <text:p>0.3413</text:p>
              </table:table-cell>
              <table:table-cell office:value-type="float" office:value="0">
                <text:p>0</text:p>
              </table:table-cell>
              <table:table-cell office:value-type="float" office:value="0.00003195">
                <text:p>0.00003195</text:p>
              </table:table-cell>
              <table:table-cell office:value-type="float" office:value="0.07488">
                <text:p>0.07488</text:p>
              </table:table-cell>
              <table:table-cell office:value-type="float" office:value="0.02113">
                <text:p>0.02113</text:p>
              </table:table-cell>
              <table:table-cell office:value-type="float" office:value="0.85834195">
                <text:p>0.858341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8927">
                <text:p>0.8927</text:p>
              </table:table-cell>
              <table:table-cell office:value-type="float" office:value="0.0001306">
                <text:p>0.0001306</text:p>
              </table:table-cell>
              <table:table-cell office:value-type="float" office:value="0.3592">
                <text:p>0.3592</text:p>
              </table:table-cell>
              <table:table-cell office:value-type="float" office:value="0.3821">
                <text:p>0.3821</text:p>
              </table:table-cell>
              <table:table-cell office:value-type="float" office:value="0">
                <text:p>0</text:p>
              </table:table-cell>
              <table:table-cell office:value-type="float" office:value="0.0003614">
                <text:p>0.0003614</text:p>
              </table:table-cell>
              <table:table-cell office:value-type="float" office:value="0.1435">
                <text:p>0.1435</text:p>
              </table:table-cell>
              <table:table-cell office:value-type="float" office:value="0.007424">
                <text:p>0.007424</text:p>
              </table:table-cell>
              <table:table-cell office:value-type="float" office:value="0.8925854">
                <text:p>0.89258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8275">
                <text:p>0.8275</text:p>
              </table:table-cell>
              <table:table-cell office:value-type="float" office:value="0.0009452">
                <text:p>0.0009452</text:p>
              </table:table-cell>
              <table:table-cell office:value-type="float" office:value="0.2971">
                <text:p>0.2971</text:p>
              </table:table-cell>
              <table:table-cell office:value-type="float" office:value="0.4103">
                <text:p>0.4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03">
                <text:p>0.1103</text:p>
              </table:table-cell>
              <table:table-cell office:value-type="float" office:value="0.00882">
                <text:p>0.00882</text:p>
              </table:table-cell>
              <table:table-cell office:value-type="float" office:value="0.82652">
                <text:p>0.826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7803">
                <text:p>0.7803</text:p>
              </table:table-cell>
              <table:table-cell office:value-type="float" office:value="0.0009354">
                <text:p>0.0009354</text:p>
              </table:table-cell>
              <table:table-cell office:value-type="float" office:value="0.3118">
                <text:p>0.3118</text:p>
              </table:table-cell>
              <table:table-cell office:value-type="float" office:value="0.3207">
                <text:p>0.3207</text:p>
              </table:table-cell>
              <table:table-cell office:value-type="float" office:value="0">
                <text:p>0</text:p>
              </table:table-cell>
              <table:table-cell office:value-type="float" office:value="0.00007864">
                <text:p>0.00007864</text:p>
              </table:table-cell>
              <table:table-cell office:value-type="float" office:value="0.1309">
                <text:p>0.1309</text:p>
              </table:table-cell>
              <table:table-cell office:value-type="float" office:value="0.01589">
                <text:p>0.01589</text:p>
              </table:table-cell>
              <table:table-cell office:value-type="float" office:value="0.77936864">
                <text:p>0.779368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8054">
                <text:p>0.8054</text:p>
              </table:table-cell>
              <table:table-cell office:value-type="float" office:value="0.0005221">
                <text:p>0.0005221</text:p>
              </table:table-cell>
              <table:table-cell office:value-type="float" office:value="0.3714">
                <text:p>0.3714</text:p>
              </table:table-cell>
              <table:table-cell office:value-type="float" office:value="0.3337">
                <text:p>0.3337</text:p>
              </table:table-cell>
              <table:table-cell office:value-type="float" office:value="0">
                <text:p>0</text:p>
              </table:table-cell>
              <table:table-cell office:value-type="float" office:value="0.0002044">
                <text:p>0.0002044</text:p>
              </table:table-cell>
              <table:table-cell office:value-type="float" office:value="0.09574">
                <text:p>0.09574</text:p>
              </table:table-cell>
              <table:table-cell office:value-type="float" office:value="0.003871">
                <text:p>0.003871</text:p>
              </table:table-cell>
              <table:table-cell office:value-type="float" office:value="0.8049154">
                <text:p>0.80491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855">
                <text:p>0.6855</text:p>
              </table:table-cell>
              <table:table-cell office:value-type="float" office:value="0.0009013">
                <text:p>0.0009013</text:p>
              </table:table-cell>
              <table:table-cell office:value-type="float" office:value="0.2779">
                <text:p>0.2779</text:p>
              </table:table-cell>
              <table:table-cell office:value-type="float" office:value="0.3191">
                <text:p>0.3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761">
                <text:p>0.07761</text:p>
              </table:table-cell>
              <table:table-cell office:value-type="float" office:value="0.009937">
                <text:p>0.009937</text:p>
              </table:table-cell>
              <table:table-cell office:value-type="float" office:value="0.684547">
                <text:p>0.6845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8007">
                <text:p>0.8007</text:p>
              </table:table-cell>
              <table:table-cell office:value-type="float" office:value="0">
                <text:p>0</text:p>
              </table:table-cell>
              <table:table-cell office:value-type="float" office:value="0.3393">
                <text:p>0.3393</text:p>
              </table:table-cell>
              <table:table-cell office:value-type="float" office:value="0.3618">
                <text:p>0.3618</text:p>
              </table:table-cell>
              <table:table-cell office:value-type="float" office:value="0">
                <text:p>0</text:p>
              </table:table-cell>
              <table:table-cell office:value-type="float" office:value="0.000271">
                <text:p>0.000271</text:p>
              </table:table-cell>
              <table:table-cell office:value-type="float" office:value="0.09636">
                <text:p>0.09636</text:p>
              </table:table-cell>
              <table:table-cell office:value-type="float" office:value="0.002935">
                <text:p>0.002935</text:p>
              </table:table-cell>
              <table:table-cell office:value-type="float" office:value="0.800666">
                <text:p>0.8006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8057">
                <text:p>0.8057</text:p>
              </table:table-cell>
              <table:table-cell office:value-type="float" office:value="0.0005732">
                <text:p>0.0005732</text:p>
              </table:table-cell>
              <table:table-cell office:value-type="float" office:value="0.2689">
                <text:p>0.2689</text:p>
              </table:table-cell>
              <table:table-cell office:value-type="float" office:value="0.4588">
                <text:p>0.4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15">
                <text:p>0.04715</text:p>
              </table:table-cell>
              <table:table-cell office:value-type="float" office:value="0.03016">
                <text:p>0.03016</text:p>
              </table:table-cell>
              <table:table-cell office:value-type="float" office:value="0.80501">
                <text:p>0.805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7795">
                <text:p>0.7795</text:p>
              </table:table-cell>
              <table:table-cell office:value-type="float" office:value="0.001206">
                <text:p>0.001206</text:p>
              </table:table-cell>
              <table:table-cell office:value-type="float" office:value="0.3369">
                <text:p>0.3369</text:p>
              </table:table-cell>
              <table:table-cell office:value-type="float" office:value="0.3488">
                <text:p>0.3488</text:p>
              </table:table-cell>
              <table:table-cell office:value-type="float" office:value="0">
                <text:p>0</text:p>
              </table:table-cell>
              <table:table-cell office:value-type="float" office:value="0.0001639">
                <text:p>0.0001639</text:p>
              </table:table-cell>
              <table:table-cell office:value-type="float" office:value="0.0748">
                <text:p>0.0748</text:p>
              </table:table-cell>
              <table:table-cell office:value-type="float" office:value="0.0176">
                <text:p>0.0176</text:p>
              </table:table-cell>
              <table:table-cell office:value-type="float" office:value="0.7782639">
                <text:p>0.77826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9285">
                <text:p>0.9285</text:p>
              </table:table-cell>
              <table:table-cell office:value-type="float" office:value="0.0004213">
                <text:p>0.0004213</text:p>
              </table:table-cell>
              <table:table-cell office:value-type="float" office:value="0.4375">
                <text:p>0.4375</text:p>
              </table:table-cell>
              <table:table-cell office:value-type="float" office:value="0.3792">
                <text:p>0.3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42">
                <text:p>0.09542</text:p>
              </table:table-cell>
              <table:table-cell office:value-type="float" office:value="0.016">
                <text:p>0.016</text:p>
              </table:table-cell>
              <table:table-cell office:value-type="float" office:value="0.92812">
                <text:p>0.928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8665">
                <text:p>0.8665</text:p>
              </table:table-cell>
              <table:table-cell office:value-type="float" office:value="0.0003873">
                <text:p>0.0003873</text:p>
              </table:table-cell>
              <table:table-cell office:value-type="float" office:value="0.318">
                <text:p>0.318</text:p>
              </table:table-cell>
              <table:table-cell office:value-type="float" office:value="0.4878">
                <text:p>0.4878</text:p>
              </table:table-cell>
              <table:table-cell office:value-type="float" office:value="0">
                <text:p>0</text:p>
              </table:table-cell>
              <table:table-cell office:value-type="float" office:value="0.0001771">
                <text:p>0.0001771</text:p>
              </table:table-cell>
              <table:table-cell office:value-type="float" office:value="0.05407">
                <text:p>0.05407</text:p>
              </table:table-cell>
              <table:table-cell office:value-type="float" office:value="0.00607">
                <text:p>0.00607</text:p>
              </table:table-cell>
              <table:table-cell office:value-type="float" office:value="0.8661171">
                <text:p>0.86611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8249">
                <text:p>0.8249</text:p>
              </table:table-cell>
              <table:table-cell office:value-type="float" office:value="0.00007615">
                <text:p>0.00007615</text:p>
              </table:table-cell>
              <table:table-cell office:value-type="float" office:value="0.3168">
                <text:p>0.3168</text:p>
              </table:table-cell>
              <table:table-cell office:value-type="float" office:value="0.4192">
                <text:p>0.4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701">
                <text:p>0.07701</text:p>
              </table:table-cell>
              <table:table-cell office:value-type="float" office:value="0.01186">
                <text:p>0.01186</text:p>
              </table:table-cell>
              <table:table-cell office:value-type="float" office:value="0.82487">
                <text:p>0.824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8845">
                <text:p>0.8845</text:p>
              </table:table-cell>
              <table:table-cell office:value-type="float" office:value="0">
                <text:p>0</text:p>
              </table:table-cell>
              <table:table-cell office:value-type="float" office:value="0.3738">
                <text:p>0.3738</text:p>
              </table:table-cell>
              <table:table-cell office:value-type="float" office:value="0.4089">
                <text:p>0.4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383">
                <text:p>0.09383</text:p>
              </table:table-cell>
              <table:table-cell office:value-type="float" office:value="0.008001">
                <text:p>0.008001</text:p>
              </table:table-cell>
              <table:table-cell office:value-type="float" office:value="0.884531">
                <text:p>0.8845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006">
                <text:p>1.006</text:p>
              </table:table-cell>
              <table:table-cell office:value-type="float" office:value="0.0002776">
                <text:p>0.0002776</text:p>
              </table:table-cell>
              <table:table-cell office:value-type="float" office:value="0.5068">
                <text:p>0.5068</text:p>
              </table:table-cell>
              <table:table-cell office:value-type="float" office:value="0.3659">
                <text:p>0.3659</text:p>
              </table:table-cell>
              <table:table-cell office:value-type="float" office:value="0">
                <text:p>0</text:p>
              </table:table-cell>
              <table:table-cell office:value-type="float" office:value="0.0006398">
                <text:p>0.0006398</text:p>
              </table:table-cell>
              <table:table-cell office:value-type="float" office:value="0.126">
                <text:p>0.126</text:p>
              </table:table-cell>
              <table:table-cell office:value-type="float" office:value="0.006815">
                <text:p>0.006815</text:p>
              </table:table-cell>
              <table:table-cell office:value-type="float" office:value="1.0061548">
                <text:p>1.00615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7858">
                <text:p>0.7858</text:p>
              </table:table-cell>
              <table:table-cell office:value-type="float" office:value="0.0009221">
                <text:p>0.0009221</text:p>
              </table:table-cell>
              <table:table-cell office:value-type="float" office:value="0.3644">
                <text:p>0.3644</text:p>
              </table:table-cell>
              <table:table-cell office:value-type="float" office:value="0.3406">
                <text:p>0.3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371">
                <text:p>0.07371</text:p>
              </table:table-cell>
              <table:table-cell office:value-type="float" office:value="0.006189">
                <text:p>0.006189</text:p>
              </table:table-cell>
              <table:table-cell office:value-type="float" office:value="0.784899">
                <text:p>0.7848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906">
                <text:p>0.906</text:p>
              </table:table-cell>
              <table:table-cell office:value-type="float" office:value="0.0005285">
                <text:p>0.0005285</text:p>
              </table:table-cell>
              <table:table-cell office:value-type="float" office:value="0.454">
                <text:p>0.454</text:p>
              </table:table-cell>
              <table:table-cell office:value-type="float" office:value="0.3567">
                <text:p>0.3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301">
                <text:p>0.09301</text:p>
              </table:table-cell>
              <table:table-cell office:value-type="float" office:value="0.001752">
                <text:p>0.001752</text:p>
              </table:table-cell>
              <table:table-cell office:value-type="float" office:value="0.905462">
                <text:p>0.9054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9652">
                <text:p>0.9652</text:p>
              </table:table-cell>
              <table:table-cell office:value-type="float" office:value="0.0004114">
                <text:p>0.0004114</text:p>
              </table:table-cell>
              <table:table-cell office:value-type="float" office:value="0.495">
                <text:p>0.495</text:p>
              </table:table-cell>
              <table:table-cell office:value-type="float" office:value="0.3805">
                <text:p>0.3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48">
                <text:p>0.06248</text:p>
              </table:table-cell>
              <table:table-cell office:value-type="float" office:value="0.02683">
                <text:p>0.02683</text:p>
              </table:table-cell>
              <table:table-cell office:value-type="float" office:value="0.96481">
                <text:p>0.964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029">
                <text:p>1.029</text:p>
              </table:table-cell>
              <table:table-cell office:value-type="float" office:value="0.0008861">
                <text:p>0.0008861</text:p>
              </table:table-cell>
              <table:table-cell office:value-type="float" office:value="0.5054">
                <text:p>0.5054</text:p>
              </table:table-cell>
              <table:table-cell office:value-type="float" office:value="0.422">
                <text:p>0.422</text:p>
              </table:table-cell>
              <table:table-cell office:value-type="float" office:value="0">
                <text:p>0</text:p>
              </table:table-cell>
              <table:table-cell office:value-type="float" office:value="0.00001887">
                <text:p>0.00001887</text:p>
              </table:table-cell>
              <table:table-cell office:value-type="float" office:value="0.08534">
                <text:p>0.08534</text:p>
              </table:table-cell>
              <table:table-cell office:value-type="float" office:value="0.01508">
                <text:p>0.01508</text:p>
              </table:table-cell>
              <table:table-cell office:value-type="float" office:value="1.02783887">
                <text:p>1.027838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113">
                <text:p>1.113</text:p>
              </table:table-cell>
              <table:table-cell office:value-type="float" office:value="0.002257">
                <text:p>0.002257</text:p>
              </table:table-cell>
              <table:table-cell office:value-type="float" office:value="0.5876">
                <text:p>0.5876</text:p>
              </table:table-cell>
              <table:table-cell office:value-type="float" office:value="0.4092">
                <text:p>0.4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29">
                <text:p>0.1029</text:p>
              </table:table-cell>
              <table:table-cell office:value-type="float" office:value="0.01081">
                <text:p>0.01081</text:p>
              </table:table-cell>
              <table:table-cell office:value-type="float" office:value="1.11051">
                <text:p>1.110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049">
                <text:p>1.049</text:p>
              </table:table-cell>
              <table:table-cell office:value-type="float" office:value="0.001528">
                <text:p>0.001528</text:p>
              </table:table-cell>
              <table:table-cell office:value-type="float" office:value="0.5087">
                <text:p>0.5087</text:p>
              </table:table-cell>
              <table:table-cell office:value-type="float" office:value="0.4136">
                <text:p>0.4136</text:p>
              </table:table-cell>
              <table:table-cell office:value-type="float" office:value="0">
                <text:p>0</text:p>
              </table:table-cell>
              <table:table-cell office:value-type="float" office:value="0.0004558">
                <text:p>0.0004558</text:p>
              </table:table-cell>
              <table:table-cell office:value-type="float" office:value="0.1174">
                <text:p>0.1174</text:p>
              </table:table-cell>
              <table:table-cell office:value-type="float" office:value="0.007719">
                <text:p>0.007719</text:p>
              </table:table-cell>
              <table:table-cell office:value-type="float" office:value="1.0478748">
                <text:p>1.04787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093">
                <text:p>1.093</text:p>
              </table:table-cell>
              <table:table-cell office:value-type="float" office:value="0.0004116">
                <text:p>0.0004116</text:p>
              </table:table-cell>
              <table:table-cell office:value-type="float" office:value="0.6599">
                <text:p>0.6599</text:p>
              </table:table-cell>
              <table:table-cell office:value-type="float" office:value="0.3546">
                <text:p>0.3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494">
                <text:p>0.06494</text:p>
              </table:table-cell>
              <table:table-cell office:value-type="float" office:value="0.01352">
                <text:p>0.01352</text:p>
              </table:table-cell>
              <table:table-cell office:value-type="float" office:value="1.09296">
                <text:p>1.092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364">
                <text:p>1.364</text:p>
              </table:table-cell>
              <table:table-cell office:value-type="float" office:value="0.001276">
                <text:p>0.001276</text:p>
              </table:table-cell>
              <table:table-cell office:value-type="float" office:value="0.8384">
                <text:p>0.8384</text:p>
              </table:table-cell>
              <table:table-cell office:value-type="float" office:value="0.415">
                <text:p>0.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125">
                <text:p>0.08125</text:p>
              </table:table-cell>
              <table:table-cell office:value-type="float" office:value="0.0276">
                <text:p>0.0276</text:p>
              </table:table-cell>
              <table:table-cell office:value-type="float" office:value="1.36225">
                <text:p>1.362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398">
                <text:p>1.398</text:p>
              </table:table-cell>
              <table:table-cell office:value-type="float" office:value="0.001127">
                <text:p>0.001127</text:p>
              </table:table-cell>
              <table:table-cell office:value-type="float" office:value="0.9438">
                <text:p>0.9438</text:p>
              </table:table-cell>
              <table:table-cell office:value-type="float" office:value="0.3469">
                <text:p>0.3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63">
                <text:p>0.08763</text:p>
              </table:table-cell>
              <table:table-cell office:value-type="float" office:value="0.01802">
                <text:p>0.01802</text:p>
              </table:table-cell>
              <table:table-cell office:value-type="float" office:value="1.39635">
                <text:p>1.396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123">
                <text:p>1.123</text:p>
              </table:table-cell>
              <table:table-cell office:value-type="float" office:value="0.001189">
                <text:p>0.001189</text:p>
              </table:table-cell>
              <table:table-cell office:value-type="float" office:value="0.7063">
                <text:p>0.7063</text:p>
              </table:table-cell>
              <table:table-cell office:value-type="float" office:value="0.3071">
                <text:p>0.3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06">
                <text:p>0.08406</text:p>
              </table:table-cell>
              <table:table-cell office:value-type="float" office:value="0.02396">
                <text:p>0.02396</text:p>
              </table:table-cell>
              <table:table-cell office:value-type="float" office:value="1.12142">
                <text:p>1.121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423">
                <text:p>1.423</text:p>
              </table:table-cell>
              <table:table-cell office:value-type="float" office:value="0.001239">
                <text:p>0.001239</text:p>
              </table:table-cell>
              <table:table-cell office:value-type="float" office:value="0.9299">
                <text:p>0.9299</text:p>
              </table:table-cell>
              <table:table-cell office:value-type="float" office:value="0.3905">
                <text:p>0.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416">
                <text:p>0.09416</text:p>
              </table:table-cell>
              <table:table-cell office:value-type="float" office:value="0.007326">
                <text:p>0.007326</text:p>
              </table:table-cell>
              <table:table-cell office:value-type="float" office:value="1.421886">
                <text:p>1.4218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479">
                <text:p>1.479</text:p>
              </table:table-cell>
              <table:table-cell office:value-type="float" office:value="0.001628">
                <text:p>0.001628</text:p>
              </table:table-cell>
              <table:table-cell office:value-type="float" office:value="0.8875">
                <text:p>0.8875</text:p>
              </table:table-cell>
              <table:table-cell office:value-type="float" office:value="0.5315">
                <text:p>0.5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24">
                <text:p>0.05124</text:p>
              </table:table-cell>
              <table:table-cell office:value-type="float" office:value="0.006697">
                <text:p>0.006697</text:p>
              </table:table-cell>
              <table:table-cell office:value-type="float" office:value="1.476937">
                <text:p>1.4769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531">
                <text:p>1.531</text:p>
              </table:table-cell>
              <table:table-cell office:value-type="float" office:value="0.001849">
                <text:p>0.001849</text:p>
              </table:table-cell>
              <table:table-cell office:value-type="float" office:value="1.004">
                <text:p>1.004</text:p>
              </table:table-cell>
              <table:table-cell office:value-type="float" office:value="0.4518">
                <text:p>0.4518</text:p>
              </table:table-cell>
              <table:table-cell office:value-type="float" office:value="0">
                <text:p>0</text:p>
              </table:table-cell>
              <table:table-cell office:value-type="float" office:value="0.0003203">
                <text:p>0.0003203</text:p>
              </table:table-cell>
              <table:table-cell office:value-type="float" office:value="0.05895">
                <text:p>0.05895</text:p>
              </table:table-cell>
              <table:table-cell office:value-type="float" office:value="0.01398">
                <text:p>0.01398</text:p>
              </table:table-cell>
              <table:table-cell office:value-type="float" office:value="1.5290503">
                <text:p>1.52905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51">
                <text:p>1.51</text:p>
              </table:table-cell>
              <table:table-cell office:value-type="float" office:value="0.0005083">
                <text:p>0.0005083</text:p>
              </table:table-cell>
              <table:table-cell office:value-type="float" office:value="0.9965">
                <text:p>0.9965</text:p>
              </table:table-cell>
              <table:table-cell office:value-type="float" office:value="0.438">
                <text:p>0.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3">
                <text:p>0.0563</text:p>
              </table:table-cell>
              <table:table-cell office:value-type="float" office:value="0.01845">
                <text:p>0.01845</text:p>
              </table:table-cell>
              <table:table-cell office:value-type="float" office:value="1.50925">
                <text:p>1.509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544">
                <text:p>1.544</text:p>
              </table:table-cell>
              <table:table-cell office:value-type="float" office:value="0.00275">
                <text:p>0.00275</text:p>
              </table:table-cell>
              <table:table-cell office:value-type="float" office:value="1.006">
                <text:p>1.006</text:p>
              </table:table-cell>
              <table:table-cell office:value-type="float" office:value="0.4633">
                <text:p>0.4633</text:p>
              </table:table-cell>
              <table:table-cell office:value-type="float" office:value="0">
                <text:p>0</text:p>
              </table:table-cell>
              <table:table-cell office:value-type="float" office:value="0.0005203">
                <text:p>0.0005203</text:p>
              </table:table-cell>
              <table:table-cell office:value-type="float" office:value="0.06728">
                <text:p>0.06728</text:p>
              </table:table-cell>
              <table:table-cell office:value-type="float" office:value="0.004493">
                <text:p>0.004493</text:p>
              </table:table-cell>
              <table:table-cell office:value-type="float" office:value="1.5415933">
                <text:p>1.54159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555">
                <text:p>1.555</text:p>
              </table:table-cell>
              <table:table-cell office:value-type="float" office:value="0.002061">
                <text:p>0.002061</text:p>
              </table:table-cell>
              <table:table-cell office:value-type="float" office:value="1.129">
                <text:p>1.129</text:p>
              </table:table-cell>
              <table:table-cell office:value-type="float" office:value="0.3481">
                <text:p>0.3481</text:p>
              </table:table-cell>
              <table:table-cell office:value-type="float" office:value="0">
                <text:p>0</text:p>
              </table:table-cell>
              <table:table-cell office:value-type="float" office:value="0.0003551">
                <text:p>0.0003551</text:p>
              </table:table-cell>
              <table:table-cell office:value-type="float" office:value="0.07506">
                <text:p>0.07506</text:p>
              </table:table-cell>
              <table:table-cell office:value-type="float" office:value="0">
                <text:p>0</text:p>
              </table:table-cell>
              <table:table-cell office:value-type="float" office:value="1.5525151">
                <text:p>1.55251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91">
                <text:p>1.91</text:p>
              </table:table-cell>
              <table:table-cell office:value-type="float" office:value="0.001486">
                <text:p>0.001486</text:p>
              </table:table-cell>
              <table:table-cell office:value-type="float" office:value="1.415">
                <text:p>1.415</text:p>
              </table:table-cell>
              <table:table-cell office:value-type="float" office:value="0.4194">
                <text:p>0.4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08">
                <text:p>0.06108</text:p>
              </table:table-cell>
              <table:table-cell office:value-type="float" office:value="0.01379">
                <text:p>0.01379</text:p>
              </table:table-cell>
              <table:table-cell office:value-type="float" office:value="1.90927">
                <text:p>1.909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826">
                <text:p>1.826</text:p>
              </table:table-cell>
              <table:table-cell office:value-type="float" office:value="0.0009976">
                <text:p>0.0009976</text:p>
              </table:table-cell>
              <table:table-cell office:value-type="float" office:value="1.306">
                <text:p>1.306</text:p>
              </table:table-cell>
              <table:table-cell office:value-type="float" office:value="0.4176">
                <text:p>0.4176</text:p>
              </table:table-cell>
              <table:table-cell office:value-type="float" office:value="0">
                <text:p>0</text:p>
              </table:table-cell>
              <table:table-cell office:value-type="float" office:value="0.00001742">
                <text:p>0.00001742</text:p>
              </table:table-cell>
              <table:table-cell office:value-type="float" office:value="0.08953">
                <text:p>0.08953</text:p>
              </table:table-cell>
              <table:table-cell office:value-type="float" office:value="0.01167">
                <text:p>0.01167</text:p>
              </table:table-cell>
              <table:table-cell office:value-type="float" office:value="1.82481742">
                <text:p>1.824817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013">
                <text:p>2.013</text:p>
              </table:table-cell>
              <table:table-cell office:value-type="float" office:value="0.002357">
                <text:p>0.002357</text:p>
              </table:table-cell>
              <table:table-cell office:value-type="float" office:value="1.479">
                <text:p>1.479</text:p>
              </table:table-cell>
              <table:table-cell office:value-type="float" office:value="0.4495">
                <text:p>0.4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37">
                <text:p>0.07837</text:p>
              </table:table-cell>
              <table:table-cell office:value-type="float" office:value="0.0041">
                <text:p>0.0041</text:p>
              </table:table-cell>
              <table:table-cell office:value-type="float" office:value="2.01097">
                <text:p>2.010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941">
                <text:p>1.941</text:p>
              </table:table-cell>
              <table:table-cell office:value-type="float" office:value="0.002154">
                <text:p>0.002154</text:p>
              </table:table-cell>
              <table:table-cell office:value-type="float" office:value="1.471">
                <text:p>1.471</text:p>
              </table:table-cell>
              <table:table-cell office:value-type="float" office:value="0.3985">
                <text:p>0.3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1.9395">
                <text:p>1.93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13">
                <text:p>2.13</text:p>
              </table:table-cell>
              <table:table-cell office:value-type="float" office:value="0.002478">
                <text:p>0.002478</text:p>
              </table:table-cell>
              <table:table-cell office:value-type="float" office:value="1.57">
                <text:p>1.57</text:p>
              </table:table-cell>
              <table:table-cell office:value-type="float" office:value="0.4632">
                <text:p>0.4632</text:p>
              </table:table-cell>
              <table:table-cell office:value-type="float" office:value="0">
                <text:p>0</text:p>
              </table:table-cell>
              <table:table-cell office:value-type="float" office:value="0.00003352">
                <text:p>0.00003352</text:p>
              </table:table-cell>
              <table:table-cell office:value-type="float" office:value="0.08536">
                <text:p>0.08536</text:p>
              </table:table-cell>
              <table:table-cell office:value-type="float" office:value="0.009132">
                <text:p>0.009132</text:p>
              </table:table-cell>
              <table:table-cell office:value-type="float" office:value="2.12772552">
                <text:p>2.127725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299">
                <text:p>2.299</text:p>
              </table:table-cell>
              <table:table-cell office:value-type="float" office:value="0.001182">
                <text:p>0.001182</text:p>
              </table:table-cell>
              <table:table-cell office:value-type="float" office:value="1.663">
                <text:p>1.663</text:p>
              </table:table-cell>
              <table:table-cell office:value-type="float" office:value="0.4958">
                <text:p>0.4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3">
                <text:p>0.1113</text:p>
              </table:table-cell>
              <table:table-cell office:value-type="float" office:value="0.02728">
                <text:p>0.02728</text:p>
              </table:table-cell>
              <table:table-cell office:value-type="float" office:value="2.29738">
                <text:p>2.297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282">
                <text:p>2.282</text:p>
              </table:table-cell>
              <table:table-cell office:value-type="float" office:value="0.005011">
                <text:p>0.005011</text:p>
              </table:table-cell>
              <table:table-cell office:value-type="float" office:value="1.792">
                <text:p>1.792</text:p>
              </table:table-cell>
              <table:table-cell office:value-type="float" office:value="0.4387">
                <text:p>0.4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2.2767">
                <text:p>2.27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327">
                <text:p>2.327</text:p>
              </table:table-cell>
              <table:table-cell office:value-type="float" office:value="0.004064">
                <text:p>0.004064</text:p>
              </table:table-cell>
              <table:table-cell office:value-type="float" office:value="1.819">
                <text:p>1.819</text:p>
              </table:table-cell>
              <table:table-cell office:value-type="float" office:value="0.4332">
                <text:p>0.4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022">
                <text:p>0.07022</text:p>
              </table:table-cell>
              <table:table-cell office:value-type="float" office:value="0">
                <text:p>0</text:p>
              </table:table-cell>
              <table:table-cell office:value-type="float" office:value="2.32242">
                <text:p>2.322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538">
                <text:p>2.538</text:p>
              </table:table-cell>
              <table:table-cell office:value-type="float" office:value="0.0012">
                <text:p>0.0012</text:p>
              </table:table-cell>
              <table:table-cell office:value-type="float" office:value="1.995">
                <text:p>1.995</text:p>
              </table:table-cell>
              <table:table-cell office:value-type="float" office:value="0.4865">
                <text:p>0.4865</text:p>
              </table:table-cell>
              <table:table-cell office:value-type="float" office:value="0">
                <text:p>0</text:p>
              </table:table-cell>
              <table:table-cell office:value-type="float" office:value="0.0002341">
                <text:p>0.0002341</text:p>
              </table:table-cell>
              <table:table-cell office:value-type="float" office:value="0.05148">
                <text:p>0.05148</text:p>
              </table:table-cell>
              <table:table-cell office:value-type="float" office:value="0.002993">
                <text:p>0.002993</text:p>
              </table:table-cell>
              <table:table-cell office:value-type="float" office:value="2.5362071">
                <text:p>2.53620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392">
                <text:p>2.392</text:p>
              </table:table-cell>
              <table:table-cell office:value-type="float" office:value="0.003128">
                <text:p>0.003128</text:p>
              </table:table-cell>
              <table:table-cell office:value-type="float" office:value="1.902">
                <text:p>1.902</text:p>
              </table:table-cell>
              <table:table-cell office:value-type="float" office:value="0.4062">
                <text:p>0.4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88">
                <text:p>0.06088</text:p>
              </table:table-cell>
              <table:table-cell office:value-type="float" office:value="0.01985">
                <text:p>0.01985</text:p>
              </table:table-cell>
              <table:table-cell office:value-type="float" office:value="2.38893">
                <text:p>2.388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696">
                <text:p>2.696</text:p>
              </table:table-cell>
              <table:table-cell office:value-type="float" office:value="0.002505">
                <text:p>0.002505</text:p>
              </table:table-cell>
              <table:table-cell office:value-type="float" office:value="2.202">
                <text:p>2.202</text:p>
              </table:table-cell>
              <table:table-cell office:value-type="float" office:value="0.412">
                <text:p>0.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09">
                <text:p>0.06009</text:p>
              </table:table-cell>
              <table:table-cell office:value-type="float" office:value="0.01938">
                <text:p>0.01938</text:p>
              </table:table-cell>
              <table:table-cell office:value-type="float" office:value="2.69347">
                <text:p>2.693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661">
                <text:p>2.661</text:p>
              </table:table-cell>
              <table:table-cell office:value-type="float" office:value="0.00247">
                <text:p>0.00247</text:p>
              </table:table-cell>
              <table:table-cell office:value-type="float" office:value="2.06">
                <text:p>2.06</text:p>
              </table:table-cell>
              <table:table-cell office:value-type="float" office:value="0.5585">
                <text:p>0.5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78">
                <text:p>0.03978</text:p>
              </table:table-cell>
              <table:table-cell office:value-type="float" office:value="0">
                <text:p>0</text:p>
              </table:table-cell>
              <table:table-cell office:value-type="float" office:value="2.65828">
                <text:p>2.658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76">
                <text:p>2.76</text:p>
              </table:table-cell>
              <table:table-cell office:value-type="float" office:value="0.004938">
                <text:p>0.004938</text:p>
              </table:table-cell>
              <table:table-cell office:value-type="float" office:value="2.235">
                <text:p>2.235</text:p>
              </table:table-cell>
              <table:table-cell office:value-type="float" office:value="0.4781">
                <text:p>0.4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5">
                <text:p>0.0365</text:p>
              </table:table-cell>
              <table:table-cell office:value-type="float" office:value="0.006148">
                <text:p>0.006148</text:p>
              </table:table-cell>
              <table:table-cell office:value-type="float" office:value="2.755748">
                <text:p>2.7557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888">
                <text:p>2.888</text:p>
              </table:table-cell>
              <table:table-cell office:value-type="float" office:value="0.003221">
                <text:p>0.003221</text:p>
              </table:table-cell>
              <table:table-cell office:value-type="float" office:value="2.286">
                <text:p>2.286</text:p>
              </table:table-cell>
              <table:table-cell office:value-type="float" office:value="0.5325">
                <text:p>0.5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55">
                <text:p>0.04855</text:p>
              </table:table-cell>
              <table:table-cell office:value-type="float" office:value="0.01779">
                <text:p>0.01779</text:p>
              </table:table-cell>
              <table:table-cell office:value-type="float" office:value="2.88484">
                <text:p>2.884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6.3$Windows_X86_64 LibreOffice_project/d97b2716a9a4a2ce1391dee1765565ea469b0ae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